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0.2mm"/>
    </style:style>
    <style:style style:name="co2" style:family="table-column">
      <style:table-column-properties fo:break-before="auto" style:column-width="24.5mm"/>
    </style:style>
    <style:style style:name="co3" style:family="table-column">
      <style:table-column-properties fo:break-before="auto" style:column-width="137.25mm"/>
    </style:style>
    <style:style style:name="co4" style:family="table-column">
      <style:table-column-properties fo:break-before="auto" style:column-width="43.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9.14mm"/>
    </style:style>
    <style:style style:name="co7" style:family="table-column">
      <style:table-column-properties fo:break-before="auto" style:column-width="125.94mm"/>
    </style:style>
    <style:style style:name="co8" style:family="table-column">
      <style:table-column-properties fo:break-before="auto" style:column-width="37.57mm"/>
    </style:style>
    <style:style style:name="co9" style:family="table-column">
      <style:table-column-properties fo:break-before="auto" style:column-width="87.68mm"/>
    </style:style>
    <style:style style:name="co10" style:family="table-column">
      <style:table-column-properties fo:break-before="auto" style:column-width="33.87mm"/>
    </style:style>
    <style:style style:name="co11" style:family="table-column">
      <style:table-column-properties fo:break-before="auto" style:column-width="90.03mm"/>
    </style:style>
    <style:style style:name="co12" style:family="table-column">
      <style:table-column-properties fo:break-before="auto" style:column-width="46.57mm"/>
    </style:style>
    <style:style style:name="co13" style:family="table-column">
      <style:table-column-properties fo:break-before="auto" style:column-width="26.95mm"/>
    </style:style>
    <style:style style:name="co14" style:family="table-column">
      <style:table-column-properties fo:break-before="auto" style:column-width="33.76mm"/>
    </style:style>
    <style:style style:name="co15" style:family="table-column">
      <style:table-column-properties fo:break-before="auto" style:column-width="15.52mm"/>
    </style:style>
    <style:style style:name="co16" style:family="table-column">
      <style:table-column-properties fo:break-before="auto" style:column-width="26.69mm"/>
    </style:style>
    <style:style style:name="co17" style:family="table-column">
      <style:table-column-properties fo:break-before="auto" style:column-width="93.4mm"/>
    </style:style>
    <style:style style:name="co18" style:family="table-column">
      <style:table-column-properties fo:break-before="auto" style:column-width="58.54mm"/>
    </style:style>
    <style:style style:name="co19" style:family="table-column">
      <style:table-column-properties fo:break-before="auto" style:column-width="83.36mm"/>
    </style:style>
    <style:style style:name="co20" style:family="table-column">
      <style:table-column-properties fo:break-before="auto" style:column-width="19.6mm"/>
    </style:style>
    <style:style style:name="co21" style:family="table-column">
      <style:table-column-properties fo:break-before="auto" style:column-width="54.45mm"/>
    </style:style>
    <style:style style:name="co22" style:family="table-column">
      <style:table-column-properties fo:break-before="auto" style:column-width="31.31mm"/>
    </style:style>
    <style:style style:name="co23" style:family="table-column">
      <style:table-column-properties fo:break-before="auto" style:column-width="34.03mm"/>
    </style:style>
    <style:style style:name="co24" style:family="table-column">
      <style:table-column-properties fo:break-before="auto" style:column-width="35.67mm"/>
    </style:style>
    <style:style style:name="co25" style:family="table-column">
      <style:table-column-properties fo:break-before="auto" style:column-width="67.73mm"/>
    </style:style>
    <style:style style:name="co26" style:family="table-column">
      <style:table-column-properties fo:break-before="auto" style:column-width="52.92mm"/>
    </style:style>
    <style:style style:name="co27" style:family="table-column">
      <style:table-column-properties fo:break-before="auto" style:column-width="76.59mm"/>
    </style:style>
    <style:style style:name="co28" style:family="table-column">
      <style:table-column-properties fo:break-before="auto" style:column-width="84.07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5.2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9mm" fo:break-before="auto" style:use-optimal-row-height="true"/>
    </style:style>
    <style:style style:name="ro6" style:family="table-row">
      <style:table-row-properties style:row-height="6.9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_20_1">
      <style:table-properties table:display="true" style:writing-mode="lr-tb"/>
    </style:style>
    <number:boolean-style style:name="N99">
      <number:boolean/>
    </number:boolean-style>
    <style:style style:name="ce1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font-name="Calibri" fo:font-size="11pt" style:font-size-asian="11pt" style:font-name-complex="Calibri" style:font-size-complex="11pt"/>
    </style:style>
    <style:style style:name="ce9" style:family="table-cell" style:parent-style-name="Defaul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Liberation Sans" style:font-name-complex="Lohit Devanagari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 style:data-style-name="N11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ce23" style:family="table-cell" style:parent-style-name="Default" style:data-style-name="N99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 table:use-wildcards="true"/>
      <table:table table:name="Plano Comple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7" table:default-cell-style-name="Default"/>
        <table:table-row table:style-name="ro1">
          <table:table-cell table:style-name="ce15" office:value-type="string" calcext:value-type="string">
            <text:p>Type</text:p>
          </table:table-cell>
          <table:table-cell table:style-name="ce15" office:value-type="string" calcext:value-type="string">
            <text:p>code</text:p>
          </table:table-cell>
          <table:table-cell table:style-name="ce15" office:value-type="string" calcext:value-type="string">
            <text:p>nam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Flow type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inthetic</text:p>
          </table:table-cell>
          <table:table-cell table:style-name="ce16" office:value-type="string" calcext:value-type="string">
            <text:p>1</text:p>
          </table:table-cell>
          <table:table-cell table:style-name="ce16" office:value-type="string" calcext:value-type="string">
            <text:p>ATIVO</text:p>
          </table:table-cell>
          <table:table-cell office:value-type="string" calcext:value-type="string">
            <text:p>Ativos Circulantes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inthetic</text:p>
          </table:table-cell>
          <table:table-cell table:style-name="ce16" office:value-type="string" calcext:value-type="string">
            <text:p>1.1</text:p>
          </table:table-cell>
          <table:table-cell table:style-name="ce16" office:value-type="string" calcext:value-type="string">
            <text:p>ATIVO CIRCULANTE</text:p>
          </table:table-cell>
          <table:table-cell office:value-type="string" calcext:value-type="string">
            <text:p>Ativos Circulantes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inthetic</text:p>
          </table:table-cell>
          <table:table-cell table:style-name="ce16" office:value-type="string" calcext:value-type="string">
            <text:p>1.1.1</text:p>
          </table:table-cell>
          <table:table-cell table:style-name="ce16" office:value-type="string" calcext:value-type="string">
            <text:p>CAIXA E EQUIVALENTES DE CAIXA</text:p>
          </table:table-cell>
          <table:table-cell table:style-name="ce9" office:value-type="string" calcext:value-type="string">
            <text:p>Banco e Caixa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inthetic</text:p>
          </table:table-cell>
          <table:table-cell table:style-name="ce16" office:value-type="string" calcext:value-type="string">
            <text:p>1.1.1.01</text:p>
          </table:table-cell>
          <table:table-cell table:style-name="ce16" office:value-type="string" calcext:value-type="string">
            <text:p>CAIXA GERAL</text:p>
          </table:table-cell>
          <table:table-cell table:style-name="ce9" office:value-type="string" calcext:value-type="string">
            <text:p>Banco e Caix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1.1.1.01.001</text:p>
          </table:table-cell>
          <table:table-cell table:style-name="ce16" office:value-type="string" calcext:value-type="string">
            <text:p>Dinheiro</text:p>
          </table:table-cell>
          <table:table-cell table:style-name="ce9" office:value-type="string" calcext:value-type="string">
            <text:p>Banco e Caixa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inthetic</text:p>
          </table:table-cell>
          <table:table-cell table:style-name="ce16" office:value-type="string" calcext:value-type="string">
            <text:p>1.1.1.02</text:p>
          </table:table-cell>
          <table:table-cell table:style-name="ce16" office:value-type="string" calcext:value-type="string">
            <text:p>BANCO CONTA MOVIMENTO</text:p>
          </table:table-cell>
          <table:table-cell table:style-name="ce9" office:value-type="string" calcext:value-type="string">
            <text:p>Banco e Caix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1.1.1.02.001</text:p>
          </table:table-cell>
          <table:table-cell table:style-name="ce16" office:value-type="string" calcext:value-type="string">
            <text:p>Banco Bradesco SA</text:p>
          </table:table-cell>
          <table:table-cell table:style-name="ce9" office:value-type="string" calcext:value-type="string">
            <text:p>Banco e Caix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1.1.1.02.002</text:p>
          </table:table-cell>
          <table:table-cell table:style-name="ce16" office:value-type="string" calcext:value-type="string">
            <text:p>Banco Do Brasil</text:p>
          </table:table-cell>
          <table:table-cell table:style-name="ce9" office:value-type="string" calcext:value-type="string">
            <text:p>Banco e Caix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1.1.1.02.003</text:p>
          </table:table-cell>
          <table:table-cell table:style-name="ce16" office:value-type="string" calcext:value-type="string">
            <text:p>Banco Caixa Economica Federal</text:p>
          </table:table-cell>
          <table:table-cell table:style-name="ce9" office:value-type="string" calcext:value-type="string">
            <text:p>Banco e Caix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1.1.1.02.004</text:p>
          </table:table-cell>
          <table:table-cell table:style-name="ce16" office:value-type="string" calcext:value-type="string">
            <text:p>Banco Citibank</text:p>
          </table:table-cell>
          <table:table-cell table:style-name="ce9" office:value-type="string" calcext:value-type="string">
            <text:p>Banco e Caix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1.1.1.02.005</text:p>
          </table:table-cell>
          <table:table-cell table:style-name="ce16" office:value-type="string" calcext:value-type="string">
            <text:p>Banco Itau SA</text:p>
          </table:table-cell>
          <table:table-cell table:style-name="ce9" office:value-type="string" calcext:value-type="string">
            <text:p>Banco e Caix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1.1.1.02.006</text:p>
          </table:table-cell>
          <table:table-cell table:style-name="ce16" office:value-type="string" calcext:value-type="string">
            <text:p>Banco Santander SA</text:p>
          </table:table-cell>
          <table:table-cell table:style-name="ce9" office:value-type="string" calcext:value-type="string">
            <text:p>Banco e Caix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1.1.1.02.999</text:p>
          </table:table-cell>
          <table:table-cell table:style-name="ce16" office:value-type="string" calcext:value-type="string">
            <text:p>Transferência de Saldo</text:p>
          </table:table-cell>
          <table:table-cell table:style-name="ce9" office:value-type="string" calcext:value-type="string">
            <text:p>Banco e Caixa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inthetic</text:p>
          </table:table-cell>
          <table:table-cell table:style-name="ce16" office:value-type="string" calcext:value-type="string">
            <text:p>1.1.1.03</text:p>
          </table:table-cell>
          <table:table-cell table:style-name="ce16" office:value-type="string" calcext:value-type="string">
            <text:p>APLICAÇÕES DE CURTO PRAZO</text:p>
          </table:table-cell>
          <table:table-cell table:style-name="ce9" office:value-type="string" calcext:value-type="string">
            <text:p>Banco e Caix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1.1.1.03.001</text:p>
          </table:table-cell>
          <table:table-cell table:style-name="ce16" office:value-type="string" calcext:value-type="string">
            <text:p>Conta Aplicação</text:p>
          </table:table-cell>
          <table:table-cell table:style-name="ce9" office:value-type="string" calcext:value-type="string">
            <text:p>Banco e Caixa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inthetic</text:p>
          </table:table-cell>
          <table:table-cell table:style-name="ce16" office:value-type="string" calcext:value-type="string">
            <text:p>1.1.2</text:p>
          </table:table-cell>
          <table:table-cell office:value-type="string" calcext:value-type="string">
            <text:p>REALIZAVEL A CURTO PRAZO</text:p>
          </table:table-cell>
          <table:table-cell table:style-name="ce9" office:value-type="string" calcext:value-type="string">
            <text:p>Contas a Receb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inthetic</text:p>
          </table:table-cell>
          <table:table-cell table:style-name="ce16" office:value-type="string" calcext:value-type="string">
            <text:p>1.1.2.01</text:p>
          </table:table-cell>
          <table:table-cell table:style-name="ce16" office:value-type="string" calcext:value-type="string">
            <text:p>CONTAS A RECEBER</text:p>
          </table:table-cell>
          <table:table-cell table:style-name="ce9" office:value-type="string" calcext:value-type="string">
            <text:p>Contas a Receb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1.1.2.01.001</text:p>
          </table:table-cell>
          <table:table-cell table:style-name="ce16" office:value-type="string" calcext:value-type="string">
            <text:p>Clientes (A Receber)</text:p>
          </table:table-cell>
          <table:table-cell table:style-name="ce9" office:value-type="string" calcext:value-type="string">
            <text:p>Contas a Receb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1.1.2.01.002</text:p>
          </table:table-cell>
          <table:table-cell table:style-name="ce16" office:value-type="string" calcext:value-type="string">
            <text:p>(-) Duplicatas Descontadas</text:p>
          </table:table-cell>
          <table:table-cell table:style-name="ce9" office:value-type="string" calcext:value-type="string">
            <text:p>Contas a Receb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inthetic</text:p>
          </table:table-cell>
          <table:table-cell table:style-name="ce16" office:value-type="string" calcext:value-type="string">
            <text:p>1.1.2.02</text:p>
          </table:table-cell>
          <table:table-cell table:style-name="ce16" office:value-type="string" calcext:value-type="string">
            <text:p>OUTRAS CONTAS A RECEBER</text:p>
          </table:table-cell>
          <table:table-cell table:style-name="ce9" office:value-type="string" calcext:value-type="string">
            <text:p>Contas a Receb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1.1.2.02.001</text:p>
          </table:table-cell>
          <table:table-cell table:style-name="ce16" office:value-type="string" calcext:value-type="string">
            <text:p>Outras Contas (A Receber)</text:p>
          </table:table-cell>
          <table:table-cell table:style-name="ce9" office:value-type="string" calcext:value-type="string">
            <text:p>Contas a Receb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1.1.2.02.002</text:p>
          </table:table-cell>
          <table:table-cell table:style-name="ce16" office:value-type="string" calcext:value-type="string">
            <text:p>Cartão Crédito/Débito (A Receber)</text:p>
          </table:table-cell>
          <table:table-cell table:style-name="ce10" office:value-type="string" calcext:value-type="string">
            <text:p>Cartão de Crédito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inthetic</text:p>
          </table:table-cell>
          <table:table-cell table:style-name="ce16" office:value-type="string" calcext:value-type="string">
            <text:p>1.1.2.03</text:p>
          </table:table-cell>
          <table:table-cell table:style-name="ce16" office:value-type="string" calcext:value-type="string">
            <text:p>ADIANTAMENTOS</text:p>
          </table:table-cell>
          <table:table-cell office:value-type="string" calcext:value-type="string">
            <text:p>Adiantame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1.1.2.03.001</text:p>
          </table:table-cell>
          <table:table-cell table:style-name="ce16" office:value-type="string" calcext:value-type="string">
            <text:p>Adiantamento de Salários</text:p>
          </table:table-cell>
          <table:table-cell office:value-type="string" calcext:value-type="string">
            <text:p>Adiantame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1.1.2.03.002</text:p>
          </table:table-cell>
          <table:table-cell table:style-name="ce16" office:value-type="string" calcext:value-type="string">
            <text:p>Adiantamentos de Férias</text:p>
          </table:table-cell>
          <table:table-cell office:value-type="string" calcext:value-type="string">
            <text:p>Adiantame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1.1.2.03.003</text:p>
          </table:table-cell>
          <table:table-cell table:style-name="ce16" office:value-type="string" calcext:value-type="string">
            <text:p>Adiantamentos de 13. Salário</text:p>
          </table:table-cell>
          <table:table-cell office:value-type="string" calcext:value-type="string">
            <text:p>Adiantame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1.1.2.03.004</text:p>
          </table:table-cell>
          <table:table-cell table:style-name="ce16" office:value-type="string" calcext:value-type="string">
            <text:p>Empréstimos Consignados</text:p>
          </table:table-cell>
          <table:table-cell office:value-type="string" calcext:value-type="string">
            <text:p>Adiantament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1.1.2.03.005</text:p>
          </table:table-cell>
          <table:table-cell table:style-name="ce16" office:value-type="string" calcext:value-type="string">
            <text:p>Empréstimos a Funcionários</text:p>
          </table:table-cell>
          <table:table-cell office:value-type="string" calcext:value-type="string">
            <text:p>Adiantamentos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inthetic</text:p>
          </table:table-cell>
          <table:table-cell table:style-name="ce16" office:value-type="string" calcext:value-type="string">
            <text:p>1.1.2.04</text:p>
          </table:table-cell>
          <table:table-cell table:style-name="ce16" office:value-type="string" calcext:value-type="string">
            <text:p>OUTROS ADIANTAMENTOS</text:p>
          </table:table-cell>
          <table:table-cell office:value-type="string" calcext:value-type="string">
            <text:p>Adiantamentos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1.1.2.04.001</text:p>
          </table:table-cell>
          <table:table-cell table:style-name="ce16" office:value-type="string" calcext:value-type="string">
            <text:p>Adiantamento Fornecedor Nacional</text:p>
          </table:table-cell>
          <table:table-cell office:value-type="string" calcext:value-type="string">
            <text:p>Adiantamentos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1.1.2.04.002</text:p>
          </table:table-cell>
          <table:table-cell table:style-name="ce16" office:value-type="string" calcext:value-type="string">
            <text:p>Adiantamento Fornecedor Exterior</text:p>
          </table:table-cell>
          <table:table-cell office:value-type="string" calcext:value-type="string">
            <text:p>Adiantamentos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1.1.2.04.003</text:p>
          </table:table-cell>
          <table:table-cell table:style-name="ce16" office:value-type="string" calcext:value-type="string">
            <text:p>Adiantamento Viagens</text:p>
          </table:table-cell>
          <table:table-cell office:value-type="string" calcext:value-type="string">
            <text:p>Adiantamentos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1.1.2.04.004</text:p>
          </table:table-cell>
          <table:table-cell table:style-name="ce4" office:value-type="string" calcext:value-type="string">
            <text:p>Adiantamentos A Consórcio De Bens</text:p>
          </table:table-cell>
          <table:table-cell office:value-type="string" calcext:value-type="string">
            <text:p>Adiantamentos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inthetic</text:p>
          </table:table-cell>
          <table:table-cell table:style-name="ce16" office:value-type="string" calcext:value-type="string">
            <text:p>1.1.2.05</text:p>
          </table:table-cell>
          <table:table-cell table:style-name="ce16" office:value-type="string" calcext:value-type="string">
            <text:p>ESTOQUES</text:p>
          </table:table-cell>
          <table:table-cell office:value-type="string" calcext:value-type="string">
            <text:p>Ativos Circulan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1.1.2.05.001</text:p>
          </table:table-cell>
          <table:table-cell table:style-name="ce16" office:value-type="string" calcext:value-type="string">
            <text:p>Mercadorias Revenda</text:p>
          </table:table-cell>
          <table:table-cell office:value-type="string" calcext:value-type="string">
            <text:p>Ativos Circulan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1.1.2.05.002</text:p>
          </table:table-cell>
          <table:table-cell table:style-name="ce16" office:value-type="string" calcext:value-type="string">
            <text:p>Produtos Acabados</text:p>
          </table:table-cell>
          <table:table-cell office:value-type="string" calcext:value-type="string">
            <text:p>Ativos Circulan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1.1.2.05.003</text:p>
          </table:table-cell>
          <table:table-cell table:style-name="ce16" office:value-type="string" calcext:value-type="string">
            <text:p>Produtos Em Elaboração</text:p>
          </table:table-cell>
          <table:table-cell office:value-type="string" calcext:value-type="string">
            <text:p>Ativos Circulan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1.1.2.05.004</text:p>
          </table:table-cell>
          <table:table-cell table:style-name="ce16" office:value-type="string" calcext:value-type="string">
            <text:p>Matérias Primas</text:p>
          </table:table-cell>
          <table:table-cell office:value-type="string" calcext:value-type="string">
            <text:p>Ativos Circulan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1.1.2.05.005</text:p>
          </table:table-cell>
          <table:table-cell table:style-name="ce16" office:value-type="string" calcext:value-type="string">
            <text:p>Material de Consumo</text:p>
          </table:table-cell>
          <table:table-cell office:value-type="string" calcext:value-type="string">
            <text:p>Ativos Circulan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1.1.2.05.006</text:p>
          </table:table-cell>
          <table:table-cell table:style-name="ce16" office:value-type="string" calcext:value-type="string">
            <text:p>Material de Embalagens</text:p>
          </table:table-cell>
          <table:table-cell office:value-type="string" calcext:value-type="string">
            <text:p>Ativos Circulan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1.1.2.05.007</text:p>
          </table:table-cell>
          <table:table-cell office:value-type="string" calcext:value-type="string">
            <text:p>Mercadoria em Consignação</text:p>
          </table:table-cell>
          <table:table-cell office:value-type="string" calcext:value-type="string">
            <text:p>Ativos Circulan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1.1.2.05.008</text:p>
          </table:table-cell>
          <table:table-cell office:value-type="string" calcext:value-type="string">
            <text:p>Estoques de Terceiros</text:p>
          </table:table-cell>
          <table:table-cell office:value-type="string" calcext:value-type="string">
            <text:p>Ativos Circulan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1.1.2.05.999</text:p>
          </table:table-cell>
          <table:table-cell table:style-name="ce16" office:value-type="string" calcext:value-type="string">
            <text:p>Estoque em Trânsito</text:p>
          </table:table-cell>
          <table:table-cell office:value-type="string" calcext:value-type="string">
            <text:p>Ativos Circulantes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inthetic</text:p>
          </table:table-cell>
          <table:table-cell table:style-name="ce16" office:value-type="string" calcext:value-type="string">
            <text:p>1.1.3</text:p>
          </table:table-cell>
          <table:table-cell table:style-name="ce16" office:value-type="string" calcext:value-type="string">
            <text:p>OUTROS CRÉDITOS</text:p>
          </table:table-cell>
          <table:table-cell office:value-type="string" calcext:value-type="string">
            <text:p>Ativos Circulan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thetic</text:p>
          </table:table-cell>
          <table:table-cell table:style-name="ce16" office:value-type="string" calcext:value-type="string">
            <text:p>1.1.3.01</text:p>
          </table:table-cell>
          <table:table-cell table:style-name="ce16" office:value-type="string" calcext:value-type="string">
            <text:p>IMPOSTOS A RECUPERAR</text:p>
          </table:table-cell>
          <table:table-cell office:value-type="string" calcext:value-type="string">
            <text:p>Ativos Circulantes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1.1.3.01.001</text:p>
          </table:table-cell>
          <table:table-cell table:style-name="ce4" office:value-type="string" calcext:value-type="string">
            <text:p>ICMS a Recuperar</text:p>
          </table:table-cell>
          <table:table-cell office:value-type="string" calcext:value-type="string">
            <text:p>Ativos Circulantes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1.1.3.01.002</text:p>
          </table:table-cell>
          <table:table-cell table:style-name="ce4" office:value-type="string" calcext:value-type="string">
            <text:p>IPI a Recuperar</text:p>
          </table:table-cell>
          <table:table-cell office:value-type="string" calcext:value-type="string">
            <text:p>Ativos Circulantes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1.1.3.01.003</text:p>
          </table:table-cell>
          <table:table-cell table:style-name="ce4" office:value-type="string" calcext:value-type="string">
            <text:p>COFINS a Recuperar</text:p>
          </table:table-cell>
          <table:table-cell office:value-type="string" calcext:value-type="string">
            <text:p>Ativos Circulantes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1.1.3.01.004</text:p>
          </table:table-cell>
          <table:table-cell table:style-name="ce4" office:value-type="string" calcext:value-type="string">
            <text:p>PIS a Recuperar</text:p>
          </table:table-cell>
          <table:table-cell office:value-type="string" calcext:value-type="string">
            <text:p>Ativos Circulantes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1.1.3.01.005</text:p>
          </table:table-cell>
          <table:table-cell table:style-name="ce4" office:value-type="string" calcext:value-type="string">
            <text:p>ISS a Recuperar</text:p>
          </table:table-cell>
          <table:table-cell office:value-type="string" calcext:value-type="string">
            <text:p>Ativos Circulantes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1.1.3.01.006</text:p>
          </table:table-cell>
          <table:table-cell table:style-name="ce4" office:value-type="string" calcext:value-type="string">
            <text:p>CSL a Recuperar</text:p>
          </table:table-cell>
          <table:table-cell office:value-type="string" calcext:value-type="string">
            <text:p>Ativos Circulantes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1.1.3.01.007</text:p>
          </table:table-cell>
          <table:table-cell table:style-name="ce4" office:value-type="string" calcext:value-type="string">
            <text:p>INSS a Recuperar</text:p>
          </table:table-cell>
          <table:table-cell office:value-type="string" calcext:value-type="string">
            <text:p>Ativos Circulantes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1.1.3.01.008</text:p>
          </table:table-cell>
          <table:table-cell table:style-name="ce4" office:value-type="string" calcext:value-type="string">
            <text:p>IRRF a Recuperar</text:p>
          </table:table-cell>
          <table:table-cell office:value-type="string" calcext:value-type="string">
            <text:p>Ativos Circulantes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1.1.3.01.009</text:p>
          </table:table-cell>
          <table:table-cell office:value-type="string" calcext:value-type="string">
            <text:p>CSSL Retido a Recuperar</text:p>
          </table:table-cell>
          <table:table-cell office:value-type="string" calcext:value-type="string">
            <text:p>Ativos Circulantes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1.1.3.01.010</text:p>
          </table:table-cell>
          <table:table-cell office:value-type="string" calcext:value-type="string">
            <text:p>Pgtos Indevidos / A Maior</text:p>
          </table:table-cell>
          <table:table-cell office:value-type="string" calcext:value-type="string">
            <text:p>Ativos Circulan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thetic</text:p>
          </table:table-cell>
          <table:table-cell table:style-name="ce16" office:value-type="string" calcext:value-type="string">
            <text:p>1.1.3.02</text:p>
          </table:table-cell>
          <table:table-cell office:value-type="string" calcext:value-type="string">
            <text:p>IRPJ/CSSL A RECUPERAR</text:p>
          </table:table-cell>
          <table:table-cell office:value-type="string" calcext:value-type="string">
            <text:p>Ativos Circulan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1.1.3.02.001</text:p>
          </table:table-cell>
          <table:table-cell office:value-type="string" calcext:value-type="string">
            <text:p>IRPJ estimativa mensal</text:p>
          </table:table-cell>
          <table:table-cell office:value-type="string" calcext:value-type="string">
            <text:p>Ativos Circulan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1.1.3.02.002</text:p>
          </table:table-cell>
          <table:table-cell office:value-type="string" calcext:value-type="string">
            <text:p>CSSL estimativa mensal</text:p>
          </table:table-cell>
          <table:table-cell office:value-type="string" calcext:value-type="string">
            <text:p>Ativos Circulan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thetic</text:p>
          </table:table-cell>
          <table:table-cell table:style-name="ce16" office:value-type="string" calcext:value-type="string">
            <text:p>1.2</text:p>
          </table:table-cell>
          <table:table-cell office:value-type="string" calcext:value-type="string">
            <text:p>ATIVO NÃO CIRCULANTE</text:p>
          </table:table-cell>
          <table:table-cell office:value-type="string" calcext:value-type="string">
            <text:p>Ativo Não Circula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thetic</text:p>
          </table:table-cell>
          <table:table-cell table:style-name="ce16" office:value-type="string" calcext:value-type="string">
            <text:p>1.2.1</text:p>
          </table:table-cell>
          <table:table-cell office:value-type="string" calcext:value-type="string">
            <text:p>REALIZAVEL A LONGO PRAZO</text:p>
          </table:table-cell>
          <table:table-cell office:value-type="string" calcext:value-type="string">
            <text:p>Ativo Não Circula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thetic</text:p>
          </table:table-cell>
          <table:table-cell table:style-name="ce16" office:value-type="string" calcext:value-type="string">
            <text:p>1.2.1.01</text:p>
          </table:table-cell>
          <table:table-cell office:value-type="string" calcext:value-type="string">
            <text:p>APLICAÇÕES FINANCEIRAS</text:p>
          </table:table-cell>
          <table:table-cell office:value-type="string" calcext:value-type="string">
            <text:p>Ativo Não Circulan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thetic</text:p>
          </table:table-cell>
          <table:table-cell table:style-name="ce16" office:value-type="string" calcext:value-type="string">
            <text:p>1.2.1.02</text:p>
          </table:table-cell>
          <table:table-cell office:value-type="string" calcext:value-type="string">
            <text:p>ADIANTAMENTOS</text:p>
          </table:table-cell>
          <table:table-cell office:value-type="string" calcext:value-type="string">
            <text:p>Ativo Não Circulante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inthetic</text:p>
          </table:table-cell>
          <table:table-cell table:style-name="ce16" office:value-type="string" calcext:value-type="string">
            <text:p>1.2.1.03</text:p>
          </table:table-cell>
          <table:table-cell table:style-name="ce16" office:value-type="string" calcext:value-type="string">
            <text:p>DIREITOS A RECEBER</text:p>
          </table:table-cell>
          <table:table-cell table:style-name="ce9" office:value-type="string" calcext:value-type="string">
            <text:p>Contas a Receb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1.2.1.03.001</text:p>
          </table:table-cell>
          <table:table-cell table:style-name="ce16" office:value-type="string" calcext:value-type="string">
            <text:p>Deposito Judicial</text:p>
          </table:table-cell>
          <table:table-cell table:style-name="ce9" office:value-type="string" calcext:value-type="string">
            <text:p>Contas a Receb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1.2.1.03.002</text:p>
          </table:table-cell>
          <table:table-cell table:style-name="ce16" office:value-type="string" calcext:value-type="string">
            <text:p>Causa Trabalhista</text:p>
          </table:table-cell>
          <table:table-cell table:style-name="ce9" office:value-type="string" calcext:value-type="string">
            <text:p>Contas a Receb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inthetic</text:p>
          </table:table-cell>
          <table:table-cell table:style-name="ce16" office:value-type="string" calcext:value-type="string">
            <text:p>1.2.1.04</text:p>
          </table:table-cell>
          <table:table-cell table:style-name="ce16" office:value-type="string" calcext:value-type="string">
            <text:p>DIREITOS A RECEBER</text:p>
          </table:table-cell>
          <table:table-cell table:style-name="ce9" office:value-type="string" calcext:value-type="string">
            <text:p>Contas a Receb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1.2.1.04.001</text:p>
          </table:table-cell>
          <table:table-cell table:style-name="ce16" office:value-type="string" calcext:value-type="string">
            <text:p>Empréstimos A Sócios/Acionistas</text:p>
          </table:table-cell>
          <table:table-cell table:style-name="ce9" office:value-type="string" calcext:value-type="string">
            <text:p>Contas a Receb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1.2.1.04.002</text:p>
          </table:table-cell>
          <table:table-cell table:style-name="ce16" office:value-type="string" calcext:value-type="string">
            <text:p>Empréstimos A Empresas Controladas/Coligadas</text:p>
          </table:table-cell>
          <table:table-cell table:style-name="ce9" office:value-type="string" calcext:value-type="string">
            <text:p>Contas a Receb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inthetic</text:p>
          </table:table-cell>
          <table:table-cell table:style-name="ce16" office:value-type="string" calcext:value-type="string">
            <text:p>1.2.1.05</text:p>
          </table:table-cell>
          <table:table-cell table:style-name="ce16" office:value-type="string" calcext:value-type="string">
            <text:p>INVESTIMENTOS A LONGO PRAZO</text:p>
          </table:table-cell>
          <table:table-cell office:value-type="string" calcext:value-type="string">
            <text:p>Ativos Circulan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1.2.1.05.001</text:p>
          </table:table-cell>
          <table:table-cell table:style-name="ce16" office:value-type="string" calcext:value-type="string">
            <text:p>Participações Em Controladas/Coligadas</text:p>
          </table:table-cell>
          <table:table-cell office:value-type="string" calcext:value-type="string">
            <text:p>Ativos Circulan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1.2.1.05.002</text:p>
          </table:table-cell>
          <table:table-cell table:style-name="ce16" office:value-type="string" calcext:value-type="string">
            <text:p>Participações Em Outras Empresas</text:p>
          </table:table-cell>
          <table:table-cell office:value-type="string" calcext:value-type="string">
            <text:p>Ativos Circulantes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inthetic</text:p>
          </table:table-cell>
          <table:table-cell table:style-name="ce16" office:value-type="string" calcext:value-type="string">
            <text:p>1.2.2</text:p>
          </table:table-cell>
          <table:table-cell table:style-name="ce16" office:value-type="string" calcext:value-type="string">
            <text:p>ATIVO IMOBILIZADO</text:p>
          </table:table-cell>
          <table:table-cell office:value-type="string" calcext:value-type="string">
            <text:p>Ativos Permanentes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inthetic</text:p>
          </table:table-cell>
          <table:table-cell table:style-name="ce16" office:value-type="string" calcext:value-type="string">
            <text:p>1.2.2.01</text:p>
          </table:table-cell>
          <table:table-cell table:style-name="ce16" office:value-type="string" calcext:value-type="string">
            <text:p>IMOBILIZADO TANGÍVEL</text:p>
          </table:table-cell>
          <table:table-cell office:value-type="string" calcext:value-type="string">
            <text:p>Ativos Permanen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1.2.2.01.001</text:p>
          </table:table-cell>
          <table:table-cell table:style-name="ce16" office:value-type="string" calcext:value-type="string">
            <text:p>Imóveis, Terrenos E Instalações</text:p>
          </table:table-cell>
          <table:table-cell office:value-type="string" calcext:value-type="string">
            <text:p>Ativos Permanen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1.2.2.01.002</text:p>
          </table:table-cell>
          <table:table-cell table:style-name="ce16" office:value-type="string" calcext:value-type="string">
            <text:p>Veículos, Máquinas E Equipamentos</text:p>
          </table:table-cell>
          <table:table-cell office:value-type="string" calcext:value-type="string">
            <text:p>Ativos Permanen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1.2.2.01.003</text:p>
          </table:table-cell>
          <table:table-cell table:style-name="ce16" office:value-type="string" calcext:value-type="string">
            <text:p>Ferramentas, Móveis, Aparelhos E Utensílios</text:p>
          </table:table-cell>
          <table:table-cell office:value-type="string" calcext:value-type="string">
            <text:p>Ativos Permanen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1.2.2.01.004</text:p>
          </table:table-cell>
          <table:table-cell table:style-name="ce16" office:value-type="string" calcext:value-type="string">
            <text:p>Equipamentos de Informática</text:p>
          </table:table-cell>
          <table:table-cell office:value-type="string" calcext:value-type="string">
            <text:p>Ativos Permanen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1.2.2.01.005</text:p>
          </table:table-cell>
          <table:table-cell table:style-name="ce16" office:value-type="string" calcext:value-type="string">
            <text:p>Software</text:p>
          </table:table-cell>
          <table:table-cell office:value-type="string" calcext:value-type="string">
            <text:p>Ativos Permanentes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1.2.2.01.999</text:p>
          </table:table-cell>
          <table:table-cell table:style-name="ce3" office:value-type="string" calcext:value-type="string">
            <text:p><text:span text:style-name="T1">(-) Amortização/Depreciação</text:span> Acumulada</text:p>
          </table:table-cell>
          <table:table-cell table:style-name="ce10" office:value-type="string" calcext:value-type="string">
            <text:p>Depreciação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inthetic</text:p>
          </table:table-cell>
          <table:table-cell table:style-name="ce16" office:value-type="string" calcext:value-type="string">
            <text:p>1.2.3</text:p>
          </table:table-cell>
          <table:table-cell table:style-name="ce16" office:value-type="string" calcext:value-type="string">
            <text:p>INTANGÍVEL</text:p>
          </table:table-cell>
          <table:table-cell office:value-type="string" calcext:value-type="string">
            <text:p>Ativos Permanentes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inthetic</text:p>
          </table:table-cell>
          <table:table-cell table:style-name="ce16" office:value-type="string" calcext:value-type="string">
            <text:p>1.2.3.01</text:p>
          </table:table-cell>
          <table:table-cell table:style-name="ce16" office:value-type="string" calcext:value-type="string">
            <text:p>BENS INTANGIVEIS</text:p>
          </table:table-cell>
          <table:table-cell office:value-type="string" calcext:value-type="string">
            <text:p>Ativos Permanen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1.2.3.01.001</text:p>
          </table:table-cell>
          <table:table-cell office:value-type="string" calcext:value-type="string">
            <text:p>Marcas e Patentes</text:p>
          </table:table-cell>
          <table:table-cell office:value-type="string" calcext:value-type="string">
            <text:p>Ativos Permanentes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inthetic</text:p>
          </table:table-cell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PASSIVO</text:p>
          </table:table-cell>
          <table:table-cell office:value-type="string" calcext:value-type="string">
            <text:p>Passivo Circulante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inthetic</text:p>
          </table:table-cell>
          <table:table-cell table:style-name="ce16" office:value-type="string" calcext:value-type="string">
            <text:p>2.1</text:p>
          </table:table-cell>
          <table:table-cell table:style-name="ce16" office:value-type="string" calcext:value-type="string">
            <text:p>PASSIVO CIRCULANTE</text:p>
          </table:table-cell>
          <table:table-cell office:value-type="string" calcext:value-type="string">
            <text:p>Passivo Circulante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inthetic</text:p>
          </table:table-cell>
          <table:table-cell table:style-name="ce16" office:value-type="string" calcext:value-type="string">
            <text:p>2.1.1</text:p>
          </table:table-cell>
          <table:table-cell table:style-name="ce16" office:value-type="string" calcext:value-type="string">
            <text:p>EXIGIVEL A CURTO PRAZO</text:p>
          </table:table-cell>
          <table:table-cell office:value-type="string" calcext:value-type="string">
            <text:p>Passivo Circulante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inthetic</text:p>
          </table:table-cell>
          <table:table-cell table:style-name="ce16" office:value-type="string" calcext:value-type="string">
            <text:p>2.1.1.01</text:p>
          </table:table-cell>
          <table:table-cell table:style-name="ce16" office:value-type="string" calcext:value-type="string">
            <text:p>FORNECEDORES</text:p>
          </table:table-cell>
          <table:table-cell office:value-type="string" calcext:value-type="string">
            <text:p>Conta a Paga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2.1.1.01.001</text:p>
          </table:table-cell>
          <table:table-cell table:style-name="ce16" office:value-type="string" calcext:value-type="string">
            <text:p>Fornecedores (a Pagar)</text:p>
          </table:table-cell>
          <table:table-cell office:value-type="string" calcext:value-type="string">
            <text:p>Conta a Paga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inthetic</text:p>
          </table:table-cell>
          <table:table-cell table:style-name="ce16" office:value-type="string" calcext:value-type="string">
            <text:p>2.1.1.03</text:p>
          </table:table-cell>
          <table:table-cell table:style-name="ce16" office:value-type="string" calcext:value-type="string">
            <text:p>EMPRÉSTIMOS E FINANCIAMENTOS</text:p>
          </table:table-cell>
          <table:table-cell office:value-type="string" calcext:value-type="string">
            <text:p>Conta a Paga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2.1.1.03.001</text:p>
          </table:table-cell>
          <table:table-cell table:style-name="ce16" office:value-type="string" calcext:value-type="string">
            <text:p>Empréstimos E Financiamentos</text:p>
          </table:table-cell>
          <table:table-cell office:value-type="string" calcext:value-type="string">
            <text:p>Conta a Paga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inthetic</text:p>
          </table:table-cell>
          <table:table-cell table:style-name="ce16" office:value-type="string" calcext:value-type="string">
            <text:p>2.1.1.04</text:p>
          </table:table-cell>
          <table:table-cell table:style-name="ce16" office:value-type="string" calcext:value-type="string">
            <text:p>OBRIGAÇÕES TRABALHISTA</text:p>
          </table:table-cell>
          <table:table-cell office:value-type="string" calcext:value-type="string">
            <text:p>Conta a Paga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2.1.1.04.001</text:p>
          </table:table-cell>
          <table:table-cell table:style-name="ce4" office:value-type="string" calcext:value-type="string">
            <text:p>Ordenados e Salários a Pagar</text:p>
          </table:table-cell>
          <table:table-cell office:value-type="string" calcext:value-type="string">
            <text:p>Conta a Paga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2.1.1.04.002</text:p>
          </table:table-cell>
          <table:table-cell table:style-name="ce4" office:value-type="string" calcext:value-type="string">
            <text:p>Pro labore a Pagar</text:p>
          </table:table-cell>
          <table:table-cell office:value-type="string" calcext:value-type="string">
            <text:p>Conta a Paga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2.1.1.04.003</text:p>
          </table:table-cell>
          <table:table-cell table:style-name="ce4" office:value-type="string" calcext:value-type="string">
            <text:p>Férias a Pagar</text:p>
          </table:table-cell>
          <table:table-cell office:value-type="string" calcext:value-type="string">
            <text:p>Conta a Paga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2.1.1.04.004</text:p>
          </table:table-cell>
          <table:table-cell table:style-name="ce4" office:value-type="string" calcext:value-type="string">
            <text:p>13 Salário a Pagar</text:p>
          </table:table-cell>
          <table:table-cell office:value-type="string" calcext:value-type="string">
            <text:p>Conta a Paga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2.1.1.04.005</text:p>
          </table:table-cell>
          <table:table-cell table:style-name="ce4" office:value-type="string" calcext:value-type="string">
            <text:p>Pensao Alimenticia A Pagar</text:p>
          </table:table-cell>
          <table:table-cell office:value-type="string" calcext:value-type="string">
            <text:p>Conta a Paga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2.1.1.04.006</text:p>
          </table:table-cell>
          <table:table-cell table:style-name="ce4" office:value-type="string" calcext:value-type="string">
            <text:p>Autonomos A Pagar</text:p>
          </table:table-cell>
          <table:table-cell office:value-type="string" calcext:value-type="string">
            <text:p>Conta a Paga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2.1.1.04.007</text:p>
          </table:table-cell>
          <table:table-cell table:style-name="ce4" office:value-type="string" calcext:value-type="string">
            <text:p>Indenizacoes Trabalhistas A Pagar</text:p>
          </table:table-cell>
          <table:table-cell office:value-type="string" calcext:value-type="string">
            <text:p>Conta a Paga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2.1.1.04.008</text:p>
          </table:table-cell>
          <table:table-cell table:style-name="ce4" office:value-type="string" calcext:value-type="string">
            <text:p>Contribuição Assistencial A Recolher</text:p>
          </table:table-cell>
          <table:table-cell office:value-type="string" calcext:value-type="string">
            <text:p>Conta a Paga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2.1.1.04.009</text:p>
          </table:table-cell>
          <table:table-cell table:style-name="ce4" office:value-type="string" calcext:value-type="string">
            <text:p><text:span text:style-name="T1">Contribuição</text:span> Confederativa A Recolher</text:p>
          </table:table-cell>
          <table:table-cell office:value-type="string" calcext:value-type="string">
            <text:p>Conta a Paga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2.1.1.04.010</text:p>
          </table:table-cell>
          <table:table-cell table:style-name="ce4" office:value-type="string" calcext:value-type="string">
            <text:p><text:span text:style-name="T1">Contribuição</text:span> Sindical A Recolher</text:p>
          </table:table-cell>
          <table:table-cell office:value-type="string" calcext:value-type="string">
            <text:p>Conta a Paga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inthetic</text:p>
          </table:table-cell>
          <table:table-cell table:style-name="ce16" office:value-type="string" calcext:value-type="string">
            <text:p>2.1.1.05</text:p>
          </table:table-cell>
          <table:table-cell table:style-name="ce16" office:value-type="string" calcext:value-type="string">
            <text:p>OBRIGAÇÕES PREVIDÊNCIÁRIAS</text:p>
          </table:table-cell>
          <table:table-cell office:value-type="string" calcext:value-type="string">
            <text:p>Conta a Paga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2.1.1.05.001</text:p>
          </table:table-cell>
          <table:table-cell table:style-name="ce16" office:value-type="string" calcext:value-type="string">
            <text:p>INSS a Recolher</text:p>
          </table:table-cell>
          <table:table-cell office:value-type="string" calcext:value-type="string">
            <text:p>Conta a Paga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2.1.1.05.002</text:p>
          </table:table-cell>
          <table:table-cell table:style-name="ce16" office:value-type="string" calcext:value-type="string">
            <text:p>FGTS a Recolher</text:p>
          </table:table-cell>
          <table:table-cell office:value-type="string" calcext:value-type="string">
            <text:p>Conta a Paga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2.1.1.05.003</text:p>
          </table:table-cell>
          <table:table-cell table:style-name="ce16" office:value-type="string" calcext:value-type="string">
            <text:p>IRFONTE a Recolher</text:p>
          </table:table-cell>
          <table:table-cell office:value-type="string" calcext:value-type="string">
            <text:p>Conta a Paga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inthetic</text:p>
          </table:table-cell>
          <table:table-cell table:style-name="ce16" office:value-type="string" calcext:value-type="string">
            <text:p>2.1.1.06</text:p>
          </table:table-cell>
          <table:table-cell table:style-name="ce16" office:value-type="string" calcext:value-type="string">
            <text:p>OBRIGAÇÕES FISCAIS</text:p>
          </table:table-cell>
          <table:table-cell office:value-type="string" calcext:value-type="string">
            <text:p>Conta a Paga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2.1.1.06.001</text:p>
          </table:table-cell>
          <table:table-cell table:style-name="ce4" office:value-type="string" calcext:value-type="string">
            <text:p>ICMS a Recolher</text:p>
          </table:table-cell>
          <table:table-cell office:value-type="string" calcext:value-type="string">
            <text:p>Conta a Paga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2.1.1.06.002</text:p>
          </table:table-cell>
          <table:table-cell table:style-name="ce4" office:value-type="string" calcext:value-type="string">
            <text:p>IPI a Recolher</text:p>
          </table:table-cell>
          <table:table-cell office:value-type="string" calcext:value-type="string">
            <text:p>Conta a Paga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2.1.1.06.003</text:p>
          </table:table-cell>
          <table:table-cell table:style-name="ce4" office:value-type="string" calcext:value-type="string">
            <text:p>COFINS a Recolher</text:p>
          </table:table-cell>
          <table:table-cell office:value-type="string" calcext:value-type="string">
            <text:p>Conta a Paga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2.1.1.06.004</text:p>
          </table:table-cell>
          <table:table-cell table:style-name="ce4" office:value-type="string" calcext:value-type="string">
            <text:p>PIS a Recolher</text:p>
          </table:table-cell>
          <table:table-cell office:value-type="string" calcext:value-type="string">
            <text:p>Conta a Paga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2.1.1.06.005</text:p>
          </table:table-cell>
          <table:table-cell table:style-name="ce4" office:value-type="string" calcext:value-type="string">
            <text:p>ISS a Recolher</text:p>
          </table:table-cell>
          <table:table-cell office:value-type="string" calcext:value-type="string">
            <text:p>Conta a Paga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2.1.1.06.006</text:p>
          </table:table-cell>
          <table:table-cell table:style-name="ce4" office:value-type="string" calcext:value-type="string">
            <text:p>CSL a Recolher</text:p>
          </table:table-cell>
          <table:table-cell office:value-type="string" calcext:value-type="string">
            <text:p>Conta a Paga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2.1.1.06.007</text:p>
          </table:table-cell>
          <table:table-cell table:style-name="ce4" office:value-type="string" calcext:value-type="string">
            <text:p>ICMS SUBSTITUÍÇÃO TRIBUTÁRIA a Recolher</text:p>
          </table:table-cell>
          <table:table-cell office:value-type="string" calcext:value-type="string">
            <text:p>Conta a Paga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2.1.1.06.008</text:p>
          </table:table-cell>
          <table:table-cell table:style-name="ce4" office:value-type="string" calcext:value-type="string">
            <text:p>Simples a Recolher</text:p>
          </table:table-cell>
          <table:table-cell office:value-type="string" calcext:value-type="string">
            <text:p>Conta a Paga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2.1.1.06.009</text:p>
          </table:table-cell>
          <table:table-cell table:style-name="ce4" office:value-type="string" calcext:value-type="string">
            <text:p>INSS PF a Recolher</text:p>
          </table:table-cell>
          <table:table-cell office:value-type="string" calcext:value-type="string">
            <text:p>Conta a Paga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2.1.1.06.010</text:p>
          </table:table-cell>
          <table:table-cell table:style-name="ce4" office:value-type="string" calcext:value-type="string">
            <text:p>INSS PJ a Recolher</text:p>
          </table:table-cell>
          <table:table-cell office:value-type="string" calcext:value-type="string">
            <text:p>Conta a Paga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2.1.1.06.011</text:p>
          </table:table-cell>
          <table:table-cell table:style-name="ce4" office:value-type="string" calcext:value-type="string">
            <text:p>IRRF PF a Recolher</text:p>
          </table:table-cell>
          <table:table-cell office:value-type="string" calcext:value-type="string">
            <text:p>Conta a Paga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2.1.1.06.012</text:p>
          </table:table-cell>
          <table:table-cell table:style-name="ce4" office:value-type="string" calcext:value-type="string">
            <text:p>IRRF PJ a Recolher</text:p>
          </table:table-cell>
          <table:table-cell office:value-type="string" calcext:value-type="string">
            <text:p>Conta a Paga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2.1.1.06.013</text:p>
          </table:table-cell>
          <table:table-cell table:style-name="ce4" office:value-type="string" calcext:value-type="string">
            <text:p>CSRF a Recolher</text:p>
          </table:table-cell>
          <table:table-cell office:value-type="string" calcext:value-type="string">
            <text:p>Conta a Paga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inthetic</text:p>
          </table:table-cell>
          <table:table-cell table:style-name="ce16" office:value-type="string" calcext:value-type="string">
            <text:p>2.1.1.07</text:p>
          </table:table-cell>
          <table:table-cell table:style-name="ce4" office:value-type="string" calcext:value-type="string">
            <text:p>IRPJ / CSSL A RECOLHER</text:p>
          </table:table-cell>
          <table:table-cell office:value-type="string" calcext:value-type="string">
            <text:p>Conta a Paga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2.1.1.07.001</text:p>
          </table:table-cell>
          <table:table-cell table:style-name="ce4" office:value-type="string" calcext:value-type="string">
            <text:p>IRPJ a Recolher</text:p>
          </table:table-cell>
          <table:table-cell office:value-type="string" calcext:value-type="string">
            <text:p>Conta a Paga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2.1.1.07.002</text:p>
          </table:table-cell>
          <table:table-cell table:style-name="ce4" office:value-type="string" calcext:value-type="string">
            <text:p>CSSL a Recolher</text:p>
          </table:table-cell>
          <table:table-cell office:value-type="string" calcext:value-type="string">
            <text:p>Conta a Paga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inthetic</text:p>
          </table:table-cell>
          <table:table-cell table:style-name="ce16" office:value-type="string" calcext:value-type="string">
            <text:p>2.1.1.08</text:p>
          </table:table-cell>
          <table:table-cell table:style-name="ce4" office:value-type="string" calcext:value-type="string">
            <text:p>OUTRAS CONTAS A PAGAR</text:p>
          </table:table-cell>
          <table:table-cell office:value-type="string" calcext:value-type="string">
            <text:p>Conta a Paga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2.1.1.08.001</text:p>
          </table:table-cell>
          <table:table-cell table:style-name="ce4" office:value-type="string" calcext:value-type="string">
            <text:p>Comissoes a Pagar</text:p>
          </table:table-cell>
          <table:table-cell office:value-type="string" calcext:value-type="string">
            <text:p>Conta a Paga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2.1.1.08.002</text:p>
          </table:table-cell>
          <table:table-cell table:style-name="ce4" office:value-type="string" calcext:value-type="string">
            <text:p>Fretes a Pagar</text:p>
          </table:table-cell>
          <table:table-cell office:value-type="string" calcext:value-type="string">
            <text:p>Conta a Paga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2.1.1.08.003</text:p>
          </table:table-cell>
          <table:table-cell table:style-name="ce4" office:value-type="string" calcext:value-type="string">
            <text:p>Alugueis a Pagar</text:p>
          </table:table-cell>
          <table:table-cell office:value-type="string" calcext:value-type="string">
            <text:p>Conta a Paga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2.1.1.08.004</text:p>
          </table:table-cell>
          <table:table-cell table:style-name="ce4" office:value-type="string" calcext:value-type="string">
            <text:p>Leasing a Pagar</text:p>
          </table:table-cell>
          <table:table-cell office:value-type="string" calcext:value-type="string">
            <text:p>Conta a Paga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2.1.1.08.005</text:p>
          </table:table-cell>
          <table:table-cell table:style-name="ce4" office:value-type="string" calcext:value-type="string">
            <text:p>Outras Contas A Pagar</text:p>
          </table:table-cell>
          <table:table-cell office:value-type="string" calcext:value-type="string">
            <text:p>Conta a Paga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2.1.1.08.006</text:p>
          </table:table-cell>
          <table:table-cell table:style-name="ce4" office:value-type="string" calcext:value-type="string">
            <text:p>Adiantamento de Clientes</text:p>
          </table:table-cell>
          <table:table-cell table:style-name="ce10" office:value-type="string" calcext:value-type="string">
            <text:p>Adiantamentos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inthetic</text:p>
          </table:table-cell>
          <table:table-cell table:style-name="ce16" office:value-type="string" calcext:value-type="string">
            <text:p>2.1.2</text:p>
          </table:table-cell>
          <table:table-cell table:style-name="ce16" office:value-type="string" calcext:value-type="string">
            <text:p>PROVISÕES</text:p>
          </table:table-cell>
          <table:table-cell office:value-type="string" calcext:value-type="string">
            <text:p>Passivo Circulante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inthetic</text:p>
          </table:table-cell>
          <table:table-cell table:style-name="ce16" office:value-type="string" calcext:value-type="string">
            <text:p>2.1.2.01</text:p>
          </table:table-cell>
          <table:table-cell table:style-name="ce16" office:value-type="string" calcext:value-type="string">
            <text:p>PROVISÃO SOBRE PESSOAL</text:p>
          </table:table-cell>
          <table:table-cell office:value-type="string" calcext:value-type="string">
            <text:p>Passivo Circulante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2.1.2.01.001</text:p>
          </table:table-cell>
          <table:table-cell table:style-name="ce16" office:value-type="string" calcext:value-type="string">
            <text:p>Provisão Férias</text:p>
          </table:table-cell>
          <table:table-cell office:value-type="string" calcext:value-type="string">
            <text:p>Passivo Circulante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2.1.2.01.002</text:p>
          </table:table-cell>
          <table:table-cell table:style-name="ce16" office:value-type="string" calcext:value-type="string">
            <text:p>Provisão 13. Salário</text:p>
          </table:table-cell>
          <table:table-cell office:value-type="string" calcext:value-type="string">
            <text:p>Passivo Circulante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inthetic</text:p>
          </table:table-cell>
          <table:table-cell table:style-name="ce16" office:value-type="string" calcext:value-type="string">
            <text:p>2.2</text:p>
          </table:table-cell>
          <table:table-cell table:style-name="ce16" office:value-type="string" calcext:value-type="string">
            <text:p>PASSIVO NÃO CIRCULANTE</text:p>
          </table:table-cell>
          <table:table-cell office:value-type="string" calcext:value-type="string">
            <text:p>Passivo Não Circulante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inthetic</text:p>
          </table:table-cell>
          <table:table-cell table:style-name="ce16" office:value-type="string" calcext:value-type="string">
            <text:p>2.2.1</text:p>
          </table:table-cell>
          <table:table-cell table:style-name="ce16" office:value-type="string" calcext:value-type="string">
            <text:p>EXIGÍVEL A LONGO PRAZO</text:p>
          </table:table-cell>
          <table:table-cell office:value-type="string" calcext:value-type="string">
            <text:p>Passivo Não Circulante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inthetic</text:p>
          </table:table-cell>
          <table:table-cell table:style-name="ce16" office:value-type="string" calcext:value-type="string">
            <text:p>2.2.1.01</text:p>
          </table:table-cell>
          <table:table-cell table:style-name="ce16" office:value-type="string" calcext:value-type="string">
            <text:p>FORNECEDORES</text:p>
          </table:table-cell>
          <table:table-cell office:value-type="string" calcext:value-type="string">
            <text:p>Passivo Não Circulante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inthetic</text:p>
          </table:table-cell>
          <table:table-cell table:style-name="ce16" office:value-type="string" calcext:value-type="string">
            <text:p>2.3</text:p>
          </table:table-cell>
          <table:table-cell table:style-name="ce16" office:value-type="string" calcext:value-type="string">
            <text:p>PATRIMÔNIO LÍQUIDO</text:p>
          </table:table-cell>
          <table:table-cell office:value-type="string" calcext:value-type="string">
            <text:p>Passivo Não Circulante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inthetic</text:p>
          </table:table-cell>
          <table:table-cell table:style-name="ce16" office:value-type="string" calcext:value-type="string">
            <text:p>2.3.1</text:p>
          </table:table-cell>
          <table:table-cell table:style-name="ce16" office:value-type="string" calcext:value-type="string">
            <text:p>CAPITAL SOCIAL</text:p>
          </table:table-cell>
          <table:table-cell office:value-type="string" calcext:value-type="string">
            <text:p>Passivo Não Circulante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inthetic</text:p>
          </table:table-cell>
          <table:table-cell table:style-name="ce16" office:value-type="string" calcext:value-type="string">
            <text:p>2.3.1.01</text:p>
          </table:table-cell>
          <table:table-cell table:style-name="ce16" office:value-type="string" calcext:value-type="string">
            <text:p>CAPITAL SOCIAL</text:p>
          </table:table-cell>
          <table:table-cell office:value-type="string" calcext:value-type="string">
            <text:p>Passivo Não Circulante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2.3.1.01.001</text:p>
          </table:table-cell>
          <table:table-cell table:style-name="ce16" office:value-type="string" calcext:value-type="string">
            <text:p>Capital Social Subscrito</text:p>
          </table:table-cell>
          <table:table-cell office:value-type="string" calcext:value-type="string">
            <text:p>Passivo Não Circulante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inthetic</text:p>
          </table:table-cell>
          <table:table-cell table:style-name="ce16" office:value-type="string" calcext:value-type="string">
            <text:p>2.3.2</text:p>
          </table:table-cell>
          <table:table-cell table:style-name="ce16" office:value-type="string" calcext:value-type="string">
            <text:p>RESERVAS</text:p>
          </table:table-cell>
          <table:table-cell office:value-type="string" calcext:value-type="string">
            <text:p>Passivo Não Circulante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inthetic</text:p>
          </table:table-cell>
          <table:table-cell table:style-name="ce16" office:value-type="string" calcext:value-type="string">
            <text:p>2.3.3</text:p>
          </table:table-cell>
          <table:table-cell table:style-name="ce16" office:value-type="string" calcext:value-type="string">
            <text:p>PREJUÍZOS ACUMULADOS</text:p>
          </table:table-cell>
          <table:table-cell office:value-type="string" calcext:value-type="string">
            <text:p>Passivo Não Circulante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inthetic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RECEITAS</text:p>
          </table:table-cell>
          <table:table-cell office:value-type="string" calcext:value-type="string">
            <text:p>Receita</text:p>
          </table:table-cell>
          <table:table-cell table:style-name="ce20" office:value-type="string" calcext:value-type="string">
            <text:p>income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inthetic</text:p>
          </table:table-cell>
          <table:table-cell table:style-name="ce16" office:value-type="string" calcext:value-type="string">
            <text:p>3.1</text:p>
          </table:table-cell>
          <table:table-cell table:style-name="ce16" office:value-type="string" calcext:value-type="string">
            <text:p>RECEITAS OPERACIONAIS</text:p>
          </table:table-cell>
          <table:table-cell office:value-type="string" calcext:value-type="string">
            <text:p>Receita</text:p>
          </table:table-cell>
          <table:table-cell table:style-name="ce20" office:value-type="string" calcext:value-type="string">
            <text:p>income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inthetic</text:p>
          </table:table-cell>
          <table:table-cell table:style-name="ce16" office:value-type="string" calcext:value-type="string">
            <text:p>3.1.1</text:p>
          </table:table-cell>
          <table:table-cell table:style-name="ce16" office:value-type="string" calcext:value-type="string">
            <text:p>RECEITAS BRUTA</text:p>
          </table:table-cell>
          <table:table-cell office:value-type="string" calcext:value-type="string">
            <text:p>Receita</text:p>
          </table:table-cell>
          <table:table-cell table:style-name="ce20" office:value-type="string" calcext:value-type="string">
            <text:p>income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inthetic</text:p>
          </table:table-cell>
          <table:table-cell table:style-name="ce16" office:value-type="string" calcext:value-type="string">
            <text:p>3.1.1.01</text:p>
          </table:table-cell>
          <table:table-cell table:style-name="ce16" office:value-type="string" calcext:value-type="string">
            <text:p>RECEITA BRUTA DE VENDAS</text:p>
          </table:table-cell>
          <table:table-cell office:value-type="string" calcext:value-type="string">
            <text:p>Receita</text:p>
          </table:table-cell>
          <table:table-cell table:style-name="ce20" office:value-type="string" calcext:value-type="string">
            <text:p>inco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3.1.1.01.001</text:p>
          </table:table-cell>
          <table:table-cell office:value-type="string" calcext:value-type="string">
            <text:p>Venda De Mercadorias Mercado Interno</text:p>
          </table:table-cell>
          <table:table-cell office:value-type="string" calcext:value-type="string">
            <text:p>Receita</text:p>
          </table:table-cell>
          <table:table-cell table:style-name="ce20" office:value-type="string" calcext:value-type="string">
            <text:p>inco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3.1.1.01.002</text:p>
          </table:table-cell>
          <table:table-cell office:value-type="string" calcext:value-type="string">
            <text:p>Venda De Mercadorias Exportação</text:p>
          </table:table-cell>
          <table:table-cell office:value-type="string" calcext:value-type="string">
            <text:p>Receita</text:p>
          </table:table-cell>
          <table:table-cell table:style-name="ce20" office:value-type="string" calcext:value-type="string">
            <text:p>inco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3.1.1.01.003</text:p>
          </table:table-cell>
          <table:table-cell office:value-type="string" calcext:value-type="string">
            <text:p>Venda De Serviços</text:p>
          </table:table-cell>
          <table:table-cell office:value-type="string" calcext:value-type="string">
            <text:p>Receita</text:p>
          </table:table-cell>
          <table:table-cell table:style-name="ce20" office:value-type="string" calcext:value-type="string">
            <text:p>inco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3.1.1.01.004</text:p>
          </table:table-cell>
          <table:table-cell office:value-type="string" calcext:value-type="string">
            <text:p>Venda De Sucatas</text:p>
          </table:table-cell>
          <table:table-cell office:value-type="string" calcext:value-type="string">
            <text:p>Receita</text:p>
          </table:table-cell>
          <table:table-cell table:style-name="ce20" office:value-type="string" calcext:value-type="string">
            <text:p>inco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3.1.1.01.005</text:p>
          </table:table-cell>
          <table:table-cell office:value-type="string" calcext:value-type="string">
            <text:p>Receita com Industrializações</text:p>
          </table:table-cell>
          <table:table-cell office:value-type="string" calcext:value-type="string">
            <text:p>Receita</text:p>
          </table:table-cell>
          <table:table-cell table:style-name="ce20" office:value-type="string" calcext:value-type="string">
            <text:p>inco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hetic</text:p>
          </table:table-cell>
          <table:table-cell office:value-type="string" calcext:value-type="string">
            <text:p>3.1.1.02</text:p>
          </table:table-cell>
          <table:table-cell table:style-name="ce16" office:value-type="string" calcext:value-type="string">
            <text:p>(-) DEDUÇÕES DA RECEITA BRUTA</text:p>
          </table:table-cell>
          <table:table-cell office:value-type="string" calcext:value-type="string">
            <text:p>Receita</text:p>
          </table:table-cell>
          <table:table-cell table:style-name="ce20" office:value-type="string" calcext:value-type="string">
            <text:p>inco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3.1.1.02.001</text:p>
          </table:table-cell>
          <table:table-cell table:style-name="ce16" office:value-type="string" calcext:value-type="string">
            <text:p>Devolução de Vendas</text:p>
          </table:table-cell>
          <table:table-cell office:value-type="string" calcext:value-type="string">
            <text:p>Receita</text:p>
          </table:table-cell>
          <table:table-cell table:style-name="ce20" office:value-type="string" calcext:value-type="string">
            <text:p>inco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3.1.1.02.002</text:p>
          </table:table-cell>
          <table:table-cell table:style-name="ce16" office:value-type="string" calcext:value-type="string">
            <text:p>Descontos Concedidos</text:p>
          </table:table-cell>
          <table:table-cell office:value-type="string" calcext:value-type="string">
            <text:p>Receita</text:p>
          </table:table-cell>
          <table:table-cell table:style-name="ce20" office:value-type="string" calcext:value-type="string">
            <text:p>income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3.1.1.02.003</text:p>
          </table:table-cell>
          <table:table-cell table:style-name="ce16" office:value-type="string" calcext:value-type="string">
            <text:p>SIMPLES Sobre Faturamento</text:p>
          </table:table-cell>
          <table:table-cell office:value-type="string" calcext:value-type="string">
            <text:p>Receita</text:p>
          </table:table-cell>
          <table:table-cell table:style-name="ce20" office:value-type="string" calcext:value-type="string">
            <text:p>tax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3.1.1.02.004</text:p>
          </table:table-cell>
          <table:table-cell table:style-name="ce16" office:value-type="string" calcext:value-type="string">
            <text:p>ICMS Sobre Vendas</text:p>
          </table:table-cell>
          <table:table-cell office:value-type="string" calcext:value-type="string">
            <text:p>Receita</text:p>
          </table:table-cell>
          <table:table-cell table:style-name="ce20" office:value-type="string" calcext:value-type="string">
            <text:p>tax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3.1.1.02.005</text:p>
          </table:table-cell>
          <table:table-cell table:style-name="ce16" office:value-type="string" calcext:value-type="string">
            <text:p>ICMS Substituíção Tributária Sobre Vendas</text:p>
          </table:table-cell>
          <table:table-cell office:value-type="string" calcext:value-type="string">
            <text:p>Receita</text:p>
          </table:table-cell>
          <table:table-cell table:style-name="ce20" office:value-type="string" calcext:value-type="string">
            <text:p>tax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3.1.1.02.006</text:p>
          </table:table-cell>
          <table:table-cell table:style-name="ce16" office:value-type="string" calcext:value-type="string">
            <text:p>ISS Sobre Serviços</text:p>
          </table:table-cell>
          <table:table-cell office:value-type="string" calcext:value-type="string">
            <text:p>Receita</text:p>
          </table:table-cell>
          <table:table-cell table:style-name="ce20" office:value-type="string" calcext:value-type="string">
            <text:p>tax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3.1.1.02.007</text:p>
          </table:table-cell>
          <table:table-cell table:style-name="ce16" office:value-type="string" calcext:value-type="string">
            <text:p>COFINS Sobre Vendas</text:p>
          </table:table-cell>
          <table:table-cell office:value-type="string" calcext:value-type="string">
            <text:p>Receita</text:p>
          </table:table-cell>
          <table:table-cell table:style-name="ce20" office:value-type="string" calcext:value-type="string">
            <text:p>tax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3.1.1.02.008</text:p>
          </table:table-cell>
          <table:table-cell table:style-name="ce16" office:value-type="string" calcext:value-type="string">
            <text:p>PIS Sobre Vendas</text:p>
          </table:table-cell>
          <table:table-cell office:value-type="string" calcext:value-type="string">
            <text:p>Receita</text:p>
          </table:table-cell>
          <table:table-cell table:style-name="ce20" office:value-type="string" calcext:value-type="string">
            <text:p>tax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3.1.1.02.009</text:p>
          </table:table-cell>
          <table:table-cell table:style-name="ce16" office:value-type="string" calcext:value-type="string">
            <text:p>IPI Sobre Vendas</text:p>
          </table:table-cell>
          <table:table-cell office:value-type="string" calcext:value-type="string">
            <text:p>Receita</text:p>
          </table:table-cell>
          <table:table-cell table:style-name="ce20" office:value-type="string" calcext:value-type="string">
            <text:p>tax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3.1.1.02.010</text:p>
          </table:table-cell>
          <table:table-cell table:style-name="ce16" office:value-type="string" calcext:value-type="string">
            <text:p>IRRF Sobre Vendas</text:p>
          </table:table-cell>
          <table:table-cell office:value-type="string" calcext:value-type="string">
            <text:p>Receita</text:p>
          </table:table-cell>
          <table:table-cell table:style-name="ce20" office:value-type="string" calcext:value-type="string">
            <text:p>tax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inthetic</text:p>
          </table:table-cell>
          <table:table-cell table:style-name="ce16" office:value-type="string" calcext:value-type="string">
            <text:p>3.1.2</text:p>
          </table:table-cell>
          <table:table-cell office:value-type="string" calcext:value-type="string">
            <text:p>CUSTOS DOS PRODUTOS, MERCADORIAS E SERVIÇOS VENDIDOS</text:p>
          </table:table-cell>
          <table:table-cell office:value-type="string" calcext:value-type="string">
            <text:p>Custo de Recei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thetic</text:p>
          </table:table-cell>
          <table:table-cell table:style-name="ce16" office:value-type="string" calcext:value-type="string">
            <text:p>3.1.2.01</text:p>
          </table:table-cell>
          <table:table-cell office:value-type="string" calcext:value-type="string">
            <text:p>CUSTOS DOS PRODUTOS VENDIDOS - CMV</text:p>
          </table:table-cell>
          <table:table-cell office:value-type="string" calcext:value-type="string">
            <text:p>Custo de Recei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3.1.2.01.001</text:p>
          </table:table-cell>
          <table:table-cell table:style-name="ce16" office:value-type="string" calcext:value-type="string">
            <text:p>Mercadoria Comprada Revenda</text:p>
          </table:table-cell>
          <table:table-cell office:value-type="string" calcext:value-type="string">
            <text:p>Custo de Receita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3.1.2.01.002</text:p>
          </table:table-cell>
          <table:table-cell office:value-type="string" calcext:value-type="string">
            <text:p>Fretes Sobre Mercadoria Comprada</text:p>
          </table:table-cell>
          <table:table-cell office:value-type="string" calcext:value-type="string">
            <text:p>Custo de Receita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3.1.2.01.003</text:p>
          </table:table-cell>
          <table:table-cell office:value-type="string" calcext:value-type="string">
            <text:p>(-) ICMS Sobre Compras</text:p>
          </table:table-cell>
          <table:table-cell office:value-type="string" calcext:value-type="string">
            <text:p>Custo de Receita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3.1.2.01.004</text:p>
          </table:table-cell>
          <table:table-cell office:value-type="string" calcext:value-type="string">
            <text:p>(-) IPI Sobre Compras</text:p>
          </table:table-cell>
          <table:table-cell office:value-type="string" calcext:value-type="string">
            <text:p>Custo de Receita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3.1.2.01.005</text:p>
          </table:table-cell>
          <table:table-cell office:value-type="string" calcext:value-type="string">
            <text:p>(-) PIS S/ Compras</text:p>
          </table:table-cell>
          <table:table-cell office:value-type="string" calcext:value-type="string">
            <text:p>Custo de Receita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3.1.2.01.006</text:p>
          </table:table-cell>
          <table:table-cell office:value-type="string" calcext:value-type="string">
            <text:p>(-) COFINS S/ Compras</text:p>
          </table:table-cell>
          <table:table-cell office:value-type="string" calcext:value-type="string">
            <text:p>Custo de Receita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3.1.2.01.007</text:p>
          </table:table-cell>
          <table:table-cell office:value-type="string" calcext:value-type="string">
            <text:p>Embalagens</text:p>
          </table:table-cell>
          <table:table-cell office:value-type="string" calcext:value-type="string">
            <text:p>Custo de Receita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3.1.2.01.008</text:p>
          </table:table-cell>
          <table:table-cell office:value-type="string" calcext:value-type="string">
            <text:p>Bulas</text:p>
          </table:table-cell>
          <table:table-cell office:value-type="string" calcext:value-type="string">
            <text:p>Custo de Receita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hetic</text:p>
          </table:table-cell>
          <table:table-cell table:style-name="ce16" office:value-type="string" calcext:value-type="string">
            <text:p>3.1.2.02</text:p>
          </table:table-cell>
          <table:table-cell office:value-type="string" calcext:value-type="string">
            <text:p>CUSTOS DAS MERCADORIAS IMPORTADAS - CMI</text:p>
          </table:table-cell>
          <table:table-cell office:value-type="string" calcext:value-type="string">
            <text:p>Custo de Receita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3.1.2.02.001</text:p>
          </table:table-cell>
          <table:table-cell table:style-name="ce16" office:value-type="string" calcext:value-type="string">
            <text:p>Compra Mercadoria Importada</text:p>
          </table:table-cell>
          <table:table-cell office:value-type="string" calcext:value-type="string">
            <text:p>Custo de Receita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3.1.2.02.002</text:p>
          </table:table-cell>
          <table:table-cell office:value-type="string" calcext:value-type="string">
            <text:p>Fretes Internacional Importação</text:p>
          </table:table-cell>
          <table:table-cell office:value-type="string" calcext:value-type="string">
            <text:p>Custo de Receita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3.1.2.02.003</text:p>
          </table:table-cell>
          <table:table-cell office:value-type="string" calcext:value-type="string">
            <text:p>(-) ICMS Sobre Importação</text:p>
          </table:table-cell>
          <table:table-cell office:value-type="string" calcext:value-type="string">
            <text:p>Custo de Receita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3.1.2.02.004</text:p>
          </table:table-cell>
          <table:table-cell office:value-type="string" calcext:value-type="string">
            <text:p>(-) IPI Sobre Importação</text:p>
          </table:table-cell>
          <table:table-cell office:value-type="string" calcext:value-type="string">
            <text:p>Custo de Receita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3.1.2.02.005</text:p>
          </table:table-cell>
          <table:table-cell office:value-type="string" calcext:value-type="string">
            <text:p>(-) PIS Sobre importação</text:p>
          </table:table-cell>
          <table:table-cell office:value-type="string" calcext:value-type="string">
            <text:p>Custo de Receita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3.1.2.02.006</text:p>
          </table:table-cell>
          <table:table-cell office:value-type="string" calcext:value-type="string">
            <text:p>(-) COFINS Sobre Importação</text:p>
          </table:table-cell>
          <table:table-cell office:value-type="string" calcext:value-type="string">
            <text:p>Custo de Receita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3.1.2.02.007</text:p>
          </table:table-cell>
          <table:table-cell office:value-type="string" calcext:value-type="string">
            <text:p>(-) II Imposto Sobre Importação</text:p>
          </table:table-cell>
          <table:table-cell office:value-type="string" calcext:value-type="string">
            <text:p>Custo de Receita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3.1.2.02.008</text:p>
          </table:table-cell>
          <table:table-cell office:value-type="string" calcext:value-type="string">
            <text:p>Despachante Importação</text:p>
          </table:table-cell>
          <table:table-cell office:value-type="string" calcext:value-type="string">
            <text:p>Custo de Receita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3.1.2.02.009</text:p>
          </table:table-cell>
          <table:table-cell office:value-type="string" calcext:value-type="string">
            <text:p>Taxas Sobre Importação</text:p>
          </table:table-cell>
          <table:table-cell office:value-type="string" calcext:value-type="string">
            <text:p>Custo de Receita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hetic</text:p>
          </table:table-cell>
          <table:table-cell table:style-name="ce16" office:value-type="string" calcext:value-type="string">
            <text:p>3.1.2.03</text:p>
          </table:table-cell>
          <table:table-cell office:value-type="string" calcext:value-type="string">
            <text:p>CUSTOS DOS PRODUTOS INDUSTRIALIZADOS - CPI</text:p>
          </table:table-cell>
          <table:table-cell office:value-type="string" calcext:value-type="string">
            <text:p>Custo de Receita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3.1.2.03.001</text:p>
          </table:table-cell>
          <table:table-cell table:style-name="ce16" office:value-type="string" calcext:value-type="string">
            <text:p>Compra de Insumos</text:p>
          </table:table-cell>
          <table:table-cell office:value-type="string" calcext:value-type="string">
            <text:p>Custo de Receita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3.1.2.03.002</text:p>
          </table:table-cell>
          <table:table-cell office:value-type="string" calcext:value-type="string">
            <text:p>Fretes Sobre Insumos</text:p>
          </table:table-cell>
          <table:table-cell office:value-type="string" calcext:value-type="string">
            <text:p>Custo de Receita</text:p>
          </table:table-cell>
          <table:table-cell table:style-name="ce20" office:value-type="string" calcext:value-type="string">
            <text:p>expense</text:p>
          </table:table-cell>
          <table:table-cell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3.1.2.03.003</text:p>
          </table:table-cell>
          <table:table-cell office:value-type="string" calcext:value-type="string">
            <text:p>(-) ICMS Sobre Insumos</text:p>
          </table:table-cell>
          <table:table-cell office:value-type="string" calcext:value-type="string">
            <text:p>Custo de Receita</text:p>
          </table:table-cell>
          <table:table-cell table:style-name="ce20" office:value-type="string" calcext:value-type="string">
            <text:p>expense</text:p>
          </table:table-cell>
          <table:table-cell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3.1.2.03.004</text:p>
          </table:table-cell>
          <table:table-cell office:value-type="string" calcext:value-type="string">
            <text:p>(-) IPI Sobre Insumos</text:p>
          </table:table-cell>
          <table:table-cell office:value-type="string" calcext:value-type="string">
            <text:p>Custo de Receita</text:p>
          </table:table-cell>
          <table:table-cell table:style-name="ce20" office:value-type="string" calcext:value-type="string">
            <text:p>expense</text:p>
          </table:table-cell>
          <table:table-cell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3.1.2.03.005</text:p>
          </table:table-cell>
          <table:table-cell office:value-type="string" calcext:value-type="string">
            <text:p>(-) PIS S/ Insumos</text:p>
          </table:table-cell>
          <table:table-cell office:value-type="string" calcext:value-type="string">
            <text:p>Custo de Receita</text:p>
          </table:table-cell>
          <table:table-cell table:style-name="ce20" office:value-type="string" calcext:value-type="string">
            <text:p>expense</text:p>
          </table:table-cell>
          <table:table-cell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</table:table-row>
        <table:table-row table:style-name="ro1">
          <table:table-cell office:value-type="string" calcext:value-type="string">
            <text:p>Analitic</text:p>
          </table:table-cell>
          <table:table-cell table:style-name="ce16" office:value-type="string" calcext:value-type="string">
            <text:p>3.1.2.03.006</text:p>
          </table:table-cell>
          <table:table-cell office:value-type="string" calcext:value-type="string">
            <text:p>(-) COFINS S/ Insumos</text:p>
          </table:table-cell>
          <table:table-cell office:value-type="string" calcext:value-type="string">
            <text:p>Custo de Receita</text:p>
          </table:table-cell>
          <table:table-cell table:style-name="ce20" office:value-type="string" calcext:value-type="string">
            <text:p>expense</text:p>
          </table:table-cell>
          <table:table-cell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  <table:table-cell table:number-columns-repeated="2"/>
          <table:table-cell table:style-name="ce16"/>
        </table:table-row>
        <table:table-row table:style-name="ro1">
          <table:table-cell office:value-type="string" calcext:value-type="string">
            <text:p>Sinthetic</text:p>
          </table:table-cell>
          <table:table-cell table:style-name="ce16" office:value-type="string" calcext:value-type="string">
            <text:p>3.1.2.04</text:p>
          </table:table-cell>
          <table:table-cell office:value-type="string" calcext:value-type="string">
            <text:p>CUSTOS DOS SERVIÇOS VENDIDOS - CSV</text:p>
          </table:table-cell>
          <table:table-cell office:value-type="string" calcext:value-type="string">
            <text:p>Custo de Receita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3.1.2.04.001</text:p>
          </table:table-cell>
          <table:table-cell table:style-name="ce16" office:value-type="string" calcext:value-type="string">
            <text:p>Custos dos Serviços Vendidos</text:p>
          </table:table-cell>
          <table:table-cell office:value-type="string" calcext:value-type="string">
            <text:p>Custo de Receita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3.1.2.04.002</text:p>
          </table:table-cell>
          <table:table-cell table:style-name="ce16" office:value-type="string" calcext:value-type="string">
            <text:p>(-) ISSQN Sobre Serviços Vendidos</text:p>
          </table:table-cell>
          <table:table-cell office:value-type="string" calcext:value-type="string">
            <text:p>Custo de Receita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inthetic</text:p>
          </table:table-cell>
          <table:table-cell table:style-name="ce16" office:value-type="string" calcext:value-type="string">
            <text:p>3.1.3</text:p>
          </table:table-cell>
          <table:table-cell table:style-name="ce16" office:value-type="string" calcext:value-type="string">
            <text:p>OUTRAS RECEITAS OPERACIONAIS</text:p>
          </table:table-cell>
          <table:table-cell office:value-type="string" calcext:value-type="string">
            <text:p>Outras Receitas</text:p>
          </table:table-cell>
          <table:table-cell table:style-name="ce20" office:value-type="string" calcext:value-type="string">
            <text:p>income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inthetic</text:p>
          </table:table-cell>
          <table:table-cell table:style-name="ce16" office:value-type="string" calcext:value-type="string">
            <text:p>3.1.3.01</text:p>
          </table:table-cell>
          <table:table-cell table:style-name="ce16" office:value-type="string" calcext:value-type="string">
            <text:p>RECEITAS FINANCEIRAS</text:p>
          </table:table-cell>
          <table:table-cell office:value-type="string" calcext:value-type="string">
            <text:p>Outras Receitas</text:p>
          </table:table-cell>
          <table:table-cell table:style-name="ce20" office:value-type="string" calcext:value-type="string">
            <text:p>income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3.1.3.01.001</text:p>
          </table:table-cell>
          <table:table-cell office:value-type="string" calcext:value-type="string">
            <text:p>Rendimentos Aplicações Financeiras</text:p>
          </table:table-cell>
          <table:table-cell office:value-type="string" calcext:value-type="string">
            <text:p>Outras Receitas</text:p>
          </table:table-cell>
          <table:table-cell table:style-name="ce20" office:value-type="string" calcext:value-type="string">
            <text:p>income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3.1.3.01.002</text:p>
          </table:table-cell>
          <table:table-cell table:style-name="ce16" office:value-type="string" calcext:value-type="string">
            <text:p>Desconto Obtidos</text:p>
          </table:table-cell>
          <table:table-cell office:value-type="string" calcext:value-type="string">
            <text:p>Outras Receitas</text:p>
          </table:table-cell>
          <table:table-cell table:style-name="ce20" office:value-type="string" calcext:value-type="string">
            <text:p>income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3.1.3.01.003</text:p>
          </table:table-cell>
          <table:table-cell office:value-type="string" calcext:value-type="string">
            <text:p>Juros Multas Recebidas</text:p>
          </table:table-cell>
          <table:table-cell office:value-type="string" calcext:value-type="string">
            <text:p>Outras Receitas</text:p>
          </table:table-cell>
          <table:table-cell table:style-name="ce20" office:value-type="string" calcext:value-type="string">
            <text:p>income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inthetic</text:p>
          </table:table-cell>
          <table:table-cell table:style-name="ce16" office:value-type="string" calcext:value-type="string">
            <text:p>3.1.3.02</text:p>
          </table:table-cell>
          <table:table-cell table:style-name="ce16" office:value-type="string" calcext:value-type="string">
            <text:p>VARIACAO CAMBIAL ATIVA</text:p>
          </table:table-cell>
          <table:table-cell office:value-type="string" calcext:value-type="string">
            <text:p>Outras Receitas</text:p>
          </table:table-cell>
          <table:table-cell table:style-name="ce20" office:value-type="string" calcext:value-type="string">
            <text:p>income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3.1.3.02.001</text:p>
          </table:table-cell>
          <table:table-cell table:style-name="ce16" office:value-type="string" calcext:value-type="string">
            <text:p><text:span text:style-name="T2">Variacao Cambial Ativa</text:span> Realizada</text:p>
          </table:table-cell>
          <table:table-cell office:value-type="string" calcext:value-type="string">
            <text:p>Outras Receitas</text:p>
          </table:table-cell>
          <table:table-cell table:style-name="ce20" office:value-type="string" calcext:value-type="string">
            <text:p>income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Analitic</text:p>
          </table:table-cell>
          <table:table-cell table:style-name="ce16" office:value-type="string" calcext:value-type="string">
            <text:p>3.1.3.02.002</text:p>
          </table:table-cell>
          <table:table-cell table:style-name="ce16" office:value-type="string" calcext:value-type="string">
            <text:p><text:span text:style-name="T2">Variacao Cambial Ativa</text:span> Não Realizada</text:p>
          </table:table-cell>
          <table:table-cell office:value-type="string" calcext:value-type="string">
            <text:p>Outras Receitas</text:p>
          </table:table-cell>
          <table:table-cell table:style-name="ce20" office:value-type="string" calcext:value-type="string">
            <text:p>income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inthetic</text:p>
          </table:table-cell>
          <table:table-cell table:style-name="ce16" office:value-type="string" calcext:value-type="string">
            <text:p>3.1.4</text:p>
          </table:table-cell>
          <table:table-cell table:style-name="ce16" office:value-type="string" calcext:value-type="string">
            <text:p>RECEITAS NÃO OPERACIONAIS</text:p>
          </table:table-cell>
          <table:table-cell office:value-type="string" calcext:value-type="string">
            <text:p>Outras Receitas</text:p>
          </table:table-cell>
          <table:table-cell table:style-name="ce20" office:value-type="string" calcext:value-type="string">
            <text:p>income</text:p>
          </table:table-cell>
          <table:table-cell table:number-columns-repeated="1016"/>
        </table:table-row>
        <table:table-row table:style-name="ro1">
          <table:table-cell table:style-name="ce16" office:value-type="string" calcext:value-type="string">
            <text:p>Sinthetic</text:p>
          </table:table-cell>
          <table:table-cell table:style-name="ce16" office:value-type="string" calcext:value-type="string">
            <text:p>3.1.4.01</text:p>
          </table:table-cell>
          <table:table-cell table:style-name="ce16" office:value-type="string" calcext:value-type="string">
            <text:p>OUTRAS RECEITAS</text:p>
          </table:table-cell>
          <table:table-cell office:value-type="string" calcext:value-type="string">
            <text:p>Outras Receitas</text:p>
          </table:table-cell>
          <table:table-cell table:style-name="ce20" office:value-type="string" calcext:value-type="string">
            <text:p>inco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3.1.4.01.001</text:p>
          </table:table-cell>
          <table:table-cell office:value-type="string" calcext:value-type="string">
            <text:p>Receitas de Venda de Ativo Fixo</text:p>
          </table:table-cell>
          <table:table-cell office:value-type="string" calcext:value-type="string">
            <text:p>Outras Receitas</text:p>
          </table:table-cell>
          <table:table-cell table:style-name="ce20" office:value-type="string" calcext:value-type="string">
            <text:p>inco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3.1.4.01.002</text:p>
          </table:table-cell>
          <table:table-cell office:value-type="string" calcext:value-type="string">
            <text:p>Custo do Ativo Fixo</text:p>
          </table:table-cell>
          <table:table-cell office:value-type="string" calcext:value-type="string">
            <text:p>Outras Receitas</text:p>
          </table:table-cell>
          <table:table-cell table:style-name="ce20" office:value-type="string" calcext:value-type="string">
            <text:p>inco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3.1.4.01.003</text:p>
          </table:table-cell>
          <table:table-cell office:value-type="string" calcext:value-type="string">
            <text:p>(-) Baixa de Depreciação do Ativo Fixo</text:p>
          </table:table-cell>
          <table:table-cell office:value-type="string" calcext:value-type="string">
            <text:p>Outras Receitas</text:p>
          </table:table-cell>
          <table:table-cell table:style-name="ce20" office:value-type="string" calcext:value-type="string">
            <text:p>incom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het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PESAS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hetic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DESPESAS OPERACIONAIS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hetic</text:p>
          </table:table-cell>
          <table:table-cell office:value-type="string" calcext:value-type="string">
            <text:p>4.1.1</text:p>
          </table:table-cell>
          <table:table-cell office:value-type="string" calcext:value-type="string">
            <text:p>DESPESAS GERAIS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hetic</text:p>
          </table:table-cell>
          <table:table-cell office:value-type="string" calcext:value-type="string">
            <text:p>4.1.1.01</text:p>
          </table:table-cell>
          <table:table-cell office:value-type="string" calcext:value-type="string">
            <text:p>DESPESAS C/ PESSOAL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1.001</text:p>
          </table:table-cell>
          <table:table-cell office:value-type="string" calcext:value-type="string">
            <text:p>Salarios E Encargos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1.002</text:p>
          </table:table-cell>
          <table:table-cell office:value-type="string" calcext:value-type="string">
            <text:p>Ferias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1.003</text:p>
          </table:table-cell>
          <table:table-cell office:value-type="string" calcext:value-type="string">
            <text:p>13 Salario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1.004</text:p>
          </table:table-cell>
          <table:table-cell office:value-type="string" calcext:value-type="string">
            <text:p>Pro Labore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1.005</text:p>
          </table:table-cell>
          <table:table-cell office:value-type="string" calcext:value-type="string">
            <text:p>Estagio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1.006</text:p>
          </table:table-cell>
          <table:table-cell office:value-type="string" calcext:value-type="string">
            <text:p>Gratificacoes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1.007</text:p>
          </table:table-cell>
          <table:table-cell office:value-type="string" calcext:value-type="string">
            <text:p>Plr - Participacao Nos Lucros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1.008</text:p>
          </table:table-cell>
          <table:table-cell office:value-type="string" calcext:value-type="string">
            <text:p>Bolsa - Cursos E Treinamentos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1.009</text:p>
          </table:table-cell>
          <table:table-cell office:value-type="string" calcext:value-type="string">
            <text:p>Rescisoes Trabalhistas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1.010</text:p>
          </table:table-cell>
          <table:table-cell office:value-type="string" calcext:value-type="string">
            <text:p>Ajuda De Custos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1.011</text:p>
          </table:table-cell>
          <table:table-cell office:value-type="string" calcext:value-type="string">
            <text:p>Vale Refeicao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1.012</text:p>
          </table:table-cell>
          <table:table-cell office:value-type="string" calcext:value-type="string">
            <text:p>Vale Transporte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1.013</text:p>
          </table:table-cell>
          <table:table-cell office:value-type="string" calcext:value-type="string">
            <text:p>Uniformes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1.014</text:p>
          </table:table-cell>
          <table:table-cell office:value-type="string" calcext:value-type="string">
            <text:p>Assistencia Medica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1.015</text:p>
          </table:table-cell>
          <table:table-cell office:value-type="string" calcext:value-type="string">
            <text:p>Assistencia Odontologica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1.016</text:p>
          </table:table-cell>
          <table:table-cell office:value-type="string" calcext:value-type="string">
            <text:p>Despesas C/ Pcmso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1.017</text:p>
          </table:table-cell>
          <table:table-cell office:value-type="string" calcext:value-type="string">
            <text:p>Inss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1.018</text:p>
          </table:table-cell>
          <table:table-cell office:value-type="string" calcext:value-type="string">
            <text:p>Fgts S/ Salarios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1.019</text:p>
          </table:table-cell>
          <table:table-cell office:value-type="string" calcext:value-type="string">
            <text:p>Horas Extras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hetic</text:p>
          </table:table-cell>
          <table:table-cell office:value-type="string" calcext:value-type="string">
            <text:p>4.1.1.02</text:p>
          </table:table-cell>
          <table:table-cell office:value-type="string" calcext:value-type="string">
            <text:p>DESPESAS ADMINISTRATIVAS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2.001</text:p>
          </table:table-cell>
          <table:table-cell office:value-type="string" calcext:value-type="string">
            <text:p>Despesas C/ Cartorios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litic</text:p>
          </table:table-cell>
          <table:table-cell office:value-type="string" calcext:value-type="string">
            <text:p>4.1.1.02.002</text:p>
          </table:table-cell>
          <table:table-cell table:style-name="ce7" office:value-type="string" calcext:value-type="string">
            <text:p>Estacionamento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litic</text:p>
          </table:table-cell>
          <table:table-cell office:value-type="string" calcext:value-type="string">
            <text:p>4.1.1.02.003</text:p>
          </table:table-cell>
          <table:table-cell table:style-name="ce7" office:value-type="string" calcext:value-type="string">
            <text:p>Combustível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litic</text:p>
          </table:table-cell>
          <table:table-cell office:value-type="string" calcext:value-type="string">
            <text:p>4.1.1.02.004</text:p>
          </table:table-cell>
          <table:table-cell table:style-name="ce7" office:value-type="string" calcext:value-type="string">
            <text:p>Coffe Break / Cafe / Almoço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nalitic</text:p>
          </table:table-cell>
          <table:table-cell office:value-type="string" calcext:value-type="string">
            <text:p>4.1.1.02.005</text:p>
          </table:table-cell>
          <table:table-cell table:style-name="ce7" office:value-type="string" calcext:value-type="string">
            <text:p>Táxi / Ulber / 99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hetic</text:p>
          </table:table-cell>
          <table:table-cell office:value-type="string" calcext:value-type="string">
            <text:p>4.1.1.03</text:p>
          </table:table-cell>
          <table:table-cell office:value-type="string" calcext:value-type="string">
            <text:p>DESPESAS C/ COMUNICACAO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3.001</text:p>
          </table:table-cell>
          <table:table-cell office:value-type="string" calcext:value-type="string">
            <text:p>Telefonia Fixa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3.002</text:p>
          </table:table-cell>
          <table:table-cell office:value-type="string" calcext:value-type="string">
            <text:p>Telefonia Movel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3.003</text:p>
          </table:table-cell>
          <table:table-cell office:value-type="string" calcext:value-type="string">
            <text:p>Desp. C/ Internet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hetic</text:p>
          </table:table-cell>
          <table:table-cell office:value-type="string" calcext:value-type="string">
            <text:p>4.1.1.04</text:p>
          </table:table-cell>
          <table:table-cell office:value-type="string" calcext:value-type="string">
            <text:p>DESPESAS C/ OCUPACAO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4.001</text:p>
          </table:table-cell>
          <table:table-cell office:value-type="string" calcext:value-type="string">
            <text:p>Agua / Esgoto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4.002</text:p>
          </table:table-cell>
          <table:table-cell office:value-type="string" calcext:value-type="string">
            <text:p>Energia Eletrica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4.003</text:p>
          </table:table-cell>
          <table:table-cell office:value-type="string" calcext:value-type="string">
            <text:p>Alugueis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4.004</text:p>
          </table:table-cell>
          <table:table-cell office:value-type="string" calcext:value-type="string">
            <text:p>Condominio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4.005</text:p>
          </table:table-cell>
          <table:table-cell office:value-type="string" calcext:value-type="string">
            <text:p>Manutencao / Reparos / Conservação Predial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4.006</text:p>
          </table:table-cell>
          <table:table-cell office:value-type="string" calcext:value-type="string">
            <text:p>IPTU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4.007</text:p>
          </table:table-cell>
          <table:table-cell office:value-type="string" calcext:value-type="string">
            <text:p>Limpeza Escritório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hetic</text:p>
          </table:table-cell>
          <table:table-cell office:value-type="string" calcext:value-type="string">
            <text:p>4.1.1.05</text:p>
          </table:table-cell>
          <table:table-cell office:value-type="string" calcext:value-type="string">
            <text:p>DESPESAS DE ESCRITORIOS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5.001</text:p>
          </table:table-cell>
          <table:table-cell office:value-type="string" calcext:value-type="string">
            <text:p>Material De Escritorio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5.002</text:p>
          </table:table-cell>
          <table:table-cell office:value-type="string" calcext:value-type="string">
            <text:p>Material De Higiene E Limpeza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5.003</text:p>
          </table:table-cell>
          <table:table-cell office:value-type="string" calcext:value-type="string">
            <text:p>Suprimentos De Informatica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5.004</text:p>
          </table:table-cell>
          <table:table-cell office:value-type="string" calcext:value-type="string">
            <text:p>Despesas C/ Copa &amp; Cozinha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hetic</text:p>
          </table:table-cell>
          <table:table-cell office:value-type="string" calcext:value-type="string">
            <text:p>4.1.1.06</text:p>
          </table:table-cell>
          <table:table-cell office:value-type="string" calcext:value-type="string">
            <text:p>DESPESAS DE LOGISTICA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6.001</text:p>
          </table:table-cell>
          <table:table-cell office:value-type="string" calcext:value-type="string">
            <text:p>Correios / Malotes / Aereo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6.002</text:p>
          </table:table-cell>
          <table:table-cell office:value-type="string" calcext:value-type="string">
            <text:p>Fretes E Carretos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6.003</text:p>
          </table:table-cell>
          <table:table-cell office:value-type="string" calcext:value-type="string">
            <text:p>Servicos De Motoboy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hetic</text:p>
          </table:table-cell>
          <table:table-cell office:value-type="string" calcext:value-type="string">
            <text:p>4.1.1.07</text:p>
          </table:table-cell>
          <table:table-cell office:value-type="string" calcext:value-type="string">
            <text:p>DESPESAS C/ MARKETING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7.001</text:p>
          </table:table-cell>
          <table:table-cell office:value-type="string" calcext:value-type="string">
            <text:p>Brindes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7.002</text:p>
          </table:table-cell>
          <table:table-cell office:value-type="string" calcext:value-type="string">
            <text:p>Bonificacoes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7.003</text:p>
          </table:table-cell>
          <table:table-cell office:value-type="string" calcext:value-type="string">
            <text:p>Criacao De Materiais / Midias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7.004</text:p>
          </table:table-cell>
          <table:table-cell office:value-type="string" calcext:value-type="string">
            <text:p>Patrocinio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7.005</text:p>
          </table:table-cell>
          <table:table-cell office:value-type="string" calcext:value-type="string">
            <text:p>Gerenciamento De Midia Social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7.006</text:p>
          </table:table-cell>
          <table:table-cell office:value-type="string" calcext:value-type="string">
            <text:p>Outras Despesas De Marketing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7.007</text:p>
          </table:table-cell>
          <table:table-cell office:value-type="string" calcext:value-type="string">
            <text:p>Grafica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hetic</text:p>
          </table:table-cell>
          <table:table-cell office:value-type="string" calcext:value-type="string">
            <text:p>4.1.1.08</text:p>
          </table:table-cell>
          <table:table-cell office:value-type="string" calcext:value-type="string">
            <text:p>DESPESAS EM EVENTOS/CONGRESSO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8.001</text:p>
          </table:table-cell>
          <table:table-cell office:value-type="string" calcext:value-type="string">
            <text:p>Patrocinio Evento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8.002</text:p>
          </table:table-cell>
          <table:table-cell office:value-type="string" calcext:value-type="string">
            <text:p>Stand Evento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8.003</text:p>
          </table:table-cell>
          <table:table-cell office:value-type="string" calcext:value-type="string">
            <text:p>Banner Evento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8.004</text:p>
          </table:table-cell>
          <table:table-cell office:value-type="string" calcext:value-type="string">
            <text:p>Coffe Break Evento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8.005</text:p>
          </table:table-cell>
          <table:table-cell office:value-type="string" calcext:value-type="string">
            <text:p>Brindes Evento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8.006</text:p>
          </table:table-cell>
          <table:table-cell office:value-type="string" calcext:value-type="string">
            <text:p>Grafica Evento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8.007</text:p>
          </table:table-cell>
          <table:table-cell office:value-type="string" calcext:value-type="string">
            <text:p>Segurança Evento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8.008</text:p>
          </table:table-cell>
          <table:table-cell office:value-type="string" calcext:value-type="string">
            <text:p>Modelos Evento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8.009</text:p>
          </table:table-cell>
          <table:table-cell office:value-type="string" calcext:value-type="string">
            <text:p>Garçon Evento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8.010</text:p>
          </table:table-cell>
          <table:table-cell office:value-type="string" calcext:value-type="string">
            <text:p>Aluguel De Equipamentos Evento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8.011</text:p>
          </table:table-cell>
          <table:table-cell office:value-type="string" calcext:value-type="string">
            <text:p>Passagem Aerea Evento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8.012</text:p>
          </table:table-cell>
          <table:table-cell office:value-type="string" calcext:value-type="string">
            <text:p>Estadia Evento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8.013</text:p>
          </table:table-cell>
          <table:table-cell office:value-type="string" calcext:value-type="string">
            <text:p>Transporte Evento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8.014</text:p>
          </table:table-cell>
          <table:table-cell office:value-type="string" calcext:value-type="string">
            <text:p>Premio Evento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8.015</text:p>
          </table:table-cell>
          <table:table-cell office:value-type="string" calcext:value-type="string">
            <text:p>Producao De Evento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hetic</text:p>
          </table:table-cell>
          <table:table-cell office:value-type="string" calcext:value-type="string">
            <text:p>4.1.1.09</text:p>
          </table:table-cell>
          <table:table-cell office:value-type="string" calcext:value-type="string">
            <text:p>DESPESAS C/ VIAGENS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9.001</text:p>
          </table:table-cell>
          <table:table-cell office:value-type="string" calcext:value-type="string">
            <text:p>Locacao De Veiculos Viagem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9.002</text:p>
          </table:table-cell>
          <table:table-cell office:value-type="string" calcext:value-type="string">
            <text:p>Hospedagem Viagem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9.003</text:p>
          </table:table-cell>
          <table:table-cell office:value-type="string" calcext:value-type="string">
            <text:p>Passagens Viagem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9.004</text:p>
          </table:table-cell>
          <table:table-cell office:value-type="string" calcext:value-type="string">
            <text:p>Pedagios Viagem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9.005</text:p>
          </table:table-cell>
          <table:table-cell office:value-type="string" calcext:value-type="string">
            <text:p>Lanches / Refeicoes Viagem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9.006</text:p>
          </table:table-cell>
          <table:table-cell office:value-type="string" calcext:value-type="string">
            <text:p>Taxi Viagem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9.007</text:p>
          </table:table-cell>
          <table:table-cell office:value-type="string" calcext:value-type="string">
            <text:p>Locomoção Viagem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9.008</text:p>
          </table:table-cell>
          <table:table-cell office:value-type="string" calcext:value-type="string">
            <text:p>Reembolso De Combustivel Viagem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9.009</text:p>
          </table:table-cell>
          <table:table-cell office:value-type="string" calcext:value-type="string">
            <text:p>Viagens E Estadias Viagem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09.010</text:p>
          </table:table-cell>
          <table:table-cell office:value-type="string" calcext:value-type="string">
            <text:p>Estacionamento Viagem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hetic</text:p>
          </table:table-cell>
          <table:table-cell office:value-type="string" calcext:value-type="string">
            <text:p>4.1.1.10</text:p>
          </table:table-cell>
          <table:table-cell office:value-type="string" calcext:value-type="string">
            <text:p>DEPRECIACOES / AMORTIZACOES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10.001</text:p>
          </table:table-cell>
          <table:table-cell office:value-type="string" calcext:value-type="string">
            <text:p>Despesas C/ Depreciacoes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10.002</text:p>
          </table:table-cell>
          <table:table-cell office:value-type="string" calcext:value-type="string">
            <text:p>Despesas C/ Amortizacoes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hetic</text:p>
          </table:table-cell>
          <table:table-cell office:value-type="string" calcext:value-type="string">
            <text:p>4.1.1.11</text:p>
          </table:table-cell>
          <table:table-cell office:value-type="string" calcext:value-type="string">
            <text:p>SERVICOS PRESTADOS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11.001</text:p>
          </table:table-cell>
          <table:table-cell office:value-type="string" calcext:value-type="string">
            <text:p>Assessoria Contabil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11.002</text:p>
          </table:table-cell>
          <table:table-cell office:value-type="string" calcext:value-type="string">
            <text:p>Assessoria Juridica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11.003</text:p>
          </table:table-cell>
          <table:table-cell office:value-type="string" calcext:value-type="string">
            <text:p>Consultorias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11.004</text:p>
          </table:table-cell>
          <table:table-cell office:value-type="string" calcext:value-type="string">
            <text:p>Servicos de Limpeza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11.005</text:p>
          </table:table-cell>
          <table:table-cell office:value-type="string" calcext:value-type="string">
            <text:p>Servicos de Vigilancia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11.006</text:p>
          </table:table-cell>
          <table:table-cell office:value-type="string" calcext:value-type="string">
            <text:p>Servicos de Informatica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11.007</text:p>
          </table:table-cell>
          <table:table-cell office:value-type="string" calcext:value-type="string">
            <text:p>Serviço de Chaveiro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hetic</text:p>
          </table:table-cell>
          <table:table-cell office:value-type="string" calcext:value-type="string">
            <text:p>4.1.1.12</text:p>
          </table:table-cell>
          <table:table-cell office:value-type="string" calcext:value-type="string">
            <text:p>DESPESAS TRIBUTARIAS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12.001</text:p>
          </table:table-cell>
          <table:table-cell office:value-type="string" calcext:value-type="string">
            <text:p>Associacao De Classes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12.002</text:p>
          </table:table-cell>
          <table:table-cell office:value-type="string" calcext:value-type="string">
            <text:p>Taxas Federais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12.003</text:p>
          </table:table-cell>
          <table:table-cell office:value-type="string" calcext:value-type="string">
            <text:p>Taxas Estaduais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12.004</text:p>
          </table:table-cell>
          <table:table-cell office:value-type="string" calcext:value-type="string">
            <text:p>Taxas Municipais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12.005</text:p>
          </table:table-cell>
          <table:table-cell office:value-type="string" calcext:value-type="string">
            <text:p>Taxas Sindicais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hetic</text:p>
          </table:table-cell>
          <table:table-cell office:value-type="string" calcext:value-type="string">
            <text:p>4.1.1.13</text:p>
          </table:table-cell>
          <table:table-cell office:value-type="string" calcext:value-type="string">
            <text:p>OUTRAS DESPESAS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13.001</text:p>
          </table:table-cell>
          <table:table-cell office:value-type="string" calcext:value-type="string">
            <text:p>Festas Aniversário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1.13.002</text:p>
          </table:table-cell>
          <table:table-cell office:value-type="string" calcext:value-type="string">
            <text:p>Farmácia / Remédio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hetic</text:p>
          </table:table-cell>
          <table:table-cell office:value-type="string" calcext:value-type="string">
            <text:p>4.1.2</text:p>
          </table:table-cell>
          <table:table-cell office:value-type="string" calcext:value-type="string">
            <text:p>DESPESAS FINANCEIRAS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hetic</text:p>
          </table:table-cell>
          <table:table-cell office:value-type="string" calcext:value-type="string">
            <text:p>4.1.2.01</text:p>
          </table:table-cell>
          <table:table-cell office:value-type="string" calcext:value-type="string">
            <text:p>DESPESAS FINANCEIRAS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2.01.001</text:p>
          </table:table-cell>
          <table:table-cell office:value-type="string" calcext:value-type="string">
            <text:p>Despesas / Taxas Bancarias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2.01.002</text:p>
          </table:table-cell>
          <table:table-cell office:value-type="string" calcext:value-type="string">
            <text:p>IOF / IOC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2.01.003</text:p>
          </table:table-cell>
          <table:table-cell office:value-type="string" calcext:value-type="string">
            <text:p>Juros Passivos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2.01.004</text:p>
          </table:table-cell>
          <table:table-cell office:value-type="string" calcext:value-type="string">
            <text:p>Desconto Concedidos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2.01.005</text:p>
          </table:table-cell>
          <table:table-cell office:value-type="string" calcext:value-type="string">
            <text:p>Tarifas De Cambio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hetic</text:p>
          </table:table-cell>
          <table:table-cell office:value-type="string" calcext:value-type="string">
            <text:p>4.1.2.02</text:p>
          </table:table-cell>
          <table:table-cell office:value-type="string" calcext:value-type="string">
            <text:p>VARIACAO CAMBIAL PASSIVA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2.02.001</text:p>
          </table:table-cell>
          <table:table-cell office:value-type="string" calcext:value-type="string">
            <text:p>Variacao Cambial Passiva Realizada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1.2.02.002</text:p>
          </table:table-cell>
          <table:table-cell office:value-type="string" calcext:value-type="string">
            <text:p>Variacao Cambial Passiva Nao Realizada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hetic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OUTRAS DESPESAS OPERACIONAIS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hetic</text:p>
          </table:table-cell>
          <table:table-cell office:value-type="string" calcext:value-type="string">
            <text:p>4.2.1</text:p>
          </table:table-cell>
          <table:table-cell office:value-type="string" calcext:value-type="string">
            <text:p>OUTRAS DESPESAS NAO OPERACIONAIS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hetic</text:p>
          </table:table-cell>
          <table:table-cell office:value-type="string" calcext:value-type="string">
            <text:p>4.2.1.01</text:p>
          </table:table-cell>
          <table:table-cell office:value-type="string" calcext:value-type="string">
            <text:p>DESPESAS INDEDUTIVEIS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2.1.01.001</text:p>
          </table:table-cell>
          <table:table-cell office:value-type="string" calcext:value-type="string">
            <text:p>Multas Federais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2.1.01.002</text:p>
          </table:table-cell>
          <table:table-cell office:value-type="string" calcext:value-type="string">
            <text:p>Multas Estaduais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2.1.01.003</text:p>
          </table:table-cell>
          <table:table-cell office:value-type="string" calcext:value-type="string">
            <text:p>Multas Municipais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2.1.01.004</text:p>
          </table:table-cell>
          <table:table-cell office:value-type="string" calcext:value-type="string">
            <text:p>Multas De Transito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hetic</text:p>
          </table:table-cell>
          <table:table-cell office:value-type="string" calcext:value-type="string">
            <text:p>4.2.1.02</text:p>
          </table:table-cell>
          <table:table-cell office:value-type="string" calcext:value-type="string">
            <text:p>OUTRAS DESPESAS INDEDUTIVEIS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4.2.1.02.001</text:p>
          </table:table-cell>
          <table:table-cell office:value-type="string" calcext:value-type="string">
            <text:p>Doacoes</text:p>
          </table:table-cell>
          <table:table-cell office:value-type="string" calcext:value-type="string">
            <text:p>Despesas</text:p>
          </table:table-cell>
          <table:table-cell table:style-name="ce20" office:value-type="string" calcext:value-type="string">
            <text:p>expen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het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URAÇÃO DO RESULTADO</text:p>
          </table:table-cell>
          <table:table-cell office:value-type="string" calcext:value-type="string">
            <text:p>Lucro do Ano em Curs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thetic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APURAÇÃO DO RESULTADO</text:p>
          </table:table-cell>
          <table:table-cell office:value-type="string" calcext:value-type="string">
            <text:p>Lucro do Ano em Curs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thetic</text:p>
          </table:table-cell>
          <table:table-cell office:value-type="string" calcext:value-type="string">
            <text:p>5.1.1</text:p>
          </table:table-cell>
          <table:table-cell office:value-type="string" calcext:value-type="string">
            <text:p>APURAÇÃO DO RESULTADO</text:p>
          </table:table-cell>
          <table:table-cell office:value-type="string" calcext:value-type="string">
            <text:p>Lucro do Ano em Curs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thetic</text:p>
          </table:table-cell>
          <table:table-cell office:value-type="string" calcext:value-type="string">
            <text:p>5.1.1.01</text:p>
          </table:table-cell>
          <table:table-cell office:value-type="string" calcext:value-type="string">
            <text:p>APURAÇÃO DO RESULTADO</text:p>
          </table:table-cell>
          <table:table-cell office:value-type="string" calcext:value-type="string">
            <text:p>Lucro do Ano em Curs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itic</text:p>
          </table:table-cell>
          <table:table-cell office:value-type="string" calcext:value-type="string">
            <text:p>5.1.1.01.001</text:p>
          </table:table-cell>
          <table:table-cell office:value-type="string" calcext:value-type="string">
            <text:p>Apuração Do Resultado</text:p>
          </table:table-cell>
          <table:table-cell office:value-type="string" calcext:value-type="string">
            <text:p>Lucro do Ano em Curso</text:p>
          </table:table-cell>
          <table:table-cell table:number-columns-repeated="1017"/>
        </table:table-row>
        <table:table-row table:style-name="ro1" table:number-rows-repeated="104824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Grupo Limpo" table:style-name="ta1"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row table:style-name="ro3">
          <table:table-cell office:value-type="string" calcext:value-type="string">
            <text:p>Sintheti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ATIVO</text:p>
          </table:table-cell>
        </table:table-row>
        <table:table-row table:style-name="ro3">
          <table:table-cell office:value-type="string" calcext:value-type="string">
            <text:p>Sinthetic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ATIVO CIRCULANTE</text:p>
          </table:table-cell>
        </table:table-row>
        <table:table-row table:style-name="ro3">
          <table:table-cell office:value-type="string" calcext:value-type="string">
            <text:p>Sinthetic</text:p>
          </table:table-cell>
          <table:table-cell office:value-type="string" calcext:value-type="string">
            <text:p>1.1.1</text:p>
          </table:table-cell>
          <table:table-cell office:value-type="string" calcext:value-type="string">
            <text:p>CAIXA E EQUIVALENTES DE CAIXA</text:p>
          </table:table-cell>
        </table:table-row>
        <table:table-row table:style-name="ro3">
          <table:table-cell office:value-type="string" calcext:value-type="string">
            <text:p>Sinthetic</text:p>
          </table:table-cell>
          <table:table-cell office:value-type="string" calcext:value-type="string">
            <text:p>1.1.1.01</text:p>
          </table:table-cell>
          <table:table-cell office:value-type="string" calcext:value-type="string">
            <text:p>CAIXA GERAL</text:p>
          </table:table-cell>
        </table:table-row>
        <table:table-row table:style-name="ro3">
          <table:table-cell office:value-type="string" calcext:value-type="string">
            <text:p>Sinthetic</text:p>
          </table:table-cell>
          <table:table-cell office:value-type="string" calcext:value-type="string">
            <text:p>1.1.1.02</text:p>
          </table:table-cell>
          <table:table-cell office:value-type="string" calcext:value-type="string">
            <text:p>BANCO CONTA MOVIMENTO</text:p>
          </table:table-cell>
        </table:table-row>
        <table:table-row table:style-name="ro3">
          <table:table-cell office:value-type="string" calcext:value-type="string">
            <text:p>Sinthetic</text:p>
          </table:table-cell>
          <table:table-cell office:value-type="string" calcext:value-type="string">
            <text:p>1.1.1.03</text:p>
          </table:table-cell>
          <table:table-cell office:value-type="string" calcext:value-type="string">
            <text:p>APLICAÇÕES DE CURTO PRAZO</text:p>
          </table:table-cell>
        </table:table-row>
        <table:table-row table:style-name="ro3">
          <table:table-cell office:value-type="string" calcext:value-type="string">
            <text:p>Sinthetic</text:p>
          </table:table-cell>
          <table:table-cell office:value-type="string" calcext:value-type="string">
            <text:p>1.1.2</text:p>
          </table:table-cell>
          <table:table-cell table:style-name="Default" office:value-type="string" calcext:value-type="string">
            <text:p>REALIZAVEL A CURTO PRAZO</text:p>
          </table:table-cell>
        </table:table-row>
        <table:table-row table:style-name="ro3">
          <table:table-cell office:value-type="string" calcext:value-type="string">
            <text:p>Sinthetic</text:p>
          </table:table-cell>
          <table:table-cell office:value-type="string" calcext:value-type="string">
            <text:p>1.1.2.01</text:p>
          </table:table-cell>
          <table:table-cell office:value-type="string" calcext:value-type="string">
            <text:p>CONTAS A RECEBER</text:p>
          </table:table-cell>
        </table:table-row>
        <table:table-row table:style-name="ro3">
          <table:table-cell office:value-type="string" calcext:value-type="string">
            <text:p>Sinthetic</text:p>
          </table:table-cell>
          <table:table-cell office:value-type="string" calcext:value-type="string">
            <text:p>1.1.2.02</text:p>
          </table:table-cell>
          <table:table-cell office:value-type="string" calcext:value-type="string">
            <text:p>OUTRAS CONTAS A RECEBER</text:p>
          </table:table-cell>
        </table:table-row>
        <table:table-row table:style-name="ro3">
          <table:table-cell office:value-type="string" calcext:value-type="string">
            <text:p>Sinthetic</text:p>
          </table:table-cell>
          <table:table-cell office:value-type="string" calcext:value-type="string">
            <text:p>1.1.2.03</text:p>
          </table:table-cell>
          <table:table-cell office:value-type="string" calcext:value-type="string">
            <text:p>ADIANTAMENTOS</text:p>
          </table:table-cell>
        </table:table-row>
        <table:table-row table:style-name="ro3">
          <table:table-cell office:value-type="string" calcext:value-type="string">
            <text:p>Sinthetic</text:p>
          </table:table-cell>
          <table:table-cell office:value-type="string" calcext:value-type="string">
            <text:p>1.1.2.04</text:p>
          </table:table-cell>
          <table:table-cell office:value-type="string" calcext:value-type="string">
            <text:p>OUTROS ADIANTAMENTOS</text:p>
          </table:table-cell>
        </table:table-row>
        <table:table-row table:style-name="ro3">
          <table:table-cell office:value-type="string" calcext:value-type="string">
            <text:p>Sinthetic</text:p>
          </table:table-cell>
          <table:table-cell office:value-type="string" calcext:value-type="string">
            <text:p>1.1.2.05</text:p>
          </table:table-cell>
          <table:table-cell office:value-type="string" calcext:value-type="string">
            <text:p>ESTOQUES</text:p>
          </table:table-cell>
        </table:table-row>
        <table:table-row table:style-name="ro3">
          <table:table-cell office:value-type="string" calcext:value-type="string">
            <text:p>Sinthetic</text:p>
          </table:table-cell>
          <table:table-cell office:value-type="string" calcext:value-type="string">
            <text:p>1.1.3</text:p>
          </table:table-cell>
          <table:table-cell office:value-type="string" calcext:value-type="string">
            <text:p>OUTROS CRÉDITOS</text:p>
          </table:table-cell>
        </table:table-row>
        <table:table-row table:style-name="ro3">
          <table:table-cell table:style-name="Default" office:value-type="string" calcext:value-type="string">
            <text:p>Sinthetic</text:p>
          </table:table-cell>
          <table:table-cell office:value-type="string" calcext:value-type="string">
            <text:p>1.1.3.01</text:p>
          </table:table-cell>
          <table:table-cell office:value-type="string" calcext:value-type="string">
            <text:p>IMPOSTOS A RECUPERAR</text:p>
          </table:table-cell>
        </table:table-row>
        <table:table-row table:style-name="ro3">
          <table:table-cell table:style-name="Default" office:value-type="string" calcext:value-type="string">
            <text:p>Sinthetic</text:p>
          </table:table-cell>
          <table:table-cell office:value-type="string" calcext:value-type="string">
            <text:p>1.1.4.02</text:p>
          </table:table-cell>
          <table:table-cell table:style-name="Default" office:value-type="string" calcext:value-type="string">
            <text:p>IRPJ/CSSL A RECUPERAR</text:p>
          </table:table-cell>
        </table:table-row>
        <table:table-row table:style-name="ro3">
          <table:table-cell table:style-name="Default" office:value-type="string" calcext:value-type="string">
            <text:p>Sinthetic</text:p>
          </table:table-cell>
          <table:table-cell office:value-type="string" calcext:value-type="string">
            <text:p>1.2</text:p>
          </table:table-cell>
          <table:table-cell table:style-name="Default" office:value-type="string" calcext:value-type="string">
            <text:p>ATIVO NÃO CIRCULANTE</text:p>
          </table:table-cell>
        </table:table-row>
        <table:table-row table:style-name="ro3">
          <table:table-cell table:style-name="Default" office:value-type="string" calcext:value-type="string">
            <text:p>Sinthetic</text:p>
          </table:table-cell>
          <table:table-cell office:value-type="string" calcext:value-type="string">
            <text:p>1.2.1</text:p>
          </table:table-cell>
          <table:table-cell table:style-name="Default" office:value-type="string" calcext:value-type="string">
            <text:p>REALIZAVEL A LONGO PRAZO</text:p>
          </table:table-cell>
        </table:table-row>
        <table:table-row table:style-name="ro3">
          <table:table-cell table:style-name="Default" office:value-type="string" calcext:value-type="string">
            <text:p>Sinthetic</text:p>
          </table:table-cell>
          <table:table-cell office:value-type="string" calcext:value-type="string">
            <text:p>1.2.1.01</text:p>
          </table:table-cell>
          <table:table-cell table:style-name="Default" office:value-type="string" calcext:value-type="string">
            <text:p>APLICAÇÕES FINANCEIRAS</text:p>
          </table:table-cell>
        </table:table-row>
        <table:table-row table:style-name="ro3">
          <table:table-cell table:style-name="Default" office:value-type="string" calcext:value-type="string">
            <text:p>Sinthetic</text:p>
          </table:table-cell>
          <table:table-cell office:value-type="string" calcext:value-type="string">
            <text:p>1.2.1.02</text:p>
          </table:table-cell>
          <table:table-cell table:style-name="Default" office:value-type="string" calcext:value-type="string">
            <text:p>ADIANTAMENTOS</text:p>
          </table:table-cell>
        </table:table-row>
        <table:table-row table:style-name="ro3">
          <table:table-cell office:value-type="string" calcext:value-type="string">
            <text:p>Sinthetic</text:p>
          </table:table-cell>
          <table:table-cell office:value-type="string" calcext:value-type="string">
            <text:p>1.2.1.03</text:p>
          </table:table-cell>
          <table:table-cell office:value-type="string" calcext:value-type="string">
            <text:p>DIREITOS A RECEBER</text:p>
          </table:table-cell>
        </table:table-row>
        <table:table-row table:style-name="ro3">
          <table:table-cell office:value-type="string" calcext:value-type="string">
            <text:p>Sinthetic</text:p>
          </table:table-cell>
          <table:table-cell office:value-type="string" calcext:value-type="string">
            <text:p>1.2.1.04</text:p>
          </table:table-cell>
          <table:table-cell office:value-type="string" calcext:value-type="string">
            <text:p>DIREITOS A RECEBER</text:p>
          </table:table-cell>
        </table:table-row>
        <table:table-row table:style-name="ro3">
          <table:table-cell office:value-type="string" calcext:value-type="string">
            <text:p>Sinthetic</text:p>
          </table:table-cell>
          <table:table-cell office:value-type="string" calcext:value-type="string">
            <text:p>1.2.1.05</text:p>
          </table:table-cell>
          <table:table-cell office:value-type="string" calcext:value-type="string">
            <text:p>INVESTIMENTOS A LONGO PRAZO</text:p>
          </table:table-cell>
        </table:table-row>
        <table:table-row table:style-name="ro3">
          <table:table-cell office:value-type="string" calcext:value-type="string">
            <text:p>Sinthetic</text:p>
          </table:table-cell>
          <table:table-cell office:value-type="string" calcext:value-type="string">
            <text:p>1.2.2</text:p>
          </table:table-cell>
          <table:table-cell office:value-type="string" calcext:value-type="string">
            <text:p>ATIVO IMOBILIZADO</text:p>
          </table:table-cell>
        </table:table-row>
        <table:table-row table:style-name="ro3">
          <table:table-cell office:value-type="string" calcext:value-type="string">
            <text:p>Sinthetic</text:p>
          </table:table-cell>
          <table:table-cell office:value-type="string" calcext:value-type="string">
            <text:p>1.2.2.01</text:p>
          </table:table-cell>
          <table:table-cell office:value-type="string" calcext:value-type="string">
            <text:p>IMOBILIZADO TANGÍVEL</text:p>
          </table:table-cell>
        </table:table-row>
        <table:table-row table:style-name="ro3">
          <table:table-cell office:value-type="string" calcext:value-type="string">
            <text:p>Sinthetic</text:p>
          </table:table-cell>
          <table:table-cell office:value-type="string" calcext:value-type="string">
            <text:p>1.2.4</text:p>
          </table:table-cell>
          <table:table-cell office:value-type="string" calcext:value-type="string">
            <text:p>INTANGÍVEL</text:p>
          </table:table-cell>
        </table:table-row>
        <table:table-row table:style-name="ro3">
          <table:table-cell office:value-type="string" calcext:value-type="string">
            <text:p>Sinthetic</text:p>
          </table:table-cell>
          <table:table-cell office:value-type="string" calcext:value-type="string">
            <text:p>1.2.4.01</text:p>
          </table:table-cell>
          <table:table-cell office:value-type="string" calcext:value-type="string">
            <text:p>BENS INTANGIVEIS</text:p>
          </table:table-cell>
        </table:table-row>
        <table:table-row table:style-name="ro3">
          <table:table-cell office:value-type="string" calcext:value-type="string">
            <text:p>Sintheti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PASSIVO</text:p>
          </table:table-cell>
        </table:table-row>
        <table:table-row table:style-name="ro3">
          <table:table-cell office:value-type="string" calcext:value-type="string">
            <text:p>Sinthetic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PASSIVO CIRCULANTE</text:p>
          </table:table-cell>
        </table:table-row>
        <table:table-row table:style-name="ro3">
          <table:table-cell office:value-type="string" calcext:value-type="string">
            <text:p>Sinthetic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EXIGIVEL A CURTO PRAZO</text:p>
          </table:table-cell>
        </table:table-row>
        <table:table-row table:style-name="ro3">
          <table:table-cell office:value-type="string" calcext:value-type="string">
            <text:p>Sinthetic</text:p>
          </table:table-cell>
          <table:table-cell office:value-type="string" calcext:value-type="string">
            <text:p>2.1.1.01</text:p>
          </table:table-cell>
          <table:table-cell office:value-type="string" calcext:value-type="string">
            <text:p>FORNECEDORES</text:p>
          </table:table-cell>
        </table:table-row>
        <table:table-row table:style-name="ro3">
          <table:table-cell office:value-type="string" calcext:value-type="string">
            <text:p>Sinthetic</text:p>
          </table:table-cell>
          <table:table-cell office:value-type="string" calcext:value-type="string">
            <text:p>2.1.1.03</text:p>
          </table:table-cell>
          <table:table-cell office:value-type="string" calcext:value-type="string">
            <text:p>EMPRÉSTIMOS E FINANCIAMENTOS</text:p>
          </table:table-cell>
        </table:table-row>
        <table:table-row table:style-name="ro3">
          <table:table-cell office:value-type="string" calcext:value-type="string">
            <text:p>Sinthetic</text:p>
          </table:table-cell>
          <table:table-cell office:value-type="string" calcext:value-type="string">
            <text:p>2.1.1.04</text:p>
          </table:table-cell>
          <table:table-cell office:value-type="string" calcext:value-type="string">
            <text:p>OBRIGAÇÕES TRABALHISTA</text:p>
          </table:table-cell>
        </table:table-row>
        <table:table-row table:style-name="ro3">
          <table:table-cell office:value-type="string" calcext:value-type="string">
            <text:p>Sinthetic</text:p>
          </table:table-cell>
          <table:table-cell office:value-type="string" calcext:value-type="string">
            <text:p>2.1.1.05</text:p>
          </table:table-cell>
          <table:table-cell office:value-type="string" calcext:value-type="string">
            <text:p>OBRIGAÇÕES PREVIDÊNCIÁRIAS</text:p>
          </table:table-cell>
        </table:table-row>
        <table:table-row table:style-name="ro3">
          <table:table-cell office:value-type="string" calcext:value-type="string">
            <text:p>Sinthetic</text:p>
          </table:table-cell>
          <table:table-cell office:value-type="string" calcext:value-type="string">
            <text:p>2.1.1.06</text:p>
          </table:table-cell>
          <table:table-cell office:value-type="string" calcext:value-type="string">
            <text:p>OBRIGAÇÕES FISCAIS</text:p>
          </table:table-cell>
        </table:table-row>
        <table:table-row table:style-name="ro3">
          <table:table-cell office:value-type="string" calcext:value-type="string">
            <text:p>Sinthetic</text:p>
          </table:table-cell>
          <table:table-cell office:value-type="string" calcext:value-type="string">
            <text:p>2.1.1.07</text:p>
          </table:table-cell>
          <table:table-cell table:style-name="ce4" office:value-type="string" calcext:value-type="string">
            <text:p>IRPJ / CSSL A RECOLHER</text:p>
          </table:table-cell>
        </table:table-row>
        <table:table-row table:style-name="ro3">
          <table:table-cell office:value-type="string" calcext:value-type="string">
            <text:p>Sinthetic</text:p>
          </table:table-cell>
          <table:table-cell office:value-type="string" calcext:value-type="string">
            <text:p>2.1.1.08</text:p>
          </table:table-cell>
          <table:table-cell table:style-name="ce4" office:value-type="string" calcext:value-type="string">
            <text:p>OUTRAS CONTAS A PAGAR</text:p>
          </table:table-cell>
        </table:table-row>
        <table:table-row table:style-name="ro3">
          <table:table-cell office:value-type="string" calcext:value-type="string">
            <text:p>Sinthetic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PROVISÕES</text:p>
          </table:table-cell>
        </table:table-row>
        <table:table-row table:style-name="ro3">
          <table:table-cell office:value-type="string" calcext:value-type="string">
            <text:p>Sinthetic</text:p>
          </table:table-cell>
          <table:table-cell office:value-type="string" calcext:value-type="string">
            <text:p>2.1.2.01</text:p>
          </table:table-cell>
          <table:table-cell office:value-type="string" calcext:value-type="string">
            <text:p>PROVISÃO SOBRE PESSOAL</text:p>
          </table:table-cell>
        </table:table-row>
        <table:table-row table:style-name="ro3">
          <table:table-cell office:value-type="string" calcext:value-type="string">
            <text:p>Sinthetic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PASSIVO NÃO CIRCULANTE</text:p>
          </table:table-cell>
        </table:table-row>
        <table:table-row table:style-name="ro3">
          <table:table-cell office:value-type="string" calcext:value-type="string">
            <text:p>Sinthetic</text:p>
          </table:table-cell>
          <table:table-cell office:value-type="string" calcext:value-type="string">
            <text:p>2.2.1</text:p>
          </table:table-cell>
          <table:table-cell office:value-type="string" calcext:value-type="string">
            <text:p>EXIGÍVEL A LONGO PRAZO</text:p>
          </table:table-cell>
        </table:table-row>
        <table:table-row table:style-name="ro3">
          <table:table-cell office:value-type="string" calcext:value-type="string">
            <text:p>Sinthetic</text:p>
          </table:table-cell>
          <table:table-cell office:value-type="string" calcext:value-type="string">
            <text:p>2.2.1.01</text:p>
          </table:table-cell>
          <table:table-cell office:value-type="string" calcext:value-type="string">
            <text:p>FORNECEDORES</text:p>
          </table:table-cell>
        </table:table-row>
        <table:table-row table:style-name="ro3">
          <table:table-cell office:value-type="string" calcext:value-type="string">
            <text:p>Sinthetic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PATRIMÔNIO LÍQUIDO</text:p>
          </table:table-cell>
        </table:table-row>
        <table:table-row table:style-name="ro3">
          <table:table-cell office:value-type="string" calcext:value-type="string">
            <text:p>Sinthetic</text:p>
          </table:table-cell>
          <table:table-cell office:value-type="string" calcext:value-type="string">
            <text:p>2.3.1</text:p>
          </table:table-cell>
          <table:table-cell office:value-type="string" calcext:value-type="string">
            <text:p>CAPITAL SOCIAL</text:p>
          </table:table-cell>
        </table:table-row>
        <table:table-row table:style-name="ro3">
          <table:table-cell office:value-type="string" calcext:value-type="string">
            <text:p>Sinthetic</text:p>
          </table:table-cell>
          <table:table-cell office:value-type="string" calcext:value-type="string">
            <text:p>2.3.1.01</text:p>
          </table:table-cell>
          <table:table-cell office:value-type="string" calcext:value-type="string">
            <text:p>CAPITAL SOCIAL</text:p>
          </table:table-cell>
        </table:table-row>
        <table:table-row table:style-name="ro3">
          <table:table-cell office:value-type="string" calcext:value-type="string">
            <text:p>Sinthetic</text:p>
          </table:table-cell>
          <table:table-cell office:value-type="string" calcext:value-type="string">
            <text:p>2.3.2</text:p>
          </table:table-cell>
          <table:table-cell office:value-type="string" calcext:value-type="string">
            <text:p>RESERVAS</text:p>
          </table:table-cell>
        </table:table-row>
        <table:table-row table:style-name="ro3">
          <table:table-cell office:value-type="string" calcext:value-type="string">
            <text:p>Sinthetic</text:p>
          </table:table-cell>
          <table:table-cell office:value-type="string" calcext:value-type="string">
            <text:p>2.3.3</text:p>
          </table:table-cell>
          <table:table-cell office:value-type="string" calcext:value-type="string">
            <text:p>PREJUÍZOS ACUMULADOS</text:p>
          </table:table-cell>
        </table:table-row>
        <table:table-row table:style-name="ro3">
          <table:table-cell office:value-type="string" calcext:value-type="string">
            <text:p>Sinthetic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ECEITAS</text:p>
          </table:table-cell>
        </table:table-row>
        <table:table-row table:style-name="ro3">
          <table:table-cell office:value-type="string" calcext:value-type="string">
            <text:p>Sinthetic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RECEITAS OPERACIONAIS</text:p>
          </table:table-cell>
        </table:table-row>
        <table:table-row table:style-name="ro3">
          <table:table-cell office:value-type="string" calcext:value-type="string">
            <text:p>Sinthetic</text:p>
          </table:table-cell>
          <table:table-cell office:value-type="string" calcext:value-type="string">
            <text:p>3.1.1</text:p>
          </table:table-cell>
          <table:table-cell office:value-type="string" calcext:value-type="string">
            <text:p>RECEITAS BRUTA</text:p>
          </table:table-cell>
        </table:table-row>
        <table:table-row table:style-name="ro3">
          <table:table-cell office:value-type="string" calcext:value-type="string">
            <text:p>Sinthetic</text:p>
          </table:table-cell>
          <table:table-cell office:value-type="string" calcext:value-type="string">
            <text:p>3.1.1.01</text:p>
          </table:table-cell>
          <table:table-cell office:value-type="string" calcext:value-type="string">
            <text:p>RECEITA BRUTA DE VENDAS</text:p>
          </table:table-cell>
        </table:table-row>
        <table:table-row table:style-name="ro3">
          <table:table-cell table:style-name="Default" office:value-type="string" calcext:value-type="string">
            <text:p>Sinthetic</text:p>
          </table:table-cell>
          <table:table-cell table:style-name="Default" office:value-type="string" calcext:value-type="string">
            <text:p>3.1.1.02</text:p>
          </table:table-cell>
          <table:table-cell office:value-type="string" calcext:value-type="string">
            <text:p>(-) DEDUÇÕES DA RECEITA BRUTA</text:p>
          </table:table-cell>
        </table:table-row>
        <table:table-row table:style-name="ro3">
          <table:table-cell office:value-type="string" calcext:value-type="string">
            <text:p>Sinthetic</text:p>
          </table:table-cell>
          <table:table-cell office:value-type="string" calcext:value-type="string">
            <text:p>3.1.2</text:p>
          </table:table-cell>
          <table:table-cell table:style-name="Default" office:value-type="string" calcext:value-type="string">
            <text:p>CUSTOS DOS PRODUTOS, MERCADORIAS E SERVIÇOS VENDIDOS</text:p>
          </table:table-cell>
        </table:table-row>
        <table:table-row table:style-name="ro3">
          <table:table-cell table:style-name="Default" office:value-type="string" calcext:value-type="string">
            <text:p>Sinthetic</text:p>
          </table:table-cell>
          <table:table-cell office:value-type="string" calcext:value-type="string">
            <text:p>3.1.2.01</text:p>
          </table:table-cell>
          <table:table-cell table:style-name="Default" office:value-type="string" calcext:value-type="string">
            <text:p>CUSTOS DOS PRODUTOS VENDIDOS - CMV</text:p>
          </table:table-cell>
        </table:table-row>
        <table:table-row table:style-name="ro3">
          <table:table-cell table:style-name="Default" office:value-type="string" calcext:value-type="string">
            <text:p>Sinthetic</text:p>
          </table:table-cell>
          <table:table-cell office:value-type="string" calcext:value-type="string">
            <text:p>3.1.2.02</text:p>
          </table:table-cell>
          <table:table-cell table:style-name="Default" office:value-type="string" calcext:value-type="string">
            <text:p>CUSTOS DAS MERCADORIAS IMPORTADAS - CMI</text:p>
          </table:table-cell>
        </table:table-row>
        <table:table-row table:style-name="ro3">
          <table:table-cell table:style-name="Default" office:value-type="string" calcext:value-type="string">
            <text:p>Sinthetic</text:p>
          </table:table-cell>
          <table:table-cell office:value-type="string" calcext:value-type="string">
            <text:p>3.1.2.03</text:p>
          </table:table-cell>
          <table:table-cell table:style-name="Default" office:value-type="string" calcext:value-type="string">
            <text:p>CUSTOS DOS PRODUTOS INDUSTRIALIZADOS - CPI</text:p>
          </table:table-cell>
        </table:table-row>
        <table:table-row table:style-name="ro3">
          <table:table-cell table:style-name="Default" office:value-type="string" calcext:value-type="string">
            <text:p>Sinthetic</text:p>
          </table:table-cell>
          <table:table-cell office:value-type="string" calcext:value-type="string">
            <text:p>3.1.2.04</text:p>
          </table:table-cell>
          <table:table-cell table:style-name="Default" office:value-type="string" calcext:value-type="string">
            <text:p>CUSTOS DOS SERVIÇOS VENDIDOS - CSV</text:p>
          </table:table-cell>
        </table:table-row>
        <table:table-row table:style-name="ro3">
          <table:table-cell office:value-type="string" calcext:value-type="string">
            <text:p>Sinthetic</text:p>
          </table:table-cell>
          <table:table-cell office:value-type="string" calcext:value-type="string">
            <text:p>3.1.3</text:p>
          </table:table-cell>
          <table:table-cell office:value-type="string" calcext:value-type="string">
            <text:p>OUTRAS RECEITAS OPERACIONAIS</text:p>
          </table:table-cell>
        </table:table-row>
        <table:table-row table:style-name="ro3">
          <table:table-cell office:value-type="string" calcext:value-type="string">
            <text:p>Sinthetic</text:p>
          </table:table-cell>
          <table:table-cell office:value-type="string" calcext:value-type="string">
            <text:p>3.1.3.01</text:p>
          </table:table-cell>
          <table:table-cell office:value-type="string" calcext:value-type="string">
            <text:p>RECEITAS FINANCEIRAS</text:p>
          </table:table-cell>
        </table:table-row>
        <table:table-row table:style-name="ro3">
          <table:table-cell office:value-type="string" calcext:value-type="string">
            <text:p>Sinthetic</text:p>
          </table:table-cell>
          <table:table-cell office:value-type="string" calcext:value-type="string">
            <text:p>3.1.3.02</text:p>
          </table:table-cell>
          <table:table-cell office:value-type="string" calcext:value-type="string">
            <text:p>VARIACAO CAMBIAL ATIVA</text:p>
          </table:table-cell>
        </table:table-row>
        <table:table-row table:style-name="ro3">
          <table:table-cell office:value-type="string" calcext:value-type="string">
            <text:p>Sinthetic</text:p>
          </table:table-cell>
          <table:table-cell office:value-type="string" calcext:value-type="string">
            <text:p>3.1.4</text:p>
          </table:table-cell>
          <table:table-cell office:value-type="string" calcext:value-type="string">
            <text:p>RECEITAS NÃO OPERACIONAIS</text:p>
          </table:table-cell>
        </table:table-row>
        <table:table-row table:style-name="ro3">
          <table:table-cell office:value-type="string" calcext:value-type="string">
            <text:p>Sinthetic</text:p>
          </table:table-cell>
          <table:table-cell office:value-type="string" calcext:value-type="string">
            <text:p>3.1.4.01</text:p>
          </table:table-cell>
          <table:table-cell office:value-type="string" calcext:value-type="string">
            <text:p>OUTRAS RECEITAS</text:p>
          </table:table-cell>
        </table:table-row>
        <table:table-row table:style-name="ro3">
          <table:table-cell table:style-name="Default" office:value-type="string" calcext:value-type="string">
            <text:p>Sinthetic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DESPESAS</text:p>
          </table:table-cell>
        </table:table-row>
        <table:table-row table:style-name="ro3">
          <table:table-cell table:style-name="Default" office:value-type="string" calcext:value-type="string">
            <text:p>Sinthetic</text:p>
          </table:table-cell>
          <table:table-cell table:style-name="Default" office:value-type="string" calcext:value-type="string">
            <text:p>4.1</text:p>
          </table:table-cell>
          <table:table-cell table:style-name="Default" office:value-type="string" calcext:value-type="string">
            <text:p>DESPESAS OPERACIONAIS</text:p>
          </table:table-cell>
        </table:table-row>
        <table:table-row table:style-name="ro3">
          <table:table-cell table:style-name="Default" office:value-type="string" calcext:value-type="string">
            <text:p>Sinthetic</text:p>
          </table:table-cell>
          <table:table-cell table:style-name="Default" office:value-type="string" calcext:value-type="string">
            <text:p>4.1.1</text:p>
          </table:table-cell>
          <table:table-cell table:style-name="Default" office:value-type="string" calcext:value-type="string">
            <text:p>DESPESAS GERAIS</text:p>
          </table:table-cell>
        </table:table-row>
        <table:table-row table:style-name="ro3">
          <table:table-cell table:style-name="Default" office:value-type="string" calcext:value-type="string">
            <text:p>Sinthetic</text:p>
          </table:table-cell>
          <table:table-cell table:style-name="Default" office:value-type="string" calcext:value-type="string">
            <text:p>4.1.1.01</text:p>
          </table:table-cell>
          <table:table-cell table:style-name="Default" office:value-type="string" calcext:value-type="string">
            <text:p>DESPESAS C/ PESSOAL</text:p>
          </table:table-cell>
        </table:table-row>
        <table:table-row table:style-name="ro3">
          <table:table-cell table:style-name="Default" office:value-type="string" calcext:value-type="string">
            <text:p>Sinthetic</text:p>
          </table:table-cell>
          <table:table-cell table:style-name="Default" office:value-type="string" calcext:value-type="string">
            <text:p>4.1.1.02</text:p>
          </table:table-cell>
          <table:table-cell table:style-name="Default" office:value-type="string" calcext:value-type="string">
            <text:p>DESPESAS ADMINISTRATIVAS</text:p>
          </table:table-cell>
        </table:table-row>
        <table:table-row table:style-name="ro3">
          <table:table-cell table:style-name="Default" office:value-type="string" calcext:value-type="string">
            <text:p>Sinthetic</text:p>
          </table:table-cell>
          <table:table-cell table:style-name="Default" office:value-type="string" calcext:value-type="string">
            <text:p>4.1.1.03</text:p>
          </table:table-cell>
          <table:table-cell table:style-name="Default" office:value-type="string" calcext:value-type="string">
            <text:p>DESPESAS C/ COMUNICACAO</text:p>
          </table:table-cell>
        </table:table-row>
        <table:table-row table:style-name="ro3">
          <table:table-cell table:style-name="Default" office:value-type="string" calcext:value-type="string">
            <text:p>Sinthetic</text:p>
          </table:table-cell>
          <table:table-cell table:style-name="Default" office:value-type="string" calcext:value-type="string">
            <text:p>4.1.1.04</text:p>
          </table:table-cell>
          <table:table-cell table:style-name="Default" office:value-type="string" calcext:value-type="string">
            <text:p>DESPESAS C/ OCUPACAO</text:p>
          </table:table-cell>
        </table:table-row>
        <table:table-row table:style-name="ro3">
          <table:table-cell table:style-name="Default" office:value-type="string" calcext:value-type="string">
            <text:p>Sinthetic</text:p>
          </table:table-cell>
          <table:table-cell table:style-name="Default" office:value-type="string" calcext:value-type="string">
            <text:p>4.1.1.05</text:p>
          </table:table-cell>
          <table:table-cell table:style-name="Default" office:value-type="string" calcext:value-type="string">
            <text:p>DESPESAS DE ESCRITORIOS</text:p>
          </table:table-cell>
        </table:table-row>
        <table:table-row table:style-name="ro3">
          <table:table-cell table:style-name="Default" office:value-type="string" calcext:value-type="string">
            <text:p>Sinthetic</text:p>
          </table:table-cell>
          <table:table-cell table:style-name="Default" office:value-type="string" calcext:value-type="string">
            <text:p>4.1.1.06</text:p>
          </table:table-cell>
          <table:table-cell table:style-name="Default" office:value-type="string" calcext:value-type="string">
            <text:p>DESPESAS DE LOGISTICA</text:p>
          </table:table-cell>
        </table:table-row>
        <table:table-row table:style-name="ro3">
          <table:table-cell table:style-name="Default" office:value-type="string" calcext:value-type="string">
            <text:p>Sinthetic</text:p>
          </table:table-cell>
          <table:table-cell table:style-name="Default" office:value-type="string" calcext:value-type="string">
            <text:p>4.1.1.07</text:p>
          </table:table-cell>
          <table:table-cell table:style-name="Default" office:value-type="string" calcext:value-type="string">
            <text:p>DESPESAS C/ MARKETING</text:p>
          </table:table-cell>
        </table:table-row>
        <table:table-row table:style-name="ro3">
          <table:table-cell table:style-name="Default" office:value-type="string" calcext:value-type="string">
            <text:p>Sinthetic</text:p>
          </table:table-cell>
          <table:table-cell table:style-name="Default" office:value-type="string" calcext:value-type="string">
            <text:p>4.1.1.08</text:p>
          </table:table-cell>
          <table:table-cell table:style-name="Default" office:value-type="string" calcext:value-type="string">
            <text:p>DESPESAS EM EVENTOS/CONGRESSO</text:p>
          </table:table-cell>
        </table:table-row>
        <table:table-row table:style-name="ro3">
          <table:table-cell table:style-name="Default" office:value-type="string" calcext:value-type="string">
            <text:p>Sinthetic</text:p>
          </table:table-cell>
          <table:table-cell table:style-name="Default" office:value-type="string" calcext:value-type="string">
            <text:p>4.1.1.09</text:p>
          </table:table-cell>
          <table:table-cell table:style-name="Default" office:value-type="string" calcext:value-type="string">
            <text:p>DESPESAS C/ VIAGENS</text:p>
          </table:table-cell>
        </table:table-row>
        <table:table-row table:style-name="ro3">
          <table:table-cell table:style-name="Default" office:value-type="string" calcext:value-type="string">
            <text:p>Sinthetic</text:p>
          </table:table-cell>
          <table:table-cell table:style-name="Default" office:value-type="string" calcext:value-type="string">
            <text:p>4.1.1.10</text:p>
          </table:table-cell>
          <table:table-cell table:style-name="Default" office:value-type="string" calcext:value-type="string">
            <text:p>DEPRECIACOES / AMORTIZACOES</text:p>
          </table:table-cell>
        </table:table-row>
        <table:table-row table:style-name="ro3">
          <table:table-cell table:style-name="Default" office:value-type="string" calcext:value-type="string">
            <text:p>Sinthetic</text:p>
          </table:table-cell>
          <table:table-cell table:style-name="Default" office:value-type="string" calcext:value-type="string">
            <text:p>4.1.1.11</text:p>
          </table:table-cell>
          <table:table-cell table:style-name="Default" office:value-type="string" calcext:value-type="string">
            <text:p>SERVICOS PRESTADOS</text:p>
          </table:table-cell>
        </table:table-row>
        <table:table-row table:style-name="ro3">
          <table:table-cell table:style-name="Default" office:value-type="string" calcext:value-type="string">
            <text:p>Sinthetic</text:p>
          </table:table-cell>
          <table:table-cell table:style-name="Default" office:value-type="string" calcext:value-type="string">
            <text:p>4.1.1.12</text:p>
          </table:table-cell>
          <table:table-cell table:style-name="Default" office:value-type="string" calcext:value-type="string">
            <text:p>DESPESAS TRIBUTARIAS</text:p>
          </table:table-cell>
        </table:table-row>
        <table:table-row table:style-name="ro3">
          <table:table-cell table:style-name="Default" office:value-type="string" calcext:value-type="string">
            <text:p>Sinthetic</text:p>
          </table:table-cell>
          <table:table-cell table:style-name="Default" office:value-type="string" calcext:value-type="string">
            <text:p>4.1.1.13</text:p>
          </table:table-cell>
          <table:table-cell table:style-name="Default" office:value-type="string" calcext:value-type="string">
            <text:p>OUTRAS DESPESAS</text:p>
          </table:table-cell>
        </table:table-row>
        <table:table-row table:style-name="ro3">
          <table:table-cell table:style-name="Default" office:value-type="string" calcext:value-type="string">
            <text:p>Sinthetic</text:p>
          </table:table-cell>
          <table:table-cell table:style-name="Default" office:value-type="string" calcext:value-type="string">
            <text:p>4.1.2</text:p>
          </table:table-cell>
          <table:table-cell table:style-name="Default" office:value-type="string" calcext:value-type="string">
            <text:p>DESPESAS FINANCEIRAS</text:p>
          </table:table-cell>
        </table:table-row>
        <table:table-row table:style-name="ro3">
          <table:table-cell table:style-name="Default" office:value-type="string" calcext:value-type="string">
            <text:p>Sinthetic</text:p>
          </table:table-cell>
          <table:table-cell table:style-name="Default" office:value-type="string" calcext:value-type="string">
            <text:p>4.1.2.01</text:p>
          </table:table-cell>
          <table:table-cell table:style-name="Default" office:value-type="string" calcext:value-type="string">
            <text:p>DESPESAS FINANCEIRAS</text:p>
          </table:table-cell>
        </table:table-row>
        <table:table-row table:style-name="ro3">
          <table:table-cell table:style-name="Default" office:value-type="string" calcext:value-type="string">
            <text:p>Sinthetic</text:p>
          </table:table-cell>
          <table:table-cell table:style-name="Default" office:value-type="string" calcext:value-type="string">
            <text:p>4.1.2.02</text:p>
          </table:table-cell>
          <table:table-cell table:style-name="Default" office:value-type="string" calcext:value-type="string">
            <text:p>VARIACAO CAMBIAL PASSIVA</text:p>
          </table:table-cell>
        </table:table-row>
        <table:table-row table:style-name="ro3">
          <table:table-cell table:style-name="Default" office:value-type="string" calcext:value-type="string">
            <text:p>Sinthetic</text:p>
          </table:table-cell>
          <table:table-cell table:style-name="Default" office:value-type="string" calcext:value-type="string">
            <text:p>4.2</text:p>
          </table:table-cell>
          <table:table-cell table:style-name="Default" office:value-type="string" calcext:value-type="string">
            <text:p>OUTRAS DESPESAS OPERACIONAIS</text:p>
          </table:table-cell>
        </table:table-row>
        <table:table-row table:style-name="ro3">
          <table:table-cell table:style-name="Default" office:value-type="string" calcext:value-type="string">
            <text:p>Sinthetic</text:p>
          </table:table-cell>
          <table:table-cell table:style-name="Default" office:value-type="string" calcext:value-type="string">
            <text:p>4.2.1</text:p>
          </table:table-cell>
          <table:table-cell table:style-name="Default" office:value-type="string" calcext:value-type="string">
            <text:p>OUTRAS DESPESAS NAO OPERACIONAIS</text:p>
          </table:table-cell>
        </table:table-row>
        <table:table-row table:style-name="ro3">
          <table:table-cell table:style-name="Default" office:value-type="string" calcext:value-type="string">
            <text:p>Sinthetic</text:p>
          </table:table-cell>
          <table:table-cell table:style-name="Default" office:value-type="string" calcext:value-type="string">
            <text:p>4.2.1.01</text:p>
          </table:table-cell>
          <table:table-cell table:style-name="Default" office:value-type="string" calcext:value-type="string">
            <text:p>DESPESAS INDEDUTIVEIS</text:p>
          </table:table-cell>
        </table:table-row>
        <table:table-row table:style-name="ro3">
          <table:table-cell table:style-name="Default" office:value-type="string" calcext:value-type="string">
            <text:p>Sinthetic</text:p>
          </table:table-cell>
          <table:table-cell table:style-name="Default" office:value-type="string" calcext:value-type="string">
            <text:p>4.2.1.02</text:p>
          </table:table-cell>
          <table:table-cell table:style-name="Default" office:value-type="string" calcext:value-type="string">
            <text:p>OUTRAS DESPESAS INDEDUTIVEIS</text:p>
          </table:table-cell>
        </table:table-row>
        <table:table-row table:style-name="ro3">
          <table:table-cell table:style-name="Default" office:value-type="string" calcext:value-type="string">
            <text:p>Sinthetic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APURAÇÃO DO RESULTADO</text:p>
          </table:table-cell>
        </table:table-row>
        <table:table-row table:style-name="ro3">
          <table:table-cell table:style-name="Default" office:value-type="string" calcext:value-type="string">
            <text:p>Sinthetic</text:p>
          </table:table-cell>
          <table:table-cell table:style-name="Default" office:value-type="string" calcext:value-type="string">
            <text:p>5.1</text:p>
          </table:table-cell>
          <table:table-cell table:style-name="Default" office:value-type="string" calcext:value-type="string">
            <text:p>APURAÇÃO DO RESULTADO</text:p>
          </table:table-cell>
        </table:table-row>
        <table:table-row table:style-name="ro3">
          <table:table-cell table:style-name="Default" office:value-type="string" calcext:value-type="string">
            <text:p>Sinthetic</text:p>
          </table:table-cell>
          <table:table-cell table:style-name="Default" office:value-type="string" calcext:value-type="string">
            <text:p>5.1.1</text:p>
          </table:table-cell>
          <table:table-cell table:style-name="Default" office:value-type="string" calcext:value-type="string">
            <text:p>APURAÇÃO DO RESULTADO</text:p>
          </table:table-cell>
        </table:table-row>
        <table:table-row table:style-name="ro3">
          <table:table-cell table:style-name="Default" office:value-type="string" calcext:value-type="string">
            <text:p>Sinthetic</text:p>
          </table:table-cell>
          <table:table-cell table:style-name="Default" office:value-type="string" calcext:value-type="string">
            <text:p>5.1.1.01</text:p>
          </table:table-cell>
          <table:table-cell table:style-name="Default" office:value-type="string" calcext:value-type="string">
            <text:p>APURAÇÃO DO RESULTADO</text:p>
          </table:table-cell>
        </table:table-row>
      </table:table>
      <table:table table:name="Grupos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row table:style-name="ro1">
          <table:table-cell table:style-name="ce15" office:value-type="string" calcext:value-type="string">
            <text:p>(x) code_sufix</text:p>
          </table:table-cell>
          <table:table-cell table:style-name="ce15" office:value-type="string" calcext:value-type="string">
            <text:p>(x) code_prefix</text:p>
          </table:table-cell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parent_id/id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1</text:p>
          </table:table-cell>
          <table:table-cell table:style-name="ce17" table:formula="of:=CONCATENATE([.A2];SUBSTITUTE([.B2];&quot;.&quot;;&quot;_&quot;))" office:value-type="string" office:string-value="phar_gp_1" calcext:value-type="string">
            <text:p>phar_gp_1</text:p>
          </table:table-cell>
          <table:table-cell table:style-name="ce16" office:value-type="string" calcext:value-type="string">
            <text:p>ATIVO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1.1</text:p>
          </table:table-cell>
          <table:table-cell table:style-name="ce17" table:formula="of:=CONCATENATE([.A3];SUBSTITUTE([.B3];&quot;.&quot;;&quot;_&quot;))" office:value-type="string" office:string-value="phar_gp_1_1" calcext:value-type="string">
            <text:p>phar_gp_1_1</text:p>
          </table:table-cell>
          <table:table-cell table:style-name="ce16" office:value-type="string" calcext:value-type="string">
            <text:p>ATIVO CIRCULANTE</text:p>
          </table:table-cell>
          <table:table-cell table:style-name="ce20" table:formula="of:=[.C2]" office:value-type="string" office:string-value="phar_gp_1" calcext:value-type="string">
            <text:p>phar_gp_1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1.1.1</text:p>
          </table:table-cell>
          <table:table-cell table:style-name="ce17" table:formula="of:=CONCATENATE([.A4];SUBSTITUTE([.B4];&quot;.&quot;;&quot;_&quot;))" office:value-type="string" office:string-value="phar_gp_1_1_1" calcext:value-type="string">
            <text:p>phar_gp_1_1_1</text:p>
          </table:table-cell>
          <table:table-cell table:style-name="ce16" office:value-type="string" calcext:value-type="string">
            <text:p>CAIXA E EQUIVALENTES DE CAIXA</text:p>
          </table:table-cell>
          <table:table-cell table:style-name="ce20" table:formula="of:=[.C3]" office:value-type="string" office:string-value="phar_gp_1_1" calcext:value-type="string">
            <text:p>phar_gp_1_1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1.1.1.01</text:p>
          </table:table-cell>
          <table:table-cell table:style-name="ce17" table:formula="of:=CONCATENATE([.A5];SUBSTITUTE([.B5];&quot;.&quot;;&quot;_&quot;))" office:value-type="string" office:string-value="phar_gp_1_1_1_01" calcext:value-type="string">
            <text:p>phar_gp_1_1_1_01</text:p>
          </table:table-cell>
          <table:table-cell table:style-name="ce16" office:value-type="string" calcext:value-type="string">
            <text:p>CAIXA GERAL</text:p>
          </table:table-cell>
          <table:table-cell table:style-name="ce20" table:formula="of:=[.C4]" office:value-type="string" office:string-value="phar_gp_1_1_1" calcext:value-type="string">
            <text:p>phar_gp_1_1_1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1.1.1.02</text:p>
          </table:table-cell>
          <table:table-cell table:style-name="ce17" table:formula="of:=CONCATENATE([.A6];SUBSTITUTE([.B6];&quot;.&quot;;&quot;_&quot;))" office:value-type="string" office:string-value="phar_gp_1_1_1_02" calcext:value-type="string">
            <text:p>phar_gp_1_1_1_02</text:p>
          </table:table-cell>
          <table:table-cell table:style-name="ce16" office:value-type="string" calcext:value-type="string">
            <text:p>BANCO CONTA MOVIMENTO</text:p>
          </table:table-cell>
          <table:table-cell table:style-name="ce20" table:formula="of:=[.C4]" office:value-type="string" office:string-value="phar_gp_1_1_1" calcext:value-type="string">
            <text:p>phar_gp_1_1_1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1.1.1.03</text:p>
          </table:table-cell>
          <table:table-cell table:style-name="ce17" table:formula="of:=CONCATENATE([.A7];SUBSTITUTE([.B7];&quot;.&quot;;&quot;_&quot;))" office:value-type="string" office:string-value="phar_gp_1_1_1_03" calcext:value-type="string">
            <text:p>phar_gp_1_1_1_03</text:p>
          </table:table-cell>
          <table:table-cell table:style-name="ce16" office:value-type="string" calcext:value-type="string">
            <text:p>APLICAÇÕES DE CURTO PRAZO</text:p>
          </table:table-cell>
          <table:table-cell table:style-name="ce20" table:formula="of:=[.C4]" office:value-type="string" office:string-value="phar_gp_1_1_1" calcext:value-type="string">
            <text:p>phar_gp_1_1_1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1.1.2</text:p>
          </table:table-cell>
          <table:table-cell table:style-name="ce17" table:formula="of:=CONCATENATE([.A8];SUBSTITUTE([.B8];&quot;.&quot;;&quot;_&quot;))" office:value-type="string" office:string-value="phar_gp_1_1_2" calcext:value-type="string">
            <text:p>phar_gp_1_1_2</text:p>
          </table:table-cell>
          <table:table-cell office:value-type="string" calcext:value-type="string">
            <text:p>REALIZAVEL A CURTO PRAZO</text:p>
          </table:table-cell>
          <table:table-cell table:style-name="ce20" table:formula="of:=[.C3]" office:value-type="string" office:string-value="phar_gp_1_1" calcext:value-type="string">
            <text:p>phar_gp_1_1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1.1.2.01</text:p>
          </table:table-cell>
          <table:table-cell table:style-name="ce17" table:formula="of:=CONCATENATE([.A9];SUBSTITUTE([.B9];&quot;.&quot;;&quot;_&quot;))" office:value-type="string" office:string-value="phar_gp_1_1_2_01" calcext:value-type="string">
            <text:p>phar_gp_1_1_2_01</text:p>
          </table:table-cell>
          <table:table-cell table:style-name="ce16" office:value-type="string" calcext:value-type="string">
            <text:p>CONTAS A RECEBER</text:p>
          </table:table-cell>
          <table:table-cell table:style-name="ce20" table:formula="of:=[.C8]" office:value-type="string" office:string-value="phar_gp_1_1_2" calcext:value-type="string">
            <text:p>phar_gp_1_1_2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1.1.2.02</text:p>
          </table:table-cell>
          <table:table-cell table:style-name="ce17" table:formula="of:=CONCATENATE([.A10];SUBSTITUTE([.B10];&quot;.&quot;;&quot;_&quot;))" office:value-type="string" office:string-value="phar_gp_1_1_2_02" calcext:value-type="string">
            <text:p>phar_gp_1_1_2_02</text:p>
          </table:table-cell>
          <table:table-cell table:style-name="ce16" office:value-type="string" calcext:value-type="string">
            <text:p>OUTRAS CONTAS A RECEBER</text:p>
          </table:table-cell>
          <table:table-cell table:style-name="ce20" table:formula="of:=[.C8]" office:value-type="string" office:string-value="phar_gp_1_1_2" calcext:value-type="string">
            <text:p>phar_gp_1_1_2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1.1.2.03</text:p>
          </table:table-cell>
          <table:table-cell table:style-name="ce17" table:formula="of:=CONCATENATE([.A11];SUBSTITUTE([.B11];&quot;.&quot;;&quot;_&quot;))" office:value-type="string" office:string-value="phar_gp_1_1_2_03" calcext:value-type="string">
            <text:p>phar_gp_1_1_2_03</text:p>
          </table:table-cell>
          <table:table-cell table:style-name="ce16" office:value-type="string" calcext:value-type="string">
            <text:p>ADIANTAMENTOS</text:p>
          </table:table-cell>
          <table:table-cell table:style-name="ce20" table:formula="of:=[.C8]" office:value-type="string" office:string-value="phar_gp_1_1_2" calcext:value-type="string">
            <text:p>phar_gp_1_1_2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1.1.2.04</text:p>
          </table:table-cell>
          <table:table-cell table:style-name="ce17" table:formula="of:=CONCATENATE([.A12];SUBSTITUTE([.B12];&quot;.&quot;;&quot;_&quot;))" office:value-type="string" office:string-value="phar_gp_1_1_2_04" calcext:value-type="string">
            <text:p>phar_gp_1_1_2_04</text:p>
          </table:table-cell>
          <table:table-cell table:style-name="ce16" office:value-type="string" calcext:value-type="string">
            <text:p>OUTROS ADIANTAMENTOS</text:p>
          </table:table-cell>
          <table:table-cell table:style-name="ce20" table:formula="of:=[.C8]" office:value-type="string" office:string-value="phar_gp_1_1_2" calcext:value-type="string">
            <text:p>phar_gp_1_1_2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1.1.2.05</text:p>
          </table:table-cell>
          <table:table-cell table:style-name="ce17" table:formula="of:=CONCATENATE([.A13];SUBSTITUTE([.B13];&quot;.&quot;;&quot;_&quot;))" office:value-type="string" office:string-value="phar_gp_1_1_2_05" calcext:value-type="string">
            <text:p>phar_gp_1_1_2_05</text:p>
          </table:table-cell>
          <table:table-cell table:style-name="ce16" office:value-type="string" calcext:value-type="string">
            <text:p>ESTOQUES</text:p>
          </table:table-cell>
          <table:table-cell table:style-name="ce20" table:formula="of:=[.C8]" office:value-type="string" office:string-value="phar_gp_1_1_2" calcext:value-type="string">
            <text:p>phar_gp_1_1_2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1.1.3</text:p>
          </table:table-cell>
          <table:table-cell table:style-name="ce17" table:formula="of:=CONCATENATE([.A14];SUBSTITUTE([.B14];&quot;.&quot;;&quot;_&quot;))" office:value-type="string" office:string-value="phar_gp_1_1_3" calcext:value-type="string">
            <text:p>phar_gp_1_1_3</text:p>
          </table:table-cell>
          <table:table-cell table:style-name="ce16" office:value-type="string" calcext:value-type="string">
            <text:p>OUTROS CRÉDITOS</text:p>
          </table:table-cell>
          <table:table-cell table:style-name="ce20" table:formula="of:=[.C3]" office:value-type="string" office:string-value="phar_gp_1_1" calcext:value-type="string">
            <text:p>phar_gp_1_1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1.1.3.01</text:p>
          </table:table-cell>
          <table:table-cell table:style-name="ce17" table:formula="of:=CONCATENATE([.A15];SUBSTITUTE([.B15];&quot;.&quot;;&quot;_&quot;))" office:value-type="string" office:string-value="phar_gp_1_1_3_01" calcext:value-type="string">
            <text:p>phar_gp_1_1_3_01</text:p>
          </table:table-cell>
          <table:table-cell table:style-name="ce16" office:value-type="string" calcext:value-type="string">
            <text:p>IMPOSTOS A RECUPERAR</text:p>
          </table:table-cell>
          <table:table-cell table:style-name="ce20" table:formula="of:=[.C14]" office:value-type="string" office:string-value="phar_gp_1_1_3" calcext:value-type="string">
            <text:p>phar_gp_1_1_3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1.1.3.02</text:p>
          </table:table-cell>
          <table:table-cell table:style-name="ce17" table:formula="of:=CONCATENATE([.A16];SUBSTITUTE([.B16];&quot;.&quot;;&quot;_&quot;))" office:value-type="string" office:string-value="phar_gp_1_1_3_02" calcext:value-type="string">
            <text:p>phar_gp_1_1_3_02</text:p>
          </table:table-cell>
          <table:table-cell office:value-type="string" calcext:value-type="string">
            <text:p>IRPJ/CSSL A RECUPERAR</text:p>
          </table:table-cell>
          <table:table-cell table:style-name="ce20" table:formula="of:=[.C14]" office:value-type="string" office:string-value="phar_gp_1_1_3" calcext:value-type="string">
            <text:p>phar_gp_1_1_3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1.2</text:p>
          </table:table-cell>
          <table:table-cell table:style-name="ce17" table:formula="of:=CONCATENATE([.A17];SUBSTITUTE([.B17];&quot;.&quot;;&quot;_&quot;))" office:value-type="string" office:string-value="phar_gp_1_2" calcext:value-type="string">
            <text:p>phar_gp_1_2</text:p>
          </table:table-cell>
          <table:table-cell office:value-type="string" calcext:value-type="string">
            <text:p>ATIVO NÃO CIRCULANTE</text:p>
          </table:table-cell>
          <table:table-cell table:style-name="ce20" table:formula="of:=[.C2]" office:value-type="string" office:string-value="phar_gp_1" calcext:value-type="string">
            <text:p>phar_gp_1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1.2.1</text:p>
          </table:table-cell>
          <table:table-cell table:style-name="ce17" table:formula="of:=CONCATENATE([.A18];SUBSTITUTE([.B18];&quot;.&quot;;&quot;_&quot;))" office:value-type="string" office:string-value="phar_gp_1_2_1" calcext:value-type="string">
            <text:p>phar_gp_1_2_1</text:p>
          </table:table-cell>
          <table:table-cell office:value-type="string" calcext:value-type="string">
            <text:p>REALIZAVEL A LONGO PRAZO</text:p>
          </table:table-cell>
          <table:table-cell table:style-name="ce20" table:formula="of:=[.C17]" office:value-type="string" office:string-value="phar_gp_1_2" calcext:value-type="string">
            <text:p>phar_gp_1_2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1.2.1.01</text:p>
          </table:table-cell>
          <table:table-cell table:style-name="ce17" table:formula="of:=CONCATENATE([.A19];SUBSTITUTE([.B19];&quot;.&quot;;&quot;_&quot;))" office:value-type="string" office:string-value="phar_gp_1_2_1_01" calcext:value-type="string">
            <text:p>phar_gp_1_2_1_01</text:p>
          </table:table-cell>
          <table:table-cell office:value-type="string" calcext:value-type="string">
            <text:p>APLICAÇÕES FINANCEIRAS</text:p>
          </table:table-cell>
          <table:table-cell table:style-name="ce20" table:formula="of:=[.C18]" office:value-type="string" office:string-value="phar_gp_1_2_1" calcext:value-type="string">
            <text:p>phar_gp_1_2_1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1.2.1.02</text:p>
          </table:table-cell>
          <table:table-cell table:style-name="ce17" table:formula="of:=CONCATENATE([.A20];SUBSTITUTE([.B20];&quot;.&quot;;&quot;_&quot;))" office:value-type="string" office:string-value="phar_gp_1_2_1_02" calcext:value-type="string">
            <text:p>phar_gp_1_2_1_02</text:p>
          </table:table-cell>
          <table:table-cell office:value-type="string" calcext:value-type="string">
            <text:p>ADIANTAMENTOS</text:p>
          </table:table-cell>
          <table:table-cell table:style-name="ce20" table:formula="of:=[.C18]" office:value-type="string" office:string-value="phar_gp_1_2_1" calcext:value-type="string">
            <text:p>phar_gp_1_2_1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1.2.1.03</text:p>
          </table:table-cell>
          <table:table-cell table:style-name="ce17" table:formula="of:=CONCATENATE([.A21];SUBSTITUTE([.B21];&quot;.&quot;;&quot;_&quot;))" office:value-type="string" office:string-value="phar_gp_1_2_1_03" calcext:value-type="string">
            <text:p>phar_gp_1_2_1_03</text:p>
          </table:table-cell>
          <table:table-cell table:style-name="ce16" office:value-type="string" calcext:value-type="string">
            <text:p>DIREITOS A RECEBER</text:p>
          </table:table-cell>
          <table:table-cell table:style-name="ce20" table:formula="of:=[.C18]" office:value-type="string" office:string-value="phar_gp_1_2_1" calcext:value-type="string">
            <text:p>phar_gp_1_2_1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1.2.1.04</text:p>
          </table:table-cell>
          <table:table-cell table:style-name="ce17" table:formula="of:=CONCATENATE([.A22];SUBSTITUTE([.B22];&quot;.&quot;;&quot;_&quot;))" office:value-type="string" office:string-value="phar_gp_1_2_1_04" calcext:value-type="string">
            <text:p>phar_gp_1_2_1_04</text:p>
          </table:table-cell>
          <table:table-cell table:style-name="ce16" office:value-type="string" calcext:value-type="string">
            <text:p>DIREITOS A RECEBER</text:p>
          </table:table-cell>
          <table:table-cell table:style-name="ce20" table:formula="of:=[.C18]" office:value-type="string" office:string-value="phar_gp_1_2_1" calcext:value-type="string">
            <text:p>phar_gp_1_2_1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1.2.1.05</text:p>
          </table:table-cell>
          <table:table-cell table:style-name="ce17" table:formula="of:=CONCATENATE([.A23];SUBSTITUTE([.B23];&quot;.&quot;;&quot;_&quot;))" office:value-type="string" office:string-value="phar_gp_1_2_1_05" calcext:value-type="string">
            <text:p>phar_gp_1_2_1_05</text:p>
          </table:table-cell>
          <table:table-cell table:style-name="ce16" office:value-type="string" calcext:value-type="string">
            <text:p>INVESTIMENTOS A LONGO PRAZO</text:p>
          </table:table-cell>
          <table:table-cell table:style-name="ce20" table:formula="of:=[.C18]" office:value-type="string" office:string-value="phar_gp_1_2_1" calcext:value-type="string">
            <text:p>phar_gp_1_2_1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1.2.2</text:p>
          </table:table-cell>
          <table:table-cell table:style-name="ce17" table:formula="of:=CONCATENATE([.A24];SUBSTITUTE([.B24];&quot;.&quot;;&quot;_&quot;))" office:value-type="string" office:string-value="phar_gp_1_2_2" calcext:value-type="string">
            <text:p>phar_gp_1_2_2</text:p>
          </table:table-cell>
          <table:table-cell table:style-name="ce16" office:value-type="string" calcext:value-type="string">
            <text:p>ATIVO IMOBILIZADO</text:p>
          </table:table-cell>
          <table:table-cell table:style-name="ce20" table:formula="of:=[.C17]" office:value-type="string" office:string-value="phar_gp_1_2" calcext:value-type="string">
            <text:p>phar_gp_1_2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1.2.2.01</text:p>
          </table:table-cell>
          <table:table-cell table:style-name="ce17" table:formula="of:=CONCATENATE([.A25];SUBSTITUTE([.B25];&quot;.&quot;;&quot;_&quot;))" office:value-type="string" office:string-value="phar_gp_1_2_2_01" calcext:value-type="string">
            <text:p>phar_gp_1_2_2_01</text:p>
          </table:table-cell>
          <table:table-cell table:style-name="ce16" office:value-type="string" calcext:value-type="string">
            <text:p>IMOBILIZADO TANGÍVEL</text:p>
          </table:table-cell>
          <table:table-cell table:style-name="ce20" table:formula="of:=[.C24]" office:value-type="string" office:string-value="phar_gp_1_2_2" calcext:value-type="string">
            <text:p>phar_gp_1_2_2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1.2.3</text:p>
          </table:table-cell>
          <table:table-cell table:style-name="ce17" table:formula="of:=CONCATENATE([.A26];SUBSTITUTE([.B26];&quot;.&quot;;&quot;_&quot;))" office:value-type="string" office:string-value="phar_gp_1_2_3" calcext:value-type="string">
            <text:p>phar_gp_1_2_3</text:p>
          </table:table-cell>
          <table:table-cell table:style-name="ce16" office:value-type="string" calcext:value-type="string">
            <text:p>INTANGÍVEL</text:p>
          </table:table-cell>
          <table:table-cell table:style-name="ce20" table:formula="of:=[.C24]" office:value-type="string" office:string-value="phar_gp_1_2_2" calcext:value-type="string">
            <text:p>phar_gp_1_2_2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1.2.3.01</text:p>
          </table:table-cell>
          <table:table-cell table:style-name="ce17" table:formula="of:=CONCATENATE([.A27];SUBSTITUTE([.B27];&quot;.&quot;;&quot;_&quot;))" office:value-type="string" office:string-value="phar_gp_1_2_3_01" calcext:value-type="string">
            <text:p>phar_gp_1_2_3_01</text:p>
          </table:table-cell>
          <table:table-cell table:style-name="ce16" office:value-type="string" calcext:value-type="string">
            <text:p>BENS INTANGIVEIS</text:p>
          </table:table-cell>
          <table:table-cell table:style-name="ce20" table:formula="of:=[.C24]" office:value-type="string" office:string-value="phar_gp_1_2_2" calcext:value-type="string">
            <text:p>phar_gp_1_2_2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2</text:p>
          </table:table-cell>
          <table:table-cell table:style-name="ce17" table:formula="of:=CONCATENATE([.A28];SUBSTITUTE([.B28];&quot;.&quot;;&quot;_&quot;))" office:value-type="string" office:string-value="phar_gp_2" calcext:value-type="string">
            <text:p>phar_gp_2</text:p>
          </table:table-cell>
          <table:table-cell table:style-name="ce16" office:value-type="string" calcext:value-type="string">
            <text:p>PASSIVO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2.1</text:p>
          </table:table-cell>
          <table:table-cell table:style-name="ce17" table:formula="of:=CONCATENATE([.A29];SUBSTITUTE([.B29];&quot;.&quot;;&quot;_&quot;))" office:value-type="string" office:string-value="phar_gp_2_1" calcext:value-type="string">
            <text:p>phar_gp_2_1</text:p>
          </table:table-cell>
          <table:table-cell table:style-name="ce16" office:value-type="string" calcext:value-type="string">
            <text:p>PASSIVO CIRCULANTE</text:p>
          </table:table-cell>
          <table:table-cell table:style-name="ce20" table:formula="of:=[.C28]" office:value-type="string" office:string-value="phar_gp_2" calcext:value-type="string">
            <text:p>phar_gp_2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2.1.1</text:p>
          </table:table-cell>
          <table:table-cell table:style-name="ce17" table:formula="of:=CONCATENATE([.A30];SUBSTITUTE([.B30];&quot;.&quot;;&quot;_&quot;))" office:value-type="string" office:string-value="phar_gp_2_1_1" calcext:value-type="string">
            <text:p>phar_gp_2_1_1</text:p>
          </table:table-cell>
          <table:table-cell table:style-name="ce16" office:value-type="string" calcext:value-type="string">
            <text:p>EXIGIVEL A CURTO PRAZO</text:p>
          </table:table-cell>
          <table:table-cell table:style-name="ce20" table:formula="of:=[.C29]" office:value-type="string" office:string-value="phar_gp_2_1" calcext:value-type="string">
            <text:p>phar_gp_2_1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2.1.1.01</text:p>
          </table:table-cell>
          <table:table-cell table:style-name="ce17" table:formula="of:=CONCATENATE([.A31];SUBSTITUTE([.B31];&quot;.&quot;;&quot;_&quot;))" office:value-type="string" office:string-value="phar_gp_2_1_1_01" calcext:value-type="string">
            <text:p>phar_gp_2_1_1_01</text:p>
          </table:table-cell>
          <table:table-cell table:style-name="ce16" office:value-type="string" calcext:value-type="string">
            <text:p>FORNECEDORES</text:p>
          </table:table-cell>
          <table:table-cell table:style-name="ce20" table:formula="of:=[.C30]" office:value-type="string" office:string-value="phar_gp_2_1_1" calcext:value-type="string">
            <text:p>phar_gp_2_1_1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2.1.1.03</text:p>
          </table:table-cell>
          <table:table-cell table:style-name="ce17" table:formula="of:=CONCATENATE([.A32];SUBSTITUTE([.B32];&quot;.&quot;;&quot;_&quot;))" office:value-type="string" office:string-value="phar_gp_2_1_1_03" calcext:value-type="string">
            <text:p>phar_gp_2_1_1_03</text:p>
          </table:table-cell>
          <table:table-cell table:style-name="ce16" office:value-type="string" calcext:value-type="string">
            <text:p>EMPRÉSTIMOS E FINANCIAMENTOS</text:p>
          </table:table-cell>
          <table:table-cell table:style-name="ce20" table:formula="of:=[.C30]" office:value-type="string" office:string-value="phar_gp_2_1_1" calcext:value-type="string">
            <text:p>phar_gp_2_1_1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2.1.1.04</text:p>
          </table:table-cell>
          <table:table-cell table:style-name="ce17" table:formula="of:=CONCATENATE([.A33];SUBSTITUTE([.B33];&quot;.&quot;;&quot;_&quot;))" office:value-type="string" office:string-value="phar_gp_2_1_1_04" calcext:value-type="string">
            <text:p>phar_gp_2_1_1_04</text:p>
          </table:table-cell>
          <table:table-cell table:style-name="ce16" office:value-type="string" calcext:value-type="string">
            <text:p>OBRIGAÇÕES TRABALHISTA</text:p>
          </table:table-cell>
          <table:table-cell table:style-name="ce20" table:formula="of:=[.C30]" office:value-type="string" office:string-value="phar_gp_2_1_1" calcext:value-type="string">
            <text:p>phar_gp_2_1_1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2.1.1.05</text:p>
          </table:table-cell>
          <table:table-cell table:style-name="ce17" table:formula="of:=CONCATENATE([.A34];SUBSTITUTE([.B34];&quot;.&quot;;&quot;_&quot;))" office:value-type="string" office:string-value="phar_gp_2_1_1_05" calcext:value-type="string">
            <text:p>phar_gp_2_1_1_05</text:p>
          </table:table-cell>
          <table:table-cell table:style-name="ce16" office:value-type="string" calcext:value-type="string">
            <text:p>OBRIGAÇÕES PREVIDÊNCIÁRIAS</text:p>
          </table:table-cell>
          <table:table-cell table:style-name="ce20" table:formula="of:=[.C30]" office:value-type="string" office:string-value="phar_gp_2_1_1" calcext:value-type="string">
            <text:p>phar_gp_2_1_1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2.1.1.06</text:p>
          </table:table-cell>
          <table:table-cell table:style-name="ce17" table:formula="of:=CONCATENATE([.A35];SUBSTITUTE([.B35];&quot;.&quot;;&quot;_&quot;))" office:value-type="string" office:string-value="phar_gp_2_1_1_06" calcext:value-type="string">
            <text:p>phar_gp_2_1_1_06</text:p>
          </table:table-cell>
          <table:table-cell table:style-name="ce16" office:value-type="string" calcext:value-type="string">
            <text:p>OBRIGAÇÕES FISCAIS</text:p>
          </table:table-cell>
          <table:table-cell table:style-name="ce20" table:formula="of:=[.C30]" office:value-type="string" office:string-value="phar_gp_2_1_1" calcext:value-type="string">
            <text:p>phar_gp_2_1_1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2.1.1.07</text:p>
          </table:table-cell>
          <table:table-cell table:style-name="ce17" table:formula="of:=CONCATENATE([.A36];SUBSTITUTE([.B36];&quot;.&quot;;&quot;_&quot;))" office:value-type="string" office:string-value="phar_gp_2_1_1_07" calcext:value-type="string">
            <text:p>phar_gp_2_1_1_07</text:p>
          </table:table-cell>
          <table:table-cell table:style-name="ce4" office:value-type="string" calcext:value-type="string">
            <text:p>IRPJ / CSSL A RECOLHER</text:p>
          </table:table-cell>
          <table:table-cell table:style-name="ce20" table:formula="of:=[.C30]" office:value-type="string" office:string-value="phar_gp_2_1_1" calcext:value-type="string">
            <text:p>phar_gp_2_1_1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2.1.1.08</text:p>
          </table:table-cell>
          <table:table-cell table:style-name="ce17" table:formula="of:=CONCATENATE([.A37];SUBSTITUTE([.B37];&quot;.&quot;;&quot;_&quot;))" office:value-type="string" office:string-value="phar_gp_2_1_1_08" calcext:value-type="string">
            <text:p>phar_gp_2_1_1_08</text:p>
          </table:table-cell>
          <table:table-cell table:style-name="ce4" office:value-type="string" calcext:value-type="string">
            <text:p>OUTRAS CONTAS A PAGAR</text:p>
          </table:table-cell>
          <table:table-cell table:style-name="ce20" table:formula="of:=[.C30]" office:value-type="string" office:string-value="phar_gp_2_1_1" calcext:value-type="string">
            <text:p>phar_gp_2_1_1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2.1.2</text:p>
          </table:table-cell>
          <table:table-cell table:style-name="ce17" table:formula="of:=CONCATENATE([.A38];SUBSTITUTE([.B38];&quot;.&quot;;&quot;_&quot;))" office:value-type="string" office:string-value="phar_gp_2_1_2" calcext:value-type="string">
            <text:p>phar_gp_2_1_2</text:p>
          </table:table-cell>
          <table:table-cell table:style-name="ce16" office:value-type="string" calcext:value-type="string">
            <text:p>PROVISÕES</text:p>
          </table:table-cell>
          <table:table-cell table:style-name="ce20" table:formula="of:=[.C29]" office:value-type="string" office:string-value="phar_gp_2_1" calcext:value-type="string">
            <text:p>phar_gp_2_1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2.1.2.01</text:p>
          </table:table-cell>
          <table:table-cell table:style-name="ce17" table:formula="of:=CONCATENATE([.A39];SUBSTITUTE([.B39];&quot;.&quot;;&quot;_&quot;))" office:value-type="string" office:string-value="phar_gp_2_1_2_01" calcext:value-type="string">
            <text:p>phar_gp_2_1_2_01</text:p>
          </table:table-cell>
          <table:table-cell table:style-name="ce16" office:value-type="string" calcext:value-type="string">
            <text:p>PROVISÃO SOBRE PESSOAL</text:p>
          </table:table-cell>
          <table:table-cell table:style-name="ce20" table:formula="of:=[.C38]" office:value-type="string" office:string-value="phar_gp_2_1_2" calcext:value-type="string">
            <text:p>phar_gp_2_1_2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2.2</text:p>
          </table:table-cell>
          <table:table-cell table:style-name="ce17" table:formula="of:=CONCATENATE([.A40];SUBSTITUTE([.B40];&quot;.&quot;;&quot;_&quot;))" office:value-type="string" office:string-value="phar_gp_2_2" calcext:value-type="string">
            <text:p>phar_gp_2_2</text:p>
          </table:table-cell>
          <table:table-cell table:style-name="ce16" office:value-type="string" calcext:value-type="string">
            <text:p>PASSIVO NÃO CIRCULANTE</text:p>
          </table:table-cell>
          <table:table-cell table:style-name="ce20" table:formula="of:=[.C39]" office:value-type="string" office:string-value="phar_gp_2_1_2_01" calcext:value-type="string">
            <text:p>phar_gp_2_1_2_01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2.2.1</text:p>
          </table:table-cell>
          <table:table-cell table:style-name="ce17" table:formula="of:=CONCATENATE([.A41];SUBSTITUTE([.B41];&quot;.&quot;;&quot;_&quot;))" office:value-type="string" office:string-value="phar_gp_2_2_1" calcext:value-type="string">
            <text:p>phar_gp_2_2_1</text:p>
          </table:table-cell>
          <table:table-cell table:style-name="ce16" office:value-type="string" calcext:value-type="string">
            <text:p>EXIGÍVEL A LONGO PRAZO</text:p>
          </table:table-cell>
          <table:table-cell table:style-name="ce20" table:formula="of:=[.C28]" office:value-type="string" office:string-value="phar_gp_2" calcext:value-type="string">
            <text:p>phar_gp_2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2.2.1.01</text:p>
          </table:table-cell>
          <table:table-cell table:style-name="ce17" table:formula="of:=CONCATENATE([.A42];SUBSTITUTE([.B42];&quot;.&quot;;&quot;_&quot;))" office:value-type="string" office:string-value="phar_gp_2_2_1_01" calcext:value-type="string">
            <text:p>phar_gp_2_2_1_01</text:p>
          </table:table-cell>
          <table:table-cell table:style-name="ce16" office:value-type="string" calcext:value-type="string">
            <text:p>FORNECEDORES</text:p>
          </table:table-cell>
          <table:table-cell table:style-name="ce20" table:formula="of:=[.C41]" office:value-type="string" office:string-value="phar_gp_2_2_1" calcext:value-type="string">
            <text:p>phar_gp_2_2_1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2.3</text:p>
          </table:table-cell>
          <table:table-cell table:style-name="ce17" table:formula="of:=CONCATENATE([.A43];SUBSTITUTE([.B43];&quot;.&quot;;&quot;_&quot;))" office:value-type="string" office:string-value="phar_gp_2_3" calcext:value-type="string">
            <text:p>phar_gp_2_3</text:p>
          </table:table-cell>
          <table:table-cell table:style-name="ce16" office:value-type="string" calcext:value-type="string">
            <text:p>PATRIMÔNIO LÍQUIDO</text:p>
          </table:table-cell>
          <table:table-cell table:style-name="ce20" table:formula="of:=[.C28]" office:value-type="string" office:string-value="phar_gp_2" calcext:value-type="string">
            <text:p>phar_gp_2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2.3.1</text:p>
          </table:table-cell>
          <table:table-cell table:style-name="ce17" table:formula="of:=CONCATENATE([.A44];SUBSTITUTE([.B44];&quot;.&quot;;&quot;_&quot;))" office:value-type="string" office:string-value="phar_gp_2_3_1" calcext:value-type="string">
            <text:p>phar_gp_2_3_1</text:p>
          </table:table-cell>
          <table:table-cell table:style-name="ce16" office:value-type="string" calcext:value-type="string">
            <text:p>CAPITAL SOCIAL</text:p>
          </table:table-cell>
          <table:table-cell table:style-name="ce20" table:formula="of:=[.C43]" office:value-type="string" office:string-value="phar_gp_2_3" calcext:value-type="string">
            <text:p>phar_gp_2_3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2.3.1.01</text:p>
          </table:table-cell>
          <table:table-cell table:style-name="ce17" table:formula="of:=CONCATENATE([.A45];SUBSTITUTE([.B45];&quot;.&quot;;&quot;_&quot;))" office:value-type="string" office:string-value="phar_gp_2_3_1_01" calcext:value-type="string">
            <text:p>phar_gp_2_3_1_01</text:p>
          </table:table-cell>
          <table:table-cell table:style-name="ce16" office:value-type="string" calcext:value-type="string">
            <text:p>CAPITAL SOCIAL</text:p>
          </table:table-cell>
          <table:table-cell table:style-name="ce20" table:formula="of:=[.C44]" office:value-type="string" office:string-value="phar_gp_2_3_1" calcext:value-type="string">
            <text:p>phar_gp_2_3_1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2.3.2</text:p>
          </table:table-cell>
          <table:table-cell table:style-name="ce17" table:formula="of:=CONCATENATE([.A46];SUBSTITUTE([.B46];&quot;.&quot;;&quot;_&quot;))" office:value-type="string" office:string-value="phar_gp_2_3_2" calcext:value-type="string">
            <text:p>phar_gp_2_3_2</text:p>
          </table:table-cell>
          <table:table-cell table:style-name="ce16" office:value-type="string" calcext:value-type="string">
            <text:p>RESERVAS</text:p>
          </table:table-cell>
          <table:table-cell table:style-name="ce20" table:formula="of:=[.C43]" office:value-type="string" office:string-value="phar_gp_2_3" calcext:value-type="string">
            <text:p>phar_gp_2_3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2.3.3</text:p>
          </table:table-cell>
          <table:table-cell table:style-name="ce17" table:formula="of:=CONCATENATE([.A47];SUBSTITUTE([.B47];&quot;.&quot;;&quot;_&quot;))" office:value-type="string" office:string-value="phar_gp_2_3_3" calcext:value-type="string">
            <text:p>phar_gp_2_3_3</text:p>
          </table:table-cell>
          <table:table-cell table:style-name="ce16" office:value-type="string" calcext:value-type="string">
            <text:p>PREJUÍZOS ACUMULADOS</text:p>
          </table:table-cell>
          <table:table-cell table:style-name="ce20" table:formula="of:=[.C43]" office:value-type="string" office:string-value="phar_gp_2_3" calcext:value-type="string">
            <text:p>phar_gp_2_3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3</text:p>
          </table:table-cell>
          <table:table-cell table:style-name="ce17" table:formula="of:=CONCATENATE([.A48];SUBSTITUTE([.B48];&quot;.&quot;;&quot;_&quot;))" office:value-type="string" office:string-value="phar_gp_3" calcext:value-type="string">
            <text:p>phar_gp_3</text:p>
          </table:table-cell>
          <table:table-cell table:style-name="ce16" office:value-type="string" calcext:value-type="string">
            <text:p>RECEITAS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3.1</text:p>
          </table:table-cell>
          <table:table-cell table:style-name="ce17" table:formula="of:=CONCATENATE([.A49];SUBSTITUTE([.B49];&quot;.&quot;;&quot;_&quot;))" office:value-type="string" office:string-value="phar_gp_3_1" calcext:value-type="string">
            <text:p>phar_gp_3_1</text:p>
          </table:table-cell>
          <table:table-cell table:style-name="ce16" office:value-type="string" calcext:value-type="string">
            <text:p>RECEITAS OPERACIONAIS</text:p>
          </table:table-cell>
          <table:table-cell table:style-name="ce20" table:formula="of:=[.C48]" office:value-type="string" office:string-value="phar_gp_3" calcext:value-type="string">
            <text:p>phar_gp_3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3.1.1</text:p>
          </table:table-cell>
          <table:table-cell table:style-name="ce17" table:formula="of:=CONCATENATE([.A50];SUBSTITUTE([.B50];&quot;.&quot;;&quot;_&quot;))" office:value-type="string" office:string-value="phar_gp_3_1_1" calcext:value-type="string">
            <text:p>phar_gp_3_1_1</text:p>
          </table:table-cell>
          <table:table-cell table:style-name="ce16" office:value-type="string" calcext:value-type="string">
            <text:p>RECEITAS BRUTA</text:p>
          </table:table-cell>
          <table:table-cell table:style-name="ce20" table:formula="of:=[.C49]" office:value-type="string" office:string-value="phar_gp_3_1" calcext:value-type="string">
            <text:p>phar_gp_3_1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3.1.1.01</text:p>
          </table:table-cell>
          <table:table-cell table:style-name="ce17" table:formula="of:=CONCATENATE([.A51];SUBSTITUTE([.B51];&quot;.&quot;;&quot;_&quot;))" office:value-type="string" office:string-value="phar_gp_3_1_1_01" calcext:value-type="string">
            <text:p>phar_gp_3_1_1_01</text:p>
          </table:table-cell>
          <table:table-cell table:style-name="ce16" office:value-type="string" calcext:value-type="string">
            <text:p>RECEITA BRUTA DE VENDAS</text:p>
          </table:table-cell>
          <table:table-cell table:style-name="ce20" table:formula="of:=[.C50]" office:value-type="string" office:string-value="phar_gp_3_1_1" calcext:value-type="string">
            <text:p>phar_gp_3_1_1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office:value-type="string" calcext:value-type="string">
            <text:p>3.1.1.02</text:p>
          </table:table-cell>
          <table:table-cell table:style-name="ce17" table:formula="of:=CONCATENATE([.A52];SUBSTITUTE([.B52];&quot;.&quot;;&quot;_&quot;))" office:value-type="string" office:string-value="phar_gp_3_1_1_02" calcext:value-type="string">
            <text:p>phar_gp_3_1_1_02</text:p>
          </table:table-cell>
          <table:table-cell table:style-name="ce16" office:value-type="string" calcext:value-type="string">
            <text:p>(-) DEDUÇÕES DA RECEITA BRUTA</text:p>
          </table:table-cell>
          <table:table-cell table:style-name="ce20" table:formula="of:=[.C50]" office:value-type="string" office:string-value="phar_gp_3_1_1" calcext:value-type="string">
            <text:p>phar_gp_3_1_1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3.1.2</text:p>
          </table:table-cell>
          <table:table-cell table:style-name="ce17" table:formula="of:=CONCATENATE([.A53];SUBSTITUTE([.B53];&quot;.&quot;;&quot;_&quot;))" office:value-type="string" office:string-value="phar_gp_3_1_2" calcext:value-type="string">
            <text:p>phar_gp_3_1_2</text:p>
          </table:table-cell>
          <table:table-cell office:value-type="string" calcext:value-type="string">
            <text:p>CUSTOS DOS PRODUTOS, MERCADORIAS E SERVIÇOS VENDIDOS</text:p>
          </table:table-cell>
          <table:table-cell table:style-name="ce20" table:formula="of:=[.C49]" office:value-type="string" office:string-value="phar_gp_3_1" calcext:value-type="string">
            <text:p>phar_gp_3_1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3.1.2.01</text:p>
          </table:table-cell>
          <table:table-cell table:style-name="ce17" table:formula="of:=CONCATENATE([.A54];SUBSTITUTE([.B54];&quot;.&quot;;&quot;_&quot;))" office:value-type="string" office:string-value="phar_gp_3_1_2_01" calcext:value-type="string">
            <text:p>phar_gp_3_1_2_01</text:p>
          </table:table-cell>
          <table:table-cell office:value-type="string" calcext:value-type="string">
            <text:p>CUSTOS DOS PRODUTOS VENDIDOS - CMV</text:p>
          </table:table-cell>
          <table:table-cell table:style-name="ce20" table:formula="of:=[.C53]" office:value-type="string" office:string-value="phar_gp_3_1_2" calcext:value-type="string">
            <text:p>phar_gp_3_1_2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3.1.2.02</text:p>
          </table:table-cell>
          <table:table-cell table:style-name="ce17" table:formula="of:=CONCATENATE([.A55];SUBSTITUTE([.B55];&quot;.&quot;;&quot;_&quot;))" office:value-type="string" office:string-value="phar_gp_3_1_2_02" calcext:value-type="string">
            <text:p>phar_gp_3_1_2_02</text:p>
          </table:table-cell>
          <table:table-cell office:value-type="string" calcext:value-type="string">
            <text:p>CUSTOS DAS MERCADORIAS IMPORTADAS - CMI</text:p>
          </table:table-cell>
          <table:table-cell table:style-name="ce20" table:formula="of:=[.C53]" office:value-type="string" office:string-value="phar_gp_3_1_2" calcext:value-type="string">
            <text:p>phar_gp_3_1_2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3.1.2.03</text:p>
          </table:table-cell>
          <table:table-cell table:style-name="ce17" table:formula="of:=CONCATENATE([.A56];SUBSTITUTE([.B56];&quot;.&quot;;&quot;_&quot;))" office:value-type="string" office:string-value="phar_gp_3_1_2_03" calcext:value-type="string">
            <text:p>phar_gp_3_1_2_03</text:p>
          </table:table-cell>
          <table:table-cell office:value-type="string" calcext:value-type="string">
            <text:p>CUSTOS DOS PRODUTOS INDUSTRIALIZADOS - CPI</text:p>
          </table:table-cell>
          <table:table-cell table:style-name="ce20" table:formula="of:=[.C53]" office:value-type="string" office:string-value="phar_gp_3_1_2" calcext:value-type="string">
            <text:p>phar_gp_3_1_2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3.1.2.04</text:p>
          </table:table-cell>
          <table:table-cell table:style-name="ce17" table:formula="of:=CONCATENATE([.A57];SUBSTITUTE([.B57];&quot;.&quot;;&quot;_&quot;))" office:value-type="string" office:string-value="phar_gp_3_1_2_04" calcext:value-type="string">
            <text:p>phar_gp_3_1_2_04</text:p>
          </table:table-cell>
          <table:table-cell office:value-type="string" calcext:value-type="string">
            <text:p>CUSTOS DOS SERVIÇOS VENDIDOS - CSV</text:p>
          </table:table-cell>
          <table:table-cell table:style-name="ce20" table:formula="of:=[.C53]" office:value-type="string" office:string-value="phar_gp_3_1_2" calcext:value-type="string">
            <text:p>phar_gp_3_1_2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3.1.3</text:p>
          </table:table-cell>
          <table:table-cell table:style-name="ce17" table:formula="of:=CONCATENATE([.A58];SUBSTITUTE([.B58];&quot;.&quot;;&quot;_&quot;))" office:value-type="string" office:string-value="phar_gp_3_1_3" calcext:value-type="string">
            <text:p>phar_gp_3_1_3</text:p>
          </table:table-cell>
          <table:table-cell table:style-name="ce16" office:value-type="string" calcext:value-type="string">
            <text:p>OUTRAS RECEITAS OPERACIONAIS</text:p>
          </table:table-cell>
          <table:table-cell table:style-name="ce20" table:formula="of:=[.C49]" office:value-type="string" office:string-value="phar_gp_3_1" calcext:value-type="string">
            <text:p>phar_gp_3_1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3.1.3.01</text:p>
          </table:table-cell>
          <table:table-cell table:style-name="ce17" table:formula="of:=CONCATENATE([.A59];SUBSTITUTE([.B59];&quot;.&quot;;&quot;_&quot;))" office:value-type="string" office:string-value="phar_gp_3_1_3_01" calcext:value-type="string">
            <text:p>phar_gp_3_1_3_01</text:p>
          </table:table-cell>
          <table:table-cell table:style-name="ce16" office:value-type="string" calcext:value-type="string">
            <text:p>RECEITAS FINANCEIRAS</text:p>
          </table:table-cell>
          <table:table-cell table:style-name="ce20" table:formula="of:=[.C58]" office:value-type="string" office:string-value="phar_gp_3_1_3" calcext:value-type="string">
            <text:p>phar_gp_3_1_3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3.1.3.02</text:p>
          </table:table-cell>
          <table:table-cell table:style-name="ce17" table:formula="of:=CONCATENATE([.A60];SUBSTITUTE([.B60];&quot;.&quot;;&quot;_&quot;))" office:value-type="string" office:string-value="phar_gp_3_1_3_02" calcext:value-type="string">
            <text:p>phar_gp_3_1_3_02</text:p>
          </table:table-cell>
          <table:table-cell table:style-name="ce16" office:value-type="string" calcext:value-type="string">
            <text:p>VARIACAO CAMBIAL ATIVA</text:p>
          </table:table-cell>
          <table:table-cell table:style-name="ce20" table:formula="of:=[.C58]" office:value-type="string" office:string-value="phar_gp_3_1_3" calcext:value-type="string">
            <text:p>phar_gp_3_1_3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3.1.4</text:p>
          </table:table-cell>
          <table:table-cell table:style-name="ce17" table:formula="of:=CONCATENATE([.A61];SUBSTITUTE([.B61];&quot;.&quot;;&quot;_&quot;))" office:value-type="string" office:string-value="phar_gp_3_1_4" calcext:value-type="string">
            <text:p>phar_gp_3_1_4</text:p>
          </table:table-cell>
          <table:table-cell table:style-name="ce16" office:value-type="string" calcext:value-type="string">
            <text:p>RECEITAS NÃO OPERACIONAIS</text:p>
          </table:table-cell>
          <table:table-cell table:style-name="ce20" table:formula="of:=[.C49]" office:value-type="string" office:string-value="phar_gp_3_1" calcext:value-type="string">
            <text:p>phar_gp_3_1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table:style-name="ce16" office:value-type="string" calcext:value-type="string">
            <text:p>3.1.4.01</text:p>
          </table:table-cell>
          <table:table-cell table:style-name="ce17" table:formula="of:=CONCATENATE([.A62];SUBSTITUTE([.B62];&quot;.&quot;;&quot;_&quot;))" office:value-type="string" office:string-value="phar_gp_3_1_4_01" calcext:value-type="string">
            <text:p>phar_gp_3_1_4_01</text:p>
          </table:table-cell>
          <table:table-cell table:style-name="ce16" office:value-type="string" calcext:value-type="string">
            <text:p>OUTRAS RECEITAS</text:p>
          </table:table-cell>
          <table:table-cell table:style-name="ce20" table:formula="of:=[.C61]" office:value-type="string" office:string-value="phar_gp_3_1_4" calcext:value-type="string">
            <text:p>phar_gp_3_1_4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office:value-type="float" office:value="4" calcext:value-type="float">
            <text:p>4</text:p>
          </table:table-cell>
          <table:table-cell table:style-name="ce17" table:formula="of:=CONCATENATE([.A63];SUBSTITUTE([.B63];&quot;.&quot;;&quot;_&quot;))" office:value-type="string" office:string-value="phar_gp_4" calcext:value-type="string">
            <text:p>phar_gp_4</text:p>
          </table:table-cell>
          <table:table-cell office:value-type="string" calcext:value-type="string">
            <text:p>DESPESAS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office:value-type="string" calcext:value-type="string">
            <text:p>4.1</text:p>
          </table:table-cell>
          <table:table-cell table:style-name="ce17" table:formula="of:=CONCATENATE([.A64];SUBSTITUTE([.B64];&quot;.&quot;;&quot;_&quot;))" office:value-type="string" office:string-value="phar_gp_4_1" calcext:value-type="string">
            <text:p>phar_gp_4_1</text:p>
          </table:table-cell>
          <table:table-cell office:value-type="string" calcext:value-type="string">
            <text:p>DESPESAS OPERACIONAIS</text:p>
          </table:table-cell>
          <table:table-cell table:style-name="ce20" table:formula="of:=[.C63]" office:value-type="string" office:string-value="phar_gp_4" calcext:value-type="string">
            <text:p>phar_gp_4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office:value-type="string" calcext:value-type="string">
            <text:p>4.1.1</text:p>
          </table:table-cell>
          <table:table-cell table:style-name="ce17" table:formula="of:=CONCATENATE([.A65];SUBSTITUTE([.B65];&quot;.&quot;;&quot;_&quot;))" office:value-type="string" office:string-value="phar_gp_4_1_1" calcext:value-type="string">
            <text:p>phar_gp_4_1_1</text:p>
          </table:table-cell>
          <table:table-cell office:value-type="string" calcext:value-type="string">
            <text:p>DESPESAS GERAIS</text:p>
          </table:table-cell>
          <table:table-cell table:style-name="ce20" table:formula="of:=[.C64]" office:value-type="string" office:string-value="phar_gp_4_1" calcext:value-type="string">
            <text:p>phar_gp_4_1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office:value-type="string" calcext:value-type="string">
            <text:p>4.1.1.01</text:p>
          </table:table-cell>
          <table:table-cell table:style-name="ce17" table:formula="of:=CONCATENATE([.A66];SUBSTITUTE([.B66];&quot;.&quot;;&quot;_&quot;))" office:value-type="string" office:string-value="phar_gp_4_1_1_01" calcext:value-type="string">
            <text:p>phar_gp_4_1_1_01</text:p>
          </table:table-cell>
          <table:table-cell office:value-type="string" calcext:value-type="string">
            <text:p>DESPESAS C/ PESSOAL</text:p>
          </table:table-cell>
          <table:table-cell table:style-name="ce20" table:formula="of:=[.C65]" office:value-type="string" office:string-value="phar_gp_4_1_1" calcext:value-type="string">
            <text:p>phar_gp_4_1_1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office:value-type="string" calcext:value-type="string">
            <text:p>4.1.1.02</text:p>
          </table:table-cell>
          <table:table-cell table:style-name="ce17" table:formula="of:=CONCATENATE([.A67];SUBSTITUTE([.B67];&quot;.&quot;;&quot;_&quot;))" office:value-type="string" office:string-value="phar_gp_4_1_1_02" calcext:value-type="string">
            <text:p>phar_gp_4_1_1_02</text:p>
          </table:table-cell>
          <table:table-cell office:value-type="string" calcext:value-type="string">
            <text:p>DESPESAS ADMINISTRATIVAS</text:p>
          </table:table-cell>
          <table:table-cell table:style-name="ce20" table:formula="of:=[.C65]" office:value-type="string" office:string-value="phar_gp_4_1_1" calcext:value-type="string">
            <text:p>phar_gp_4_1_1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office:value-type="string" calcext:value-type="string">
            <text:p>4.1.1.03</text:p>
          </table:table-cell>
          <table:table-cell table:style-name="ce17" table:formula="of:=CONCATENATE([.A68];SUBSTITUTE([.B68];&quot;.&quot;;&quot;_&quot;))" office:value-type="string" office:string-value="phar_gp_4_1_1_03" calcext:value-type="string">
            <text:p>phar_gp_4_1_1_03</text:p>
          </table:table-cell>
          <table:table-cell office:value-type="string" calcext:value-type="string">
            <text:p>DESPESAS C/ COMUNICACAO</text:p>
          </table:table-cell>
          <table:table-cell table:style-name="ce20" table:formula="of:=[.C65]" office:value-type="string" office:string-value="phar_gp_4_1_1" calcext:value-type="string">
            <text:p>phar_gp_4_1_1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office:value-type="string" calcext:value-type="string">
            <text:p>4.1.1.04</text:p>
          </table:table-cell>
          <table:table-cell table:style-name="ce17" table:formula="of:=CONCATENATE([.A69];SUBSTITUTE([.B69];&quot;.&quot;;&quot;_&quot;))" office:value-type="string" office:string-value="phar_gp_4_1_1_04" calcext:value-type="string">
            <text:p>phar_gp_4_1_1_04</text:p>
          </table:table-cell>
          <table:table-cell office:value-type="string" calcext:value-type="string">
            <text:p>DESPESAS C/ OCUPACAO</text:p>
          </table:table-cell>
          <table:table-cell table:style-name="ce20" table:formula="of:=[.C65]" office:value-type="string" office:string-value="phar_gp_4_1_1" calcext:value-type="string">
            <text:p>phar_gp_4_1_1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office:value-type="string" calcext:value-type="string">
            <text:p>4.1.1.05</text:p>
          </table:table-cell>
          <table:table-cell table:style-name="ce17" table:formula="of:=CONCATENATE([.A70];SUBSTITUTE([.B70];&quot;.&quot;;&quot;_&quot;))" office:value-type="string" office:string-value="phar_gp_4_1_1_05" calcext:value-type="string">
            <text:p>phar_gp_4_1_1_05</text:p>
          </table:table-cell>
          <table:table-cell office:value-type="string" calcext:value-type="string">
            <text:p>DESPESAS DE ESCRITORIOS</text:p>
          </table:table-cell>
          <table:table-cell table:style-name="ce20" table:formula="of:=[.C65]" office:value-type="string" office:string-value="phar_gp_4_1_1" calcext:value-type="string">
            <text:p>phar_gp_4_1_1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office:value-type="string" calcext:value-type="string">
            <text:p>4.1.1.06</text:p>
          </table:table-cell>
          <table:table-cell table:style-name="ce17" table:formula="of:=CONCATENATE([.A71];SUBSTITUTE([.B71];&quot;.&quot;;&quot;_&quot;))" office:value-type="string" office:string-value="phar_gp_4_1_1_06" calcext:value-type="string">
            <text:p>phar_gp_4_1_1_06</text:p>
          </table:table-cell>
          <table:table-cell office:value-type="string" calcext:value-type="string">
            <text:p>DESPESAS DE LOGISTICA</text:p>
          </table:table-cell>
          <table:table-cell table:style-name="ce20" table:formula="of:=[.C65]" office:value-type="string" office:string-value="phar_gp_4_1_1" calcext:value-type="string">
            <text:p>phar_gp_4_1_1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office:value-type="string" calcext:value-type="string">
            <text:p>4.1.1.07</text:p>
          </table:table-cell>
          <table:table-cell table:style-name="ce17" table:formula="of:=CONCATENATE([.A72];SUBSTITUTE([.B72];&quot;.&quot;;&quot;_&quot;))" office:value-type="string" office:string-value="phar_gp_4_1_1_07" calcext:value-type="string">
            <text:p>phar_gp_4_1_1_07</text:p>
          </table:table-cell>
          <table:table-cell office:value-type="string" calcext:value-type="string">
            <text:p>DESPESAS C/ MARKETING</text:p>
          </table:table-cell>
          <table:table-cell table:style-name="ce20" table:formula="of:=[.C65]" office:value-type="string" office:string-value="phar_gp_4_1_1" calcext:value-type="string">
            <text:p>phar_gp_4_1_1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office:value-type="string" calcext:value-type="string">
            <text:p>4.1.1.08</text:p>
          </table:table-cell>
          <table:table-cell table:style-name="ce17" table:formula="of:=CONCATENATE([.A73];SUBSTITUTE([.B73];&quot;.&quot;;&quot;_&quot;))" office:value-type="string" office:string-value="phar_gp_4_1_1_08" calcext:value-type="string">
            <text:p>phar_gp_4_1_1_08</text:p>
          </table:table-cell>
          <table:table-cell office:value-type="string" calcext:value-type="string">
            <text:p>DESPESAS EM EVENTOS/CONGRESSO</text:p>
          </table:table-cell>
          <table:table-cell table:style-name="ce20" table:formula="of:=[.C65]" office:value-type="string" office:string-value="phar_gp_4_1_1" calcext:value-type="string">
            <text:p>phar_gp_4_1_1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office:value-type="string" calcext:value-type="string">
            <text:p>4.1.1.09</text:p>
          </table:table-cell>
          <table:table-cell table:style-name="ce17" table:formula="of:=CONCATENATE([.A74];SUBSTITUTE([.B74];&quot;.&quot;;&quot;_&quot;))" office:value-type="string" office:string-value="phar_gp_4_1_1_09" calcext:value-type="string">
            <text:p>phar_gp_4_1_1_09</text:p>
          </table:table-cell>
          <table:table-cell office:value-type="string" calcext:value-type="string">
            <text:p>DESPESAS C/ VIAGENS</text:p>
          </table:table-cell>
          <table:table-cell table:style-name="ce20" table:formula="of:=[.C65]" office:value-type="string" office:string-value="phar_gp_4_1_1" calcext:value-type="string">
            <text:p>phar_gp_4_1_1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office:value-type="string" calcext:value-type="string">
            <text:p>4.1.1.10</text:p>
          </table:table-cell>
          <table:table-cell table:style-name="ce17" table:formula="of:=CONCATENATE([.A75];SUBSTITUTE([.B75];&quot;.&quot;;&quot;_&quot;))" office:value-type="string" office:string-value="phar_gp_4_1_1_10" calcext:value-type="string">
            <text:p>phar_gp_4_1_1_10</text:p>
          </table:table-cell>
          <table:table-cell office:value-type="string" calcext:value-type="string">
            <text:p>DEPRECIACOES / AMORTIZACOES</text:p>
          </table:table-cell>
          <table:table-cell table:style-name="ce20" table:formula="of:=[.C65]" office:value-type="string" office:string-value="phar_gp_4_1_1" calcext:value-type="string">
            <text:p>phar_gp_4_1_1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office:value-type="string" calcext:value-type="string">
            <text:p>4.1.1.11</text:p>
          </table:table-cell>
          <table:table-cell table:style-name="ce17" table:formula="of:=CONCATENATE([.A76];SUBSTITUTE([.B76];&quot;.&quot;;&quot;_&quot;))" office:value-type="string" office:string-value="phar_gp_4_1_1_11" calcext:value-type="string">
            <text:p>phar_gp_4_1_1_11</text:p>
          </table:table-cell>
          <table:table-cell office:value-type="string" calcext:value-type="string">
            <text:p>SERVICOS PRESTADOS</text:p>
          </table:table-cell>
          <table:table-cell table:style-name="ce20" table:formula="of:=[.C65]" office:value-type="string" office:string-value="phar_gp_4_1_1" calcext:value-type="string">
            <text:p>phar_gp_4_1_1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office:value-type="string" calcext:value-type="string">
            <text:p>4.1.1.12</text:p>
          </table:table-cell>
          <table:table-cell table:style-name="ce17" table:formula="of:=CONCATENATE([.A77];SUBSTITUTE([.B77];&quot;.&quot;;&quot;_&quot;))" office:value-type="string" office:string-value="phar_gp_4_1_1_12" calcext:value-type="string">
            <text:p>phar_gp_4_1_1_12</text:p>
          </table:table-cell>
          <table:table-cell office:value-type="string" calcext:value-type="string">
            <text:p>DESPESAS TRIBUTARIAS</text:p>
          </table:table-cell>
          <table:table-cell table:style-name="ce20" table:formula="of:=[.C65]" office:value-type="string" office:string-value="phar_gp_4_1_1" calcext:value-type="string">
            <text:p>phar_gp_4_1_1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office:value-type="string" calcext:value-type="string">
            <text:p>4.1.1.13</text:p>
          </table:table-cell>
          <table:table-cell table:style-name="ce17" table:formula="of:=CONCATENATE([.A78];SUBSTITUTE([.B78];&quot;.&quot;;&quot;_&quot;))" office:value-type="string" office:string-value="phar_gp_4_1_1_13" calcext:value-type="string">
            <text:p>phar_gp_4_1_1_13</text:p>
          </table:table-cell>
          <table:table-cell office:value-type="string" calcext:value-type="string">
            <text:p>OUTRAS DESPESAS</text:p>
          </table:table-cell>
          <table:table-cell table:style-name="ce20" table:formula="of:=[.C65]" office:value-type="string" office:string-value="phar_gp_4_1_1" calcext:value-type="string">
            <text:p>phar_gp_4_1_1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office:value-type="string" calcext:value-type="string">
            <text:p>4.1.2</text:p>
          </table:table-cell>
          <table:table-cell table:style-name="ce17" table:formula="of:=CONCATENATE([.A79];SUBSTITUTE([.B79];&quot;.&quot;;&quot;_&quot;))" office:value-type="string" office:string-value="phar_gp_4_1_2" calcext:value-type="string">
            <text:p>phar_gp_4_1_2</text:p>
          </table:table-cell>
          <table:table-cell office:value-type="string" calcext:value-type="string">
            <text:p>DESPESAS FINANCEIRAS</text:p>
          </table:table-cell>
          <table:table-cell table:style-name="ce20" table:formula="of:=[.C64]" office:value-type="string" office:string-value="phar_gp_4_1" calcext:value-type="string">
            <text:p>phar_gp_4_1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office:value-type="string" calcext:value-type="string">
            <text:p>4.1.2.01</text:p>
          </table:table-cell>
          <table:table-cell table:style-name="ce17" table:formula="of:=CONCATENATE([.A80];SUBSTITUTE([.B80];&quot;.&quot;;&quot;_&quot;))" office:value-type="string" office:string-value="phar_gp_4_1_2_01" calcext:value-type="string">
            <text:p>phar_gp_4_1_2_01</text:p>
          </table:table-cell>
          <table:table-cell office:value-type="string" calcext:value-type="string">
            <text:p>DESPESAS FINANCEIRAS</text:p>
          </table:table-cell>
          <table:table-cell table:style-name="ce20" table:formula="of:=[.C79]" office:value-type="string" office:string-value="phar_gp_4_1_2" calcext:value-type="string">
            <text:p>phar_gp_4_1_2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office:value-type="string" calcext:value-type="string">
            <text:p>4.1.2.02</text:p>
          </table:table-cell>
          <table:table-cell table:style-name="ce17" table:formula="of:=CONCATENATE([.A81];SUBSTITUTE([.B81];&quot;.&quot;;&quot;_&quot;))" office:value-type="string" office:string-value="phar_gp_4_1_2_02" calcext:value-type="string">
            <text:p>phar_gp_4_1_2_02</text:p>
          </table:table-cell>
          <table:table-cell office:value-type="string" calcext:value-type="string">
            <text:p>VARIACAO CAMBIAL PASSIVA</text:p>
          </table:table-cell>
          <table:table-cell table:style-name="ce20" table:formula="of:=[.C79]" office:value-type="string" office:string-value="phar_gp_4_1_2" calcext:value-type="string">
            <text:p>phar_gp_4_1_2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office:value-type="string" calcext:value-type="string">
            <text:p>4.2</text:p>
          </table:table-cell>
          <table:table-cell table:style-name="ce17" table:formula="of:=CONCATENATE([.A82];SUBSTITUTE([.B82];&quot;.&quot;;&quot;_&quot;))" office:value-type="string" office:string-value="phar_gp_4_2" calcext:value-type="string">
            <text:p>phar_gp_4_2</text:p>
          </table:table-cell>
          <table:table-cell office:value-type="string" calcext:value-type="string">
            <text:p>OUTRAS DESPESAS OPERACIONAIS</text:p>
          </table:table-cell>
          <table:table-cell table:style-name="ce20" table:formula="of:=[.C63]" office:value-type="string" office:string-value="phar_gp_4" calcext:value-type="string">
            <text:p>phar_gp_4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office:value-type="string" calcext:value-type="string">
            <text:p>4.2.1</text:p>
          </table:table-cell>
          <table:table-cell table:style-name="ce17" table:formula="of:=CONCATENATE([.A83];SUBSTITUTE([.B83];&quot;.&quot;;&quot;_&quot;))" office:value-type="string" office:string-value="phar_gp_4_2_1" calcext:value-type="string">
            <text:p>phar_gp_4_2_1</text:p>
          </table:table-cell>
          <table:table-cell office:value-type="string" calcext:value-type="string">
            <text:p>OUTRAS DESPESAS NAO OPERACIONAIS</text:p>
          </table:table-cell>
          <table:table-cell table:style-name="ce20" table:formula="of:=[.C82]" office:value-type="string" office:string-value="phar_gp_4_2" calcext:value-type="string">
            <text:p>phar_gp_4_2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office:value-type="string" calcext:value-type="string">
            <text:p>4.2.1.01</text:p>
          </table:table-cell>
          <table:table-cell table:style-name="ce17" table:formula="of:=CONCATENATE([.A84];SUBSTITUTE([.B84];&quot;.&quot;;&quot;_&quot;))" office:value-type="string" office:string-value="phar_gp_4_2_1_01" calcext:value-type="string">
            <text:p>phar_gp_4_2_1_01</text:p>
          </table:table-cell>
          <table:table-cell office:value-type="string" calcext:value-type="string">
            <text:p>DESPESAS INDEDUTIVEIS</text:p>
          </table:table-cell>
          <table:table-cell table:style-name="ce20" table:formula="of:=[.C83]" office:value-type="string" office:string-value="phar_gp_4_2_1" calcext:value-type="string">
            <text:p>phar_gp_4_2_1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office:value-type="string" calcext:value-type="string">
            <text:p>4.2.1.02</text:p>
          </table:table-cell>
          <table:table-cell table:style-name="ce17" table:formula="of:=CONCATENATE([.A85];SUBSTITUTE([.B85];&quot;.&quot;;&quot;_&quot;))" office:value-type="string" office:string-value="phar_gp_4_2_1_02" calcext:value-type="string">
            <text:p>phar_gp_4_2_1_02</text:p>
          </table:table-cell>
          <table:table-cell office:value-type="string" calcext:value-type="string">
            <text:p>OUTRAS DESPESAS INDEDUTIVEIS</text:p>
          </table:table-cell>
          <table:table-cell table:style-name="ce20" table:formula="of:=[.C83]" office:value-type="string" office:string-value="phar_gp_4_2_1" calcext:value-type="string">
            <text:p>phar_gp_4_2_1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office:value-type="float" office:value="5" calcext:value-type="float">
            <text:p>5</text:p>
          </table:table-cell>
          <table:table-cell table:style-name="ce17" table:formula="of:=CONCATENATE([.A86];SUBSTITUTE([.B86];&quot;.&quot;;&quot;_&quot;))" office:value-type="string" office:string-value="phar_gp_5" calcext:value-type="string">
            <text:p>phar_gp_5</text:p>
          </table:table-cell>
          <table:table-cell office:value-type="string" calcext:value-type="string">
            <text:p>APURAÇÃO DO RESULTADO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office:value-type="string" calcext:value-type="string">
            <text:p>5.1</text:p>
          </table:table-cell>
          <table:table-cell table:style-name="ce17" table:formula="of:=CONCATENATE([.A87];SUBSTITUTE([.B87];&quot;.&quot;;&quot;_&quot;))" office:value-type="string" office:string-value="phar_gp_5_1" calcext:value-type="string">
            <text:p>phar_gp_5_1</text:p>
          </table:table-cell>
          <table:table-cell office:value-type="string" calcext:value-type="string">
            <text:p>APURAÇÃO DO RESULTADO</text:p>
          </table:table-cell>
          <table:table-cell table:style-name="ce20" table:formula="of:=[.C86]" office:value-type="string" office:string-value="phar_gp_5" calcext:value-type="string">
            <text:p>phar_gp_5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office:value-type="string" calcext:value-type="string">
            <text:p>5.1.1</text:p>
          </table:table-cell>
          <table:table-cell table:style-name="ce17" table:formula="of:=CONCATENATE([.A88];SUBSTITUTE([.B88];&quot;.&quot;;&quot;_&quot;))" office:value-type="string" office:string-value="phar_gp_5_1_1" calcext:value-type="string">
            <text:p>phar_gp_5_1_1</text:p>
          </table:table-cell>
          <table:table-cell office:value-type="string" calcext:value-type="string">
            <text:p>APURAÇÃO DO RESULTADO</text:p>
          </table:table-cell>
          <table:table-cell table:style-name="ce20" table:formula="of:=[.C87]" office:value-type="string" office:string-value="phar_gp_5_1" calcext:value-type="string">
            <text:p>phar_gp_5_1</text:p>
          </table:table-cell>
        </table:table-row>
        <table:table-row table:style-name="ro1">
          <table:table-cell table:style-name="ce17" office:value-type="string" calcext:value-type="string">
            <text:p>phar_gp_</text:p>
          </table:table-cell>
          <table:table-cell office:value-type="string" calcext:value-type="string">
            <text:p>5.1.1.01</text:p>
          </table:table-cell>
          <table:table-cell table:style-name="ce17" table:formula="of:=CONCATENATE([.A89];SUBSTITUTE([.B89];&quot;.&quot;;&quot;_&quot;))" office:value-type="string" office:string-value="phar_gp_5_1_1_01" calcext:value-type="string">
            <text:p>phar_gp_5_1_1_01</text:p>
          </table:table-cell>
          <table:table-cell office:value-type="string" calcext:value-type="string">
            <text:p>APURAÇÃO DO RESULTADO</text:p>
          </table:table-cell>
          <table:table-cell table:style-name="ce20" table:formula="of:=[.C88]" office:value-type="string" office:string-value="phar_gp_5_1_1" calcext:value-type="string">
            <text:p>phar_gp_5_1_1</text:p>
          </table:table-cell>
        </table:table-row>
        <table:table-row table:style-name="ro1" table:number-rows-repeated="104848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ontas Limpas" table:style-name="ta1">
        <office:forms form:automatic-focus="false" form:apply-design-mode="false"/>
        <table:table-column table:style-name="co5" table:default-cell-style-name="Default"/>
        <table:table-column table:style-name="co10" table:default-cell-style-name="ce16"/>
        <table:table-column table:style-name="co11" table:default-cell-style-name="Default"/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1.1.1.01.001</text:p>
          </table:table-cell>
          <table:table-cell table:style-name="ce16" office:value-type="string" calcext:value-type="string">
            <text:p>Dinheiro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1.1.1.02.001</text:p>
          </table:table-cell>
          <table:table-cell table:style-name="ce16" office:value-type="string" calcext:value-type="string">
            <text:p>Banco Bradesco SA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1.1.1.02.002</text:p>
          </table:table-cell>
          <table:table-cell table:style-name="ce16" office:value-type="string" calcext:value-type="string">
            <text:p>Banco Do Brasil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1.1.1.02.003</text:p>
          </table:table-cell>
          <table:table-cell table:style-name="ce16" office:value-type="string" calcext:value-type="string">
            <text:p>Banco Caixa Economica Federal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1.1.1.02.004</text:p>
          </table:table-cell>
          <table:table-cell table:style-name="ce16" office:value-type="string" calcext:value-type="string">
            <text:p>Banco Citibank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1.1.1.02.005</text:p>
          </table:table-cell>
          <table:table-cell table:style-name="ce16" office:value-type="string" calcext:value-type="string">
            <text:p>Banco Itau SA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1.1.1.02.006</text:p>
          </table:table-cell>
          <table:table-cell table:style-name="ce16" office:value-type="string" calcext:value-type="string">
            <text:p>Banco Santander SA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1.1.1.02.999</text:p>
          </table:table-cell>
          <table:table-cell table:style-name="ce16" office:value-type="string" calcext:value-type="string">
            <text:p>Transferência de Saldo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1.1.1.03.001</text:p>
          </table:table-cell>
          <table:table-cell table:style-name="ce16" office:value-type="string" calcext:value-type="string">
            <text:p>Conta Aplicação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1.1.2.01.001</text:p>
          </table:table-cell>
          <table:table-cell table:style-name="ce16" office:value-type="string" calcext:value-type="string">
            <text:p>Clientes (A Receber)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1.1.2.01.002</text:p>
          </table:table-cell>
          <table:table-cell table:style-name="ce16" office:value-type="string" calcext:value-type="string">
            <text:p>(-) Duplicatas Descontadas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1.1.2.02.001</text:p>
          </table:table-cell>
          <table:table-cell table:style-name="ce16" office:value-type="string" calcext:value-type="string">
            <text:p>Outras Contas (A Receber)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1.1.2.02.002</text:p>
          </table:table-cell>
          <table:table-cell table:style-name="ce16" office:value-type="string" calcext:value-type="string">
            <text:p>Cartão Crédito/Débito (A Receber)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1.1.2.03.001</text:p>
          </table:table-cell>
          <table:table-cell table:style-name="ce16" office:value-type="string" calcext:value-type="string">
            <text:p>Adiantamento de Salário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1.1.2.03.002</text:p>
          </table:table-cell>
          <table:table-cell table:style-name="ce16" office:value-type="string" calcext:value-type="string">
            <text:p>Adiantamentos de Féria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1.1.2.03.003</text:p>
          </table:table-cell>
          <table:table-cell table:style-name="ce16" office:value-type="string" calcext:value-type="string">
            <text:p>Adiantamentos de 13. Salário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1.1.2.03.004</text:p>
          </table:table-cell>
          <table:table-cell table:style-name="ce16" office:value-type="string" calcext:value-type="string">
            <text:p>Empréstimos Consignado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1.1.2.03.005</text:p>
          </table:table-cell>
          <table:table-cell table:style-name="ce16" office:value-type="string" calcext:value-type="string">
            <text:p>Empréstimos a Funcionários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1.1.2.04.001</text:p>
          </table:table-cell>
          <table:table-cell table:style-name="ce16" office:value-type="string" calcext:value-type="string">
            <text:p>Adiantamento Fornecedor Nacional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1.1.2.04.002</text:p>
          </table:table-cell>
          <table:table-cell table:style-name="ce16" office:value-type="string" calcext:value-type="string">
            <text:p>Adiantamento Fornecedor Exterior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1.1.2.04.003</text:p>
          </table:table-cell>
          <table:table-cell table:style-name="ce16" office:value-type="string" calcext:value-type="string">
            <text:p>Adiantamento Viagens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1.1.2.04.004</text:p>
          </table:table-cell>
          <table:table-cell table:style-name="ce4" office:value-type="string" calcext:value-type="string">
            <text:p>Adiantamentos A Consórcio De Ben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1.1.2.05.001</text:p>
          </table:table-cell>
          <table:table-cell table:style-name="ce16" office:value-type="string" calcext:value-type="string">
            <text:p>Mercadorias Revenda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1.1.2.05.002</text:p>
          </table:table-cell>
          <table:table-cell table:style-name="ce16" office:value-type="string" calcext:value-type="string">
            <text:p>Produtos Acabado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1.1.2.05.003</text:p>
          </table:table-cell>
          <table:table-cell table:style-name="ce16" office:value-type="string" calcext:value-type="string">
            <text:p>Produtos Em Elaboração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1.1.2.05.004</text:p>
          </table:table-cell>
          <table:table-cell table:style-name="ce16" office:value-type="string" calcext:value-type="string">
            <text:p>Matérias Prima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1.1.2.05.005</text:p>
          </table:table-cell>
          <table:table-cell table:style-name="ce16" office:value-type="string" calcext:value-type="string">
            <text:p>Material de Consumo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1.1.2.05.006</text:p>
          </table:table-cell>
          <table:table-cell table:style-name="ce16" office:value-type="string" calcext:value-type="string">
            <text:p>Material de Embalagen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1.1.2.05.007</text:p>
          </table:table-cell>
          <table:table-cell office:value-type="string" calcext:value-type="string">
            <text:p>Mercadoria em Consignação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1.1.2.05.008</text:p>
          </table:table-cell>
          <table:table-cell office:value-type="string" calcext:value-type="string">
            <text:p>Estoques de Terceiro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1.1.2.05.999</text:p>
          </table:table-cell>
          <table:table-cell table:style-name="ce16" office:value-type="string" calcext:value-type="string">
            <text:p>Estoque em Trânsito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1.1.3.01.001</text:p>
          </table:table-cell>
          <table:table-cell table:style-name="ce4" office:value-type="string" calcext:value-type="string">
            <text:p>ICMS a Recuperar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1.1.3.01.002</text:p>
          </table:table-cell>
          <table:table-cell table:style-name="ce4" office:value-type="string" calcext:value-type="string">
            <text:p>IPI a Recuperar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1.1.3.01.003</text:p>
          </table:table-cell>
          <table:table-cell table:style-name="ce4" office:value-type="string" calcext:value-type="string">
            <text:p>COFINS a Recuperar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1.1.3.01.004</text:p>
          </table:table-cell>
          <table:table-cell table:style-name="ce4" office:value-type="string" calcext:value-type="string">
            <text:p>PIS a Recuperar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1.1.3.01.005</text:p>
          </table:table-cell>
          <table:table-cell table:style-name="ce4" office:value-type="string" calcext:value-type="string">
            <text:p>ISS a Recuperar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1.1.3.01.006</text:p>
          </table:table-cell>
          <table:table-cell table:style-name="ce4" office:value-type="string" calcext:value-type="string">
            <text:p>CSL a Recuperar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1.1.3.01.007</text:p>
          </table:table-cell>
          <table:table-cell table:style-name="ce4" office:value-type="string" calcext:value-type="string">
            <text:p>INSS a Recuperar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1.1.3.01.008</text:p>
          </table:table-cell>
          <table:table-cell table:style-name="ce4" office:value-type="string" calcext:value-type="string">
            <text:p>IRRF a Recuperar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1.1.3.01.009</text:p>
          </table:table-cell>
          <table:table-cell office:value-type="string" calcext:value-type="string">
            <text:p>CSSL Retido a Recuperar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1.1.3.01.010</text:p>
          </table:table-cell>
          <table:table-cell office:value-type="string" calcext:value-type="string">
            <text:p>Pgtos Indevidos / A Maior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1.1.3.02.001</text:p>
          </table:table-cell>
          <table:table-cell office:value-type="string" calcext:value-type="string">
            <text:p>IRPJ estimativa mensal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1.1.3.02.002</text:p>
          </table:table-cell>
          <table:table-cell office:value-type="string" calcext:value-type="string">
            <text:p>CSSL estimativa mensal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1.2.1.03.001</text:p>
          </table:table-cell>
          <table:table-cell table:style-name="ce16" office:value-type="string" calcext:value-type="string">
            <text:p>Deposito Judicial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1.2.1.03.002</text:p>
          </table:table-cell>
          <table:table-cell table:style-name="ce16" office:value-type="string" calcext:value-type="string">
            <text:p>Causa Trabalhista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1.2.1.04.001</text:p>
          </table:table-cell>
          <table:table-cell table:style-name="ce16" office:value-type="string" calcext:value-type="string">
            <text:p>Empréstimos A Sócios/Acionista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1.2.1.04.002</text:p>
          </table:table-cell>
          <table:table-cell table:style-name="ce16" office:value-type="string" calcext:value-type="string">
            <text:p>Empréstimos A Empresas Controladas/Coligada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1.2.1.05.001</text:p>
          </table:table-cell>
          <table:table-cell table:style-name="ce16" office:value-type="string" calcext:value-type="string">
            <text:p>Participações Em Controladas/Coligada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1.2.1.05.002</text:p>
          </table:table-cell>
          <table:table-cell table:style-name="ce16" office:value-type="string" calcext:value-type="string">
            <text:p>Participações Em Outras Empresa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1.2.2.01.001</text:p>
          </table:table-cell>
          <table:table-cell table:style-name="ce16" office:value-type="string" calcext:value-type="string">
            <text:p>Imóveis, Terrenos E Instalaçõe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1.2.2.01.002</text:p>
          </table:table-cell>
          <table:table-cell table:style-name="ce16" office:value-type="string" calcext:value-type="string">
            <text:p>Veículos, Máquinas E Equipamento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1.2.2.01.003</text:p>
          </table:table-cell>
          <table:table-cell table:style-name="ce16" office:value-type="string" calcext:value-type="string">
            <text:p>Ferramentas, Móveis, Aparelhos E Utensílio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1.2.2.01.004</text:p>
          </table:table-cell>
          <table:table-cell table:style-name="ce16" office:value-type="string" calcext:value-type="string">
            <text:p>Equipamentos de Informática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1.2.2.01.005</text:p>
          </table:table-cell>
          <table:table-cell table:style-name="ce16" office:value-type="string" calcext:value-type="string">
            <text:p>Software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1.2.2.01.999</text:p>
          </table:table-cell>
          <table:table-cell table:style-name="ce3" office:value-type="string" calcext:value-type="string">
            <text:p>(-) Amortização Acumulada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1.2.3.01.001</text:p>
          </table:table-cell>
          <table:table-cell office:value-type="string" calcext:value-type="string">
            <text:p>Marcas e Patentes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2.1.1.01.001</text:p>
          </table:table-cell>
          <table:table-cell table:style-name="ce16" office:value-type="string" calcext:value-type="string">
            <text:p>Fornecedores (a Pagar)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2.1.1.03.001</text:p>
          </table:table-cell>
          <table:table-cell table:style-name="ce16" office:value-type="string" calcext:value-type="string">
            <text:p>Empréstimos E Financiamentos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2.1.1.04.001</text:p>
          </table:table-cell>
          <table:table-cell table:style-name="ce4" office:value-type="string" calcext:value-type="string">
            <text:p>Ordenados e Salários a Pagar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2.1.1.04.002</text:p>
          </table:table-cell>
          <table:table-cell table:style-name="ce4" office:value-type="string" calcext:value-type="string">
            <text:p>Pro labore a Pagar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2.1.1.04.003</text:p>
          </table:table-cell>
          <table:table-cell table:style-name="ce4" office:value-type="string" calcext:value-type="string">
            <text:p>Férias a Pagar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2.1.1.04.004</text:p>
          </table:table-cell>
          <table:table-cell table:style-name="ce4" office:value-type="string" calcext:value-type="string">
            <text:p>13 Salário a Pagar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2.1.1.04.005</text:p>
          </table:table-cell>
          <table:table-cell table:style-name="ce4" office:value-type="string" calcext:value-type="string">
            <text:p>Pensao Alimenticia A Pagar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2.1.1.04.006</text:p>
          </table:table-cell>
          <table:table-cell table:style-name="ce4" office:value-type="string" calcext:value-type="string">
            <text:p>Autonomos A Pagar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2.1.1.04.007</text:p>
          </table:table-cell>
          <table:table-cell table:style-name="ce4" office:value-type="string" calcext:value-type="string">
            <text:p>Indenizacoes Trabalhistas A Pagar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2.1.1.04.008</text:p>
          </table:table-cell>
          <table:table-cell table:style-name="ce4" office:value-type="string" calcext:value-type="string">
            <text:p>Contribuição Assistencial A Recolher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2.1.1.04.009</text:p>
          </table:table-cell>
          <table:table-cell table:style-name="ce4" office:value-type="string" calcext:value-type="string">
            <text:p><text:span text:style-name="T1">Contribuição</text:span> Confederativa A Recolher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2.1.1.04.010</text:p>
          </table:table-cell>
          <table:table-cell table:style-name="ce4" office:value-type="string" calcext:value-type="string">
            <text:p><text:span text:style-name="T1">Contribuição</text:span> Sindical A Recolher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2.1.1.05.001</text:p>
          </table:table-cell>
          <table:table-cell table:style-name="ce16" office:value-type="string" calcext:value-type="string">
            <text:p>INSS a Recolher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2.1.1.05.002</text:p>
          </table:table-cell>
          <table:table-cell table:style-name="ce16" office:value-type="string" calcext:value-type="string">
            <text:p>FGTS a Recolher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2.1.1.05.003</text:p>
          </table:table-cell>
          <table:table-cell table:style-name="ce16" office:value-type="string" calcext:value-type="string">
            <text:p>IRFONTE a Recolher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2.1.1.06.001</text:p>
          </table:table-cell>
          <table:table-cell table:style-name="ce4" office:value-type="string" calcext:value-type="string">
            <text:p>ICMS a Recolher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2.1.1.06.002</text:p>
          </table:table-cell>
          <table:table-cell table:style-name="ce4" office:value-type="string" calcext:value-type="string">
            <text:p>IPI a Recolher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2.1.1.06.003</text:p>
          </table:table-cell>
          <table:table-cell table:style-name="ce4" office:value-type="string" calcext:value-type="string">
            <text:p>COFINS a Recolher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2.1.1.06.004</text:p>
          </table:table-cell>
          <table:table-cell table:style-name="ce4" office:value-type="string" calcext:value-type="string">
            <text:p>PIS a Recolher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2.1.1.06.005</text:p>
          </table:table-cell>
          <table:table-cell table:style-name="ce4" office:value-type="string" calcext:value-type="string">
            <text:p>ISS a Recolher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2.1.1.06.006</text:p>
          </table:table-cell>
          <table:table-cell table:style-name="ce4" office:value-type="string" calcext:value-type="string">
            <text:p>CSL a Recolher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2.1.1.06.007</text:p>
          </table:table-cell>
          <table:table-cell table:style-name="ce4" office:value-type="string" calcext:value-type="string">
            <text:p>ICMS SUBSTITUÍÇÃO TRIBUTÁRIA a Recolher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2.1.1.06.008</text:p>
          </table:table-cell>
          <table:table-cell table:style-name="ce4" office:value-type="string" calcext:value-type="string">
            <text:p>Simples a Recolher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2.1.1.06.009</text:p>
          </table:table-cell>
          <table:table-cell table:style-name="ce4" office:value-type="string" calcext:value-type="string">
            <text:p>INSS PF a Recolher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2.1.1.06.010</text:p>
          </table:table-cell>
          <table:table-cell table:style-name="ce4" office:value-type="string" calcext:value-type="string">
            <text:p>INSS PJ a Recolher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2.1.1.06.011</text:p>
          </table:table-cell>
          <table:table-cell table:style-name="ce4" office:value-type="string" calcext:value-type="string">
            <text:p>IRRF PF a Recolher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2.1.1.06.012</text:p>
          </table:table-cell>
          <table:table-cell table:style-name="ce4" office:value-type="string" calcext:value-type="string">
            <text:p>IRRF PJ a Recolher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2.1.1.06.013</text:p>
          </table:table-cell>
          <table:table-cell table:style-name="ce4" office:value-type="string" calcext:value-type="string">
            <text:p>CSRF a Recolher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2.1.1.07.001</text:p>
          </table:table-cell>
          <table:table-cell table:style-name="ce4" office:value-type="string" calcext:value-type="string">
            <text:p>IRPJ a Recolher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2.1.1.07.002</text:p>
          </table:table-cell>
          <table:table-cell table:style-name="ce4" office:value-type="string" calcext:value-type="string">
            <text:p>CSSL a Recolher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2.1.1.08.001</text:p>
          </table:table-cell>
          <table:table-cell table:style-name="ce4" office:value-type="string" calcext:value-type="string">
            <text:p>Comissoes a Pagar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2.1.1.08.002</text:p>
          </table:table-cell>
          <table:table-cell table:style-name="ce4" office:value-type="string" calcext:value-type="string">
            <text:p>Fretes a Pagar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2.1.1.08.003</text:p>
          </table:table-cell>
          <table:table-cell table:style-name="ce4" office:value-type="string" calcext:value-type="string">
            <text:p>Alugueis a Pagar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2.1.1.08.004</text:p>
          </table:table-cell>
          <table:table-cell table:style-name="ce4" office:value-type="string" calcext:value-type="string">
            <text:p>Leasing a Pagar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2.1.1.08.005</text:p>
          </table:table-cell>
          <table:table-cell table:style-name="ce4" office:value-type="string" calcext:value-type="string">
            <text:p>Outras Contas A Pagar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2.1.1.08.006</text:p>
          </table:table-cell>
          <table:table-cell table:style-name="ce4" office:value-type="string" calcext:value-type="string">
            <text:p>Adiantamento de Clientes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2.1.2.01.001</text:p>
          </table:table-cell>
          <table:table-cell table:style-name="ce16" office:value-type="string" calcext:value-type="string">
            <text:p>Provisão Férias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2.1.2.01.002</text:p>
          </table:table-cell>
          <table:table-cell table:style-name="ce16" office:value-type="string" calcext:value-type="string">
            <text:p>Provisão 13. Salário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2.3.1.01.001</text:p>
          </table:table-cell>
          <table:table-cell table:style-name="ce16" office:value-type="string" calcext:value-type="string">
            <text:p>Capital Social Subscrito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3.1.1.01.001</text:p>
          </table:table-cell>
          <table:table-cell office:value-type="string" calcext:value-type="string">
            <text:p>Venda De Mercadorias Mercado Interno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3.1.1.01.002</text:p>
          </table:table-cell>
          <table:table-cell office:value-type="string" calcext:value-type="string">
            <text:p>Venda De Mercadorias Exportação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3.1.1.01.003</text:p>
          </table:table-cell>
          <table:table-cell office:value-type="string" calcext:value-type="string">
            <text:p>Venda De Serviço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3.1.1.01.004</text:p>
          </table:table-cell>
          <table:table-cell office:value-type="string" calcext:value-type="string">
            <text:p>Venda De Sucata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3.1.1.01.005</text:p>
          </table:table-cell>
          <table:table-cell office:value-type="string" calcext:value-type="string">
            <text:p>Receita com Industrializaçõe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3.1.1.02.001</text:p>
          </table:table-cell>
          <table:table-cell table:style-name="ce16" office:value-type="string" calcext:value-type="string">
            <text:p>Devolução de Venda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3.1.1.02.002</text:p>
          </table:table-cell>
          <table:table-cell table:style-name="ce16" office:value-type="string" calcext:value-type="string">
            <text:p>Descontos Concedidos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3.1.1.02.003</text:p>
          </table:table-cell>
          <table:table-cell table:style-name="ce16" office:value-type="string" calcext:value-type="string">
            <text:p>SIMPLES Sobre Faturamento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3.1.1.02.004</text:p>
          </table:table-cell>
          <table:table-cell table:style-name="ce16" office:value-type="string" calcext:value-type="string">
            <text:p>ICMS Sobre Vendas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3.1.1.02.005</text:p>
          </table:table-cell>
          <table:table-cell table:style-name="ce16" office:value-type="string" calcext:value-type="string">
            <text:p>ICMS SUBSTITUÍÇÃO TRIBUTÁRIA Sobre Vendas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3.1.1.02.006</text:p>
          </table:table-cell>
          <table:table-cell table:style-name="ce16" office:value-type="string" calcext:value-type="string">
            <text:p>ISS Sobre Serviços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3.1.1.02.007</text:p>
          </table:table-cell>
          <table:table-cell table:style-name="ce16" office:value-type="string" calcext:value-type="string">
            <text:p>COFINS Sobre Vendas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3.1.1.02.008</text:p>
          </table:table-cell>
          <table:table-cell table:style-name="ce16" office:value-type="string" calcext:value-type="string">
            <text:p>PIS Sobre Vendas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3.1.1.02.009</text:p>
          </table:table-cell>
          <table:table-cell table:style-name="ce16" office:value-type="string" calcext:value-type="string">
            <text:p>IPI Sobre Vendas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3.1.1.02.010</text:p>
          </table:table-cell>
          <table:table-cell table:style-name="ce16" office:value-type="string" calcext:value-type="string">
            <text:p>IRRF Sobre Venda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3.1.2.01.001</text:p>
          </table:table-cell>
          <table:table-cell table:style-name="ce16" office:value-type="string" calcext:value-type="string">
            <text:p>Mercadoria Comprada Revenda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3.1.2.01.002</text:p>
          </table:table-cell>
          <table:table-cell office:value-type="string" calcext:value-type="string">
            <text:p>Fretes Sobre Mercadoria Comprada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3.1.2.01.003</text:p>
          </table:table-cell>
          <table:table-cell office:value-type="string" calcext:value-type="string">
            <text:p>(-) ICMS Sobre Compra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3.1.2.01.004</text:p>
          </table:table-cell>
          <table:table-cell office:value-type="string" calcext:value-type="string">
            <text:p>(-) IPI Sobre Compra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3.1.2.01.005</text:p>
          </table:table-cell>
          <table:table-cell office:value-type="string" calcext:value-type="string">
            <text:p>(-) PIS S/ Compra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3.1.2.01.006</text:p>
          </table:table-cell>
          <table:table-cell office:value-type="string" calcext:value-type="string">
            <text:p>(-) COFINS S/ Compra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3.1.2.01.007</text:p>
          </table:table-cell>
          <table:table-cell office:value-type="string" calcext:value-type="string">
            <text:p>Embalagen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3.1.2.01.008</text:p>
          </table:table-cell>
          <table:table-cell office:value-type="string" calcext:value-type="string">
            <text:p>Bula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3.1.2.02.001</text:p>
          </table:table-cell>
          <table:table-cell table:style-name="ce16" office:value-type="string" calcext:value-type="string">
            <text:p>Compra Mercadoria Importada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3.1.2.02.002</text:p>
          </table:table-cell>
          <table:table-cell office:value-type="string" calcext:value-type="string">
            <text:p>Fretes Internacional Importação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3.1.2.02.003</text:p>
          </table:table-cell>
          <table:table-cell office:value-type="string" calcext:value-type="string">
            <text:p>(-) ICMS Sobre Importação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3.1.2.02.004</text:p>
          </table:table-cell>
          <table:table-cell office:value-type="string" calcext:value-type="string">
            <text:p>(-) IPI Sobre Importação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3.1.2.02.005</text:p>
          </table:table-cell>
          <table:table-cell office:value-type="string" calcext:value-type="string">
            <text:p>(-) PIS Sobre importação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3.1.2.02.006</text:p>
          </table:table-cell>
          <table:table-cell office:value-type="string" calcext:value-type="string">
            <text:p>(-) COFINS Sobre Importação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3.1.2.02.007</text:p>
          </table:table-cell>
          <table:table-cell office:value-type="string" calcext:value-type="string">
            <text:p>(-) II Imposto Sobre Importação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3.1.2.02.008</text:p>
          </table:table-cell>
          <table:table-cell office:value-type="string" calcext:value-type="string">
            <text:p>Despachante Importação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3.1.2.02.009</text:p>
          </table:table-cell>
          <table:table-cell office:value-type="string" calcext:value-type="string">
            <text:p>Taxas Sobre Importação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3.1.2.03.001</text:p>
          </table:table-cell>
          <table:table-cell table:style-name="ce16" office:value-type="string" calcext:value-type="string">
            <text:p>Compra de Insumo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3.1.2.03.002</text:p>
          </table:table-cell>
          <table:table-cell office:value-type="string" calcext:value-type="string">
            <text:p>Fretes Sobre Insumo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3.1.2.03.003</text:p>
          </table:table-cell>
          <table:table-cell office:value-type="string" calcext:value-type="string">
            <text:p>(-) ICMS Sobre Insumo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3.1.2.03.004</text:p>
          </table:table-cell>
          <table:table-cell office:value-type="string" calcext:value-type="string">
            <text:p>(-) IPI Sobre Insumo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3.1.2.03.005</text:p>
          </table:table-cell>
          <table:table-cell office:value-type="string" calcext:value-type="string">
            <text:p>(-) PIS S/ Insumo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office:value-type="string" calcext:value-type="string">
            <text:p>3.1.2.03.006</text:p>
          </table:table-cell>
          <table:table-cell office:value-type="string" calcext:value-type="string">
            <text:p>(-) COFINS S/ Insumos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3.1.2.04.001</text:p>
          </table:table-cell>
          <table:table-cell table:style-name="ce16" office:value-type="string" calcext:value-type="string">
            <text:p>Custos dos Serviços Vendidos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3.1.3.01.001</text:p>
          </table:table-cell>
          <table:table-cell office:value-type="string" calcext:value-type="string">
            <text:p>Rendimentos Aplicações Financeiras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3.1.3.01.002</text:p>
          </table:table-cell>
          <table:table-cell table:style-name="ce16" office:value-type="string" calcext:value-type="string">
            <text:p>Desconto Obtidos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3.1.3.01.003</text:p>
          </table:table-cell>
          <table:table-cell office:value-type="string" calcext:value-type="string">
            <text:p>Juros Multas Recebidas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3.1.3.02.001</text:p>
          </table:table-cell>
          <table:table-cell table:style-name="ce16" office:value-type="string" calcext:value-type="string">
            <text:p><text:span text:style-name="T2">Variacao Cambial Ativa</text:span> Realizada</text:p>
          </table:table-cell>
        </table:table-row>
        <table:table-row table:style-name="ro3">
          <table:table-cell table:style-name="ce16" office:value-type="string" calcext:value-type="string">
            <text:p>Analitic</text:p>
          </table:table-cell>
          <table:table-cell office:value-type="string" calcext:value-type="string">
            <text:p>3.1.3.02.002</text:p>
          </table:table-cell>
          <table:table-cell table:style-name="ce16" office:value-type="string" calcext:value-type="string">
            <text:p><text:span text:style-name="T2">Variacao Cambial Ativa</text:span> Não Realizada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3.1.4.01.001</text:p>
          </table:table-cell>
          <table:table-cell office:value-type="string" calcext:value-type="string">
            <text:p>Receitas de Venda de Ativo Fixo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3.1.4.01.002</text:p>
          </table:table-cell>
          <table:table-cell office:value-type="string" calcext:value-type="string">
            <text:p>Custo do Ativo Fixo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3.1.4.01.003</text:p>
          </table:table-cell>
          <table:table-cell office:value-type="string" calcext:value-type="string">
            <text:p>(-) Baixa de Depreciação do Ativo Fixo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1.001</text:p>
          </table:table-cell>
          <table:table-cell office:value-type="string" calcext:value-type="string">
            <text:p>Salarios E Encargo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1.002</text:p>
          </table:table-cell>
          <table:table-cell office:value-type="string" calcext:value-type="string">
            <text:p>Feria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1.003</text:p>
          </table:table-cell>
          <table:table-cell office:value-type="string" calcext:value-type="string">
            <text:p>13 Salario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1.004</text:p>
          </table:table-cell>
          <table:table-cell office:value-type="string" calcext:value-type="string">
            <text:p>Pro Labore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1.005</text:p>
          </table:table-cell>
          <table:table-cell office:value-type="string" calcext:value-type="string">
            <text:p>Estagio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1.006</text:p>
          </table:table-cell>
          <table:table-cell office:value-type="string" calcext:value-type="string">
            <text:p>Gratificacoe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1.007</text:p>
          </table:table-cell>
          <table:table-cell office:value-type="string" calcext:value-type="string">
            <text:p>Plr - Participacao Nos Lucro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1.008</text:p>
          </table:table-cell>
          <table:table-cell office:value-type="string" calcext:value-type="string">
            <text:p>Bolsa - Cursos E Treinamento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1.009</text:p>
          </table:table-cell>
          <table:table-cell office:value-type="string" calcext:value-type="string">
            <text:p>Rescisoes Trabalhista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1.010</text:p>
          </table:table-cell>
          <table:table-cell office:value-type="string" calcext:value-type="string">
            <text:p>Ajuda De Custo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1.011</text:p>
          </table:table-cell>
          <table:table-cell office:value-type="string" calcext:value-type="string">
            <text:p>Vale Refeicao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1.012</text:p>
          </table:table-cell>
          <table:table-cell office:value-type="string" calcext:value-type="string">
            <text:p>Vale Transporte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1.013</text:p>
          </table:table-cell>
          <table:table-cell office:value-type="string" calcext:value-type="string">
            <text:p>Uniforme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1.014</text:p>
          </table:table-cell>
          <table:table-cell office:value-type="string" calcext:value-type="string">
            <text:p>Assistencia Medica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1.015</text:p>
          </table:table-cell>
          <table:table-cell office:value-type="string" calcext:value-type="string">
            <text:p>Assistencia Odontologica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1.016</text:p>
          </table:table-cell>
          <table:table-cell office:value-type="string" calcext:value-type="string">
            <text:p>Despesas C/ Pcmso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1.017</text:p>
          </table:table-cell>
          <table:table-cell office:value-type="string" calcext:value-type="string">
            <text:p>Ins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1.018</text:p>
          </table:table-cell>
          <table:table-cell office:value-type="string" calcext:value-type="string">
            <text:p>Fgts S/ Salario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1.019</text:p>
          </table:table-cell>
          <table:table-cell office:value-type="string" calcext:value-type="string">
            <text:p>Horas Extra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2.001</text:p>
          </table:table-cell>
          <table:table-cell office:value-type="string" calcext:value-type="string">
            <text:p>Despesas C/ Cartorio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2.002</text:p>
          </table:table-cell>
          <table:table-cell table:style-name="ce7" office:value-type="string" calcext:value-type="string">
            <text:p>Estacionamento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2.003</text:p>
          </table:table-cell>
          <table:table-cell table:style-name="ce7" office:value-type="string" calcext:value-type="string">
            <text:p>Combustível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2.004</text:p>
          </table:table-cell>
          <table:table-cell table:style-name="ce7" office:value-type="string" calcext:value-type="string">
            <text:p>Coffe Break / Cafe / Almoço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2.005</text:p>
          </table:table-cell>
          <table:table-cell table:style-name="ce7" office:value-type="string" calcext:value-type="string">
            <text:p>Táxi / Ulber / 99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3.001</text:p>
          </table:table-cell>
          <table:table-cell office:value-type="string" calcext:value-type="string">
            <text:p>Telefonia Fixa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3.002</text:p>
          </table:table-cell>
          <table:table-cell office:value-type="string" calcext:value-type="string">
            <text:p>Telefonia Movel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3.003</text:p>
          </table:table-cell>
          <table:table-cell office:value-type="string" calcext:value-type="string">
            <text:p>Desp. C/ Internet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4.001</text:p>
          </table:table-cell>
          <table:table-cell office:value-type="string" calcext:value-type="string">
            <text:p>Agua / Esgoto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4.002</text:p>
          </table:table-cell>
          <table:table-cell office:value-type="string" calcext:value-type="string">
            <text:p>Energia Eletrica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4.003</text:p>
          </table:table-cell>
          <table:table-cell office:value-type="string" calcext:value-type="string">
            <text:p>Aluguei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4.004</text:p>
          </table:table-cell>
          <table:table-cell office:value-type="string" calcext:value-type="string">
            <text:p>Condominio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4.005</text:p>
          </table:table-cell>
          <table:table-cell office:value-type="string" calcext:value-type="string">
            <text:p>Manutencao / Reparos / Conservação Predial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4.006</text:p>
          </table:table-cell>
          <table:table-cell office:value-type="string" calcext:value-type="string">
            <text:p>IPTU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4.007</text:p>
          </table:table-cell>
          <table:table-cell office:value-type="string" calcext:value-type="string">
            <text:p>Limpeza Escritório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5.001</text:p>
          </table:table-cell>
          <table:table-cell office:value-type="string" calcext:value-type="string">
            <text:p>Material De Escritorio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5.002</text:p>
          </table:table-cell>
          <table:table-cell office:value-type="string" calcext:value-type="string">
            <text:p>Material De Higiene E Limpeza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5.003</text:p>
          </table:table-cell>
          <table:table-cell office:value-type="string" calcext:value-type="string">
            <text:p>Suprimentos De Informatica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5.004</text:p>
          </table:table-cell>
          <table:table-cell office:value-type="string" calcext:value-type="string">
            <text:p>Despesas C/ Copa &amp; Cozinha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6.001</text:p>
          </table:table-cell>
          <table:table-cell office:value-type="string" calcext:value-type="string">
            <text:p>Correios / Malotes / Aereo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6.002</text:p>
          </table:table-cell>
          <table:table-cell office:value-type="string" calcext:value-type="string">
            <text:p>Fretes E Carreto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6.003</text:p>
          </table:table-cell>
          <table:table-cell office:value-type="string" calcext:value-type="string">
            <text:p>Servicos De Motoboy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7.001</text:p>
          </table:table-cell>
          <table:table-cell office:value-type="string" calcext:value-type="string">
            <text:p>Brinde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7.002</text:p>
          </table:table-cell>
          <table:table-cell office:value-type="string" calcext:value-type="string">
            <text:p>Bonificacoe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7.003</text:p>
          </table:table-cell>
          <table:table-cell office:value-type="string" calcext:value-type="string">
            <text:p>Criacao De Materiais / Midia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7.004</text:p>
          </table:table-cell>
          <table:table-cell office:value-type="string" calcext:value-type="string">
            <text:p>Patrocinio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7.005</text:p>
          </table:table-cell>
          <table:table-cell office:value-type="string" calcext:value-type="string">
            <text:p>Gerenciamento De Midia Social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7.006</text:p>
          </table:table-cell>
          <table:table-cell office:value-type="string" calcext:value-type="string">
            <text:p>Outras Despesas De Marketing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7.007</text:p>
          </table:table-cell>
          <table:table-cell office:value-type="string" calcext:value-type="string">
            <text:p>Grafica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8.001</text:p>
          </table:table-cell>
          <table:table-cell office:value-type="string" calcext:value-type="string">
            <text:p>Patrocinio Evento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8.002</text:p>
          </table:table-cell>
          <table:table-cell office:value-type="string" calcext:value-type="string">
            <text:p>Stand Evento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8.003</text:p>
          </table:table-cell>
          <table:table-cell office:value-type="string" calcext:value-type="string">
            <text:p>Banner Evento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8.004</text:p>
          </table:table-cell>
          <table:table-cell office:value-type="string" calcext:value-type="string">
            <text:p>Coffe Break Evento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8.005</text:p>
          </table:table-cell>
          <table:table-cell office:value-type="string" calcext:value-type="string">
            <text:p>Brindes Evento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8.006</text:p>
          </table:table-cell>
          <table:table-cell office:value-type="string" calcext:value-type="string">
            <text:p>Grafica Evento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8.007</text:p>
          </table:table-cell>
          <table:table-cell office:value-type="string" calcext:value-type="string">
            <text:p>Segurança Evento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8.008</text:p>
          </table:table-cell>
          <table:table-cell office:value-type="string" calcext:value-type="string">
            <text:p>Modelos Evento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8.009</text:p>
          </table:table-cell>
          <table:table-cell office:value-type="string" calcext:value-type="string">
            <text:p>Garçon Evento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8.010</text:p>
          </table:table-cell>
          <table:table-cell office:value-type="string" calcext:value-type="string">
            <text:p>Aluguel De Equipamentos Evento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8.011</text:p>
          </table:table-cell>
          <table:table-cell office:value-type="string" calcext:value-type="string">
            <text:p>Passagem Aerea Evento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8.012</text:p>
          </table:table-cell>
          <table:table-cell office:value-type="string" calcext:value-type="string">
            <text:p>Estadia Evento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8.013</text:p>
          </table:table-cell>
          <table:table-cell office:value-type="string" calcext:value-type="string">
            <text:p>Transporte Evento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8.014</text:p>
          </table:table-cell>
          <table:table-cell office:value-type="string" calcext:value-type="string">
            <text:p>Premio Evento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8.015</text:p>
          </table:table-cell>
          <table:table-cell office:value-type="string" calcext:value-type="string">
            <text:p>Producao De Evento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9.001</text:p>
          </table:table-cell>
          <table:table-cell office:value-type="string" calcext:value-type="string">
            <text:p>Locacao De Veiculos Viagem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9.002</text:p>
          </table:table-cell>
          <table:table-cell office:value-type="string" calcext:value-type="string">
            <text:p>Hospedagem Viagem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9.003</text:p>
          </table:table-cell>
          <table:table-cell office:value-type="string" calcext:value-type="string">
            <text:p>Passagens Viagem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9.004</text:p>
          </table:table-cell>
          <table:table-cell office:value-type="string" calcext:value-type="string">
            <text:p>Pedagios Viagem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9.005</text:p>
          </table:table-cell>
          <table:table-cell office:value-type="string" calcext:value-type="string">
            <text:p>Lanches / Refeicoes Viagem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9.006</text:p>
          </table:table-cell>
          <table:table-cell office:value-type="string" calcext:value-type="string">
            <text:p>Taxi Viagem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9.007</text:p>
          </table:table-cell>
          <table:table-cell office:value-type="string" calcext:value-type="string">
            <text:p>Locomoção Viagem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9.008</text:p>
          </table:table-cell>
          <table:table-cell office:value-type="string" calcext:value-type="string">
            <text:p>Reembolso De Combustivel Viagem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9.009</text:p>
          </table:table-cell>
          <table:table-cell office:value-type="string" calcext:value-type="string">
            <text:p>Viagens E Estadias Viagem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09.010</text:p>
          </table:table-cell>
          <table:table-cell office:value-type="string" calcext:value-type="string">
            <text:p>Estacionamento Viagem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10.001</text:p>
          </table:table-cell>
          <table:table-cell office:value-type="string" calcext:value-type="string">
            <text:p>Despesas C/ Depreciacoe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10.002</text:p>
          </table:table-cell>
          <table:table-cell office:value-type="string" calcext:value-type="string">
            <text:p>Despesas C/ Amortizacoe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11.001</text:p>
          </table:table-cell>
          <table:table-cell office:value-type="string" calcext:value-type="string">
            <text:p>Assessoria Contabil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11.002</text:p>
          </table:table-cell>
          <table:table-cell office:value-type="string" calcext:value-type="string">
            <text:p>Assessoria Juridica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11.003</text:p>
          </table:table-cell>
          <table:table-cell office:value-type="string" calcext:value-type="string">
            <text:p>Consultoria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11.004</text:p>
          </table:table-cell>
          <table:table-cell office:value-type="string" calcext:value-type="string">
            <text:p>Servicos de Limpeza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11.005</text:p>
          </table:table-cell>
          <table:table-cell office:value-type="string" calcext:value-type="string">
            <text:p>Servicos de Vigilancia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11.006</text:p>
          </table:table-cell>
          <table:table-cell office:value-type="string" calcext:value-type="string">
            <text:p>Servicos de Informatica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11.007</text:p>
          </table:table-cell>
          <table:table-cell office:value-type="string" calcext:value-type="string">
            <text:p>Serviço de Chaveiro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12.001</text:p>
          </table:table-cell>
          <table:table-cell office:value-type="string" calcext:value-type="string">
            <text:p>Associacao De Classe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12.002</text:p>
          </table:table-cell>
          <table:table-cell office:value-type="string" calcext:value-type="string">
            <text:p>Taxas Federai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12.003</text:p>
          </table:table-cell>
          <table:table-cell office:value-type="string" calcext:value-type="string">
            <text:p>Taxas Estaduai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12.004</text:p>
          </table:table-cell>
          <table:table-cell office:value-type="string" calcext:value-type="string">
            <text:p>Taxas Municipai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12.005</text:p>
          </table:table-cell>
          <table:table-cell office:value-type="string" calcext:value-type="string">
            <text:p>Taxas Sindicai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13.001</text:p>
          </table:table-cell>
          <table:table-cell office:value-type="string" calcext:value-type="string">
            <text:p>Festas Aniversário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1.13.002</text:p>
          </table:table-cell>
          <table:table-cell office:value-type="string" calcext:value-type="string">
            <text:p>Farmácia / Remédio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2.01.001</text:p>
          </table:table-cell>
          <table:table-cell office:value-type="string" calcext:value-type="string">
            <text:p>Despesas / Taxas Bancaria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2.01.002</text:p>
          </table:table-cell>
          <table:table-cell office:value-type="string" calcext:value-type="string">
            <text:p>IOF / IOC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2.01.003</text:p>
          </table:table-cell>
          <table:table-cell office:value-type="string" calcext:value-type="string">
            <text:p>Juros Passivo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2.01.004</text:p>
          </table:table-cell>
          <table:table-cell office:value-type="string" calcext:value-type="string">
            <text:p>Desconto Concedido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2.01.005</text:p>
          </table:table-cell>
          <table:table-cell office:value-type="string" calcext:value-type="string">
            <text:p>Tarifas De Cambio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2.02.001</text:p>
          </table:table-cell>
          <table:table-cell office:value-type="string" calcext:value-type="string">
            <text:p>Variacao Cambial Passiva Realizada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1.2.02.002</text:p>
          </table:table-cell>
          <table:table-cell office:value-type="string" calcext:value-type="string">
            <text:p>Variacao Cambial Passiva Nao Realizada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2.1.01.001</text:p>
          </table:table-cell>
          <table:table-cell office:value-type="string" calcext:value-type="string">
            <text:p>Multas Federai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2.1.01.002</text:p>
          </table:table-cell>
          <table:table-cell office:value-type="string" calcext:value-type="string">
            <text:p>Multas Estaduai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2.1.01.003</text:p>
          </table:table-cell>
          <table:table-cell office:value-type="string" calcext:value-type="string">
            <text:p>Multas Municipai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2.1.01.004</text:p>
          </table:table-cell>
          <table:table-cell office:value-type="string" calcext:value-type="string">
            <text:p>Multas De Transito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4.2.1.02.001</text:p>
          </table:table-cell>
          <table:table-cell office:value-type="string" calcext:value-type="string">
            <text:p>Doacoes</text:p>
          </table:table-cell>
        </table:table-row>
        <table:table-row table:style-name="ro3">
          <table:table-cell office:value-type="string" calcext:value-type="string">
            <text:p>Analitic</text:p>
          </table:table-cell>
          <table:table-cell table:style-name="Default" office:value-type="string" calcext:value-type="string">
            <text:p>5.1.1.01.001</text:p>
          </table:table-cell>
          <table:table-cell office:value-type="string" calcext:value-type="string">
            <text:p>Apuração Do Resultado</text:p>
          </table:table-cell>
        </table:table-row>
      </table:table>
      <table:table table:name="Contas" table:style-name="ta2">
        <office:forms form:automatic-focus="false" form:apply-design-mode="false"/>
        <table:table-column table:style-name="co12" table:default-cell-style-name="ce18"/>
        <table:table-column table:style-name="co13" table:default-cell-style-name="Default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Default"/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default-cell-style-name="ce18"/>
        <table:table-column table:style-name="co23" table:default-cell-style-name="ce18"/>
        <table:table-column table:style-name="co24" table:default-cell-style-name="ce18"/>
        <table:table-column table:style-name="co5" table:number-columns-repeated="1010" table:default-cell-style-name="ce18"/>
        <table:table-row table:style-name="ro5">
          <table:table-cell table:style-name="ce16" office:value-type="string" calcext:value-type="string">
            <text:p>id</text:p>
          </table:table-cell>
          <table:table-cell office:value-type="string" calcext:value-type="string">
            <text:p>(x) code_sufix</text:p>
          </table:table-cell>
          <table:table-cell table:style-name="ce16" office:value-type="string" calcext:value-type="string">
            <text:p>(x) Grupo ajustado</text:p>
          </table:table-cell>
          <table:table-cell table:style-name="ce16" office:value-type="string" calcext:value-type="string">
            <text:p>shortcut</text:p>
          </table:table-cell>
          <table:table-cell table:style-name="ce16" office:value-type="string" calcext:value-type="string">
            <text:p>code</text:p>
          </table:table-cell>
          <table:table-cell table:style-name="ce16" office:value-type="string" calcext:value-type="string">
            <text:p>name</text:p>
          </table:table-cell>
          <table:table-cell office:value-type="string" calcext:value-type="string">
            <text:p>(x) group Name</text:p>
          </table:table-cell>
          <table:table-cell table:style-name="ce16" office:value-type="string" calcext:value-type="string">
            <text:p>user_type_id/id</text:p>
          </table:table-cell>
          <table:table-cell table:style-name="ce16" office:value-type="string" calcext:value-type="string">
            <text:p>reconcile</text:p>
          </table:table-cell>
          <table:table-cell table:style-name="ce20" office:value-type="string" calcext:value-type="string">
            <text:p>account_type</text:p>
          </table:table-cell>
          <table:table-cell table:style-name="ce16" office:value-type="string" calcext:value-type="string">
            <text:p>(x) Grupo Ajustado</text:p>
          </table:table-cell>
          <table:table-cell table:style-name="ce16" office:value-type="string" calcext:value-type="string">
            <text:p>group_id/id</text:p>
          </table:table-cell>
          <table:table-cell table:number-columns-repeated="1011"/>
        </table:table-row>
        <table:table-row table:style-name="ro1">
          <table:table-cell table:style-name="ce17" table:formula="of:=CONCATENATE([.B2];[.C2])" office:value-type="string" office:string-value="ttrx_phr1_1_1_01_001" calcext:value-type="string">
            <text:p>ttrx_phr1_1_1_01_001</text:p>
          </table:table-cell>
          <table:table-cell office:value-type="string" calcext:value-type="string">
            <text:p>ttrx_phr</text:p>
          </table:table-cell>
          <table:table-cell table:style-name="ce17" table:formula="of:=SUBSTITUTE([.E2];&quot;.&quot;;&quot;_&quot;)" office:value-type="string" office:string-value="1_1_1_01_001" calcext:value-type="string">
            <text:p>1_1_1_01_001</text:p>
          </table:table-cell>
          <table:table-cell table:style-name="ce19" office:value-type="float" office:value="1" calcext:value-type="float">
            <text:p>001</text:p>
          </table:table-cell>
          <table:table-cell table:style-name="ce16" table:formula="of:=[$'Contas Limpas'.B1]" office:value-type="string" office:string-value="1.1.1.01.001" calcext:value-type="string">
            <text:p>1.1.1.01.001</text:p>
          </table:table-cell>
          <table:table-cell table:style-name="ce16" table:formula="of:=VLOOKUP([.E2];[$'Plano Completo'.$B$2:$'Plano Completo'.$C$401];2;0)" office:value-type="string" office:string-value="Dinheiro" calcext:value-type="string">
            <text:p>Dinheiro</text:p>
          </table:table-cell>
          <table:table-cell table:formula="of:=VLOOKUP([.E2];[$'Plano Completo'.$B$2:$'Plano Completo'.$D$401];3;0)" office:value-type="string" office:string-value="Banco e Caixa" calcext:value-type="string">
            <text:p>Banco e Caixa</text:p>
          </table:table-cell>
          <table:table-cell table:style-name="ce20" table:formula="of:=VLOOKUP([.G2];[$'Account Type'.$A$2:$'Account Type'.$F$19];5;0)" office:value-type="string" office:string-value="account.data_account_type_liquidity" calcext:value-type="string">
            <text:p>account.data_account_type_liquidity</text:p>
          </table:table-cell>
          <table:table-cell table:style-name="ce20" table:formula="of:=VLOOKUP([.G2];[$'Account Type'.$A$2:$'Account Type'.$F$19];6;0)" office:value-type="float" office:value="0" calcext:value-type="float">
            <text:p>0</text:p>
          </table:table-cell>
          <table:table-cell table:style-name="ce20" table:formula="of:=VLOOKUP([.E2];[$'Plano Completo'.$B$2:$'Plano Completo'.$F$401];4;0)" office:value-type="float" office:value="0" calcext:value-type="float">
            <text:p/>
          </table:table-cell>
          <table:table-cell table:style-name="ce20" table:formula="of:=LEFT([.E2];8)" office:value-type="string" office:string-value="1.1.1.01" calcext:value-type="string">
            <text:p>1.1.1.01</text:p>
          </table:table-cell>
          <table:table-cell table:style-name="ce21" table:formula="of:=VLOOKUP([.K2];[$Grupos.$B$2:$Grupos.$E$89];2;0)" office:value-type="string" office:string-value="phar_gp_1_1_1_01" calcext:value-type="string">
            <text:p>phar_gp_1_1_1_01</text:p>
          </table:table-cell>
          <table:table-cell table:number-columns-repeated="1011"/>
        </table:table-row>
        <table:table-row table:style-name="ro1">
          <table:table-cell table:style-name="ce17" table:formula="of:=CONCATENATE([.B3];[.C3])" office:value-type="string" office:string-value="ttrx_phr1_1_1_02_001" calcext:value-type="string">
            <text:p>ttrx_phr1_1_1_02_001</text:p>
          </table:table-cell>
          <table:table-cell office:value-type="string" calcext:value-type="string">
            <text:p>ttrx_phr</text:p>
          </table:table-cell>
          <table:table-cell table:style-name="ce17" table:formula="of:=SUBSTITUTE([.E3];&quot;.&quot;;&quot;_&quot;)" office:value-type="string" office:string-value="1_1_1_02_001" calcext:value-type="string">
            <text:p>1_1_1_02_001</text:p>
          </table:table-cell>
          <table:table-cell table:style-name="ce19" table:formula="of:=[.D2]+2" office:value-type="float" office:value="3" calcext:value-type="float">
            <text:p>003</text:p>
          </table:table-cell>
          <table:table-cell table:style-name="ce16" table:formula="of:=[$'Contas Limpas'.B2]" office:value-type="string" office:string-value="1.1.1.02.001" calcext:value-type="string">
            <text:p>1.1.1.02.001</text:p>
          </table:table-cell>
          <table:table-cell table:style-name="ce16" table:formula="of:=VLOOKUP([.E3];[$'Plano Completo'.$B$2:$'Plano Completo'.$C$401];2;0)" office:value-type="string" office:string-value="Banco Bradesco SA" calcext:value-type="string">
            <text:p>Banco Bradesco SA</text:p>
          </table:table-cell>
          <table:table-cell table:formula="of:=VLOOKUP([.E3];[$'Plano Completo'.$B$2:$'Plano Completo'.$D$401];3;0)" office:value-type="string" office:string-value="Banco e Caixa" calcext:value-type="string">
            <text:p>Banco e Caixa</text:p>
          </table:table-cell>
          <table:table-cell table:style-name="ce20" table:formula="of:=VLOOKUP([.G3];[$'Account Type'.$A$2:$'Account Type'.$F$19];5;0)" office:value-type="string" office:string-value="account.data_account_type_liquidity" calcext:value-type="string">
            <text:p>account.data_account_type_liquidity</text:p>
          </table:table-cell>
          <table:table-cell table:style-name="ce20" table:formula="of:=VLOOKUP([.G3];[$'Account Type'.$A$2:$'Account Type'.$F$19];6;0)" office:value-type="float" office:value="0" calcext:value-type="float">
            <text:p>0</text:p>
          </table:table-cell>
          <table:table-cell table:style-name="ce20" table:formula="of:=VLOOKUP([.E3];[$'Plano Completo'.$B$2:$'Plano Completo'.$F$401];4;0)" office:value-type="float" office:value="0" calcext:value-type="float">
            <text:p/>
          </table:table-cell>
          <table:table-cell table:style-name="ce20" table:formula="of:=LEFT([.E3];8)" office:value-type="string" office:string-value="1.1.1.02" calcext:value-type="string">
            <text:p>1.1.1.02</text:p>
          </table:table-cell>
          <table:table-cell table:style-name="ce21" table:formula="of:=VLOOKUP([.K3];[$Grupos.$B$2:$Grupos.$E$89];2;0)" office:value-type="string" office:string-value="phar_gp_1_1_1_02" calcext:value-type="string">
            <text:p>phar_gp_1_1_1_02</text:p>
          </table:table-cell>
          <table:table-cell table:number-columns-repeated="1011"/>
        </table:table-row>
        <table:table-row table:style-name="ro1">
          <table:table-cell table:style-name="ce17" table:formula="of:=CONCATENATE([.B4];[.C4])" office:value-type="string" office:string-value="ttrx_phr1_1_1_02_002" calcext:value-type="string">
            <text:p>ttrx_phr1_1_1_02_002</text:p>
          </table:table-cell>
          <table:table-cell office:value-type="string" calcext:value-type="string">
            <text:p>ttrx_phr</text:p>
          </table:table-cell>
          <table:table-cell table:style-name="ce17" table:formula="of:=SUBSTITUTE([.E4];&quot;.&quot;;&quot;_&quot;)" office:value-type="string" office:string-value="1_1_1_02_002" calcext:value-type="string">
            <text:p>1_1_1_02_002</text:p>
          </table:table-cell>
          <table:table-cell table:style-name="ce19" table:formula="of:=[.D3]+2" office:value-type="float" office:value="5" calcext:value-type="float">
            <text:p>005</text:p>
          </table:table-cell>
          <table:table-cell table:style-name="ce16" table:formula="of:=[$'Contas Limpas'.B3]" office:value-type="string" office:string-value="1.1.1.02.002" calcext:value-type="string">
            <text:p>1.1.1.02.002</text:p>
          </table:table-cell>
          <table:table-cell table:style-name="ce16" table:formula="of:=VLOOKUP([.E4];[$'Plano Completo'.$B$2:$'Plano Completo'.$C$401];2;0)" office:value-type="string" office:string-value="Banco Do Brasil" calcext:value-type="string">
            <text:p>Banco Do Brasil</text:p>
          </table:table-cell>
          <table:table-cell table:formula="of:=VLOOKUP([.E4];[$'Plano Completo'.$B$2:$'Plano Completo'.$D$401];3;0)" office:value-type="string" office:string-value="Banco e Caixa" calcext:value-type="string">
            <text:p>Banco e Caixa</text:p>
          </table:table-cell>
          <table:table-cell table:style-name="ce20" table:formula="of:=VLOOKUP([.G4];[$'Account Type'.$A$2:$'Account Type'.$F$19];5;0)" office:value-type="string" office:string-value="account.data_account_type_liquidity" calcext:value-type="string">
            <text:p>account.data_account_type_liquidity</text:p>
          </table:table-cell>
          <table:table-cell table:style-name="ce20" table:formula="of:=VLOOKUP([.G4];[$'Account Type'.$A$2:$'Account Type'.$F$19];6;0)" office:value-type="float" office:value="0" calcext:value-type="float">
            <text:p>0</text:p>
          </table:table-cell>
          <table:table-cell table:style-name="ce20" table:formula="of:=VLOOKUP([.E4];[$'Plano Completo'.$B$2:$'Plano Completo'.$F$401];4;0)" office:value-type="float" office:value="0" calcext:value-type="float">
            <text:p/>
          </table:table-cell>
          <table:table-cell table:style-name="ce20" table:formula="of:=LEFT([.E4];8)" office:value-type="string" office:string-value="1.1.1.02" calcext:value-type="string">
            <text:p>1.1.1.02</text:p>
          </table:table-cell>
          <table:table-cell table:style-name="ce21" table:formula="of:=VLOOKUP([.K4];[$Grupos.$B$2:$Grupos.$E$89];2;0)" office:value-type="string" office:string-value="phar_gp_1_1_1_02" calcext:value-type="string">
            <text:p>phar_gp_1_1_1_02</text:p>
          </table:table-cell>
          <table:table-cell table:number-columns-repeated="1011"/>
        </table:table-row>
        <table:table-row table:style-name="ro1">
          <table:table-cell table:style-name="ce17" table:formula="of:=CONCATENATE([.B5];[.C5])" office:value-type="string" office:string-value="ttrx_phr1_1_1_02_003" calcext:value-type="string">
            <text:p>ttrx_phr1_1_1_02_003</text:p>
          </table:table-cell>
          <table:table-cell office:value-type="string" calcext:value-type="string">
            <text:p>ttrx_phr</text:p>
          </table:table-cell>
          <table:table-cell table:style-name="ce17" table:formula="of:=SUBSTITUTE([.E5];&quot;.&quot;;&quot;_&quot;)" office:value-type="string" office:string-value="1_1_1_02_003" calcext:value-type="string">
            <text:p>1_1_1_02_003</text:p>
          </table:table-cell>
          <table:table-cell table:style-name="ce19" table:formula="of:=[.D4]+2" office:value-type="float" office:value="7" calcext:value-type="float">
            <text:p>007</text:p>
          </table:table-cell>
          <table:table-cell table:style-name="ce16" table:formula="of:=[$'Contas Limpas'.B4]" office:value-type="string" office:string-value="1.1.1.02.003" calcext:value-type="string">
            <text:p>1.1.1.02.003</text:p>
          </table:table-cell>
          <table:table-cell table:style-name="ce16" table:formula="of:=VLOOKUP([.E5];[$'Plano Completo'.$B$2:$'Plano Completo'.$C$401];2;0)" office:value-type="string" office:string-value="Banco Caixa Economica Federal" calcext:value-type="string">
            <text:p>Banco Caixa Economica Federal</text:p>
          </table:table-cell>
          <table:table-cell table:formula="of:=VLOOKUP([.E5];[$'Plano Completo'.$B$2:$'Plano Completo'.$D$401];3;0)" office:value-type="string" office:string-value="Banco e Caixa" calcext:value-type="string">
            <text:p>Banco e Caixa</text:p>
          </table:table-cell>
          <table:table-cell table:style-name="ce20" table:formula="of:=VLOOKUP([.G5];[$'Account Type'.$A$2:$'Account Type'.$F$19];5;0)" office:value-type="string" office:string-value="account.data_account_type_liquidity" calcext:value-type="string">
            <text:p>account.data_account_type_liquidity</text:p>
          </table:table-cell>
          <table:table-cell table:style-name="ce20" table:formula="of:=VLOOKUP([.G5];[$'Account Type'.$A$2:$'Account Type'.$F$19];6;0)" office:value-type="float" office:value="0" calcext:value-type="float">
            <text:p>0</text:p>
          </table:table-cell>
          <table:table-cell table:style-name="ce20" table:formula="of:=VLOOKUP([.E5];[$'Plano Completo'.$B$2:$'Plano Completo'.$F$401];4;0)" office:value-type="float" office:value="0" calcext:value-type="float">
            <text:p/>
          </table:table-cell>
          <table:table-cell table:style-name="ce20" table:formula="of:=LEFT([.E5];8)" office:value-type="string" office:string-value="1.1.1.02" calcext:value-type="string">
            <text:p>1.1.1.02</text:p>
          </table:table-cell>
          <table:table-cell table:style-name="ce21" table:formula="of:=VLOOKUP([.K5];[$Grupos.$B$2:$Grupos.$E$89];2;0)" office:value-type="string" office:string-value="phar_gp_1_1_1_02" calcext:value-type="string">
            <text:p>phar_gp_1_1_1_02</text:p>
          </table:table-cell>
          <table:table-cell table:number-columns-repeated="1011"/>
        </table:table-row>
        <table:table-row table:style-name="ro1">
          <table:table-cell table:style-name="ce17" table:formula="of:=CONCATENATE([.B6];[.C6])" office:value-type="string" office:string-value="ttrx_phr1_1_1_02_004" calcext:value-type="string">
            <text:p>ttrx_phr1_1_1_02_004</text:p>
          </table:table-cell>
          <table:table-cell office:value-type="string" calcext:value-type="string">
            <text:p>ttrx_phr</text:p>
          </table:table-cell>
          <table:table-cell table:style-name="ce17" table:formula="of:=SUBSTITUTE([.E6];&quot;.&quot;;&quot;_&quot;)" office:value-type="string" office:string-value="1_1_1_02_004" calcext:value-type="string">
            <text:p>1_1_1_02_004</text:p>
          </table:table-cell>
          <table:table-cell table:style-name="ce19" table:formula="of:=[.D5]+2" office:value-type="float" office:value="9" calcext:value-type="float">
            <text:p>009</text:p>
          </table:table-cell>
          <table:table-cell table:style-name="ce16" table:formula="of:=[$'Contas Limpas'.B5]" office:value-type="string" office:string-value="1.1.1.02.004" calcext:value-type="string">
            <text:p>1.1.1.02.004</text:p>
          </table:table-cell>
          <table:table-cell table:style-name="ce16" table:formula="of:=VLOOKUP([.E6];[$'Plano Completo'.$B$2:$'Plano Completo'.$C$401];2;0)" office:value-type="string" office:string-value="Banco Citibank" calcext:value-type="string">
            <text:p>Banco Citibank</text:p>
          </table:table-cell>
          <table:table-cell table:formula="of:=VLOOKUP([.E6];[$'Plano Completo'.$B$2:$'Plano Completo'.$D$401];3;0)" office:value-type="string" office:string-value="Banco e Caixa" calcext:value-type="string">
            <text:p>Banco e Caixa</text:p>
          </table:table-cell>
          <table:table-cell table:style-name="ce20" table:formula="of:=VLOOKUP([.G6];[$'Account Type'.$A$2:$'Account Type'.$F$19];5;0)" office:value-type="string" office:string-value="account.data_account_type_liquidity" calcext:value-type="string">
            <text:p>account.data_account_type_liquidity</text:p>
          </table:table-cell>
          <table:table-cell table:style-name="ce20" table:formula="of:=VLOOKUP([.G6];[$'Account Type'.$A$2:$'Account Type'.$F$19];6;0)" office:value-type="float" office:value="0" calcext:value-type="float">
            <text:p>0</text:p>
          </table:table-cell>
          <table:table-cell table:style-name="ce20" table:formula="of:=VLOOKUP([.E6];[$'Plano Completo'.$B$2:$'Plano Completo'.$F$401];4;0)" office:value-type="float" office:value="0" calcext:value-type="float">
            <text:p/>
          </table:table-cell>
          <table:table-cell table:style-name="ce20" table:formula="of:=LEFT([.E6];8)" office:value-type="string" office:string-value="1.1.1.02" calcext:value-type="string">
            <text:p>1.1.1.02</text:p>
          </table:table-cell>
          <table:table-cell table:style-name="ce21" table:formula="of:=VLOOKUP([.K6];[$Grupos.$B$2:$Grupos.$E$89];2;0)" office:value-type="string" office:string-value="phar_gp_1_1_1_02" calcext:value-type="string">
            <text:p>phar_gp_1_1_1_02</text:p>
          </table:table-cell>
          <table:table-cell table:number-columns-repeated="1011"/>
        </table:table-row>
        <table:table-row table:style-name="ro1">
          <table:table-cell table:style-name="ce17" table:formula="of:=CONCATENATE([.B7];[.C7])" office:value-type="string" office:string-value="ttrx_phr1_1_1_02_005" calcext:value-type="string">
            <text:p>ttrx_phr1_1_1_02_005</text:p>
          </table:table-cell>
          <table:table-cell office:value-type="string" calcext:value-type="string">
            <text:p>ttrx_phr</text:p>
          </table:table-cell>
          <table:table-cell table:style-name="ce17" table:formula="of:=SUBSTITUTE([.E7];&quot;.&quot;;&quot;_&quot;)" office:value-type="string" office:string-value="1_1_1_02_005" calcext:value-type="string">
            <text:p>1_1_1_02_005</text:p>
          </table:table-cell>
          <table:table-cell table:style-name="ce19" table:formula="of:=[.D6]+2" office:value-type="float" office:value="11" calcext:value-type="float">
            <text:p>011</text:p>
          </table:table-cell>
          <table:table-cell table:style-name="ce16" table:formula="of:=[$'Contas Limpas'.B6]" office:value-type="string" office:string-value="1.1.1.02.005" calcext:value-type="string">
            <text:p>1.1.1.02.005</text:p>
          </table:table-cell>
          <table:table-cell table:style-name="ce16" table:formula="of:=VLOOKUP([.E7];[$'Plano Completo'.$B$2:$'Plano Completo'.$C$401];2;0)" office:value-type="string" office:string-value="Banco Itau SA" calcext:value-type="string">
            <text:p>Banco Itau SA</text:p>
          </table:table-cell>
          <table:table-cell table:formula="of:=VLOOKUP([.E7];[$'Plano Completo'.$B$2:$'Plano Completo'.$D$401];3;0)" office:value-type="string" office:string-value="Banco e Caixa" calcext:value-type="string">
            <text:p>Banco e Caixa</text:p>
          </table:table-cell>
          <table:table-cell table:style-name="ce20" table:formula="of:=VLOOKUP([.G7];[$'Account Type'.$A$2:$'Account Type'.$F$19];5;0)" office:value-type="string" office:string-value="account.data_account_type_liquidity" calcext:value-type="string">
            <text:p>account.data_account_type_liquidity</text:p>
          </table:table-cell>
          <table:table-cell table:style-name="ce20" table:formula="of:=VLOOKUP([.G7];[$'Account Type'.$A$2:$'Account Type'.$F$19];6;0)" office:value-type="float" office:value="0" calcext:value-type="float">
            <text:p>0</text:p>
          </table:table-cell>
          <table:table-cell table:style-name="ce20" table:formula="of:=VLOOKUP([.E7];[$'Plano Completo'.$B$2:$'Plano Completo'.$F$401];4;0)" office:value-type="float" office:value="0" calcext:value-type="float">
            <text:p/>
          </table:table-cell>
          <table:table-cell table:style-name="ce20" table:formula="of:=LEFT([.E7];8)" office:value-type="string" office:string-value="1.1.1.02" calcext:value-type="string">
            <text:p>1.1.1.02</text:p>
          </table:table-cell>
          <table:table-cell table:style-name="ce21" table:formula="of:=VLOOKUP([.K7];[$Grupos.$B$2:$Grupos.$E$89];2;0)" office:value-type="string" office:string-value="phar_gp_1_1_1_02" calcext:value-type="string">
            <text:p>phar_gp_1_1_1_02</text:p>
          </table:table-cell>
          <table:table-cell table:number-columns-repeated="1011"/>
        </table:table-row>
        <table:table-row table:style-name="ro1">
          <table:table-cell table:style-name="ce17" table:formula="of:=CONCATENATE([.B8];[.C8])" office:value-type="string" office:string-value="ttrx_phr1_1_1_02_006" calcext:value-type="string">
            <text:p>ttrx_phr1_1_1_02_006</text:p>
          </table:table-cell>
          <table:table-cell office:value-type="string" calcext:value-type="string">
            <text:p>ttrx_phr</text:p>
          </table:table-cell>
          <table:table-cell table:style-name="ce17" table:formula="of:=SUBSTITUTE([.E8];&quot;.&quot;;&quot;_&quot;)" office:value-type="string" office:string-value="1_1_1_02_006" calcext:value-type="string">
            <text:p>1_1_1_02_006</text:p>
          </table:table-cell>
          <table:table-cell table:style-name="ce19" table:formula="of:=[.D7]+2" office:value-type="float" office:value="13" calcext:value-type="float">
            <text:p>013</text:p>
          </table:table-cell>
          <table:table-cell table:style-name="ce16" table:formula="of:=[$'Contas Limpas'.B7]" office:value-type="string" office:string-value="1.1.1.02.006" calcext:value-type="string">
            <text:p>1.1.1.02.006</text:p>
          </table:table-cell>
          <table:table-cell table:style-name="ce16" table:formula="of:=VLOOKUP([.E8];[$'Plano Completo'.$B$2:$'Plano Completo'.$C$401];2;0)" office:value-type="string" office:string-value="Banco Santander SA" calcext:value-type="string">
            <text:p>Banco Santander SA</text:p>
          </table:table-cell>
          <table:table-cell table:formula="of:=VLOOKUP([.E8];[$'Plano Completo'.$B$2:$'Plano Completo'.$D$401];3;0)" office:value-type="string" office:string-value="Banco e Caixa" calcext:value-type="string">
            <text:p>Banco e Caixa</text:p>
          </table:table-cell>
          <table:table-cell table:style-name="ce20" table:formula="of:=VLOOKUP([.G8];[$'Account Type'.$A$2:$'Account Type'.$F$19];5;0)" office:value-type="string" office:string-value="account.data_account_type_liquidity" calcext:value-type="string">
            <text:p>account.data_account_type_liquidity</text:p>
          </table:table-cell>
          <table:table-cell table:style-name="ce20" table:formula="of:=VLOOKUP([.G8];[$'Account Type'.$A$2:$'Account Type'.$F$19];6;0)" office:value-type="float" office:value="0" calcext:value-type="float">
            <text:p>0</text:p>
          </table:table-cell>
          <table:table-cell table:style-name="ce20" table:formula="of:=VLOOKUP([.E8];[$'Plano Completo'.$B$2:$'Plano Completo'.$F$401];4;0)" office:value-type="float" office:value="0" calcext:value-type="float">
            <text:p/>
          </table:table-cell>
          <table:table-cell table:style-name="ce20" table:formula="of:=LEFT([.E8];8)" office:value-type="string" office:string-value="1.1.1.02" calcext:value-type="string">
            <text:p>1.1.1.02</text:p>
          </table:table-cell>
          <table:table-cell table:style-name="ce21" table:formula="of:=VLOOKUP([.K8];[$Grupos.$B$2:$Grupos.$E$89];2;0)" office:value-type="string" office:string-value="phar_gp_1_1_1_02" calcext:value-type="string">
            <text:p>phar_gp_1_1_1_02</text:p>
          </table:table-cell>
          <table:table-cell table:number-columns-repeated="1011"/>
        </table:table-row>
        <table:table-row table:style-name="ro1">
          <table:table-cell table:style-name="ce17" table:formula="of:=CONCATENATE([.B9];[.C9])" office:value-type="string" office:string-value="ttrx_phr1_1_1_02_999" calcext:value-type="string">
            <text:p>ttrx_phr1_1_1_02_999</text:p>
          </table:table-cell>
          <table:table-cell office:value-type="string" calcext:value-type="string">
            <text:p>ttrx_phr</text:p>
          </table:table-cell>
          <table:table-cell table:style-name="ce17" table:formula="of:=SUBSTITUTE([.E9];&quot;.&quot;;&quot;_&quot;)" office:value-type="string" office:string-value="1_1_1_02_999" calcext:value-type="string">
            <text:p>1_1_1_02_999</text:p>
          </table:table-cell>
          <table:table-cell table:style-name="ce19" table:formula="of:=[.D8]+2" office:value-type="float" office:value="15" calcext:value-type="float">
            <text:p>015</text:p>
          </table:table-cell>
          <table:table-cell table:style-name="ce16" table:formula="of:=[$'Contas Limpas'.B8]" office:value-type="string" office:string-value="1.1.1.02.999" calcext:value-type="string">
            <text:p>1.1.1.02.999</text:p>
          </table:table-cell>
          <table:table-cell table:style-name="ce16" table:formula="of:=VLOOKUP([.E9];[$'Plano Completo'.$B$2:$'Plano Completo'.$C$401];2;0)" office:value-type="string" office:string-value="Transferência de Saldo" calcext:value-type="string">
            <text:p>Transferência de Saldo</text:p>
          </table:table-cell>
          <table:table-cell table:formula="of:=VLOOKUP([.E9];[$'Plano Completo'.$B$2:$'Plano Completo'.$D$401];3;0)" office:value-type="string" office:string-value="Banco e Caixa" calcext:value-type="string">
            <text:p>Banco e Caixa</text:p>
          </table:table-cell>
          <table:table-cell table:style-name="ce20" table:formula="of:=VLOOKUP([.G9];[$'Account Type'.$A$2:$'Account Type'.$F$19];5;0)" office:value-type="string" office:string-value="account.data_account_type_liquidity" calcext:value-type="string">
            <text:p>account.data_account_type_liquidity</text:p>
          </table:table-cell>
          <table:table-cell table:style-name="ce20" table:formula="of:=VLOOKUP([.G9];[$'Account Type'.$A$2:$'Account Type'.$F$19];6;0)" office:value-type="float" office:value="0" calcext:value-type="float">
            <text:p>0</text:p>
          </table:table-cell>
          <table:table-cell table:style-name="ce20" table:formula="of:=VLOOKUP([.E9];[$'Plano Completo'.$B$2:$'Plano Completo'.$F$401];4;0)" office:value-type="float" office:value="0" calcext:value-type="float">
            <text:p/>
          </table:table-cell>
          <table:table-cell table:style-name="ce20" table:formula="of:=LEFT([.E9];8)" office:value-type="string" office:string-value="1.1.1.02" calcext:value-type="string">
            <text:p>1.1.1.02</text:p>
          </table:table-cell>
          <table:table-cell table:style-name="ce21" table:formula="of:=VLOOKUP([.K9];[$Grupos.$B$2:$Grupos.$E$89];2;0)" office:value-type="string" office:string-value="phar_gp_1_1_1_02" calcext:value-type="string">
            <text:p>phar_gp_1_1_1_02</text:p>
          </table:table-cell>
          <table:table-cell table:number-columns-repeated="1011"/>
        </table:table-row>
        <table:table-row table:style-name="ro1">
          <table:table-cell table:style-name="ce17" table:formula="of:=CONCATENATE([.B10];[.C10])" office:value-type="string" office:string-value="ttrx_phr1_1_1_03_001" calcext:value-type="string">
            <text:p>ttrx_phr1_1_1_03_001</text:p>
          </table:table-cell>
          <table:table-cell office:value-type="string" calcext:value-type="string">
            <text:p>ttrx_phr</text:p>
          </table:table-cell>
          <table:table-cell table:style-name="ce17" table:formula="of:=SUBSTITUTE([.E10];&quot;.&quot;;&quot;_&quot;)" office:value-type="string" office:string-value="1_1_1_03_001" calcext:value-type="string">
            <text:p>1_1_1_03_001</text:p>
          </table:table-cell>
          <table:table-cell table:style-name="ce19" table:formula="of:=[.D9]+2" office:value-type="float" office:value="17" calcext:value-type="float">
            <text:p>017</text:p>
          </table:table-cell>
          <table:table-cell table:style-name="ce16" table:formula="of:=[$'Contas Limpas'.B9]" office:value-type="string" office:string-value="1.1.1.03.001" calcext:value-type="string">
            <text:p>1.1.1.03.001</text:p>
          </table:table-cell>
          <table:table-cell table:style-name="ce16" table:formula="of:=VLOOKUP([.E10];[$'Plano Completo'.$B$2:$'Plano Completo'.$C$401];2;0)" office:value-type="string" office:string-value="Conta Aplicação" calcext:value-type="string">
            <text:p>Conta Aplicação</text:p>
          </table:table-cell>
          <table:table-cell table:formula="of:=VLOOKUP([.E10];[$'Plano Completo'.$B$2:$'Plano Completo'.$D$401];3;0)" office:value-type="string" office:string-value="Banco e Caixa" calcext:value-type="string">
            <text:p>Banco e Caixa</text:p>
          </table:table-cell>
          <table:table-cell table:style-name="ce20" table:formula="of:=VLOOKUP([.G10];[$'Account Type'.$A$2:$'Account Type'.$F$19];5;0)" office:value-type="string" office:string-value="account.data_account_type_liquidity" calcext:value-type="string">
            <text:p>account.data_account_type_liquidity</text:p>
          </table:table-cell>
          <table:table-cell table:style-name="ce20" table:formula="of:=VLOOKUP([.G10];[$'Account Type'.$A$2:$'Account Type'.$F$19];6;0)" office:value-type="float" office:value="0" calcext:value-type="float">
            <text:p>0</text:p>
          </table:table-cell>
          <table:table-cell table:style-name="ce20" table:formula="of:=VLOOKUP([.E10];[$'Plano Completo'.$B$2:$'Plano Completo'.$F$401];4;0)" office:value-type="float" office:value="0" calcext:value-type="float">
            <text:p/>
          </table:table-cell>
          <table:table-cell table:style-name="ce20" table:formula="of:=LEFT([.E10];8)" office:value-type="string" office:string-value="1.1.1.03" calcext:value-type="string">
            <text:p>1.1.1.03</text:p>
          </table:table-cell>
          <table:table-cell table:style-name="ce21" table:formula="of:=VLOOKUP([.K10];[$Grupos.$B$2:$Grupos.$E$89];2;0)" office:value-type="string" office:string-value="phar_gp_1_1_1_03" calcext:value-type="string">
            <text:p>phar_gp_1_1_1_03</text:p>
          </table:table-cell>
          <table:table-cell table:number-columns-repeated="1011"/>
        </table:table-row>
        <table:table-row table:style-name="ro1">
          <table:table-cell table:style-name="ce17" table:formula="of:=CONCATENATE([.B11];[.C11])" office:value-type="string" office:string-value="ttrx_phr1_1_2_01_001" calcext:value-type="string">
            <text:p>ttrx_phr1_1_2_01_001</text:p>
          </table:table-cell>
          <table:table-cell office:value-type="string" calcext:value-type="string">
            <text:p>ttrx_phr</text:p>
          </table:table-cell>
          <table:table-cell table:style-name="ce17" table:formula="of:=SUBSTITUTE([.E11];&quot;.&quot;;&quot;_&quot;)" office:value-type="string" office:string-value="1_1_2_01_001" calcext:value-type="string">
            <text:p>1_1_2_01_001</text:p>
          </table:table-cell>
          <table:table-cell table:style-name="ce19" table:formula="of:=[.D10]+2" office:value-type="float" office:value="19" calcext:value-type="float">
            <text:p>019</text:p>
          </table:table-cell>
          <table:table-cell table:style-name="ce16" table:formula="of:=[$'Contas Limpas'.B10]" office:value-type="string" office:string-value="1.1.2.01.001" calcext:value-type="string">
            <text:p>1.1.2.01.001</text:p>
          </table:table-cell>
          <table:table-cell table:style-name="ce16" table:formula="of:=VLOOKUP([.E11];[$'Plano Completo'.$B$2:$'Plano Completo'.$C$401];2;0)" office:value-type="string" office:string-value="Clientes (A Receber)" calcext:value-type="string">
            <text:p>Clientes (A Receber)</text:p>
          </table:table-cell>
          <table:table-cell table:formula="of:=VLOOKUP([.E11];[$'Plano Completo'.$B$2:$'Plano Completo'.$D$401];3;0)" office:value-type="string" office:string-value="Contas a Receber" calcext:value-type="string">
            <text:p>Contas a Receber</text:p>
          </table:table-cell>
          <table:table-cell table:style-name="ce20" table:formula="of:=VLOOKUP([.G11];[$'Account Type'.$A$2:$'Account Type'.$F$19];5;0)" office:value-type="string" office:string-value="account.data_account_type_receivable" calcext:value-type="string">
            <text:p>account.data_account_type_receivable</text:p>
          </table:table-cell>
          <table:table-cell table:style-name="ce20" table:formula="of:=VLOOKUP([.G11];[$'Account Type'.$A$2:$'Account Type'.$F$19];6;0)" office:value-type="float" office:value="1" calcext:value-type="float">
            <text:p>1</text:p>
          </table:table-cell>
          <table:table-cell table:style-name="ce20" table:formula="of:=VLOOKUP([.E11];[$'Plano Completo'.$B$2:$'Plano Completo'.$F$401];4;0)" office:value-type="float" office:value="0" calcext:value-type="float">
            <text:p/>
          </table:table-cell>
          <table:table-cell table:style-name="ce20" table:formula="of:=LEFT([.E11];8)" office:value-type="string" office:string-value="1.1.2.01" calcext:value-type="string">
            <text:p>1.1.2.01</text:p>
          </table:table-cell>
          <table:table-cell table:style-name="ce21" table:formula="of:=VLOOKUP([.K11];[$Grupos.$B$2:$Grupos.$E$89];2;0)" office:value-type="string" office:string-value="phar_gp_1_1_2_01" calcext:value-type="string">
            <text:p>phar_gp_1_1_2_01</text:p>
          </table:table-cell>
          <table:table-cell table:number-columns-repeated="1011"/>
        </table:table-row>
        <table:table-row table:style-name="ro1">
          <table:table-cell table:style-name="ce17" table:formula="of:=CONCATENATE([.B12];[.C12])" office:value-type="string" office:string-value="ttrx_phr1_1_2_01_002" calcext:value-type="string">
            <text:p>ttrx_phr1_1_2_01_002</text:p>
          </table:table-cell>
          <table:table-cell office:value-type="string" calcext:value-type="string">
            <text:p>ttrx_phr</text:p>
          </table:table-cell>
          <table:table-cell table:style-name="ce17" table:formula="of:=SUBSTITUTE([.E12];&quot;.&quot;;&quot;_&quot;)" office:value-type="string" office:string-value="1_1_2_01_002" calcext:value-type="string">
            <text:p>1_1_2_01_002</text:p>
          </table:table-cell>
          <table:table-cell table:style-name="ce19" table:formula="of:=[.D11]+2" office:value-type="float" office:value="21" calcext:value-type="float">
            <text:p>021</text:p>
          </table:table-cell>
          <table:table-cell table:style-name="ce16" table:formula="of:=[$'Contas Limpas'.B11]" office:value-type="string" office:string-value="1.1.2.01.002" calcext:value-type="string">
            <text:p>1.1.2.01.002</text:p>
          </table:table-cell>
          <table:table-cell table:style-name="ce16" table:formula="of:=VLOOKUP([.E12];[$'Plano Completo'.$B$2:$'Plano Completo'.$C$401];2;0)" office:value-type="string" office:string-value="(-) Duplicatas Descontadas" calcext:value-type="string">
            <text:p>(-) Duplicatas Descontadas</text:p>
          </table:table-cell>
          <table:table-cell table:formula="of:=VLOOKUP([.E12];[$'Plano Completo'.$B$2:$'Plano Completo'.$D$401];3;0)" office:value-type="string" office:string-value="Contas a Receber" calcext:value-type="string">
            <text:p>Contas a Receber</text:p>
          </table:table-cell>
          <table:table-cell table:style-name="ce20" table:formula="of:=VLOOKUP([.G12];[$'Account Type'.$A$2:$'Account Type'.$F$19];5;0)" office:value-type="string" office:string-value="account.data_account_type_receivable" calcext:value-type="string">
            <text:p>account.data_account_type_receivable</text:p>
          </table:table-cell>
          <table:table-cell table:style-name="ce20" table:formula="of:=VLOOKUP([.G12];[$'Account Type'.$A$2:$'Account Type'.$F$19];6;0)" office:value-type="float" office:value="1" calcext:value-type="float">
            <text:p>1</text:p>
          </table:table-cell>
          <table:table-cell table:style-name="ce20" table:formula="of:=VLOOKUP([.E12];[$'Plano Completo'.$B$2:$'Plano Completo'.$F$401];4;0)" office:value-type="float" office:value="0" calcext:value-type="float">
            <text:p/>
          </table:table-cell>
          <table:table-cell table:style-name="ce20" table:formula="of:=LEFT([.E12];8)" office:value-type="string" office:string-value="1.1.2.01" calcext:value-type="string">
            <text:p>1.1.2.01</text:p>
          </table:table-cell>
          <table:table-cell table:style-name="ce21" table:formula="of:=VLOOKUP([.K12];[$Grupos.$B$2:$Grupos.$E$89];2;0)" office:value-type="string" office:string-value="phar_gp_1_1_2_01" calcext:value-type="string">
            <text:p>phar_gp_1_1_2_01</text:p>
          </table:table-cell>
          <table:table-cell table:number-columns-repeated="1011"/>
        </table:table-row>
        <table:table-row table:style-name="ro1">
          <table:table-cell table:style-name="ce17" table:formula="of:=CONCATENATE([.B13];[.C13])" office:value-type="string" office:string-value="ttrx_phr1_1_2_02_001" calcext:value-type="string">
            <text:p>ttrx_phr1_1_2_02_001</text:p>
          </table:table-cell>
          <table:table-cell office:value-type="string" calcext:value-type="string">
            <text:p>ttrx_phr</text:p>
          </table:table-cell>
          <table:table-cell table:style-name="ce17" table:formula="of:=SUBSTITUTE([.E13];&quot;.&quot;;&quot;_&quot;)" office:value-type="string" office:string-value="1_1_2_02_001" calcext:value-type="string">
            <text:p>1_1_2_02_001</text:p>
          </table:table-cell>
          <table:table-cell table:style-name="ce19" table:formula="of:=[.D12]+2" office:value-type="float" office:value="23" calcext:value-type="float">
            <text:p>023</text:p>
          </table:table-cell>
          <table:table-cell table:style-name="ce16" table:formula="of:=[$'Contas Limpas'.B12]" office:value-type="string" office:string-value="1.1.2.02.001" calcext:value-type="string">
            <text:p>1.1.2.02.001</text:p>
          </table:table-cell>
          <table:table-cell table:style-name="ce16" table:formula="of:=VLOOKUP([.E13];[$'Plano Completo'.$B$2:$'Plano Completo'.$C$401];2;0)" office:value-type="string" office:string-value="Outras Contas (A Receber)" calcext:value-type="string">
            <text:p>Outras Contas (A Receber)</text:p>
          </table:table-cell>
          <table:table-cell table:formula="of:=VLOOKUP([.E13];[$'Plano Completo'.$B$2:$'Plano Completo'.$D$401];3;0)" office:value-type="string" office:string-value="Contas a Receber" calcext:value-type="string">
            <text:p>Contas a Receber</text:p>
          </table:table-cell>
          <table:table-cell table:style-name="ce20" table:formula="of:=VLOOKUP([.G13];[$'Account Type'.$A$2:$'Account Type'.$F$19];5;0)" office:value-type="string" office:string-value="account.data_account_type_receivable" calcext:value-type="string">
            <text:p>account.data_account_type_receivable</text:p>
          </table:table-cell>
          <table:table-cell table:style-name="ce20" table:formula="of:=VLOOKUP([.G13];[$'Account Type'.$A$2:$'Account Type'.$F$19];6;0)" office:value-type="float" office:value="1" calcext:value-type="float">
            <text:p>1</text:p>
          </table:table-cell>
          <table:table-cell table:style-name="ce20" table:formula="of:=VLOOKUP([.E13];[$'Plano Completo'.$B$2:$'Plano Completo'.$F$401];4;0)" office:value-type="float" office:value="0" calcext:value-type="float">
            <text:p/>
          </table:table-cell>
          <table:table-cell table:style-name="ce20" table:formula="of:=LEFT([.E13];8)" office:value-type="string" office:string-value="1.1.2.02" calcext:value-type="string">
            <text:p>1.1.2.02</text:p>
          </table:table-cell>
          <table:table-cell table:style-name="ce21" table:formula="of:=VLOOKUP([.K13];[$Grupos.$B$2:$Grupos.$E$89];2;0)" office:value-type="string" office:string-value="phar_gp_1_1_2_02" calcext:value-type="string">
            <text:p>phar_gp_1_1_2_02</text:p>
          </table:table-cell>
          <table:table-cell table:number-columns-repeated="1011"/>
        </table:table-row>
        <table:table-row table:style-name="ro1">
          <table:table-cell table:style-name="ce17" table:formula="of:=CONCATENATE([.B14];[.C14])" office:value-type="string" office:string-value="ttrx_phr1_1_2_02_002" calcext:value-type="string">
            <text:p>ttrx_phr1_1_2_02_002</text:p>
          </table:table-cell>
          <table:table-cell office:value-type="string" calcext:value-type="string">
            <text:p>ttrx_phr</text:p>
          </table:table-cell>
          <table:table-cell table:style-name="ce17" table:formula="of:=SUBSTITUTE([.E14];&quot;.&quot;;&quot;_&quot;)" office:value-type="string" office:string-value="1_1_2_02_002" calcext:value-type="string">
            <text:p>1_1_2_02_002</text:p>
          </table:table-cell>
          <table:table-cell table:style-name="ce19" table:formula="of:=[.D13]+2" office:value-type="float" office:value="25" calcext:value-type="float">
            <text:p>025</text:p>
          </table:table-cell>
          <table:table-cell table:style-name="ce16" table:formula="of:=[$'Contas Limpas'.B13]" office:value-type="string" office:string-value="1.1.2.02.002" calcext:value-type="string">
            <text:p>1.1.2.02.002</text:p>
          </table:table-cell>
          <table:table-cell table:style-name="ce16" table:formula="of:=VLOOKUP([.E14];[$'Plano Completo'.$B$2:$'Plano Completo'.$C$401];2;0)" office:value-type="string" office:string-value="Cartão Crédito/Débito (A Receber)" calcext:value-type="string">
            <text:p>Cartão Crédito/Débito (A Receber)</text:p>
          </table:table-cell>
          <table:table-cell table:formula="of:=VLOOKUP([.E14];[$'Plano Completo'.$B$2:$'Plano Completo'.$D$401];3;0)" office:value-type="string" office:string-value="Cartão de Crédito" calcext:value-type="string">
            <text:p>Cartão de Crédito</text:p>
          </table:table-cell>
          <table:table-cell table:style-name="ce20" table:formula="of:=VLOOKUP([.G14];[$'Account Type'.$A$2:$'Account Type'.$F$19];5;0)" office:value-type="string" office:string-value="account.data_account_type_credit_card" calcext:value-type="string">
            <text:p>account.data_account_type_credit_card</text:p>
          </table:table-cell>
          <table:table-cell table:style-name="ce20" table:formula="of:=VLOOKUP([.G14];[$'Account Type'.$A$2:$'Account Type'.$F$19];6;0)" office:value-type="float" office:value="1" calcext:value-type="float">
            <text:p>1</text:p>
          </table:table-cell>
          <table:table-cell table:style-name="ce20" table:formula="of:=VLOOKUP([.E14];[$'Plano Completo'.$B$2:$'Plano Completo'.$F$401];4;0)" office:value-type="float" office:value="0" calcext:value-type="float">
            <text:p/>
          </table:table-cell>
          <table:table-cell table:style-name="ce20" table:formula="of:=LEFT([.E14];8)" office:value-type="string" office:string-value="1.1.2.02" calcext:value-type="string">
            <text:p>1.1.2.02</text:p>
          </table:table-cell>
          <table:table-cell table:style-name="ce21" table:formula="of:=VLOOKUP([.K14];[$Grupos.$B$2:$Grupos.$E$89];2;0)" office:value-type="string" office:string-value="phar_gp_1_1_2_02" calcext:value-type="string">
            <text:p>phar_gp_1_1_2_02</text:p>
          </table:table-cell>
          <table:table-cell table:number-columns-repeated="1011"/>
        </table:table-row>
        <table:table-row table:style-name="ro1">
          <table:table-cell table:style-name="ce17" table:formula="of:=CONCATENATE([.B15];[.C15])" office:value-type="string" office:string-value="ttrx_phr1_1_2_03_001" calcext:value-type="string">
            <text:p>ttrx_phr1_1_2_03_001</text:p>
          </table:table-cell>
          <table:table-cell office:value-type="string" calcext:value-type="string">
            <text:p>ttrx_phr</text:p>
          </table:table-cell>
          <table:table-cell table:style-name="ce17" table:formula="of:=SUBSTITUTE([.E15];&quot;.&quot;;&quot;_&quot;)" office:value-type="string" office:string-value="1_1_2_03_001" calcext:value-type="string">
            <text:p>1_1_2_03_001</text:p>
          </table:table-cell>
          <table:table-cell table:style-name="ce19" table:formula="of:=[.D14]+2" office:value-type="float" office:value="27" calcext:value-type="float">
            <text:p>027</text:p>
          </table:table-cell>
          <table:table-cell table:style-name="ce16" table:formula="of:=[$'Contas Limpas'.B14]" office:value-type="string" office:string-value="1.1.2.03.001" calcext:value-type="string">
            <text:p>1.1.2.03.001</text:p>
          </table:table-cell>
          <table:table-cell table:style-name="ce16" table:formula="of:=VLOOKUP([.E15];[$'Plano Completo'.$B$2:$'Plano Completo'.$C$401];2;0)" office:value-type="string" office:string-value="Adiantamento de Salários" calcext:value-type="string">
            <text:p>Adiantamento de Salários</text:p>
          </table:table-cell>
          <table:table-cell table:formula="of:=VLOOKUP([.E15];[$'Plano Completo'.$B$2:$'Plano Completo'.$D$401];3;0)" office:value-type="string" office:string-value="Adiantamentos" calcext:value-type="string">
            <text:p>Adiantamentos</text:p>
          </table:table-cell>
          <table:table-cell table:style-name="ce20" table:formula="of:=VLOOKUP([.G15];[$'Account Type'.$A$2:$'Account Type'.$F$19];5;0)" office:value-type="string" office:string-value="account.data_account_type_prepayments" calcext:value-type="string">
            <text:p>account.data_account_type_prepayments</text:p>
          </table:table-cell>
          <table:table-cell table:style-name="ce20" table:formula="of:=VLOOKUP([.G15];[$'Account Type'.$A$2:$'Account Type'.$F$19];6;0)" office:value-type="float" office:value="1" calcext:value-type="float">
            <text:p>1</text:p>
          </table:table-cell>
          <table:table-cell table:style-name="ce20" table:formula="of:=VLOOKUP([.E15];[$'Plano Completo'.$B$2:$'Plano Completo'.$F$401];4;0)" office:value-type="float" office:value="0" calcext:value-type="float">
            <text:p/>
          </table:table-cell>
          <table:table-cell table:style-name="ce20" table:formula="of:=LEFT([.E15];8)" office:value-type="string" office:string-value="1.1.2.03" calcext:value-type="string">
            <text:p>1.1.2.03</text:p>
          </table:table-cell>
          <table:table-cell table:style-name="ce21" table:formula="of:=VLOOKUP([.K15];[$Grupos.$B$2:$Grupos.$E$89];2;0)" office:value-type="string" office:string-value="phar_gp_1_1_2_03" calcext:value-type="string">
            <text:p>phar_gp_1_1_2_03</text:p>
          </table:table-cell>
          <table:table-cell table:number-columns-repeated="1011"/>
        </table:table-row>
        <table:table-row table:style-name="ro1">
          <table:table-cell table:style-name="ce17" table:formula="of:=CONCATENATE([.B16];[.C16])" office:value-type="string" office:string-value="ttrx_phr1_1_2_03_002" calcext:value-type="string">
            <text:p>ttrx_phr1_1_2_03_002</text:p>
          </table:table-cell>
          <table:table-cell office:value-type="string" calcext:value-type="string">
            <text:p>ttrx_phr</text:p>
          </table:table-cell>
          <table:table-cell table:style-name="ce17" table:formula="of:=SUBSTITUTE([.E16];&quot;.&quot;;&quot;_&quot;)" office:value-type="string" office:string-value="1_1_2_03_002" calcext:value-type="string">
            <text:p>1_1_2_03_002</text:p>
          </table:table-cell>
          <table:table-cell table:style-name="ce19" table:formula="of:=[.D15]+2" office:value-type="float" office:value="29" calcext:value-type="float">
            <text:p>029</text:p>
          </table:table-cell>
          <table:table-cell table:style-name="ce16" table:formula="of:=[$'Contas Limpas'.B15]" office:value-type="string" office:string-value="1.1.2.03.002" calcext:value-type="string">
            <text:p>1.1.2.03.002</text:p>
          </table:table-cell>
          <table:table-cell table:style-name="ce16" table:formula="of:=VLOOKUP([.E16];[$'Plano Completo'.$B$2:$'Plano Completo'.$C$401];2;0)" office:value-type="string" office:string-value="Adiantamentos de Férias" calcext:value-type="string">
            <text:p>Adiantamentos de Férias</text:p>
          </table:table-cell>
          <table:table-cell table:formula="of:=VLOOKUP([.E16];[$'Plano Completo'.$B$2:$'Plano Completo'.$D$401];3;0)" office:value-type="string" office:string-value="Adiantamentos" calcext:value-type="string">
            <text:p>Adiantamentos</text:p>
          </table:table-cell>
          <table:table-cell table:style-name="ce20" table:formula="of:=VLOOKUP([.G16];[$'Account Type'.$A$2:$'Account Type'.$F$19];5;0)" office:value-type="string" office:string-value="account.data_account_type_prepayments" calcext:value-type="string">
            <text:p>account.data_account_type_prepayments</text:p>
          </table:table-cell>
          <table:table-cell table:style-name="ce20" table:formula="of:=VLOOKUP([.G16];[$'Account Type'.$A$2:$'Account Type'.$F$19];6;0)" office:value-type="float" office:value="1" calcext:value-type="float">
            <text:p>1</text:p>
          </table:table-cell>
          <table:table-cell table:style-name="ce20" table:formula="of:=VLOOKUP([.E16];[$'Plano Completo'.$B$2:$'Plano Completo'.$F$401];4;0)" office:value-type="float" office:value="0" calcext:value-type="float">
            <text:p/>
          </table:table-cell>
          <table:table-cell table:style-name="ce20" table:formula="of:=LEFT([.E16];8)" office:value-type="string" office:string-value="1.1.2.03" calcext:value-type="string">
            <text:p>1.1.2.03</text:p>
          </table:table-cell>
          <table:table-cell table:style-name="ce21" table:formula="of:=VLOOKUP([.K16];[$Grupos.$B$2:$Grupos.$E$89];2;0)" office:value-type="string" office:string-value="phar_gp_1_1_2_03" calcext:value-type="string">
            <text:p>phar_gp_1_1_2_03</text:p>
          </table:table-cell>
          <table:table-cell table:number-columns-repeated="1011"/>
        </table:table-row>
        <table:table-row table:style-name="ro1">
          <table:table-cell table:style-name="ce17" table:formula="of:=CONCATENATE([.B17];[.C17])" office:value-type="string" office:string-value="ttrx_phr1_1_2_03_003" calcext:value-type="string">
            <text:p>ttrx_phr1_1_2_03_003</text:p>
          </table:table-cell>
          <table:table-cell office:value-type="string" calcext:value-type="string">
            <text:p>ttrx_phr</text:p>
          </table:table-cell>
          <table:table-cell table:style-name="ce17" table:formula="of:=SUBSTITUTE([.E17];&quot;.&quot;;&quot;_&quot;)" office:value-type="string" office:string-value="1_1_2_03_003" calcext:value-type="string">
            <text:p>1_1_2_03_003</text:p>
          </table:table-cell>
          <table:table-cell table:style-name="ce19" table:formula="of:=[.D16]+2" office:value-type="float" office:value="31" calcext:value-type="float">
            <text:p>031</text:p>
          </table:table-cell>
          <table:table-cell table:style-name="ce16" table:formula="of:=[$'Contas Limpas'.B16]" office:value-type="string" office:string-value="1.1.2.03.003" calcext:value-type="string">
            <text:p>1.1.2.03.003</text:p>
          </table:table-cell>
          <table:table-cell table:style-name="ce16" table:formula="of:=VLOOKUP([.E17];[$'Plano Completo'.$B$2:$'Plano Completo'.$C$401];2;0)" office:value-type="string" office:string-value="Adiantamentos de 13. Salário" calcext:value-type="string">
            <text:p>Adiantamentos de 13. Salário</text:p>
          </table:table-cell>
          <table:table-cell table:formula="of:=VLOOKUP([.E17];[$'Plano Completo'.$B$2:$'Plano Completo'.$D$401];3;0)" office:value-type="string" office:string-value="Adiantamentos" calcext:value-type="string">
            <text:p>Adiantamentos</text:p>
          </table:table-cell>
          <table:table-cell table:style-name="ce20" table:formula="of:=VLOOKUP([.G17];[$'Account Type'.$A$2:$'Account Type'.$F$19];5;0)" office:value-type="string" office:string-value="account.data_account_type_prepayments" calcext:value-type="string">
            <text:p>account.data_account_type_prepayments</text:p>
          </table:table-cell>
          <table:table-cell table:style-name="ce20" table:formula="of:=VLOOKUP([.G17];[$'Account Type'.$A$2:$'Account Type'.$F$19];6;0)" office:value-type="float" office:value="1" calcext:value-type="float">
            <text:p>1</text:p>
          </table:table-cell>
          <table:table-cell table:style-name="ce20" table:formula="of:=VLOOKUP([.E17];[$'Plano Completo'.$B$2:$'Plano Completo'.$F$401];4;0)" office:value-type="float" office:value="0" calcext:value-type="float">
            <text:p/>
          </table:table-cell>
          <table:table-cell table:style-name="ce20" table:formula="of:=LEFT([.E17];8)" office:value-type="string" office:string-value="1.1.2.03" calcext:value-type="string">
            <text:p>1.1.2.03</text:p>
          </table:table-cell>
          <table:table-cell table:style-name="ce21" table:formula="of:=VLOOKUP([.K17];[$Grupos.$B$2:$Grupos.$E$89];2;0)" office:value-type="string" office:string-value="phar_gp_1_1_2_03" calcext:value-type="string">
            <text:p>phar_gp_1_1_2_03</text:p>
          </table:table-cell>
          <table:table-cell table:number-columns-repeated="1011"/>
        </table:table-row>
        <table:table-row table:style-name="ro1">
          <table:table-cell table:style-name="ce17" table:formula="of:=CONCATENATE([.B18];[.C18])" office:value-type="string" office:string-value="ttrx_phr1_1_2_03_004" calcext:value-type="string">
            <text:p>ttrx_phr1_1_2_03_004</text:p>
          </table:table-cell>
          <table:table-cell office:value-type="string" calcext:value-type="string">
            <text:p>ttrx_phr</text:p>
          </table:table-cell>
          <table:table-cell table:style-name="ce17" table:formula="of:=SUBSTITUTE([.E18];&quot;.&quot;;&quot;_&quot;)" office:value-type="string" office:string-value="1_1_2_03_004" calcext:value-type="string">
            <text:p>1_1_2_03_004</text:p>
          </table:table-cell>
          <table:table-cell table:style-name="ce19" table:formula="of:=[.D17]+2" office:value-type="float" office:value="33" calcext:value-type="float">
            <text:p>033</text:p>
          </table:table-cell>
          <table:table-cell table:style-name="ce16" table:formula="of:=[$'Contas Limpas'.B17]" office:value-type="string" office:string-value="1.1.2.03.004" calcext:value-type="string">
            <text:p>1.1.2.03.004</text:p>
          </table:table-cell>
          <table:table-cell table:style-name="ce16" table:formula="of:=VLOOKUP([.E18];[$'Plano Completo'.$B$2:$'Plano Completo'.$C$401];2;0)" office:value-type="string" office:string-value="Empréstimos Consignados" calcext:value-type="string">
            <text:p>Empréstimos Consignados</text:p>
          </table:table-cell>
          <table:table-cell table:formula="of:=VLOOKUP([.E18];[$'Plano Completo'.$B$2:$'Plano Completo'.$D$401];3;0)" office:value-type="string" office:string-value="Adiantamentos" calcext:value-type="string">
            <text:p>Adiantamentos</text:p>
          </table:table-cell>
          <table:table-cell table:style-name="ce20" table:formula="of:=VLOOKUP([.G18];[$'Account Type'.$A$2:$'Account Type'.$F$19];5;0)" office:value-type="string" office:string-value="account.data_account_type_prepayments" calcext:value-type="string">
            <text:p>account.data_account_type_prepayments</text:p>
          </table:table-cell>
          <table:table-cell table:style-name="ce20" table:formula="of:=VLOOKUP([.G18];[$'Account Type'.$A$2:$'Account Type'.$F$19];6;0)" office:value-type="float" office:value="1" calcext:value-type="float">
            <text:p>1</text:p>
          </table:table-cell>
          <table:table-cell table:style-name="ce20" table:formula="of:=VLOOKUP([.E18];[$'Plano Completo'.$B$2:$'Plano Completo'.$F$401];4;0)" office:value-type="float" office:value="0" calcext:value-type="float">
            <text:p/>
          </table:table-cell>
          <table:table-cell table:style-name="ce20" table:formula="of:=LEFT([.E18];8)" office:value-type="string" office:string-value="1.1.2.03" calcext:value-type="string">
            <text:p>1.1.2.03</text:p>
          </table:table-cell>
          <table:table-cell table:style-name="ce21" table:formula="of:=VLOOKUP([.K18];[$Grupos.$B$2:$Grupos.$E$89];2;0)" office:value-type="string" office:string-value="phar_gp_1_1_2_03" calcext:value-type="string">
            <text:p>phar_gp_1_1_2_03</text:p>
          </table:table-cell>
          <table:table-cell table:number-columns-repeated="1011"/>
        </table:table-row>
        <table:table-row table:style-name="ro1">
          <table:table-cell table:style-name="ce17" table:formula="of:=CONCATENATE([.B19];[.C19])" office:value-type="string" office:string-value="ttrx_phr1_1_2_03_005" calcext:value-type="string">
            <text:p>ttrx_phr1_1_2_03_005</text:p>
          </table:table-cell>
          <table:table-cell office:value-type="string" calcext:value-type="string">
            <text:p>ttrx_phr</text:p>
          </table:table-cell>
          <table:table-cell table:style-name="ce17" table:formula="of:=SUBSTITUTE([.E19];&quot;.&quot;;&quot;_&quot;)" office:value-type="string" office:string-value="1_1_2_03_005" calcext:value-type="string">
            <text:p>1_1_2_03_005</text:p>
          </table:table-cell>
          <table:table-cell table:style-name="ce19" table:formula="of:=[.D18]+2" office:value-type="float" office:value="35" calcext:value-type="float">
            <text:p>035</text:p>
          </table:table-cell>
          <table:table-cell table:style-name="ce16" table:formula="of:=[$'Contas Limpas'.B18]" office:value-type="string" office:string-value="1.1.2.03.005" calcext:value-type="string">
            <text:p>1.1.2.03.005</text:p>
          </table:table-cell>
          <table:table-cell table:style-name="ce16" table:formula="of:=VLOOKUP([.E19];[$'Plano Completo'.$B$2:$'Plano Completo'.$C$401];2;0)" office:value-type="string" office:string-value="Empréstimos a Funcionários" calcext:value-type="string">
            <text:p>Empréstimos a Funcionários</text:p>
          </table:table-cell>
          <table:table-cell table:formula="of:=VLOOKUP([.E19];[$'Plano Completo'.$B$2:$'Plano Completo'.$D$401];3;0)" office:value-type="string" office:string-value="Adiantamentos" calcext:value-type="string">
            <text:p>Adiantamentos</text:p>
          </table:table-cell>
          <table:table-cell table:style-name="ce20" table:formula="of:=VLOOKUP([.G19];[$'Account Type'.$A$2:$'Account Type'.$F$19];5;0)" office:value-type="string" office:string-value="account.data_account_type_prepayments" calcext:value-type="string">
            <text:p>account.data_account_type_prepayments</text:p>
          </table:table-cell>
          <table:table-cell table:style-name="ce20" table:formula="of:=VLOOKUP([.G19];[$'Account Type'.$A$2:$'Account Type'.$F$19];6;0)" office:value-type="float" office:value="1" calcext:value-type="float">
            <text:p>1</text:p>
          </table:table-cell>
          <table:table-cell table:style-name="ce20" table:formula="of:=VLOOKUP([.E19];[$'Plano Completo'.$B$2:$'Plano Completo'.$F$401];4;0)" office:value-type="float" office:value="0" calcext:value-type="float">
            <text:p/>
          </table:table-cell>
          <table:table-cell table:style-name="ce20" table:formula="of:=LEFT([.E19];8)" office:value-type="string" office:string-value="1.1.2.03" calcext:value-type="string">
            <text:p>1.1.2.03</text:p>
          </table:table-cell>
          <table:table-cell table:style-name="ce21" table:formula="of:=VLOOKUP([.K19];[$Grupos.$B$2:$Grupos.$E$89];2;0)" office:value-type="string" office:string-value="phar_gp_1_1_2_03" calcext:value-type="string">
            <text:p>phar_gp_1_1_2_03</text:p>
          </table:table-cell>
          <table:table-cell table:number-columns-repeated="1011"/>
        </table:table-row>
        <table:table-row table:style-name="ro1">
          <table:table-cell table:style-name="ce17" table:formula="of:=CONCATENATE([.B20];[.C20])" office:value-type="string" office:string-value="ttrx_phr1_1_2_04_001" calcext:value-type="string">
            <text:p>ttrx_phr1_1_2_04_001</text:p>
          </table:table-cell>
          <table:table-cell office:value-type="string" calcext:value-type="string">
            <text:p>ttrx_phr</text:p>
          </table:table-cell>
          <table:table-cell table:style-name="ce17" table:formula="of:=SUBSTITUTE([.E20];&quot;.&quot;;&quot;_&quot;)" office:value-type="string" office:string-value="1_1_2_04_001" calcext:value-type="string">
            <text:p>1_1_2_04_001</text:p>
          </table:table-cell>
          <table:table-cell table:style-name="ce19" table:formula="of:=[.D19]+2" office:value-type="float" office:value="37" calcext:value-type="float">
            <text:p>037</text:p>
          </table:table-cell>
          <table:table-cell table:style-name="ce16" table:formula="of:=[$'Contas Limpas'.B19]" office:value-type="string" office:string-value="1.1.2.04.001" calcext:value-type="string">
            <text:p>1.1.2.04.001</text:p>
          </table:table-cell>
          <table:table-cell table:style-name="ce16" table:formula="of:=VLOOKUP([.E20];[$'Plano Completo'.$B$2:$'Plano Completo'.$C$401];2;0)" office:value-type="string" office:string-value="Adiantamento Fornecedor Nacional" calcext:value-type="string">
            <text:p>Adiantamento Fornecedor Nacional</text:p>
          </table:table-cell>
          <table:table-cell table:formula="of:=VLOOKUP([.E20];[$'Plano Completo'.$B$2:$'Plano Completo'.$D$401];3;0)" office:value-type="string" office:string-value="Adiantamentos" calcext:value-type="string">
            <text:p>Adiantamentos</text:p>
          </table:table-cell>
          <table:table-cell table:style-name="ce20" table:formula="of:=VLOOKUP([.G20];[$'Account Type'.$A$2:$'Account Type'.$F$19];5;0)" office:value-type="string" office:string-value="account.data_account_type_prepayments" calcext:value-type="string">
            <text:p>account.data_account_type_prepayments</text:p>
          </table:table-cell>
          <table:table-cell table:style-name="ce20" table:formula="of:=VLOOKUP([.G20];[$'Account Type'.$A$2:$'Account Type'.$F$19];6;0)" office:value-type="float" office:value="1" calcext:value-type="float">
            <text:p>1</text:p>
          </table:table-cell>
          <table:table-cell table:style-name="ce20" table:formula="of:=VLOOKUP([.E20];[$'Plano Completo'.$B$2:$'Plano Completo'.$F$401];4;0)" office:value-type="float" office:value="0" calcext:value-type="float">
            <text:p/>
          </table:table-cell>
          <table:table-cell table:style-name="ce20" table:formula="of:=LEFT([.E20];8)" office:value-type="string" office:string-value="1.1.2.04" calcext:value-type="string">
            <text:p>1.1.2.04</text:p>
          </table:table-cell>
          <table:table-cell table:style-name="ce21" table:formula="of:=VLOOKUP([.K20];[$Grupos.$B$2:$Grupos.$E$89];2;0)" office:value-type="string" office:string-value="phar_gp_1_1_2_04" calcext:value-type="string">
            <text:p>phar_gp_1_1_2_04</text:p>
          </table:table-cell>
          <table:table-cell table:number-columns-repeated="1011"/>
        </table:table-row>
        <table:table-row table:style-name="ro1">
          <table:table-cell table:style-name="ce17" table:formula="of:=CONCATENATE([.B21];[.C21])" office:value-type="string" office:string-value="ttrx_phr1_1_2_04_002" calcext:value-type="string">
            <text:p>ttrx_phr1_1_2_04_002</text:p>
          </table:table-cell>
          <table:table-cell office:value-type="string" calcext:value-type="string">
            <text:p>ttrx_phr</text:p>
          </table:table-cell>
          <table:table-cell table:style-name="ce17" table:formula="of:=SUBSTITUTE([.E21];&quot;.&quot;;&quot;_&quot;)" office:value-type="string" office:string-value="1_1_2_04_002" calcext:value-type="string">
            <text:p>1_1_2_04_002</text:p>
          </table:table-cell>
          <table:table-cell table:style-name="ce19" table:formula="of:=[.D20]+2" office:value-type="float" office:value="39" calcext:value-type="float">
            <text:p>039</text:p>
          </table:table-cell>
          <table:table-cell table:style-name="ce16" table:formula="of:=[$'Contas Limpas'.B20]" office:value-type="string" office:string-value="1.1.2.04.002" calcext:value-type="string">
            <text:p>1.1.2.04.002</text:p>
          </table:table-cell>
          <table:table-cell table:style-name="ce16" table:formula="of:=VLOOKUP([.E21];[$'Plano Completo'.$B$2:$'Plano Completo'.$C$401];2;0)" office:value-type="string" office:string-value="Adiantamento Fornecedor Exterior" calcext:value-type="string">
            <text:p>Adiantamento Fornecedor Exterior</text:p>
          </table:table-cell>
          <table:table-cell table:formula="of:=VLOOKUP([.E21];[$'Plano Completo'.$B$2:$'Plano Completo'.$D$401];3;0)" office:value-type="string" office:string-value="Adiantamentos" calcext:value-type="string">
            <text:p>Adiantamentos</text:p>
          </table:table-cell>
          <table:table-cell table:style-name="ce20" table:formula="of:=VLOOKUP([.G21];[$'Account Type'.$A$2:$'Account Type'.$F$19];5;0)" office:value-type="string" office:string-value="account.data_account_type_prepayments" calcext:value-type="string">
            <text:p>account.data_account_type_prepayments</text:p>
          </table:table-cell>
          <table:table-cell table:style-name="ce20" table:formula="of:=VLOOKUP([.G21];[$'Account Type'.$A$2:$'Account Type'.$F$19];6;0)" office:value-type="float" office:value="1" calcext:value-type="float">
            <text:p>1</text:p>
          </table:table-cell>
          <table:table-cell table:style-name="ce20" table:formula="of:=VLOOKUP([.E21];[$'Plano Completo'.$B$2:$'Plano Completo'.$F$401];4;0)" office:value-type="float" office:value="0" calcext:value-type="float">
            <text:p/>
          </table:table-cell>
          <table:table-cell table:style-name="ce20" table:formula="of:=LEFT([.E21];8)" office:value-type="string" office:string-value="1.1.2.04" calcext:value-type="string">
            <text:p>1.1.2.04</text:p>
          </table:table-cell>
          <table:table-cell table:style-name="ce21" table:formula="of:=VLOOKUP([.K21];[$Grupos.$B$2:$Grupos.$E$89];2;0)" office:value-type="string" office:string-value="phar_gp_1_1_2_04" calcext:value-type="string">
            <text:p>phar_gp_1_1_2_04</text:p>
          </table:table-cell>
          <table:table-cell table:number-columns-repeated="1011"/>
        </table:table-row>
        <table:table-row table:style-name="ro1">
          <table:table-cell table:style-name="ce17" table:formula="of:=CONCATENATE([.B22];[.C22])" office:value-type="string" office:string-value="ttrx_phr1_1_2_04_003" calcext:value-type="string">
            <text:p>ttrx_phr1_1_2_04_003</text:p>
          </table:table-cell>
          <table:table-cell office:value-type="string" calcext:value-type="string">
            <text:p>ttrx_phr</text:p>
          </table:table-cell>
          <table:table-cell table:style-name="ce17" table:formula="of:=SUBSTITUTE([.E22];&quot;.&quot;;&quot;_&quot;)" office:value-type="string" office:string-value="1_1_2_04_003" calcext:value-type="string">
            <text:p>1_1_2_04_003</text:p>
          </table:table-cell>
          <table:table-cell table:style-name="ce19" table:formula="of:=[.D21]+2" office:value-type="float" office:value="41" calcext:value-type="float">
            <text:p>041</text:p>
          </table:table-cell>
          <table:table-cell table:style-name="ce16" table:formula="of:=[$'Contas Limpas'.B21]" office:value-type="string" office:string-value="1.1.2.04.003" calcext:value-type="string">
            <text:p>1.1.2.04.003</text:p>
          </table:table-cell>
          <table:table-cell table:style-name="ce16" table:formula="of:=VLOOKUP([.E22];[$'Plano Completo'.$B$2:$'Plano Completo'.$C$401];2;0)" office:value-type="string" office:string-value="Adiantamento Viagens" calcext:value-type="string">
            <text:p>Adiantamento Viagens</text:p>
          </table:table-cell>
          <table:table-cell table:formula="of:=VLOOKUP([.E22];[$'Plano Completo'.$B$2:$'Plano Completo'.$D$401];3;0)" office:value-type="string" office:string-value="Adiantamentos" calcext:value-type="string">
            <text:p>Adiantamentos</text:p>
          </table:table-cell>
          <table:table-cell table:style-name="ce20" table:formula="of:=VLOOKUP([.G22];[$'Account Type'.$A$2:$'Account Type'.$F$19];5;0)" office:value-type="string" office:string-value="account.data_account_type_prepayments" calcext:value-type="string">
            <text:p>account.data_account_type_prepayments</text:p>
          </table:table-cell>
          <table:table-cell table:style-name="ce20" table:formula="of:=VLOOKUP([.G22];[$'Account Type'.$A$2:$'Account Type'.$F$19];6;0)" office:value-type="float" office:value="1" calcext:value-type="float">
            <text:p>1</text:p>
          </table:table-cell>
          <table:table-cell table:style-name="ce20" table:formula="of:=VLOOKUP([.E22];[$'Plano Completo'.$B$2:$'Plano Completo'.$F$401];4;0)" office:value-type="float" office:value="0" calcext:value-type="float">
            <text:p/>
          </table:table-cell>
          <table:table-cell table:style-name="ce20" table:formula="of:=LEFT([.E22];8)" office:value-type="string" office:string-value="1.1.2.04" calcext:value-type="string">
            <text:p>1.1.2.04</text:p>
          </table:table-cell>
          <table:table-cell table:style-name="ce21" table:formula="of:=VLOOKUP([.K22];[$Grupos.$B$2:$Grupos.$E$89];2;0)" office:value-type="string" office:string-value="phar_gp_1_1_2_04" calcext:value-type="string">
            <text:p>phar_gp_1_1_2_04</text:p>
          </table:table-cell>
          <table:table-cell table:number-columns-repeated="1011"/>
        </table:table-row>
        <table:table-row table:style-name="ro1">
          <table:table-cell table:style-name="ce17" table:formula="of:=CONCATENATE([.B23];[.C23])" office:value-type="string" office:string-value="ttrx_phr1_1_2_04_004" calcext:value-type="string">
            <text:p>ttrx_phr1_1_2_04_004</text:p>
          </table:table-cell>
          <table:table-cell office:value-type="string" calcext:value-type="string">
            <text:p>ttrx_phr</text:p>
          </table:table-cell>
          <table:table-cell table:style-name="ce17" table:formula="of:=SUBSTITUTE([.E23];&quot;.&quot;;&quot;_&quot;)" office:value-type="string" office:string-value="1_1_2_04_004" calcext:value-type="string">
            <text:p>1_1_2_04_004</text:p>
          </table:table-cell>
          <table:table-cell table:style-name="ce19" table:formula="of:=[.D22]+2" office:value-type="float" office:value="43" calcext:value-type="float">
            <text:p>043</text:p>
          </table:table-cell>
          <table:table-cell table:style-name="ce16" table:formula="of:=[$'Contas Limpas'.B22]" office:value-type="string" office:string-value="1.1.2.04.004" calcext:value-type="string">
            <text:p>1.1.2.04.004</text:p>
          </table:table-cell>
          <table:table-cell table:style-name="ce16" table:formula="of:=VLOOKUP([.E23];[$'Plano Completo'.$B$2:$'Plano Completo'.$C$401];2;0)" office:value-type="string" office:string-value="Adiantamentos A Consórcio De Bens" calcext:value-type="string">
            <text:p>Adiantamentos A Consórcio De Bens</text:p>
          </table:table-cell>
          <table:table-cell table:formula="of:=VLOOKUP([.E23];[$'Plano Completo'.$B$2:$'Plano Completo'.$D$401];3;0)" office:value-type="string" office:string-value="Adiantamentos" calcext:value-type="string">
            <text:p>Adiantamentos</text:p>
          </table:table-cell>
          <table:table-cell table:style-name="ce20" table:formula="of:=VLOOKUP([.G23];[$'Account Type'.$A$2:$'Account Type'.$F$19];5;0)" office:value-type="string" office:string-value="account.data_account_type_prepayments" calcext:value-type="string">
            <text:p>account.data_account_type_prepayments</text:p>
          </table:table-cell>
          <table:table-cell table:style-name="ce20" table:formula="of:=VLOOKUP([.G23];[$'Account Type'.$A$2:$'Account Type'.$F$19];6;0)" office:value-type="float" office:value="1" calcext:value-type="float">
            <text:p>1</text:p>
          </table:table-cell>
          <table:table-cell table:style-name="ce20" table:formula="of:=VLOOKUP([.E23];[$'Plano Completo'.$B$2:$'Plano Completo'.$F$401];4;0)" office:value-type="float" office:value="0" calcext:value-type="float">
            <text:p/>
          </table:table-cell>
          <table:table-cell table:style-name="ce20" table:formula="of:=LEFT([.E23];8)" office:value-type="string" office:string-value="1.1.2.04" calcext:value-type="string">
            <text:p>1.1.2.04</text:p>
          </table:table-cell>
          <table:table-cell table:style-name="ce21" table:formula="of:=VLOOKUP([.K23];[$Grupos.$B$2:$Grupos.$E$89];2;0)" office:value-type="string" office:string-value="phar_gp_1_1_2_04" calcext:value-type="string">
            <text:p>phar_gp_1_1_2_04</text:p>
          </table:table-cell>
          <table:table-cell table:number-columns-repeated="1011"/>
        </table:table-row>
        <table:table-row table:style-name="ro1">
          <table:table-cell table:style-name="ce17" table:formula="of:=CONCATENATE([.B24];[.C24])" office:value-type="string" office:string-value="ttrx_phr1_1_2_05_001" calcext:value-type="string">
            <text:p>ttrx_phr1_1_2_05_001</text:p>
          </table:table-cell>
          <table:table-cell office:value-type="string" calcext:value-type="string">
            <text:p>ttrx_phr</text:p>
          </table:table-cell>
          <table:table-cell table:style-name="ce17" table:formula="of:=SUBSTITUTE([.E24];&quot;.&quot;;&quot;_&quot;)" office:value-type="string" office:string-value="1_1_2_05_001" calcext:value-type="string">
            <text:p>1_1_2_05_001</text:p>
          </table:table-cell>
          <table:table-cell table:style-name="ce19" table:formula="of:=[.D23]+2" office:value-type="float" office:value="45" calcext:value-type="float">
            <text:p>045</text:p>
          </table:table-cell>
          <table:table-cell table:style-name="ce16" table:formula="of:=[$'Contas Limpas'.B23]" office:value-type="string" office:string-value="1.1.2.05.001" calcext:value-type="string">
            <text:p>1.1.2.05.001</text:p>
          </table:table-cell>
          <table:table-cell table:style-name="ce16" table:formula="of:=VLOOKUP([.E24];[$'Plano Completo'.$B$2:$'Plano Completo'.$C$401];2;0)" office:value-type="string" office:string-value="Mercadorias Revenda" calcext:value-type="string">
            <text:p>Mercadorias Revenda</text:p>
          </table:table-cell>
          <table:table-cell table:formula="of:=VLOOKUP([.E24];[$'Plano Completo'.$B$2:$'Plano Completo'.$D$401];3;0)" office:value-type="string" office:string-value="Ativos Circulantes" calcext:value-type="string">
            <text:p>Ativos Circulantes</text:p>
          </table:table-cell>
          <table:table-cell table:style-name="ce20" table:formula="of:=VLOOKUP([.G24];[$'Account Type'.$A$2:$'Account Type'.$F$19];5;0)" office:value-type="string" office:string-value="account.data_account_type_current_assets" calcext:value-type="string">
            <text:p>account.data_account_type_current_assets</text:p>
          </table:table-cell>
          <table:table-cell table:style-name="ce20" table:formula="of:=VLOOKUP([.G24];[$'Account Type'.$A$2:$'Account Type'.$F$19];6;0)" office:value-type="float" office:value="0" calcext:value-type="float">
            <text:p>0</text:p>
          </table:table-cell>
          <table:table-cell table:style-name="ce20" table:formula="of:=VLOOKUP([.E24];[$'Plano Completo'.$B$2:$'Plano Completo'.$F$401];4;0)" office:value-type="float" office:value="0" calcext:value-type="float">
            <text:p/>
          </table:table-cell>
          <table:table-cell table:style-name="ce20" table:formula="of:=LEFT([.E24];8)" office:value-type="string" office:string-value="1.1.2.05" calcext:value-type="string">
            <text:p>1.1.2.05</text:p>
          </table:table-cell>
          <table:table-cell table:style-name="ce21" table:formula="of:=VLOOKUP([.K24];[$Grupos.$B$2:$Grupos.$E$89];2;0)" office:value-type="string" office:string-value="phar_gp_1_1_2_05" calcext:value-type="string">
            <text:p>phar_gp_1_1_2_05</text:p>
          </table:table-cell>
          <table:table-cell table:number-columns-repeated="1011"/>
        </table:table-row>
        <table:table-row table:style-name="ro1">
          <table:table-cell table:style-name="ce17" table:formula="of:=CONCATENATE([.B25];[.C25])" office:value-type="string" office:string-value="ttrx_phr1_1_2_05_002" calcext:value-type="string">
            <text:p>ttrx_phr1_1_2_05_002</text:p>
          </table:table-cell>
          <table:table-cell office:value-type="string" calcext:value-type="string">
            <text:p>ttrx_phr</text:p>
          </table:table-cell>
          <table:table-cell table:style-name="ce17" table:formula="of:=SUBSTITUTE([.E25];&quot;.&quot;;&quot;_&quot;)" office:value-type="string" office:string-value="1_1_2_05_002" calcext:value-type="string">
            <text:p>1_1_2_05_002</text:p>
          </table:table-cell>
          <table:table-cell table:style-name="ce19" table:formula="of:=[.D24]+2" office:value-type="float" office:value="47" calcext:value-type="float">
            <text:p>047</text:p>
          </table:table-cell>
          <table:table-cell table:style-name="ce16" table:formula="of:=[$'Contas Limpas'.B24]" office:value-type="string" office:string-value="1.1.2.05.002" calcext:value-type="string">
            <text:p>1.1.2.05.002</text:p>
          </table:table-cell>
          <table:table-cell table:style-name="ce16" table:formula="of:=VLOOKUP([.E25];[$'Plano Completo'.$B$2:$'Plano Completo'.$C$401];2;0)" office:value-type="string" office:string-value="Produtos Acabados" calcext:value-type="string">
            <text:p>Produtos Acabados</text:p>
          </table:table-cell>
          <table:table-cell table:formula="of:=VLOOKUP([.E25];[$'Plano Completo'.$B$2:$'Plano Completo'.$D$401];3;0)" office:value-type="string" office:string-value="Ativos Circulantes" calcext:value-type="string">
            <text:p>Ativos Circulantes</text:p>
          </table:table-cell>
          <table:table-cell table:style-name="ce20" table:formula="of:=VLOOKUP([.G25];[$'Account Type'.$A$2:$'Account Type'.$F$19];5;0)" office:value-type="string" office:string-value="account.data_account_type_current_assets" calcext:value-type="string">
            <text:p>account.data_account_type_current_assets</text:p>
          </table:table-cell>
          <table:table-cell table:style-name="ce20" table:formula="of:=VLOOKUP([.G25];[$'Account Type'.$A$2:$'Account Type'.$F$19];6;0)" office:value-type="float" office:value="0" calcext:value-type="float">
            <text:p>0</text:p>
          </table:table-cell>
          <table:table-cell table:style-name="ce20" table:formula="of:=VLOOKUP([.E25];[$'Plano Completo'.$B$2:$'Plano Completo'.$F$401];4;0)" office:value-type="float" office:value="0" calcext:value-type="float">
            <text:p/>
          </table:table-cell>
          <table:table-cell table:style-name="ce20" table:formula="of:=LEFT([.E25];8)" office:value-type="string" office:string-value="1.1.2.05" calcext:value-type="string">
            <text:p>1.1.2.05</text:p>
          </table:table-cell>
          <table:table-cell table:style-name="ce21" table:formula="of:=VLOOKUP([.K25];[$Grupos.$B$2:$Grupos.$E$89];2;0)" office:value-type="string" office:string-value="phar_gp_1_1_2_05" calcext:value-type="string">
            <text:p>phar_gp_1_1_2_05</text:p>
          </table:table-cell>
          <table:table-cell table:number-columns-repeated="1011"/>
        </table:table-row>
        <table:table-row table:style-name="ro1">
          <table:table-cell table:style-name="ce17" table:formula="of:=CONCATENATE([.B26];[.C26])" office:value-type="string" office:string-value="ttrx_phr1_1_2_05_003" calcext:value-type="string">
            <text:p>ttrx_phr1_1_2_05_003</text:p>
          </table:table-cell>
          <table:table-cell office:value-type="string" calcext:value-type="string">
            <text:p>ttrx_phr</text:p>
          </table:table-cell>
          <table:table-cell table:style-name="ce17" table:formula="of:=SUBSTITUTE([.E26];&quot;.&quot;;&quot;_&quot;)" office:value-type="string" office:string-value="1_1_2_05_003" calcext:value-type="string">
            <text:p>1_1_2_05_003</text:p>
          </table:table-cell>
          <table:table-cell table:style-name="ce19" table:formula="of:=[.D25]+2" office:value-type="float" office:value="49" calcext:value-type="float">
            <text:p>049</text:p>
          </table:table-cell>
          <table:table-cell table:style-name="ce16" table:formula="of:=[$'Contas Limpas'.B25]" office:value-type="string" office:string-value="1.1.2.05.003" calcext:value-type="string">
            <text:p>1.1.2.05.003</text:p>
          </table:table-cell>
          <table:table-cell table:style-name="ce16" table:formula="of:=VLOOKUP([.E26];[$'Plano Completo'.$B$2:$'Plano Completo'.$C$401];2;0)" office:value-type="string" office:string-value="Produtos Em Elaboração" calcext:value-type="string">
            <text:p>Produtos Em Elaboração</text:p>
          </table:table-cell>
          <table:table-cell table:formula="of:=VLOOKUP([.E26];[$'Plano Completo'.$B$2:$'Plano Completo'.$D$401];3;0)" office:value-type="string" office:string-value="Ativos Circulantes" calcext:value-type="string">
            <text:p>Ativos Circulantes</text:p>
          </table:table-cell>
          <table:table-cell table:style-name="ce20" table:formula="of:=VLOOKUP([.G26];[$'Account Type'.$A$2:$'Account Type'.$F$19];5;0)" office:value-type="string" office:string-value="account.data_account_type_current_assets" calcext:value-type="string">
            <text:p>account.data_account_type_current_assets</text:p>
          </table:table-cell>
          <table:table-cell table:style-name="ce20" table:formula="of:=VLOOKUP([.G26];[$'Account Type'.$A$2:$'Account Type'.$F$19];6;0)" office:value-type="float" office:value="0" calcext:value-type="float">
            <text:p>0</text:p>
          </table:table-cell>
          <table:table-cell table:style-name="ce20" table:formula="of:=VLOOKUP([.E26];[$'Plano Completo'.$B$2:$'Plano Completo'.$F$401];4;0)" office:value-type="float" office:value="0" calcext:value-type="float">
            <text:p/>
          </table:table-cell>
          <table:table-cell table:style-name="ce20" table:formula="of:=LEFT([.E26];8)" office:value-type="string" office:string-value="1.1.2.05" calcext:value-type="string">
            <text:p>1.1.2.05</text:p>
          </table:table-cell>
          <table:table-cell table:style-name="ce21" table:formula="of:=VLOOKUP([.K26];[$Grupos.$B$2:$Grupos.$E$89];2;0)" office:value-type="string" office:string-value="phar_gp_1_1_2_05" calcext:value-type="string">
            <text:p>phar_gp_1_1_2_05</text:p>
          </table:table-cell>
          <table:table-cell table:number-columns-repeated="1011"/>
        </table:table-row>
        <table:table-row table:style-name="ro1">
          <table:table-cell table:style-name="ce17" table:formula="of:=CONCATENATE([.B27];[.C27])" office:value-type="string" office:string-value="ttrx_phr1_1_2_05_004" calcext:value-type="string">
            <text:p>ttrx_phr1_1_2_05_004</text:p>
          </table:table-cell>
          <table:table-cell office:value-type="string" calcext:value-type="string">
            <text:p>ttrx_phr</text:p>
          </table:table-cell>
          <table:table-cell table:style-name="ce17" table:formula="of:=SUBSTITUTE([.E27];&quot;.&quot;;&quot;_&quot;)" office:value-type="string" office:string-value="1_1_2_05_004" calcext:value-type="string">
            <text:p>1_1_2_05_004</text:p>
          </table:table-cell>
          <table:table-cell table:style-name="ce19" table:formula="of:=[.D26]+2" office:value-type="float" office:value="51" calcext:value-type="float">
            <text:p>051</text:p>
          </table:table-cell>
          <table:table-cell table:style-name="ce16" table:formula="of:=[$'Contas Limpas'.B26]" office:value-type="string" office:string-value="1.1.2.05.004" calcext:value-type="string">
            <text:p>1.1.2.05.004</text:p>
          </table:table-cell>
          <table:table-cell table:style-name="ce16" table:formula="of:=VLOOKUP([.E27];[$'Plano Completo'.$B$2:$'Plano Completo'.$C$401];2;0)" office:value-type="string" office:string-value="Matérias Primas" calcext:value-type="string">
            <text:p>Matérias Primas</text:p>
          </table:table-cell>
          <table:table-cell table:formula="of:=VLOOKUP([.E27];[$'Plano Completo'.$B$2:$'Plano Completo'.$D$401];3;0)" office:value-type="string" office:string-value="Ativos Circulantes" calcext:value-type="string">
            <text:p>Ativos Circulantes</text:p>
          </table:table-cell>
          <table:table-cell table:style-name="ce20" table:formula="of:=VLOOKUP([.G27];[$'Account Type'.$A$2:$'Account Type'.$F$19];5;0)" office:value-type="string" office:string-value="account.data_account_type_current_assets" calcext:value-type="string">
            <text:p>account.data_account_type_current_assets</text:p>
          </table:table-cell>
          <table:table-cell table:style-name="ce20" table:formula="of:=VLOOKUP([.G27];[$'Account Type'.$A$2:$'Account Type'.$F$19];6;0)" office:value-type="float" office:value="0" calcext:value-type="float">
            <text:p>0</text:p>
          </table:table-cell>
          <table:table-cell table:style-name="ce20" table:formula="of:=VLOOKUP([.E27];[$'Plano Completo'.$B$2:$'Plano Completo'.$F$401];4;0)" office:value-type="float" office:value="0" calcext:value-type="float">
            <text:p/>
          </table:table-cell>
          <table:table-cell table:style-name="ce20" table:formula="of:=LEFT([.E27];8)" office:value-type="string" office:string-value="1.1.2.05" calcext:value-type="string">
            <text:p>1.1.2.05</text:p>
          </table:table-cell>
          <table:table-cell table:style-name="ce21" table:formula="of:=VLOOKUP([.K27];[$Grupos.$B$2:$Grupos.$E$89];2;0)" office:value-type="string" office:string-value="phar_gp_1_1_2_05" calcext:value-type="string">
            <text:p>phar_gp_1_1_2_05</text:p>
          </table:table-cell>
          <table:table-cell table:number-columns-repeated="1011"/>
        </table:table-row>
        <table:table-row table:style-name="ro1">
          <table:table-cell table:style-name="ce17" table:formula="of:=CONCATENATE([.B28];[.C28])" office:value-type="string" office:string-value="ttrx_phr1_1_2_05_005" calcext:value-type="string">
            <text:p>ttrx_phr1_1_2_05_005</text:p>
          </table:table-cell>
          <table:table-cell office:value-type="string" calcext:value-type="string">
            <text:p>ttrx_phr</text:p>
          </table:table-cell>
          <table:table-cell table:style-name="ce17" table:formula="of:=SUBSTITUTE([.E28];&quot;.&quot;;&quot;_&quot;)" office:value-type="string" office:string-value="1_1_2_05_005" calcext:value-type="string">
            <text:p>1_1_2_05_005</text:p>
          </table:table-cell>
          <table:table-cell table:style-name="ce19" table:formula="of:=[.D27]+2" office:value-type="float" office:value="53" calcext:value-type="float">
            <text:p>053</text:p>
          </table:table-cell>
          <table:table-cell table:style-name="ce16" table:formula="of:=[$'Contas Limpas'.B27]" office:value-type="string" office:string-value="1.1.2.05.005" calcext:value-type="string">
            <text:p>1.1.2.05.005</text:p>
          </table:table-cell>
          <table:table-cell table:style-name="ce16" table:formula="of:=VLOOKUP([.E28];[$'Plano Completo'.$B$2:$'Plano Completo'.$C$401];2;0)" office:value-type="string" office:string-value="Material de Consumo" calcext:value-type="string">
            <text:p>Material de Consumo</text:p>
          </table:table-cell>
          <table:table-cell table:formula="of:=VLOOKUP([.E28];[$'Plano Completo'.$B$2:$'Plano Completo'.$D$401];3;0)" office:value-type="string" office:string-value="Ativos Circulantes" calcext:value-type="string">
            <text:p>Ativos Circulantes</text:p>
          </table:table-cell>
          <table:table-cell table:style-name="ce20" table:formula="of:=VLOOKUP([.G28];[$'Account Type'.$A$2:$'Account Type'.$F$19];5;0)" office:value-type="string" office:string-value="account.data_account_type_current_assets" calcext:value-type="string">
            <text:p>account.data_account_type_current_assets</text:p>
          </table:table-cell>
          <table:table-cell table:style-name="ce20" table:formula="of:=VLOOKUP([.G28];[$'Account Type'.$A$2:$'Account Type'.$F$19];6;0)" office:value-type="float" office:value="0" calcext:value-type="float">
            <text:p>0</text:p>
          </table:table-cell>
          <table:table-cell table:style-name="ce20" table:formula="of:=VLOOKUP([.E28];[$'Plano Completo'.$B$2:$'Plano Completo'.$F$401];4;0)" office:value-type="float" office:value="0" calcext:value-type="float">
            <text:p/>
          </table:table-cell>
          <table:table-cell table:style-name="ce20" table:formula="of:=LEFT([.E28];8)" office:value-type="string" office:string-value="1.1.2.05" calcext:value-type="string">
            <text:p>1.1.2.05</text:p>
          </table:table-cell>
          <table:table-cell table:style-name="ce21" table:formula="of:=VLOOKUP([.K28];[$Grupos.$B$2:$Grupos.$E$89];2;0)" office:value-type="string" office:string-value="phar_gp_1_1_2_05" calcext:value-type="string">
            <text:p>phar_gp_1_1_2_05</text:p>
          </table:table-cell>
          <table:table-cell table:number-columns-repeated="1011"/>
        </table:table-row>
        <table:table-row table:style-name="ro1">
          <table:table-cell table:style-name="ce17" table:formula="of:=CONCATENATE([.B29];[.C29])" office:value-type="string" office:string-value="ttrx_phr1_1_2_05_006" calcext:value-type="string">
            <text:p>ttrx_phr1_1_2_05_006</text:p>
          </table:table-cell>
          <table:table-cell office:value-type="string" calcext:value-type="string">
            <text:p>ttrx_phr</text:p>
          </table:table-cell>
          <table:table-cell table:style-name="ce17" table:formula="of:=SUBSTITUTE([.E29];&quot;.&quot;;&quot;_&quot;)" office:value-type="string" office:string-value="1_1_2_05_006" calcext:value-type="string">
            <text:p>1_1_2_05_006</text:p>
          </table:table-cell>
          <table:table-cell table:style-name="ce19" table:formula="of:=[.D28]+2" office:value-type="float" office:value="55" calcext:value-type="float">
            <text:p>055</text:p>
          </table:table-cell>
          <table:table-cell table:style-name="ce16" table:formula="of:=[$'Contas Limpas'.B28]" office:value-type="string" office:string-value="1.1.2.05.006" calcext:value-type="string">
            <text:p>1.1.2.05.006</text:p>
          </table:table-cell>
          <table:table-cell table:style-name="ce16" table:formula="of:=VLOOKUP([.E29];[$'Plano Completo'.$B$2:$'Plano Completo'.$C$401];2;0)" office:value-type="string" office:string-value="Material de Embalagens" calcext:value-type="string">
            <text:p>Material de Embalagens</text:p>
          </table:table-cell>
          <table:table-cell table:formula="of:=VLOOKUP([.E29];[$'Plano Completo'.$B$2:$'Plano Completo'.$D$401];3;0)" office:value-type="string" office:string-value="Ativos Circulantes" calcext:value-type="string">
            <text:p>Ativos Circulantes</text:p>
          </table:table-cell>
          <table:table-cell table:style-name="ce20" table:formula="of:=VLOOKUP([.G29];[$'Account Type'.$A$2:$'Account Type'.$F$19];5;0)" office:value-type="string" office:string-value="account.data_account_type_current_assets" calcext:value-type="string">
            <text:p>account.data_account_type_current_assets</text:p>
          </table:table-cell>
          <table:table-cell table:style-name="ce20" table:formula="of:=VLOOKUP([.G29];[$'Account Type'.$A$2:$'Account Type'.$F$19];6;0)" office:value-type="float" office:value="0" calcext:value-type="float">
            <text:p>0</text:p>
          </table:table-cell>
          <table:table-cell table:style-name="ce20" table:formula="of:=VLOOKUP([.E29];[$'Plano Completo'.$B$2:$'Plano Completo'.$F$401];4;0)" office:value-type="float" office:value="0" calcext:value-type="float">
            <text:p/>
          </table:table-cell>
          <table:table-cell table:style-name="ce20" table:formula="of:=LEFT([.E29];8)" office:value-type="string" office:string-value="1.1.2.05" calcext:value-type="string">
            <text:p>1.1.2.05</text:p>
          </table:table-cell>
          <table:table-cell table:style-name="ce21" table:formula="of:=VLOOKUP([.K29];[$Grupos.$B$2:$Grupos.$E$89];2;0)" office:value-type="string" office:string-value="phar_gp_1_1_2_05" calcext:value-type="string">
            <text:p>phar_gp_1_1_2_05</text:p>
          </table:table-cell>
          <table:table-cell table:number-columns-repeated="1011"/>
        </table:table-row>
        <table:table-row table:style-name="ro1">
          <table:table-cell table:style-name="ce17" table:formula="of:=CONCATENATE([.B30];[.C30])" office:value-type="string" office:string-value="ttrx_phr1_1_2_05_007" calcext:value-type="string">
            <text:p>ttrx_phr1_1_2_05_007</text:p>
          </table:table-cell>
          <table:table-cell office:value-type="string" calcext:value-type="string">
            <text:p>ttrx_phr</text:p>
          </table:table-cell>
          <table:table-cell table:style-name="ce17" table:formula="of:=SUBSTITUTE([.E30];&quot;.&quot;;&quot;_&quot;)" office:value-type="string" office:string-value="1_1_2_05_007" calcext:value-type="string">
            <text:p>1_1_2_05_007</text:p>
          </table:table-cell>
          <table:table-cell table:style-name="ce19" table:formula="of:=[.D29]+2" office:value-type="float" office:value="57" calcext:value-type="float">
            <text:p>057</text:p>
          </table:table-cell>
          <table:table-cell table:style-name="ce16" table:formula="of:=[$'Contas Limpas'.B29]" office:value-type="string" office:string-value="1.1.2.05.007" calcext:value-type="string">
            <text:p>1.1.2.05.007</text:p>
          </table:table-cell>
          <table:table-cell table:style-name="ce16" table:formula="of:=VLOOKUP([.E30];[$'Plano Completo'.$B$2:$'Plano Completo'.$C$401];2;0)" office:value-type="string" office:string-value="Mercadoria em Consignação" calcext:value-type="string">
            <text:p>Mercadoria em Consignação</text:p>
          </table:table-cell>
          <table:table-cell table:formula="of:=VLOOKUP([.E30];[$'Plano Completo'.$B$2:$'Plano Completo'.$D$401];3;0)" office:value-type="string" office:string-value="Ativos Circulantes" calcext:value-type="string">
            <text:p>Ativos Circulantes</text:p>
          </table:table-cell>
          <table:table-cell table:style-name="ce20" table:formula="of:=VLOOKUP([.G30];[$'Account Type'.$A$2:$'Account Type'.$F$19];5;0)" office:value-type="string" office:string-value="account.data_account_type_current_assets" calcext:value-type="string">
            <text:p>account.data_account_type_current_assets</text:p>
          </table:table-cell>
          <table:table-cell table:style-name="ce20" table:formula="of:=VLOOKUP([.G30];[$'Account Type'.$A$2:$'Account Type'.$F$19];6;0)" office:value-type="float" office:value="0" calcext:value-type="float">
            <text:p>0</text:p>
          </table:table-cell>
          <table:table-cell table:style-name="ce20" table:formula="of:=VLOOKUP([.E30];[$'Plano Completo'.$B$2:$'Plano Completo'.$F$401];4;0)" office:value-type="float" office:value="0" calcext:value-type="float">
            <text:p/>
          </table:table-cell>
          <table:table-cell table:style-name="ce20" table:formula="of:=LEFT([.E30];8)" office:value-type="string" office:string-value="1.1.2.05" calcext:value-type="string">
            <text:p>1.1.2.05</text:p>
          </table:table-cell>
          <table:table-cell table:style-name="ce21" table:formula="of:=VLOOKUP([.K30];[$Grupos.$B$2:$Grupos.$E$89];2;0)" office:value-type="string" office:string-value="phar_gp_1_1_2_05" calcext:value-type="string">
            <text:p>phar_gp_1_1_2_05</text:p>
          </table:table-cell>
          <table:table-cell table:number-columns-repeated="1011"/>
        </table:table-row>
        <table:table-row table:style-name="ro1">
          <table:table-cell table:style-name="ce17" table:formula="of:=CONCATENATE([.B31];[.C31])" office:value-type="string" office:string-value="ttrx_phr1_1_2_05_008" calcext:value-type="string">
            <text:p>ttrx_phr1_1_2_05_008</text:p>
          </table:table-cell>
          <table:table-cell office:value-type="string" calcext:value-type="string">
            <text:p>ttrx_phr</text:p>
          </table:table-cell>
          <table:table-cell table:style-name="ce17" table:formula="of:=SUBSTITUTE([.E31];&quot;.&quot;;&quot;_&quot;)" office:value-type="string" office:string-value="1_1_2_05_008" calcext:value-type="string">
            <text:p>1_1_2_05_008</text:p>
          </table:table-cell>
          <table:table-cell table:style-name="ce19" table:formula="of:=[.D30]+2" office:value-type="float" office:value="59" calcext:value-type="float">
            <text:p>059</text:p>
          </table:table-cell>
          <table:table-cell table:style-name="ce16" table:formula="of:=[$'Contas Limpas'.B30]" office:value-type="string" office:string-value="1.1.2.05.008" calcext:value-type="string">
            <text:p>1.1.2.05.008</text:p>
          </table:table-cell>
          <table:table-cell table:style-name="ce16" table:formula="of:=VLOOKUP([.E31];[$'Plano Completo'.$B$2:$'Plano Completo'.$C$401];2;0)" office:value-type="string" office:string-value="Estoques de Terceiros" calcext:value-type="string">
            <text:p>Estoques de Terceiros</text:p>
          </table:table-cell>
          <table:table-cell table:formula="of:=VLOOKUP([.E31];[$'Plano Completo'.$B$2:$'Plano Completo'.$D$401];3;0)" office:value-type="string" office:string-value="Ativos Circulantes" calcext:value-type="string">
            <text:p>Ativos Circulantes</text:p>
          </table:table-cell>
          <table:table-cell table:style-name="ce20" table:formula="of:=VLOOKUP([.G31];[$'Account Type'.$A$2:$'Account Type'.$F$19];5;0)" office:value-type="string" office:string-value="account.data_account_type_current_assets" calcext:value-type="string">
            <text:p>account.data_account_type_current_assets</text:p>
          </table:table-cell>
          <table:table-cell table:style-name="ce20" table:formula="of:=VLOOKUP([.G31];[$'Account Type'.$A$2:$'Account Type'.$F$19];6;0)" office:value-type="float" office:value="0" calcext:value-type="float">
            <text:p>0</text:p>
          </table:table-cell>
          <table:table-cell table:style-name="ce20" table:formula="of:=VLOOKUP([.E31];[$'Plano Completo'.$B$2:$'Plano Completo'.$F$401];4;0)" office:value-type="float" office:value="0" calcext:value-type="float">
            <text:p/>
          </table:table-cell>
          <table:table-cell table:style-name="ce20" table:formula="of:=LEFT([.E31];8)" office:value-type="string" office:string-value="1.1.2.05" calcext:value-type="string">
            <text:p>1.1.2.05</text:p>
          </table:table-cell>
          <table:table-cell table:style-name="ce21" table:formula="of:=VLOOKUP([.K31];[$Grupos.$B$2:$Grupos.$E$89];2;0)" office:value-type="string" office:string-value="phar_gp_1_1_2_05" calcext:value-type="string">
            <text:p>phar_gp_1_1_2_05</text:p>
          </table:table-cell>
          <table:table-cell table:number-columns-repeated="1011"/>
        </table:table-row>
        <table:table-row table:style-name="ro1">
          <table:table-cell table:style-name="ce17" table:formula="of:=CONCATENATE([.B32];[.C32])" office:value-type="string" office:string-value="ttrx_phr1_1_2_05_999" calcext:value-type="string">
            <text:p>ttrx_phr1_1_2_05_999</text:p>
          </table:table-cell>
          <table:table-cell office:value-type="string" calcext:value-type="string">
            <text:p>ttrx_phr</text:p>
          </table:table-cell>
          <table:table-cell table:style-name="ce17" table:formula="of:=SUBSTITUTE([.E32];&quot;.&quot;;&quot;_&quot;)" office:value-type="string" office:string-value="1_1_2_05_999" calcext:value-type="string">
            <text:p>1_1_2_05_999</text:p>
          </table:table-cell>
          <table:table-cell table:style-name="ce19" table:formula="of:=[.D31]+2" office:value-type="float" office:value="61" calcext:value-type="float">
            <text:p>061</text:p>
          </table:table-cell>
          <table:table-cell table:style-name="ce16" table:formula="of:=[$'Contas Limpas'.B31]" office:value-type="string" office:string-value="1.1.2.05.999" calcext:value-type="string">
            <text:p>1.1.2.05.999</text:p>
          </table:table-cell>
          <table:table-cell table:style-name="ce16" table:formula="of:=VLOOKUP([.E32];[$'Plano Completo'.$B$2:$'Plano Completo'.$C$401];2;0)" office:value-type="string" office:string-value="Estoque em Trânsito" calcext:value-type="string">
            <text:p>Estoque em Trânsito</text:p>
          </table:table-cell>
          <table:table-cell table:formula="of:=VLOOKUP([.E32];[$'Plano Completo'.$B$2:$'Plano Completo'.$D$401];3;0)" office:value-type="string" office:string-value="Ativos Circulantes" calcext:value-type="string">
            <text:p>Ativos Circulantes</text:p>
          </table:table-cell>
          <table:table-cell table:style-name="ce20" table:formula="of:=VLOOKUP([.G32];[$'Account Type'.$A$2:$'Account Type'.$F$19];5;0)" office:value-type="string" office:string-value="account.data_account_type_current_assets" calcext:value-type="string">
            <text:p>account.data_account_type_current_assets</text:p>
          </table:table-cell>
          <table:table-cell table:style-name="ce20" table:formula="of:=VLOOKUP([.G32];[$'Account Type'.$A$2:$'Account Type'.$F$19];6;0)" office:value-type="float" office:value="0" calcext:value-type="float">
            <text:p>0</text:p>
          </table:table-cell>
          <table:table-cell table:style-name="ce20" table:formula="of:=VLOOKUP([.E32];[$'Plano Completo'.$B$2:$'Plano Completo'.$F$401];4;0)" office:value-type="float" office:value="0" calcext:value-type="float">
            <text:p/>
          </table:table-cell>
          <table:table-cell table:style-name="ce20" table:formula="of:=LEFT([.E32];8)" office:value-type="string" office:string-value="1.1.2.05" calcext:value-type="string">
            <text:p>1.1.2.05</text:p>
          </table:table-cell>
          <table:table-cell table:style-name="ce21" table:formula="of:=VLOOKUP([.K32];[$Grupos.$B$2:$Grupos.$E$89];2;0)" office:value-type="string" office:string-value="phar_gp_1_1_2_05" calcext:value-type="string">
            <text:p>phar_gp_1_1_2_05</text:p>
          </table:table-cell>
          <table:table-cell table:number-columns-repeated="1011"/>
        </table:table-row>
        <table:table-row table:style-name="ro1">
          <table:table-cell table:style-name="ce17" table:formula="of:=CONCATENATE([.B33];[.C33])" office:value-type="string" office:string-value="ttrx_phr1_1_3_01_001" calcext:value-type="string">
            <text:p>ttrx_phr1_1_3_01_001</text:p>
          </table:table-cell>
          <table:table-cell office:value-type="string" calcext:value-type="string">
            <text:p>ttrx_phr</text:p>
          </table:table-cell>
          <table:table-cell table:style-name="ce17" table:formula="of:=SUBSTITUTE([.E33];&quot;.&quot;;&quot;_&quot;)" office:value-type="string" office:string-value="1_1_3_01_001" calcext:value-type="string">
            <text:p>1_1_3_01_001</text:p>
          </table:table-cell>
          <table:table-cell table:style-name="ce19" table:formula="of:=[.D32]+2" office:value-type="float" office:value="63" calcext:value-type="float">
            <text:p>063</text:p>
          </table:table-cell>
          <table:table-cell table:style-name="ce16" table:formula="of:=[$'Contas Limpas'.B32]" office:value-type="string" office:string-value="1.1.3.01.001" calcext:value-type="string">
            <text:p>1.1.3.01.001</text:p>
          </table:table-cell>
          <table:table-cell table:style-name="ce16" table:formula="of:=VLOOKUP([.E33];[$'Plano Completo'.$B$2:$'Plano Completo'.$C$401];2;0)" office:value-type="string" office:string-value="ICMS a Recuperar" calcext:value-type="string">
            <text:p>ICMS a Recuperar</text:p>
          </table:table-cell>
          <table:table-cell table:formula="of:=VLOOKUP([.E33];[$'Plano Completo'.$B$2:$'Plano Completo'.$D$401];3;0)" office:value-type="string" office:string-value="Ativos Circulantes" calcext:value-type="string">
            <text:p>Ativos Circulantes</text:p>
          </table:table-cell>
          <table:table-cell table:style-name="ce20" table:formula="of:=VLOOKUP([.G33];[$'Account Type'.$A$2:$'Account Type'.$F$19];5;0)" office:value-type="string" office:string-value="account.data_account_type_current_assets" calcext:value-type="string">
            <text:p>account.data_account_type_current_assets</text:p>
          </table:table-cell>
          <table:table-cell table:style-name="ce20" table:formula="of:=VLOOKUP([.G33];[$'Account Type'.$A$2:$'Account Type'.$F$19];6;0)" office:value-type="float" office:value="0" calcext:value-type="float">
            <text:p>0</text:p>
          </table:table-cell>
          <table:table-cell table:style-name="ce20" table:formula="of:=VLOOKUP([.E33];[$'Plano Completo'.$B$2:$'Plano Completo'.$F$401];4;0)" office:value-type="float" office:value="0" calcext:value-type="float">
            <text:p/>
          </table:table-cell>
          <table:table-cell table:style-name="ce20" table:formula="of:=LEFT([.E33];8)" office:value-type="string" office:string-value="1.1.3.01" calcext:value-type="string">
            <text:p>1.1.3.01</text:p>
          </table:table-cell>
          <table:table-cell table:style-name="ce21" table:formula="of:=VLOOKUP([.K33];[$Grupos.$B$2:$Grupos.$E$89];2;0)" office:value-type="string" office:string-value="phar_gp_1_1_3_01" calcext:value-type="string">
            <text:p>phar_gp_1_1_3_01</text:p>
          </table:table-cell>
          <table:table-cell table:number-columns-repeated="1011"/>
        </table:table-row>
        <table:table-row table:style-name="ro1">
          <table:table-cell table:style-name="ce17" table:formula="of:=CONCATENATE([.B34];[.C34])" office:value-type="string" office:string-value="ttrx_phr1_1_3_01_002" calcext:value-type="string">
            <text:p>ttrx_phr1_1_3_01_002</text:p>
          </table:table-cell>
          <table:table-cell office:value-type="string" calcext:value-type="string">
            <text:p>ttrx_phr</text:p>
          </table:table-cell>
          <table:table-cell table:style-name="ce17" table:formula="of:=SUBSTITUTE([.E34];&quot;.&quot;;&quot;_&quot;)" office:value-type="string" office:string-value="1_1_3_01_002" calcext:value-type="string">
            <text:p>1_1_3_01_002</text:p>
          </table:table-cell>
          <table:table-cell table:style-name="ce19" table:formula="of:=[.D33]+2" office:value-type="float" office:value="65" calcext:value-type="float">
            <text:p>065</text:p>
          </table:table-cell>
          <table:table-cell table:style-name="ce16" table:formula="of:=[$'Contas Limpas'.B33]" office:value-type="string" office:string-value="1.1.3.01.002" calcext:value-type="string">
            <text:p>1.1.3.01.002</text:p>
          </table:table-cell>
          <table:table-cell table:style-name="ce16" table:formula="of:=VLOOKUP([.E34];[$'Plano Completo'.$B$2:$'Plano Completo'.$C$401];2;0)" office:value-type="string" office:string-value="IPI a Recuperar" calcext:value-type="string">
            <text:p>IPI a Recuperar</text:p>
          </table:table-cell>
          <table:table-cell table:formula="of:=VLOOKUP([.E34];[$'Plano Completo'.$B$2:$'Plano Completo'.$D$401];3;0)" office:value-type="string" office:string-value="Ativos Circulantes" calcext:value-type="string">
            <text:p>Ativos Circulantes</text:p>
          </table:table-cell>
          <table:table-cell table:style-name="ce20" table:formula="of:=VLOOKUP([.G34];[$'Account Type'.$A$2:$'Account Type'.$F$19];5;0)" office:value-type="string" office:string-value="account.data_account_type_current_assets" calcext:value-type="string">
            <text:p>account.data_account_type_current_assets</text:p>
          </table:table-cell>
          <table:table-cell table:style-name="ce20" table:formula="of:=VLOOKUP([.G34];[$'Account Type'.$A$2:$'Account Type'.$F$19];6;0)" office:value-type="float" office:value="0" calcext:value-type="float">
            <text:p>0</text:p>
          </table:table-cell>
          <table:table-cell table:style-name="ce20" table:formula="of:=VLOOKUP([.E34];[$'Plano Completo'.$B$2:$'Plano Completo'.$F$401];4;0)" office:value-type="float" office:value="0" calcext:value-type="float">
            <text:p/>
          </table:table-cell>
          <table:table-cell table:style-name="ce20" table:formula="of:=LEFT([.E34];8)" office:value-type="string" office:string-value="1.1.3.01" calcext:value-type="string">
            <text:p>1.1.3.01</text:p>
          </table:table-cell>
          <table:table-cell table:style-name="ce21" table:formula="of:=VLOOKUP([.K34];[$Grupos.$B$2:$Grupos.$E$89];2;0)" office:value-type="string" office:string-value="phar_gp_1_1_3_01" calcext:value-type="string">
            <text:p>phar_gp_1_1_3_01</text:p>
          </table:table-cell>
          <table:table-cell table:number-columns-repeated="1011"/>
        </table:table-row>
        <table:table-row table:style-name="ro1">
          <table:table-cell table:style-name="ce17" table:formula="of:=CONCATENATE([.B35];[.C35])" office:value-type="string" office:string-value="ttrx_phr1_1_3_01_003" calcext:value-type="string">
            <text:p>ttrx_phr1_1_3_01_003</text:p>
          </table:table-cell>
          <table:table-cell office:value-type="string" calcext:value-type="string">
            <text:p>ttrx_phr</text:p>
          </table:table-cell>
          <table:table-cell table:style-name="ce17" table:formula="of:=SUBSTITUTE([.E35];&quot;.&quot;;&quot;_&quot;)" office:value-type="string" office:string-value="1_1_3_01_003" calcext:value-type="string">
            <text:p>1_1_3_01_003</text:p>
          </table:table-cell>
          <table:table-cell table:style-name="ce19" table:formula="of:=[.D34]+2" office:value-type="float" office:value="67" calcext:value-type="float">
            <text:p>067</text:p>
          </table:table-cell>
          <table:table-cell table:style-name="ce16" table:formula="of:=[$'Contas Limpas'.B34]" office:value-type="string" office:string-value="1.1.3.01.003" calcext:value-type="string">
            <text:p>1.1.3.01.003</text:p>
          </table:table-cell>
          <table:table-cell table:style-name="ce16" table:formula="of:=VLOOKUP([.E35];[$'Plano Completo'.$B$2:$'Plano Completo'.$C$401];2;0)" office:value-type="string" office:string-value="COFINS a Recuperar" calcext:value-type="string">
            <text:p>COFINS a Recuperar</text:p>
          </table:table-cell>
          <table:table-cell table:formula="of:=VLOOKUP([.E35];[$'Plano Completo'.$B$2:$'Plano Completo'.$D$401];3;0)" office:value-type="string" office:string-value="Ativos Circulantes" calcext:value-type="string">
            <text:p>Ativos Circulantes</text:p>
          </table:table-cell>
          <table:table-cell table:style-name="ce20" table:formula="of:=VLOOKUP([.G35];[$'Account Type'.$A$2:$'Account Type'.$F$19];5;0)" office:value-type="string" office:string-value="account.data_account_type_current_assets" calcext:value-type="string">
            <text:p>account.data_account_type_current_assets</text:p>
          </table:table-cell>
          <table:table-cell table:style-name="ce20" table:formula="of:=VLOOKUP([.G35];[$'Account Type'.$A$2:$'Account Type'.$F$19];6;0)" office:value-type="float" office:value="0" calcext:value-type="float">
            <text:p>0</text:p>
          </table:table-cell>
          <table:table-cell table:style-name="ce20" table:formula="of:=VLOOKUP([.E35];[$'Plano Completo'.$B$2:$'Plano Completo'.$F$401];4;0)" office:value-type="float" office:value="0" calcext:value-type="float">
            <text:p/>
          </table:table-cell>
          <table:table-cell table:style-name="ce20" table:formula="of:=LEFT([.E35];8)" office:value-type="string" office:string-value="1.1.3.01" calcext:value-type="string">
            <text:p>1.1.3.01</text:p>
          </table:table-cell>
          <table:table-cell table:style-name="ce21" table:formula="of:=VLOOKUP([.K35];[$Grupos.$B$2:$Grupos.$E$89];2;0)" office:value-type="string" office:string-value="phar_gp_1_1_3_01" calcext:value-type="string">
            <text:p>phar_gp_1_1_3_01</text:p>
          </table:table-cell>
          <table:table-cell table:number-columns-repeated="1011"/>
        </table:table-row>
        <table:table-row table:style-name="ro1">
          <table:table-cell table:style-name="ce17" table:formula="of:=CONCATENATE([.B36];[.C36])" office:value-type="string" office:string-value="ttrx_phr1_1_3_01_004" calcext:value-type="string">
            <text:p>ttrx_phr1_1_3_01_004</text:p>
          </table:table-cell>
          <table:table-cell office:value-type="string" calcext:value-type="string">
            <text:p>ttrx_phr</text:p>
          </table:table-cell>
          <table:table-cell table:style-name="ce17" table:formula="of:=SUBSTITUTE([.E36];&quot;.&quot;;&quot;_&quot;)" office:value-type="string" office:string-value="1_1_3_01_004" calcext:value-type="string">
            <text:p>1_1_3_01_004</text:p>
          </table:table-cell>
          <table:table-cell table:style-name="ce19" table:formula="of:=[.D35]+2" office:value-type="float" office:value="69" calcext:value-type="float">
            <text:p>069</text:p>
          </table:table-cell>
          <table:table-cell table:style-name="ce16" table:formula="of:=[$'Contas Limpas'.B35]" office:value-type="string" office:string-value="1.1.3.01.004" calcext:value-type="string">
            <text:p>1.1.3.01.004</text:p>
          </table:table-cell>
          <table:table-cell table:style-name="ce16" table:formula="of:=VLOOKUP([.E36];[$'Plano Completo'.$B$2:$'Plano Completo'.$C$401];2;0)" office:value-type="string" office:string-value="PIS a Recuperar" calcext:value-type="string">
            <text:p>PIS a Recuperar</text:p>
          </table:table-cell>
          <table:table-cell table:formula="of:=VLOOKUP([.E36];[$'Plano Completo'.$B$2:$'Plano Completo'.$D$401];3;0)" office:value-type="string" office:string-value="Ativos Circulantes" calcext:value-type="string">
            <text:p>Ativos Circulantes</text:p>
          </table:table-cell>
          <table:table-cell table:style-name="ce20" table:formula="of:=VLOOKUP([.G36];[$'Account Type'.$A$2:$'Account Type'.$F$19];5;0)" office:value-type="string" office:string-value="account.data_account_type_current_assets" calcext:value-type="string">
            <text:p>account.data_account_type_current_assets</text:p>
          </table:table-cell>
          <table:table-cell table:style-name="ce20" table:formula="of:=VLOOKUP([.G36];[$'Account Type'.$A$2:$'Account Type'.$F$19];6;0)" office:value-type="float" office:value="0" calcext:value-type="float">
            <text:p>0</text:p>
          </table:table-cell>
          <table:table-cell table:style-name="ce20" table:formula="of:=VLOOKUP([.E36];[$'Plano Completo'.$B$2:$'Plano Completo'.$F$401];4;0)" office:value-type="float" office:value="0" calcext:value-type="float">
            <text:p/>
          </table:table-cell>
          <table:table-cell table:style-name="ce20" table:formula="of:=LEFT([.E36];8)" office:value-type="string" office:string-value="1.1.3.01" calcext:value-type="string">
            <text:p>1.1.3.01</text:p>
          </table:table-cell>
          <table:table-cell table:style-name="ce21" table:formula="of:=VLOOKUP([.K36];[$Grupos.$B$2:$Grupos.$E$89];2;0)" office:value-type="string" office:string-value="phar_gp_1_1_3_01" calcext:value-type="string">
            <text:p>phar_gp_1_1_3_01</text:p>
          </table:table-cell>
          <table:table-cell table:number-columns-repeated="1011"/>
        </table:table-row>
        <table:table-row table:style-name="ro1">
          <table:table-cell table:style-name="ce17" table:formula="of:=CONCATENATE([.B37];[.C37])" office:value-type="string" office:string-value="ttrx_phr1_1_3_01_005" calcext:value-type="string">
            <text:p>ttrx_phr1_1_3_01_005</text:p>
          </table:table-cell>
          <table:table-cell office:value-type="string" calcext:value-type="string">
            <text:p>ttrx_phr</text:p>
          </table:table-cell>
          <table:table-cell table:style-name="ce17" table:formula="of:=SUBSTITUTE([.E37];&quot;.&quot;;&quot;_&quot;)" office:value-type="string" office:string-value="1_1_3_01_005" calcext:value-type="string">
            <text:p>1_1_3_01_005</text:p>
          </table:table-cell>
          <table:table-cell table:style-name="ce19" table:formula="of:=[.D36]+2" office:value-type="float" office:value="71" calcext:value-type="float">
            <text:p>071</text:p>
          </table:table-cell>
          <table:table-cell table:style-name="ce16" table:formula="of:=[$'Contas Limpas'.B36]" office:value-type="string" office:string-value="1.1.3.01.005" calcext:value-type="string">
            <text:p>1.1.3.01.005</text:p>
          </table:table-cell>
          <table:table-cell table:style-name="ce16" table:formula="of:=VLOOKUP([.E37];[$'Plano Completo'.$B$2:$'Plano Completo'.$C$401];2;0)" office:value-type="string" office:string-value="ISS a Recuperar" calcext:value-type="string">
            <text:p>ISS a Recuperar</text:p>
          </table:table-cell>
          <table:table-cell table:formula="of:=VLOOKUP([.E37];[$'Plano Completo'.$B$2:$'Plano Completo'.$D$401];3;0)" office:value-type="string" office:string-value="Ativos Circulantes" calcext:value-type="string">
            <text:p>Ativos Circulantes</text:p>
          </table:table-cell>
          <table:table-cell table:style-name="ce20" table:formula="of:=VLOOKUP([.G37];[$'Account Type'.$A$2:$'Account Type'.$F$19];5;0)" office:value-type="string" office:string-value="account.data_account_type_current_assets" calcext:value-type="string">
            <text:p>account.data_account_type_current_assets</text:p>
          </table:table-cell>
          <table:table-cell table:style-name="ce20" table:formula="of:=VLOOKUP([.G37];[$'Account Type'.$A$2:$'Account Type'.$F$19];6;0)" office:value-type="float" office:value="0" calcext:value-type="float">
            <text:p>0</text:p>
          </table:table-cell>
          <table:table-cell table:style-name="ce20" table:formula="of:=VLOOKUP([.E37];[$'Plano Completo'.$B$2:$'Plano Completo'.$F$401];4;0)" office:value-type="float" office:value="0" calcext:value-type="float">
            <text:p/>
          </table:table-cell>
          <table:table-cell table:style-name="ce20" table:formula="of:=LEFT([.E37];8)" office:value-type="string" office:string-value="1.1.3.01" calcext:value-type="string">
            <text:p>1.1.3.01</text:p>
          </table:table-cell>
          <table:table-cell table:style-name="ce21" table:formula="of:=VLOOKUP([.K37];[$Grupos.$B$2:$Grupos.$E$89];2;0)" office:value-type="string" office:string-value="phar_gp_1_1_3_01" calcext:value-type="string">
            <text:p>phar_gp_1_1_3_01</text:p>
          </table:table-cell>
          <table:table-cell table:number-columns-repeated="1011"/>
        </table:table-row>
        <table:table-row table:style-name="ro1">
          <table:table-cell table:style-name="ce17" table:formula="of:=CONCATENATE([.B38];[.C38])" office:value-type="string" office:string-value="ttrx_phr1_1_3_01_006" calcext:value-type="string">
            <text:p>ttrx_phr1_1_3_01_006</text:p>
          </table:table-cell>
          <table:table-cell office:value-type="string" calcext:value-type="string">
            <text:p>ttrx_phr</text:p>
          </table:table-cell>
          <table:table-cell table:style-name="ce17" table:formula="of:=SUBSTITUTE([.E38];&quot;.&quot;;&quot;_&quot;)" office:value-type="string" office:string-value="1_1_3_01_006" calcext:value-type="string">
            <text:p>1_1_3_01_006</text:p>
          </table:table-cell>
          <table:table-cell table:style-name="ce19" table:formula="of:=[.D37]+2" office:value-type="float" office:value="73" calcext:value-type="float">
            <text:p>073</text:p>
          </table:table-cell>
          <table:table-cell table:style-name="ce16" table:formula="of:=[$'Contas Limpas'.B37]" office:value-type="string" office:string-value="1.1.3.01.006" calcext:value-type="string">
            <text:p>1.1.3.01.006</text:p>
          </table:table-cell>
          <table:table-cell table:style-name="ce16" table:formula="of:=VLOOKUP([.E38];[$'Plano Completo'.$B$2:$'Plano Completo'.$C$401];2;0)" office:value-type="string" office:string-value="CSL a Recuperar" calcext:value-type="string">
            <text:p>CSL a Recuperar</text:p>
          </table:table-cell>
          <table:table-cell table:formula="of:=VLOOKUP([.E38];[$'Plano Completo'.$B$2:$'Plano Completo'.$D$401];3;0)" office:value-type="string" office:string-value="Ativos Circulantes" calcext:value-type="string">
            <text:p>Ativos Circulantes</text:p>
          </table:table-cell>
          <table:table-cell table:style-name="ce20" table:formula="of:=VLOOKUP([.G38];[$'Account Type'.$A$2:$'Account Type'.$F$19];5;0)" office:value-type="string" office:string-value="account.data_account_type_current_assets" calcext:value-type="string">
            <text:p>account.data_account_type_current_assets</text:p>
          </table:table-cell>
          <table:table-cell table:style-name="ce20" table:formula="of:=VLOOKUP([.G38];[$'Account Type'.$A$2:$'Account Type'.$F$19];6;0)" office:value-type="float" office:value="0" calcext:value-type="float">
            <text:p>0</text:p>
          </table:table-cell>
          <table:table-cell table:style-name="ce20" table:formula="of:=VLOOKUP([.E38];[$'Plano Completo'.$B$2:$'Plano Completo'.$F$401];4;0)" office:value-type="float" office:value="0" calcext:value-type="float">
            <text:p/>
          </table:table-cell>
          <table:table-cell table:style-name="ce20" table:formula="of:=LEFT([.E38];8)" office:value-type="string" office:string-value="1.1.3.01" calcext:value-type="string">
            <text:p>1.1.3.01</text:p>
          </table:table-cell>
          <table:table-cell table:style-name="ce21" table:formula="of:=VLOOKUP([.K38];[$Grupos.$B$2:$Grupos.$E$89];2;0)" office:value-type="string" office:string-value="phar_gp_1_1_3_01" calcext:value-type="string">
            <text:p>phar_gp_1_1_3_01</text:p>
          </table:table-cell>
          <table:table-cell table:number-columns-repeated="1011"/>
        </table:table-row>
        <table:table-row table:style-name="ro1">
          <table:table-cell table:style-name="ce17" table:formula="of:=CONCATENATE([.B39];[.C39])" office:value-type="string" office:string-value="ttrx_phr1_1_3_01_007" calcext:value-type="string">
            <text:p>ttrx_phr1_1_3_01_007</text:p>
          </table:table-cell>
          <table:table-cell office:value-type="string" calcext:value-type="string">
            <text:p>ttrx_phr</text:p>
          </table:table-cell>
          <table:table-cell table:style-name="ce17" table:formula="of:=SUBSTITUTE([.E39];&quot;.&quot;;&quot;_&quot;)" office:value-type="string" office:string-value="1_1_3_01_007" calcext:value-type="string">
            <text:p>1_1_3_01_007</text:p>
          </table:table-cell>
          <table:table-cell table:style-name="ce19" table:formula="of:=[.D38]+2" office:value-type="float" office:value="75" calcext:value-type="float">
            <text:p>075</text:p>
          </table:table-cell>
          <table:table-cell table:style-name="ce16" table:formula="of:=[$'Contas Limpas'.B38]" office:value-type="string" office:string-value="1.1.3.01.007" calcext:value-type="string">
            <text:p>1.1.3.01.007</text:p>
          </table:table-cell>
          <table:table-cell table:style-name="ce16" table:formula="of:=VLOOKUP([.E39];[$'Plano Completo'.$B$2:$'Plano Completo'.$C$401];2;0)" office:value-type="string" office:string-value="INSS a Recuperar" calcext:value-type="string">
            <text:p>INSS a Recuperar</text:p>
          </table:table-cell>
          <table:table-cell table:formula="of:=VLOOKUP([.E39];[$'Plano Completo'.$B$2:$'Plano Completo'.$D$401];3;0)" office:value-type="string" office:string-value="Ativos Circulantes" calcext:value-type="string">
            <text:p>Ativos Circulantes</text:p>
          </table:table-cell>
          <table:table-cell table:style-name="ce20" table:formula="of:=VLOOKUP([.G39];[$'Account Type'.$A$2:$'Account Type'.$F$19];5;0)" office:value-type="string" office:string-value="account.data_account_type_current_assets" calcext:value-type="string">
            <text:p>account.data_account_type_current_assets</text:p>
          </table:table-cell>
          <table:table-cell table:style-name="ce20" table:formula="of:=VLOOKUP([.G39];[$'Account Type'.$A$2:$'Account Type'.$F$19];6;0)" office:value-type="float" office:value="0" calcext:value-type="float">
            <text:p>0</text:p>
          </table:table-cell>
          <table:table-cell table:style-name="ce20" table:formula="of:=VLOOKUP([.E39];[$'Plano Completo'.$B$2:$'Plano Completo'.$F$401];4;0)" office:value-type="float" office:value="0" calcext:value-type="float">
            <text:p/>
          </table:table-cell>
          <table:table-cell table:style-name="ce20" table:formula="of:=LEFT([.E39];8)" office:value-type="string" office:string-value="1.1.3.01" calcext:value-type="string">
            <text:p>1.1.3.01</text:p>
          </table:table-cell>
          <table:table-cell table:style-name="ce21" table:formula="of:=VLOOKUP([.K39];[$Grupos.$B$2:$Grupos.$E$89];2;0)" office:value-type="string" office:string-value="phar_gp_1_1_3_01" calcext:value-type="string">
            <text:p>phar_gp_1_1_3_01</text:p>
          </table:table-cell>
          <table:table-cell table:number-columns-repeated="1011"/>
        </table:table-row>
        <table:table-row table:style-name="ro1">
          <table:table-cell table:style-name="ce17" table:formula="of:=CONCATENATE([.B40];[.C40])" office:value-type="string" office:string-value="ttrx_phr1_1_3_01_008" calcext:value-type="string">
            <text:p>ttrx_phr1_1_3_01_008</text:p>
          </table:table-cell>
          <table:table-cell office:value-type="string" calcext:value-type="string">
            <text:p>ttrx_phr</text:p>
          </table:table-cell>
          <table:table-cell table:style-name="ce17" table:formula="of:=SUBSTITUTE([.E40];&quot;.&quot;;&quot;_&quot;)" office:value-type="string" office:string-value="1_1_3_01_008" calcext:value-type="string">
            <text:p>1_1_3_01_008</text:p>
          </table:table-cell>
          <table:table-cell table:style-name="ce19" table:formula="of:=[.D39]+2" office:value-type="float" office:value="77" calcext:value-type="float">
            <text:p>077</text:p>
          </table:table-cell>
          <table:table-cell table:style-name="ce16" table:formula="of:=[$'Contas Limpas'.B39]" office:value-type="string" office:string-value="1.1.3.01.008" calcext:value-type="string">
            <text:p>1.1.3.01.008</text:p>
          </table:table-cell>
          <table:table-cell table:style-name="ce16" table:formula="of:=VLOOKUP([.E40];[$'Plano Completo'.$B$2:$'Plano Completo'.$C$401];2;0)" office:value-type="string" office:string-value="IRRF a Recuperar" calcext:value-type="string">
            <text:p>IRRF a Recuperar</text:p>
          </table:table-cell>
          <table:table-cell table:formula="of:=VLOOKUP([.E40];[$'Plano Completo'.$B$2:$'Plano Completo'.$D$401];3;0)" office:value-type="string" office:string-value="Ativos Circulantes" calcext:value-type="string">
            <text:p>Ativos Circulantes</text:p>
          </table:table-cell>
          <table:table-cell table:style-name="ce20" table:formula="of:=VLOOKUP([.G40];[$'Account Type'.$A$2:$'Account Type'.$F$19];5;0)" office:value-type="string" office:string-value="account.data_account_type_current_assets" calcext:value-type="string">
            <text:p>account.data_account_type_current_assets</text:p>
          </table:table-cell>
          <table:table-cell table:style-name="ce20" table:formula="of:=VLOOKUP([.G40];[$'Account Type'.$A$2:$'Account Type'.$F$19];6;0)" office:value-type="float" office:value="0" calcext:value-type="float">
            <text:p>0</text:p>
          </table:table-cell>
          <table:table-cell table:style-name="ce20" table:formula="of:=VLOOKUP([.E40];[$'Plano Completo'.$B$2:$'Plano Completo'.$F$401];4;0)" office:value-type="float" office:value="0" calcext:value-type="float">
            <text:p/>
          </table:table-cell>
          <table:table-cell table:style-name="ce20" table:formula="of:=LEFT([.E40];8)" office:value-type="string" office:string-value="1.1.3.01" calcext:value-type="string">
            <text:p>1.1.3.01</text:p>
          </table:table-cell>
          <table:table-cell table:style-name="ce21" table:formula="of:=VLOOKUP([.K40];[$Grupos.$B$2:$Grupos.$E$89];2;0)" office:value-type="string" office:string-value="phar_gp_1_1_3_01" calcext:value-type="string">
            <text:p>phar_gp_1_1_3_01</text:p>
          </table:table-cell>
          <table:table-cell table:number-columns-repeated="1011"/>
        </table:table-row>
        <table:table-row table:style-name="ro1">
          <table:table-cell table:style-name="ce17" table:formula="of:=CONCATENATE([.B41];[.C41])" office:value-type="string" office:string-value="ttrx_phr1_1_3_01_009" calcext:value-type="string">
            <text:p>ttrx_phr1_1_3_01_009</text:p>
          </table:table-cell>
          <table:table-cell office:value-type="string" calcext:value-type="string">
            <text:p>ttrx_phr</text:p>
          </table:table-cell>
          <table:table-cell table:style-name="ce17" table:formula="of:=SUBSTITUTE([.E41];&quot;.&quot;;&quot;_&quot;)" office:value-type="string" office:string-value="1_1_3_01_009" calcext:value-type="string">
            <text:p>1_1_3_01_009</text:p>
          </table:table-cell>
          <table:table-cell table:style-name="ce19" table:formula="of:=[.D40]+2" office:value-type="float" office:value="79" calcext:value-type="float">
            <text:p>079</text:p>
          </table:table-cell>
          <table:table-cell table:style-name="ce16" table:formula="of:=[$'Contas Limpas'.B40]" office:value-type="string" office:string-value="1.1.3.01.009" calcext:value-type="string">
            <text:p>1.1.3.01.009</text:p>
          </table:table-cell>
          <table:table-cell table:style-name="ce16" table:formula="of:=VLOOKUP([.E41];[$'Plano Completo'.$B$2:$'Plano Completo'.$C$401];2;0)" office:value-type="string" office:string-value="CSSL Retido a Recuperar" calcext:value-type="string">
            <text:p>CSSL Retido a Recuperar</text:p>
          </table:table-cell>
          <table:table-cell table:formula="of:=VLOOKUP([.E41];[$'Plano Completo'.$B$2:$'Plano Completo'.$D$401];3;0)" office:value-type="string" office:string-value="Ativos Circulantes" calcext:value-type="string">
            <text:p>Ativos Circulantes</text:p>
          </table:table-cell>
          <table:table-cell table:style-name="ce20" table:formula="of:=VLOOKUP([.G41];[$'Account Type'.$A$2:$'Account Type'.$F$19];5;0)" office:value-type="string" office:string-value="account.data_account_type_current_assets" calcext:value-type="string">
            <text:p>account.data_account_type_current_assets</text:p>
          </table:table-cell>
          <table:table-cell table:style-name="ce20" table:formula="of:=VLOOKUP([.G41];[$'Account Type'.$A$2:$'Account Type'.$F$19];6;0)" office:value-type="float" office:value="0" calcext:value-type="float">
            <text:p>0</text:p>
          </table:table-cell>
          <table:table-cell table:style-name="ce20" table:formula="of:=VLOOKUP([.E41];[$'Plano Completo'.$B$2:$'Plano Completo'.$F$401];4;0)" office:value-type="float" office:value="0" calcext:value-type="float">
            <text:p/>
          </table:table-cell>
          <table:table-cell table:style-name="ce20" table:formula="of:=LEFT([.E41];8)" office:value-type="string" office:string-value="1.1.3.01" calcext:value-type="string">
            <text:p>1.1.3.01</text:p>
          </table:table-cell>
          <table:table-cell table:style-name="ce21" table:formula="of:=VLOOKUP([.K41];[$Grupos.$B$2:$Grupos.$E$89];2;0)" office:value-type="string" office:string-value="phar_gp_1_1_3_01" calcext:value-type="string">
            <text:p>phar_gp_1_1_3_01</text:p>
          </table:table-cell>
          <table:table-cell table:number-columns-repeated="1011"/>
        </table:table-row>
        <table:table-row table:style-name="ro1">
          <table:table-cell table:style-name="ce17" table:formula="of:=CONCATENATE([.B42];[.C42])" office:value-type="string" office:string-value="ttrx_phr1_1_3_01_010" calcext:value-type="string">
            <text:p>ttrx_phr1_1_3_01_010</text:p>
          </table:table-cell>
          <table:table-cell office:value-type="string" calcext:value-type="string">
            <text:p>ttrx_phr</text:p>
          </table:table-cell>
          <table:table-cell table:style-name="ce17" table:formula="of:=SUBSTITUTE([.E42];&quot;.&quot;;&quot;_&quot;)" office:value-type="string" office:string-value="1_1_3_01_010" calcext:value-type="string">
            <text:p>1_1_3_01_010</text:p>
          </table:table-cell>
          <table:table-cell table:style-name="ce19" table:formula="of:=[.D41]+2" office:value-type="float" office:value="81" calcext:value-type="float">
            <text:p>081</text:p>
          </table:table-cell>
          <table:table-cell table:style-name="ce16" table:formula="of:=[$'Contas Limpas'.B41]" office:value-type="string" office:string-value="1.1.3.01.010" calcext:value-type="string">
            <text:p>1.1.3.01.010</text:p>
          </table:table-cell>
          <table:table-cell table:style-name="ce16" table:formula="of:=VLOOKUP([.E42];[$'Plano Completo'.$B$2:$'Plano Completo'.$C$401];2;0)" office:value-type="string" office:string-value="Pgtos Indevidos / A Maior" calcext:value-type="string">
            <text:p>Pgtos Indevidos / A Maior</text:p>
          </table:table-cell>
          <table:table-cell table:formula="of:=VLOOKUP([.E42];[$'Plano Completo'.$B$2:$'Plano Completo'.$D$401];3;0)" office:value-type="string" office:string-value="Ativos Circulantes" calcext:value-type="string">
            <text:p>Ativos Circulantes</text:p>
          </table:table-cell>
          <table:table-cell table:style-name="ce20" table:formula="of:=VLOOKUP([.G42];[$'Account Type'.$A$2:$'Account Type'.$F$19];5;0)" office:value-type="string" office:string-value="account.data_account_type_current_assets" calcext:value-type="string">
            <text:p>account.data_account_type_current_assets</text:p>
          </table:table-cell>
          <table:table-cell table:style-name="ce20" table:formula="of:=VLOOKUP([.G42];[$'Account Type'.$A$2:$'Account Type'.$F$19];6;0)" office:value-type="float" office:value="0" calcext:value-type="float">
            <text:p>0</text:p>
          </table:table-cell>
          <table:table-cell table:style-name="ce20" table:formula="of:=VLOOKUP([.E42];[$'Plano Completo'.$B$2:$'Plano Completo'.$F$401];4;0)" office:value-type="float" office:value="0" calcext:value-type="float">
            <text:p/>
          </table:table-cell>
          <table:table-cell table:style-name="ce20" table:formula="of:=LEFT([.E42];8)" office:value-type="string" office:string-value="1.1.3.01" calcext:value-type="string">
            <text:p>1.1.3.01</text:p>
          </table:table-cell>
          <table:table-cell table:style-name="ce21" table:formula="of:=VLOOKUP([.K42];[$Grupos.$B$2:$Grupos.$E$89];2;0)" office:value-type="string" office:string-value="phar_gp_1_1_3_01" calcext:value-type="string">
            <text:p>phar_gp_1_1_3_01</text:p>
          </table:table-cell>
          <table:table-cell table:number-columns-repeated="1011"/>
        </table:table-row>
        <table:table-row table:style-name="ro1">
          <table:table-cell table:style-name="ce17" table:formula="of:=CONCATENATE([.B43];[.C43])" office:value-type="string" office:string-value="ttrx_phr1_1_3_02_001" calcext:value-type="string">
            <text:p>ttrx_phr1_1_3_02_001</text:p>
          </table:table-cell>
          <table:table-cell office:value-type="string" calcext:value-type="string">
            <text:p>ttrx_phr</text:p>
          </table:table-cell>
          <table:table-cell table:style-name="ce17" table:formula="of:=SUBSTITUTE([.E43];&quot;.&quot;;&quot;_&quot;)" office:value-type="string" office:string-value="1_1_3_02_001" calcext:value-type="string">
            <text:p>1_1_3_02_001</text:p>
          </table:table-cell>
          <table:table-cell table:style-name="ce19" table:formula="of:=[.D42]+2" office:value-type="float" office:value="83" calcext:value-type="float">
            <text:p>083</text:p>
          </table:table-cell>
          <table:table-cell table:style-name="ce16" table:formula="of:=[$'Contas Limpas'.B42]" office:value-type="string" office:string-value="1.1.3.02.001" calcext:value-type="string">
            <text:p>1.1.3.02.001</text:p>
          </table:table-cell>
          <table:table-cell table:style-name="ce16" table:formula="of:=VLOOKUP([.E43];[$'Plano Completo'.$B$2:$'Plano Completo'.$C$401];2;0)" office:value-type="string" office:string-value="IRPJ estimativa mensal" calcext:value-type="string">
            <text:p>IRPJ estimativa mensal</text:p>
          </table:table-cell>
          <table:table-cell table:formula="of:=VLOOKUP([.E43];[$'Plano Completo'.$B$2:$'Plano Completo'.$D$401];3;0)" office:value-type="string" office:string-value="Ativos Circulantes" calcext:value-type="string">
            <text:p>Ativos Circulantes</text:p>
          </table:table-cell>
          <table:table-cell table:style-name="ce20" table:formula="of:=VLOOKUP([.G43];[$'Account Type'.$A$2:$'Account Type'.$F$19];5;0)" office:value-type="string" office:string-value="account.data_account_type_current_assets" calcext:value-type="string">
            <text:p>account.data_account_type_current_assets</text:p>
          </table:table-cell>
          <table:table-cell table:style-name="ce20" table:formula="of:=VLOOKUP([.G43];[$'Account Type'.$A$2:$'Account Type'.$F$19];6;0)" office:value-type="float" office:value="0" calcext:value-type="float">
            <text:p>0</text:p>
          </table:table-cell>
          <table:table-cell table:style-name="ce20" table:formula="of:=VLOOKUP([.E43];[$'Plano Completo'.$B$2:$'Plano Completo'.$F$401];4;0)" office:value-type="float" office:value="0" calcext:value-type="float">
            <text:p/>
          </table:table-cell>
          <table:table-cell table:style-name="ce20" table:formula="of:=LEFT([.E43];8)" office:value-type="string" office:string-value="1.1.3.02" calcext:value-type="string">
            <text:p>1.1.3.02</text:p>
          </table:table-cell>
          <table:table-cell table:style-name="ce21" table:formula="of:=VLOOKUP([.K43];[$Grupos.$B$2:$Grupos.$E$89];2;0)" office:value-type="string" office:string-value="phar_gp_1_1_3_02" calcext:value-type="string">
            <text:p>phar_gp_1_1_3_02</text:p>
          </table:table-cell>
          <table:table-cell table:number-columns-repeated="1011"/>
        </table:table-row>
        <table:table-row table:style-name="ro1">
          <table:table-cell table:style-name="ce17" table:formula="of:=CONCATENATE([.B44];[.C44])" office:value-type="string" office:string-value="ttrx_phr1_1_3_02_002" calcext:value-type="string">
            <text:p>ttrx_phr1_1_3_02_002</text:p>
          </table:table-cell>
          <table:table-cell office:value-type="string" calcext:value-type="string">
            <text:p>ttrx_phr</text:p>
          </table:table-cell>
          <table:table-cell table:style-name="ce17" table:formula="of:=SUBSTITUTE([.E44];&quot;.&quot;;&quot;_&quot;)" office:value-type="string" office:string-value="1_1_3_02_002" calcext:value-type="string">
            <text:p>1_1_3_02_002</text:p>
          </table:table-cell>
          <table:table-cell table:style-name="ce19" table:formula="of:=[.D43]+2" office:value-type="float" office:value="85" calcext:value-type="float">
            <text:p>085</text:p>
          </table:table-cell>
          <table:table-cell table:style-name="ce16" table:formula="of:=[$'Contas Limpas'.B43]" office:value-type="string" office:string-value="1.1.3.02.002" calcext:value-type="string">
            <text:p>1.1.3.02.002</text:p>
          </table:table-cell>
          <table:table-cell table:style-name="ce16" table:formula="of:=VLOOKUP([.E44];[$'Plano Completo'.$B$2:$'Plano Completo'.$C$401];2;0)" office:value-type="string" office:string-value="CSSL estimativa mensal" calcext:value-type="string">
            <text:p>CSSL estimativa mensal</text:p>
          </table:table-cell>
          <table:table-cell table:formula="of:=VLOOKUP([.E44];[$'Plano Completo'.$B$2:$'Plano Completo'.$D$401];3;0)" office:value-type="string" office:string-value="Ativos Circulantes" calcext:value-type="string">
            <text:p>Ativos Circulantes</text:p>
          </table:table-cell>
          <table:table-cell table:style-name="ce20" table:formula="of:=VLOOKUP([.G44];[$'Account Type'.$A$2:$'Account Type'.$F$19];5;0)" office:value-type="string" office:string-value="account.data_account_type_current_assets" calcext:value-type="string">
            <text:p>account.data_account_type_current_assets</text:p>
          </table:table-cell>
          <table:table-cell table:style-name="ce20" table:formula="of:=VLOOKUP([.G44];[$'Account Type'.$A$2:$'Account Type'.$F$19];6;0)" office:value-type="float" office:value="0" calcext:value-type="float">
            <text:p>0</text:p>
          </table:table-cell>
          <table:table-cell table:style-name="ce20" table:formula="of:=VLOOKUP([.E44];[$'Plano Completo'.$B$2:$'Plano Completo'.$F$401];4;0)" office:value-type="float" office:value="0" calcext:value-type="float">
            <text:p/>
          </table:table-cell>
          <table:table-cell table:style-name="ce20" table:formula="of:=LEFT([.E44];8)" office:value-type="string" office:string-value="1.1.3.02" calcext:value-type="string">
            <text:p>1.1.3.02</text:p>
          </table:table-cell>
          <table:table-cell table:style-name="ce21" table:formula="of:=VLOOKUP([.K44];[$Grupos.$B$2:$Grupos.$E$89];2;0)" office:value-type="string" office:string-value="phar_gp_1_1_3_02" calcext:value-type="string">
            <text:p>phar_gp_1_1_3_02</text:p>
          </table:table-cell>
          <table:table-cell table:number-columns-repeated="1011"/>
        </table:table-row>
        <table:table-row table:style-name="ro1">
          <table:table-cell table:style-name="ce17" table:formula="of:=CONCATENATE([.B45];[.C45])" office:value-type="string" office:string-value="ttrx_phr1_2_1_03_001" calcext:value-type="string">
            <text:p>ttrx_phr1_2_1_03_001</text:p>
          </table:table-cell>
          <table:table-cell office:value-type="string" calcext:value-type="string">
            <text:p>ttrx_phr</text:p>
          </table:table-cell>
          <table:table-cell table:style-name="ce17" table:formula="of:=SUBSTITUTE([.E45];&quot;.&quot;;&quot;_&quot;)" office:value-type="string" office:string-value="1_2_1_03_001" calcext:value-type="string">
            <text:p>1_2_1_03_001</text:p>
          </table:table-cell>
          <table:table-cell table:style-name="ce19" table:formula="of:=[.D44]+2" office:value-type="float" office:value="87" calcext:value-type="float">
            <text:p>087</text:p>
          </table:table-cell>
          <table:table-cell table:style-name="ce16" table:formula="of:=[$'Contas Limpas'.B44]" office:value-type="string" office:string-value="1.2.1.03.001" calcext:value-type="string">
            <text:p>1.2.1.03.001</text:p>
          </table:table-cell>
          <table:table-cell table:style-name="ce16" table:formula="of:=VLOOKUP([.E45];[$'Plano Completo'.$B$2:$'Plano Completo'.$C$401];2;0)" office:value-type="string" office:string-value="Deposito Judicial" calcext:value-type="string">
            <text:p>Deposito Judicial</text:p>
          </table:table-cell>
          <table:table-cell table:formula="of:=VLOOKUP([.E45];[$'Plano Completo'.$B$2:$'Plano Completo'.$D$401];3;0)" office:value-type="string" office:string-value="Contas a Receber" calcext:value-type="string">
            <text:p>Contas a Receber</text:p>
          </table:table-cell>
          <table:table-cell table:style-name="ce20" table:formula="of:=VLOOKUP([.G45];[$'Account Type'.$A$2:$'Account Type'.$F$19];5;0)" office:value-type="string" office:string-value="account.data_account_type_receivable" calcext:value-type="string">
            <text:p>account.data_account_type_receivable</text:p>
          </table:table-cell>
          <table:table-cell table:style-name="ce20" table:formula="of:=VLOOKUP([.G45];[$'Account Type'.$A$2:$'Account Type'.$F$19];6;0)" office:value-type="float" office:value="1" calcext:value-type="float">
            <text:p>1</text:p>
          </table:table-cell>
          <table:table-cell table:style-name="ce20" table:formula="of:=VLOOKUP([.E45];[$'Plano Completo'.$B$2:$'Plano Completo'.$F$401];4;0)" office:value-type="float" office:value="0" calcext:value-type="float">
            <text:p/>
          </table:table-cell>
          <table:table-cell table:style-name="ce20" table:formula="of:=LEFT([.E45];8)" office:value-type="string" office:string-value="1.2.1.03" calcext:value-type="string">
            <text:p>1.2.1.03</text:p>
          </table:table-cell>
          <table:table-cell table:style-name="ce21" table:formula="of:=VLOOKUP([.K45];[$Grupos.$B$2:$Grupos.$E$89];2;0)" office:value-type="string" office:string-value="phar_gp_1_2_1_03" calcext:value-type="string">
            <text:p>phar_gp_1_2_1_03</text:p>
          </table:table-cell>
          <table:table-cell table:number-columns-repeated="1011"/>
        </table:table-row>
        <table:table-row table:style-name="ro1">
          <table:table-cell table:style-name="ce17" table:formula="of:=CONCATENATE([.B46];[.C46])" office:value-type="string" office:string-value="ttrx_phr1_2_1_03_002" calcext:value-type="string">
            <text:p>ttrx_phr1_2_1_03_002</text:p>
          </table:table-cell>
          <table:table-cell office:value-type="string" calcext:value-type="string">
            <text:p>ttrx_phr</text:p>
          </table:table-cell>
          <table:table-cell table:style-name="ce17" table:formula="of:=SUBSTITUTE([.E46];&quot;.&quot;;&quot;_&quot;)" office:value-type="string" office:string-value="1_2_1_03_002" calcext:value-type="string">
            <text:p>1_2_1_03_002</text:p>
          </table:table-cell>
          <table:table-cell table:style-name="ce19" table:formula="of:=[.D45]+2" office:value-type="float" office:value="89" calcext:value-type="float">
            <text:p>089</text:p>
          </table:table-cell>
          <table:table-cell table:style-name="ce16" table:formula="of:=[$'Contas Limpas'.B45]" office:value-type="string" office:string-value="1.2.1.03.002" calcext:value-type="string">
            <text:p>1.2.1.03.002</text:p>
          </table:table-cell>
          <table:table-cell table:style-name="ce16" table:formula="of:=VLOOKUP([.E46];[$'Plano Completo'.$B$2:$'Plano Completo'.$C$401];2;0)" office:value-type="string" office:string-value="Causa Trabalhista" calcext:value-type="string">
            <text:p>Causa Trabalhista</text:p>
          </table:table-cell>
          <table:table-cell table:formula="of:=VLOOKUP([.E46];[$'Plano Completo'.$B$2:$'Plano Completo'.$D$401];3;0)" office:value-type="string" office:string-value="Contas a Receber" calcext:value-type="string">
            <text:p>Contas a Receber</text:p>
          </table:table-cell>
          <table:table-cell table:style-name="ce20" table:formula="of:=VLOOKUP([.G46];[$'Account Type'.$A$2:$'Account Type'.$F$19];5;0)" office:value-type="string" office:string-value="account.data_account_type_receivable" calcext:value-type="string">
            <text:p>account.data_account_type_receivable</text:p>
          </table:table-cell>
          <table:table-cell table:style-name="ce20" table:formula="of:=VLOOKUP([.G46];[$'Account Type'.$A$2:$'Account Type'.$F$19];6;0)" office:value-type="float" office:value="1" calcext:value-type="float">
            <text:p>1</text:p>
          </table:table-cell>
          <table:table-cell table:style-name="ce20" table:formula="of:=VLOOKUP([.E46];[$'Plano Completo'.$B$2:$'Plano Completo'.$F$401];4;0)" office:value-type="float" office:value="0" calcext:value-type="float">
            <text:p/>
          </table:table-cell>
          <table:table-cell table:style-name="ce20" table:formula="of:=LEFT([.E46];8)" office:value-type="string" office:string-value="1.2.1.03" calcext:value-type="string">
            <text:p>1.2.1.03</text:p>
          </table:table-cell>
          <table:table-cell table:style-name="ce21" table:formula="of:=VLOOKUP([.K46];[$Grupos.$B$2:$Grupos.$E$89];2;0)" office:value-type="string" office:string-value="phar_gp_1_2_1_03" calcext:value-type="string">
            <text:p>phar_gp_1_2_1_03</text:p>
          </table:table-cell>
          <table:table-cell table:number-columns-repeated="1011"/>
        </table:table-row>
        <table:table-row table:style-name="ro1">
          <table:table-cell table:style-name="ce17" table:formula="of:=CONCATENATE([.B47];[.C47])" office:value-type="string" office:string-value="ttrx_phr1_2_1_04_001" calcext:value-type="string">
            <text:p>ttrx_phr1_2_1_04_001</text:p>
          </table:table-cell>
          <table:table-cell office:value-type="string" calcext:value-type="string">
            <text:p>ttrx_phr</text:p>
          </table:table-cell>
          <table:table-cell table:style-name="ce17" table:formula="of:=SUBSTITUTE([.E47];&quot;.&quot;;&quot;_&quot;)" office:value-type="string" office:string-value="1_2_1_04_001" calcext:value-type="string">
            <text:p>1_2_1_04_001</text:p>
          </table:table-cell>
          <table:table-cell table:style-name="ce19" table:formula="of:=[.D46]+2" office:value-type="float" office:value="91" calcext:value-type="float">
            <text:p>091</text:p>
          </table:table-cell>
          <table:table-cell table:style-name="ce16" table:formula="of:=[$'Contas Limpas'.B46]" office:value-type="string" office:string-value="1.2.1.04.001" calcext:value-type="string">
            <text:p>1.2.1.04.001</text:p>
          </table:table-cell>
          <table:table-cell table:style-name="ce16" table:formula="of:=VLOOKUP([.E47];[$'Plano Completo'.$B$2:$'Plano Completo'.$C$401];2;0)" office:value-type="string" office:string-value="Empréstimos A Sócios/Acionistas" calcext:value-type="string">
            <text:p>Empréstimos A Sócios/Acionistas</text:p>
          </table:table-cell>
          <table:table-cell table:formula="of:=VLOOKUP([.E47];[$'Plano Completo'.$B$2:$'Plano Completo'.$D$401];3;0)" office:value-type="string" office:string-value="Contas a Receber" calcext:value-type="string">
            <text:p>Contas a Receber</text:p>
          </table:table-cell>
          <table:table-cell table:style-name="ce20" table:formula="of:=VLOOKUP([.G47];[$'Account Type'.$A$2:$'Account Type'.$F$19];5;0)" office:value-type="string" office:string-value="account.data_account_type_receivable" calcext:value-type="string">
            <text:p>account.data_account_type_receivable</text:p>
          </table:table-cell>
          <table:table-cell table:style-name="ce20" table:formula="of:=VLOOKUP([.G47];[$'Account Type'.$A$2:$'Account Type'.$F$19];6;0)" office:value-type="float" office:value="1" calcext:value-type="float">
            <text:p>1</text:p>
          </table:table-cell>
          <table:table-cell table:style-name="ce20" table:formula="of:=VLOOKUP([.E47];[$'Plano Completo'.$B$2:$'Plano Completo'.$F$401];4;0)" office:value-type="float" office:value="0" calcext:value-type="float">
            <text:p/>
          </table:table-cell>
          <table:table-cell table:style-name="ce20" table:formula="of:=LEFT([.E47];8)" office:value-type="string" office:string-value="1.2.1.04" calcext:value-type="string">
            <text:p>1.2.1.04</text:p>
          </table:table-cell>
          <table:table-cell table:style-name="ce21" table:formula="of:=VLOOKUP([.K47];[$Grupos.$B$2:$Grupos.$E$89];2;0)" office:value-type="string" office:string-value="phar_gp_1_2_1_04" calcext:value-type="string">
            <text:p>phar_gp_1_2_1_04</text:p>
          </table:table-cell>
          <table:table-cell table:number-columns-repeated="1011"/>
        </table:table-row>
        <table:table-row table:style-name="ro1">
          <table:table-cell table:style-name="ce17" table:formula="of:=CONCATENATE([.B48];[.C48])" office:value-type="string" office:string-value="ttrx_phr1_2_1_04_002" calcext:value-type="string">
            <text:p>ttrx_phr1_2_1_04_002</text:p>
          </table:table-cell>
          <table:table-cell office:value-type="string" calcext:value-type="string">
            <text:p>ttrx_phr</text:p>
          </table:table-cell>
          <table:table-cell table:style-name="ce17" table:formula="of:=SUBSTITUTE([.E48];&quot;.&quot;;&quot;_&quot;)" office:value-type="string" office:string-value="1_2_1_04_002" calcext:value-type="string">
            <text:p>1_2_1_04_002</text:p>
          </table:table-cell>
          <table:table-cell table:style-name="ce19" table:formula="of:=[.D47]+2" office:value-type="float" office:value="93" calcext:value-type="float">
            <text:p>093</text:p>
          </table:table-cell>
          <table:table-cell table:style-name="ce16" table:formula="of:=[$'Contas Limpas'.B47]" office:value-type="string" office:string-value="1.2.1.04.002" calcext:value-type="string">
            <text:p>1.2.1.04.002</text:p>
          </table:table-cell>
          <table:table-cell table:style-name="ce16" table:formula="of:=VLOOKUP([.E48];[$'Plano Completo'.$B$2:$'Plano Completo'.$C$401];2;0)" office:value-type="string" office:string-value="Empréstimos A Empresas Controladas/Coligadas" calcext:value-type="string">
            <text:p>Empréstimos A Empresas Controladas/Coligadas</text:p>
          </table:table-cell>
          <table:table-cell table:formula="of:=VLOOKUP([.E48];[$'Plano Completo'.$B$2:$'Plano Completo'.$D$401];3;0)" office:value-type="string" office:string-value="Contas a Receber" calcext:value-type="string">
            <text:p>Contas a Receber</text:p>
          </table:table-cell>
          <table:table-cell table:style-name="ce20" table:formula="of:=VLOOKUP([.G48];[$'Account Type'.$A$2:$'Account Type'.$F$19];5;0)" office:value-type="string" office:string-value="account.data_account_type_receivable" calcext:value-type="string">
            <text:p>account.data_account_type_receivable</text:p>
          </table:table-cell>
          <table:table-cell table:style-name="ce20" table:formula="of:=VLOOKUP([.G48];[$'Account Type'.$A$2:$'Account Type'.$F$19];6;0)" office:value-type="float" office:value="1" calcext:value-type="float">
            <text:p>1</text:p>
          </table:table-cell>
          <table:table-cell table:style-name="ce20" table:formula="of:=VLOOKUP([.E48];[$'Plano Completo'.$B$2:$'Plano Completo'.$F$401];4;0)" office:value-type="float" office:value="0" calcext:value-type="float">
            <text:p/>
          </table:table-cell>
          <table:table-cell table:style-name="ce20" table:formula="of:=LEFT([.E48];8)" office:value-type="string" office:string-value="1.2.1.04" calcext:value-type="string">
            <text:p>1.2.1.04</text:p>
          </table:table-cell>
          <table:table-cell table:style-name="ce21" table:formula="of:=VLOOKUP([.K48];[$Grupos.$B$2:$Grupos.$E$89];2;0)" office:value-type="string" office:string-value="phar_gp_1_2_1_04" calcext:value-type="string">
            <text:p>phar_gp_1_2_1_04</text:p>
          </table:table-cell>
          <table:table-cell table:number-columns-repeated="1011"/>
        </table:table-row>
        <table:table-row table:style-name="ro1">
          <table:table-cell table:style-name="ce17" table:formula="of:=CONCATENATE([.B49];[.C49])" office:value-type="string" office:string-value="ttrx_phr1_2_1_05_001" calcext:value-type="string">
            <text:p>ttrx_phr1_2_1_05_001</text:p>
          </table:table-cell>
          <table:table-cell office:value-type="string" calcext:value-type="string">
            <text:p>ttrx_phr</text:p>
          </table:table-cell>
          <table:table-cell table:style-name="ce17" table:formula="of:=SUBSTITUTE([.E49];&quot;.&quot;;&quot;_&quot;)" office:value-type="string" office:string-value="1_2_1_05_001" calcext:value-type="string">
            <text:p>1_2_1_05_001</text:p>
          </table:table-cell>
          <table:table-cell table:style-name="ce19" table:formula="of:=[.D48]+2" office:value-type="float" office:value="95" calcext:value-type="float">
            <text:p>095</text:p>
          </table:table-cell>
          <table:table-cell table:style-name="ce16" table:formula="of:=[$'Contas Limpas'.B48]" office:value-type="string" office:string-value="1.2.1.05.001" calcext:value-type="string">
            <text:p>1.2.1.05.001</text:p>
          </table:table-cell>
          <table:table-cell table:style-name="ce16" table:formula="of:=VLOOKUP([.E49];[$'Plano Completo'.$B$2:$'Plano Completo'.$C$401];2;0)" office:value-type="string" office:string-value="Participações Em Controladas/Coligadas" calcext:value-type="string">
            <text:p>Participações Em Controladas/Coligadas</text:p>
          </table:table-cell>
          <table:table-cell table:formula="of:=VLOOKUP([.E49];[$'Plano Completo'.$B$2:$'Plano Completo'.$D$401];3;0)" office:value-type="string" office:string-value="Ativos Circulantes" calcext:value-type="string">
            <text:p>Ativos Circulantes</text:p>
          </table:table-cell>
          <table:table-cell table:style-name="ce20" table:formula="of:=VLOOKUP([.G49];[$'Account Type'.$A$2:$'Account Type'.$F$19];5;0)" office:value-type="string" office:string-value="account.data_account_type_current_assets" calcext:value-type="string">
            <text:p>account.data_account_type_current_assets</text:p>
          </table:table-cell>
          <table:table-cell table:style-name="ce20" table:formula="of:=VLOOKUP([.G49];[$'Account Type'.$A$2:$'Account Type'.$F$19];6;0)" office:value-type="float" office:value="0" calcext:value-type="float">
            <text:p>0</text:p>
          </table:table-cell>
          <table:table-cell table:style-name="ce20" table:formula="of:=VLOOKUP([.E49];[$'Plano Completo'.$B$2:$'Plano Completo'.$F$401];4;0)" office:value-type="float" office:value="0" calcext:value-type="float">
            <text:p/>
          </table:table-cell>
          <table:table-cell table:style-name="ce20" table:formula="of:=LEFT([.E49];8)" office:value-type="string" office:string-value="1.2.1.05" calcext:value-type="string">
            <text:p>1.2.1.05</text:p>
          </table:table-cell>
          <table:table-cell table:style-name="ce21" table:formula="of:=VLOOKUP([.K49];[$Grupos.$B$2:$Grupos.$E$89];2;0)" office:value-type="string" office:string-value="phar_gp_1_2_1_05" calcext:value-type="string">
            <text:p>phar_gp_1_2_1_05</text:p>
          </table:table-cell>
          <table:table-cell table:number-columns-repeated="1011"/>
        </table:table-row>
        <table:table-row table:style-name="ro1">
          <table:table-cell table:style-name="ce17" table:formula="of:=CONCATENATE([.B50];[.C50])" office:value-type="string" office:string-value="ttrx_phr1_2_1_05_002" calcext:value-type="string">
            <text:p>ttrx_phr1_2_1_05_002</text:p>
          </table:table-cell>
          <table:table-cell office:value-type="string" calcext:value-type="string">
            <text:p>ttrx_phr</text:p>
          </table:table-cell>
          <table:table-cell table:style-name="ce17" table:formula="of:=SUBSTITUTE([.E50];&quot;.&quot;;&quot;_&quot;)" office:value-type="string" office:string-value="1_2_1_05_002" calcext:value-type="string">
            <text:p>1_2_1_05_002</text:p>
          </table:table-cell>
          <table:table-cell table:style-name="ce19" table:formula="of:=[.D49]+2" office:value-type="float" office:value="97" calcext:value-type="float">
            <text:p>097</text:p>
          </table:table-cell>
          <table:table-cell table:style-name="ce16" table:formula="of:=[$'Contas Limpas'.B49]" office:value-type="string" office:string-value="1.2.1.05.002" calcext:value-type="string">
            <text:p>1.2.1.05.002</text:p>
          </table:table-cell>
          <table:table-cell table:style-name="ce16" table:formula="of:=VLOOKUP([.E50];[$'Plano Completo'.$B$2:$'Plano Completo'.$C$401];2;0)" office:value-type="string" office:string-value="Participações Em Outras Empresas" calcext:value-type="string">
            <text:p>Participações Em Outras Empresas</text:p>
          </table:table-cell>
          <table:table-cell table:formula="of:=VLOOKUP([.E50];[$'Plano Completo'.$B$2:$'Plano Completo'.$D$401];3;0)" office:value-type="string" office:string-value="Ativos Circulantes" calcext:value-type="string">
            <text:p>Ativos Circulantes</text:p>
          </table:table-cell>
          <table:table-cell table:style-name="ce20" table:formula="of:=VLOOKUP([.G50];[$'Account Type'.$A$2:$'Account Type'.$F$19];5;0)" office:value-type="string" office:string-value="account.data_account_type_current_assets" calcext:value-type="string">
            <text:p>account.data_account_type_current_assets</text:p>
          </table:table-cell>
          <table:table-cell table:style-name="ce20" table:formula="of:=VLOOKUP([.G50];[$'Account Type'.$A$2:$'Account Type'.$F$19];6;0)" office:value-type="float" office:value="0" calcext:value-type="float">
            <text:p>0</text:p>
          </table:table-cell>
          <table:table-cell table:style-name="ce20" table:formula="of:=VLOOKUP([.E50];[$'Plano Completo'.$B$2:$'Plano Completo'.$F$401];4;0)" office:value-type="float" office:value="0" calcext:value-type="float">
            <text:p/>
          </table:table-cell>
          <table:table-cell table:style-name="ce20" table:formula="of:=LEFT([.E50];8)" office:value-type="string" office:string-value="1.2.1.05" calcext:value-type="string">
            <text:p>1.2.1.05</text:p>
          </table:table-cell>
          <table:table-cell table:style-name="ce21" table:formula="of:=VLOOKUP([.K50];[$Grupos.$B$2:$Grupos.$E$89];2;0)" office:value-type="string" office:string-value="phar_gp_1_2_1_05" calcext:value-type="string">
            <text:p>phar_gp_1_2_1_05</text:p>
          </table:table-cell>
          <table:table-cell table:number-columns-repeated="1011"/>
        </table:table-row>
        <table:table-row table:style-name="ro1">
          <table:table-cell table:style-name="ce17" table:formula="of:=CONCATENATE([.B51];[.C51])" office:value-type="string" office:string-value="ttrx_phr1_2_2_01_001" calcext:value-type="string">
            <text:p>ttrx_phr1_2_2_01_001</text:p>
          </table:table-cell>
          <table:table-cell office:value-type="string" calcext:value-type="string">
            <text:p>ttrx_phr</text:p>
          </table:table-cell>
          <table:table-cell table:style-name="ce17" table:formula="of:=SUBSTITUTE([.E51];&quot;.&quot;;&quot;_&quot;)" office:value-type="string" office:string-value="1_2_2_01_001" calcext:value-type="string">
            <text:p>1_2_2_01_001</text:p>
          </table:table-cell>
          <table:table-cell table:style-name="ce19" table:formula="of:=[.D50]+2" office:value-type="float" office:value="99" calcext:value-type="float">
            <text:p>099</text:p>
          </table:table-cell>
          <table:table-cell table:style-name="ce16" table:formula="of:=[$'Contas Limpas'.B50]" office:value-type="string" office:string-value="1.2.2.01.001" calcext:value-type="string">
            <text:p>1.2.2.01.001</text:p>
          </table:table-cell>
          <table:table-cell table:style-name="ce16" table:formula="of:=VLOOKUP([.E51];[$'Plano Completo'.$B$2:$'Plano Completo'.$C$401];2;0)" office:value-type="string" office:string-value="Imóveis, Terrenos E Instalações" calcext:value-type="string">
            <text:p>Imóveis, Terrenos E Instalações</text:p>
          </table:table-cell>
          <table:table-cell table:formula="of:=VLOOKUP([.E51];[$'Plano Completo'.$B$2:$'Plano Completo'.$D$401];3;0)" office:value-type="string" office:string-value="Ativos Permanentes" calcext:value-type="string">
            <text:p>Ativos Permanentes</text:p>
          </table:table-cell>
          <table:table-cell table:style-name="ce20" table:formula="of:=VLOOKUP([.G51];[$'Account Type'.$A$2:$'Account Type'.$F$19];5;0)" office:value-type="string" office:string-value="account.data_account_type_fixed_assets" calcext:value-type="string">
            <text:p>account.data_account_type_fixed_assets</text:p>
          </table:table-cell>
          <table:table-cell table:style-name="ce20" table:formula="of:=VLOOKUP([.G51];[$'Account Type'.$A$2:$'Account Type'.$F$19];6;0)" office:value-type="float" office:value="0" calcext:value-type="float">
            <text:p>0</text:p>
          </table:table-cell>
          <table:table-cell table:style-name="ce20" table:formula="of:=VLOOKUP([.E51];[$'Plano Completo'.$B$2:$'Plano Completo'.$F$401];4;0)" office:value-type="float" office:value="0" calcext:value-type="float">
            <text:p/>
          </table:table-cell>
          <table:table-cell table:style-name="ce20" table:formula="of:=LEFT([.E51];8)" office:value-type="string" office:string-value="1.2.2.01" calcext:value-type="string">
            <text:p>1.2.2.01</text:p>
          </table:table-cell>
          <table:table-cell table:style-name="ce21" table:formula="of:=VLOOKUP([.K51];[$Grupos.$B$2:$Grupos.$E$89];2;0)" office:value-type="string" office:string-value="phar_gp_1_2_2_01" calcext:value-type="string">
            <text:p>phar_gp_1_2_2_01</text:p>
          </table:table-cell>
          <table:table-cell table:number-columns-repeated="1011"/>
        </table:table-row>
        <table:table-row table:style-name="ro1">
          <table:table-cell table:style-name="ce17" table:formula="of:=CONCATENATE([.B52];[.C52])" office:value-type="string" office:string-value="ttrx_phr1_2_2_01_002" calcext:value-type="string">
            <text:p>ttrx_phr1_2_2_01_002</text:p>
          </table:table-cell>
          <table:table-cell office:value-type="string" calcext:value-type="string">
            <text:p>ttrx_phr</text:p>
          </table:table-cell>
          <table:table-cell table:style-name="ce17" table:formula="of:=SUBSTITUTE([.E52];&quot;.&quot;;&quot;_&quot;)" office:value-type="string" office:string-value="1_2_2_01_002" calcext:value-type="string">
            <text:p>1_2_2_01_002</text:p>
          </table:table-cell>
          <table:table-cell table:style-name="ce19" table:formula="of:=[.D51]+2" office:value-type="float" office:value="101" calcext:value-type="float">
            <text:p>101</text:p>
          </table:table-cell>
          <table:table-cell table:style-name="ce16" table:formula="of:=[$'Contas Limpas'.B51]" office:value-type="string" office:string-value="1.2.2.01.002" calcext:value-type="string">
            <text:p>1.2.2.01.002</text:p>
          </table:table-cell>
          <table:table-cell table:style-name="ce16" table:formula="of:=VLOOKUP([.E52];[$'Plano Completo'.$B$2:$'Plano Completo'.$C$401];2;0)" office:value-type="string" office:string-value="Veículos, Máquinas E Equipamentos" calcext:value-type="string">
            <text:p>Veículos, Máquinas E Equipamentos</text:p>
          </table:table-cell>
          <table:table-cell table:formula="of:=VLOOKUP([.E52];[$'Plano Completo'.$B$2:$'Plano Completo'.$D$401];3;0)" office:value-type="string" office:string-value="Ativos Permanentes" calcext:value-type="string">
            <text:p>Ativos Permanentes</text:p>
          </table:table-cell>
          <table:table-cell table:style-name="ce20" table:formula="of:=VLOOKUP([.G52];[$'Account Type'.$A$2:$'Account Type'.$F$19];5;0)" office:value-type="string" office:string-value="account.data_account_type_fixed_assets" calcext:value-type="string">
            <text:p>account.data_account_type_fixed_assets</text:p>
          </table:table-cell>
          <table:table-cell table:style-name="ce20" table:formula="of:=VLOOKUP([.G52];[$'Account Type'.$A$2:$'Account Type'.$F$19];6;0)" office:value-type="float" office:value="0" calcext:value-type="float">
            <text:p>0</text:p>
          </table:table-cell>
          <table:table-cell table:style-name="ce20" table:formula="of:=VLOOKUP([.E52];[$'Plano Completo'.$B$2:$'Plano Completo'.$F$401];4;0)" office:value-type="float" office:value="0" calcext:value-type="float">
            <text:p/>
          </table:table-cell>
          <table:table-cell table:style-name="ce20" table:formula="of:=LEFT([.E52];8)" office:value-type="string" office:string-value="1.2.2.01" calcext:value-type="string">
            <text:p>1.2.2.01</text:p>
          </table:table-cell>
          <table:table-cell table:style-name="ce21" table:formula="of:=VLOOKUP([.K52];[$Grupos.$B$2:$Grupos.$E$89];2;0)" office:value-type="string" office:string-value="phar_gp_1_2_2_01" calcext:value-type="string">
            <text:p>phar_gp_1_2_2_01</text:p>
          </table:table-cell>
          <table:table-cell table:number-columns-repeated="1011"/>
        </table:table-row>
        <table:table-row table:style-name="ro1">
          <table:table-cell table:style-name="ce17" table:formula="of:=CONCATENATE([.B53];[.C53])" office:value-type="string" office:string-value="ttrx_phr1_2_2_01_003" calcext:value-type="string">
            <text:p>ttrx_phr1_2_2_01_003</text:p>
          </table:table-cell>
          <table:table-cell office:value-type="string" calcext:value-type="string">
            <text:p>ttrx_phr</text:p>
          </table:table-cell>
          <table:table-cell table:style-name="ce17" table:formula="of:=SUBSTITUTE([.E53];&quot;.&quot;;&quot;_&quot;)" office:value-type="string" office:string-value="1_2_2_01_003" calcext:value-type="string">
            <text:p>1_2_2_01_003</text:p>
          </table:table-cell>
          <table:table-cell table:style-name="ce19" table:formula="of:=[.D52]+2" office:value-type="float" office:value="103" calcext:value-type="float">
            <text:p>103</text:p>
          </table:table-cell>
          <table:table-cell table:style-name="ce16" table:formula="of:=[$'Contas Limpas'.B52]" office:value-type="string" office:string-value="1.2.2.01.003" calcext:value-type="string">
            <text:p>1.2.2.01.003</text:p>
          </table:table-cell>
          <table:table-cell table:style-name="ce16" table:formula="of:=VLOOKUP([.E53];[$'Plano Completo'.$B$2:$'Plano Completo'.$C$401];2;0)" office:value-type="string" office:string-value="Ferramentas, Móveis, Aparelhos E Utensílios" calcext:value-type="string">
            <text:p>Ferramentas, Móveis, Aparelhos E Utensílios</text:p>
          </table:table-cell>
          <table:table-cell table:formula="of:=VLOOKUP([.E53];[$'Plano Completo'.$B$2:$'Plano Completo'.$D$401];3;0)" office:value-type="string" office:string-value="Ativos Permanentes" calcext:value-type="string">
            <text:p>Ativos Permanentes</text:p>
          </table:table-cell>
          <table:table-cell table:style-name="ce20" table:formula="of:=VLOOKUP([.G53];[$'Account Type'.$A$2:$'Account Type'.$F$19];5;0)" office:value-type="string" office:string-value="account.data_account_type_fixed_assets" calcext:value-type="string">
            <text:p>account.data_account_type_fixed_assets</text:p>
          </table:table-cell>
          <table:table-cell table:style-name="ce20" table:formula="of:=VLOOKUP([.G53];[$'Account Type'.$A$2:$'Account Type'.$F$19];6;0)" office:value-type="float" office:value="0" calcext:value-type="float">
            <text:p>0</text:p>
          </table:table-cell>
          <table:table-cell table:style-name="ce20" table:formula="of:=VLOOKUP([.E53];[$'Plano Completo'.$B$2:$'Plano Completo'.$F$401];4;0)" office:value-type="float" office:value="0" calcext:value-type="float">
            <text:p/>
          </table:table-cell>
          <table:table-cell table:style-name="ce20" table:formula="of:=LEFT([.E53];8)" office:value-type="string" office:string-value="1.2.2.01" calcext:value-type="string">
            <text:p>1.2.2.01</text:p>
          </table:table-cell>
          <table:table-cell table:style-name="ce21" table:formula="of:=VLOOKUP([.K53];[$Grupos.$B$2:$Grupos.$E$89];2;0)" office:value-type="string" office:string-value="phar_gp_1_2_2_01" calcext:value-type="string">
            <text:p>phar_gp_1_2_2_01</text:p>
          </table:table-cell>
          <table:table-cell table:number-columns-repeated="1011"/>
        </table:table-row>
        <table:table-row table:style-name="ro1">
          <table:table-cell table:style-name="ce17" table:formula="of:=CONCATENATE([.B54];[.C54])" office:value-type="string" office:string-value="ttrx_phr1_2_2_01_004" calcext:value-type="string">
            <text:p>ttrx_phr1_2_2_01_004</text:p>
          </table:table-cell>
          <table:table-cell office:value-type="string" calcext:value-type="string">
            <text:p>ttrx_phr</text:p>
          </table:table-cell>
          <table:table-cell table:style-name="ce17" table:formula="of:=SUBSTITUTE([.E54];&quot;.&quot;;&quot;_&quot;)" office:value-type="string" office:string-value="1_2_2_01_004" calcext:value-type="string">
            <text:p>1_2_2_01_004</text:p>
          </table:table-cell>
          <table:table-cell table:style-name="ce19" table:formula="of:=[.D53]+2" office:value-type="float" office:value="105" calcext:value-type="float">
            <text:p>105</text:p>
          </table:table-cell>
          <table:table-cell table:style-name="ce16" table:formula="of:=[$'Contas Limpas'.B53]" office:value-type="string" office:string-value="1.2.2.01.004" calcext:value-type="string">
            <text:p>1.2.2.01.004</text:p>
          </table:table-cell>
          <table:table-cell table:style-name="ce16" table:formula="of:=VLOOKUP([.E54];[$'Plano Completo'.$B$2:$'Plano Completo'.$C$401];2;0)" office:value-type="string" office:string-value="Equipamentos de Informática" calcext:value-type="string">
            <text:p>Equipamentos de Informática</text:p>
          </table:table-cell>
          <table:table-cell table:formula="of:=VLOOKUP([.E54];[$'Plano Completo'.$B$2:$'Plano Completo'.$D$401];3;0)" office:value-type="string" office:string-value="Ativos Permanentes" calcext:value-type="string">
            <text:p>Ativos Permanentes</text:p>
          </table:table-cell>
          <table:table-cell table:style-name="ce20" table:formula="of:=VLOOKUP([.G54];[$'Account Type'.$A$2:$'Account Type'.$F$19];5;0)" office:value-type="string" office:string-value="account.data_account_type_fixed_assets" calcext:value-type="string">
            <text:p>account.data_account_type_fixed_assets</text:p>
          </table:table-cell>
          <table:table-cell table:style-name="ce20" table:formula="of:=VLOOKUP([.G54];[$'Account Type'.$A$2:$'Account Type'.$F$19];6;0)" office:value-type="float" office:value="0" calcext:value-type="float">
            <text:p>0</text:p>
          </table:table-cell>
          <table:table-cell table:style-name="ce20" table:formula="of:=VLOOKUP([.E54];[$'Plano Completo'.$B$2:$'Plano Completo'.$F$401];4;0)" office:value-type="float" office:value="0" calcext:value-type="float">
            <text:p/>
          </table:table-cell>
          <table:table-cell table:style-name="ce20" table:formula="of:=LEFT([.E54];8)" office:value-type="string" office:string-value="1.2.2.01" calcext:value-type="string">
            <text:p>1.2.2.01</text:p>
          </table:table-cell>
          <table:table-cell table:style-name="ce21" table:formula="of:=VLOOKUP([.K54];[$Grupos.$B$2:$Grupos.$E$89];2;0)" office:value-type="string" office:string-value="phar_gp_1_2_2_01" calcext:value-type="string">
            <text:p>phar_gp_1_2_2_01</text:p>
          </table:table-cell>
          <table:table-cell table:number-columns-repeated="1011"/>
        </table:table-row>
        <table:table-row table:style-name="ro1">
          <table:table-cell table:style-name="ce17" table:formula="of:=CONCATENATE([.B55];[.C55])" office:value-type="string" office:string-value="ttrx_phr1_2_2_01_005" calcext:value-type="string">
            <text:p>ttrx_phr1_2_2_01_005</text:p>
          </table:table-cell>
          <table:table-cell office:value-type="string" calcext:value-type="string">
            <text:p>ttrx_phr</text:p>
          </table:table-cell>
          <table:table-cell table:style-name="ce17" table:formula="of:=SUBSTITUTE([.E55];&quot;.&quot;;&quot;_&quot;)" office:value-type="string" office:string-value="1_2_2_01_005" calcext:value-type="string">
            <text:p>1_2_2_01_005</text:p>
          </table:table-cell>
          <table:table-cell table:style-name="ce19" table:formula="of:=[.D54]+2" office:value-type="float" office:value="107" calcext:value-type="float">
            <text:p>107</text:p>
          </table:table-cell>
          <table:table-cell table:style-name="ce16" table:formula="of:=[$'Contas Limpas'.B54]" office:value-type="string" office:string-value="1.2.2.01.005" calcext:value-type="string">
            <text:p>1.2.2.01.005</text:p>
          </table:table-cell>
          <table:table-cell table:style-name="ce16" table:formula="of:=VLOOKUP([.E55];[$'Plano Completo'.$B$2:$'Plano Completo'.$C$401];2;0)" office:value-type="string" office:string-value="Software" calcext:value-type="string">
            <text:p>Software</text:p>
          </table:table-cell>
          <table:table-cell table:formula="of:=VLOOKUP([.E55];[$'Plano Completo'.$B$2:$'Plano Completo'.$D$401];3;0)" office:value-type="string" office:string-value="Ativos Permanentes" calcext:value-type="string">
            <text:p>Ativos Permanentes</text:p>
          </table:table-cell>
          <table:table-cell table:style-name="ce20" table:formula="of:=VLOOKUP([.G55];[$'Account Type'.$A$2:$'Account Type'.$F$19];5;0)" office:value-type="string" office:string-value="account.data_account_type_fixed_assets" calcext:value-type="string">
            <text:p>account.data_account_type_fixed_assets</text:p>
          </table:table-cell>
          <table:table-cell table:style-name="ce20" table:formula="of:=VLOOKUP([.G55];[$'Account Type'.$A$2:$'Account Type'.$F$19];6;0)" office:value-type="float" office:value="0" calcext:value-type="float">
            <text:p>0</text:p>
          </table:table-cell>
          <table:table-cell table:style-name="ce20" table:formula="of:=VLOOKUP([.E55];[$'Plano Completo'.$B$2:$'Plano Completo'.$F$401];4;0)" office:value-type="float" office:value="0" calcext:value-type="float">
            <text:p/>
          </table:table-cell>
          <table:table-cell table:style-name="ce20" table:formula="of:=LEFT([.E55];8)" office:value-type="string" office:string-value="1.2.2.01" calcext:value-type="string">
            <text:p>1.2.2.01</text:p>
          </table:table-cell>
          <table:table-cell table:style-name="ce21" table:formula="of:=VLOOKUP([.K55];[$Grupos.$B$2:$Grupos.$E$89];2;0)" office:value-type="string" office:string-value="phar_gp_1_2_2_01" calcext:value-type="string">
            <text:p>phar_gp_1_2_2_01</text:p>
          </table:table-cell>
          <table:table-cell table:number-columns-repeated="1011"/>
        </table:table-row>
        <table:table-row table:style-name="ro1">
          <table:table-cell table:style-name="ce17" table:formula="of:=CONCATENATE([.B56];[.C56])" office:value-type="string" office:string-value="ttrx_phr1_2_2_01_999" calcext:value-type="string">
            <text:p>ttrx_phr1_2_2_01_999</text:p>
          </table:table-cell>
          <table:table-cell office:value-type="string" calcext:value-type="string">
            <text:p>ttrx_phr</text:p>
          </table:table-cell>
          <table:table-cell table:style-name="ce17" table:formula="of:=SUBSTITUTE([.E56];&quot;.&quot;;&quot;_&quot;)" office:value-type="string" office:string-value="1_2_2_01_999" calcext:value-type="string">
            <text:p>1_2_2_01_999</text:p>
          </table:table-cell>
          <table:table-cell table:style-name="ce19" table:formula="of:=[.D55]+2" office:value-type="float" office:value="109" calcext:value-type="float">
            <text:p>109</text:p>
          </table:table-cell>
          <table:table-cell table:style-name="ce16" table:formula="of:=[$'Contas Limpas'.B55]" office:value-type="string" office:string-value="1.2.2.01.999" calcext:value-type="string">
            <text:p>1.2.2.01.999</text:p>
          </table:table-cell>
          <table:table-cell table:style-name="ce16" table:formula="of:=VLOOKUP([.E56];[$'Plano Completo'.$B$2:$'Plano Completo'.$C$401];2;0)" office:value-type="string" office:string-value="(-) Amortização/Depreciação Acumulada" calcext:value-type="string">
            <text:p>(-) Amortização/Depreciação Acumulada</text:p>
          </table:table-cell>
          <table:table-cell table:formula="of:=VLOOKUP([.E56];[$'Plano Completo'.$B$2:$'Plano Completo'.$D$401];3;0)" office:value-type="string" office:string-value="Depreciação" calcext:value-type="string">
            <text:p>Depreciação</text:p>
          </table:table-cell>
          <table:table-cell table:style-name="ce20" table:formula="of:=VLOOKUP([.G56];[$'Account Type'.$A$2:$'Account Type'.$F$19];5;0)" office:value-type="string" office:string-value="account.data_account_type_depreciation" calcext:value-type="string">
            <text:p>account.data_account_type_depreciation</text:p>
          </table:table-cell>
          <table:table-cell table:style-name="ce20" table:formula="of:=VLOOKUP([.G56];[$'Account Type'.$A$2:$'Account Type'.$F$19];6;0)" office:value-type="float" office:value="0" calcext:value-type="float">
            <text:p>0</text:p>
          </table:table-cell>
          <table:table-cell table:style-name="ce20" table:formula="of:=VLOOKUP([.E56];[$'Plano Completo'.$B$2:$'Plano Completo'.$F$401];4;0)" office:value-type="float" office:value="0" calcext:value-type="float">
            <text:p/>
          </table:table-cell>
          <table:table-cell table:style-name="ce20" table:formula="of:=LEFT([.E56];8)" office:value-type="string" office:string-value="1.2.2.01" calcext:value-type="string">
            <text:p>1.2.2.01</text:p>
          </table:table-cell>
          <table:table-cell table:style-name="ce21" table:formula="of:=VLOOKUP([.K56];[$Grupos.$B$2:$Grupos.$E$89];2;0)" office:value-type="string" office:string-value="phar_gp_1_2_2_01" calcext:value-type="string">
            <text:p>phar_gp_1_2_2_01</text:p>
          </table:table-cell>
          <table:table-cell table:number-columns-repeated="1011"/>
        </table:table-row>
        <table:table-row table:style-name="ro1">
          <table:table-cell table:style-name="ce17" table:formula="of:=CONCATENATE([.B57];[.C57])" office:value-type="string" office:string-value="ttrx_phr1_2_3_01_001" calcext:value-type="string">
            <text:p>ttrx_phr1_2_3_01_001</text:p>
          </table:table-cell>
          <table:table-cell office:value-type="string" calcext:value-type="string">
            <text:p>ttrx_phr</text:p>
          </table:table-cell>
          <table:table-cell table:style-name="ce17" table:formula="of:=SUBSTITUTE([.E57];&quot;.&quot;;&quot;_&quot;)" office:value-type="string" office:string-value="1_2_3_01_001" calcext:value-type="string">
            <text:p>1_2_3_01_001</text:p>
          </table:table-cell>
          <table:table-cell table:style-name="ce19" table:formula="of:=[.D56]+2" office:value-type="float" office:value="111" calcext:value-type="float">
            <text:p>111</text:p>
          </table:table-cell>
          <table:table-cell table:style-name="ce16" table:formula="of:=[$'Contas Limpas'.B56]" office:value-type="string" office:string-value="1.2.3.01.001" calcext:value-type="string">
            <text:p>1.2.3.01.001</text:p>
          </table:table-cell>
          <table:table-cell table:style-name="ce16" table:formula="of:=VLOOKUP([.E57];[$'Plano Completo'.$B$2:$'Plano Completo'.$C$401];2;0)" office:value-type="string" office:string-value="Marcas e Patentes" calcext:value-type="string">
            <text:p>Marcas e Patentes</text:p>
          </table:table-cell>
          <table:table-cell table:formula="of:=VLOOKUP([.E57];[$'Plano Completo'.$B$2:$'Plano Completo'.$D$401];3;0)" office:value-type="string" office:string-value="Ativos Permanentes" calcext:value-type="string">
            <text:p>Ativos Permanentes</text:p>
          </table:table-cell>
          <table:table-cell table:style-name="ce20" table:formula="of:=VLOOKUP([.G57];[$'Account Type'.$A$2:$'Account Type'.$F$19];5;0)" office:value-type="string" office:string-value="account.data_account_type_fixed_assets" calcext:value-type="string">
            <text:p>account.data_account_type_fixed_assets</text:p>
          </table:table-cell>
          <table:table-cell table:style-name="ce20" table:formula="of:=VLOOKUP([.G57];[$'Account Type'.$A$2:$'Account Type'.$F$19];6;0)" office:value-type="float" office:value="0" calcext:value-type="float">
            <text:p>0</text:p>
          </table:table-cell>
          <table:table-cell table:style-name="ce20" table:formula="of:=VLOOKUP([.E57];[$'Plano Completo'.$B$2:$'Plano Completo'.$F$401];4;0)" office:value-type="float" office:value="0" calcext:value-type="float">
            <text:p/>
          </table:table-cell>
          <table:table-cell table:style-name="ce20" table:formula="of:=LEFT([.E57];8)" office:value-type="string" office:string-value="1.2.3.01" calcext:value-type="string">
            <text:p>1.2.3.01</text:p>
          </table:table-cell>
          <table:table-cell table:style-name="ce21" table:formula="of:=VLOOKUP([.K57];[$Grupos.$B$2:$Grupos.$E$89];2;0)" office:value-type="string" office:string-value="phar_gp_1_2_3_01" calcext:value-type="string">
            <text:p>phar_gp_1_2_3_01</text:p>
          </table:table-cell>
          <table:table-cell table:number-columns-repeated="1011"/>
        </table:table-row>
        <table:table-row table:style-name="ro1">
          <table:table-cell table:style-name="ce17" table:formula="of:=CONCATENATE([.B58];[.C58])" office:value-type="string" office:string-value="ttrx_phr2_1_1_01_001" calcext:value-type="string">
            <text:p>ttrx_phr2_1_1_01_001</text:p>
          </table:table-cell>
          <table:table-cell office:value-type="string" calcext:value-type="string">
            <text:p>ttrx_phr</text:p>
          </table:table-cell>
          <table:table-cell table:style-name="ce17" table:formula="of:=SUBSTITUTE([.E58];&quot;.&quot;;&quot;_&quot;)" office:value-type="string" office:string-value="2_1_1_01_001" calcext:value-type="string">
            <text:p>2_1_1_01_001</text:p>
          </table:table-cell>
          <table:table-cell table:style-name="ce19" table:formula="of:=[.D57]+2" office:value-type="float" office:value="113" calcext:value-type="float">
            <text:p>113</text:p>
          </table:table-cell>
          <table:table-cell table:style-name="ce16" table:formula="of:=[$'Contas Limpas'.B57]" office:value-type="string" office:string-value="2.1.1.01.001" calcext:value-type="string">
            <text:p>2.1.1.01.001</text:p>
          </table:table-cell>
          <table:table-cell table:style-name="ce16" table:formula="of:=VLOOKUP([.E58];[$'Plano Completo'.$B$2:$'Plano Completo'.$C$401];2;0)" office:value-type="string" office:string-value="Fornecedores (a Pagar)" calcext:value-type="string">
            <text:p>Fornecedores (a Pagar)</text:p>
          </table:table-cell>
          <table:table-cell table:formula="of:=VLOOKUP([.E58];[$'Plano Completo'.$B$2:$'Plano Completo'.$D$401];3;0)" office:value-type="string" office:string-value="Conta a Pagar" calcext:value-type="string">
            <text:p>Conta a Pagar</text:p>
          </table:table-cell>
          <table:table-cell table:style-name="ce20" table:formula="of:=VLOOKUP([.G58];[$'Account Type'.$A$2:$'Account Type'.$F$19];5;0)" office:value-type="string" office:string-value="account.data_account_type_payable" calcext:value-type="string">
            <text:p>account.data_account_type_payable</text:p>
          </table:table-cell>
          <table:table-cell table:style-name="ce20" table:formula="of:=VLOOKUP([.G58];[$'Account Type'.$A$2:$'Account Type'.$F$19];6;0)" office:value-type="float" office:value="1" calcext:value-type="float">
            <text:p>1</text:p>
          </table:table-cell>
          <table:table-cell table:style-name="ce20" table:formula="of:=VLOOKUP([.E58];[$'Plano Completo'.$B$2:$'Plano Completo'.$F$401];4;0)" office:value-type="float" office:value="0" calcext:value-type="float">
            <text:p/>
          </table:table-cell>
          <table:table-cell table:style-name="ce20" table:formula="of:=LEFT([.E58];8)" office:value-type="string" office:string-value="2.1.1.01" calcext:value-type="string">
            <text:p>2.1.1.01</text:p>
          </table:table-cell>
          <table:table-cell table:style-name="ce21" table:formula="of:=VLOOKUP([.K58];[$Grupos.$B$2:$Grupos.$E$89];2;0)" office:value-type="string" office:string-value="phar_gp_2_1_1_01" calcext:value-type="string">
            <text:p>phar_gp_2_1_1_01</text:p>
          </table:table-cell>
          <table:table-cell table:number-columns-repeated="1011"/>
        </table:table-row>
        <table:table-row table:style-name="ro1">
          <table:table-cell table:style-name="ce17" table:formula="of:=CONCATENATE([.B59];[.C59])" office:value-type="string" office:string-value="ttrx_phr2_1_1_03_001" calcext:value-type="string">
            <text:p>ttrx_phr2_1_1_03_001</text:p>
          </table:table-cell>
          <table:table-cell office:value-type="string" calcext:value-type="string">
            <text:p>ttrx_phr</text:p>
          </table:table-cell>
          <table:table-cell table:style-name="ce17" table:formula="of:=SUBSTITUTE([.E59];&quot;.&quot;;&quot;_&quot;)" office:value-type="string" office:string-value="2_1_1_03_001" calcext:value-type="string">
            <text:p>2_1_1_03_001</text:p>
          </table:table-cell>
          <table:table-cell table:style-name="ce19" table:formula="of:=[.D58]+2" office:value-type="float" office:value="115" calcext:value-type="float">
            <text:p>115</text:p>
          </table:table-cell>
          <table:table-cell table:style-name="ce16" table:formula="of:=[$'Contas Limpas'.B58]" office:value-type="string" office:string-value="2.1.1.03.001" calcext:value-type="string">
            <text:p>2.1.1.03.001</text:p>
          </table:table-cell>
          <table:table-cell table:style-name="ce16" table:formula="of:=VLOOKUP([.E59];[$'Plano Completo'.$B$2:$'Plano Completo'.$C$401];2;0)" office:value-type="string" office:string-value="Empréstimos E Financiamentos" calcext:value-type="string">
            <text:p>Empréstimos E Financiamentos</text:p>
          </table:table-cell>
          <table:table-cell table:formula="of:=VLOOKUP([.E59];[$'Plano Completo'.$B$2:$'Plano Completo'.$D$401];3;0)" office:value-type="string" office:string-value="Conta a Pagar" calcext:value-type="string">
            <text:p>Conta a Pagar</text:p>
          </table:table-cell>
          <table:table-cell table:style-name="ce20" table:formula="of:=VLOOKUP([.G59];[$'Account Type'.$A$2:$'Account Type'.$F$19];5;0)" office:value-type="string" office:string-value="account.data_account_type_payable" calcext:value-type="string">
            <text:p>account.data_account_type_payable</text:p>
          </table:table-cell>
          <table:table-cell table:style-name="ce20" table:formula="of:=VLOOKUP([.G59];[$'Account Type'.$A$2:$'Account Type'.$F$19];6;0)" office:value-type="float" office:value="1" calcext:value-type="float">
            <text:p>1</text:p>
          </table:table-cell>
          <table:table-cell table:style-name="ce20" table:formula="of:=VLOOKUP([.E59];[$'Plano Completo'.$B$2:$'Plano Completo'.$F$401];4;0)" office:value-type="float" office:value="0" calcext:value-type="float">
            <text:p/>
          </table:table-cell>
          <table:table-cell table:style-name="ce20" table:formula="of:=LEFT([.E59];8)" office:value-type="string" office:string-value="2.1.1.03" calcext:value-type="string">
            <text:p>2.1.1.03</text:p>
          </table:table-cell>
          <table:table-cell table:style-name="ce21" table:formula="of:=VLOOKUP([.K59];[$Grupos.$B$2:$Grupos.$E$89];2;0)" office:value-type="string" office:string-value="phar_gp_2_1_1_03" calcext:value-type="string">
            <text:p>phar_gp_2_1_1_03</text:p>
          </table:table-cell>
          <table:table-cell table:number-columns-repeated="1011"/>
        </table:table-row>
        <table:table-row table:style-name="ro1">
          <table:table-cell table:style-name="ce17" table:formula="of:=CONCATENATE([.B60];[.C60])" office:value-type="string" office:string-value="ttrx_phr2_1_1_04_001" calcext:value-type="string">
            <text:p>ttrx_phr2_1_1_04_001</text:p>
          </table:table-cell>
          <table:table-cell office:value-type="string" calcext:value-type="string">
            <text:p>ttrx_phr</text:p>
          </table:table-cell>
          <table:table-cell table:style-name="ce17" table:formula="of:=SUBSTITUTE([.E60];&quot;.&quot;;&quot;_&quot;)" office:value-type="string" office:string-value="2_1_1_04_001" calcext:value-type="string">
            <text:p>2_1_1_04_001</text:p>
          </table:table-cell>
          <table:table-cell table:style-name="ce19" table:formula="of:=[.D59]+2" office:value-type="float" office:value="117" calcext:value-type="float">
            <text:p>117</text:p>
          </table:table-cell>
          <table:table-cell table:style-name="ce16" table:formula="of:=[$'Contas Limpas'.B59]" office:value-type="string" office:string-value="2.1.1.04.001" calcext:value-type="string">
            <text:p>2.1.1.04.001</text:p>
          </table:table-cell>
          <table:table-cell table:style-name="ce16" table:formula="of:=VLOOKUP([.E60];[$'Plano Completo'.$B$2:$'Plano Completo'.$C$401];2;0)" office:value-type="string" office:string-value="Ordenados e Salários a Pagar" calcext:value-type="string">
            <text:p>Ordenados e Salários a Pagar</text:p>
          </table:table-cell>
          <table:table-cell table:formula="of:=VLOOKUP([.E60];[$'Plano Completo'.$B$2:$'Plano Completo'.$D$401];3;0)" office:value-type="string" office:string-value="Conta a Pagar" calcext:value-type="string">
            <text:p>Conta a Pagar</text:p>
          </table:table-cell>
          <table:table-cell table:style-name="ce20" table:formula="of:=VLOOKUP([.G60];[$'Account Type'.$A$2:$'Account Type'.$F$19];5;0)" office:value-type="string" office:string-value="account.data_account_type_payable" calcext:value-type="string">
            <text:p>account.data_account_type_payable</text:p>
          </table:table-cell>
          <table:table-cell table:style-name="ce20" table:formula="of:=VLOOKUP([.G60];[$'Account Type'.$A$2:$'Account Type'.$F$19];6;0)" office:value-type="float" office:value="1" calcext:value-type="float">
            <text:p>1</text:p>
          </table:table-cell>
          <table:table-cell table:style-name="ce20" table:formula="of:=VLOOKUP([.E60];[$'Plano Completo'.$B$2:$'Plano Completo'.$F$401];4;0)" office:value-type="float" office:value="0" calcext:value-type="float">
            <text:p/>
          </table:table-cell>
          <table:table-cell table:style-name="ce20" table:formula="of:=LEFT([.E60];8)" office:value-type="string" office:string-value="2.1.1.04" calcext:value-type="string">
            <text:p>2.1.1.04</text:p>
          </table:table-cell>
          <table:table-cell table:style-name="ce21" table:formula="of:=VLOOKUP([.K60];[$Grupos.$B$2:$Grupos.$E$89];2;0)" office:value-type="string" office:string-value="phar_gp_2_1_1_04" calcext:value-type="string">
            <text:p>phar_gp_2_1_1_04</text:p>
          </table:table-cell>
          <table:table-cell table:number-columns-repeated="1011"/>
        </table:table-row>
        <table:table-row table:style-name="ro1">
          <table:table-cell table:style-name="ce17" table:formula="of:=CONCATENATE([.B61];[.C61])" office:value-type="string" office:string-value="ttrx_phr2_1_1_04_002" calcext:value-type="string">
            <text:p>ttrx_phr2_1_1_04_002</text:p>
          </table:table-cell>
          <table:table-cell office:value-type="string" calcext:value-type="string">
            <text:p>ttrx_phr</text:p>
          </table:table-cell>
          <table:table-cell table:style-name="ce17" table:formula="of:=SUBSTITUTE([.E61];&quot;.&quot;;&quot;_&quot;)" office:value-type="string" office:string-value="2_1_1_04_002" calcext:value-type="string">
            <text:p>2_1_1_04_002</text:p>
          </table:table-cell>
          <table:table-cell table:style-name="ce19" table:formula="of:=[.D60]+2" office:value-type="float" office:value="119" calcext:value-type="float">
            <text:p>119</text:p>
          </table:table-cell>
          <table:table-cell table:style-name="ce16" table:formula="of:=[$'Contas Limpas'.B60]" office:value-type="string" office:string-value="2.1.1.04.002" calcext:value-type="string">
            <text:p>2.1.1.04.002</text:p>
          </table:table-cell>
          <table:table-cell table:style-name="ce16" table:formula="of:=VLOOKUP([.E61];[$'Plano Completo'.$B$2:$'Plano Completo'.$C$401];2;0)" office:value-type="string" office:string-value="Pro labore a Pagar" calcext:value-type="string">
            <text:p>Pro labore a Pagar</text:p>
          </table:table-cell>
          <table:table-cell table:formula="of:=VLOOKUP([.E61];[$'Plano Completo'.$B$2:$'Plano Completo'.$D$401];3;0)" office:value-type="string" office:string-value="Conta a Pagar" calcext:value-type="string">
            <text:p>Conta a Pagar</text:p>
          </table:table-cell>
          <table:table-cell table:style-name="ce20" table:formula="of:=VLOOKUP([.G61];[$'Account Type'.$A$2:$'Account Type'.$F$19];5;0)" office:value-type="string" office:string-value="account.data_account_type_payable" calcext:value-type="string">
            <text:p>account.data_account_type_payable</text:p>
          </table:table-cell>
          <table:table-cell table:style-name="ce20" table:formula="of:=VLOOKUP([.G61];[$'Account Type'.$A$2:$'Account Type'.$F$19];6;0)" office:value-type="float" office:value="1" calcext:value-type="float">
            <text:p>1</text:p>
          </table:table-cell>
          <table:table-cell table:style-name="ce20" table:formula="of:=VLOOKUP([.E61];[$'Plano Completo'.$B$2:$'Plano Completo'.$F$401];4;0)" office:value-type="float" office:value="0" calcext:value-type="float">
            <text:p/>
          </table:table-cell>
          <table:table-cell table:style-name="ce20" table:formula="of:=LEFT([.E61];8)" office:value-type="string" office:string-value="2.1.1.04" calcext:value-type="string">
            <text:p>2.1.1.04</text:p>
          </table:table-cell>
          <table:table-cell table:style-name="ce21" table:formula="of:=VLOOKUP([.K61];[$Grupos.$B$2:$Grupos.$E$89];2;0)" office:value-type="string" office:string-value="phar_gp_2_1_1_04" calcext:value-type="string">
            <text:p>phar_gp_2_1_1_04</text:p>
          </table:table-cell>
          <table:table-cell table:number-columns-repeated="1011"/>
        </table:table-row>
        <table:table-row table:style-name="ro1">
          <table:table-cell table:style-name="ce17" table:formula="of:=CONCATENATE([.B62];[.C62])" office:value-type="string" office:string-value="ttrx_phr2_1_1_04_003" calcext:value-type="string">
            <text:p>ttrx_phr2_1_1_04_003</text:p>
          </table:table-cell>
          <table:table-cell office:value-type="string" calcext:value-type="string">
            <text:p>ttrx_phr</text:p>
          </table:table-cell>
          <table:table-cell table:style-name="ce17" table:formula="of:=SUBSTITUTE([.E62];&quot;.&quot;;&quot;_&quot;)" office:value-type="string" office:string-value="2_1_1_04_003" calcext:value-type="string">
            <text:p>2_1_1_04_003</text:p>
          </table:table-cell>
          <table:table-cell table:style-name="ce19" table:formula="of:=[.D61]+2" office:value-type="float" office:value="121" calcext:value-type="float">
            <text:p>121</text:p>
          </table:table-cell>
          <table:table-cell table:style-name="ce16" table:formula="of:=[$'Contas Limpas'.B61]" office:value-type="string" office:string-value="2.1.1.04.003" calcext:value-type="string">
            <text:p>2.1.1.04.003</text:p>
          </table:table-cell>
          <table:table-cell table:style-name="ce16" table:formula="of:=VLOOKUP([.E62];[$'Plano Completo'.$B$2:$'Plano Completo'.$C$401];2;0)" office:value-type="string" office:string-value="Férias a Pagar" calcext:value-type="string">
            <text:p>Férias a Pagar</text:p>
          </table:table-cell>
          <table:table-cell table:formula="of:=VLOOKUP([.E62];[$'Plano Completo'.$B$2:$'Plano Completo'.$D$401];3;0)" office:value-type="string" office:string-value="Conta a Pagar" calcext:value-type="string">
            <text:p>Conta a Pagar</text:p>
          </table:table-cell>
          <table:table-cell table:style-name="ce20" table:formula="of:=VLOOKUP([.G62];[$'Account Type'.$A$2:$'Account Type'.$F$19];5;0)" office:value-type="string" office:string-value="account.data_account_type_payable" calcext:value-type="string">
            <text:p>account.data_account_type_payable</text:p>
          </table:table-cell>
          <table:table-cell table:style-name="ce20" table:formula="of:=VLOOKUP([.G62];[$'Account Type'.$A$2:$'Account Type'.$F$19];6;0)" office:value-type="float" office:value="1" calcext:value-type="float">
            <text:p>1</text:p>
          </table:table-cell>
          <table:table-cell table:style-name="ce20" table:formula="of:=VLOOKUP([.E62];[$'Plano Completo'.$B$2:$'Plano Completo'.$F$401];4;0)" office:value-type="float" office:value="0" calcext:value-type="float">
            <text:p/>
          </table:table-cell>
          <table:table-cell table:style-name="ce20" table:formula="of:=LEFT([.E62];8)" office:value-type="string" office:string-value="2.1.1.04" calcext:value-type="string">
            <text:p>2.1.1.04</text:p>
          </table:table-cell>
          <table:table-cell table:style-name="ce21" table:formula="of:=VLOOKUP([.K62];[$Grupos.$B$2:$Grupos.$E$89];2;0)" office:value-type="string" office:string-value="phar_gp_2_1_1_04" calcext:value-type="string">
            <text:p>phar_gp_2_1_1_04</text:p>
          </table:table-cell>
          <table:table-cell table:number-columns-repeated="1011"/>
        </table:table-row>
        <table:table-row table:style-name="ro1">
          <table:table-cell table:style-name="ce17" table:formula="of:=CONCATENATE([.B63];[.C63])" office:value-type="string" office:string-value="ttrx_phr2_1_1_04_004" calcext:value-type="string">
            <text:p>ttrx_phr2_1_1_04_004</text:p>
          </table:table-cell>
          <table:table-cell office:value-type="string" calcext:value-type="string">
            <text:p>ttrx_phr</text:p>
          </table:table-cell>
          <table:table-cell table:style-name="ce17" table:formula="of:=SUBSTITUTE([.E63];&quot;.&quot;;&quot;_&quot;)" office:value-type="string" office:string-value="2_1_1_04_004" calcext:value-type="string">
            <text:p>2_1_1_04_004</text:p>
          </table:table-cell>
          <table:table-cell table:style-name="ce19" table:formula="of:=[.D62]+2" office:value-type="float" office:value="123" calcext:value-type="float">
            <text:p>123</text:p>
          </table:table-cell>
          <table:table-cell table:style-name="ce16" table:formula="of:=[$'Contas Limpas'.B62]" office:value-type="string" office:string-value="2.1.1.04.004" calcext:value-type="string">
            <text:p>2.1.1.04.004</text:p>
          </table:table-cell>
          <table:table-cell table:style-name="ce16" table:formula="of:=VLOOKUP([.E63];[$'Plano Completo'.$B$2:$'Plano Completo'.$C$401];2;0)" office:value-type="string" office:string-value="13 Salário a Pagar" calcext:value-type="string">
            <text:p>13 Salário a Pagar</text:p>
          </table:table-cell>
          <table:table-cell table:formula="of:=VLOOKUP([.E63];[$'Plano Completo'.$B$2:$'Plano Completo'.$D$401];3;0)" office:value-type="string" office:string-value="Conta a Pagar" calcext:value-type="string">
            <text:p>Conta a Pagar</text:p>
          </table:table-cell>
          <table:table-cell table:style-name="ce20" table:formula="of:=VLOOKUP([.G63];[$'Account Type'.$A$2:$'Account Type'.$F$19];5;0)" office:value-type="string" office:string-value="account.data_account_type_payable" calcext:value-type="string">
            <text:p>account.data_account_type_payable</text:p>
          </table:table-cell>
          <table:table-cell table:style-name="ce20" table:formula="of:=VLOOKUP([.G63];[$'Account Type'.$A$2:$'Account Type'.$F$19];6;0)" office:value-type="float" office:value="1" calcext:value-type="float">
            <text:p>1</text:p>
          </table:table-cell>
          <table:table-cell table:style-name="ce20" table:formula="of:=VLOOKUP([.E63];[$'Plano Completo'.$B$2:$'Plano Completo'.$F$401];4;0)" office:value-type="float" office:value="0" calcext:value-type="float">
            <text:p/>
          </table:table-cell>
          <table:table-cell table:style-name="ce20" table:formula="of:=LEFT([.E63];8)" office:value-type="string" office:string-value="2.1.1.04" calcext:value-type="string">
            <text:p>2.1.1.04</text:p>
          </table:table-cell>
          <table:table-cell table:style-name="ce21" table:formula="of:=VLOOKUP([.K63];[$Grupos.$B$2:$Grupos.$E$89];2;0)" office:value-type="string" office:string-value="phar_gp_2_1_1_04" calcext:value-type="string">
            <text:p>phar_gp_2_1_1_04</text:p>
          </table:table-cell>
          <table:table-cell table:number-columns-repeated="1011"/>
        </table:table-row>
        <table:table-row table:style-name="ro1">
          <table:table-cell table:style-name="ce17" table:formula="of:=CONCATENATE([.B64];[.C64])" office:value-type="string" office:string-value="ttrx_phr2_1_1_04_005" calcext:value-type="string">
            <text:p>ttrx_phr2_1_1_04_005</text:p>
          </table:table-cell>
          <table:table-cell office:value-type="string" calcext:value-type="string">
            <text:p>ttrx_phr</text:p>
          </table:table-cell>
          <table:table-cell table:style-name="ce17" table:formula="of:=SUBSTITUTE([.E64];&quot;.&quot;;&quot;_&quot;)" office:value-type="string" office:string-value="2_1_1_04_005" calcext:value-type="string">
            <text:p>2_1_1_04_005</text:p>
          </table:table-cell>
          <table:table-cell table:style-name="ce19" table:formula="of:=[.D63]+2" office:value-type="float" office:value="125" calcext:value-type="float">
            <text:p>125</text:p>
          </table:table-cell>
          <table:table-cell table:style-name="ce16" table:formula="of:=[$'Contas Limpas'.B63]" office:value-type="string" office:string-value="2.1.1.04.005" calcext:value-type="string">
            <text:p>2.1.1.04.005</text:p>
          </table:table-cell>
          <table:table-cell table:style-name="ce16" table:formula="of:=VLOOKUP([.E64];[$'Plano Completo'.$B$2:$'Plano Completo'.$C$401];2;0)" office:value-type="string" office:string-value="Pensao Alimenticia A Pagar" calcext:value-type="string">
            <text:p>Pensao Alimenticia A Pagar</text:p>
          </table:table-cell>
          <table:table-cell table:formula="of:=VLOOKUP([.E64];[$'Plano Completo'.$B$2:$'Plano Completo'.$D$401];3;0)" office:value-type="string" office:string-value="Conta a Pagar" calcext:value-type="string">
            <text:p>Conta a Pagar</text:p>
          </table:table-cell>
          <table:table-cell table:style-name="ce20" table:formula="of:=VLOOKUP([.G64];[$'Account Type'.$A$2:$'Account Type'.$F$19];5;0)" office:value-type="string" office:string-value="account.data_account_type_payable" calcext:value-type="string">
            <text:p>account.data_account_type_payable</text:p>
          </table:table-cell>
          <table:table-cell table:style-name="ce20" table:formula="of:=VLOOKUP([.G64];[$'Account Type'.$A$2:$'Account Type'.$F$19];6;0)" office:value-type="float" office:value="1" calcext:value-type="float">
            <text:p>1</text:p>
          </table:table-cell>
          <table:table-cell table:style-name="ce20" table:formula="of:=VLOOKUP([.E64];[$'Plano Completo'.$B$2:$'Plano Completo'.$F$401];4;0)" office:value-type="float" office:value="0" calcext:value-type="float">
            <text:p/>
          </table:table-cell>
          <table:table-cell table:style-name="ce20" table:formula="of:=LEFT([.E64];8)" office:value-type="string" office:string-value="2.1.1.04" calcext:value-type="string">
            <text:p>2.1.1.04</text:p>
          </table:table-cell>
          <table:table-cell table:style-name="ce21" table:formula="of:=VLOOKUP([.K64];[$Grupos.$B$2:$Grupos.$E$89];2;0)" office:value-type="string" office:string-value="phar_gp_2_1_1_04" calcext:value-type="string">
            <text:p>phar_gp_2_1_1_04</text:p>
          </table:table-cell>
          <table:table-cell table:number-columns-repeated="1011"/>
        </table:table-row>
        <table:table-row table:style-name="ro1">
          <table:table-cell table:style-name="ce17" table:formula="of:=CONCATENATE([.B65];[.C65])" office:value-type="string" office:string-value="ttrx_phr2_1_1_04_006" calcext:value-type="string">
            <text:p>ttrx_phr2_1_1_04_006</text:p>
          </table:table-cell>
          <table:table-cell office:value-type="string" calcext:value-type="string">
            <text:p>ttrx_phr</text:p>
          </table:table-cell>
          <table:table-cell table:style-name="ce17" table:formula="of:=SUBSTITUTE([.E65];&quot;.&quot;;&quot;_&quot;)" office:value-type="string" office:string-value="2_1_1_04_006" calcext:value-type="string">
            <text:p>2_1_1_04_006</text:p>
          </table:table-cell>
          <table:table-cell table:style-name="ce19" table:formula="of:=[.D64]+2" office:value-type="float" office:value="127" calcext:value-type="float">
            <text:p>127</text:p>
          </table:table-cell>
          <table:table-cell table:style-name="ce16" table:formula="of:=[$'Contas Limpas'.B64]" office:value-type="string" office:string-value="2.1.1.04.006" calcext:value-type="string">
            <text:p>2.1.1.04.006</text:p>
          </table:table-cell>
          <table:table-cell table:style-name="ce16" table:formula="of:=VLOOKUP([.E65];[$'Plano Completo'.$B$2:$'Plano Completo'.$C$401];2;0)" office:value-type="string" office:string-value="Autonomos A Pagar" calcext:value-type="string">
            <text:p>Autonomos A Pagar</text:p>
          </table:table-cell>
          <table:table-cell table:formula="of:=VLOOKUP([.E65];[$'Plano Completo'.$B$2:$'Plano Completo'.$D$401];3;0)" office:value-type="string" office:string-value="Conta a Pagar" calcext:value-type="string">
            <text:p>Conta a Pagar</text:p>
          </table:table-cell>
          <table:table-cell table:style-name="ce20" table:formula="of:=VLOOKUP([.G65];[$'Account Type'.$A$2:$'Account Type'.$F$19];5;0)" office:value-type="string" office:string-value="account.data_account_type_payable" calcext:value-type="string">
            <text:p>account.data_account_type_payable</text:p>
          </table:table-cell>
          <table:table-cell table:style-name="ce20" table:formula="of:=VLOOKUP([.G65];[$'Account Type'.$A$2:$'Account Type'.$F$19];6;0)" office:value-type="float" office:value="1" calcext:value-type="float">
            <text:p>1</text:p>
          </table:table-cell>
          <table:table-cell table:style-name="ce20" table:formula="of:=VLOOKUP([.E65];[$'Plano Completo'.$B$2:$'Plano Completo'.$F$401];4;0)" office:value-type="float" office:value="0" calcext:value-type="float">
            <text:p/>
          </table:table-cell>
          <table:table-cell table:style-name="ce20" table:formula="of:=LEFT([.E65];8)" office:value-type="string" office:string-value="2.1.1.04" calcext:value-type="string">
            <text:p>2.1.1.04</text:p>
          </table:table-cell>
          <table:table-cell table:style-name="ce21" table:formula="of:=VLOOKUP([.K65];[$Grupos.$B$2:$Grupos.$E$89];2;0)" office:value-type="string" office:string-value="phar_gp_2_1_1_04" calcext:value-type="string">
            <text:p>phar_gp_2_1_1_04</text:p>
          </table:table-cell>
          <table:table-cell table:number-columns-repeated="1011"/>
        </table:table-row>
        <table:table-row table:style-name="ro1">
          <table:table-cell table:style-name="ce17" table:formula="of:=CONCATENATE([.B66];[.C66])" office:value-type="string" office:string-value="ttrx_phr2_1_1_04_007" calcext:value-type="string">
            <text:p>ttrx_phr2_1_1_04_007</text:p>
          </table:table-cell>
          <table:table-cell office:value-type="string" calcext:value-type="string">
            <text:p>ttrx_phr</text:p>
          </table:table-cell>
          <table:table-cell table:style-name="ce17" table:formula="of:=SUBSTITUTE([.E66];&quot;.&quot;;&quot;_&quot;)" office:value-type="string" office:string-value="2_1_1_04_007" calcext:value-type="string">
            <text:p>2_1_1_04_007</text:p>
          </table:table-cell>
          <table:table-cell table:style-name="ce19" table:formula="of:=[.D65]+2" office:value-type="float" office:value="129" calcext:value-type="float">
            <text:p>129</text:p>
          </table:table-cell>
          <table:table-cell table:style-name="ce16" table:formula="of:=[$'Contas Limpas'.B65]" office:value-type="string" office:string-value="2.1.1.04.007" calcext:value-type="string">
            <text:p>2.1.1.04.007</text:p>
          </table:table-cell>
          <table:table-cell table:style-name="ce16" table:formula="of:=VLOOKUP([.E66];[$'Plano Completo'.$B$2:$'Plano Completo'.$C$401];2;0)" office:value-type="string" office:string-value="Indenizacoes Trabalhistas A Pagar" calcext:value-type="string">
            <text:p>Indenizacoes Trabalhistas A Pagar</text:p>
          </table:table-cell>
          <table:table-cell table:formula="of:=VLOOKUP([.E66];[$'Plano Completo'.$B$2:$'Plano Completo'.$D$401];3;0)" office:value-type="string" office:string-value="Conta a Pagar" calcext:value-type="string">
            <text:p>Conta a Pagar</text:p>
          </table:table-cell>
          <table:table-cell table:style-name="ce20" table:formula="of:=VLOOKUP([.G66];[$'Account Type'.$A$2:$'Account Type'.$F$19];5;0)" office:value-type="string" office:string-value="account.data_account_type_payable" calcext:value-type="string">
            <text:p>account.data_account_type_payable</text:p>
          </table:table-cell>
          <table:table-cell table:style-name="ce20" table:formula="of:=VLOOKUP([.G66];[$'Account Type'.$A$2:$'Account Type'.$F$19];6;0)" office:value-type="float" office:value="1" calcext:value-type="float">
            <text:p>1</text:p>
          </table:table-cell>
          <table:table-cell table:style-name="ce20" table:formula="of:=VLOOKUP([.E66];[$'Plano Completo'.$B$2:$'Plano Completo'.$F$401];4;0)" office:value-type="float" office:value="0" calcext:value-type="float">
            <text:p/>
          </table:table-cell>
          <table:table-cell table:style-name="ce20" table:formula="of:=LEFT([.E66];8)" office:value-type="string" office:string-value="2.1.1.04" calcext:value-type="string">
            <text:p>2.1.1.04</text:p>
          </table:table-cell>
          <table:table-cell table:style-name="ce21" table:formula="of:=VLOOKUP([.K66];[$Grupos.$B$2:$Grupos.$E$89];2;0)" office:value-type="string" office:string-value="phar_gp_2_1_1_04" calcext:value-type="string">
            <text:p>phar_gp_2_1_1_04</text:p>
          </table:table-cell>
          <table:table-cell table:number-columns-repeated="1011"/>
        </table:table-row>
        <table:table-row table:style-name="ro1">
          <table:table-cell table:style-name="ce17" table:formula="of:=CONCATENATE([.B67];[.C67])" office:value-type="string" office:string-value="ttrx_phr2_1_1_04_008" calcext:value-type="string">
            <text:p>ttrx_phr2_1_1_04_008</text:p>
          </table:table-cell>
          <table:table-cell office:value-type="string" calcext:value-type="string">
            <text:p>ttrx_phr</text:p>
          </table:table-cell>
          <table:table-cell table:style-name="ce17" table:formula="of:=SUBSTITUTE([.E67];&quot;.&quot;;&quot;_&quot;)" office:value-type="string" office:string-value="2_1_1_04_008" calcext:value-type="string">
            <text:p>2_1_1_04_008</text:p>
          </table:table-cell>
          <table:table-cell table:style-name="ce19" table:formula="of:=[.D66]+2" office:value-type="float" office:value="131" calcext:value-type="float">
            <text:p>131</text:p>
          </table:table-cell>
          <table:table-cell table:style-name="ce16" table:formula="of:=[$'Contas Limpas'.B66]" office:value-type="string" office:string-value="2.1.1.04.008" calcext:value-type="string">
            <text:p>2.1.1.04.008</text:p>
          </table:table-cell>
          <table:table-cell table:style-name="ce16" table:formula="of:=VLOOKUP([.E67];[$'Plano Completo'.$B$2:$'Plano Completo'.$C$401];2;0)" office:value-type="string" office:string-value="Contribuição Assistencial A Recolher" calcext:value-type="string">
            <text:p>Contribuição Assistencial A Recolher</text:p>
          </table:table-cell>
          <table:table-cell table:formula="of:=VLOOKUP([.E67];[$'Plano Completo'.$B$2:$'Plano Completo'.$D$401];3;0)" office:value-type="string" office:string-value="Conta a Pagar" calcext:value-type="string">
            <text:p>Conta a Pagar</text:p>
          </table:table-cell>
          <table:table-cell table:style-name="ce20" table:formula="of:=VLOOKUP([.G67];[$'Account Type'.$A$2:$'Account Type'.$F$19];5;0)" office:value-type="string" office:string-value="account.data_account_type_payable" calcext:value-type="string">
            <text:p>account.data_account_type_payable</text:p>
          </table:table-cell>
          <table:table-cell table:style-name="ce20" table:formula="of:=VLOOKUP([.G67];[$'Account Type'.$A$2:$'Account Type'.$F$19];6;0)" office:value-type="float" office:value="1" calcext:value-type="float">
            <text:p>1</text:p>
          </table:table-cell>
          <table:table-cell table:style-name="ce20" table:formula="of:=VLOOKUP([.E67];[$'Plano Completo'.$B$2:$'Plano Completo'.$F$401];4;0)" office:value-type="float" office:value="0" calcext:value-type="float">
            <text:p/>
          </table:table-cell>
          <table:table-cell table:style-name="ce20" table:formula="of:=LEFT([.E67];8)" office:value-type="string" office:string-value="2.1.1.04" calcext:value-type="string">
            <text:p>2.1.1.04</text:p>
          </table:table-cell>
          <table:table-cell table:style-name="ce21" table:formula="of:=VLOOKUP([.K67];[$Grupos.$B$2:$Grupos.$E$89];2;0)" office:value-type="string" office:string-value="phar_gp_2_1_1_04" calcext:value-type="string">
            <text:p>phar_gp_2_1_1_04</text:p>
          </table:table-cell>
          <table:table-cell table:number-columns-repeated="1011"/>
        </table:table-row>
        <table:table-row table:style-name="ro1">
          <table:table-cell table:style-name="ce17" table:formula="of:=CONCATENATE([.B68];[.C68])" office:value-type="string" office:string-value="ttrx_phr2_1_1_04_009" calcext:value-type="string">
            <text:p>ttrx_phr2_1_1_04_009</text:p>
          </table:table-cell>
          <table:table-cell office:value-type="string" calcext:value-type="string">
            <text:p>ttrx_phr</text:p>
          </table:table-cell>
          <table:table-cell table:style-name="ce17" table:formula="of:=SUBSTITUTE([.E68];&quot;.&quot;;&quot;_&quot;)" office:value-type="string" office:string-value="2_1_1_04_009" calcext:value-type="string">
            <text:p>2_1_1_04_009</text:p>
          </table:table-cell>
          <table:table-cell table:style-name="ce19" table:formula="of:=[.D67]+2" office:value-type="float" office:value="133" calcext:value-type="float">
            <text:p>133</text:p>
          </table:table-cell>
          <table:table-cell table:style-name="ce16" table:formula="of:=[$'Contas Limpas'.B67]" office:value-type="string" office:string-value="2.1.1.04.009" calcext:value-type="string">
            <text:p>2.1.1.04.009</text:p>
          </table:table-cell>
          <table:table-cell table:style-name="ce16" table:formula="of:=VLOOKUP([.E68];[$'Plano Completo'.$B$2:$'Plano Completo'.$C$401];2;0)" office:value-type="string" office:string-value="Contribuição Confederativa A Recolher" calcext:value-type="string">
            <text:p>Contribuição Confederativa A Recolher</text:p>
          </table:table-cell>
          <table:table-cell table:formula="of:=VLOOKUP([.E68];[$'Plano Completo'.$B$2:$'Plano Completo'.$D$401];3;0)" office:value-type="string" office:string-value="Conta a Pagar" calcext:value-type="string">
            <text:p>Conta a Pagar</text:p>
          </table:table-cell>
          <table:table-cell table:style-name="ce20" table:formula="of:=VLOOKUP([.G68];[$'Account Type'.$A$2:$'Account Type'.$F$19];5;0)" office:value-type="string" office:string-value="account.data_account_type_payable" calcext:value-type="string">
            <text:p>account.data_account_type_payable</text:p>
          </table:table-cell>
          <table:table-cell table:style-name="ce20" table:formula="of:=VLOOKUP([.G68];[$'Account Type'.$A$2:$'Account Type'.$F$19];6;0)" office:value-type="float" office:value="1" calcext:value-type="float">
            <text:p>1</text:p>
          </table:table-cell>
          <table:table-cell table:style-name="ce20" table:formula="of:=VLOOKUP([.E68];[$'Plano Completo'.$B$2:$'Plano Completo'.$F$401];4;0)" office:value-type="float" office:value="0" calcext:value-type="float">
            <text:p/>
          </table:table-cell>
          <table:table-cell table:style-name="ce20" table:formula="of:=LEFT([.E68];8)" office:value-type="string" office:string-value="2.1.1.04" calcext:value-type="string">
            <text:p>2.1.1.04</text:p>
          </table:table-cell>
          <table:table-cell table:style-name="ce21" table:formula="of:=VLOOKUP([.K68];[$Grupos.$B$2:$Grupos.$E$89];2;0)" office:value-type="string" office:string-value="phar_gp_2_1_1_04" calcext:value-type="string">
            <text:p>phar_gp_2_1_1_04</text:p>
          </table:table-cell>
          <table:table-cell table:number-columns-repeated="1011"/>
        </table:table-row>
        <table:table-row table:style-name="ro1">
          <table:table-cell table:style-name="ce17" table:formula="of:=CONCATENATE([.B69];[.C69])" office:value-type="string" office:string-value="ttrx_phr2_1_1_04_010" calcext:value-type="string">
            <text:p>ttrx_phr2_1_1_04_010</text:p>
          </table:table-cell>
          <table:table-cell office:value-type="string" calcext:value-type="string">
            <text:p>ttrx_phr</text:p>
          </table:table-cell>
          <table:table-cell table:style-name="ce17" table:formula="of:=SUBSTITUTE([.E69];&quot;.&quot;;&quot;_&quot;)" office:value-type="string" office:string-value="2_1_1_04_010" calcext:value-type="string">
            <text:p>2_1_1_04_010</text:p>
          </table:table-cell>
          <table:table-cell table:style-name="ce19" table:formula="of:=[.D68]+2" office:value-type="float" office:value="135" calcext:value-type="float">
            <text:p>135</text:p>
          </table:table-cell>
          <table:table-cell table:style-name="ce16" table:formula="of:=[$'Contas Limpas'.B68]" office:value-type="string" office:string-value="2.1.1.04.010" calcext:value-type="string">
            <text:p>2.1.1.04.010</text:p>
          </table:table-cell>
          <table:table-cell table:style-name="ce16" table:formula="of:=VLOOKUP([.E69];[$'Plano Completo'.$B$2:$'Plano Completo'.$C$401];2;0)" office:value-type="string" office:string-value="Contribuição Sindical A Recolher" calcext:value-type="string">
            <text:p>Contribuição Sindical A Recolher</text:p>
          </table:table-cell>
          <table:table-cell table:formula="of:=VLOOKUP([.E69];[$'Plano Completo'.$B$2:$'Plano Completo'.$D$401];3;0)" office:value-type="string" office:string-value="Conta a Pagar" calcext:value-type="string">
            <text:p>Conta a Pagar</text:p>
          </table:table-cell>
          <table:table-cell table:style-name="ce20" table:formula="of:=VLOOKUP([.G69];[$'Account Type'.$A$2:$'Account Type'.$F$19];5;0)" office:value-type="string" office:string-value="account.data_account_type_payable" calcext:value-type="string">
            <text:p>account.data_account_type_payable</text:p>
          </table:table-cell>
          <table:table-cell table:style-name="ce20" table:formula="of:=VLOOKUP([.G69];[$'Account Type'.$A$2:$'Account Type'.$F$19];6;0)" office:value-type="float" office:value="1" calcext:value-type="float">
            <text:p>1</text:p>
          </table:table-cell>
          <table:table-cell table:style-name="ce20" table:formula="of:=VLOOKUP([.E69];[$'Plano Completo'.$B$2:$'Plano Completo'.$F$401];4;0)" office:value-type="float" office:value="0" calcext:value-type="float">
            <text:p/>
          </table:table-cell>
          <table:table-cell table:style-name="ce20" table:formula="of:=LEFT([.E69];8)" office:value-type="string" office:string-value="2.1.1.04" calcext:value-type="string">
            <text:p>2.1.1.04</text:p>
          </table:table-cell>
          <table:table-cell table:style-name="ce21" table:formula="of:=VLOOKUP([.K69];[$Grupos.$B$2:$Grupos.$E$89];2;0)" office:value-type="string" office:string-value="phar_gp_2_1_1_04" calcext:value-type="string">
            <text:p>phar_gp_2_1_1_04</text:p>
          </table:table-cell>
          <table:table-cell table:number-columns-repeated="1011"/>
        </table:table-row>
        <table:table-row table:style-name="ro1">
          <table:table-cell table:style-name="ce17" table:formula="of:=CONCATENATE([.B70];[.C70])" office:value-type="string" office:string-value="ttrx_phr2_1_1_05_001" calcext:value-type="string">
            <text:p>ttrx_phr2_1_1_05_001</text:p>
          </table:table-cell>
          <table:table-cell office:value-type="string" calcext:value-type="string">
            <text:p>ttrx_phr</text:p>
          </table:table-cell>
          <table:table-cell table:style-name="ce17" table:formula="of:=SUBSTITUTE([.E70];&quot;.&quot;;&quot;_&quot;)" office:value-type="string" office:string-value="2_1_1_05_001" calcext:value-type="string">
            <text:p>2_1_1_05_001</text:p>
          </table:table-cell>
          <table:table-cell table:style-name="ce19" table:formula="of:=[.D69]+2" office:value-type="float" office:value="137" calcext:value-type="float">
            <text:p>137</text:p>
          </table:table-cell>
          <table:table-cell table:style-name="ce16" table:formula="of:=[$'Contas Limpas'.B69]" office:value-type="string" office:string-value="2.1.1.05.001" calcext:value-type="string">
            <text:p>2.1.1.05.001</text:p>
          </table:table-cell>
          <table:table-cell table:style-name="ce16" table:formula="of:=VLOOKUP([.E70];[$'Plano Completo'.$B$2:$'Plano Completo'.$C$401];2;0)" office:value-type="string" office:string-value="INSS a Recolher" calcext:value-type="string">
            <text:p>INSS a Recolher</text:p>
          </table:table-cell>
          <table:table-cell table:formula="of:=VLOOKUP([.E70];[$'Plano Completo'.$B$2:$'Plano Completo'.$D$401];3;0)" office:value-type="string" office:string-value="Conta a Pagar" calcext:value-type="string">
            <text:p>Conta a Pagar</text:p>
          </table:table-cell>
          <table:table-cell table:style-name="ce20" table:formula="of:=VLOOKUP([.G70];[$'Account Type'.$A$2:$'Account Type'.$F$19];5;0)" office:value-type="string" office:string-value="account.data_account_type_payable" calcext:value-type="string">
            <text:p>account.data_account_type_payable</text:p>
          </table:table-cell>
          <table:table-cell table:style-name="ce20" table:formula="of:=VLOOKUP([.G70];[$'Account Type'.$A$2:$'Account Type'.$F$19];6;0)" office:value-type="float" office:value="1" calcext:value-type="float">
            <text:p>1</text:p>
          </table:table-cell>
          <table:table-cell table:style-name="ce20" table:formula="of:=VLOOKUP([.E70];[$'Plano Completo'.$B$2:$'Plano Completo'.$F$401];4;0)" office:value-type="float" office:value="0" calcext:value-type="float">
            <text:p/>
          </table:table-cell>
          <table:table-cell table:style-name="ce20" table:formula="of:=LEFT([.E70];8)" office:value-type="string" office:string-value="2.1.1.05" calcext:value-type="string">
            <text:p>2.1.1.05</text:p>
          </table:table-cell>
          <table:table-cell table:style-name="ce21" table:formula="of:=VLOOKUP([.K70];[$Grupos.$B$2:$Grupos.$E$89];2;0)" office:value-type="string" office:string-value="phar_gp_2_1_1_05" calcext:value-type="string">
            <text:p>phar_gp_2_1_1_05</text:p>
          </table:table-cell>
          <table:table-cell table:number-columns-repeated="1011"/>
        </table:table-row>
        <table:table-row table:style-name="ro1">
          <table:table-cell table:style-name="ce17" table:formula="of:=CONCATENATE([.B71];[.C71])" office:value-type="string" office:string-value="ttrx_phr2_1_1_05_002" calcext:value-type="string">
            <text:p>ttrx_phr2_1_1_05_002</text:p>
          </table:table-cell>
          <table:table-cell office:value-type="string" calcext:value-type="string">
            <text:p>ttrx_phr</text:p>
          </table:table-cell>
          <table:table-cell table:style-name="ce17" table:formula="of:=SUBSTITUTE([.E71];&quot;.&quot;;&quot;_&quot;)" office:value-type="string" office:string-value="2_1_1_05_002" calcext:value-type="string">
            <text:p>2_1_1_05_002</text:p>
          </table:table-cell>
          <table:table-cell table:style-name="ce19" table:formula="of:=[.D70]+2" office:value-type="float" office:value="139" calcext:value-type="float">
            <text:p>139</text:p>
          </table:table-cell>
          <table:table-cell table:style-name="ce16" table:formula="of:=[$'Contas Limpas'.B70]" office:value-type="string" office:string-value="2.1.1.05.002" calcext:value-type="string">
            <text:p>2.1.1.05.002</text:p>
          </table:table-cell>
          <table:table-cell table:style-name="ce16" table:formula="of:=VLOOKUP([.E71];[$'Plano Completo'.$B$2:$'Plano Completo'.$C$401];2;0)" office:value-type="string" office:string-value="FGTS a Recolher" calcext:value-type="string">
            <text:p>FGTS a Recolher</text:p>
          </table:table-cell>
          <table:table-cell table:formula="of:=VLOOKUP([.E71];[$'Plano Completo'.$B$2:$'Plano Completo'.$D$401];3;0)" office:value-type="string" office:string-value="Conta a Pagar" calcext:value-type="string">
            <text:p>Conta a Pagar</text:p>
          </table:table-cell>
          <table:table-cell table:style-name="ce20" table:formula="of:=VLOOKUP([.G71];[$'Account Type'.$A$2:$'Account Type'.$F$19];5;0)" office:value-type="string" office:string-value="account.data_account_type_payable" calcext:value-type="string">
            <text:p>account.data_account_type_payable</text:p>
          </table:table-cell>
          <table:table-cell table:style-name="ce20" table:formula="of:=VLOOKUP([.G71];[$'Account Type'.$A$2:$'Account Type'.$F$19];6;0)" office:value-type="float" office:value="1" calcext:value-type="float">
            <text:p>1</text:p>
          </table:table-cell>
          <table:table-cell table:style-name="ce20" table:formula="of:=VLOOKUP([.E71];[$'Plano Completo'.$B$2:$'Plano Completo'.$F$401];4;0)" office:value-type="float" office:value="0" calcext:value-type="float">
            <text:p/>
          </table:table-cell>
          <table:table-cell table:style-name="ce20" table:formula="of:=LEFT([.E71];8)" office:value-type="string" office:string-value="2.1.1.05" calcext:value-type="string">
            <text:p>2.1.1.05</text:p>
          </table:table-cell>
          <table:table-cell table:style-name="ce21" table:formula="of:=VLOOKUP([.K71];[$Grupos.$B$2:$Grupos.$E$89];2;0)" office:value-type="string" office:string-value="phar_gp_2_1_1_05" calcext:value-type="string">
            <text:p>phar_gp_2_1_1_05</text:p>
          </table:table-cell>
          <table:table-cell table:number-columns-repeated="1011"/>
        </table:table-row>
        <table:table-row table:style-name="ro1">
          <table:table-cell table:style-name="ce17" table:formula="of:=CONCATENATE([.B72];[.C72])" office:value-type="string" office:string-value="ttrx_phr2_1_1_05_003" calcext:value-type="string">
            <text:p>ttrx_phr2_1_1_05_003</text:p>
          </table:table-cell>
          <table:table-cell office:value-type="string" calcext:value-type="string">
            <text:p>ttrx_phr</text:p>
          </table:table-cell>
          <table:table-cell table:style-name="ce17" table:formula="of:=SUBSTITUTE([.E72];&quot;.&quot;;&quot;_&quot;)" office:value-type="string" office:string-value="2_1_1_05_003" calcext:value-type="string">
            <text:p>2_1_1_05_003</text:p>
          </table:table-cell>
          <table:table-cell table:style-name="ce19" table:formula="of:=[.D71]+2" office:value-type="float" office:value="141" calcext:value-type="float">
            <text:p>141</text:p>
          </table:table-cell>
          <table:table-cell table:style-name="ce16" table:formula="of:=[$'Contas Limpas'.B71]" office:value-type="string" office:string-value="2.1.1.05.003" calcext:value-type="string">
            <text:p>2.1.1.05.003</text:p>
          </table:table-cell>
          <table:table-cell table:style-name="ce16" table:formula="of:=VLOOKUP([.E72];[$'Plano Completo'.$B$2:$'Plano Completo'.$C$401];2;0)" office:value-type="string" office:string-value="IRFONTE a Recolher" calcext:value-type="string">
            <text:p>IRFONTE a Recolher</text:p>
          </table:table-cell>
          <table:table-cell table:formula="of:=VLOOKUP([.E72];[$'Plano Completo'.$B$2:$'Plano Completo'.$D$401];3;0)" office:value-type="string" office:string-value="Conta a Pagar" calcext:value-type="string">
            <text:p>Conta a Pagar</text:p>
          </table:table-cell>
          <table:table-cell table:style-name="ce20" table:formula="of:=VLOOKUP([.G72];[$'Account Type'.$A$2:$'Account Type'.$F$19];5;0)" office:value-type="string" office:string-value="account.data_account_type_payable" calcext:value-type="string">
            <text:p>account.data_account_type_payable</text:p>
          </table:table-cell>
          <table:table-cell table:style-name="ce20" table:formula="of:=VLOOKUP([.G72];[$'Account Type'.$A$2:$'Account Type'.$F$19];6;0)" office:value-type="float" office:value="1" calcext:value-type="float">
            <text:p>1</text:p>
          </table:table-cell>
          <table:table-cell table:style-name="ce20" table:formula="of:=VLOOKUP([.E72];[$'Plano Completo'.$B$2:$'Plano Completo'.$F$401];4;0)" office:value-type="float" office:value="0" calcext:value-type="float">
            <text:p/>
          </table:table-cell>
          <table:table-cell table:style-name="ce20" table:formula="of:=LEFT([.E72];8)" office:value-type="string" office:string-value="2.1.1.05" calcext:value-type="string">
            <text:p>2.1.1.05</text:p>
          </table:table-cell>
          <table:table-cell table:style-name="ce21" table:formula="of:=VLOOKUP([.K72];[$Grupos.$B$2:$Grupos.$E$89];2;0)" office:value-type="string" office:string-value="phar_gp_2_1_1_05" calcext:value-type="string">
            <text:p>phar_gp_2_1_1_05</text:p>
          </table:table-cell>
          <table:table-cell table:number-columns-repeated="1011"/>
        </table:table-row>
        <table:table-row table:style-name="ro1">
          <table:table-cell table:style-name="ce17" table:formula="of:=CONCATENATE([.B73];[.C73])" office:value-type="string" office:string-value="ttrx_phr2_1_1_06_001" calcext:value-type="string">
            <text:p>ttrx_phr2_1_1_06_001</text:p>
          </table:table-cell>
          <table:table-cell office:value-type="string" calcext:value-type="string">
            <text:p>ttrx_phr</text:p>
          </table:table-cell>
          <table:table-cell table:style-name="ce17" table:formula="of:=SUBSTITUTE([.E73];&quot;.&quot;;&quot;_&quot;)" office:value-type="string" office:string-value="2_1_1_06_001" calcext:value-type="string">
            <text:p>2_1_1_06_001</text:p>
          </table:table-cell>
          <table:table-cell table:style-name="ce19" table:formula="of:=[.D72]+2" office:value-type="float" office:value="143" calcext:value-type="float">
            <text:p>143</text:p>
          </table:table-cell>
          <table:table-cell table:style-name="ce16" table:formula="of:=[$'Contas Limpas'.B72]" office:value-type="string" office:string-value="2.1.1.06.001" calcext:value-type="string">
            <text:p>2.1.1.06.001</text:p>
          </table:table-cell>
          <table:table-cell table:style-name="ce16" table:formula="of:=VLOOKUP([.E73];[$'Plano Completo'.$B$2:$'Plano Completo'.$C$401];2;0)" office:value-type="string" office:string-value="ICMS a Recolher" calcext:value-type="string">
            <text:p>ICMS a Recolher</text:p>
          </table:table-cell>
          <table:table-cell table:formula="of:=VLOOKUP([.E73];[$'Plano Completo'.$B$2:$'Plano Completo'.$D$401];3;0)" office:value-type="string" office:string-value="Conta a Pagar" calcext:value-type="string">
            <text:p>Conta a Pagar</text:p>
          </table:table-cell>
          <table:table-cell table:style-name="ce20" table:formula="of:=VLOOKUP([.G73];[$'Account Type'.$A$2:$'Account Type'.$F$19];5;0)" office:value-type="string" office:string-value="account.data_account_type_payable" calcext:value-type="string">
            <text:p>account.data_account_type_payable</text:p>
          </table:table-cell>
          <table:table-cell table:style-name="ce20" table:formula="of:=VLOOKUP([.G73];[$'Account Type'.$A$2:$'Account Type'.$F$19];6;0)" office:value-type="float" office:value="1" calcext:value-type="float">
            <text:p>1</text:p>
          </table:table-cell>
          <table:table-cell table:style-name="ce20" table:formula="of:=VLOOKUP([.E73];[$'Plano Completo'.$B$2:$'Plano Completo'.$F$401];4;0)" office:value-type="float" office:value="0" calcext:value-type="float">
            <text:p/>
          </table:table-cell>
          <table:table-cell table:style-name="ce20" table:formula="of:=LEFT([.E73];8)" office:value-type="string" office:string-value="2.1.1.06" calcext:value-type="string">
            <text:p>2.1.1.06</text:p>
          </table:table-cell>
          <table:table-cell table:style-name="ce21" table:formula="of:=VLOOKUP([.K73];[$Grupos.$B$2:$Grupos.$E$89];2;0)" office:value-type="string" office:string-value="phar_gp_2_1_1_06" calcext:value-type="string">
            <text:p>phar_gp_2_1_1_06</text:p>
          </table:table-cell>
          <table:table-cell table:number-columns-repeated="1011"/>
        </table:table-row>
        <table:table-row table:style-name="ro1">
          <table:table-cell table:style-name="ce17" table:formula="of:=CONCATENATE([.B74];[.C74])" office:value-type="string" office:string-value="ttrx_phr2_1_1_06_002" calcext:value-type="string">
            <text:p>ttrx_phr2_1_1_06_002</text:p>
          </table:table-cell>
          <table:table-cell office:value-type="string" calcext:value-type="string">
            <text:p>ttrx_phr</text:p>
          </table:table-cell>
          <table:table-cell table:style-name="ce17" table:formula="of:=SUBSTITUTE([.E74];&quot;.&quot;;&quot;_&quot;)" office:value-type="string" office:string-value="2_1_1_06_002" calcext:value-type="string">
            <text:p>2_1_1_06_002</text:p>
          </table:table-cell>
          <table:table-cell table:style-name="ce19" table:formula="of:=[.D73]+2" office:value-type="float" office:value="145" calcext:value-type="float">
            <text:p>145</text:p>
          </table:table-cell>
          <table:table-cell table:style-name="ce16" table:formula="of:=[$'Contas Limpas'.B73]" office:value-type="string" office:string-value="2.1.1.06.002" calcext:value-type="string">
            <text:p>2.1.1.06.002</text:p>
          </table:table-cell>
          <table:table-cell table:style-name="ce16" table:formula="of:=VLOOKUP([.E74];[$'Plano Completo'.$B$2:$'Plano Completo'.$C$401];2;0)" office:value-type="string" office:string-value="IPI a Recolher" calcext:value-type="string">
            <text:p>IPI a Recolher</text:p>
          </table:table-cell>
          <table:table-cell table:formula="of:=VLOOKUP([.E74];[$'Plano Completo'.$B$2:$'Plano Completo'.$D$401];3;0)" office:value-type="string" office:string-value="Conta a Pagar" calcext:value-type="string">
            <text:p>Conta a Pagar</text:p>
          </table:table-cell>
          <table:table-cell table:style-name="ce20" table:formula="of:=VLOOKUP([.G74];[$'Account Type'.$A$2:$'Account Type'.$F$19];5;0)" office:value-type="string" office:string-value="account.data_account_type_payable" calcext:value-type="string">
            <text:p>account.data_account_type_payable</text:p>
          </table:table-cell>
          <table:table-cell table:style-name="ce20" table:formula="of:=VLOOKUP([.G74];[$'Account Type'.$A$2:$'Account Type'.$F$19];6;0)" office:value-type="float" office:value="1" calcext:value-type="float">
            <text:p>1</text:p>
          </table:table-cell>
          <table:table-cell table:style-name="ce20" table:formula="of:=VLOOKUP([.E74];[$'Plano Completo'.$B$2:$'Plano Completo'.$F$401];4;0)" office:value-type="float" office:value="0" calcext:value-type="float">
            <text:p/>
          </table:table-cell>
          <table:table-cell table:style-name="ce20" table:formula="of:=LEFT([.E74];8)" office:value-type="string" office:string-value="2.1.1.06" calcext:value-type="string">
            <text:p>2.1.1.06</text:p>
          </table:table-cell>
          <table:table-cell table:style-name="ce21" table:formula="of:=VLOOKUP([.K74];[$Grupos.$B$2:$Grupos.$E$89];2;0)" office:value-type="string" office:string-value="phar_gp_2_1_1_06" calcext:value-type="string">
            <text:p>phar_gp_2_1_1_06</text:p>
          </table:table-cell>
          <table:table-cell table:number-columns-repeated="1011"/>
        </table:table-row>
        <table:table-row table:style-name="ro1">
          <table:table-cell table:style-name="ce17" table:formula="of:=CONCATENATE([.B75];[.C75])" office:value-type="string" office:string-value="ttrx_phr2_1_1_06_003" calcext:value-type="string">
            <text:p>ttrx_phr2_1_1_06_003</text:p>
          </table:table-cell>
          <table:table-cell office:value-type="string" calcext:value-type="string">
            <text:p>ttrx_phr</text:p>
          </table:table-cell>
          <table:table-cell table:style-name="ce17" table:formula="of:=SUBSTITUTE([.E75];&quot;.&quot;;&quot;_&quot;)" office:value-type="string" office:string-value="2_1_1_06_003" calcext:value-type="string">
            <text:p>2_1_1_06_003</text:p>
          </table:table-cell>
          <table:table-cell table:style-name="ce19" table:formula="of:=[.D74]+2" office:value-type="float" office:value="147" calcext:value-type="float">
            <text:p>147</text:p>
          </table:table-cell>
          <table:table-cell table:style-name="ce16" table:formula="of:=[$'Contas Limpas'.B74]" office:value-type="string" office:string-value="2.1.1.06.003" calcext:value-type="string">
            <text:p>2.1.1.06.003</text:p>
          </table:table-cell>
          <table:table-cell table:style-name="ce16" table:formula="of:=VLOOKUP([.E75];[$'Plano Completo'.$B$2:$'Plano Completo'.$C$401];2;0)" office:value-type="string" office:string-value="COFINS a Recolher" calcext:value-type="string">
            <text:p>COFINS a Recolher</text:p>
          </table:table-cell>
          <table:table-cell table:formula="of:=VLOOKUP([.E75];[$'Plano Completo'.$B$2:$'Plano Completo'.$D$401];3;0)" office:value-type="string" office:string-value="Conta a Pagar" calcext:value-type="string">
            <text:p>Conta a Pagar</text:p>
          </table:table-cell>
          <table:table-cell table:style-name="ce20" table:formula="of:=VLOOKUP([.G75];[$'Account Type'.$A$2:$'Account Type'.$F$19];5;0)" office:value-type="string" office:string-value="account.data_account_type_payable" calcext:value-type="string">
            <text:p>account.data_account_type_payable</text:p>
          </table:table-cell>
          <table:table-cell table:style-name="ce20" table:formula="of:=VLOOKUP([.G75];[$'Account Type'.$A$2:$'Account Type'.$F$19];6;0)" office:value-type="float" office:value="1" calcext:value-type="float">
            <text:p>1</text:p>
          </table:table-cell>
          <table:table-cell table:style-name="ce20" table:formula="of:=VLOOKUP([.E75];[$'Plano Completo'.$B$2:$'Plano Completo'.$F$401];4;0)" office:value-type="float" office:value="0" calcext:value-type="float">
            <text:p/>
          </table:table-cell>
          <table:table-cell table:style-name="ce20" table:formula="of:=LEFT([.E75];8)" office:value-type="string" office:string-value="2.1.1.06" calcext:value-type="string">
            <text:p>2.1.1.06</text:p>
          </table:table-cell>
          <table:table-cell table:style-name="ce21" table:formula="of:=VLOOKUP([.K75];[$Grupos.$B$2:$Grupos.$E$89];2;0)" office:value-type="string" office:string-value="phar_gp_2_1_1_06" calcext:value-type="string">
            <text:p>phar_gp_2_1_1_06</text:p>
          </table:table-cell>
          <table:table-cell table:number-columns-repeated="1011"/>
        </table:table-row>
        <table:table-row table:style-name="ro1">
          <table:table-cell table:style-name="ce17" table:formula="of:=CONCATENATE([.B76];[.C76])" office:value-type="string" office:string-value="ttrx_phr2_1_1_06_004" calcext:value-type="string">
            <text:p>ttrx_phr2_1_1_06_004</text:p>
          </table:table-cell>
          <table:table-cell office:value-type="string" calcext:value-type="string">
            <text:p>ttrx_phr</text:p>
          </table:table-cell>
          <table:table-cell table:style-name="ce17" table:formula="of:=SUBSTITUTE([.E76];&quot;.&quot;;&quot;_&quot;)" office:value-type="string" office:string-value="2_1_1_06_004" calcext:value-type="string">
            <text:p>2_1_1_06_004</text:p>
          </table:table-cell>
          <table:table-cell table:style-name="ce19" table:formula="of:=[.D75]+2" office:value-type="float" office:value="149" calcext:value-type="float">
            <text:p>149</text:p>
          </table:table-cell>
          <table:table-cell table:style-name="ce16" table:formula="of:=[$'Contas Limpas'.B75]" office:value-type="string" office:string-value="2.1.1.06.004" calcext:value-type="string">
            <text:p>2.1.1.06.004</text:p>
          </table:table-cell>
          <table:table-cell table:style-name="ce16" table:formula="of:=VLOOKUP([.E76];[$'Plano Completo'.$B$2:$'Plano Completo'.$C$401];2;0)" office:value-type="string" office:string-value="PIS a Recolher" calcext:value-type="string">
            <text:p>PIS a Recolher</text:p>
          </table:table-cell>
          <table:table-cell table:formula="of:=VLOOKUP([.E76];[$'Plano Completo'.$B$2:$'Plano Completo'.$D$401];3;0)" office:value-type="string" office:string-value="Conta a Pagar" calcext:value-type="string">
            <text:p>Conta a Pagar</text:p>
          </table:table-cell>
          <table:table-cell table:style-name="ce20" table:formula="of:=VLOOKUP([.G76];[$'Account Type'.$A$2:$'Account Type'.$F$19];5;0)" office:value-type="string" office:string-value="account.data_account_type_payable" calcext:value-type="string">
            <text:p>account.data_account_type_payable</text:p>
          </table:table-cell>
          <table:table-cell table:style-name="ce20" table:formula="of:=VLOOKUP([.G76];[$'Account Type'.$A$2:$'Account Type'.$F$19];6;0)" office:value-type="float" office:value="1" calcext:value-type="float">
            <text:p>1</text:p>
          </table:table-cell>
          <table:table-cell table:style-name="ce20" table:formula="of:=VLOOKUP([.E76];[$'Plano Completo'.$B$2:$'Plano Completo'.$F$401];4;0)" office:value-type="float" office:value="0" calcext:value-type="float">
            <text:p/>
          </table:table-cell>
          <table:table-cell table:style-name="ce20" table:formula="of:=LEFT([.E76];8)" office:value-type="string" office:string-value="2.1.1.06" calcext:value-type="string">
            <text:p>2.1.1.06</text:p>
          </table:table-cell>
          <table:table-cell table:style-name="ce21" table:formula="of:=VLOOKUP([.K76];[$Grupos.$B$2:$Grupos.$E$89];2;0)" office:value-type="string" office:string-value="phar_gp_2_1_1_06" calcext:value-type="string">
            <text:p>phar_gp_2_1_1_06</text:p>
          </table:table-cell>
          <table:table-cell table:number-columns-repeated="1011"/>
        </table:table-row>
        <table:table-row table:style-name="ro1">
          <table:table-cell table:style-name="ce17" table:formula="of:=CONCATENATE([.B77];[.C77])" office:value-type="string" office:string-value="ttrx_phr2_1_1_06_005" calcext:value-type="string">
            <text:p>ttrx_phr2_1_1_06_005</text:p>
          </table:table-cell>
          <table:table-cell office:value-type="string" calcext:value-type="string">
            <text:p>ttrx_phr</text:p>
          </table:table-cell>
          <table:table-cell table:style-name="ce17" table:formula="of:=SUBSTITUTE([.E77];&quot;.&quot;;&quot;_&quot;)" office:value-type="string" office:string-value="2_1_1_06_005" calcext:value-type="string">
            <text:p>2_1_1_06_005</text:p>
          </table:table-cell>
          <table:table-cell table:style-name="ce19" table:formula="of:=[.D76]+2" office:value-type="float" office:value="151" calcext:value-type="float">
            <text:p>151</text:p>
          </table:table-cell>
          <table:table-cell table:style-name="ce16" table:formula="of:=[$'Contas Limpas'.B76]" office:value-type="string" office:string-value="2.1.1.06.005" calcext:value-type="string">
            <text:p>2.1.1.06.005</text:p>
          </table:table-cell>
          <table:table-cell table:style-name="ce16" table:formula="of:=VLOOKUP([.E77];[$'Plano Completo'.$B$2:$'Plano Completo'.$C$401];2;0)" office:value-type="string" office:string-value="ISS a Recolher" calcext:value-type="string">
            <text:p>ISS a Recolher</text:p>
          </table:table-cell>
          <table:table-cell table:formula="of:=VLOOKUP([.E77];[$'Plano Completo'.$B$2:$'Plano Completo'.$D$401];3;0)" office:value-type="string" office:string-value="Conta a Pagar" calcext:value-type="string">
            <text:p>Conta a Pagar</text:p>
          </table:table-cell>
          <table:table-cell table:style-name="ce20" table:formula="of:=VLOOKUP([.G77];[$'Account Type'.$A$2:$'Account Type'.$F$19];5;0)" office:value-type="string" office:string-value="account.data_account_type_payable" calcext:value-type="string">
            <text:p>account.data_account_type_payable</text:p>
          </table:table-cell>
          <table:table-cell table:style-name="ce20" table:formula="of:=VLOOKUP([.G77];[$'Account Type'.$A$2:$'Account Type'.$F$19];6;0)" office:value-type="float" office:value="1" calcext:value-type="float">
            <text:p>1</text:p>
          </table:table-cell>
          <table:table-cell table:style-name="ce20" table:formula="of:=VLOOKUP([.E77];[$'Plano Completo'.$B$2:$'Plano Completo'.$F$401];4;0)" office:value-type="float" office:value="0" calcext:value-type="float">
            <text:p/>
          </table:table-cell>
          <table:table-cell table:style-name="ce20" table:formula="of:=LEFT([.E77];8)" office:value-type="string" office:string-value="2.1.1.06" calcext:value-type="string">
            <text:p>2.1.1.06</text:p>
          </table:table-cell>
          <table:table-cell table:style-name="ce21" table:formula="of:=VLOOKUP([.K77];[$Grupos.$B$2:$Grupos.$E$89];2;0)" office:value-type="string" office:string-value="phar_gp_2_1_1_06" calcext:value-type="string">
            <text:p>phar_gp_2_1_1_06</text:p>
          </table:table-cell>
          <table:table-cell table:number-columns-repeated="1011"/>
        </table:table-row>
        <table:table-row table:style-name="ro1">
          <table:table-cell table:style-name="ce17" table:formula="of:=CONCATENATE([.B78];[.C78])" office:value-type="string" office:string-value="ttrx_phr2_1_1_06_006" calcext:value-type="string">
            <text:p>ttrx_phr2_1_1_06_006</text:p>
          </table:table-cell>
          <table:table-cell office:value-type="string" calcext:value-type="string">
            <text:p>ttrx_phr</text:p>
          </table:table-cell>
          <table:table-cell table:style-name="ce17" table:formula="of:=SUBSTITUTE([.E78];&quot;.&quot;;&quot;_&quot;)" office:value-type="string" office:string-value="2_1_1_06_006" calcext:value-type="string">
            <text:p>2_1_1_06_006</text:p>
          </table:table-cell>
          <table:table-cell table:style-name="ce19" table:formula="of:=[.D77]+2" office:value-type="float" office:value="153" calcext:value-type="float">
            <text:p>153</text:p>
          </table:table-cell>
          <table:table-cell table:style-name="ce16" table:formula="of:=[$'Contas Limpas'.B77]" office:value-type="string" office:string-value="2.1.1.06.006" calcext:value-type="string">
            <text:p>2.1.1.06.006</text:p>
          </table:table-cell>
          <table:table-cell table:style-name="ce16" table:formula="of:=VLOOKUP([.E78];[$'Plano Completo'.$B$2:$'Plano Completo'.$C$401];2;0)" office:value-type="string" office:string-value="CSL a Recolher" calcext:value-type="string">
            <text:p>CSL a Recolher</text:p>
          </table:table-cell>
          <table:table-cell table:formula="of:=VLOOKUP([.E78];[$'Plano Completo'.$B$2:$'Plano Completo'.$D$401];3;0)" office:value-type="string" office:string-value="Conta a Pagar" calcext:value-type="string">
            <text:p>Conta a Pagar</text:p>
          </table:table-cell>
          <table:table-cell table:style-name="ce20" table:formula="of:=VLOOKUP([.G78];[$'Account Type'.$A$2:$'Account Type'.$F$19];5;0)" office:value-type="string" office:string-value="account.data_account_type_payable" calcext:value-type="string">
            <text:p>account.data_account_type_payable</text:p>
          </table:table-cell>
          <table:table-cell table:style-name="ce20" table:formula="of:=VLOOKUP([.G78];[$'Account Type'.$A$2:$'Account Type'.$F$19];6;0)" office:value-type="float" office:value="1" calcext:value-type="float">
            <text:p>1</text:p>
          </table:table-cell>
          <table:table-cell table:style-name="ce20" table:formula="of:=VLOOKUP([.E78];[$'Plano Completo'.$B$2:$'Plano Completo'.$F$401];4;0)" office:value-type="float" office:value="0" calcext:value-type="float">
            <text:p/>
          </table:table-cell>
          <table:table-cell table:style-name="ce20" table:formula="of:=LEFT([.E78];8)" office:value-type="string" office:string-value="2.1.1.06" calcext:value-type="string">
            <text:p>2.1.1.06</text:p>
          </table:table-cell>
          <table:table-cell table:style-name="ce21" table:formula="of:=VLOOKUP([.K78];[$Grupos.$B$2:$Grupos.$E$89];2;0)" office:value-type="string" office:string-value="phar_gp_2_1_1_06" calcext:value-type="string">
            <text:p>phar_gp_2_1_1_06</text:p>
          </table:table-cell>
          <table:table-cell table:number-columns-repeated="1011"/>
        </table:table-row>
        <table:table-row table:style-name="ro1">
          <table:table-cell table:style-name="ce17" table:formula="of:=CONCATENATE([.B79];[.C79])" office:value-type="string" office:string-value="ttrx_phr2_1_1_06_007" calcext:value-type="string">
            <text:p>ttrx_phr2_1_1_06_007</text:p>
          </table:table-cell>
          <table:table-cell office:value-type="string" calcext:value-type="string">
            <text:p>ttrx_phr</text:p>
          </table:table-cell>
          <table:table-cell table:style-name="ce17" table:formula="of:=SUBSTITUTE([.E79];&quot;.&quot;;&quot;_&quot;)" office:value-type="string" office:string-value="2_1_1_06_007" calcext:value-type="string">
            <text:p>2_1_1_06_007</text:p>
          </table:table-cell>
          <table:table-cell table:style-name="ce19" table:formula="of:=[.D78]+2" office:value-type="float" office:value="155" calcext:value-type="float">
            <text:p>155</text:p>
          </table:table-cell>
          <table:table-cell table:style-name="ce16" table:formula="of:=[$'Contas Limpas'.B78]" office:value-type="string" office:string-value="2.1.1.06.007" calcext:value-type="string">
            <text:p>2.1.1.06.007</text:p>
          </table:table-cell>
          <table:table-cell table:style-name="ce16" table:formula="of:=VLOOKUP([.E79];[$'Plano Completo'.$B$2:$'Plano Completo'.$C$401];2;0)" office:value-type="string" office:string-value="ICMS SUBSTITUÍÇÃO TRIBUTÁRIA a Recolher" calcext:value-type="string">
            <text:p>ICMS SUBSTITUÍÇÃO TRIBUTÁRIA a Recolher</text:p>
          </table:table-cell>
          <table:table-cell table:formula="of:=VLOOKUP([.E79];[$'Plano Completo'.$B$2:$'Plano Completo'.$D$401];3;0)" office:value-type="string" office:string-value="Conta a Pagar" calcext:value-type="string">
            <text:p>Conta a Pagar</text:p>
          </table:table-cell>
          <table:table-cell table:style-name="ce20" table:formula="of:=VLOOKUP([.G79];[$'Account Type'.$A$2:$'Account Type'.$F$19];5;0)" office:value-type="string" office:string-value="account.data_account_type_payable" calcext:value-type="string">
            <text:p>account.data_account_type_payable</text:p>
          </table:table-cell>
          <table:table-cell table:style-name="ce20" table:formula="of:=VLOOKUP([.G79];[$'Account Type'.$A$2:$'Account Type'.$F$19];6;0)" office:value-type="float" office:value="1" calcext:value-type="float">
            <text:p>1</text:p>
          </table:table-cell>
          <table:table-cell table:style-name="ce20" table:formula="of:=VLOOKUP([.E79];[$'Plano Completo'.$B$2:$'Plano Completo'.$F$401];4;0)" office:value-type="float" office:value="0" calcext:value-type="float">
            <text:p/>
          </table:table-cell>
          <table:table-cell table:style-name="ce20" table:formula="of:=LEFT([.E79];8)" office:value-type="string" office:string-value="2.1.1.06" calcext:value-type="string">
            <text:p>2.1.1.06</text:p>
          </table:table-cell>
          <table:table-cell table:style-name="ce21" table:formula="of:=VLOOKUP([.K79];[$Grupos.$B$2:$Grupos.$E$89];2;0)" office:value-type="string" office:string-value="phar_gp_2_1_1_06" calcext:value-type="string">
            <text:p>phar_gp_2_1_1_06</text:p>
          </table:table-cell>
          <table:table-cell table:number-columns-repeated="1011"/>
        </table:table-row>
        <table:table-row table:style-name="ro1">
          <table:table-cell table:style-name="ce17" table:formula="of:=CONCATENATE([.B80];[.C80])" office:value-type="string" office:string-value="ttrx_phr2_1_1_06_008" calcext:value-type="string">
            <text:p>ttrx_phr2_1_1_06_008</text:p>
          </table:table-cell>
          <table:table-cell office:value-type="string" calcext:value-type="string">
            <text:p>ttrx_phr</text:p>
          </table:table-cell>
          <table:table-cell table:style-name="ce17" table:formula="of:=SUBSTITUTE([.E80];&quot;.&quot;;&quot;_&quot;)" office:value-type="string" office:string-value="2_1_1_06_008" calcext:value-type="string">
            <text:p>2_1_1_06_008</text:p>
          </table:table-cell>
          <table:table-cell table:style-name="ce19" table:formula="of:=[.D79]+2" office:value-type="float" office:value="157" calcext:value-type="float">
            <text:p>157</text:p>
          </table:table-cell>
          <table:table-cell table:style-name="ce16" table:formula="of:=[$'Contas Limpas'.B79]" office:value-type="string" office:string-value="2.1.1.06.008" calcext:value-type="string">
            <text:p>2.1.1.06.008</text:p>
          </table:table-cell>
          <table:table-cell table:style-name="ce16" table:formula="of:=VLOOKUP([.E80];[$'Plano Completo'.$B$2:$'Plano Completo'.$C$401];2;0)" office:value-type="string" office:string-value="Simples a Recolher" calcext:value-type="string">
            <text:p>Simples a Recolher</text:p>
          </table:table-cell>
          <table:table-cell table:formula="of:=VLOOKUP([.E80];[$'Plano Completo'.$B$2:$'Plano Completo'.$D$401];3;0)" office:value-type="string" office:string-value="Conta a Pagar" calcext:value-type="string">
            <text:p>Conta a Pagar</text:p>
          </table:table-cell>
          <table:table-cell table:style-name="ce20" table:formula="of:=VLOOKUP([.G80];[$'Account Type'.$A$2:$'Account Type'.$F$19];5;0)" office:value-type="string" office:string-value="account.data_account_type_payable" calcext:value-type="string">
            <text:p>account.data_account_type_payable</text:p>
          </table:table-cell>
          <table:table-cell table:style-name="ce20" table:formula="of:=VLOOKUP([.G80];[$'Account Type'.$A$2:$'Account Type'.$F$19];6;0)" office:value-type="float" office:value="1" calcext:value-type="float">
            <text:p>1</text:p>
          </table:table-cell>
          <table:table-cell table:style-name="ce20" table:formula="of:=VLOOKUP([.E80];[$'Plano Completo'.$B$2:$'Plano Completo'.$F$401];4;0)" office:value-type="float" office:value="0" calcext:value-type="float">
            <text:p/>
          </table:table-cell>
          <table:table-cell table:style-name="ce20" table:formula="of:=LEFT([.E80];8)" office:value-type="string" office:string-value="2.1.1.06" calcext:value-type="string">
            <text:p>2.1.1.06</text:p>
          </table:table-cell>
          <table:table-cell table:style-name="ce21" table:formula="of:=VLOOKUP([.K80];[$Grupos.$B$2:$Grupos.$E$89];2;0)" office:value-type="string" office:string-value="phar_gp_2_1_1_06" calcext:value-type="string">
            <text:p>phar_gp_2_1_1_06</text:p>
          </table:table-cell>
          <table:table-cell table:number-columns-repeated="1011"/>
        </table:table-row>
        <table:table-row table:style-name="ro1">
          <table:table-cell table:style-name="ce17" table:formula="of:=CONCATENATE([.B81];[.C81])" office:value-type="string" office:string-value="ttrx_phr2_1_1_06_009" calcext:value-type="string">
            <text:p>ttrx_phr2_1_1_06_009</text:p>
          </table:table-cell>
          <table:table-cell office:value-type="string" calcext:value-type="string">
            <text:p>ttrx_phr</text:p>
          </table:table-cell>
          <table:table-cell table:style-name="ce17" table:formula="of:=SUBSTITUTE([.E81];&quot;.&quot;;&quot;_&quot;)" office:value-type="string" office:string-value="2_1_1_06_009" calcext:value-type="string">
            <text:p>2_1_1_06_009</text:p>
          </table:table-cell>
          <table:table-cell table:style-name="ce19" table:formula="of:=[.D80]+2" office:value-type="float" office:value="159" calcext:value-type="float">
            <text:p>159</text:p>
          </table:table-cell>
          <table:table-cell table:style-name="ce16" table:formula="of:=[$'Contas Limpas'.B80]" office:value-type="string" office:string-value="2.1.1.06.009" calcext:value-type="string">
            <text:p>2.1.1.06.009</text:p>
          </table:table-cell>
          <table:table-cell table:style-name="ce16" table:formula="of:=VLOOKUP([.E81];[$'Plano Completo'.$B$2:$'Plano Completo'.$C$401];2;0)" office:value-type="string" office:string-value="INSS PF a Recolher" calcext:value-type="string">
            <text:p>INSS PF a Recolher</text:p>
          </table:table-cell>
          <table:table-cell table:formula="of:=VLOOKUP([.E81];[$'Plano Completo'.$B$2:$'Plano Completo'.$D$401];3;0)" office:value-type="string" office:string-value="Conta a Pagar" calcext:value-type="string">
            <text:p>Conta a Pagar</text:p>
          </table:table-cell>
          <table:table-cell table:style-name="ce20" table:formula="of:=VLOOKUP([.G81];[$'Account Type'.$A$2:$'Account Type'.$F$19];5;0)" office:value-type="string" office:string-value="account.data_account_type_payable" calcext:value-type="string">
            <text:p>account.data_account_type_payable</text:p>
          </table:table-cell>
          <table:table-cell table:style-name="ce20" table:formula="of:=VLOOKUP([.G81];[$'Account Type'.$A$2:$'Account Type'.$F$19];6;0)" office:value-type="float" office:value="1" calcext:value-type="float">
            <text:p>1</text:p>
          </table:table-cell>
          <table:table-cell table:style-name="ce20" table:formula="of:=VLOOKUP([.E81];[$'Plano Completo'.$B$2:$'Plano Completo'.$F$401];4;0)" office:value-type="float" office:value="0" calcext:value-type="float">
            <text:p/>
          </table:table-cell>
          <table:table-cell table:style-name="ce20" table:formula="of:=LEFT([.E81];8)" office:value-type="string" office:string-value="2.1.1.06" calcext:value-type="string">
            <text:p>2.1.1.06</text:p>
          </table:table-cell>
          <table:table-cell table:style-name="ce21" table:formula="of:=VLOOKUP([.K81];[$Grupos.$B$2:$Grupos.$E$89];2;0)" office:value-type="string" office:string-value="phar_gp_2_1_1_06" calcext:value-type="string">
            <text:p>phar_gp_2_1_1_06</text:p>
          </table:table-cell>
          <table:table-cell table:number-columns-repeated="1011"/>
        </table:table-row>
        <table:table-row table:style-name="ro1">
          <table:table-cell table:style-name="ce17" table:formula="of:=CONCATENATE([.B82];[.C82])" office:value-type="string" office:string-value="ttrx_phr2_1_1_06_010" calcext:value-type="string">
            <text:p>ttrx_phr2_1_1_06_010</text:p>
          </table:table-cell>
          <table:table-cell office:value-type="string" calcext:value-type="string">
            <text:p>ttrx_phr</text:p>
          </table:table-cell>
          <table:table-cell table:style-name="ce17" table:formula="of:=SUBSTITUTE([.E82];&quot;.&quot;;&quot;_&quot;)" office:value-type="string" office:string-value="2_1_1_06_010" calcext:value-type="string">
            <text:p>2_1_1_06_010</text:p>
          </table:table-cell>
          <table:table-cell table:style-name="ce19" table:formula="of:=[.D81]+2" office:value-type="float" office:value="161" calcext:value-type="float">
            <text:p>161</text:p>
          </table:table-cell>
          <table:table-cell table:style-name="ce16" table:formula="of:=[$'Contas Limpas'.B81]" office:value-type="string" office:string-value="2.1.1.06.010" calcext:value-type="string">
            <text:p>2.1.1.06.010</text:p>
          </table:table-cell>
          <table:table-cell table:style-name="ce16" table:formula="of:=VLOOKUP([.E82];[$'Plano Completo'.$B$2:$'Plano Completo'.$C$401];2;0)" office:value-type="string" office:string-value="INSS PJ a Recolher" calcext:value-type="string">
            <text:p>INSS PJ a Recolher</text:p>
          </table:table-cell>
          <table:table-cell table:formula="of:=VLOOKUP([.E82];[$'Plano Completo'.$B$2:$'Plano Completo'.$D$401];3;0)" office:value-type="string" office:string-value="Conta a Pagar" calcext:value-type="string">
            <text:p>Conta a Pagar</text:p>
          </table:table-cell>
          <table:table-cell table:style-name="ce20" table:formula="of:=VLOOKUP([.G82];[$'Account Type'.$A$2:$'Account Type'.$F$19];5;0)" office:value-type="string" office:string-value="account.data_account_type_payable" calcext:value-type="string">
            <text:p>account.data_account_type_payable</text:p>
          </table:table-cell>
          <table:table-cell table:style-name="ce20" table:formula="of:=VLOOKUP([.G82];[$'Account Type'.$A$2:$'Account Type'.$F$19];6;0)" office:value-type="float" office:value="1" calcext:value-type="float">
            <text:p>1</text:p>
          </table:table-cell>
          <table:table-cell table:style-name="ce20" table:formula="of:=VLOOKUP([.E82];[$'Plano Completo'.$B$2:$'Plano Completo'.$F$401];4;0)" office:value-type="float" office:value="0" calcext:value-type="float">
            <text:p/>
          </table:table-cell>
          <table:table-cell table:style-name="ce20" table:formula="of:=LEFT([.E82];8)" office:value-type="string" office:string-value="2.1.1.06" calcext:value-type="string">
            <text:p>2.1.1.06</text:p>
          </table:table-cell>
          <table:table-cell table:style-name="ce21" table:formula="of:=VLOOKUP([.K82];[$Grupos.$B$2:$Grupos.$E$89];2;0)" office:value-type="string" office:string-value="phar_gp_2_1_1_06" calcext:value-type="string">
            <text:p>phar_gp_2_1_1_06</text:p>
          </table:table-cell>
          <table:table-cell table:number-columns-repeated="1011"/>
        </table:table-row>
        <table:table-row table:style-name="ro1">
          <table:table-cell table:style-name="ce17" table:formula="of:=CONCATENATE([.B83];[.C83])" office:value-type="string" office:string-value="ttrx_phr2_1_1_06_011" calcext:value-type="string">
            <text:p>ttrx_phr2_1_1_06_011</text:p>
          </table:table-cell>
          <table:table-cell office:value-type="string" calcext:value-type="string">
            <text:p>ttrx_phr</text:p>
          </table:table-cell>
          <table:table-cell table:style-name="ce17" table:formula="of:=SUBSTITUTE([.E83];&quot;.&quot;;&quot;_&quot;)" office:value-type="string" office:string-value="2_1_1_06_011" calcext:value-type="string">
            <text:p>2_1_1_06_011</text:p>
          </table:table-cell>
          <table:table-cell table:style-name="ce19" table:formula="of:=[.D82]+2" office:value-type="float" office:value="163" calcext:value-type="float">
            <text:p>163</text:p>
          </table:table-cell>
          <table:table-cell table:style-name="ce16" table:formula="of:=[$'Contas Limpas'.B82]" office:value-type="string" office:string-value="2.1.1.06.011" calcext:value-type="string">
            <text:p>2.1.1.06.011</text:p>
          </table:table-cell>
          <table:table-cell table:style-name="ce16" table:formula="of:=VLOOKUP([.E83];[$'Plano Completo'.$B$2:$'Plano Completo'.$C$401];2;0)" office:value-type="string" office:string-value="IRRF PF a Recolher" calcext:value-type="string">
            <text:p>IRRF PF a Recolher</text:p>
          </table:table-cell>
          <table:table-cell table:formula="of:=VLOOKUP([.E83];[$'Plano Completo'.$B$2:$'Plano Completo'.$D$401];3;0)" office:value-type="string" office:string-value="Conta a Pagar" calcext:value-type="string">
            <text:p>Conta a Pagar</text:p>
          </table:table-cell>
          <table:table-cell table:style-name="ce20" table:formula="of:=VLOOKUP([.G83];[$'Account Type'.$A$2:$'Account Type'.$F$19];5;0)" office:value-type="string" office:string-value="account.data_account_type_payable" calcext:value-type="string">
            <text:p>account.data_account_type_payable</text:p>
          </table:table-cell>
          <table:table-cell table:style-name="ce20" table:formula="of:=VLOOKUP([.G83];[$'Account Type'.$A$2:$'Account Type'.$F$19];6;0)" office:value-type="float" office:value="1" calcext:value-type="float">
            <text:p>1</text:p>
          </table:table-cell>
          <table:table-cell table:style-name="ce20" table:formula="of:=VLOOKUP([.E83];[$'Plano Completo'.$B$2:$'Plano Completo'.$F$401];4;0)" office:value-type="float" office:value="0" calcext:value-type="float">
            <text:p/>
          </table:table-cell>
          <table:table-cell table:style-name="ce20" table:formula="of:=LEFT([.E83];8)" office:value-type="string" office:string-value="2.1.1.06" calcext:value-type="string">
            <text:p>2.1.1.06</text:p>
          </table:table-cell>
          <table:table-cell table:style-name="ce21" table:formula="of:=VLOOKUP([.K83];[$Grupos.$B$2:$Grupos.$E$89];2;0)" office:value-type="string" office:string-value="phar_gp_2_1_1_06" calcext:value-type="string">
            <text:p>phar_gp_2_1_1_06</text:p>
          </table:table-cell>
          <table:table-cell table:number-columns-repeated="1011"/>
        </table:table-row>
        <table:table-row table:style-name="ro1">
          <table:table-cell table:style-name="ce17" table:formula="of:=CONCATENATE([.B84];[.C84])" office:value-type="string" office:string-value="ttrx_phr2_1_1_06_012" calcext:value-type="string">
            <text:p>ttrx_phr2_1_1_06_012</text:p>
          </table:table-cell>
          <table:table-cell office:value-type="string" calcext:value-type="string">
            <text:p>ttrx_phr</text:p>
          </table:table-cell>
          <table:table-cell table:style-name="ce17" table:formula="of:=SUBSTITUTE([.E84];&quot;.&quot;;&quot;_&quot;)" office:value-type="string" office:string-value="2_1_1_06_012" calcext:value-type="string">
            <text:p>2_1_1_06_012</text:p>
          </table:table-cell>
          <table:table-cell table:style-name="ce19" table:formula="of:=[.D83]+2" office:value-type="float" office:value="165" calcext:value-type="float">
            <text:p>165</text:p>
          </table:table-cell>
          <table:table-cell table:style-name="ce16" table:formula="of:=[$'Contas Limpas'.B83]" office:value-type="string" office:string-value="2.1.1.06.012" calcext:value-type="string">
            <text:p>2.1.1.06.012</text:p>
          </table:table-cell>
          <table:table-cell table:style-name="ce16" table:formula="of:=VLOOKUP([.E84];[$'Plano Completo'.$B$2:$'Plano Completo'.$C$401];2;0)" office:value-type="string" office:string-value="IRRF PJ a Recolher" calcext:value-type="string">
            <text:p>IRRF PJ a Recolher</text:p>
          </table:table-cell>
          <table:table-cell table:formula="of:=VLOOKUP([.E84];[$'Plano Completo'.$B$2:$'Plano Completo'.$D$401];3;0)" office:value-type="string" office:string-value="Conta a Pagar" calcext:value-type="string">
            <text:p>Conta a Pagar</text:p>
          </table:table-cell>
          <table:table-cell table:style-name="ce20" table:formula="of:=VLOOKUP([.G84];[$'Account Type'.$A$2:$'Account Type'.$F$19];5;0)" office:value-type="string" office:string-value="account.data_account_type_payable" calcext:value-type="string">
            <text:p>account.data_account_type_payable</text:p>
          </table:table-cell>
          <table:table-cell table:style-name="ce20" table:formula="of:=VLOOKUP([.G84];[$'Account Type'.$A$2:$'Account Type'.$F$19];6;0)" office:value-type="float" office:value="1" calcext:value-type="float">
            <text:p>1</text:p>
          </table:table-cell>
          <table:table-cell table:style-name="ce20" table:formula="of:=VLOOKUP([.E84];[$'Plano Completo'.$B$2:$'Plano Completo'.$F$401];4;0)" office:value-type="float" office:value="0" calcext:value-type="float">
            <text:p/>
          </table:table-cell>
          <table:table-cell table:style-name="ce20" table:formula="of:=LEFT([.E84];8)" office:value-type="string" office:string-value="2.1.1.06" calcext:value-type="string">
            <text:p>2.1.1.06</text:p>
          </table:table-cell>
          <table:table-cell table:style-name="ce21" table:formula="of:=VLOOKUP([.K84];[$Grupos.$B$2:$Grupos.$E$89];2;0)" office:value-type="string" office:string-value="phar_gp_2_1_1_06" calcext:value-type="string">
            <text:p>phar_gp_2_1_1_06</text:p>
          </table:table-cell>
          <table:table-cell table:number-columns-repeated="1011"/>
        </table:table-row>
        <table:table-row table:style-name="ro1">
          <table:table-cell table:style-name="ce17" table:formula="of:=CONCATENATE([.B85];[.C85])" office:value-type="string" office:string-value="ttrx_phr2_1_1_06_013" calcext:value-type="string">
            <text:p>ttrx_phr2_1_1_06_013</text:p>
          </table:table-cell>
          <table:table-cell office:value-type="string" calcext:value-type="string">
            <text:p>ttrx_phr</text:p>
          </table:table-cell>
          <table:table-cell table:style-name="ce17" table:formula="of:=SUBSTITUTE([.E85];&quot;.&quot;;&quot;_&quot;)" office:value-type="string" office:string-value="2_1_1_06_013" calcext:value-type="string">
            <text:p>2_1_1_06_013</text:p>
          </table:table-cell>
          <table:table-cell table:style-name="ce19" table:formula="of:=[.D84]+2" office:value-type="float" office:value="167" calcext:value-type="float">
            <text:p>167</text:p>
          </table:table-cell>
          <table:table-cell table:style-name="ce16" table:formula="of:=[$'Contas Limpas'.B84]" office:value-type="string" office:string-value="2.1.1.06.013" calcext:value-type="string">
            <text:p>2.1.1.06.013</text:p>
          </table:table-cell>
          <table:table-cell table:style-name="ce16" table:formula="of:=VLOOKUP([.E85];[$'Plano Completo'.$B$2:$'Plano Completo'.$C$401];2;0)" office:value-type="string" office:string-value="CSRF a Recolher" calcext:value-type="string">
            <text:p>CSRF a Recolher</text:p>
          </table:table-cell>
          <table:table-cell table:formula="of:=VLOOKUP([.E85];[$'Plano Completo'.$B$2:$'Plano Completo'.$D$401];3;0)" office:value-type="string" office:string-value="Conta a Pagar" calcext:value-type="string">
            <text:p>Conta a Pagar</text:p>
          </table:table-cell>
          <table:table-cell table:style-name="ce20" table:formula="of:=VLOOKUP([.G85];[$'Account Type'.$A$2:$'Account Type'.$F$19];5;0)" office:value-type="string" office:string-value="account.data_account_type_payable" calcext:value-type="string">
            <text:p>account.data_account_type_payable</text:p>
          </table:table-cell>
          <table:table-cell table:style-name="ce20" table:formula="of:=VLOOKUP([.G85];[$'Account Type'.$A$2:$'Account Type'.$F$19];6;0)" office:value-type="float" office:value="1" calcext:value-type="float">
            <text:p>1</text:p>
          </table:table-cell>
          <table:table-cell table:style-name="ce20" table:formula="of:=VLOOKUP([.E85];[$'Plano Completo'.$B$2:$'Plano Completo'.$F$401];4;0)" office:value-type="float" office:value="0" calcext:value-type="float">
            <text:p/>
          </table:table-cell>
          <table:table-cell table:style-name="ce20" table:formula="of:=LEFT([.E85];8)" office:value-type="string" office:string-value="2.1.1.06" calcext:value-type="string">
            <text:p>2.1.1.06</text:p>
          </table:table-cell>
          <table:table-cell table:style-name="ce21" table:formula="of:=VLOOKUP([.K85];[$Grupos.$B$2:$Grupos.$E$89];2;0)" office:value-type="string" office:string-value="phar_gp_2_1_1_06" calcext:value-type="string">
            <text:p>phar_gp_2_1_1_06</text:p>
          </table:table-cell>
          <table:table-cell table:number-columns-repeated="1011"/>
        </table:table-row>
        <table:table-row table:style-name="ro1">
          <table:table-cell table:style-name="ce17" table:formula="of:=CONCATENATE([.B86];[.C86])" office:value-type="string" office:string-value="ttrx_phr2_1_1_07_001" calcext:value-type="string">
            <text:p>ttrx_phr2_1_1_07_001</text:p>
          </table:table-cell>
          <table:table-cell office:value-type="string" calcext:value-type="string">
            <text:p>ttrx_phr</text:p>
          </table:table-cell>
          <table:table-cell table:style-name="ce17" table:formula="of:=SUBSTITUTE([.E86];&quot;.&quot;;&quot;_&quot;)" office:value-type="string" office:string-value="2_1_1_07_001" calcext:value-type="string">
            <text:p>2_1_1_07_001</text:p>
          </table:table-cell>
          <table:table-cell table:style-name="ce19" table:formula="of:=[.D85]+2" office:value-type="float" office:value="169" calcext:value-type="float">
            <text:p>169</text:p>
          </table:table-cell>
          <table:table-cell table:style-name="ce16" table:formula="of:=[$'Contas Limpas'.B85]" office:value-type="string" office:string-value="2.1.1.07.001" calcext:value-type="string">
            <text:p>2.1.1.07.001</text:p>
          </table:table-cell>
          <table:table-cell table:style-name="ce16" table:formula="of:=VLOOKUP([.E86];[$'Plano Completo'.$B$2:$'Plano Completo'.$C$401];2;0)" office:value-type="string" office:string-value="IRPJ a Recolher" calcext:value-type="string">
            <text:p>IRPJ a Recolher</text:p>
          </table:table-cell>
          <table:table-cell table:formula="of:=VLOOKUP([.E86];[$'Plano Completo'.$B$2:$'Plano Completo'.$D$401];3;0)" office:value-type="string" office:string-value="Conta a Pagar" calcext:value-type="string">
            <text:p>Conta a Pagar</text:p>
          </table:table-cell>
          <table:table-cell table:style-name="ce20" table:formula="of:=VLOOKUP([.G86];[$'Account Type'.$A$2:$'Account Type'.$F$19];5;0)" office:value-type="string" office:string-value="account.data_account_type_payable" calcext:value-type="string">
            <text:p>account.data_account_type_payable</text:p>
          </table:table-cell>
          <table:table-cell table:style-name="ce20" table:formula="of:=VLOOKUP([.G86];[$'Account Type'.$A$2:$'Account Type'.$F$19];6;0)" office:value-type="float" office:value="1" calcext:value-type="float">
            <text:p>1</text:p>
          </table:table-cell>
          <table:table-cell table:style-name="ce20" table:formula="of:=VLOOKUP([.E86];[$'Plano Completo'.$B$2:$'Plano Completo'.$F$401];4;0)" office:value-type="float" office:value="0" calcext:value-type="float">
            <text:p/>
          </table:table-cell>
          <table:table-cell table:style-name="ce20" table:formula="of:=LEFT([.E86];8)" office:value-type="string" office:string-value="2.1.1.07" calcext:value-type="string">
            <text:p>2.1.1.07</text:p>
          </table:table-cell>
          <table:table-cell table:style-name="ce21" table:formula="of:=VLOOKUP([.K86];[$Grupos.$B$2:$Grupos.$E$89];2;0)" office:value-type="string" office:string-value="phar_gp_2_1_1_07" calcext:value-type="string">
            <text:p>phar_gp_2_1_1_07</text:p>
          </table:table-cell>
          <table:table-cell table:number-columns-repeated="1011"/>
        </table:table-row>
        <table:table-row table:style-name="ro1">
          <table:table-cell table:style-name="ce17" table:formula="of:=CONCATENATE([.B87];[.C87])" office:value-type="string" office:string-value="ttrx_phr2_1_1_07_002" calcext:value-type="string">
            <text:p>ttrx_phr2_1_1_07_002</text:p>
          </table:table-cell>
          <table:table-cell office:value-type="string" calcext:value-type="string">
            <text:p>ttrx_phr</text:p>
          </table:table-cell>
          <table:table-cell table:style-name="ce17" table:formula="of:=SUBSTITUTE([.E87];&quot;.&quot;;&quot;_&quot;)" office:value-type="string" office:string-value="2_1_1_07_002" calcext:value-type="string">
            <text:p>2_1_1_07_002</text:p>
          </table:table-cell>
          <table:table-cell table:style-name="ce19" table:formula="of:=[.D86]+2" office:value-type="float" office:value="171" calcext:value-type="float">
            <text:p>171</text:p>
          </table:table-cell>
          <table:table-cell table:style-name="ce16" table:formula="of:=[$'Contas Limpas'.B86]" office:value-type="string" office:string-value="2.1.1.07.002" calcext:value-type="string">
            <text:p>2.1.1.07.002</text:p>
          </table:table-cell>
          <table:table-cell table:style-name="ce16" table:formula="of:=VLOOKUP([.E87];[$'Plano Completo'.$B$2:$'Plano Completo'.$C$401];2;0)" office:value-type="string" office:string-value="CSSL a Recolher" calcext:value-type="string">
            <text:p>CSSL a Recolher</text:p>
          </table:table-cell>
          <table:table-cell table:formula="of:=VLOOKUP([.E87];[$'Plano Completo'.$B$2:$'Plano Completo'.$D$401];3;0)" office:value-type="string" office:string-value="Conta a Pagar" calcext:value-type="string">
            <text:p>Conta a Pagar</text:p>
          </table:table-cell>
          <table:table-cell table:style-name="ce20" table:formula="of:=VLOOKUP([.G87];[$'Account Type'.$A$2:$'Account Type'.$F$19];5;0)" office:value-type="string" office:string-value="account.data_account_type_payable" calcext:value-type="string">
            <text:p>account.data_account_type_payable</text:p>
          </table:table-cell>
          <table:table-cell table:style-name="ce20" table:formula="of:=VLOOKUP([.G87];[$'Account Type'.$A$2:$'Account Type'.$F$19];6;0)" office:value-type="float" office:value="1" calcext:value-type="float">
            <text:p>1</text:p>
          </table:table-cell>
          <table:table-cell table:style-name="ce20" table:formula="of:=VLOOKUP([.E87];[$'Plano Completo'.$B$2:$'Plano Completo'.$F$401];4;0)" office:value-type="float" office:value="0" calcext:value-type="float">
            <text:p/>
          </table:table-cell>
          <table:table-cell table:style-name="ce20" table:formula="of:=LEFT([.E87];8)" office:value-type="string" office:string-value="2.1.1.07" calcext:value-type="string">
            <text:p>2.1.1.07</text:p>
          </table:table-cell>
          <table:table-cell table:style-name="ce21" table:formula="of:=VLOOKUP([.K87];[$Grupos.$B$2:$Grupos.$E$89];2;0)" office:value-type="string" office:string-value="phar_gp_2_1_1_07" calcext:value-type="string">
            <text:p>phar_gp_2_1_1_07</text:p>
          </table:table-cell>
          <table:table-cell table:number-columns-repeated="1011"/>
        </table:table-row>
        <table:table-row table:style-name="ro1">
          <table:table-cell table:style-name="ce17" table:formula="of:=CONCATENATE([.B88];[.C88])" office:value-type="string" office:string-value="ttrx_phr2_1_1_08_001" calcext:value-type="string">
            <text:p>ttrx_phr2_1_1_08_001</text:p>
          </table:table-cell>
          <table:table-cell office:value-type="string" calcext:value-type="string">
            <text:p>ttrx_phr</text:p>
          </table:table-cell>
          <table:table-cell table:style-name="ce17" table:formula="of:=SUBSTITUTE([.E88];&quot;.&quot;;&quot;_&quot;)" office:value-type="string" office:string-value="2_1_1_08_001" calcext:value-type="string">
            <text:p>2_1_1_08_001</text:p>
          </table:table-cell>
          <table:table-cell table:style-name="ce19" table:formula="of:=[.D87]+2" office:value-type="float" office:value="173" calcext:value-type="float">
            <text:p>173</text:p>
          </table:table-cell>
          <table:table-cell table:style-name="ce16" table:formula="of:=[$'Contas Limpas'.B87]" office:value-type="string" office:string-value="2.1.1.08.001" calcext:value-type="string">
            <text:p>2.1.1.08.001</text:p>
          </table:table-cell>
          <table:table-cell table:style-name="ce16" table:formula="of:=VLOOKUP([.E88];[$'Plano Completo'.$B$2:$'Plano Completo'.$C$401];2;0)" office:value-type="string" office:string-value="Comissoes a Pagar" calcext:value-type="string">
            <text:p>Comissoes a Pagar</text:p>
          </table:table-cell>
          <table:table-cell table:formula="of:=VLOOKUP([.E88];[$'Plano Completo'.$B$2:$'Plano Completo'.$D$401];3;0)" office:value-type="string" office:string-value="Conta a Pagar" calcext:value-type="string">
            <text:p>Conta a Pagar</text:p>
          </table:table-cell>
          <table:table-cell table:style-name="ce20" table:formula="of:=VLOOKUP([.G88];[$'Account Type'.$A$2:$'Account Type'.$F$19];5;0)" office:value-type="string" office:string-value="account.data_account_type_payable" calcext:value-type="string">
            <text:p>account.data_account_type_payable</text:p>
          </table:table-cell>
          <table:table-cell table:style-name="ce20" table:formula="of:=VLOOKUP([.G88];[$'Account Type'.$A$2:$'Account Type'.$F$19];6;0)" office:value-type="float" office:value="1" calcext:value-type="float">
            <text:p>1</text:p>
          </table:table-cell>
          <table:table-cell table:style-name="ce20" table:formula="of:=VLOOKUP([.E88];[$'Plano Completo'.$B$2:$'Plano Completo'.$F$401];4;0)" office:value-type="float" office:value="0" calcext:value-type="float">
            <text:p/>
          </table:table-cell>
          <table:table-cell table:style-name="ce20" table:formula="of:=LEFT([.E88];8)" office:value-type="string" office:string-value="2.1.1.08" calcext:value-type="string">
            <text:p>2.1.1.08</text:p>
          </table:table-cell>
          <table:table-cell table:style-name="ce21" table:formula="of:=VLOOKUP([.K88];[$Grupos.$B$2:$Grupos.$E$89];2;0)" office:value-type="string" office:string-value="phar_gp_2_1_1_08" calcext:value-type="string">
            <text:p>phar_gp_2_1_1_08</text:p>
          </table:table-cell>
          <table:table-cell table:number-columns-repeated="1011"/>
        </table:table-row>
        <table:table-row table:style-name="ro1">
          <table:table-cell table:style-name="ce17" table:formula="of:=CONCATENATE([.B89];[.C89])" office:value-type="string" office:string-value="ttrx_phr2_1_1_08_002" calcext:value-type="string">
            <text:p>ttrx_phr2_1_1_08_002</text:p>
          </table:table-cell>
          <table:table-cell office:value-type="string" calcext:value-type="string">
            <text:p>ttrx_phr</text:p>
          </table:table-cell>
          <table:table-cell table:style-name="ce17" table:formula="of:=SUBSTITUTE([.E89];&quot;.&quot;;&quot;_&quot;)" office:value-type="string" office:string-value="2_1_1_08_002" calcext:value-type="string">
            <text:p>2_1_1_08_002</text:p>
          </table:table-cell>
          <table:table-cell table:style-name="ce19" table:formula="of:=[.D88]+2" office:value-type="float" office:value="175" calcext:value-type="float">
            <text:p>175</text:p>
          </table:table-cell>
          <table:table-cell table:style-name="ce16" table:formula="of:=[$'Contas Limpas'.B88]" office:value-type="string" office:string-value="2.1.1.08.002" calcext:value-type="string">
            <text:p>2.1.1.08.002</text:p>
          </table:table-cell>
          <table:table-cell table:style-name="ce16" table:formula="of:=VLOOKUP([.E89];[$'Plano Completo'.$B$2:$'Plano Completo'.$C$401];2;0)" office:value-type="string" office:string-value="Fretes a Pagar" calcext:value-type="string">
            <text:p>Fretes a Pagar</text:p>
          </table:table-cell>
          <table:table-cell table:formula="of:=VLOOKUP([.E89];[$'Plano Completo'.$B$2:$'Plano Completo'.$D$401];3;0)" office:value-type="string" office:string-value="Conta a Pagar" calcext:value-type="string">
            <text:p>Conta a Pagar</text:p>
          </table:table-cell>
          <table:table-cell table:style-name="ce20" table:formula="of:=VLOOKUP([.G89];[$'Account Type'.$A$2:$'Account Type'.$F$19];5;0)" office:value-type="string" office:string-value="account.data_account_type_payable" calcext:value-type="string">
            <text:p>account.data_account_type_payable</text:p>
          </table:table-cell>
          <table:table-cell table:style-name="ce20" table:formula="of:=VLOOKUP([.G89];[$'Account Type'.$A$2:$'Account Type'.$F$19];6;0)" office:value-type="float" office:value="1" calcext:value-type="float">
            <text:p>1</text:p>
          </table:table-cell>
          <table:table-cell table:style-name="ce20" table:formula="of:=VLOOKUP([.E89];[$'Plano Completo'.$B$2:$'Plano Completo'.$F$401];4;0)" office:value-type="float" office:value="0" calcext:value-type="float">
            <text:p/>
          </table:table-cell>
          <table:table-cell table:style-name="ce20" table:formula="of:=LEFT([.E89];8)" office:value-type="string" office:string-value="2.1.1.08" calcext:value-type="string">
            <text:p>2.1.1.08</text:p>
          </table:table-cell>
          <table:table-cell table:style-name="ce21" table:formula="of:=VLOOKUP([.K89];[$Grupos.$B$2:$Grupos.$E$89];2;0)" office:value-type="string" office:string-value="phar_gp_2_1_1_08" calcext:value-type="string">
            <text:p>phar_gp_2_1_1_08</text:p>
          </table:table-cell>
          <table:table-cell table:number-columns-repeated="1011"/>
        </table:table-row>
        <table:table-row table:style-name="ro1">
          <table:table-cell table:style-name="ce17" table:formula="of:=CONCATENATE([.B90];[.C90])" office:value-type="string" office:string-value="ttrx_phr2_1_1_08_003" calcext:value-type="string">
            <text:p>ttrx_phr2_1_1_08_003</text:p>
          </table:table-cell>
          <table:table-cell office:value-type="string" calcext:value-type="string">
            <text:p>ttrx_phr</text:p>
          </table:table-cell>
          <table:table-cell table:style-name="ce17" table:formula="of:=SUBSTITUTE([.E90];&quot;.&quot;;&quot;_&quot;)" office:value-type="string" office:string-value="2_1_1_08_003" calcext:value-type="string">
            <text:p>2_1_1_08_003</text:p>
          </table:table-cell>
          <table:table-cell table:style-name="ce19" table:formula="of:=[.D89]+2" office:value-type="float" office:value="177" calcext:value-type="float">
            <text:p>177</text:p>
          </table:table-cell>
          <table:table-cell table:style-name="ce16" table:formula="of:=[$'Contas Limpas'.B89]" office:value-type="string" office:string-value="2.1.1.08.003" calcext:value-type="string">
            <text:p>2.1.1.08.003</text:p>
          </table:table-cell>
          <table:table-cell table:style-name="ce16" table:formula="of:=VLOOKUP([.E90];[$'Plano Completo'.$B$2:$'Plano Completo'.$C$401];2;0)" office:value-type="string" office:string-value="Alugueis a Pagar" calcext:value-type="string">
            <text:p>Alugueis a Pagar</text:p>
          </table:table-cell>
          <table:table-cell table:formula="of:=VLOOKUP([.E90];[$'Plano Completo'.$B$2:$'Plano Completo'.$D$401];3;0)" office:value-type="string" office:string-value="Conta a Pagar" calcext:value-type="string">
            <text:p>Conta a Pagar</text:p>
          </table:table-cell>
          <table:table-cell table:style-name="ce20" table:formula="of:=VLOOKUP([.G90];[$'Account Type'.$A$2:$'Account Type'.$F$19];5;0)" office:value-type="string" office:string-value="account.data_account_type_payable" calcext:value-type="string">
            <text:p>account.data_account_type_payable</text:p>
          </table:table-cell>
          <table:table-cell table:style-name="ce20" table:formula="of:=VLOOKUP([.G90];[$'Account Type'.$A$2:$'Account Type'.$F$19];6;0)" office:value-type="float" office:value="1" calcext:value-type="float">
            <text:p>1</text:p>
          </table:table-cell>
          <table:table-cell table:style-name="ce20" table:formula="of:=VLOOKUP([.E90];[$'Plano Completo'.$B$2:$'Plano Completo'.$F$401];4;0)" office:value-type="float" office:value="0" calcext:value-type="float">
            <text:p/>
          </table:table-cell>
          <table:table-cell table:style-name="ce20" table:formula="of:=LEFT([.E90];8)" office:value-type="string" office:string-value="2.1.1.08" calcext:value-type="string">
            <text:p>2.1.1.08</text:p>
          </table:table-cell>
          <table:table-cell table:style-name="ce21" table:formula="of:=VLOOKUP([.K90];[$Grupos.$B$2:$Grupos.$E$89];2;0)" office:value-type="string" office:string-value="phar_gp_2_1_1_08" calcext:value-type="string">
            <text:p>phar_gp_2_1_1_08</text:p>
          </table:table-cell>
          <table:table-cell table:number-columns-repeated="1011"/>
        </table:table-row>
        <table:table-row table:style-name="ro1">
          <table:table-cell table:style-name="ce17" table:formula="of:=CONCATENATE([.B91];[.C91])" office:value-type="string" office:string-value="ttrx_phr2_1_1_08_004" calcext:value-type="string">
            <text:p>ttrx_phr2_1_1_08_004</text:p>
          </table:table-cell>
          <table:table-cell office:value-type="string" calcext:value-type="string">
            <text:p>ttrx_phr</text:p>
          </table:table-cell>
          <table:table-cell table:style-name="ce17" table:formula="of:=SUBSTITUTE([.E91];&quot;.&quot;;&quot;_&quot;)" office:value-type="string" office:string-value="2_1_1_08_004" calcext:value-type="string">
            <text:p>2_1_1_08_004</text:p>
          </table:table-cell>
          <table:table-cell table:style-name="ce19" table:formula="of:=[.D90]+2" office:value-type="float" office:value="179" calcext:value-type="float">
            <text:p>179</text:p>
          </table:table-cell>
          <table:table-cell table:style-name="ce16" table:formula="of:=[$'Contas Limpas'.B90]" office:value-type="string" office:string-value="2.1.1.08.004" calcext:value-type="string">
            <text:p>2.1.1.08.004</text:p>
          </table:table-cell>
          <table:table-cell table:style-name="ce16" table:formula="of:=VLOOKUP([.E91];[$'Plano Completo'.$B$2:$'Plano Completo'.$C$401];2;0)" office:value-type="string" office:string-value="Leasing a Pagar" calcext:value-type="string">
            <text:p>Leasing a Pagar</text:p>
          </table:table-cell>
          <table:table-cell table:formula="of:=VLOOKUP([.E91];[$'Plano Completo'.$B$2:$'Plano Completo'.$D$401];3;0)" office:value-type="string" office:string-value="Conta a Pagar" calcext:value-type="string">
            <text:p>Conta a Pagar</text:p>
          </table:table-cell>
          <table:table-cell table:style-name="ce20" table:formula="of:=VLOOKUP([.G91];[$'Account Type'.$A$2:$'Account Type'.$F$19];5;0)" office:value-type="string" office:string-value="account.data_account_type_payable" calcext:value-type="string">
            <text:p>account.data_account_type_payable</text:p>
          </table:table-cell>
          <table:table-cell table:style-name="ce20" table:formula="of:=VLOOKUP([.G91];[$'Account Type'.$A$2:$'Account Type'.$F$19];6;0)" office:value-type="float" office:value="1" calcext:value-type="float">
            <text:p>1</text:p>
          </table:table-cell>
          <table:table-cell table:style-name="ce20" table:formula="of:=VLOOKUP([.E91];[$'Plano Completo'.$B$2:$'Plano Completo'.$F$401];4;0)" office:value-type="float" office:value="0" calcext:value-type="float">
            <text:p/>
          </table:table-cell>
          <table:table-cell table:style-name="ce20" table:formula="of:=LEFT([.E91];8)" office:value-type="string" office:string-value="2.1.1.08" calcext:value-type="string">
            <text:p>2.1.1.08</text:p>
          </table:table-cell>
          <table:table-cell table:style-name="ce21" table:formula="of:=VLOOKUP([.K91];[$Grupos.$B$2:$Grupos.$E$89];2;0)" office:value-type="string" office:string-value="phar_gp_2_1_1_08" calcext:value-type="string">
            <text:p>phar_gp_2_1_1_08</text:p>
          </table:table-cell>
          <table:table-cell table:number-columns-repeated="1011"/>
        </table:table-row>
        <table:table-row table:style-name="ro1">
          <table:table-cell table:style-name="ce17" table:formula="of:=CONCATENATE([.B92];[.C92])" office:value-type="string" office:string-value="ttrx_phr2_1_1_08_005" calcext:value-type="string">
            <text:p>ttrx_phr2_1_1_08_005</text:p>
          </table:table-cell>
          <table:table-cell office:value-type="string" calcext:value-type="string">
            <text:p>ttrx_phr</text:p>
          </table:table-cell>
          <table:table-cell table:style-name="ce17" table:formula="of:=SUBSTITUTE([.E92];&quot;.&quot;;&quot;_&quot;)" office:value-type="string" office:string-value="2_1_1_08_005" calcext:value-type="string">
            <text:p>2_1_1_08_005</text:p>
          </table:table-cell>
          <table:table-cell table:style-name="ce19" table:formula="of:=[.D91]+2" office:value-type="float" office:value="181" calcext:value-type="float">
            <text:p>181</text:p>
          </table:table-cell>
          <table:table-cell table:style-name="ce16" table:formula="of:=[$'Contas Limpas'.B91]" office:value-type="string" office:string-value="2.1.1.08.005" calcext:value-type="string">
            <text:p>2.1.1.08.005</text:p>
          </table:table-cell>
          <table:table-cell table:style-name="ce16" table:formula="of:=VLOOKUP([.E92];[$'Plano Completo'.$B$2:$'Plano Completo'.$C$401];2;0)" office:value-type="string" office:string-value="Outras Contas A Pagar" calcext:value-type="string">
            <text:p>Outras Contas A Pagar</text:p>
          </table:table-cell>
          <table:table-cell table:formula="of:=VLOOKUP([.E92];[$'Plano Completo'.$B$2:$'Plano Completo'.$D$401];3;0)" office:value-type="string" office:string-value="Conta a Pagar" calcext:value-type="string">
            <text:p>Conta a Pagar</text:p>
          </table:table-cell>
          <table:table-cell table:style-name="ce20" table:formula="of:=VLOOKUP([.G92];[$'Account Type'.$A$2:$'Account Type'.$F$19];5;0)" office:value-type="string" office:string-value="account.data_account_type_payable" calcext:value-type="string">
            <text:p>account.data_account_type_payable</text:p>
          </table:table-cell>
          <table:table-cell table:style-name="ce20" table:formula="of:=VLOOKUP([.G92];[$'Account Type'.$A$2:$'Account Type'.$F$19];6;0)" office:value-type="float" office:value="1" calcext:value-type="float">
            <text:p>1</text:p>
          </table:table-cell>
          <table:table-cell table:style-name="ce20" table:formula="of:=VLOOKUP([.E92];[$'Plano Completo'.$B$2:$'Plano Completo'.$F$401];4;0)" office:value-type="float" office:value="0" calcext:value-type="float">
            <text:p/>
          </table:table-cell>
          <table:table-cell table:style-name="ce20" table:formula="of:=LEFT([.E92];8)" office:value-type="string" office:string-value="2.1.1.08" calcext:value-type="string">
            <text:p>2.1.1.08</text:p>
          </table:table-cell>
          <table:table-cell table:style-name="ce21" table:formula="of:=VLOOKUP([.K92];[$Grupos.$B$2:$Grupos.$E$89];2;0)" office:value-type="string" office:string-value="phar_gp_2_1_1_08" calcext:value-type="string">
            <text:p>phar_gp_2_1_1_08</text:p>
          </table:table-cell>
          <table:table-cell table:number-columns-repeated="1011"/>
        </table:table-row>
        <table:table-row table:style-name="ro1">
          <table:table-cell table:style-name="ce17" table:formula="of:=CONCATENATE([.B93];[.C93])" office:value-type="string" office:string-value="ttrx_phr2_1_1_08_006" calcext:value-type="string">
            <text:p>ttrx_phr2_1_1_08_006</text:p>
          </table:table-cell>
          <table:table-cell office:value-type="string" calcext:value-type="string">
            <text:p>ttrx_phr</text:p>
          </table:table-cell>
          <table:table-cell table:style-name="ce17" table:formula="of:=SUBSTITUTE([.E93];&quot;.&quot;;&quot;_&quot;)" office:value-type="string" office:string-value="2_1_1_08_006" calcext:value-type="string">
            <text:p>2_1_1_08_006</text:p>
          </table:table-cell>
          <table:table-cell table:style-name="ce19" table:formula="of:=[.D92]+2" office:value-type="float" office:value="183" calcext:value-type="float">
            <text:p>183</text:p>
          </table:table-cell>
          <table:table-cell table:style-name="ce16" table:formula="of:=[$'Contas Limpas'.B92]" office:value-type="string" office:string-value="2.1.1.08.006" calcext:value-type="string">
            <text:p>2.1.1.08.006</text:p>
          </table:table-cell>
          <table:table-cell table:style-name="ce16" table:formula="of:=VLOOKUP([.E93];[$'Plano Completo'.$B$2:$'Plano Completo'.$C$401];2;0)" office:value-type="string" office:string-value="Adiantamento de Clientes" calcext:value-type="string">
            <text:p>Adiantamento de Clientes</text:p>
          </table:table-cell>
          <table:table-cell table:formula="of:=VLOOKUP([.E93];[$'Plano Completo'.$B$2:$'Plano Completo'.$D$401];3;0)" office:value-type="string" office:string-value="Adiantamentos" calcext:value-type="string">
            <text:p>Adiantamentos</text:p>
          </table:table-cell>
          <table:table-cell table:style-name="ce20" table:formula="of:=VLOOKUP([.G93];[$'Account Type'.$A$2:$'Account Type'.$F$19];5;0)" office:value-type="string" office:string-value="account.data_account_type_prepayments" calcext:value-type="string">
            <text:p>account.data_account_type_prepayments</text:p>
          </table:table-cell>
          <table:table-cell table:style-name="ce20" table:formula="of:=VLOOKUP([.G93];[$'Account Type'.$A$2:$'Account Type'.$F$19];6;0)" office:value-type="float" office:value="1" calcext:value-type="float">
            <text:p>1</text:p>
          </table:table-cell>
          <table:table-cell table:style-name="ce20" table:formula="of:=VLOOKUP([.E93];[$'Plano Completo'.$B$2:$'Plano Completo'.$F$401];4;0)" office:value-type="float" office:value="0" calcext:value-type="float">
            <text:p/>
          </table:table-cell>
          <table:table-cell table:style-name="ce20" table:formula="of:=LEFT([.E93];8)" office:value-type="string" office:string-value="2.1.1.08" calcext:value-type="string">
            <text:p>2.1.1.08</text:p>
          </table:table-cell>
          <table:table-cell table:style-name="ce21" table:formula="of:=VLOOKUP([.K93];[$Grupos.$B$2:$Grupos.$E$89];2;0)" office:value-type="string" office:string-value="phar_gp_2_1_1_08" calcext:value-type="string">
            <text:p>phar_gp_2_1_1_08</text:p>
          </table:table-cell>
          <table:table-cell table:number-columns-repeated="1011"/>
        </table:table-row>
        <table:table-row table:style-name="ro1">
          <table:table-cell table:style-name="ce17" table:formula="of:=CONCATENATE([.B94];[.C94])" office:value-type="string" office:string-value="ttrx_phr2_1_2_01_001" calcext:value-type="string">
            <text:p>ttrx_phr2_1_2_01_001</text:p>
          </table:table-cell>
          <table:table-cell office:value-type="string" calcext:value-type="string">
            <text:p>ttrx_phr</text:p>
          </table:table-cell>
          <table:table-cell table:style-name="ce17" table:formula="of:=SUBSTITUTE([.E94];&quot;.&quot;;&quot;_&quot;)" office:value-type="string" office:string-value="2_1_2_01_001" calcext:value-type="string">
            <text:p>2_1_2_01_001</text:p>
          </table:table-cell>
          <table:table-cell table:style-name="ce19" table:formula="of:=[.D93]+2" office:value-type="float" office:value="185" calcext:value-type="float">
            <text:p>185</text:p>
          </table:table-cell>
          <table:table-cell table:style-name="ce16" table:formula="of:=[$'Contas Limpas'.B93]" office:value-type="string" office:string-value="2.1.2.01.001" calcext:value-type="string">
            <text:p>2.1.2.01.001</text:p>
          </table:table-cell>
          <table:table-cell table:style-name="ce16" table:formula="of:=VLOOKUP([.E94];[$'Plano Completo'.$B$2:$'Plano Completo'.$C$401];2;0)" office:value-type="string" office:string-value="Provisão Férias" calcext:value-type="string">
            <text:p>Provisão Férias</text:p>
          </table:table-cell>
          <table:table-cell table:formula="of:=VLOOKUP([.E94];[$'Plano Completo'.$B$2:$'Plano Completo'.$D$401];3;0)" office:value-type="string" office:string-value="Passivo Circulante" calcext:value-type="string">
            <text:p>Passivo Circulante</text:p>
          </table:table-cell>
          <table:table-cell table:style-name="ce20" table:formula="of:=VLOOKUP([.G94];[$'Account Type'.$A$2:$'Account Type'.$F$19];5;0)" office:value-type="string" office:string-value="account.data_account_type_current_liabilities" calcext:value-type="string">
            <text:p>account.data_account_type_current_liabilities</text:p>
          </table:table-cell>
          <table:table-cell table:style-name="ce20" table:formula="of:=VLOOKUP([.G94];[$'Account Type'.$A$2:$'Account Type'.$F$19];6;0)" office:value-type="float" office:value="0" calcext:value-type="float">
            <text:p>0</text:p>
          </table:table-cell>
          <table:table-cell table:style-name="ce20" table:formula="of:=VLOOKUP([.E94];[$'Plano Completo'.$B$2:$'Plano Completo'.$F$401];4;0)" office:value-type="float" office:value="0" calcext:value-type="float">
            <text:p/>
          </table:table-cell>
          <table:table-cell table:style-name="ce20" table:formula="of:=LEFT([.E94];8)" office:value-type="string" office:string-value="2.1.2.01" calcext:value-type="string">
            <text:p>2.1.2.01</text:p>
          </table:table-cell>
          <table:table-cell table:style-name="ce21" table:formula="of:=VLOOKUP([.K94];[$Grupos.$B$2:$Grupos.$E$89];2;0)" office:value-type="string" office:string-value="phar_gp_2_1_2_01" calcext:value-type="string">
            <text:p>phar_gp_2_1_2_01</text:p>
          </table:table-cell>
          <table:table-cell table:number-columns-repeated="1011"/>
        </table:table-row>
        <table:table-row table:style-name="ro1">
          <table:table-cell table:style-name="ce17" table:formula="of:=CONCATENATE([.B95];[.C95])" office:value-type="string" office:string-value="ttrx_phr2_1_2_01_002" calcext:value-type="string">
            <text:p>ttrx_phr2_1_2_01_002</text:p>
          </table:table-cell>
          <table:table-cell office:value-type="string" calcext:value-type="string">
            <text:p>ttrx_phr</text:p>
          </table:table-cell>
          <table:table-cell table:style-name="ce17" table:formula="of:=SUBSTITUTE([.E95];&quot;.&quot;;&quot;_&quot;)" office:value-type="string" office:string-value="2_1_2_01_002" calcext:value-type="string">
            <text:p>2_1_2_01_002</text:p>
          </table:table-cell>
          <table:table-cell table:style-name="ce19" table:formula="of:=[.D94]+2" office:value-type="float" office:value="187" calcext:value-type="float">
            <text:p>187</text:p>
          </table:table-cell>
          <table:table-cell table:style-name="ce16" table:formula="of:=[$'Contas Limpas'.B94]" office:value-type="string" office:string-value="2.1.2.01.002" calcext:value-type="string">
            <text:p>2.1.2.01.002</text:p>
          </table:table-cell>
          <table:table-cell table:style-name="ce16" table:formula="of:=VLOOKUP([.E95];[$'Plano Completo'.$B$2:$'Plano Completo'.$C$401];2;0)" office:value-type="string" office:string-value="Provisão 13. Salário" calcext:value-type="string">
            <text:p>Provisão 13. Salário</text:p>
          </table:table-cell>
          <table:table-cell table:formula="of:=VLOOKUP([.E95];[$'Plano Completo'.$B$2:$'Plano Completo'.$D$401];3;0)" office:value-type="string" office:string-value="Passivo Circulante" calcext:value-type="string">
            <text:p>Passivo Circulante</text:p>
          </table:table-cell>
          <table:table-cell table:style-name="ce20" table:formula="of:=VLOOKUP([.G95];[$'Account Type'.$A$2:$'Account Type'.$F$19];5;0)" office:value-type="string" office:string-value="account.data_account_type_current_liabilities" calcext:value-type="string">
            <text:p>account.data_account_type_current_liabilities</text:p>
          </table:table-cell>
          <table:table-cell table:style-name="ce20" table:formula="of:=VLOOKUP([.G95];[$'Account Type'.$A$2:$'Account Type'.$F$19];6;0)" office:value-type="float" office:value="0" calcext:value-type="float">
            <text:p>0</text:p>
          </table:table-cell>
          <table:table-cell table:style-name="ce20" table:formula="of:=VLOOKUP([.E95];[$'Plano Completo'.$B$2:$'Plano Completo'.$F$401];4;0)" office:value-type="float" office:value="0" calcext:value-type="float">
            <text:p/>
          </table:table-cell>
          <table:table-cell table:style-name="ce20" table:formula="of:=LEFT([.E95];8)" office:value-type="string" office:string-value="2.1.2.01" calcext:value-type="string">
            <text:p>2.1.2.01</text:p>
          </table:table-cell>
          <table:table-cell table:style-name="ce21" table:formula="of:=VLOOKUP([.K95];[$Grupos.$B$2:$Grupos.$E$89];2;0)" office:value-type="string" office:string-value="phar_gp_2_1_2_01" calcext:value-type="string">
            <text:p>phar_gp_2_1_2_01</text:p>
          </table:table-cell>
          <table:table-cell table:number-columns-repeated="1011"/>
        </table:table-row>
        <table:table-row table:style-name="ro6">
          <table:table-cell table:style-name="ce17" table:formula="of:=CONCATENATE([.B96];[.C96])" office:value-type="string" office:string-value="ttrx_phr2_3_1_01_001" calcext:value-type="string">
            <text:p>ttrx_phr2_3_1_01_001</text:p>
          </table:table-cell>
          <table:table-cell office:value-type="string" calcext:value-type="string">
            <text:p>ttrx_phr</text:p>
          </table:table-cell>
          <table:table-cell table:style-name="ce17" table:formula="of:=SUBSTITUTE([.E96];&quot;.&quot;;&quot;_&quot;)" office:value-type="string" office:string-value="2_3_1_01_001" calcext:value-type="string">
            <text:p>2_3_1_01_001</text:p>
          </table:table-cell>
          <table:table-cell table:style-name="ce19" table:formula="of:=[.D95]+2" office:value-type="float" office:value="189" calcext:value-type="float">
            <text:p>189</text:p>
          </table:table-cell>
          <table:table-cell table:style-name="ce16" table:formula="of:=[$'Contas Limpas'.B95]" office:value-type="string" office:string-value="2.3.1.01.001" calcext:value-type="string">
            <text:p>2.3.1.01.001</text:p>
          </table:table-cell>
          <table:table-cell table:style-name="ce16" table:formula="of:=VLOOKUP([.E96];[$'Plano Completo'.$B$2:$'Plano Completo'.$C$401];2;0)" office:value-type="string" office:string-value="Capital Social Subscrito" calcext:value-type="string">
            <text:p>Capital Social Subscrito</text:p>
          </table:table-cell>
          <table:table-cell table:formula="of:=VLOOKUP([.E96];[$'Plano Completo'.$B$2:$'Plano Completo'.$D$401];3;0)" office:value-type="string" office:string-value="Passivo Não Circulante" calcext:value-type="string">
            <text:p>Passivo Não Circulante</text:p>
          </table:table-cell>
          <table:table-cell table:style-name="ce20" table:formula="of:=VLOOKUP([.G96];[$'Account Type'.$A$2:$'Account Type'.$F$19];5;0)" office:value-type="string" office:string-value="account.data_account_type_non_current_liabilities" calcext:value-type="string">
            <text:p>account.data_account_type_non_current_liabilities</text:p>
          </table:table-cell>
          <table:table-cell table:style-name="ce20" table:formula="of:=VLOOKUP([.G96];[$'Account Type'.$A$2:$'Account Type'.$F$19];6;0)" office:value-type="float" office:value="0" calcext:value-type="float">
            <text:p>0</text:p>
          </table:table-cell>
          <table:table-cell table:style-name="ce20" table:formula="of:=VLOOKUP([.E96];[$'Plano Completo'.$B$2:$'Plano Completo'.$F$401];4;0)" office:value-type="float" office:value="0" calcext:value-type="float">
            <text:p/>
          </table:table-cell>
          <table:table-cell table:style-name="ce20" table:formula="of:=LEFT([.E96];8)" office:value-type="string" office:string-value="2.3.1.01" calcext:value-type="string">
            <text:p>2.3.1.01</text:p>
          </table:table-cell>
          <table:table-cell table:style-name="ce21" table:formula="of:=VLOOKUP([.K96];[$Grupos.$B$2:$Grupos.$E$89];2;0)" office:value-type="string" office:string-value="phar_gp_2_3_1_01" calcext:value-type="string">
            <text:p>phar_gp_2_3_1_01</text:p>
          </table:table-cell>
          <table:table-cell table:number-columns-repeated="1011"/>
        </table:table-row>
        <table:table-row table:style-name="ro1">
          <table:table-cell table:style-name="ce17" table:formula="of:=CONCATENATE([.B97];[.C97])" office:value-type="string" office:string-value="ttrx_phr3_1_1_01_001" calcext:value-type="string">
            <text:p>ttrx_phr3_1_1_01_001</text:p>
          </table:table-cell>
          <table:table-cell office:value-type="string" calcext:value-type="string">
            <text:p>ttrx_phr</text:p>
          </table:table-cell>
          <table:table-cell table:style-name="ce17" table:formula="of:=SUBSTITUTE([.E97];&quot;.&quot;;&quot;_&quot;)" office:value-type="string" office:string-value="3_1_1_01_001" calcext:value-type="string">
            <text:p>3_1_1_01_001</text:p>
          </table:table-cell>
          <table:table-cell table:style-name="ce19" table:formula="of:=[.D96]+2" office:value-type="float" office:value="191" calcext:value-type="float">
            <text:p>191</text:p>
          </table:table-cell>
          <table:table-cell table:style-name="ce16" table:formula="of:=[$'Contas Limpas'.B96]" office:value-type="string" office:string-value="3.1.1.01.001" calcext:value-type="string">
            <text:p>3.1.1.01.001</text:p>
          </table:table-cell>
          <table:table-cell table:style-name="ce16" table:formula="of:=VLOOKUP([.E97];[$'Plano Completo'.$B$2:$'Plano Completo'.$C$401];2;0)" office:value-type="string" office:string-value="Venda De Mercadorias Mercado Interno" calcext:value-type="string">
            <text:p>Venda De Mercadorias Mercado Interno</text:p>
          </table:table-cell>
          <table:table-cell table:formula="of:=VLOOKUP([.E97];[$'Plano Completo'.$B$2:$'Plano Completo'.$D$401];3;0)" office:value-type="string" office:string-value="Receita" calcext:value-type="string">
            <text:p>Receita</text:p>
          </table:table-cell>
          <table:table-cell table:style-name="ce20" table:formula="of:=VLOOKUP([.G97];[$'Account Type'.$A$2:$'Account Type'.$F$19];5;0)" office:value-type="string" office:string-value="account.data_account_type_revenue" calcext:value-type="string">
            <text:p>account.data_account_type_revenue</text:p>
          </table:table-cell>
          <table:table-cell table:style-name="ce20" table:formula="of:=VLOOKUP([.G97];[$'Account Type'.$A$2:$'Account Type'.$F$19];6;0)" office:value-type="float" office:value="0" calcext:value-type="float">
            <text:p>0</text:p>
          </table:table-cell>
          <table:table-cell table:style-name="ce20" table:formula="of:=VLOOKUP([.E97];[$'Plano Completo'.$B$2:$'Plano Completo'.$F$401];4;0)" office:value-type="string" office:string-value="income" calcext:value-type="string">
            <text:p>income</text:p>
          </table:table-cell>
          <table:table-cell table:style-name="ce20" table:formula="of:=LEFT([.E97];8)" office:value-type="string" office:string-value="3.1.1.01" calcext:value-type="string">
            <text:p>3.1.1.01</text:p>
          </table:table-cell>
          <table:table-cell table:style-name="ce21" table:formula="of:=VLOOKUP([.K97];[$Grupos.$B$2:$Grupos.$E$89];2;0)" office:value-type="string" office:string-value="phar_gp_3_1_1_01" calcext:value-type="string">
            <text:p>phar_gp_3_1_1_01</text:p>
          </table:table-cell>
          <table:table-cell table:number-columns-repeated="1011"/>
        </table:table-row>
        <table:table-row table:style-name="ro1">
          <table:table-cell table:style-name="ce17" table:formula="of:=CONCATENATE([.B98];[.C98])" office:value-type="string" office:string-value="ttrx_phr3_1_1_01_002" calcext:value-type="string">
            <text:p>ttrx_phr3_1_1_01_002</text:p>
          </table:table-cell>
          <table:table-cell office:value-type="string" calcext:value-type="string">
            <text:p>ttrx_phr</text:p>
          </table:table-cell>
          <table:table-cell table:style-name="ce17" table:formula="of:=SUBSTITUTE([.E98];&quot;.&quot;;&quot;_&quot;)" office:value-type="string" office:string-value="3_1_1_01_002" calcext:value-type="string">
            <text:p>3_1_1_01_002</text:p>
          </table:table-cell>
          <table:table-cell table:style-name="ce19" table:formula="of:=[.D97]+2" office:value-type="float" office:value="193" calcext:value-type="float">
            <text:p>193</text:p>
          </table:table-cell>
          <table:table-cell table:style-name="ce16" table:formula="of:=[$'Contas Limpas'.B97]" office:value-type="string" office:string-value="3.1.1.01.002" calcext:value-type="string">
            <text:p>3.1.1.01.002</text:p>
          </table:table-cell>
          <table:table-cell table:style-name="ce16" table:formula="of:=VLOOKUP([.E98];[$'Plano Completo'.$B$2:$'Plano Completo'.$C$401];2;0)" office:value-type="string" office:string-value="Venda De Mercadorias Exportação" calcext:value-type="string">
            <text:p>Venda De Mercadorias Exportação</text:p>
          </table:table-cell>
          <table:table-cell table:formula="of:=VLOOKUP([.E98];[$'Plano Completo'.$B$2:$'Plano Completo'.$D$401];3;0)" office:value-type="string" office:string-value="Receita" calcext:value-type="string">
            <text:p>Receita</text:p>
          </table:table-cell>
          <table:table-cell table:style-name="ce20" table:formula="of:=VLOOKUP([.G98];[$'Account Type'.$A$2:$'Account Type'.$F$19];5;0)" office:value-type="string" office:string-value="account.data_account_type_revenue" calcext:value-type="string">
            <text:p>account.data_account_type_revenue</text:p>
          </table:table-cell>
          <table:table-cell table:style-name="ce20" table:formula="of:=VLOOKUP([.G98];[$'Account Type'.$A$2:$'Account Type'.$F$19];6;0)" office:value-type="float" office:value="0" calcext:value-type="float">
            <text:p>0</text:p>
          </table:table-cell>
          <table:table-cell table:style-name="ce20" table:formula="of:=VLOOKUP([.E98];[$'Plano Completo'.$B$2:$'Plano Completo'.$F$401];4;0)" office:value-type="string" office:string-value="income" calcext:value-type="string">
            <text:p>income</text:p>
          </table:table-cell>
          <table:table-cell table:style-name="ce20" table:formula="of:=LEFT([.E98];8)" office:value-type="string" office:string-value="3.1.1.01" calcext:value-type="string">
            <text:p>3.1.1.01</text:p>
          </table:table-cell>
          <table:table-cell table:style-name="ce21" table:formula="of:=VLOOKUP([.K98];[$Grupos.$B$2:$Grupos.$E$89];2;0)" office:value-type="string" office:string-value="phar_gp_3_1_1_01" calcext:value-type="string">
            <text:p>phar_gp_3_1_1_01</text:p>
          </table:table-cell>
          <table:table-cell table:number-columns-repeated="1011"/>
        </table:table-row>
        <table:table-row table:style-name="ro1">
          <table:table-cell table:style-name="ce17" table:formula="of:=CONCATENATE([.B99];[.C99])" office:value-type="string" office:string-value="ttrx_phr3_1_1_01_003" calcext:value-type="string">
            <text:p>ttrx_phr3_1_1_01_003</text:p>
          </table:table-cell>
          <table:table-cell office:value-type="string" calcext:value-type="string">
            <text:p>ttrx_phr</text:p>
          </table:table-cell>
          <table:table-cell table:style-name="ce17" table:formula="of:=SUBSTITUTE([.E99];&quot;.&quot;;&quot;_&quot;)" office:value-type="string" office:string-value="3_1_1_01_003" calcext:value-type="string">
            <text:p>3_1_1_01_003</text:p>
          </table:table-cell>
          <table:table-cell table:style-name="ce19" table:formula="of:=[.D98]+2" office:value-type="float" office:value="195" calcext:value-type="float">
            <text:p>195</text:p>
          </table:table-cell>
          <table:table-cell table:style-name="ce16" table:formula="of:=[$'Contas Limpas'.B98]" office:value-type="string" office:string-value="3.1.1.01.003" calcext:value-type="string">
            <text:p>3.1.1.01.003</text:p>
          </table:table-cell>
          <table:table-cell table:style-name="ce16" table:formula="of:=VLOOKUP([.E99];[$'Plano Completo'.$B$2:$'Plano Completo'.$C$401];2;0)" office:value-type="string" office:string-value="Venda De Serviços" calcext:value-type="string">
            <text:p>Venda De Serviços</text:p>
          </table:table-cell>
          <table:table-cell table:formula="of:=VLOOKUP([.E99];[$'Plano Completo'.$B$2:$'Plano Completo'.$D$401];3;0)" office:value-type="string" office:string-value="Receita" calcext:value-type="string">
            <text:p>Receita</text:p>
          </table:table-cell>
          <table:table-cell table:style-name="ce20" table:formula="of:=VLOOKUP([.G99];[$'Account Type'.$A$2:$'Account Type'.$F$19];5;0)" office:value-type="string" office:string-value="account.data_account_type_revenue" calcext:value-type="string">
            <text:p>account.data_account_type_revenue</text:p>
          </table:table-cell>
          <table:table-cell table:style-name="ce20" table:formula="of:=VLOOKUP([.G99];[$'Account Type'.$A$2:$'Account Type'.$F$19];6;0)" office:value-type="float" office:value="0" calcext:value-type="float">
            <text:p>0</text:p>
          </table:table-cell>
          <table:table-cell table:style-name="ce20" table:formula="of:=VLOOKUP([.E99];[$'Plano Completo'.$B$2:$'Plano Completo'.$F$401];4;0)" office:value-type="string" office:string-value="income" calcext:value-type="string">
            <text:p>income</text:p>
          </table:table-cell>
          <table:table-cell table:style-name="ce20" table:formula="of:=LEFT([.E99];8)" office:value-type="string" office:string-value="3.1.1.01" calcext:value-type="string">
            <text:p>3.1.1.01</text:p>
          </table:table-cell>
          <table:table-cell table:style-name="ce21" table:formula="of:=VLOOKUP([.K99];[$Grupos.$B$2:$Grupos.$E$89];2;0)" office:value-type="string" office:string-value="phar_gp_3_1_1_01" calcext:value-type="string">
            <text:p>phar_gp_3_1_1_01</text:p>
          </table:table-cell>
          <table:table-cell table:number-columns-repeated="1011"/>
        </table:table-row>
        <table:table-row table:style-name="ro1">
          <table:table-cell table:style-name="ce17" table:formula="of:=CONCATENATE([.B100];[.C100])" office:value-type="string" office:string-value="ttrx_phr3_1_1_01_004" calcext:value-type="string">
            <text:p>ttrx_phr3_1_1_01_004</text:p>
          </table:table-cell>
          <table:table-cell office:value-type="string" calcext:value-type="string">
            <text:p>ttrx_phr</text:p>
          </table:table-cell>
          <table:table-cell table:style-name="ce17" table:formula="of:=SUBSTITUTE([.E100];&quot;.&quot;;&quot;_&quot;)" office:value-type="string" office:string-value="3_1_1_01_004" calcext:value-type="string">
            <text:p>3_1_1_01_004</text:p>
          </table:table-cell>
          <table:table-cell table:style-name="ce19" table:formula="of:=[.D99]+2" office:value-type="float" office:value="197" calcext:value-type="float">
            <text:p>197</text:p>
          </table:table-cell>
          <table:table-cell table:style-name="ce16" table:formula="of:=[$'Contas Limpas'.B99]" office:value-type="string" office:string-value="3.1.1.01.004" calcext:value-type="string">
            <text:p>3.1.1.01.004</text:p>
          </table:table-cell>
          <table:table-cell table:style-name="ce16" table:formula="of:=VLOOKUP([.E100];[$'Plano Completo'.$B$2:$'Plano Completo'.$C$401];2;0)" office:value-type="string" office:string-value="Venda De Sucatas" calcext:value-type="string">
            <text:p>Venda De Sucatas</text:p>
          </table:table-cell>
          <table:table-cell table:formula="of:=VLOOKUP([.E100];[$'Plano Completo'.$B$2:$'Plano Completo'.$D$401];3;0)" office:value-type="string" office:string-value="Receita" calcext:value-type="string">
            <text:p>Receita</text:p>
          </table:table-cell>
          <table:table-cell table:style-name="ce20" table:formula="of:=VLOOKUP([.G100];[$'Account Type'.$A$2:$'Account Type'.$F$19];5;0)" office:value-type="string" office:string-value="account.data_account_type_revenue" calcext:value-type="string">
            <text:p>account.data_account_type_revenue</text:p>
          </table:table-cell>
          <table:table-cell table:style-name="ce20" table:formula="of:=VLOOKUP([.G100];[$'Account Type'.$A$2:$'Account Type'.$F$19];6;0)" office:value-type="float" office:value="0" calcext:value-type="float">
            <text:p>0</text:p>
          </table:table-cell>
          <table:table-cell table:style-name="ce20" table:formula="of:=VLOOKUP([.E100];[$'Plano Completo'.$B$2:$'Plano Completo'.$F$401];4;0)" office:value-type="string" office:string-value="income" calcext:value-type="string">
            <text:p>income</text:p>
          </table:table-cell>
          <table:table-cell table:style-name="ce20" table:formula="of:=LEFT([.E100];8)" office:value-type="string" office:string-value="3.1.1.01" calcext:value-type="string">
            <text:p>3.1.1.01</text:p>
          </table:table-cell>
          <table:table-cell table:style-name="ce21" table:formula="of:=VLOOKUP([.K100];[$Grupos.$B$2:$Grupos.$E$89];2;0)" office:value-type="string" office:string-value="phar_gp_3_1_1_01" calcext:value-type="string">
            <text:p>phar_gp_3_1_1_01</text:p>
          </table:table-cell>
          <table:table-cell table:number-columns-repeated="1011"/>
        </table:table-row>
        <table:table-row table:style-name="ro1">
          <table:table-cell table:style-name="ce17" table:formula="of:=CONCATENATE([.B101];[.C101])" office:value-type="string" office:string-value="ttrx_phr3_1_1_01_005" calcext:value-type="string">
            <text:p>ttrx_phr3_1_1_01_005</text:p>
          </table:table-cell>
          <table:table-cell office:value-type="string" calcext:value-type="string">
            <text:p>ttrx_phr</text:p>
          </table:table-cell>
          <table:table-cell table:style-name="ce17" table:formula="of:=SUBSTITUTE([.E101];&quot;.&quot;;&quot;_&quot;)" office:value-type="string" office:string-value="3_1_1_01_005" calcext:value-type="string">
            <text:p>3_1_1_01_005</text:p>
          </table:table-cell>
          <table:table-cell table:style-name="ce19" table:formula="of:=[.D100]+2" office:value-type="float" office:value="199" calcext:value-type="float">
            <text:p>199</text:p>
          </table:table-cell>
          <table:table-cell table:style-name="ce16" table:formula="of:=[$'Contas Limpas'.B100]" office:value-type="string" office:string-value="3.1.1.01.005" calcext:value-type="string">
            <text:p>3.1.1.01.005</text:p>
          </table:table-cell>
          <table:table-cell table:style-name="ce16" table:formula="of:=VLOOKUP([.E101];[$'Plano Completo'.$B$2:$'Plano Completo'.$C$401];2;0)" office:value-type="string" office:string-value="Receita com Industrializações" calcext:value-type="string">
            <text:p>Receita com Industrializações</text:p>
          </table:table-cell>
          <table:table-cell table:formula="of:=VLOOKUP([.E101];[$'Plano Completo'.$B$2:$'Plano Completo'.$D$401];3;0)" office:value-type="string" office:string-value="Receita" calcext:value-type="string">
            <text:p>Receita</text:p>
          </table:table-cell>
          <table:table-cell table:style-name="ce20" table:formula="of:=VLOOKUP([.G101];[$'Account Type'.$A$2:$'Account Type'.$F$19];5;0)" office:value-type="string" office:string-value="account.data_account_type_revenue" calcext:value-type="string">
            <text:p>account.data_account_type_revenue</text:p>
          </table:table-cell>
          <table:table-cell table:style-name="ce20" table:formula="of:=VLOOKUP([.G101];[$'Account Type'.$A$2:$'Account Type'.$F$19];6;0)" office:value-type="float" office:value="0" calcext:value-type="float">
            <text:p>0</text:p>
          </table:table-cell>
          <table:table-cell table:style-name="ce20" table:formula="of:=VLOOKUP([.E101];[$'Plano Completo'.$B$2:$'Plano Completo'.$F$401];4;0)" office:value-type="string" office:string-value="income" calcext:value-type="string">
            <text:p>income</text:p>
          </table:table-cell>
          <table:table-cell table:style-name="ce20" table:formula="of:=LEFT([.E101];8)" office:value-type="string" office:string-value="3.1.1.01" calcext:value-type="string">
            <text:p>3.1.1.01</text:p>
          </table:table-cell>
          <table:table-cell table:style-name="ce21" table:formula="of:=VLOOKUP([.K101];[$Grupos.$B$2:$Grupos.$E$89];2;0)" office:value-type="string" office:string-value="phar_gp_3_1_1_01" calcext:value-type="string">
            <text:p>phar_gp_3_1_1_01</text:p>
          </table:table-cell>
          <table:table-cell table:number-columns-repeated="1011"/>
        </table:table-row>
        <table:table-row table:style-name="ro1">
          <table:table-cell table:style-name="ce17" table:formula="of:=CONCATENATE([.B102];[.C102])" office:value-type="string" office:string-value="ttrx_phr3_1_1_02_001" calcext:value-type="string">
            <text:p>ttrx_phr3_1_1_02_001</text:p>
          </table:table-cell>
          <table:table-cell office:value-type="string" calcext:value-type="string">
            <text:p>ttrx_phr</text:p>
          </table:table-cell>
          <table:table-cell table:style-name="ce17" table:formula="of:=SUBSTITUTE([.E102];&quot;.&quot;;&quot;_&quot;)" office:value-type="string" office:string-value="3_1_1_02_001" calcext:value-type="string">
            <text:p>3_1_1_02_001</text:p>
          </table:table-cell>
          <table:table-cell table:style-name="ce19" table:formula="of:=[.D101]+2" office:value-type="float" office:value="201" calcext:value-type="float">
            <text:p>201</text:p>
          </table:table-cell>
          <table:table-cell table:style-name="ce16" table:formula="of:=[$'Contas Limpas'.B101]" office:value-type="string" office:string-value="3.1.1.02.001" calcext:value-type="string">
            <text:p>3.1.1.02.001</text:p>
          </table:table-cell>
          <table:table-cell table:style-name="ce16" table:formula="of:=VLOOKUP([.E102];[$'Plano Completo'.$B$2:$'Plano Completo'.$C$401];2;0)" office:value-type="string" office:string-value="Devolução de Vendas" calcext:value-type="string">
            <text:p>Devolução de Vendas</text:p>
          </table:table-cell>
          <table:table-cell table:formula="of:=VLOOKUP([.E102];[$'Plano Completo'.$B$2:$'Plano Completo'.$D$401];3;0)" office:value-type="string" office:string-value="Receita" calcext:value-type="string">
            <text:p>Receita</text:p>
          </table:table-cell>
          <table:table-cell table:style-name="ce20" table:formula="of:=VLOOKUP([.G102];[$'Account Type'.$A$2:$'Account Type'.$F$19];5;0)" office:value-type="string" office:string-value="account.data_account_type_revenue" calcext:value-type="string">
            <text:p>account.data_account_type_revenue</text:p>
          </table:table-cell>
          <table:table-cell table:style-name="ce20" table:formula="of:=VLOOKUP([.G102];[$'Account Type'.$A$2:$'Account Type'.$F$19];6;0)" office:value-type="float" office:value="0" calcext:value-type="float">
            <text:p>0</text:p>
          </table:table-cell>
          <table:table-cell table:style-name="ce20" table:formula="of:=VLOOKUP([.E102];[$'Plano Completo'.$B$2:$'Plano Completo'.$F$401];4;0)" office:value-type="string" office:string-value="income" calcext:value-type="string">
            <text:p>income</text:p>
          </table:table-cell>
          <table:table-cell table:style-name="ce20" table:formula="of:=LEFT([.E102];8)" office:value-type="string" office:string-value="3.1.1.02" calcext:value-type="string">
            <text:p>3.1.1.02</text:p>
          </table:table-cell>
          <table:table-cell table:style-name="ce21" table:formula="of:=VLOOKUP([.K102];[$Grupos.$B$2:$Grupos.$E$89];2;0)" office:value-type="string" office:string-value="phar_gp_3_1_1_02" calcext:value-type="string">
            <text:p>phar_gp_3_1_1_02</text:p>
          </table:table-cell>
          <table:table-cell table:number-columns-repeated="1011"/>
        </table:table-row>
        <table:table-row table:style-name="ro1">
          <table:table-cell table:style-name="ce17" table:formula="of:=CONCATENATE([.B103];[.C103])" office:value-type="string" office:string-value="ttrx_phr3_1_1_02_002" calcext:value-type="string">
            <text:p>ttrx_phr3_1_1_02_002</text:p>
          </table:table-cell>
          <table:table-cell office:value-type="string" calcext:value-type="string">
            <text:p>ttrx_phr</text:p>
          </table:table-cell>
          <table:table-cell table:style-name="ce17" table:formula="of:=SUBSTITUTE([.E103];&quot;.&quot;;&quot;_&quot;)" office:value-type="string" office:string-value="3_1_1_02_002" calcext:value-type="string">
            <text:p>3_1_1_02_002</text:p>
          </table:table-cell>
          <table:table-cell table:style-name="ce19" table:formula="of:=[.D102]+2" office:value-type="float" office:value="203" calcext:value-type="float">
            <text:p>203</text:p>
          </table:table-cell>
          <table:table-cell table:style-name="ce16" table:formula="of:=[$'Contas Limpas'.B102]" office:value-type="string" office:string-value="3.1.1.02.002" calcext:value-type="string">
            <text:p>3.1.1.02.002</text:p>
          </table:table-cell>
          <table:table-cell table:style-name="ce16" table:formula="of:=VLOOKUP([.E103];[$'Plano Completo'.$B$2:$'Plano Completo'.$C$401];2;0)" office:value-type="string" office:string-value="Descontos Concedidos" calcext:value-type="string">
            <text:p>Descontos Concedidos</text:p>
          </table:table-cell>
          <table:table-cell table:formula="of:=VLOOKUP([.E103];[$'Plano Completo'.$B$2:$'Plano Completo'.$D$401];3;0)" office:value-type="string" office:string-value="Receita" calcext:value-type="string">
            <text:p>Receita</text:p>
          </table:table-cell>
          <table:table-cell table:style-name="ce20" table:formula="of:=VLOOKUP([.G103];[$'Account Type'.$A$2:$'Account Type'.$F$19];5;0)" office:value-type="string" office:string-value="account.data_account_type_revenue" calcext:value-type="string">
            <text:p>account.data_account_type_revenue</text:p>
          </table:table-cell>
          <table:table-cell table:style-name="ce20" table:formula="of:=VLOOKUP([.G103];[$'Account Type'.$A$2:$'Account Type'.$F$19];6;0)" office:value-type="float" office:value="0" calcext:value-type="float">
            <text:p>0</text:p>
          </table:table-cell>
          <table:table-cell table:style-name="ce20" table:formula="of:=VLOOKUP([.E103];[$'Plano Completo'.$B$2:$'Plano Completo'.$F$401];4;0)" office:value-type="string" office:string-value="income" calcext:value-type="string">
            <text:p>income</text:p>
          </table:table-cell>
          <table:table-cell table:style-name="ce20" table:formula="of:=LEFT([.E103];8)" office:value-type="string" office:string-value="3.1.1.02" calcext:value-type="string">
            <text:p>3.1.1.02</text:p>
          </table:table-cell>
          <table:table-cell table:style-name="ce21" table:formula="of:=VLOOKUP([.K103];[$Grupos.$B$2:$Grupos.$E$89];2;0)" office:value-type="string" office:string-value="phar_gp_3_1_1_02" calcext:value-type="string">
            <text:p>phar_gp_3_1_1_02</text:p>
          </table:table-cell>
          <table:table-cell table:number-columns-repeated="1011"/>
        </table:table-row>
        <table:table-row table:style-name="ro1">
          <table:table-cell table:style-name="ce17" table:formula="of:=CONCATENATE([.B104];[.C104])" office:value-type="string" office:string-value="ttrx_phr3_1_1_02_003" calcext:value-type="string">
            <text:p>ttrx_phr3_1_1_02_003</text:p>
          </table:table-cell>
          <table:table-cell office:value-type="string" calcext:value-type="string">
            <text:p>ttrx_phr</text:p>
          </table:table-cell>
          <table:table-cell table:style-name="ce17" table:formula="of:=SUBSTITUTE([.E104];&quot;.&quot;;&quot;_&quot;)" office:value-type="string" office:string-value="3_1_1_02_003" calcext:value-type="string">
            <text:p>3_1_1_02_003</text:p>
          </table:table-cell>
          <table:table-cell table:style-name="ce19" table:formula="of:=[.D103]+2" office:value-type="float" office:value="205" calcext:value-type="float">
            <text:p>205</text:p>
          </table:table-cell>
          <table:table-cell table:style-name="ce16" table:formula="of:=[$'Contas Limpas'.B103]" office:value-type="string" office:string-value="3.1.1.02.003" calcext:value-type="string">
            <text:p>3.1.1.02.003</text:p>
          </table:table-cell>
          <table:table-cell table:style-name="ce16" table:formula="of:=VLOOKUP([.E104];[$'Plano Completo'.$B$2:$'Plano Completo'.$C$401];2;0)" office:value-type="string" office:string-value="SIMPLES Sobre Faturamento" calcext:value-type="string">
            <text:p>SIMPLES Sobre Faturamento</text:p>
          </table:table-cell>
          <table:table-cell table:formula="of:=VLOOKUP([.E104];[$'Plano Completo'.$B$2:$'Plano Completo'.$D$401];3;0)" office:value-type="string" office:string-value="Receita" calcext:value-type="string">
            <text:p>Receita</text:p>
          </table:table-cell>
          <table:table-cell table:style-name="ce20" table:formula="of:=VLOOKUP([.G104];[$'Account Type'.$A$2:$'Account Type'.$F$19];5;0)" office:value-type="string" office:string-value="account.data_account_type_revenue" calcext:value-type="string">
            <text:p>account.data_account_type_revenue</text:p>
          </table:table-cell>
          <table:table-cell table:style-name="ce20" table:formula="of:=VLOOKUP([.G104];[$'Account Type'.$A$2:$'Account Type'.$F$19];6;0)" office:value-type="float" office:value="0" calcext:value-type="float">
            <text:p>0</text:p>
          </table:table-cell>
          <table:table-cell table:style-name="ce20" table:formula="of:=VLOOKUP([.E104];[$'Plano Completo'.$B$2:$'Plano Completo'.$F$401];4;0)" office:value-type="string" office:string-value="tax" calcext:value-type="string">
            <text:p>tax</text:p>
          </table:table-cell>
          <table:table-cell table:style-name="ce20" table:formula="of:=LEFT([.E104];8)" office:value-type="string" office:string-value="3.1.1.02" calcext:value-type="string">
            <text:p>3.1.1.02</text:p>
          </table:table-cell>
          <table:table-cell table:style-name="ce21" table:formula="of:=VLOOKUP([.K104];[$Grupos.$B$2:$Grupos.$E$89];2;0)" office:value-type="string" office:string-value="phar_gp_3_1_1_02" calcext:value-type="string">
            <text:p>phar_gp_3_1_1_02</text:p>
          </table:table-cell>
          <table:table-cell table:number-columns-repeated="1011"/>
        </table:table-row>
        <table:table-row table:style-name="ro1">
          <table:table-cell table:style-name="ce17" table:formula="of:=CONCATENATE([.B105];[.C105])" office:value-type="string" office:string-value="ttrx_phr3_1_1_02_004" calcext:value-type="string">
            <text:p>ttrx_phr3_1_1_02_004</text:p>
          </table:table-cell>
          <table:table-cell office:value-type="string" calcext:value-type="string">
            <text:p>ttrx_phr</text:p>
          </table:table-cell>
          <table:table-cell table:style-name="ce17" table:formula="of:=SUBSTITUTE([.E105];&quot;.&quot;;&quot;_&quot;)" office:value-type="string" office:string-value="3_1_1_02_004" calcext:value-type="string">
            <text:p>3_1_1_02_004</text:p>
          </table:table-cell>
          <table:table-cell table:style-name="ce19" table:formula="of:=[.D104]+2" office:value-type="float" office:value="207" calcext:value-type="float">
            <text:p>207</text:p>
          </table:table-cell>
          <table:table-cell table:style-name="ce16" table:formula="of:=[$'Contas Limpas'.B104]" office:value-type="string" office:string-value="3.1.1.02.004" calcext:value-type="string">
            <text:p>3.1.1.02.004</text:p>
          </table:table-cell>
          <table:table-cell table:style-name="ce16" table:formula="of:=VLOOKUP([.E105];[$'Plano Completo'.$B$2:$'Plano Completo'.$C$401];2;0)" office:value-type="string" office:string-value="ICMS Sobre Vendas" calcext:value-type="string">
            <text:p>ICMS Sobre Vendas</text:p>
          </table:table-cell>
          <table:table-cell table:formula="of:=VLOOKUP([.E105];[$'Plano Completo'.$B$2:$'Plano Completo'.$D$401];3;0)" office:value-type="string" office:string-value="Receita" calcext:value-type="string">
            <text:p>Receita</text:p>
          </table:table-cell>
          <table:table-cell table:style-name="ce20" table:formula="of:=VLOOKUP([.G105];[$'Account Type'.$A$2:$'Account Type'.$F$19];5;0)" office:value-type="string" office:string-value="account.data_account_type_revenue" calcext:value-type="string">
            <text:p>account.data_account_type_revenue</text:p>
          </table:table-cell>
          <table:table-cell table:style-name="ce20" table:formula="of:=VLOOKUP([.G105];[$'Account Type'.$A$2:$'Account Type'.$F$19];6;0)" office:value-type="float" office:value="0" calcext:value-type="float">
            <text:p>0</text:p>
          </table:table-cell>
          <table:table-cell table:style-name="ce20" table:formula="of:=VLOOKUP([.E105];[$'Plano Completo'.$B$2:$'Plano Completo'.$F$401];4;0)" office:value-type="string" office:string-value="tax" calcext:value-type="string">
            <text:p>tax</text:p>
          </table:table-cell>
          <table:table-cell table:style-name="ce20" table:formula="of:=LEFT([.E105];8)" office:value-type="string" office:string-value="3.1.1.02" calcext:value-type="string">
            <text:p>3.1.1.02</text:p>
          </table:table-cell>
          <table:table-cell table:style-name="ce21" table:formula="of:=VLOOKUP([.K105];[$Grupos.$B$2:$Grupos.$E$89];2;0)" office:value-type="string" office:string-value="phar_gp_3_1_1_02" calcext:value-type="string">
            <text:p>phar_gp_3_1_1_02</text:p>
          </table:table-cell>
          <table:table-cell table:number-columns-repeated="1011"/>
        </table:table-row>
        <table:table-row table:style-name="ro1">
          <table:table-cell table:style-name="ce17" table:formula="of:=CONCATENATE([.B106];[.C106])" office:value-type="string" office:string-value="ttrx_phr3_1_1_02_005" calcext:value-type="string">
            <text:p>ttrx_phr3_1_1_02_005</text:p>
          </table:table-cell>
          <table:table-cell office:value-type="string" calcext:value-type="string">
            <text:p>ttrx_phr</text:p>
          </table:table-cell>
          <table:table-cell table:style-name="ce17" table:formula="of:=SUBSTITUTE([.E106];&quot;.&quot;;&quot;_&quot;)" office:value-type="string" office:string-value="3_1_1_02_005" calcext:value-type="string">
            <text:p>3_1_1_02_005</text:p>
          </table:table-cell>
          <table:table-cell table:style-name="ce19" table:formula="of:=[.D105]+2" office:value-type="float" office:value="209" calcext:value-type="float">
            <text:p>209</text:p>
          </table:table-cell>
          <table:table-cell table:style-name="ce16" table:formula="of:=[$'Contas Limpas'.B105]" office:value-type="string" office:string-value="3.1.1.02.005" calcext:value-type="string">
            <text:p>3.1.1.02.005</text:p>
          </table:table-cell>
          <table:table-cell table:style-name="ce16" table:formula="of:=VLOOKUP([.E106];[$'Plano Completo'.$B$2:$'Plano Completo'.$C$401];2;0)" office:value-type="string" office:string-value="ICMS Substituíção Tributária Sobre Vendas" calcext:value-type="string">
            <text:p>ICMS Substituíção Tributária Sobre Vendas</text:p>
          </table:table-cell>
          <table:table-cell table:formula="of:=VLOOKUP([.E106];[$'Plano Completo'.$B$2:$'Plano Completo'.$D$401];3;0)" office:value-type="string" office:string-value="Receita" calcext:value-type="string">
            <text:p>Receita</text:p>
          </table:table-cell>
          <table:table-cell table:style-name="ce20" table:formula="of:=VLOOKUP([.G106];[$'Account Type'.$A$2:$'Account Type'.$F$19];5;0)" office:value-type="string" office:string-value="account.data_account_type_revenue" calcext:value-type="string">
            <text:p>account.data_account_type_revenue</text:p>
          </table:table-cell>
          <table:table-cell table:style-name="ce20" table:formula="of:=VLOOKUP([.G106];[$'Account Type'.$A$2:$'Account Type'.$F$19];6;0)" office:value-type="float" office:value="0" calcext:value-type="float">
            <text:p>0</text:p>
          </table:table-cell>
          <table:table-cell table:style-name="ce20" table:formula="of:=VLOOKUP([.E106];[$'Plano Completo'.$B$2:$'Plano Completo'.$F$401];4;0)" office:value-type="string" office:string-value="tax" calcext:value-type="string">
            <text:p>tax</text:p>
          </table:table-cell>
          <table:table-cell table:style-name="ce20" table:formula="of:=LEFT([.E106];8)" office:value-type="string" office:string-value="3.1.1.02" calcext:value-type="string">
            <text:p>3.1.1.02</text:p>
          </table:table-cell>
          <table:table-cell table:style-name="ce21" table:formula="of:=VLOOKUP([.K106];[$Grupos.$B$2:$Grupos.$E$89];2;0)" office:value-type="string" office:string-value="phar_gp_3_1_1_02" calcext:value-type="string">
            <text:p>phar_gp_3_1_1_02</text:p>
          </table:table-cell>
          <table:table-cell table:number-columns-repeated="1011"/>
        </table:table-row>
        <table:table-row table:style-name="ro1">
          <table:table-cell table:style-name="ce17" table:formula="of:=CONCATENATE([.B107];[.C107])" office:value-type="string" office:string-value="ttrx_phr3_1_1_02_006" calcext:value-type="string">
            <text:p>ttrx_phr3_1_1_02_006</text:p>
          </table:table-cell>
          <table:table-cell office:value-type="string" calcext:value-type="string">
            <text:p>ttrx_phr</text:p>
          </table:table-cell>
          <table:table-cell table:style-name="ce17" table:formula="of:=SUBSTITUTE([.E107];&quot;.&quot;;&quot;_&quot;)" office:value-type="string" office:string-value="3_1_1_02_006" calcext:value-type="string">
            <text:p>3_1_1_02_006</text:p>
          </table:table-cell>
          <table:table-cell table:style-name="ce19" table:formula="of:=[.D106]+2" office:value-type="float" office:value="211" calcext:value-type="float">
            <text:p>211</text:p>
          </table:table-cell>
          <table:table-cell table:style-name="ce16" table:formula="of:=[$'Contas Limpas'.B106]" office:value-type="string" office:string-value="3.1.1.02.006" calcext:value-type="string">
            <text:p>3.1.1.02.006</text:p>
          </table:table-cell>
          <table:table-cell table:style-name="ce16" table:formula="of:=VLOOKUP([.E107];[$'Plano Completo'.$B$2:$'Plano Completo'.$C$401];2;0)" office:value-type="string" office:string-value="ISS Sobre Serviços" calcext:value-type="string">
            <text:p>ISS Sobre Serviços</text:p>
          </table:table-cell>
          <table:table-cell table:formula="of:=VLOOKUP([.E107];[$'Plano Completo'.$B$2:$'Plano Completo'.$D$401];3;0)" office:value-type="string" office:string-value="Receita" calcext:value-type="string">
            <text:p>Receita</text:p>
          </table:table-cell>
          <table:table-cell table:style-name="ce20" table:formula="of:=VLOOKUP([.G107];[$'Account Type'.$A$2:$'Account Type'.$F$19];5;0)" office:value-type="string" office:string-value="account.data_account_type_revenue" calcext:value-type="string">
            <text:p>account.data_account_type_revenue</text:p>
          </table:table-cell>
          <table:table-cell table:style-name="ce20" table:formula="of:=VLOOKUP([.G107];[$'Account Type'.$A$2:$'Account Type'.$F$19];6;0)" office:value-type="float" office:value="0" calcext:value-type="float">
            <text:p>0</text:p>
          </table:table-cell>
          <table:table-cell table:style-name="ce20" table:formula="of:=VLOOKUP([.E107];[$'Plano Completo'.$B$2:$'Plano Completo'.$F$401];4;0)" office:value-type="string" office:string-value="tax" calcext:value-type="string">
            <text:p>tax</text:p>
          </table:table-cell>
          <table:table-cell table:style-name="ce20" table:formula="of:=LEFT([.E107];8)" office:value-type="string" office:string-value="3.1.1.02" calcext:value-type="string">
            <text:p>3.1.1.02</text:p>
          </table:table-cell>
          <table:table-cell table:style-name="ce21" table:formula="of:=VLOOKUP([.K107];[$Grupos.$B$2:$Grupos.$E$89];2;0)" office:value-type="string" office:string-value="phar_gp_3_1_1_02" calcext:value-type="string">
            <text:p>phar_gp_3_1_1_02</text:p>
          </table:table-cell>
          <table:table-cell table:number-columns-repeated="1011"/>
        </table:table-row>
        <table:table-row table:style-name="ro1">
          <table:table-cell table:style-name="ce17" table:formula="of:=CONCATENATE([.B108];[.C108])" office:value-type="string" office:string-value="ttrx_phr3_1_1_02_007" calcext:value-type="string">
            <text:p>ttrx_phr3_1_1_02_007</text:p>
          </table:table-cell>
          <table:table-cell office:value-type="string" calcext:value-type="string">
            <text:p>ttrx_phr</text:p>
          </table:table-cell>
          <table:table-cell table:style-name="ce17" table:formula="of:=SUBSTITUTE([.E108];&quot;.&quot;;&quot;_&quot;)" office:value-type="string" office:string-value="3_1_1_02_007" calcext:value-type="string">
            <text:p>3_1_1_02_007</text:p>
          </table:table-cell>
          <table:table-cell table:style-name="ce19" table:formula="of:=[.D107]+2" office:value-type="float" office:value="213" calcext:value-type="float">
            <text:p>213</text:p>
          </table:table-cell>
          <table:table-cell table:style-name="ce16" table:formula="of:=[$'Contas Limpas'.B107]" office:value-type="string" office:string-value="3.1.1.02.007" calcext:value-type="string">
            <text:p>3.1.1.02.007</text:p>
          </table:table-cell>
          <table:table-cell table:style-name="ce16" table:formula="of:=VLOOKUP([.E108];[$'Plano Completo'.$B$2:$'Plano Completo'.$C$401];2;0)" office:value-type="string" office:string-value="COFINS Sobre Vendas" calcext:value-type="string">
            <text:p>COFINS Sobre Vendas</text:p>
          </table:table-cell>
          <table:table-cell table:formula="of:=VLOOKUP([.E108];[$'Plano Completo'.$B$2:$'Plano Completo'.$D$401];3;0)" office:value-type="string" office:string-value="Receita" calcext:value-type="string">
            <text:p>Receita</text:p>
          </table:table-cell>
          <table:table-cell table:style-name="ce20" table:formula="of:=VLOOKUP([.G108];[$'Account Type'.$A$2:$'Account Type'.$F$19];5;0)" office:value-type="string" office:string-value="account.data_account_type_revenue" calcext:value-type="string">
            <text:p>account.data_account_type_revenue</text:p>
          </table:table-cell>
          <table:table-cell table:style-name="ce20" table:formula="of:=VLOOKUP([.G108];[$'Account Type'.$A$2:$'Account Type'.$F$19];6;0)" office:value-type="float" office:value="0" calcext:value-type="float">
            <text:p>0</text:p>
          </table:table-cell>
          <table:table-cell table:style-name="ce20" table:formula="of:=VLOOKUP([.E108];[$'Plano Completo'.$B$2:$'Plano Completo'.$F$401];4;0)" office:value-type="string" office:string-value="tax" calcext:value-type="string">
            <text:p>tax</text:p>
          </table:table-cell>
          <table:table-cell table:style-name="ce20" table:formula="of:=LEFT([.E108];8)" office:value-type="string" office:string-value="3.1.1.02" calcext:value-type="string">
            <text:p>3.1.1.02</text:p>
          </table:table-cell>
          <table:table-cell table:style-name="ce21" table:formula="of:=VLOOKUP([.K108];[$Grupos.$B$2:$Grupos.$E$89];2;0)" office:value-type="string" office:string-value="phar_gp_3_1_1_02" calcext:value-type="string">
            <text:p>phar_gp_3_1_1_02</text:p>
          </table:table-cell>
          <table:table-cell table:number-columns-repeated="1011"/>
        </table:table-row>
        <table:table-row table:style-name="ro1">
          <table:table-cell table:style-name="ce17" table:formula="of:=CONCATENATE([.B109];[.C109])" office:value-type="string" office:string-value="ttrx_phr3_1_1_02_008" calcext:value-type="string">
            <text:p>ttrx_phr3_1_1_02_008</text:p>
          </table:table-cell>
          <table:table-cell office:value-type="string" calcext:value-type="string">
            <text:p>ttrx_phr</text:p>
          </table:table-cell>
          <table:table-cell table:style-name="ce17" table:formula="of:=SUBSTITUTE([.E109];&quot;.&quot;;&quot;_&quot;)" office:value-type="string" office:string-value="3_1_1_02_008" calcext:value-type="string">
            <text:p>3_1_1_02_008</text:p>
          </table:table-cell>
          <table:table-cell table:style-name="ce19" table:formula="of:=[.D108]+2" office:value-type="float" office:value="215" calcext:value-type="float">
            <text:p>215</text:p>
          </table:table-cell>
          <table:table-cell table:style-name="ce16" table:formula="of:=[$'Contas Limpas'.B108]" office:value-type="string" office:string-value="3.1.1.02.008" calcext:value-type="string">
            <text:p>3.1.1.02.008</text:p>
          </table:table-cell>
          <table:table-cell table:style-name="ce16" table:formula="of:=VLOOKUP([.E109];[$'Plano Completo'.$B$2:$'Plano Completo'.$C$401];2;0)" office:value-type="string" office:string-value="PIS Sobre Vendas" calcext:value-type="string">
            <text:p>PIS Sobre Vendas</text:p>
          </table:table-cell>
          <table:table-cell table:formula="of:=VLOOKUP([.E109];[$'Plano Completo'.$B$2:$'Plano Completo'.$D$401];3;0)" office:value-type="string" office:string-value="Receita" calcext:value-type="string">
            <text:p>Receita</text:p>
          </table:table-cell>
          <table:table-cell table:style-name="ce20" table:formula="of:=VLOOKUP([.G109];[$'Account Type'.$A$2:$'Account Type'.$F$19];5;0)" office:value-type="string" office:string-value="account.data_account_type_revenue" calcext:value-type="string">
            <text:p>account.data_account_type_revenue</text:p>
          </table:table-cell>
          <table:table-cell table:style-name="ce20" table:formula="of:=VLOOKUP([.G109];[$'Account Type'.$A$2:$'Account Type'.$F$19];6;0)" office:value-type="float" office:value="0" calcext:value-type="float">
            <text:p>0</text:p>
          </table:table-cell>
          <table:table-cell table:style-name="ce20" table:formula="of:=VLOOKUP([.E109];[$'Plano Completo'.$B$2:$'Plano Completo'.$F$401];4;0)" office:value-type="string" office:string-value="tax" calcext:value-type="string">
            <text:p>tax</text:p>
          </table:table-cell>
          <table:table-cell table:style-name="ce20" table:formula="of:=LEFT([.E109];8)" office:value-type="string" office:string-value="3.1.1.02" calcext:value-type="string">
            <text:p>3.1.1.02</text:p>
          </table:table-cell>
          <table:table-cell table:style-name="ce21" table:formula="of:=VLOOKUP([.K109];[$Grupos.$B$2:$Grupos.$E$89];2;0)" office:value-type="string" office:string-value="phar_gp_3_1_1_02" calcext:value-type="string">
            <text:p>phar_gp_3_1_1_02</text:p>
          </table:table-cell>
          <table:table-cell table:number-columns-repeated="1011"/>
        </table:table-row>
        <table:table-row table:style-name="ro1">
          <table:table-cell table:style-name="ce17" table:formula="of:=CONCATENATE([.B110];[.C110])" office:value-type="string" office:string-value="ttrx_phr3_1_1_02_009" calcext:value-type="string">
            <text:p>ttrx_phr3_1_1_02_009</text:p>
          </table:table-cell>
          <table:table-cell office:value-type="string" calcext:value-type="string">
            <text:p>ttrx_phr</text:p>
          </table:table-cell>
          <table:table-cell table:style-name="ce17" table:formula="of:=SUBSTITUTE([.E110];&quot;.&quot;;&quot;_&quot;)" office:value-type="string" office:string-value="3_1_1_02_009" calcext:value-type="string">
            <text:p>3_1_1_02_009</text:p>
          </table:table-cell>
          <table:table-cell table:style-name="ce19" table:formula="of:=[.D109]+2" office:value-type="float" office:value="217" calcext:value-type="float">
            <text:p>217</text:p>
          </table:table-cell>
          <table:table-cell table:style-name="ce16" table:formula="of:=[$'Contas Limpas'.B109]" office:value-type="string" office:string-value="3.1.1.02.009" calcext:value-type="string">
            <text:p>3.1.1.02.009</text:p>
          </table:table-cell>
          <table:table-cell table:style-name="ce16" table:formula="of:=VLOOKUP([.E110];[$'Plano Completo'.$B$2:$'Plano Completo'.$C$401];2;0)" office:value-type="string" office:string-value="IPI Sobre Vendas" calcext:value-type="string">
            <text:p>IPI Sobre Vendas</text:p>
          </table:table-cell>
          <table:table-cell table:formula="of:=VLOOKUP([.E110];[$'Plano Completo'.$B$2:$'Plano Completo'.$D$401];3;0)" office:value-type="string" office:string-value="Receita" calcext:value-type="string">
            <text:p>Receita</text:p>
          </table:table-cell>
          <table:table-cell table:style-name="ce20" table:formula="of:=VLOOKUP([.G110];[$'Account Type'.$A$2:$'Account Type'.$F$19];5;0)" office:value-type="string" office:string-value="account.data_account_type_revenue" calcext:value-type="string">
            <text:p>account.data_account_type_revenue</text:p>
          </table:table-cell>
          <table:table-cell table:style-name="ce20" table:formula="of:=VLOOKUP([.G110];[$'Account Type'.$A$2:$'Account Type'.$F$19];6;0)" office:value-type="float" office:value="0" calcext:value-type="float">
            <text:p>0</text:p>
          </table:table-cell>
          <table:table-cell table:style-name="ce20" table:formula="of:=VLOOKUP([.E110];[$'Plano Completo'.$B$2:$'Plano Completo'.$F$401];4;0)" office:value-type="string" office:string-value="tax" calcext:value-type="string">
            <text:p>tax</text:p>
          </table:table-cell>
          <table:table-cell table:style-name="ce20" table:formula="of:=LEFT([.E110];8)" office:value-type="string" office:string-value="3.1.1.02" calcext:value-type="string">
            <text:p>3.1.1.02</text:p>
          </table:table-cell>
          <table:table-cell table:style-name="ce21" table:formula="of:=VLOOKUP([.K110];[$Grupos.$B$2:$Grupos.$E$89];2;0)" office:value-type="string" office:string-value="phar_gp_3_1_1_02" calcext:value-type="string">
            <text:p>phar_gp_3_1_1_02</text:p>
          </table:table-cell>
          <table:table-cell table:number-columns-repeated="1011"/>
        </table:table-row>
        <table:table-row table:style-name="ro1">
          <table:table-cell table:style-name="ce17" table:formula="of:=CONCATENATE([.B111];[.C111])" office:value-type="string" office:string-value="ttrx_phr3_1_1_02_010" calcext:value-type="string">
            <text:p>ttrx_phr3_1_1_02_010</text:p>
          </table:table-cell>
          <table:table-cell office:value-type="string" calcext:value-type="string">
            <text:p>ttrx_phr</text:p>
          </table:table-cell>
          <table:table-cell table:style-name="ce17" table:formula="of:=SUBSTITUTE([.E111];&quot;.&quot;;&quot;_&quot;)" office:value-type="string" office:string-value="3_1_1_02_010" calcext:value-type="string">
            <text:p>3_1_1_02_010</text:p>
          </table:table-cell>
          <table:table-cell table:style-name="ce19" table:formula="of:=[.D110]+2" office:value-type="float" office:value="219" calcext:value-type="float">
            <text:p>219</text:p>
          </table:table-cell>
          <table:table-cell table:style-name="ce16" table:formula="of:=[$'Contas Limpas'.B110]" office:value-type="string" office:string-value="3.1.1.02.010" calcext:value-type="string">
            <text:p>3.1.1.02.010</text:p>
          </table:table-cell>
          <table:table-cell table:style-name="ce16" table:formula="of:=VLOOKUP([.E111];[$'Plano Completo'.$B$2:$'Plano Completo'.$C$401];2;0)" office:value-type="string" office:string-value="IRRF Sobre Vendas" calcext:value-type="string">
            <text:p>IRRF Sobre Vendas</text:p>
          </table:table-cell>
          <table:table-cell table:formula="of:=VLOOKUP([.E111];[$'Plano Completo'.$B$2:$'Plano Completo'.$D$401];3;0)" office:value-type="string" office:string-value="Receita" calcext:value-type="string">
            <text:p>Receita</text:p>
          </table:table-cell>
          <table:table-cell table:style-name="ce20" table:formula="of:=VLOOKUP([.G111];[$'Account Type'.$A$2:$'Account Type'.$F$19];5;0)" office:value-type="string" office:string-value="account.data_account_type_revenue" calcext:value-type="string">
            <text:p>account.data_account_type_revenue</text:p>
          </table:table-cell>
          <table:table-cell table:style-name="ce20" table:formula="of:=VLOOKUP([.G111];[$'Account Type'.$A$2:$'Account Type'.$F$19];6;0)" office:value-type="float" office:value="0" calcext:value-type="float">
            <text:p>0</text:p>
          </table:table-cell>
          <table:table-cell table:style-name="ce20" table:formula="of:=VLOOKUP([.E111];[$'Plano Completo'.$B$2:$'Plano Completo'.$F$401];4;0)" office:value-type="string" office:string-value="tax" calcext:value-type="string">
            <text:p>tax</text:p>
          </table:table-cell>
          <table:table-cell table:style-name="ce20" table:formula="of:=LEFT([.E111];8)" office:value-type="string" office:string-value="3.1.1.02" calcext:value-type="string">
            <text:p>3.1.1.02</text:p>
          </table:table-cell>
          <table:table-cell table:style-name="ce21" table:formula="of:=VLOOKUP([.K111];[$Grupos.$B$2:$Grupos.$E$89];2;0)" office:value-type="string" office:string-value="phar_gp_3_1_1_02" calcext:value-type="string">
            <text:p>phar_gp_3_1_1_02</text:p>
          </table:table-cell>
          <table:table-cell table:number-columns-repeated="1011"/>
        </table:table-row>
        <table:table-row table:style-name="ro1">
          <table:table-cell table:style-name="ce17" table:formula="of:=CONCATENATE([.B112];[.C112])" office:value-type="string" office:string-value="ttrx_phr3_1_2_01_001" calcext:value-type="string">
            <text:p>ttrx_phr3_1_2_01_001</text:p>
          </table:table-cell>
          <table:table-cell office:value-type="string" calcext:value-type="string">
            <text:p>ttrx_phr</text:p>
          </table:table-cell>
          <table:table-cell table:style-name="ce17" table:formula="of:=SUBSTITUTE([.E112];&quot;.&quot;;&quot;_&quot;)" office:value-type="string" office:string-value="3_1_2_01_001" calcext:value-type="string">
            <text:p>3_1_2_01_001</text:p>
          </table:table-cell>
          <table:table-cell table:style-name="ce19" table:formula="of:=[.D111]+2" office:value-type="float" office:value="221" calcext:value-type="float">
            <text:p>221</text:p>
          </table:table-cell>
          <table:table-cell table:style-name="ce16" table:formula="of:=[$'Contas Limpas'.B111]" office:value-type="string" office:string-value="3.1.2.01.001" calcext:value-type="string">
            <text:p>3.1.2.01.001</text:p>
          </table:table-cell>
          <table:table-cell table:style-name="ce16" table:formula="of:=VLOOKUP([.E112];[$'Plano Completo'.$B$2:$'Plano Completo'.$C$401];2;0)" office:value-type="string" office:string-value="Mercadoria Comprada Revenda" calcext:value-type="string">
            <text:p>Mercadoria Comprada Revenda</text:p>
          </table:table-cell>
          <table:table-cell table:formula="of:=VLOOKUP([.E112];[$'Plano Completo'.$B$2:$'Plano Completo'.$D$401];3;0)" office:value-type="string" office:string-value="Custo de Receita" calcext:value-type="string">
            <text:p>Custo de Receita</text:p>
          </table:table-cell>
          <table:table-cell table:style-name="ce20" table:formula="of:=VLOOKUP([.G112];[$'Account Type'.$A$2:$'Account Type'.$F$19];5;0)" office:value-type="string" office:string-value="account.data_account_type_direct_costs" calcext:value-type="string">
            <text:p>account.data_account_type_direct_costs</text:p>
          </table:table-cell>
          <table:table-cell table:style-name="ce20" table:formula="of:=VLOOKUP([.G112];[$'Account Type'.$A$2:$'Account Type'.$F$19];6;0)" office:value-type="float" office:value="0" calcext:value-type="float">
            <text:p>0</text:p>
          </table:table-cell>
          <table:table-cell table:style-name="ce20" table:formula="of:=VLOOKUP([.E112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12];8)" office:value-type="string" office:string-value="3.1.2.01" calcext:value-type="string">
            <text:p>3.1.2.01</text:p>
          </table:table-cell>
          <table:table-cell table:style-name="ce21" table:formula="of:=VLOOKUP([.K112];[$Grupos.$B$2:$Grupos.$E$89];2;0)" office:value-type="string" office:string-value="phar_gp_3_1_2_01" calcext:value-type="string">
            <text:p>phar_gp_3_1_2_01</text:p>
          </table:table-cell>
          <table:table-cell table:number-columns-repeated="1011"/>
        </table:table-row>
        <table:table-row table:style-name="ro1">
          <table:table-cell table:style-name="ce17" table:formula="of:=CONCATENATE([.B113];[.C113])" office:value-type="string" office:string-value="ttrx_phr3_1_2_01_002" calcext:value-type="string">
            <text:p>ttrx_phr3_1_2_01_002</text:p>
          </table:table-cell>
          <table:table-cell office:value-type="string" calcext:value-type="string">
            <text:p>ttrx_phr</text:p>
          </table:table-cell>
          <table:table-cell table:style-name="ce17" table:formula="of:=SUBSTITUTE([.E113];&quot;.&quot;;&quot;_&quot;)" office:value-type="string" office:string-value="3_1_2_01_002" calcext:value-type="string">
            <text:p>3_1_2_01_002</text:p>
          </table:table-cell>
          <table:table-cell table:style-name="ce19" table:formula="of:=[.D112]+2" office:value-type="float" office:value="223" calcext:value-type="float">
            <text:p>223</text:p>
          </table:table-cell>
          <table:table-cell table:style-name="ce16" table:formula="of:=[$'Contas Limpas'.B112]" office:value-type="string" office:string-value="3.1.2.01.002" calcext:value-type="string">
            <text:p>3.1.2.01.002</text:p>
          </table:table-cell>
          <table:table-cell table:style-name="ce16" table:formula="of:=VLOOKUP([.E113];[$'Plano Completo'.$B$2:$'Plano Completo'.$C$401];2;0)" office:value-type="string" office:string-value="Fretes Sobre Mercadoria Comprada" calcext:value-type="string">
            <text:p>Fretes Sobre Mercadoria Comprada</text:p>
          </table:table-cell>
          <table:table-cell table:formula="of:=VLOOKUP([.E113];[$'Plano Completo'.$B$2:$'Plano Completo'.$D$401];3;0)" office:value-type="string" office:string-value="Custo de Receita" calcext:value-type="string">
            <text:p>Custo de Receita</text:p>
          </table:table-cell>
          <table:table-cell table:style-name="ce20" table:formula="of:=VLOOKUP([.G113];[$'Account Type'.$A$2:$'Account Type'.$F$19];5;0)" office:value-type="string" office:string-value="account.data_account_type_direct_costs" calcext:value-type="string">
            <text:p>account.data_account_type_direct_costs</text:p>
          </table:table-cell>
          <table:table-cell table:style-name="ce20" table:formula="of:=VLOOKUP([.G113];[$'Account Type'.$A$2:$'Account Type'.$F$19];6;0)" office:value-type="float" office:value="0" calcext:value-type="float">
            <text:p>0</text:p>
          </table:table-cell>
          <table:table-cell table:style-name="ce20" table:formula="of:=VLOOKUP([.E113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13];8)" office:value-type="string" office:string-value="3.1.2.01" calcext:value-type="string">
            <text:p>3.1.2.01</text:p>
          </table:table-cell>
          <table:table-cell table:style-name="ce21" table:formula="of:=VLOOKUP([.K113];[$Grupos.$B$2:$Grupos.$E$89];2;0)" office:value-type="string" office:string-value="phar_gp_3_1_2_01" calcext:value-type="string">
            <text:p>phar_gp_3_1_2_01</text:p>
          </table:table-cell>
          <table:table-cell table:number-columns-repeated="1011"/>
        </table:table-row>
        <table:table-row table:style-name="ro1">
          <table:table-cell table:style-name="ce17" table:formula="of:=CONCATENATE([.B114];[.C114])" office:value-type="string" office:string-value="ttrx_phr3_1_2_01_003" calcext:value-type="string">
            <text:p>ttrx_phr3_1_2_01_003</text:p>
          </table:table-cell>
          <table:table-cell office:value-type="string" calcext:value-type="string">
            <text:p>ttrx_phr</text:p>
          </table:table-cell>
          <table:table-cell table:style-name="ce17" table:formula="of:=SUBSTITUTE([.E114];&quot;.&quot;;&quot;_&quot;)" office:value-type="string" office:string-value="3_1_2_01_003" calcext:value-type="string">
            <text:p>3_1_2_01_003</text:p>
          </table:table-cell>
          <table:table-cell table:style-name="ce19" table:formula="of:=[.D113]+2" office:value-type="float" office:value="225" calcext:value-type="float">
            <text:p>225</text:p>
          </table:table-cell>
          <table:table-cell table:style-name="ce16" table:formula="of:=[$'Contas Limpas'.B113]" office:value-type="string" office:string-value="3.1.2.01.003" calcext:value-type="string">
            <text:p>3.1.2.01.003</text:p>
          </table:table-cell>
          <table:table-cell table:style-name="ce16" table:formula="of:=VLOOKUP([.E114];[$'Plano Completo'.$B$2:$'Plano Completo'.$C$401];2;0)" office:value-type="string" office:string-value="(-) ICMS Sobre Compras" calcext:value-type="string">
            <text:p>(-) ICMS Sobre Compras</text:p>
          </table:table-cell>
          <table:table-cell table:formula="of:=VLOOKUP([.E114];[$'Plano Completo'.$B$2:$'Plano Completo'.$D$401];3;0)" office:value-type="string" office:string-value="Custo de Receita" calcext:value-type="string">
            <text:p>Custo de Receita</text:p>
          </table:table-cell>
          <table:table-cell table:style-name="ce20" table:formula="of:=VLOOKUP([.G114];[$'Account Type'.$A$2:$'Account Type'.$F$19];5;0)" office:value-type="string" office:string-value="account.data_account_type_direct_costs" calcext:value-type="string">
            <text:p>account.data_account_type_direct_costs</text:p>
          </table:table-cell>
          <table:table-cell table:style-name="ce20" table:formula="of:=VLOOKUP([.G114];[$'Account Type'.$A$2:$'Account Type'.$F$19];6;0)" office:value-type="float" office:value="0" calcext:value-type="float">
            <text:p>0</text:p>
          </table:table-cell>
          <table:table-cell table:style-name="ce20" table:formula="of:=VLOOKUP([.E114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14];8)" office:value-type="string" office:string-value="3.1.2.01" calcext:value-type="string">
            <text:p>3.1.2.01</text:p>
          </table:table-cell>
          <table:table-cell table:style-name="ce21" table:formula="of:=VLOOKUP([.K114];[$Grupos.$B$2:$Grupos.$E$89];2;0)" office:value-type="string" office:string-value="phar_gp_3_1_2_01" calcext:value-type="string">
            <text:p>phar_gp_3_1_2_01</text:p>
          </table:table-cell>
          <table:table-cell table:number-columns-repeated="1011"/>
        </table:table-row>
        <table:table-row table:style-name="ro1">
          <table:table-cell table:style-name="ce17" table:formula="of:=CONCATENATE([.B115];[.C115])" office:value-type="string" office:string-value="ttrx_phr3_1_2_01_004" calcext:value-type="string">
            <text:p>ttrx_phr3_1_2_01_004</text:p>
          </table:table-cell>
          <table:table-cell office:value-type="string" calcext:value-type="string">
            <text:p>ttrx_phr</text:p>
          </table:table-cell>
          <table:table-cell table:style-name="ce17" table:formula="of:=SUBSTITUTE([.E115];&quot;.&quot;;&quot;_&quot;)" office:value-type="string" office:string-value="3_1_2_01_004" calcext:value-type="string">
            <text:p>3_1_2_01_004</text:p>
          </table:table-cell>
          <table:table-cell table:style-name="ce19" table:formula="of:=[.D114]+2" office:value-type="float" office:value="227" calcext:value-type="float">
            <text:p>227</text:p>
          </table:table-cell>
          <table:table-cell table:style-name="ce16" table:formula="of:=[$'Contas Limpas'.B114]" office:value-type="string" office:string-value="3.1.2.01.004" calcext:value-type="string">
            <text:p>3.1.2.01.004</text:p>
          </table:table-cell>
          <table:table-cell table:style-name="ce16" table:formula="of:=VLOOKUP([.E115];[$'Plano Completo'.$B$2:$'Plano Completo'.$C$401];2;0)" office:value-type="string" office:string-value="(-) IPI Sobre Compras" calcext:value-type="string">
            <text:p>(-) IPI Sobre Compras</text:p>
          </table:table-cell>
          <table:table-cell table:formula="of:=VLOOKUP([.E115];[$'Plano Completo'.$B$2:$'Plano Completo'.$D$401];3;0)" office:value-type="string" office:string-value="Custo de Receita" calcext:value-type="string">
            <text:p>Custo de Receita</text:p>
          </table:table-cell>
          <table:table-cell table:style-name="ce20" table:formula="of:=VLOOKUP([.G115];[$'Account Type'.$A$2:$'Account Type'.$F$19];5;0)" office:value-type="string" office:string-value="account.data_account_type_direct_costs" calcext:value-type="string">
            <text:p>account.data_account_type_direct_costs</text:p>
          </table:table-cell>
          <table:table-cell table:style-name="ce20" table:formula="of:=VLOOKUP([.G115];[$'Account Type'.$A$2:$'Account Type'.$F$19];6;0)" office:value-type="float" office:value="0" calcext:value-type="float">
            <text:p>0</text:p>
          </table:table-cell>
          <table:table-cell table:style-name="ce20" table:formula="of:=VLOOKUP([.E115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15];8)" office:value-type="string" office:string-value="3.1.2.01" calcext:value-type="string">
            <text:p>3.1.2.01</text:p>
          </table:table-cell>
          <table:table-cell table:style-name="ce21" table:formula="of:=VLOOKUP([.K115];[$Grupos.$B$2:$Grupos.$E$89];2;0)" office:value-type="string" office:string-value="phar_gp_3_1_2_01" calcext:value-type="string">
            <text:p>phar_gp_3_1_2_01</text:p>
          </table:table-cell>
          <table:table-cell table:number-columns-repeated="1011"/>
        </table:table-row>
        <table:table-row table:style-name="ro1">
          <table:table-cell table:style-name="ce17" table:formula="of:=CONCATENATE([.B116];[.C116])" office:value-type="string" office:string-value="ttrx_phr3_1_2_01_005" calcext:value-type="string">
            <text:p>ttrx_phr3_1_2_01_005</text:p>
          </table:table-cell>
          <table:table-cell office:value-type="string" calcext:value-type="string">
            <text:p>ttrx_phr</text:p>
          </table:table-cell>
          <table:table-cell table:style-name="ce17" table:formula="of:=SUBSTITUTE([.E116];&quot;.&quot;;&quot;_&quot;)" office:value-type="string" office:string-value="3_1_2_01_005" calcext:value-type="string">
            <text:p>3_1_2_01_005</text:p>
          </table:table-cell>
          <table:table-cell table:style-name="ce19" table:formula="of:=[.D115]+2" office:value-type="float" office:value="229" calcext:value-type="float">
            <text:p>229</text:p>
          </table:table-cell>
          <table:table-cell table:style-name="ce16" table:formula="of:=[$'Contas Limpas'.B115]" office:value-type="string" office:string-value="3.1.2.01.005" calcext:value-type="string">
            <text:p>3.1.2.01.005</text:p>
          </table:table-cell>
          <table:table-cell table:style-name="ce16" table:formula="of:=VLOOKUP([.E116];[$'Plano Completo'.$B$2:$'Plano Completo'.$C$401];2;0)" office:value-type="string" office:string-value="(-) PIS S/ Compras" calcext:value-type="string">
            <text:p>(-) PIS S/ Compras</text:p>
          </table:table-cell>
          <table:table-cell table:formula="of:=VLOOKUP([.E116];[$'Plano Completo'.$B$2:$'Plano Completo'.$D$401];3;0)" office:value-type="string" office:string-value="Custo de Receita" calcext:value-type="string">
            <text:p>Custo de Receita</text:p>
          </table:table-cell>
          <table:table-cell table:style-name="ce20" table:formula="of:=VLOOKUP([.G116];[$'Account Type'.$A$2:$'Account Type'.$F$19];5;0)" office:value-type="string" office:string-value="account.data_account_type_direct_costs" calcext:value-type="string">
            <text:p>account.data_account_type_direct_costs</text:p>
          </table:table-cell>
          <table:table-cell table:style-name="ce20" table:formula="of:=VLOOKUP([.G116];[$'Account Type'.$A$2:$'Account Type'.$F$19];6;0)" office:value-type="float" office:value="0" calcext:value-type="float">
            <text:p>0</text:p>
          </table:table-cell>
          <table:table-cell table:style-name="ce20" table:formula="of:=VLOOKUP([.E116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16];8)" office:value-type="string" office:string-value="3.1.2.01" calcext:value-type="string">
            <text:p>3.1.2.01</text:p>
          </table:table-cell>
          <table:table-cell table:style-name="ce21" table:formula="of:=VLOOKUP([.K116];[$Grupos.$B$2:$Grupos.$E$89];2;0)" office:value-type="string" office:string-value="phar_gp_3_1_2_01" calcext:value-type="string">
            <text:p>phar_gp_3_1_2_01</text:p>
          </table:table-cell>
          <table:table-cell table:number-columns-repeated="1011"/>
        </table:table-row>
        <table:table-row table:style-name="ro1">
          <table:table-cell table:style-name="ce17" table:formula="of:=CONCATENATE([.B117];[.C117])" office:value-type="string" office:string-value="ttrx_phr3_1_2_01_006" calcext:value-type="string">
            <text:p>ttrx_phr3_1_2_01_006</text:p>
          </table:table-cell>
          <table:table-cell office:value-type="string" calcext:value-type="string">
            <text:p>ttrx_phr</text:p>
          </table:table-cell>
          <table:table-cell table:style-name="ce17" table:formula="of:=SUBSTITUTE([.E117];&quot;.&quot;;&quot;_&quot;)" office:value-type="string" office:string-value="3_1_2_01_006" calcext:value-type="string">
            <text:p>3_1_2_01_006</text:p>
          </table:table-cell>
          <table:table-cell table:style-name="ce19" table:formula="of:=[.D116]+2" office:value-type="float" office:value="231" calcext:value-type="float">
            <text:p>231</text:p>
          </table:table-cell>
          <table:table-cell table:style-name="ce16" table:formula="of:=[$'Contas Limpas'.B116]" office:value-type="string" office:string-value="3.1.2.01.006" calcext:value-type="string">
            <text:p>3.1.2.01.006</text:p>
          </table:table-cell>
          <table:table-cell table:style-name="ce16" table:formula="of:=VLOOKUP([.E117];[$'Plano Completo'.$B$2:$'Plano Completo'.$C$401];2;0)" office:value-type="string" office:string-value="(-) COFINS S/ Compras" calcext:value-type="string">
            <text:p>(-) COFINS S/ Compras</text:p>
          </table:table-cell>
          <table:table-cell table:formula="of:=VLOOKUP([.E117];[$'Plano Completo'.$B$2:$'Plano Completo'.$D$401];3;0)" office:value-type="string" office:string-value="Custo de Receita" calcext:value-type="string">
            <text:p>Custo de Receita</text:p>
          </table:table-cell>
          <table:table-cell table:style-name="ce20" table:formula="of:=VLOOKUP([.G117];[$'Account Type'.$A$2:$'Account Type'.$F$19];5;0)" office:value-type="string" office:string-value="account.data_account_type_direct_costs" calcext:value-type="string">
            <text:p>account.data_account_type_direct_costs</text:p>
          </table:table-cell>
          <table:table-cell table:style-name="ce20" table:formula="of:=VLOOKUP([.G117];[$'Account Type'.$A$2:$'Account Type'.$F$19];6;0)" office:value-type="float" office:value="0" calcext:value-type="float">
            <text:p>0</text:p>
          </table:table-cell>
          <table:table-cell table:style-name="ce20" table:formula="of:=VLOOKUP([.E117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17];8)" office:value-type="string" office:string-value="3.1.2.01" calcext:value-type="string">
            <text:p>3.1.2.01</text:p>
          </table:table-cell>
          <table:table-cell table:style-name="ce21" table:formula="of:=VLOOKUP([.K117];[$Grupos.$B$2:$Grupos.$E$89];2;0)" office:value-type="string" office:string-value="phar_gp_3_1_2_01" calcext:value-type="string">
            <text:p>phar_gp_3_1_2_01</text:p>
          </table:table-cell>
          <table:table-cell table:number-columns-repeated="1011"/>
        </table:table-row>
        <table:table-row table:style-name="ro1">
          <table:table-cell table:style-name="ce17" table:formula="of:=CONCATENATE([.B118];[.C118])" office:value-type="string" office:string-value="ttrx_phr3_1_2_01_007" calcext:value-type="string">
            <text:p>ttrx_phr3_1_2_01_007</text:p>
          </table:table-cell>
          <table:table-cell office:value-type="string" calcext:value-type="string">
            <text:p>ttrx_phr</text:p>
          </table:table-cell>
          <table:table-cell table:style-name="ce17" table:formula="of:=SUBSTITUTE([.E118];&quot;.&quot;;&quot;_&quot;)" office:value-type="string" office:string-value="3_1_2_01_007" calcext:value-type="string">
            <text:p>3_1_2_01_007</text:p>
          </table:table-cell>
          <table:table-cell table:style-name="ce19" table:formula="of:=[.D117]+2" office:value-type="float" office:value="233" calcext:value-type="float">
            <text:p>233</text:p>
          </table:table-cell>
          <table:table-cell table:style-name="ce16" table:formula="of:=[$'Contas Limpas'.B117]" office:value-type="string" office:string-value="3.1.2.01.007" calcext:value-type="string">
            <text:p>3.1.2.01.007</text:p>
          </table:table-cell>
          <table:table-cell table:style-name="ce16" table:formula="of:=VLOOKUP([.E118];[$'Plano Completo'.$B$2:$'Plano Completo'.$C$401];2;0)" office:value-type="string" office:string-value="Embalagens" calcext:value-type="string">
            <text:p>Embalagens</text:p>
          </table:table-cell>
          <table:table-cell table:formula="of:=VLOOKUP([.E118];[$'Plano Completo'.$B$2:$'Plano Completo'.$D$401];3;0)" office:value-type="string" office:string-value="Custo de Receita" calcext:value-type="string">
            <text:p>Custo de Receita</text:p>
          </table:table-cell>
          <table:table-cell table:style-name="ce20" table:formula="of:=VLOOKUP([.G118];[$'Account Type'.$A$2:$'Account Type'.$F$19];5;0)" office:value-type="string" office:string-value="account.data_account_type_direct_costs" calcext:value-type="string">
            <text:p>account.data_account_type_direct_costs</text:p>
          </table:table-cell>
          <table:table-cell table:style-name="ce20" table:formula="of:=VLOOKUP([.G118];[$'Account Type'.$A$2:$'Account Type'.$F$19];6;0)" office:value-type="float" office:value="0" calcext:value-type="float">
            <text:p>0</text:p>
          </table:table-cell>
          <table:table-cell table:style-name="ce20" table:formula="of:=VLOOKUP([.E118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18];8)" office:value-type="string" office:string-value="3.1.2.01" calcext:value-type="string">
            <text:p>3.1.2.01</text:p>
          </table:table-cell>
          <table:table-cell table:style-name="ce21" table:formula="of:=VLOOKUP([.K118];[$Grupos.$B$2:$Grupos.$E$89];2;0)" office:value-type="string" office:string-value="phar_gp_3_1_2_01" calcext:value-type="string">
            <text:p>phar_gp_3_1_2_01</text:p>
          </table:table-cell>
          <table:table-cell table:number-columns-repeated="1011"/>
        </table:table-row>
        <table:table-row table:style-name="ro1">
          <table:table-cell table:style-name="ce17" table:formula="of:=CONCATENATE([.B119];[.C119])" office:value-type="string" office:string-value="ttrx_phr3_1_2_01_008" calcext:value-type="string">
            <text:p>ttrx_phr3_1_2_01_008</text:p>
          </table:table-cell>
          <table:table-cell office:value-type="string" calcext:value-type="string">
            <text:p>ttrx_phr</text:p>
          </table:table-cell>
          <table:table-cell table:style-name="ce17" table:formula="of:=SUBSTITUTE([.E119];&quot;.&quot;;&quot;_&quot;)" office:value-type="string" office:string-value="3_1_2_01_008" calcext:value-type="string">
            <text:p>3_1_2_01_008</text:p>
          </table:table-cell>
          <table:table-cell table:style-name="ce19" table:formula="of:=[.D118]+2" office:value-type="float" office:value="235" calcext:value-type="float">
            <text:p>235</text:p>
          </table:table-cell>
          <table:table-cell table:style-name="ce16" table:formula="of:=[$'Contas Limpas'.B118]" office:value-type="string" office:string-value="3.1.2.01.008" calcext:value-type="string">
            <text:p>3.1.2.01.008</text:p>
          </table:table-cell>
          <table:table-cell table:style-name="ce16" table:formula="of:=VLOOKUP([.E119];[$'Plano Completo'.$B$2:$'Plano Completo'.$C$401];2;0)" office:value-type="string" office:string-value="Bulas" calcext:value-type="string">
            <text:p>Bulas</text:p>
          </table:table-cell>
          <table:table-cell table:formula="of:=VLOOKUP([.E119];[$'Plano Completo'.$B$2:$'Plano Completo'.$D$401];3;0)" office:value-type="string" office:string-value="Custo de Receita" calcext:value-type="string">
            <text:p>Custo de Receita</text:p>
          </table:table-cell>
          <table:table-cell table:style-name="ce20" table:formula="of:=VLOOKUP([.G119];[$'Account Type'.$A$2:$'Account Type'.$F$19];5;0)" office:value-type="string" office:string-value="account.data_account_type_direct_costs" calcext:value-type="string">
            <text:p>account.data_account_type_direct_costs</text:p>
          </table:table-cell>
          <table:table-cell table:style-name="ce20" table:formula="of:=VLOOKUP([.G119];[$'Account Type'.$A$2:$'Account Type'.$F$19];6;0)" office:value-type="float" office:value="0" calcext:value-type="float">
            <text:p>0</text:p>
          </table:table-cell>
          <table:table-cell table:style-name="ce20" table:formula="of:=VLOOKUP([.E119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19];8)" office:value-type="string" office:string-value="3.1.2.01" calcext:value-type="string">
            <text:p>3.1.2.01</text:p>
          </table:table-cell>
          <table:table-cell table:style-name="ce21" table:formula="of:=VLOOKUP([.K119];[$Grupos.$B$2:$Grupos.$E$89];2;0)" office:value-type="string" office:string-value="phar_gp_3_1_2_01" calcext:value-type="string">
            <text:p>phar_gp_3_1_2_01</text:p>
          </table:table-cell>
          <table:table-cell table:number-columns-repeated="1011"/>
        </table:table-row>
        <table:table-row table:style-name="ro1">
          <table:table-cell table:style-name="ce17" table:formula="of:=CONCATENATE([.B120];[.C120])" office:value-type="string" office:string-value="ttrx_phr3_1_2_02_001" calcext:value-type="string">
            <text:p>ttrx_phr3_1_2_02_001</text:p>
          </table:table-cell>
          <table:table-cell office:value-type="string" calcext:value-type="string">
            <text:p>ttrx_phr</text:p>
          </table:table-cell>
          <table:table-cell table:style-name="ce17" table:formula="of:=SUBSTITUTE([.E120];&quot;.&quot;;&quot;_&quot;)" office:value-type="string" office:string-value="3_1_2_02_001" calcext:value-type="string">
            <text:p>3_1_2_02_001</text:p>
          </table:table-cell>
          <table:table-cell table:style-name="ce19" table:formula="of:=[.D119]+2" office:value-type="float" office:value="237" calcext:value-type="float">
            <text:p>237</text:p>
          </table:table-cell>
          <table:table-cell table:style-name="ce16" table:formula="of:=[$'Contas Limpas'.B119]" office:value-type="string" office:string-value="3.1.2.02.001" calcext:value-type="string">
            <text:p>3.1.2.02.001</text:p>
          </table:table-cell>
          <table:table-cell table:style-name="ce16" table:formula="of:=VLOOKUP([.E120];[$'Plano Completo'.$B$2:$'Plano Completo'.$C$401];2;0)" office:value-type="string" office:string-value="Compra Mercadoria Importada" calcext:value-type="string">
            <text:p>Compra Mercadoria Importada</text:p>
          </table:table-cell>
          <table:table-cell table:formula="of:=VLOOKUP([.E120];[$'Plano Completo'.$B$2:$'Plano Completo'.$D$401];3;0)" office:value-type="string" office:string-value="Custo de Receita" calcext:value-type="string">
            <text:p>Custo de Receita</text:p>
          </table:table-cell>
          <table:table-cell table:style-name="ce20" table:formula="of:=VLOOKUP([.G120];[$'Account Type'.$A$2:$'Account Type'.$F$19];5;0)" office:value-type="string" office:string-value="account.data_account_type_direct_costs" calcext:value-type="string">
            <text:p>account.data_account_type_direct_costs</text:p>
          </table:table-cell>
          <table:table-cell table:style-name="ce20" table:formula="of:=VLOOKUP([.G120];[$'Account Type'.$A$2:$'Account Type'.$F$19];6;0)" office:value-type="float" office:value="0" calcext:value-type="float">
            <text:p>0</text:p>
          </table:table-cell>
          <table:table-cell table:style-name="ce20" table:formula="of:=VLOOKUP([.E120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20];8)" office:value-type="string" office:string-value="3.1.2.02" calcext:value-type="string">
            <text:p>3.1.2.02</text:p>
          </table:table-cell>
          <table:table-cell table:style-name="ce21" table:formula="of:=VLOOKUP([.K120];[$Grupos.$B$2:$Grupos.$E$89];2;0)" office:value-type="string" office:string-value="phar_gp_3_1_2_02" calcext:value-type="string">
            <text:p>phar_gp_3_1_2_02</text:p>
          </table:table-cell>
          <table:table-cell table:number-columns-repeated="1011"/>
        </table:table-row>
        <table:table-row table:style-name="ro1">
          <table:table-cell table:style-name="ce17" table:formula="of:=CONCATENATE([.B121];[.C121])" office:value-type="string" office:string-value="ttrx_phr3_1_2_02_002" calcext:value-type="string">
            <text:p>ttrx_phr3_1_2_02_002</text:p>
          </table:table-cell>
          <table:table-cell office:value-type="string" calcext:value-type="string">
            <text:p>ttrx_phr</text:p>
          </table:table-cell>
          <table:table-cell table:style-name="ce17" table:formula="of:=SUBSTITUTE([.E121];&quot;.&quot;;&quot;_&quot;)" office:value-type="string" office:string-value="3_1_2_02_002" calcext:value-type="string">
            <text:p>3_1_2_02_002</text:p>
          </table:table-cell>
          <table:table-cell table:style-name="ce19" table:formula="of:=[.D120]+2" office:value-type="float" office:value="239" calcext:value-type="float">
            <text:p>239</text:p>
          </table:table-cell>
          <table:table-cell table:style-name="ce16" table:formula="of:=[$'Contas Limpas'.B120]" office:value-type="string" office:string-value="3.1.2.02.002" calcext:value-type="string">
            <text:p>3.1.2.02.002</text:p>
          </table:table-cell>
          <table:table-cell table:style-name="ce16" table:formula="of:=VLOOKUP([.E121];[$'Plano Completo'.$B$2:$'Plano Completo'.$C$401];2;0)" office:value-type="string" office:string-value="Fretes Internacional Importação" calcext:value-type="string">
            <text:p>Fretes Internacional Importação</text:p>
          </table:table-cell>
          <table:table-cell table:formula="of:=VLOOKUP([.E121];[$'Plano Completo'.$B$2:$'Plano Completo'.$D$401];3;0)" office:value-type="string" office:string-value="Custo de Receita" calcext:value-type="string">
            <text:p>Custo de Receita</text:p>
          </table:table-cell>
          <table:table-cell table:style-name="ce20" table:formula="of:=VLOOKUP([.G121];[$'Account Type'.$A$2:$'Account Type'.$F$19];5;0)" office:value-type="string" office:string-value="account.data_account_type_direct_costs" calcext:value-type="string">
            <text:p>account.data_account_type_direct_costs</text:p>
          </table:table-cell>
          <table:table-cell table:style-name="ce20" table:formula="of:=VLOOKUP([.G121];[$'Account Type'.$A$2:$'Account Type'.$F$19];6;0)" office:value-type="float" office:value="0" calcext:value-type="float">
            <text:p>0</text:p>
          </table:table-cell>
          <table:table-cell table:style-name="ce20" table:formula="of:=VLOOKUP([.E121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21];8)" office:value-type="string" office:string-value="3.1.2.02" calcext:value-type="string">
            <text:p>3.1.2.02</text:p>
          </table:table-cell>
          <table:table-cell table:style-name="ce21" table:formula="of:=VLOOKUP([.K121];[$Grupos.$B$2:$Grupos.$E$89];2;0)" office:value-type="string" office:string-value="phar_gp_3_1_2_02" calcext:value-type="string">
            <text:p>phar_gp_3_1_2_02</text:p>
          </table:table-cell>
          <table:table-cell table:number-columns-repeated="1011"/>
        </table:table-row>
        <table:table-row table:style-name="ro1">
          <table:table-cell table:style-name="ce17" table:formula="of:=CONCATENATE([.B122];[.C122])" office:value-type="string" office:string-value="ttrx_phr3_1_2_02_003" calcext:value-type="string">
            <text:p>ttrx_phr3_1_2_02_003</text:p>
          </table:table-cell>
          <table:table-cell office:value-type="string" calcext:value-type="string">
            <text:p>ttrx_phr</text:p>
          </table:table-cell>
          <table:table-cell table:style-name="ce17" table:formula="of:=SUBSTITUTE([.E122];&quot;.&quot;;&quot;_&quot;)" office:value-type="string" office:string-value="3_1_2_02_003" calcext:value-type="string">
            <text:p>3_1_2_02_003</text:p>
          </table:table-cell>
          <table:table-cell table:style-name="ce19" table:formula="of:=[.D121]+2" office:value-type="float" office:value="241" calcext:value-type="float">
            <text:p>241</text:p>
          </table:table-cell>
          <table:table-cell table:style-name="ce16" table:formula="of:=[$'Contas Limpas'.B121]" office:value-type="string" office:string-value="3.1.2.02.003" calcext:value-type="string">
            <text:p>3.1.2.02.003</text:p>
          </table:table-cell>
          <table:table-cell table:style-name="ce16" table:formula="of:=VLOOKUP([.E122];[$'Plano Completo'.$B$2:$'Plano Completo'.$C$401];2;0)" office:value-type="string" office:string-value="(-) ICMS Sobre Importação" calcext:value-type="string">
            <text:p>(-) ICMS Sobre Importação</text:p>
          </table:table-cell>
          <table:table-cell table:formula="of:=VLOOKUP([.E122];[$'Plano Completo'.$B$2:$'Plano Completo'.$D$401];3;0)" office:value-type="string" office:string-value="Custo de Receita" calcext:value-type="string">
            <text:p>Custo de Receita</text:p>
          </table:table-cell>
          <table:table-cell table:style-name="ce20" table:formula="of:=VLOOKUP([.G122];[$'Account Type'.$A$2:$'Account Type'.$F$19];5;0)" office:value-type="string" office:string-value="account.data_account_type_direct_costs" calcext:value-type="string">
            <text:p>account.data_account_type_direct_costs</text:p>
          </table:table-cell>
          <table:table-cell table:style-name="ce20" table:formula="of:=VLOOKUP([.G122];[$'Account Type'.$A$2:$'Account Type'.$F$19];6;0)" office:value-type="float" office:value="0" calcext:value-type="float">
            <text:p>0</text:p>
          </table:table-cell>
          <table:table-cell table:style-name="ce20" table:formula="of:=VLOOKUP([.E122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22];8)" office:value-type="string" office:string-value="3.1.2.02" calcext:value-type="string">
            <text:p>3.1.2.02</text:p>
          </table:table-cell>
          <table:table-cell table:style-name="ce21" table:formula="of:=VLOOKUP([.K122];[$Grupos.$B$2:$Grupos.$E$89];2;0)" office:value-type="string" office:string-value="phar_gp_3_1_2_02" calcext:value-type="string">
            <text:p>phar_gp_3_1_2_02</text:p>
          </table:table-cell>
          <table:table-cell table:number-columns-repeated="1011"/>
        </table:table-row>
        <table:table-row table:style-name="ro1">
          <table:table-cell table:style-name="ce17" table:formula="of:=CONCATENATE([.B123];[.C123])" office:value-type="string" office:string-value="ttrx_phr3_1_2_02_004" calcext:value-type="string">
            <text:p>ttrx_phr3_1_2_02_004</text:p>
          </table:table-cell>
          <table:table-cell office:value-type="string" calcext:value-type="string">
            <text:p>ttrx_phr</text:p>
          </table:table-cell>
          <table:table-cell table:style-name="ce17" table:formula="of:=SUBSTITUTE([.E123];&quot;.&quot;;&quot;_&quot;)" office:value-type="string" office:string-value="3_1_2_02_004" calcext:value-type="string">
            <text:p>3_1_2_02_004</text:p>
          </table:table-cell>
          <table:table-cell table:style-name="ce19" table:formula="of:=[.D122]+2" office:value-type="float" office:value="243" calcext:value-type="float">
            <text:p>243</text:p>
          </table:table-cell>
          <table:table-cell table:style-name="ce16" table:formula="of:=[$'Contas Limpas'.B122]" office:value-type="string" office:string-value="3.1.2.02.004" calcext:value-type="string">
            <text:p>3.1.2.02.004</text:p>
          </table:table-cell>
          <table:table-cell table:style-name="ce16" table:formula="of:=VLOOKUP([.E123];[$'Plano Completo'.$B$2:$'Plano Completo'.$C$401];2;0)" office:value-type="string" office:string-value="(-) IPI Sobre Importação" calcext:value-type="string">
            <text:p>(-) IPI Sobre Importação</text:p>
          </table:table-cell>
          <table:table-cell table:formula="of:=VLOOKUP([.E123];[$'Plano Completo'.$B$2:$'Plano Completo'.$D$401];3;0)" office:value-type="string" office:string-value="Custo de Receita" calcext:value-type="string">
            <text:p>Custo de Receita</text:p>
          </table:table-cell>
          <table:table-cell table:style-name="ce20" table:formula="of:=VLOOKUP([.G123];[$'Account Type'.$A$2:$'Account Type'.$F$19];5;0)" office:value-type="string" office:string-value="account.data_account_type_direct_costs" calcext:value-type="string">
            <text:p>account.data_account_type_direct_costs</text:p>
          </table:table-cell>
          <table:table-cell table:style-name="ce20" table:formula="of:=VLOOKUP([.G123];[$'Account Type'.$A$2:$'Account Type'.$F$19];6;0)" office:value-type="float" office:value="0" calcext:value-type="float">
            <text:p>0</text:p>
          </table:table-cell>
          <table:table-cell table:style-name="ce20" table:formula="of:=VLOOKUP([.E123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23];8)" office:value-type="string" office:string-value="3.1.2.02" calcext:value-type="string">
            <text:p>3.1.2.02</text:p>
          </table:table-cell>
          <table:table-cell table:style-name="ce21" table:formula="of:=VLOOKUP([.K123];[$Grupos.$B$2:$Grupos.$E$89];2;0)" office:value-type="string" office:string-value="phar_gp_3_1_2_02" calcext:value-type="string">
            <text:p>phar_gp_3_1_2_02</text:p>
          </table:table-cell>
          <table:table-cell table:number-columns-repeated="1011"/>
        </table:table-row>
        <table:table-row table:style-name="ro1">
          <table:table-cell table:style-name="ce17" table:formula="of:=CONCATENATE([.B124];[.C124])" office:value-type="string" office:string-value="ttrx_phr3_1_2_02_005" calcext:value-type="string">
            <text:p>ttrx_phr3_1_2_02_005</text:p>
          </table:table-cell>
          <table:table-cell office:value-type="string" calcext:value-type="string">
            <text:p>ttrx_phr</text:p>
          </table:table-cell>
          <table:table-cell table:style-name="ce17" table:formula="of:=SUBSTITUTE([.E124];&quot;.&quot;;&quot;_&quot;)" office:value-type="string" office:string-value="3_1_2_02_005" calcext:value-type="string">
            <text:p>3_1_2_02_005</text:p>
          </table:table-cell>
          <table:table-cell table:style-name="ce19" table:formula="of:=[.D123]+2" office:value-type="float" office:value="245" calcext:value-type="float">
            <text:p>245</text:p>
          </table:table-cell>
          <table:table-cell table:style-name="ce16" table:formula="of:=[$'Contas Limpas'.B123]" office:value-type="string" office:string-value="3.1.2.02.005" calcext:value-type="string">
            <text:p>3.1.2.02.005</text:p>
          </table:table-cell>
          <table:table-cell table:style-name="ce16" table:formula="of:=VLOOKUP([.E124];[$'Plano Completo'.$B$2:$'Plano Completo'.$C$401];2;0)" office:value-type="string" office:string-value="(-) PIS Sobre importação" calcext:value-type="string">
            <text:p>(-) PIS Sobre importação</text:p>
          </table:table-cell>
          <table:table-cell table:formula="of:=VLOOKUP([.E124];[$'Plano Completo'.$B$2:$'Plano Completo'.$D$401];3;0)" office:value-type="string" office:string-value="Custo de Receita" calcext:value-type="string">
            <text:p>Custo de Receita</text:p>
          </table:table-cell>
          <table:table-cell table:style-name="ce20" table:formula="of:=VLOOKUP([.G124];[$'Account Type'.$A$2:$'Account Type'.$F$19];5;0)" office:value-type="string" office:string-value="account.data_account_type_direct_costs" calcext:value-type="string">
            <text:p>account.data_account_type_direct_costs</text:p>
          </table:table-cell>
          <table:table-cell table:style-name="ce20" table:formula="of:=VLOOKUP([.G124];[$'Account Type'.$A$2:$'Account Type'.$F$19];6;0)" office:value-type="float" office:value="0" calcext:value-type="float">
            <text:p>0</text:p>
          </table:table-cell>
          <table:table-cell table:style-name="ce20" table:formula="of:=VLOOKUP([.E124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24];8)" office:value-type="string" office:string-value="3.1.2.02" calcext:value-type="string">
            <text:p>3.1.2.02</text:p>
          </table:table-cell>
          <table:table-cell table:style-name="ce21" table:formula="of:=VLOOKUP([.K124];[$Grupos.$B$2:$Grupos.$E$89];2;0)" office:value-type="string" office:string-value="phar_gp_3_1_2_02" calcext:value-type="string">
            <text:p>phar_gp_3_1_2_02</text:p>
          </table:table-cell>
          <table:table-cell table:number-columns-repeated="1011"/>
        </table:table-row>
        <table:table-row table:style-name="ro1">
          <table:table-cell table:style-name="ce17" table:formula="of:=CONCATENATE([.B125];[.C125])" office:value-type="string" office:string-value="ttrx_phr3_1_2_02_006" calcext:value-type="string">
            <text:p>ttrx_phr3_1_2_02_006</text:p>
          </table:table-cell>
          <table:table-cell office:value-type="string" calcext:value-type="string">
            <text:p>ttrx_phr</text:p>
          </table:table-cell>
          <table:table-cell table:style-name="ce17" table:formula="of:=SUBSTITUTE([.E125];&quot;.&quot;;&quot;_&quot;)" office:value-type="string" office:string-value="3_1_2_02_006" calcext:value-type="string">
            <text:p>3_1_2_02_006</text:p>
          </table:table-cell>
          <table:table-cell table:style-name="ce19" table:formula="of:=[.D124]+2" office:value-type="float" office:value="247" calcext:value-type="float">
            <text:p>247</text:p>
          </table:table-cell>
          <table:table-cell table:style-name="ce16" table:formula="of:=[$'Contas Limpas'.B124]" office:value-type="string" office:string-value="3.1.2.02.006" calcext:value-type="string">
            <text:p>3.1.2.02.006</text:p>
          </table:table-cell>
          <table:table-cell table:style-name="ce16" table:formula="of:=VLOOKUP([.E125];[$'Plano Completo'.$B$2:$'Plano Completo'.$C$401];2;0)" office:value-type="string" office:string-value="(-) COFINS Sobre Importação" calcext:value-type="string">
            <text:p>(-) COFINS Sobre Importação</text:p>
          </table:table-cell>
          <table:table-cell table:formula="of:=VLOOKUP([.E125];[$'Plano Completo'.$B$2:$'Plano Completo'.$D$401];3;0)" office:value-type="string" office:string-value="Custo de Receita" calcext:value-type="string">
            <text:p>Custo de Receita</text:p>
          </table:table-cell>
          <table:table-cell table:style-name="ce20" table:formula="of:=VLOOKUP([.G125];[$'Account Type'.$A$2:$'Account Type'.$F$19];5;0)" office:value-type="string" office:string-value="account.data_account_type_direct_costs" calcext:value-type="string">
            <text:p>account.data_account_type_direct_costs</text:p>
          </table:table-cell>
          <table:table-cell table:style-name="ce20" table:formula="of:=VLOOKUP([.G125];[$'Account Type'.$A$2:$'Account Type'.$F$19];6;0)" office:value-type="float" office:value="0" calcext:value-type="float">
            <text:p>0</text:p>
          </table:table-cell>
          <table:table-cell table:style-name="ce20" table:formula="of:=VLOOKUP([.E125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25];8)" office:value-type="string" office:string-value="3.1.2.02" calcext:value-type="string">
            <text:p>3.1.2.02</text:p>
          </table:table-cell>
          <table:table-cell table:style-name="ce21" table:formula="of:=VLOOKUP([.K125];[$Grupos.$B$2:$Grupos.$E$89];2;0)" office:value-type="string" office:string-value="phar_gp_3_1_2_02" calcext:value-type="string">
            <text:p>phar_gp_3_1_2_02</text:p>
          </table:table-cell>
          <table:table-cell table:number-columns-repeated="1011"/>
        </table:table-row>
        <table:table-row table:style-name="ro1">
          <table:table-cell table:style-name="ce17" table:formula="of:=CONCATENATE([.B126];[.C126])" office:value-type="string" office:string-value="ttrx_phr3_1_2_02_007" calcext:value-type="string">
            <text:p>ttrx_phr3_1_2_02_007</text:p>
          </table:table-cell>
          <table:table-cell office:value-type="string" calcext:value-type="string">
            <text:p>ttrx_phr</text:p>
          </table:table-cell>
          <table:table-cell table:style-name="ce17" table:formula="of:=SUBSTITUTE([.E126];&quot;.&quot;;&quot;_&quot;)" office:value-type="string" office:string-value="3_1_2_02_007" calcext:value-type="string">
            <text:p>3_1_2_02_007</text:p>
          </table:table-cell>
          <table:table-cell table:style-name="ce19" table:formula="of:=[.D125]+2" office:value-type="float" office:value="249" calcext:value-type="float">
            <text:p>249</text:p>
          </table:table-cell>
          <table:table-cell table:style-name="ce16" table:formula="of:=[$'Contas Limpas'.B125]" office:value-type="string" office:string-value="3.1.2.02.007" calcext:value-type="string">
            <text:p>3.1.2.02.007</text:p>
          </table:table-cell>
          <table:table-cell table:style-name="ce16" table:formula="of:=VLOOKUP([.E126];[$'Plano Completo'.$B$2:$'Plano Completo'.$C$401];2;0)" office:value-type="string" office:string-value="(-) II Imposto Sobre Importação" calcext:value-type="string">
            <text:p>(-) II Imposto Sobre Importação</text:p>
          </table:table-cell>
          <table:table-cell table:formula="of:=VLOOKUP([.E126];[$'Plano Completo'.$B$2:$'Plano Completo'.$D$401];3;0)" office:value-type="string" office:string-value="Custo de Receita" calcext:value-type="string">
            <text:p>Custo de Receita</text:p>
          </table:table-cell>
          <table:table-cell table:style-name="ce20" table:formula="of:=VLOOKUP([.G126];[$'Account Type'.$A$2:$'Account Type'.$F$19];5;0)" office:value-type="string" office:string-value="account.data_account_type_direct_costs" calcext:value-type="string">
            <text:p>account.data_account_type_direct_costs</text:p>
          </table:table-cell>
          <table:table-cell table:style-name="ce20" table:formula="of:=VLOOKUP([.G126];[$'Account Type'.$A$2:$'Account Type'.$F$19];6;0)" office:value-type="float" office:value="0" calcext:value-type="float">
            <text:p>0</text:p>
          </table:table-cell>
          <table:table-cell table:style-name="ce20" table:formula="of:=VLOOKUP([.E126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26];8)" office:value-type="string" office:string-value="3.1.2.02" calcext:value-type="string">
            <text:p>3.1.2.02</text:p>
          </table:table-cell>
          <table:table-cell table:style-name="ce21" table:formula="of:=VLOOKUP([.K126];[$Grupos.$B$2:$Grupos.$E$89];2;0)" office:value-type="string" office:string-value="phar_gp_3_1_2_02" calcext:value-type="string">
            <text:p>phar_gp_3_1_2_02</text:p>
          </table:table-cell>
          <table:table-cell table:number-columns-repeated="1011"/>
        </table:table-row>
        <table:table-row table:style-name="ro1">
          <table:table-cell table:style-name="ce17" table:formula="of:=CONCATENATE([.B127];[.C127])" office:value-type="string" office:string-value="ttrx_phr3_1_2_02_008" calcext:value-type="string">
            <text:p>ttrx_phr3_1_2_02_008</text:p>
          </table:table-cell>
          <table:table-cell office:value-type="string" calcext:value-type="string">
            <text:p>ttrx_phr</text:p>
          </table:table-cell>
          <table:table-cell table:style-name="ce17" table:formula="of:=SUBSTITUTE([.E127];&quot;.&quot;;&quot;_&quot;)" office:value-type="string" office:string-value="3_1_2_02_008" calcext:value-type="string">
            <text:p>3_1_2_02_008</text:p>
          </table:table-cell>
          <table:table-cell table:style-name="ce19" table:formula="of:=[.D126]+2" office:value-type="float" office:value="251" calcext:value-type="float">
            <text:p>251</text:p>
          </table:table-cell>
          <table:table-cell table:style-name="ce16" table:formula="of:=[$'Contas Limpas'.B126]" office:value-type="string" office:string-value="3.1.2.02.008" calcext:value-type="string">
            <text:p>3.1.2.02.008</text:p>
          </table:table-cell>
          <table:table-cell table:style-name="ce16" table:formula="of:=VLOOKUP([.E127];[$'Plano Completo'.$B$2:$'Plano Completo'.$C$401];2;0)" office:value-type="string" office:string-value="Despachante Importação" calcext:value-type="string">
            <text:p>Despachante Importação</text:p>
          </table:table-cell>
          <table:table-cell table:formula="of:=VLOOKUP([.E127];[$'Plano Completo'.$B$2:$'Plano Completo'.$D$401];3;0)" office:value-type="string" office:string-value="Custo de Receita" calcext:value-type="string">
            <text:p>Custo de Receita</text:p>
          </table:table-cell>
          <table:table-cell table:style-name="ce20" table:formula="of:=VLOOKUP([.G127];[$'Account Type'.$A$2:$'Account Type'.$F$19];5;0)" office:value-type="string" office:string-value="account.data_account_type_direct_costs" calcext:value-type="string">
            <text:p>account.data_account_type_direct_costs</text:p>
          </table:table-cell>
          <table:table-cell table:style-name="ce20" table:formula="of:=VLOOKUP([.G127];[$'Account Type'.$A$2:$'Account Type'.$F$19];6;0)" office:value-type="float" office:value="0" calcext:value-type="float">
            <text:p>0</text:p>
          </table:table-cell>
          <table:table-cell table:style-name="ce20" table:formula="of:=VLOOKUP([.E127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27];8)" office:value-type="string" office:string-value="3.1.2.02" calcext:value-type="string">
            <text:p>3.1.2.02</text:p>
          </table:table-cell>
          <table:table-cell table:style-name="ce21" table:formula="of:=VLOOKUP([.K127];[$Grupos.$B$2:$Grupos.$E$89];2;0)" office:value-type="string" office:string-value="phar_gp_3_1_2_02" calcext:value-type="string">
            <text:p>phar_gp_3_1_2_02</text:p>
          </table:table-cell>
          <table:table-cell table:number-columns-repeated="1011"/>
        </table:table-row>
        <table:table-row table:style-name="ro1">
          <table:table-cell table:style-name="ce17" table:formula="of:=CONCATENATE([.B128];[.C128])" office:value-type="string" office:string-value="ttrx_phr3_1_2_02_009" calcext:value-type="string">
            <text:p>ttrx_phr3_1_2_02_009</text:p>
          </table:table-cell>
          <table:table-cell office:value-type="string" calcext:value-type="string">
            <text:p>ttrx_phr</text:p>
          </table:table-cell>
          <table:table-cell table:style-name="ce17" table:formula="of:=SUBSTITUTE([.E128];&quot;.&quot;;&quot;_&quot;)" office:value-type="string" office:string-value="3_1_2_02_009" calcext:value-type="string">
            <text:p>3_1_2_02_009</text:p>
          </table:table-cell>
          <table:table-cell table:style-name="ce19" table:formula="of:=[.D127]+2" office:value-type="float" office:value="253" calcext:value-type="float">
            <text:p>253</text:p>
          </table:table-cell>
          <table:table-cell table:style-name="ce16" table:formula="of:=[$'Contas Limpas'.B127]" office:value-type="string" office:string-value="3.1.2.02.009" calcext:value-type="string">
            <text:p>3.1.2.02.009</text:p>
          </table:table-cell>
          <table:table-cell table:style-name="ce16" table:formula="of:=VLOOKUP([.E128];[$'Plano Completo'.$B$2:$'Plano Completo'.$C$401];2;0)" office:value-type="string" office:string-value="Taxas Sobre Importação" calcext:value-type="string">
            <text:p>Taxas Sobre Importação</text:p>
          </table:table-cell>
          <table:table-cell table:formula="of:=VLOOKUP([.E128];[$'Plano Completo'.$B$2:$'Plano Completo'.$D$401];3;0)" office:value-type="string" office:string-value="Custo de Receita" calcext:value-type="string">
            <text:p>Custo de Receita</text:p>
          </table:table-cell>
          <table:table-cell table:style-name="ce20" table:formula="of:=VLOOKUP([.G128];[$'Account Type'.$A$2:$'Account Type'.$F$19];5;0)" office:value-type="string" office:string-value="account.data_account_type_direct_costs" calcext:value-type="string">
            <text:p>account.data_account_type_direct_costs</text:p>
          </table:table-cell>
          <table:table-cell table:style-name="ce20" table:formula="of:=VLOOKUP([.G128];[$'Account Type'.$A$2:$'Account Type'.$F$19];6;0)" office:value-type="float" office:value="0" calcext:value-type="float">
            <text:p>0</text:p>
          </table:table-cell>
          <table:table-cell table:style-name="ce20" table:formula="of:=VLOOKUP([.E128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28];8)" office:value-type="string" office:string-value="3.1.2.02" calcext:value-type="string">
            <text:p>3.1.2.02</text:p>
          </table:table-cell>
          <table:table-cell table:style-name="ce21" table:formula="of:=VLOOKUP([.K128];[$Grupos.$B$2:$Grupos.$E$89];2;0)" office:value-type="string" office:string-value="phar_gp_3_1_2_02" calcext:value-type="string">
            <text:p>phar_gp_3_1_2_02</text:p>
          </table:table-cell>
          <table:table-cell table:number-columns-repeated="1011"/>
        </table:table-row>
        <table:table-row table:style-name="ro1">
          <table:table-cell table:style-name="ce17" table:formula="of:=CONCATENATE([.B129];[.C129])" office:value-type="string" office:string-value="ttrx_phr3_1_2_03_001" calcext:value-type="string">
            <text:p>ttrx_phr3_1_2_03_001</text:p>
          </table:table-cell>
          <table:table-cell office:value-type="string" calcext:value-type="string">
            <text:p>ttrx_phr</text:p>
          </table:table-cell>
          <table:table-cell table:style-name="ce17" table:formula="of:=SUBSTITUTE([.E129];&quot;.&quot;;&quot;_&quot;)" office:value-type="string" office:string-value="3_1_2_03_001" calcext:value-type="string">
            <text:p>3_1_2_03_001</text:p>
          </table:table-cell>
          <table:table-cell table:style-name="ce19" table:formula="of:=[.D128]+2" office:value-type="float" office:value="255" calcext:value-type="float">
            <text:p>255</text:p>
          </table:table-cell>
          <table:table-cell table:style-name="ce16" table:formula="of:=[$'Contas Limpas'.B128]" office:value-type="string" office:string-value="3.1.2.03.001" calcext:value-type="string">
            <text:p>3.1.2.03.001</text:p>
          </table:table-cell>
          <table:table-cell table:style-name="ce16" table:formula="of:=VLOOKUP([.E129];[$'Plano Completo'.$B$2:$'Plano Completo'.$C$401];2;0)" office:value-type="string" office:string-value="Compra de Insumos" calcext:value-type="string">
            <text:p>Compra de Insumos</text:p>
          </table:table-cell>
          <table:table-cell table:formula="of:=VLOOKUP([.E129];[$'Plano Completo'.$B$2:$'Plano Completo'.$D$401];3;0)" office:value-type="string" office:string-value="Custo de Receita" calcext:value-type="string">
            <text:p>Custo de Receita</text:p>
          </table:table-cell>
          <table:table-cell table:style-name="ce20" table:formula="of:=VLOOKUP([.G129];[$'Account Type'.$A$2:$'Account Type'.$F$19];5;0)" office:value-type="string" office:string-value="account.data_account_type_direct_costs" calcext:value-type="string">
            <text:p>account.data_account_type_direct_costs</text:p>
          </table:table-cell>
          <table:table-cell table:style-name="ce20" table:formula="of:=VLOOKUP([.G129];[$'Account Type'.$A$2:$'Account Type'.$F$19];6;0)" office:value-type="float" office:value="0" calcext:value-type="float">
            <text:p>0</text:p>
          </table:table-cell>
          <table:table-cell table:style-name="ce20" table:formula="of:=VLOOKUP([.E129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29];8)" office:value-type="string" office:string-value="3.1.2.03" calcext:value-type="string">
            <text:p>3.1.2.03</text:p>
          </table:table-cell>
          <table:table-cell table:style-name="ce21" table:formula="of:=VLOOKUP([.K129];[$Grupos.$B$2:$Grupos.$E$89];2;0)" office:value-type="string" office:string-value="phar_gp_3_1_2_03" calcext:value-type="string">
            <text:p>phar_gp_3_1_2_03</text:p>
          </table:table-cell>
          <table:table-cell table:number-columns-repeated="1011"/>
        </table:table-row>
        <table:table-row table:style-name="ro1">
          <table:table-cell table:style-name="ce17" table:formula="of:=CONCATENATE([.B130];[.C130])" office:value-type="string" office:string-value="ttrx_phr3_1_2_03_002" calcext:value-type="string">
            <text:p>ttrx_phr3_1_2_03_002</text:p>
          </table:table-cell>
          <table:table-cell office:value-type="string" calcext:value-type="string">
            <text:p>ttrx_phr</text:p>
          </table:table-cell>
          <table:table-cell table:style-name="ce17" table:formula="of:=SUBSTITUTE([.E130];&quot;.&quot;;&quot;_&quot;)" office:value-type="string" office:string-value="3_1_2_03_002" calcext:value-type="string">
            <text:p>3_1_2_03_002</text:p>
          </table:table-cell>
          <table:table-cell table:style-name="ce19" table:formula="of:=[.D129]+2" office:value-type="float" office:value="257" calcext:value-type="float">
            <text:p>257</text:p>
          </table:table-cell>
          <table:table-cell table:style-name="ce16" table:formula="of:=[$'Contas Limpas'.B129]" office:value-type="string" office:string-value="3.1.2.03.002" calcext:value-type="string">
            <text:p>3.1.2.03.002</text:p>
          </table:table-cell>
          <table:table-cell table:style-name="ce16" table:formula="of:=VLOOKUP([.E130];[$'Plano Completo'.$B$2:$'Plano Completo'.$C$401];2;0)" office:value-type="string" office:string-value="Fretes Sobre Insumos" calcext:value-type="string">
            <text:p>Fretes Sobre Insumos</text:p>
          </table:table-cell>
          <table:table-cell table:formula="of:=VLOOKUP([.E130];[$'Plano Completo'.$B$2:$'Plano Completo'.$D$401];3;0)" office:value-type="string" office:string-value="Custo de Receita" calcext:value-type="string">
            <text:p>Custo de Receita</text:p>
          </table:table-cell>
          <table:table-cell table:style-name="ce20" table:formula="of:=VLOOKUP([.G130];[$'Account Type'.$A$2:$'Account Type'.$F$19];5;0)" office:value-type="string" office:string-value="account.data_account_type_direct_costs" calcext:value-type="string">
            <text:p>account.data_account_type_direct_costs</text:p>
          </table:table-cell>
          <table:table-cell table:style-name="ce20" table:formula="of:=VLOOKUP([.G130];[$'Account Type'.$A$2:$'Account Type'.$F$19];6;0)" office:value-type="float" office:value="0" calcext:value-type="float">
            <text:p>0</text:p>
          </table:table-cell>
          <table:table-cell table:style-name="ce20" table:formula="of:=VLOOKUP([.E130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30];8)" office:value-type="string" office:string-value="3.1.2.03" calcext:value-type="string">
            <text:p>3.1.2.03</text:p>
          </table:table-cell>
          <table:table-cell table:style-name="ce21" table:formula="of:=VLOOKUP([.K130];[$Grupos.$B$2:$Grupos.$E$89];2;0)" office:value-type="string" office:string-value="phar_gp_3_1_2_03" calcext:value-type="string">
            <text:p>phar_gp_3_1_2_03</text:p>
          </table:table-cell>
          <table:table-cell table:number-columns-repeated="1011"/>
        </table:table-row>
        <table:table-row table:style-name="ro1">
          <table:table-cell table:style-name="ce17" table:formula="of:=CONCATENATE([.B131];[.C131])" office:value-type="string" office:string-value="ttrx_phr3_1_2_03_003" calcext:value-type="string">
            <text:p>ttrx_phr3_1_2_03_003</text:p>
          </table:table-cell>
          <table:table-cell office:value-type="string" calcext:value-type="string">
            <text:p>ttrx_phr</text:p>
          </table:table-cell>
          <table:table-cell table:style-name="ce17" table:formula="of:=SUBSTITUTE([.E131];&quot;.&quot;;&quot;_&quot;)" office:value-type="string" office:string-value="3_1_2_03_003" calcext:value-type="string">
            <text:p>3_1_2_03_003</text:p>
          </table:table-cell>
          <table:table-cell table:style-name="ce19" table:formula="of:=[.D130]+2" office:value-type="float" office:value="259" calcext:value-type="float">
            <text:p>259</text:p>
          </table:table-cell>
          <table:table-cell table:style-name="ce16" table:formula="of:=[$'Contas Limpas'.B130]" office:value-type="string" office:string-value="3.1.2.03.003" calcext:value-type="string">
            <text:p>3.1.2.03.003</text:p>
          </table:table-cell>
          <table:table-cell table:style-name="ce16" table:formula="of:=VLOOKUP([.E131];[$'Plano Completo'.$B$2:$'Plano Completo'.$C$401];2;0)" office:value-type="string" office:string-value="(-) ICMS Sobre Insumos" calcext:value-type="string">
            <text:p>(-) ICMS Sobre Insumos</text:p>
          </table:table-cell>
          <table:table-cell table:formula="of:=VLOOKUP([.E131];[$'Plano Completo'.$B$2:$'Plano Completo'.$D$401];3;0)" office:value-type="string" office:string-value="Custo de Receita" calcext:value-type="string">
            <text:p>Custo de Receita</text:p>
          </table:table-cell>
          <table:table-cell table:style-name="ce20" table:formula="of:=VLOOKUP([.G131];[$'Account Type'.$A$2:$'Account Type'.$F$19];5;0)" office:value-type="string" office:string-value="account.data_account_type_direct_costs" calcext:value-type="string">
            <text:p>account.data_account_type_direct_costs</text:p>
          </table:table-cell>
          <table:table-cell table:style-name="ce20" table:formula="of:=VLOOKUP([.G131];[$'Account Type'.$A$2:$'Account Type'.$F$19];6;0)" office:value-type="float" office:value="0" calcext:value-type="float">
            <text:p>0</text:p>
          </table:table-cell>
          <table:table-cell table:style-name="ce20" table:formula="of:=VLOOKUP([.E131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31];8)" office:value-type="string" office:string-value="3.1.2.03" calcext:value-type="string">
            <text:p>3.1.2.03</text:p>
          </table:table-cell>
          <table:table-cell table:style-name="ce21" table:formula="of:=VLOOKUP([.K131];[$Grupos.$B$2:$Grupos.$E$89];2;0)" office:value-type="string" office:string-value="phar_gp_3_1_2_03" calcext:value-type="string">
            <text:p>phar_gp_3_1_2_03</text:p>
          </table:table-cell>
          <table:table-cell table:number-columns-repeated="1011"/>
        </table:table-row>
        <table:table-row table:style-name="ro1">
          <table:table-cell table:style-name="ce17" table:formula="of:=CONCATENATE([.B132];[.C132])" office:value-type="string" office:string-value="ttrx_phr3_1_2_03_004" calcext:value-type="string">
            <text:p>ttrx_phr3_1_2_03_004</text:p>
          </table:table-cell>
          <table:table-cell office:value-type="string" calcext:value-type="string">
            <text:p>ttrx_phr</text:p>
          </table:table-cell>
          <table:table-cell table:style-name="ce17" table:formula="of:=SUBSTITUTE([.E132];&quot;.&quot;;&quot;_&quot;)" office:value-type="string" office:string-value="3_1_2_03_004" calcext:value-type="string">
            <text:p>3_1_2_03_004</text:p>
          </table:table-cell>
          <table:table-cell table:style-name="ce19" table:formula="of:=[.D131]+2" office:value-type="float" office:value="261" calcext:value-type="float">
            <text:p>261</text:p>
          </table:table-cell>
          <table:table-cell table:style-name="ce16" table:formula="of:=[$'Contas Limpas'.B131]" office:value-type="string" office:string-value="3.1.2.03.004" calcext:value-type="string">
            <text:p>3.1.2.03.004</text:p>
          </table:table-cell>
          <table:table-cell table:style-name="ce16" table:formula="of:=VLOOKUP([.E132];[$'Plano Completo'.$B$2:$'Plano Completo'.$C$401];2;0)" office:value-type="string" office:string-value="(-) IPI Sobre Insumos" calcext:value-type="string">
            <text:p>(-) IPI Sobre Insumos</text:p>
          </table:table-cell>
          <table:table-cell table:formula="of:=VLOOKUP([.E132];[$'Plano Completo'.$B$2:$'Plano Completo'.$D$401];3;0)" office:value-type="string" office:string-value="Custo de Receita" calcext:value-type="string">
            <text:p>Custo de Receita</text:p>
          </table:table-cell>
          <table:table-cell table:style-name="ce20" table:formula="of:=VLOOKUP([.G132];[$'Account Type'.$A$2:$'Account Type'.$F$19];5;0)" office:value-type="string" office:string-value="account.data_account_type_direct_costs" calcext:value-type="string">
            <text:p>account.data_account_type_direct_costs</text:p>
          </table:table-cell>
          <table:table-cell table:style-name="ce20" table:formula="of:=VLOOKUP([.G132];[$'Account Type'.$A$2:$'Account Type'.$F$19];6;0)" office:value-type="float" office:value="0" calcext:value-type="float">
            <text:p>0</text:p>
          </table:table-cell>
          <table:table-cell table:style-name="ce20" table:formula="of:=VLOOKUP([.E132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32];8)" office:value-type="string" office:string-value="3.1.2.03" calcext:value-type="string">
            <text:p>3.1.2.03</text:p>
          </table:table-cell>
          <table:table-cell table:style-name="ce21" table:formula="of:=VLOOKUP([.K132];[$Grupos.$B$2:$Grupos.$E$89];2;0)" office:value-type="string" office:string-value="phar_gp_3_1_2_03" calcext:value-type="string">
            <text:p>phar_gp_3_1_2_03</text:p>
          </table:table-cell>
          <table:table-cell table:number-columns-repeated="1011"/>
        </table:table-row>
        <table:table-row table:style-name="ro1">
          <table:table-cell table:style-name="ce17" table:formula="of:=CONCATENATE([.B133];[.C133])" office:value-type="string" office:string-value="ttrx_phr3_1_2_03_005" calcext:value-type="string">
            <text:p>ttrx_phr3_1_2_03_005</text:p>
          </table:table-cell>
          <table:table-cell office:value-type="string" calcext:value-type="string">
            <text:p>ttrx_phr</text:p>
          </table:table-cell>
          <table:table-cell table:style-name="ce17" table:formula="of:=SUBSTITUTE([.E133];&quot;.&quot;;&quot;_&quot;)" office:value-type="string" office:string-value="3_1_2_03_005" calcext:value-type="string">
            <text:p>3_1_2_03_005</text:p>
          </table:table-cell>
          <table:table-cell table:style-name="ce19" table:formula="of:=[.D132]+2" office:value-type="float" office:value="263" calcext:value-type="float">
            <text:p>263</text:p>
          </table:table-cell>
          <table:table-cell table:style-name="ce16" table:formula="of:=[$'Contas Limpas'.B132]" office:value-type="string" office:string-value="3.1.2.03.005" calcext:value-type="string">
            <text:p>3.1.2.03.005</text:p>
          </table:table-cell>
          <table:table-cell table:style-name="ce16" table:formula="of:=VLOOKUP([.E133];[$'Plano Completo'.$B$2:$'Plano Completo'.$C$401];2;0)" office:value-type="string" office:string-value="(-) PIS S/ Insumos" calcext:value-type="string">
            <text:p>(-) PIS S/ Insumos</text:p>
          </table:table-cell>
          <table:table-cell table:formula="of:=VLOOKUP([.E133];[$'Plano Completo'.$B$2:$'Plano Completo'.$D$401];3;0)" office:value-type="string" office:string-value="Custo de Receita" calcext:value-type="string">
            <text:p>Custo de Receita</text:p>
          </table:table-cell>
          <table:table-cell table:style-name="ce20" table:formula="of:=VLOOKUP([.G133];[$'Account Type'.$A$2:$'Account Type'.$F$19];5;0)" office:value-type="string" office:string-value="account.data_account_type_direct_costs" calcext:value-type="string">
            <text:p>account.data_account_type_direct_costs</text:p>
          </table:table-cell>
          <table:table-cell table:style-name="ce20" table:formula="of:=VLOOKUP([.G133];[$'Account Type'.$A$2:$'Account Type'.$F$19];6;0)" office:value-type="float" office:value="0" calcext:value-type="float">
            <text:p>0</text:p>
          </table:table-cell>
          <table:table-cell table:style-name="ce20" table:formula="of:=VLOOKUP([.E133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33];8)" office:value-type="string" office:string-value="3.1.2.03" calcext:value-type="string">
            <text:p>3.1.2.03</text:p>
          </table:table-cell>
          <table:table-cell table:style-name="ce21" table:formula="of:=VLOOKUP([.K133];[$Grupos.$B$2:$Grupos.$E$89];2;0)" office:value-type="string" office:string-value="phar_gp_3_1_2_03" calcext:value-type="string">
            <text:p>phar_gp_3_1_2_03</text:p>
          </table:table-cell>
          <table:table-cell table:number-columns-repeated="1011"/>
        </table:table-row>
        <table:table-row table:style-name="ro1">
          <table:table-cell table:style-name="ce17" table:formula="of:=CONCATENATE([.B134];[.C134])" office:value-type="string" office:string-value="ttrx_phr3_1_2_03_006" calcext:value-type="string">
            <text:p>ttrx_phr3_1_2_03_006</text:p>
          </table:table-cell>
          <table:table-cell office:value-type="string" calcext:value-type="string">
            <text:p>ttrx_phr</text:p>
          </table:table-cell>
          <table:table-cell table:style-name="ce17" table:formula="of:=SUBSTITUTE([.E134];&quot;.&quot;;&quot;_&quot;)" office:value-type="string" office:string-value="3_1_2_03_006" calcext:value-type="string">
            <text:p>3_1_2_03_006</text:p>
          </table:table-cell>
          <table:table-cell table:style-name="ce19" table:formula="of:=[.D133]+2" office:value-type="float" office:value="265" calcext:value-type="float">
            <text:p>265</text:p>
          </table:table-cell>
          <table:table-cell table:style-name="ce16" table:formula="of:=[$'Contas Limpas'.B133]" office:value-type="string" office:string-value="3.1.2.03.006" calcext:value-type="string">
            <text:p>3.1.2.03.006</text:p>
          </table:table-cell>
          <table:table-cell table:style-name="ce16" table:formula="of:=VLOOKUP([.E134];[$'Plano Completo'.$B$2:$'Plano Completo'.$C$401];2;0)" office:value-type="string" office:string-value="(-) COFINS S/ Insumos" calcext:value-type="string">
            <text:p>(-) COFINS S/ Insumos</text:p>
          </table:table-cell>
          <table:table-cell table:formula="of:=VLOOKUP([.E134];[$'Plano Completo'.$B$2:$'Plano Completo'.$D$401];3;0)" office:value-type="string" office:string-value="Custo de Receita" calcext:value-type="string">
            <text:p>Custo de Receita</text:p>
          </table:table-cell>
          <table:table-cell table:style-name="ce20" table:formula="of:=VLOOKUP([.G134];[$'Account Type'.$A$2:$'Account Type'.$F$19];5;0)" office:value-type="string" office:string-value="account.data_account_type_direct_costs" calcext:value-type="string">
            <text:p>account.data_account_type_direct_costs</text:p>
          </table:table-cell>
          <table:table-cell table:style-name="ce20" table:formula="of:=VLOOKUP([.G134];[$'Account Type'.$A$2:$'Account Type'.$F$19];6;0)" office:value-type="float" office:value="0" calcext:value-type="float">
            <text:p>0</text:p>
          </table:table-cell>
          <table:table-cell table:style-name="ce20" table:formula="of:=VLOOKUP([.E134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34];8)" office:value-type="string" office:string-value="3.1.2.03" calcext:value-type="string">
            <text:p>3.1.2.03</text:p>
          </table:table-cell>
          <table:table-cell table:style-name="ce21" table:formula="of:=VLOOKUP([.K134];[$Grupos.$B$2:$Grupos.$E$89];2;0)" office:value-type="string" office:string-value="phar_gp_3_1_2_03" calcext:value-type="string">
            <text:p>phar_gp_3_1_2_03</text:p>
          </table:table-cell>
          <table:table-cell table:number-columns-repeated="1011"/>
        </table:table-row>
        <table:table-row table:style-name="ro1">
          <table:table-cell table:style-name="ce17" table:formula="of:=CONCATENATE([.B135];[.C135])" office:value-type="string" office:string-value="ttrx_phr3_1_2_04_001" calcext:value-type="string">
            <text:p>ttrx_phr3_1_2_04_001</text:p>
          </table:table-cell>
          <table:table-cell office:value-type="string" calcext:value-type="string">
            <text:p>ttrx_phr</text:p>
          </table:table-cell>
          <table:table-cell table:style-name="ce17" table:formula="of:=SUBSTITUTE([.E135];&quot;.&quot;;&quot;_&quot;)" office:value-type="string" office:string-value="3_1_2_04_001" calcext:value-type="string">
            <text:p>3_1_2_04_001</text:p>
          </table:table-cell>
          <table:table-cell table:style-name="ce19" table:formula="of:=[.D134]+2" office:value-type="float" office:value="267" calcext:value-type="float">
            <text:p>267</text:p>
          </table:table-cell>
          <table:table-cell table:style-name="ce16" table:formula="of:=[$'Contas Limpas'.B134]" office:value-type="string" office:string-value="3.1.2.04.001" calcext:value-type="string">
            <text:p>3.1.2.04.001</text:p>
          </table:table-cell>
          <table:table-cell table:style-name="ce16" table:formula="of:=VLOOKUP([.E135];[$'Plano Completo'.$B$2:$'Plano Completo'.$C$401];2;0)" office:value-type="string" office:string-value="Custos dos Serviços Vendidos" calcext:value-type="string">
            <text:p>Custos dos Serviços Vendidos</text:p>
          </table:table-cell>
          <table:table-cell table:formula="of:=VLOOKUP([.E135];[$'Plano Completo'.$B$2:$'Plano Completo'.$D$401];3;0)" office:value-type="string" office:string-value="Custo de Receita" calcext:value-type="string">
            <text:p>Custo de Receita</text:p>
          </table:table-cell>
          <table:table-cell table:style-name="ce20" table:formula="of:=VLOOKUP([.G135];[$'Account Type'.$A$2:$'Account Type'.$F$19];5;0)" office:value-type="string" office:string-value="account.data_account_type_direct_costs" calcext:value-type="string">
            <text:p>account.data_account_type_direct_costs</text:p>
          </table:table-cell>
          <table:table-cell table:style-name="ce20" table:formula="of:=VLOOKUP([.G135];[$'Account Type'.$A$2:$'Account Type'.$F$19];6;0)" office:value-type="float" office:value="0" calcext:value-type="float">
            <text:p>0</text:p>
          </table:table-cell>
          <table:table-cell table:style-name="ce20" table:formula="of:=VLOOKUP([.E135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35];8)" office:value-type="string" office:string-value="3.1.2.04" calcext:value-type="string">
            <text:p>3.1.2.04</text:p>
          </table:table-cell>
          <table:table-cell table:style-name="ce21" table:formula="of:=VLOOKUP([.K135];[$Grupos.$B$2:$Grupos.$E$89];2;0)" office:value-type="string" office:string-value="phar_gp_3_1_2_04" calcext:value-type="string">
            <text:p>phar_gp_3_1_2_04</text:p>
          </table:table-cell>
          <table:table-cell table:number-columns-repeated="1011"/>
        </table:table-row>
        <table:table-row table:style-name="ro1">
          <table:table-cell table:style-name="ce17" table:formula="of:=CONCATENATE([.B136];[.C136])" office:value-type="string" office:string-value="ttrx_phr3_1_3_01_001" calcext:value-type="string">
            <text:p>ttrx_phr3_1_3_01_001</text:p>
          </table:table-cell>
          <table:table-cell office:value-type="string" calcext:value-type="string">
            <text:p>ttrx_phr</text:p>
          </table:table-cell>
          <table:table-cell table:style-name="ce17" table:formula="of:=SUBSTITUTE([.E136];&quot;.&quot;;&quot;_&quot;)" office:value-type="string" office:string-value="3_1_3_01_001" calcext:value-type="string">
            <text:p>3_1_3_01_001</text:p>
          </table:table-cell>
          <table:table-cell table:style-name="ce19" table:formula="of:=[.D135]+2" office:value-type="float" office:value="269" calcext:value-type="float">
            <text:p>269</text:p>
          </table:table-cell>
          <table:table-cell table:style-name="ce16" table:formula="of:=[$'Contas Limpas'.B135]" office:value-type="string" office:string-value="3.1.3.01.001" calcext:value-type="string">
            <text:p>3.1.3.01.001</text:p>
          </table:table-cell>
          <table:table-cell table:style-name="ce16" table:formula="of:=VLOOKUP([.E136];[$'Plano Completo'.$B$2:$'Plano Completo'.$C$401];2;0)" office:value-type="string" office:string-value="Rendimentos Aplicações Financeiras" calcext:value-type="string">
            <text:p>Rendimentos Aplicações Financeiras</text:p>
          </table:table-cell>
          <table:table-cell table:formula="of:=VLOOKUP([.E136];[$'Plano Completo'.$B$2:$'Plano Completo'.$D$401];3;0)" office:value-type="string" office:string-value="Outras Receitas" calcext:value-type="string">
            <text:p>Outras Receitas</text:p>
          </table:table-cell>
          <table:table-cell table:style-name="ce20" table:formula="of:=VLOOKUP([.G136];[$'Account Type'.$A$2:$'Account Type'.$F$19];5;0)" office:value-type="string" office:string-value="account.data_account_type_other_income" calcext:value-type="string">
            <text:p>account.data_account_type_other_income</text:p>
          </table:table-cell>
          <table:table-cell table:style-name="ce20" table:formula="of:=VLOOKUP([.G136];[$'Account Type'.$A$2:$'Account Type'.$F$19];6;0)" office:value-type="float" office:value="0" calcext:value-type="float">
            <text:p>0</text:p>
          </table:table-cell>
          <table:table-cell table:style-name="ce20" table:formula="of:=VLOOKUP([.E136];[$'Plano Completo'.$B$2:$'Plano Completo'.$F$401];4;0)" office:value-type="string" office:string-value="income" calcext:value-type="string">
            <text:p>income</text:p>
          </table:table-cell>
          <table:table-cell table:style-name="ce20" table:formula="of:=LEFT([.E136];8)" office:value-type="string" office:string-value="3.1.3.01" calcext:value-type="string">
            <text:p>3.1.3.01</text:p>
          </table:table-cell>
          <table:table-cell table:style-name="ce21" table:formula="of:=VLOOKUP([.K136];[$Grupos.$B$2:$Grupos.$E$89];2;0)" office:value-type="string" office:string-value="phar_gp_3_1_3_01" calcext:value-type="string">
            <text:p>phar_gp_3_1_3_01</text:p>
          </table:table-cell>
          <table:table-cell table:number-columns-repeated="1011"/>
        </table:table-row>
        <table:table-row table:style-name="ro1">
          <table:table-cell table:style-name="ce17" table:formula="of:=CONCATENATE([.B137];[.C137])" office:value-type="string" office:string-value="ttrx_phr3_1_3_01_002" calcext:value-type="string">
            <text:p>ttrx_phr3_1_3_01_002</text:p>
          </table:table-cell>
          <table:table-cell office:value-type="string" calcext:value-type="string">
            <text:p>ttrx_phr</text:p>
          </table:table-cell>
          <table:table-cell table:style-name="ce17" table:formula="of:=SUBSTITUTE([.E137];&quot;.&quot;;&quot;_&quot;)" office:value-type="string" office:string-value="3_1_3_01_002" calcext:value-type="string">
            <text:p>3_1_3_01_002</text:p>
          </table:table-cell>
          <table:table-cell table:style-name="ce19" table:formula="of:=[.D136]+2" office:value-type="float" office:value="271" calcext:value-type="float">
            <text:p>271</text:p>
          </table:table-cell>
          <table:table-cell table:style-name="ce16" table:formula="of:=[$'Contas Limpas'.B136]" office:value-type="string" office:string-value="3.1.3.01.002" calcext:value-type="string">
            <text:p>3.1.3.01.002</text:p>
          </table:table-cell>
          <table:table-cell table:style-name="ce16" table:formula="of:=VLOOKUP([.E137];[$'Plano Completo'.$B$2:$'Plano Completo'.$C$401];2;0)" office:value-type="string" office:string-value="Desconto Obtidos" calcext:value-type="string">
            <text:p>Desconto Obtidos</text:p>
          </table:table-cell>
          <table:table-cell table:formula="of:=VLOOKUP([.E137];[$'Plano Completo'.$B$2:$'Plano Completo'.$D$401];3;0)" office:value-type="string" office:string-value="Outras Receitas" calcext:value-type="string">
            <text:p>Outras Receitas</text:p>
          </table:table-cell>
          <table:table-cell table:style-name="ce20" table:formula="of:=VLOOKUP([.G137];[$'Account Type'.$A$2:$'Account Type'.$F$19];5;0)" office:value-type="string" office:string-value="account.data_account_type_other_income" calcext:value-type="string">
            <text:p>account.data_account_type_other_income</text:p>
          </table:table-cell>
          <table:table-cell table:style-name="ce20" table:formula="of:=VLOOKUP([.G137];[$'Account Type'.$A$2:$'Account Type'.$F$19];6;0)" office:value-type="float" office:value="0" calcext:value-type="float">
            <text:p>0</text:p>
          </table:table-cell>
          <table:table-cell table:style-name="ce20" table:formula="of:=VLOOKUP([.E137];[$'Plano Completo'.$B$2:$'Plano Completo'.$F$401];4;0)" office:value-type="string" office:string-value="income" calcext:value-type="string">
            <text:p>income</text:p>
          </table:table-cell>
          <table:table-cell table:style-name="ce20" table:formula="of:=LEFT([.E137];8)" office:value-type="string" office:string-value="3.1.3.01" calcext:value-type="string">
            <text:p>3.1.3.01</text:p>
          </table:table-cell>
          <table:table-cell table:style-name="ce21" table:formula="of:=VLOOKUP([.K137];[$Grupos.$B$2:$Grupos.$E$89];2;0)" office:value-type="string" office:string-value="phar_gp_3_1_3_01" calcext:value-type="string">
            <text:p>phar_gp_3_1_3_01</text:p>
          </table:table-cell>
          <table:table-cell table:number-columns-repeated="1011"/>
        </table:table-row>
        <table:table-row table:style-name="ro1">
          <table:table-cell table:style-name="ce17" table:formula="of:=CONCATENATE([.B138];[.C138])" office:value-type="string" office:string-value="ttrx_phr3_1_3_01_003" calcext:value-type="string">
            <text:p>ttrx_phr3_1_3_01_003</text:p>
          </table:table-cell>
          <table:table-cell office:value-type="string" calcext:value-type="string">
            <text:p>ttrx_phr</text:p>
          </table:table-cell>
          <table:table-cell table:style-name="ce17" table:formula="of:=SUBSTITUTE([.E138];&quot;.&quot;;&quot;_&quot;)" office:value-type="string" office:string-value="3_1_3_01_003" calcext:value-type="string">
            <text:p>3_1_3_01_003</text:p>
          </table:table-cell>
          <table:table-cell table:style-name="ce19" table:formula="of:=[.D137]+2" office:value-type="float" office:value="273" calcext:value-type="float">
            <text:p>273</text:p>
          </table:table-cell>
          <table:table-cell table:style-name="ce16" table:formula="of:=[$'Contas Limpas'.B137]" office:value-type="string" office:string-value="3.1.3.01.003" calcext:value-type="string">
            <text:p>3.1.3.01.003</text:p>
          </table:table-cell>
          <table:table-cell table:style-name="ce16" table:formula="of:=VLOOKUP([.E138];[$'Plano Completo'.$B$2:$'Plano Completo'.$C$401];2;0)" office:value-type="string" office:string-value="Juros Multas Recebidas" calcext:value-type="string">
            <text:p>Juros Multas Recebidas</text:p>
          </table:table-cell>
          <table:table-cell table:formula="of:=VLOOKUP([.E138];[$'Plano Completo'.$B$2:$'Plano Completo'.$D$401];3;0)" office:value-type="string" office:string-value="Outras Receitas" calcext:value-type="string">
            <text:p>Outras Receitas</text:p>
          </table:table-cell>
          <table:table-cell table:style-name="ce20" table:formula="of:=VLOOKUP([.G138];[$'Account Type'.$A$2:$'Account Type'.$F$19];5;0)" office:value-type="string" office:string-value="account.data_account_type_other_income" calcext:value-type="string">
            <text:p>account.data_account_type_other_income</text:p>
          </table:table-cell>
          <table:table-cell table:style-name="ce20" table:formula="of:=VLOOKUP([.G138];[$'Account Type'.$A$2:$'Account Type'.$F$19];6;0)" office:value-type="float" office:value="0" calcext:value-type="float">
            <text:p>0</text:p>
          </table:table-cell>
          <table:table-cell table:style-name="ce20" table:formula="of:=VLOOKUP([.E138];[$'Plano Completo'.$B$2:$'Plano Completo'.$F$401];4;0)" office:value-type="string" office:string-value="income" calcext:value-type="string">
            <text:p>income</text:p>
          </table:table-cell>
          <table:table-cell table:style-name="ce20" table:formula="of:=LEFT([.E138];8)" office:value-type="string" office:string-value="3.1.3.01" calcext:value-type="string">
            <text:p>3.1.3.01</text:p>
          </table:table-cell>
          <table:table-cell table:style-name="ce21" table:formula="of:=VLOOKUP([.K138];[$Grupos.$B$2:$Grupos.$E$89];2;0)" office:value-type="string" office:string-value="phar_gp_3_1_3_01" calcext:value-type="string">
            <text:p>phar_gp_3_1_3_01</text:p>
          </table:table-cell>
          <table:table-cell table:number-columns-repeated="1011"/>
        </table:table-row>
        <table:table-row table:style-name="ro1">
          <table:table-cell table:style-name="ce17" table:formula="of:=CONCATENATE([.B139];[.C139])" office:value-type="string" office:string-value="ttrx_phr3_1_3_02_001" calcext:value-type="string">
            <text:p>ttrx_phr3_1_3_02_001</text:p>
          </table:table-cell>
          <table:table-cell office:value-type="string" calcext:value-type="string">
            <text:p>ttrx_phr</text:p>
          </table:table-cell>
          <table:table-cell table:style-name="ce17" table:formula="of:=SUBSTITUTE([.E139];&quot;.&quot;;&quot;_&quot;)" office:value-type="string" office:string-value="3_1_3_02_001" calcext:value-type="string">
            <text:p>3_1_3_02_001</text:p>
          </table:table-cell>
          <table:table-cell table:style-name="ce19" table:formula="of:=[.D138]+2" office:value-type="float" office:value="275" calcext:value-type="float">
            <text:p>275</text:p>
          </table:table-cell>
          <table:table-cell table:style-name="ce16" table:formula="of:=[$'Contas Limpas'.B138]" office:value-type="string" office:string-value="3.1.3.02.001" calcext:value-type="string">
            <text:p>3.1.3.02.001</text:p>
          </table:table-cell>
          <table:table-cell table:style-name="ce16" table:formula="of:=VLOOKUP([.E139];[$'Plano Completo'.$B$2:$'Plano Completo'.$C$401];2;0)" office:value-type="string" office:string-value="Variacao Cambial Ativa Realizada" calcext:value-type="string">
            <text:p>Variacao Cambial Ativa Realizada</text:p>
          </table:table-cell>
          <table:table-cell table:formula="of:=VLOOKUP([.E139];[$'Plano Completo'.$B$2:$'Plano Completo'.$D$401];3;0)" office:value-type="string" office:string-value="Outras Receitas" calcext:value-type="string">
            <text:p>Outras Receitas</text:p>
          </table:table-cell>
          <table:table-cell table:style-name="ce20" table:formula="of:=VLOOKUP([.G139];[$'Account Type'.$A$2:$'Account Type'.$F$19];5;0)" office:value-type="string" office:string-value="account.data_account_type_other_income" calcext:value-type="string">
            <text:p>account.data_account_type_other_income</text:p>
          </table:table-cell>
          <table:table-cell table:style-name="ce20" table:formula="of:=VLOOKUP([.G139];[$'Account Type'.$A$2:$'Account Type'.$F$19];6;0)" office:value-type="float" office:value="0" calcext:value-type="float">
            <text:p>0</text:p>
          </table:table-cell>
          <table:table-cell table:style-name="ce20" table:formula="of:=VLOOKUP([.E139];[$'Plano Completo'.$B$2:$'Plano Completo'.$F$401];4;0)" office:value-type="string" office:string-value="income" calcext:value-type="string">
            <text:p>income</text:p>
          </table:table-cell>
          <table:table-cell table:style-name="ce20" table:formula="of:=LEFT([.E139];8)" office:value-type="string" office:string-value="3.1.3.02" calcext:value-type="string">
            <text:p>3.1.3.02</text:p>
          </table:table-cell>
          <table:table-cell table:style-name="ce21" table:formula="of:=VLOOKUP([.K139];[$Grupos.$B$2:$Grupos.$E$89];2;0)" office:value-type="string" office:string-value="phar_gp_3_1_3_02" calcext:value-type="string">
            <text:p>phar_gp_3_1_3_02</text:p>
          </table:table-cell>
          <table:table-cell table:number-columns-repeated="1011"/>
        </table:table-row>
        <table:table-row table:style-name="ro1">
          <table:table-cell table:style-name="ce17" table:formula="of:=CONCATENATE([.B140];[.C140])" office:value-type="string" office:string-value="ttrx_phr3_1_3_02_002" calcext:value-type="string">
            <text:p>ttrx_phr3_1_3_02_002</text:p>
          </table:table-cell>
          <table:table-cell office:value-type="string" calcext:value-type="string">
            <text:p>ttrx_phr</text:p>
          </table:table-cell>
          <table:table-cell table:style-name="ce17" table:formula="of:=SUBSTITUTE([.E140];&quot;.&quot;;&quot;_&quot;)" office:value-type="string" office:string-value="3_1_3_02_002" calcext:value-type="string">
            <text:p>3_1_3_02_002</text:p>
          </table:table-cell>
          <table:table-cell table:style-name="ce19" table:formula="of:=[.D139]+2" office:value-type="float" office:value="277" calcext:value-type="float">
            <text:p>277</text:p>
          </table:table-cell>
          <table:table-cell table:style-name="ce16" table:formula="of:=[$'Contas Limpas'.B139]" office:value-type="string" office:string-value="3.1.3.02.002" calcext:value-type="string">
            <text:p>3.1.3.02.002</text:p>
          </table:table-cell>
          <table:table-cell table:style-name="ce16" table:formula="of:=VLOOKUP([.E140];[$'Plano Completo'.$B$2:$'Plano Completo'.$C$401];2;0)" office:value-type="string" office:string-value="Variacao Cambial Ativa Não Realizada" calcext:value-type="string">
            <text:p>Variacao Cambial Ativa Não Realizada</text:p>
          </table:table-cell>
          <table:table-cell table:formula="of:=VLOOKUP([.E140];[$'Plano Completo'.$B$2:$'Plano Completo'.$D$401];3;0)" office:value-type="string" office:string-value="Outras Receitas" calcext:value-type="string">
            <text:p>Outras Receitas</text:p>
          </table:table-cell>
          <table:table-cell table:style-name="ce20" table:formula="of:=VLOOKUP([.G140];[$'Account Type'.$A$2:$'Account Type'.$F$19];5;0)" office:value-type="string" office:string-value="account.data_account_type_other_income" calcext:value-type="string">
            <text:p>account.data_account_type_other_income</text:p>
          </table:table-cell>
          <table:table-cell table:style-name="ce20" table:formula="of:=VLOOKUP([.G140];[$'Account Type'.$A$2:$'Account Type'.$F$19];6;0)" office:value-type="float" office:value="0" calcext:value-type="float">
            <text:p>0</text:p>
          </table:table-cell>
          <table:table-cell table:style-name="ce20" table:formula="of:=VLOOKUP([.E140];[$'Plano Completo'.$B$2:$'Plano Completo'.$F$401];4;0)" office:value-type="string" office:string-value="income" calcext:value-type="string">
            <text:p>income</text:p>
          </table:table-cell>
          <table:table-cell table:style-name="ce20" table:formula="of:=LEFT([.E140];8)" office:value-type="string" office:string-value="3.1.3.02" calcext:value-type="string">
            <text:p>3.1.3.02</text:p>
          </table:table-cell>
          <table:table-cell table:style-name="ce21" table:formula="of:=VLOOKUP([.K140];[$Grupos.$B$2:$Grupos.$E$89];2;0)" office:value-type="string" office:string-value="phar_gp_3_1_3_02" calcext:value-type="string">
            <text:p>phar_gp_3_1_3_02</text:p>
          </table:table-cell>
          <table:table-cell table:number-columns-repeated="1011"/>
        </table:table-row>
        <table:table-row table:style-name="ro1">
          <table:table-cell table:style-name="ce17" table:formula="of:=CONCATENATE([.B141];[.C141])" office:value-type="string" office:string-value="ttrx_phr3_1_4_01_001" calcext:value-type="string">
            <text:p>ttrx_phr3_1_4_01_001</text:p>
          </table:table-cell>
          <table:table-cell office:value-type="string" calcext:value-type="string">
            <text:p>ttrx_phr</text:p>
          </table:table-cell>
          <table:table-cell table:style-name="ce17" table:formula="of:=SUBSTITUTE([.E141];&quot;.&quot;;&quot;_&quot;)" office:value-type="string" office:string-value="3_1_4_01_001" calcext:value-type="string">
            <text:p>3_1_4_01_001</text:p>
          </table:table-cell>
          <table:table-cell table:style-name="ce19" table:formula="of:=[.D140]+2" office:value-type="float" office:value="279" calcext:value-type="float">
            <text:p>279</text:p>
          </table:table-cell>
          <table:table-cell table:style-name="ce16" table:formula="of:=[$'Contas Limpas'.B140]" office:value-type="string" office:string-value="3.1.4.01.001" calcext:value-type="string">
            <text:p>3.1.4.01.001</text:p>
          </table:table-cell>
          <table:table-cell table:style-name="ce16" table:formula="of:=VLOOKUP([.E141];[$'Plano Completo'.$B$2:$'Plano Completo'.$C$401];2;0)" office:value-type="string" office:string-value="Receitas de Venda de Ativo Fixo" calcext:value-type="string">
            <text:p>Receitas de Venda de Ativo Fixo</text:p>
          </table:table-cell>
          <table:table-cell table:formula="of:=VLOOKUP([.E141];[$'Plano Completo'.$B$2:$'Plano Completo'.$D$401];3;0)" office:value-type="string" office:string-value="Outras Receitas" calcext:value-type="string">
            <text:p>Outras Receitas</text:p>
          </table:table-cell>
          <table:table-cell table:style-name="ce20" table:formula="of:=VLOOKUP([.G141];[$'Account Type'.$A$2:$'Account Type'.$F$19];5;0)" office:value-type="string" office:string-value="account.data_account_type_other_income" calcext:value-type="string">
            <text:p>account.data_account_type_other_income</text:p>
          </table:table-cell>
          <table:table-cell table:style-name="ce20" table:formula="of:=VLOOKUP([.G141];[$'Account Type'.$A$2:$'Account Type'.$F$19];6;0)" office:value-type="float" office:value="0" calcext:value-type="float">
            <text:p>0</text:p>
          </table:table-cell>
          <table:table-cell table:style-name="ce20" table:formula="of:=VLOOKUP([.E141];[$'Plano Completo'.$B$2:$'Plano Completo'.$F$401];4;0)" office:value-type="string" office:string-value="income" calcext:value-type="string">
            <text:p>income</text:p>
          </table:table-cell>
          <table:table-cell table:style-name="ce20" table:formula="of:=LEFT([.E141];8)" office:value-type="string" office:string-value="3.1.4.01" calcext:value-type="string">
            <text:p>3.1.4.01</text:p>
          </table:table-cell>
          <table:table-cell table:style-name="ce21" table:formula="of:=VLOOKUP([.K141];[$Grupos.$B$2:$Grupos.$E$89];2;0)" office:value-type="string" office:string-value="phar_gp_3_1_4_01" calcext:value-type="string">
            <text:p>phar_gp_3_1_4_01</text:p>
          </table:table-cell>
          <table:table-cell table:number-columns-repeated="1011"/>
        </table:table-row>
        <table:table-row table:style-name="ro1">
          <table:table-cell table:style-name="ce17" table:formula="of:=CONCATENATE([.B142];[.C142])" office:value-type="string" office:string-value="ttrx_phr3_1_4_01_002" calcext:value-type="string">
            <text:p>ttrx_phr3_1_4_01_002</text:p>
          </table:table-cell>
          <table:table-cell office:value-type="string" calcext:value-type="string">
            <text:p>ttrx_phr</text:p>
          </table:table-cell>
          <table:table-cell table:style-name="ce17" table:formula="of:=SUBSTITUTE([.E142];&quot;.&quot;;&quot;_&quot;)" office:value-type="string" office:string-value="3_1_4_01_002" calcext:value-type="string">
            <text:p>3_1_4_01_002</text:p>
          </table:table-cell>
          <table:table-cell table:style-name="ce19" table:formula="of:=[.D141]+2" office:value-type="float" office:value="281" calcext:value-type="float">
            <text:p>281</text:p>
          </table:table-cell>
          <table:table-cell table:style-name="ce16" table:formula="of:=[$'Contas Limpas'.B141]" office:value-type="string" office:string-value="3.1.4.01.002" calcext:value-type="string">
            <text:p>3.1.4.01.002</text:p>
          </table:table-cell>
          <table:table-cell table:style-name="ce16" table:formula="of:=VLOOKUP([.E142];[$'Plano Completo'.$B$2:$'Plano Completo'.$C$401];2;0)" office:value-type="string" office:string-value="Custo do Ativo Fixo" calcext:value-type="string">
            <text:p>Custo do Ativo Fixo</text:p>
          </table:table-cell>
          <table:table-cell table:formula="of:=VLOOKUP([.E142];[$'Plano Completo'.$B$2:$'Plano Completo'.$D$401];3;0)" office:value-type="string" office:string-value="Outras Receitas" calcext:value-type="string">
            <text:p>Outras Receitas</text:p>
          </table:table-cell>
          <table:table-cell table:style-name="ce20" table:formula="of:=VLOOKUP([.G142];[$'Account Type'.$A$2:$'Account Type'.$F$19];5;0)" office:value-type="string" office:string-value="account.data_account_type_other_income" calcext:value-type="string">
            <text:p>account.data_account_type_other_income</text:p>
          </table:table-cell>
          <table:table-cell table:style-name="ce20" table:formula="of:=VLOOKUP([.G142];[$'Account Type'.$A$2:$'Account Type'.$F$19];6;0)" office:value-type="float" office:value="0" calcext:value-type="float">
            <text:p>0</text:p>
          </table:table-cell>
          <table:table-cell table:style-name="ce20" table:formula="of:=VLOOKUP([.E142];[$'Plano Completo'.$B$2:$'Plano Completo'.$F$401];4;0)" office:value-type="string" office:string-value="income" calcext:value-type="string">
            <text:p>income</text:p>
          </table:table-cell>
          <table:table-cell table:style-name="ce20" table:formula="of:=LEFT([.E142];8)" office:value-type="string" office:string-value="3.1.4.01" calcext:value-type="string">
            <text:p>3.1.4.01</text:p>
          </table:table-cell>
          <table:table-cell table:style-name="ce21" table:formula="of:=VLOOKUP([.K142];[$Grupos.$B$2:$Grupos.$E$89];2;0)" office:value-type="string" office:string-value="phar_gp_3_1_4_01" calcext:value-type="string">
            <text:p>phar_gp_3_1_4_01</text:p>
          </table:table-cell>
          <table:table-cell table:number-columns-repeated="1011"/>
        </table:table-row>
        <table:table-row table:style-name="ro1">
          <table:table-cell table:style-name="ce17" table:formula="of:=CONCATENATE([.B143];[.C143])" office:value-type="string" office:string-value="ttrx_phr3_1_4_01_003" calcext:value-type="string">
            <text:p>ttrx_phr3_1_4_01_003</text:p>
          </table:table-cell>
          <table:table-cell office:value-type="string" calcext:value-type="string">
            <text:p>ttrx_phr</text:p>
          </table:table-cell>
          <table:table-cell table:style-name="ce17" table:formula="of:=SUBSTITUTE([.E143];&quot;.&quot;;&quot;_&quot;)" office:value-type="string" office:string-value="3_1_4_01_003" calcext:value-type="string">
            <text:p>3_1_4_01_003</text:p>
          </table:table-cell>
          <table:table-cell table:style-name="ce19" table:formula="of:=[.D142]+2" office:value-type="float" office:value="283" calcext:value-type="float">
            <text:p>283</text:p>
          </table:table-cell>
          <table:table-cell table:style-name="ce16" table:formula="of:=[$'Contas Limpas'.B142]" office:value-type="string" office:string-value="3.1.4.01.003" calcext:value-type="string">
            <text:p>3.1.4.01.003</text:p>
          </table:table-cell>
          <table:table-cell table:style-name="ce16" table:formula="of:=VLOOKUP([.E143];[$'Plano Completo'.$B$2:$'Plano Completo'.$C$401];2;0)" office:value-type="string" office:string-value="(-) Baixa de Depreciação do Ativo Fixo" calcext:value-type="string">
            <text:p>(-) Baixa de Depreciação do Ativo Fixo</text:p>
          </table:table-cell>
          <table:table-cell table:formula="of:=VLOOKUP([.E143];[$'Plano Completo'.$B$2:$'Plano Completo'.$D$401];3;0)" office:value-type="string" office:string-value="Outras Receitas" calcext:value-type="string">
            <text:p>Outras Receitas</text:p>
          </table:table-cell>
          <table:table-cell table:style-name="ce20" table:formula="of:=VLOOKUP([.G143];[$'Account Type'.$A$2:$'Account Type'.$F$19];5;0)" office:value-type="string" office:string-value="account.data_account_type_other_income" calcext:value-type="string">
            <text:p>account.data_account_type_other_income</text:p>
          </table:table-cell>
          <table:table-cell table:style-name="ce20" table:formula="of:=VLOOKUP([.G143];[$'Account Type'.$A$2:$'Account Type'.$F$19];6;0)" office:value-type="float" office:value="0" calcext:value-type="float">
            <text:p>0</text:p>
          </table:table-cell>
          <table:table-cell table:style-name="ce20" table:formula="of:=VLOOKUP([.E143];[$'Plano Completo'.$B$2:$'Plano Completo'.$F$401];4;0)" office:value-type="string" office:string-value="income" calcext:value-type="string">
            <text:p>income</text:p>
          </table:table-cell>
          <table:table-cell table:style-name="ce20" table:formula="of:=LEFT([.E143];8)" office:value-type="string" office:string-value="3.1.4.01" calcext:value-type="string">
            <text:p>3.1.4.01</text:p>
          </table:table-cell>
          <table:table-cell table:style-name="ce21" table:formula="of:=VLOOKUP([.K143];[$Grupos.$B$2:$Grupos.$E$89];2;0)" office:value-type="string" office:string-value="phar_gp_3_1_4_01" calcext:value-type="string">
            <text:p>phar_gp_3_1_4_01</text:p>
          </table:table-cell>
          <table:table-cell table:number-columns-repeated="1011"/>
        </table:table-row>
        <table:table-row table:style-name="ro1">
          <table:table-cell table:style-name="ce17" table:formula="of:=CONCATENATE([.B144];[.C144])" office:value-type="string" office:string-value="ttrx_phr4_1_1_01_001" calcext:value-type="string">
            <text:p>ttrx_phr4_1_1_01_001</text:p>
          </table:table-cell>
          <table:table-cell office:value-type="string" calcext:value-type="string">
            <text:p>ttrx_phr</text:p>
          </table:table-cell>
          <table:table-cell table:style-name="ce17" table:formula="of:=SUBSTITUTE([.E144];&quot;.&quot;;&quot;_&quot;)" office:value-type="string" office:string-value="4_1_1_01_001" calcext:value-type="string">
            <text:p>4_1_1_01_001</text:p>
          </table:table-cell>
          <table:table-cell table:style-name="ce19" table:formula="of:=[.D143]+2" office:value-type="float" office:value="285" calcext:value-type="float">
            <text:p>285</text:p>
          </table:table-cell>
          <table:table-cell table:style-name="ce16" table:formula="of:=[$'Contas Limpas'.B143]" office:value-type="string" office:string-value="4.1.1.01.001" calcext:value-type="string">
            <text:p>4.1.1.01.001</text:p>
          </table:table-cell>
          <table:table-cell table:style-name="ce16" table:formula="of:=VLOOKUP([.E144];[$'Plano Completo'.$B$2:$'Plano Completo'.$C$401];2;0)" office:value-type="string" office:string-value="Salarios E Encargos" calcext:value-type="string">
            <text:p>Salarios E Encargos</text:p>
          </table:table-cell>
          <table:table-cell table:formula="of:=VLOOKUP([.E144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144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144];[$'Account Type'.$A$2:$'Account Type'.$F$19];6;0)" office:value-type="float" office:value="0" calcext:value-type="float">
            <text:p>0</text:p>
          </table:table-cell>
          <table:table-cell table:style-name="ce20" table:formula="of:=VLOOKUP([.E144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44];8)" office:value-type="string" office:string-value="4.1.1.01" calcext:value-type="string">
            <text:p>4.1.1.01</text:p>
          </table:table-cell>
          <table:table-cell table:style-name="ce21" table:formula="of:=VLOOKUP([.K144];[$Grupos.$B$2:$Grupos.$E$89];2;0)" office:value-type="string" office:string-value="phar_gp_4_1_1_01" calcext:value-type="string">
            <text:p>phar_gp_4_1_1_01</text:p>
          </table:table-cell>
          <table:table-cell table:number-columns-repeated="1011"/>
        </table:table-row>
        <table:table-row table:style-name="ro1">
          <table:table-cell table:style-name="ce17" table:formula="of:=CONCATENATE([.B145];[.C145])" office:value-type="string" office:string-value="ttrx_phr4_1_1_01_002" calcext:value-type="string">
            <text:p>ttrx_phr4_1_1_01_002</text:p>
          </table:table-cell>
          <table:table-cell office:value-type="string" calcext:value-type="string">
            <text:p>ttrx_phr</text:p>
          </table:table-cell>
          <table:table-cell table:style-name="ce17" table:formula="of:=SUBSTITUTE([.E145];&quot;.&quot;;&quot;_&quot;)" office:value-type="string" office:string-value="4_1_1_01_002" calcext:value-type="string">
            <text:p>4_1_1_01_002</text:p>
          </table:table-cell>
          <table:table-cell table:style-name="ce19" table:formula="of:=[.D144]+2" office:value-type="float" office:value="287" calcext:value-type="float">
            <text:p>287</text:p>
          </table:table-cell>
          <table:table-cell table:style-name="ce16" table:formula="of:=[$'Contas Limpas'.B144]" office:value-type="string" office:string-value="4.1.1.01.002" calcext:value-type="string">
            <text:p>4.1.1.01.002</text:p>
          </table:table-cell>
          <table:table-cell table:style-name="ce16" table:formula="of:=VLOOKUP([.E145];[$'Plano Completo'.$B$2:$'Plano Completo'.$C$401];2;0)" office:value-type="string" office:string-value="Ferias" calcext:value-type="string">
            <text:p>Ferias</text:p>
          </table:table-cell>
          <table:table-cell table:formula="of:=VLOOKUP([.E145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145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145];[$'Account Type'.$A$2:$'Account Type'.$F$19];6;0)" office:value-type="float" office:value="0" calcext:value-type="float">
            <text:p>0</text:p>
          </table:table-cell>
          <table:table-cell table:style-name="ce20" table:formula="of:=VLOOKUP([.E145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45];8)" office:value-type="string" office:string-value="4.1.1.01" calcext:value-type="string">
            <text:p>4.1.1.01</text:p>
          </table:table-cell>
          <table:table-cell table:style-name="ce21" table:formula="of:=VLOOKUP([.K145];[$Grupos.$B$2:$Grupos.$E$89];2;0)" office:value-type="string" office:string-value="phar_gp_4_1_1_01" calcext:value-type="string">
            <text:p>phar_gp_4_1_1_01</text:p>
          </table:table-cell>
          <table:table-cell table:number-columns-repeated="1011"/>
        </table:table-row>
        <table:table-row table:style-name="ro1">
          <table:table-cell table:style-name="ce17" table:formula="of:=CONCATENATE([.B146];[.C146])" office:value-type="string" office:string-value="ttrx_phr4_1_1_01_003" calcext:value-type="string">
            <text:p>ttrx_phr4_1_1_01_003</text:p>
          </table:table-cell>
          <table:table-cell office:value-type="string" calcext:value-type="string">
            <text:p>ttrx_phr</text:p>
          </table:table-cell>
          <table:table-cell table:style-name="ce17" table:formula="of:=SUBSTITUTE([.E146];&quot;.&quot;;&quot;_&quot;)" office:value-type="string" office:string-value="4_1_1_01_003" calcext:value-type="string">
            <text:p>4_1_1_01_003</text:p>
          </table:table-cell>
          <table:table-cell table:style-name="ce19" table:formula="of:=[.D145]+2" office:value-type="float" office:value="289" calcext:value-type="float">
            <text:p>289</text:p>
          </table:table-cell>
          <table:table-cell table:style-name="ce16" table:formula="of:=[$'Contas Limpas'.B145]" office:value-type="string" office:string-value="4.1.1.01.003" calcext:value-type="string">
            <text:p>4.1.1.01.003</text:p>
          </table:table-cell>
          <table:table-cell table:style-name="ce16" table:formula="of:=VLOOKUP([.E146];[$'Plano Completo'.$B$2:$'Plano Completo'.$C$401];2;0)" office:value-type="string" office:string-value="13 Salario" calcext:value-type="string">
            <text:p>13 Salario</text:p>
          </table:table-cell>
          <table:table-cell table:formula="of:=VLOOKUP([.E146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146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146];[$'Account Type'.$A$2:$'Account Type'.$F$19];6;0)" office:value-type="float" office:value="0" calcext:value-type="float">
            <text:p>0</text:p>
          </table:table-cell>
          <table:table-cell table:style-name="ce20" table:formula="of:=VLOOKUP([.E146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46];8)" office:value-type="string" office:string-value="4.1.1.01" calcext:value-type="string">
            <text:p>4.1.1.01</text:p>
          </table:table-cell>
          <table:table-cell table:style-name="ce21" table:formula="of:=VLOOKUP([.K146];[$Grupos.$B$2:$Grupos.$E$89];2;0)" office:value-type="string" office:string-value="phar_gp_4_1_1_01" calcext:value-type="string">
            <text:p>phar_gp_4_1_1_01</text:p>
          </table:table-cell>
          <table:table-cell table:number-columns-repeated="1011"/>
        </table:table-row>
        <table:table-row table:style-name="ro1">
          <table:table-cell table:style-name="ce17" table:formula="of:=CONCATENATE([.B147];[.C147])" office:value-type="string" office:string-value="ttrx_phr4_1_1_01_004" calcext:value-type="string">
            <text:p>ttrx_phr4_1_1_01_004</text:p>
          </table:table-cell>
          <table:table-cell office:value-type="string" calcext:value-type="string">
            <text:p>ttrx_phr</text:p>
          </table:table-cell>
          <table:table-cell table:style-name="ce17" table:formula="of:=SUBSTITUTE([.E147];&quot;.&quot;;&quot;_&quot;)" office:value-type="string" office:string-value="4_1_1_01_004" calcext:value-type="string">
            <text:p>4_1_1_01_004</text:p>
          </table:table-cell>
          <table:table-cell table:style-name="ce19" table:formula="of:=[.D146]+2" office:value-type="float" office:value="291" calcext:value-type="float">
            <text:p>291</text:p>
          </table:table-cell>
          <table:table-cell table:style-name="ce16" table:formula="of:=[$'Contas Limpas'.B146]" office:value-type="string" office:string-value="4.1.1.01.004" calcext:value-type="string">
            <text:p>4.1.1.01.004</text:p>
          </table:table-cell>
          <table:table-cell table:style-name="ce16" table:formula="of:=VLOOKUP([.E147];[$'Plano Completo'.$B$2:$'Plano Completo'.$C$401];2;0)" office:value-type="string" office:string-value="Pro Labore" calcext:value-type="string">
            <text:p>Pro Labore</text:p>
          </table:table-cell>
          <table:table-cell table:formula="of:=VLOOKUP([.E147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147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147];[$'Account Type'.$A$2:$'Account Type'.$F$19];6;0)" office:value-type="float" office:value="0" calcext:value-type="float">
            <text:p>0</text:p>
          </table:table-cell>
          <table:table-cell table:style-name="ce20" table:formula="of:=VLOOKUP([.E147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47];8)" office:value-type="string" office:string-value="4.1.1.01" calcext:value-type="string">
            <text:p>4.1.1.01</text:p>
          </table:table-cell>
          <table:table-cell table:style-name="ce21" table:formula="of:=VLOOKUP([.K147];[$Grupos.$B$2:$Grupos.$E$89];2;0)" office:value-type="string" office:string-value="phar_gp_4_1_1_01" calcext:value-type="string">
            <text:p>phar_gp_4_1_1_01</text:p>
          </table:table-cell>
          <table:table-cell table:number-columns-repeated="1011"/>
        </table:table-row>
        <table:table-row table:style-name="ro1">
          <table:table-cell table:style-name="ce17" table:formula="of:=CONCATENATE([.B148];[.C148])" office:value-type="string" office:string-value="ttrx_phr4_1_1_01_005" calcext:value-type="string">
            <text:p>ttrx_phr4_1_1_01_005</text:p>
          </table:table-cell>
          <table:table-cell office:value-type="string" calcext:value-type="string">
            <text:p>ttrx_phr</text:p>
          </table:table-cell>
          <table:table-cell table:style-name="ce17" table:formula="of:=SUBSTITUTE([.E148];&quot;.&quot;;&quot;_&quot;)" office:value-type="string" office:string-value="4_1_1_01_005" calcext:value-type="string">
            <text:p>4_1_1_01_005</text:p>
          </table:table-cell>
          <table:table-cell table:style-name="ce19" table:formula="of:=[.D147]+2" office:value-type="float" office:value="293" calcext:value-type="float">
            <text:p>293</text:p>
          </table:table-cell>
          <table:table-cell table:style-name="ce16" table:formula="of:=[$'Contas Limpas'.B147]" office:value-type="string" office:string-value="4.1.1.01.005" calcext:value-type="string">
            <text:p>4.1.1.01.005</text:p>
          </table:table-cell>
          <table:table-cell table:style-name="ce16" table:formula="of:=VLOOKUP([.E148];[$'Plano Completo'.$B$2:$'Plano Completo'.$C$401];2;0)" office:value-type="string" office:string-value="Estagio" calcext:value-type="string">
            <text:p>Estagio</text:p>
          </table:table-cell>
          <table:table-cell table:formula="of:=VLOOKUP([.E148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148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148];[$'Account Type'.$A$2:$'Account Type'.$F$19];6;0)" office:value-type="float" office:value="0" calcext:value-type="float">
            <text:p>0</text:p>
          </table:table-cell>
          <table:table-cell table:style-name="ce20" table:formula="of:=VLOOKUP([.E148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48];8)" office:value-type="string" office:string-value="4.1.1.01" calcext:value-type="string">
            <text:p>4.1.1.01</text:p>
          </table:table-cell>
          <table:table-cell table:style-name="ce21" table:formula="of:=VLOOKUP([.K148];[$Grupos.$B$2:$Grupos.$E$89];2;0)" office:value-type="string" office:string-value="phar_gp_4_1_1_01" calcext:value-type="string">
            <text:p>phar_gp_4_1_1_01</text:p>
          </table:table-cell>
          <table:table-cell table:number-columns-repeated="1011"/>
        </table:table-row>
        <table:table-row table:style-name="ro1">
          <table:table-cell table:style-name="ce17" table:formula="of:=CONCATENATE([.B149];[.C149])" office:value-type="string" office:string-value="ttrx_phr4_1_1_01_006" calcext:value-type="string">
            <text:p>ttrx_phr4_1_1_01_006</text:p>
          </table:table-cell>
          <table:table-cell office:value-type="string" calcext:value-type="string">
            <text:p>ttrx_phr</text:p>
          </table:table-cell>
          <table:table-cell table:style-name="ce17" table:formula="of:=SUBSTITUTE([.E149];&quot;.&quot;;&quot;_&quot;)" office:value-type="string" office:string-value="4_1_1_01_006" calcext:value-type="string">
            <text:p>4_1_1_01_006</text:p>
          </table:table-cell>
          <table:table-cell table:style-name="ce19" table:formula="of:=[.D148]+2" office:value-type="float" office:value="295" calcext:value-type="float">
            <text:p>295</text:p>
          </table:table-cell>
          <table:table-cell table:style-name="ce16" table:formula="of:=[$'Contas Limpas'.B148]" office:value-type="string" office:string-value="4.1.1.01.006" calcext:value-type="string">
            <text:p>4.1.1.01.006</text:p>
          </table:table-cell>
          <table:table-cell table:style-name="ce16" table:formula="of:=VLOOKUP([.E149];[$'Plano Completo'.$B$2:$'Plano Completo'.$C$401];2;0)" office:value-type="string" office:string-value="Gratificacoes" calcext:value-type="string">
            <text:p>Gratificacoes</text:p>
          </table:table-cell>
          <table:table-cell table:formula="of:=VLOOKUP([.E149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149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149];[$'Account Type'.$A$2:$'Account Type'.$F$19];6;0)" office:value-type="float" office:value="0" calcext:value-type="float">
            <text:p>0</text:p>
          </table:table-cell>
          <table:table-cell table:style-name="ce20" table:formula="of:=VLOOKUP([.E149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49];8)" office:value-type="string" office:string-value="4.1.1.01" calcext:value-type="string">
            <text:p>4.1.1.01</text:p>
          </table:table-cell>
          <table:table-cell table:style-name="ce21" table:formula="of:=VLOOKUP([.K149];[$Grupos.$B$2:$Grupos.$E$89];2;0)" office:value-type="string" office:string-value="phar_gp_4_1_1_01" calcext:value-type="string">
            <text:p>phar_gp_4_1_1_01</text:p>
          </table:table-cell>
          <table:table-cell table:number-columns-repeated="1011"/>
        </table:table-row>
        <table:table-row table:style-name="ro1">
          <table:table-cell table:style-name="ce17" table:formula="of:=CONCATENATE([.B150];[.C150])" office:value-type="string" office:string-value="ttrx_phr4_1_1_01_007" calcext:value-type="string">
            <text:p>ttrx_phr4_1_1_01_007</text:p>
          </table:table-cell>
          <table:table-cell office:value-type="string" calcext:value-type="string">
            <text:p>ttrx_phr</text:p>
          </table:table-cell>
          <table:table-cell table:style-name="ce17" table:formula="of:=SUBSTITUTE([.E150];&quot;.&quot;;&quot;_&quot;)" office:value-type="string" office:string-value="4_1_1_01_007" calcext:value-type="string">
            <text:p>4_1_1_01_007</text:p>
          </table:table-cell>
          <table:table-cell table:style-name="ce19" table:formula="of:=[.D149]+2" office:value-type="float" office:value="297" calcext:value-type="float">
            <text:p>297</text:p>
          </table:table-cell>
          <table:table-cell table:style-name="ce16" table:formula="of:=[$'Contas Limpas'.B149]" office:value-type="string" office:string-value="4.1.1.01.007" calcext:value-type="string">
            <text:p>4.1.1.01.007</text:p>
          </table:table-cell>
          <table:table-cell table:style-name="ce16" table:formula="of:=VLOOKUP([.E150];[$'Plano Completo'.$B$2:$'Plano Completo'.$C$401];2;0)" office:value-type="string" office:string-value="Plr - Participacao Nos Lucros" calcext:value-type="string">
            <text:p>Plr - Participacao Nos Lucros</text:p>
          </table:table-cell>
          <table:table-cell table:formula="of:=VLOOKUP([.E150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150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150];[$'Account Type'.$A$2:$'Account Type'.$F$19];6;0)" office:value-type="float" office:value="0" calcext:value-type="float">
            <text:p>0</text:p>
          </table:table-cell>
          <table:table-cell table:style-name="ce20" table:formula="of:=VLOOKUP([.E150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50];8)" office:value-type="string" office:string-value="4.1.1.01" calcext:value-type="string">
            <text:p>4.1.1.01</text:p>
          </table:table-cell>
          <table:table-cell table:style-name="ce21" table:formula="of:=VLOOKUP([.K150];[$Grupos.$B$2:$Grupos.$E$89];2;0)" office:value-type="string" office:string-value="phar_gp_4_1_1_01" calcext:value-type="string">
            <text:p>phar_gp_4_1_1_01</text:p>
          </table:table-cell>
          <table:table-cell table:number-columns-repeated="1011"/>
        </table:table-row>
        <table:table-row table:style-name="ro1">
          <table:table-cell table:style-name="ce17" table:formula="of:=CONCATENATE([.B151];[.C151])" office:value-type="string" office:string-value="ttrx_phr4_1_1_01_008" calcext:value-type="string">
            <text:p>ttrx_phr4_1_1_01_008</text:p>
          </table:table-cell>
          <table:table-cell office:value-type="string" calcext:value-type="string">
            <text:p>ttrx_phr</text:p>
          </table:table-cell>
          <table:table-cell table:style-name="ce17" table:formula="of:=SUBSTITUTE([.E151];&quot;.&quot;;&quot;_&quot;)" office:value-type="string" office:string-value="4_1_1_01_008" calcext:value-type="string">
            <text:p>4_1_1_01_008</text:p>
          </table:table-cell>
          <table:table-cell table:style-name="ce19" table:formula="of:=[.D150]+2" office:value-type="float" office:value="299" calcext:value-type="float">
            <text:p>299</text:p>
          </table:table-cell>
          <table:table-cell table:style-name="ce16" table:formula="of:=[$'Contas Limpas'.B150]" office:value-type="string" office:string-value="4.1.1.01.008" calcext:value-type="string">
            <text:p>4.1.1.01.008</text:p>
          </table:table-cell>
          <table:table-cell table:style-name="ce16" table:formula="of:=VLOOKUP([.E151];[$'Plano Completo'.$B$2:$'Plano Completo'.$C$401];2;0)" office:value-type="string" office:string-value="Bolsa - Cursos E Treinamentos" calcext:value-type="string">
            <text:p>Bolsa - Cursos E Treinamentos</text:p>
          </table:table-cell>
          <table:table-cell table:formula="of:=VLOOKUP([.E151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151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151];[$'Account Type'.$A$2:$'Account Type'.$F$19];6;0)" office:value-type="float" office:value="0" calcext:value-type="float">
            <text:p>0</text:p>
          </table:table-cell>
          <table:table-cell table:style-name="ce20" table:formula="of:=VLOOKUP([.E151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51];8)" office:value-type="string" office:string-value="4.1.1.01" calcext:value-type="string">
            <text:p>4.1.1.01</text:p>
          </table:table-cell>
          <table:table-cell table:style-name="ce21" table:formula="of:=VLOOKUP([.K151];[$Grupos.$B$2:$Grupos.$E$89];2;0)" office:value-type="string" office:string-value="phar_gp_4_1_1_01" calcext:value-type="string">
            <text:p>phar_gp_4_1_1_01</text:p>
          </table:table-cell>
          <table:table-cell table:number-columns-repeated="1011"/>
        </table:table-row>
        <table:table-row table:style-name="ro1">
          <table:table-cell table:style-name="ce17" table:formula="of:=CONCATENATE([.B152];[.C152])" office:value-type="string" office:string-value="ttrx_phr4_1_1_01_009" calcext:value-type="string">
            <text:p>ttrx_phr4_1_1_01_009</text:p>
          </table:table-cell>
          <table:table-cell office:value-type="string" calcext:value-type="string">
            <text:p>ttrx_phr</text:p>
          </table:table-cell>
          <table:table-cell table:style-name="ce17" table:formula="of:=SUBSTITUTE([.E152];&quot;.&quot;;&quot;_&quot;)" office:value-type="string" office:string-value="4_1_1_01_009" calcext:value-type="string">
            <text:p>4_1_1_01_009</text:p>
          </table:table-cell>
          <table:table-cell table:style-name="ce19" table:formula="of:=[.D151]+2" office:value-type="float" office:value="301" calcext:value-type="float">
            <text:p>301</text:p>
          </table:table-cell>
          <table:table-cell table:style-name="ce16" table:formula="of:=[$'Contas Limpas'.B151]" office:value-type="string" office:string-value="4.1.1.01.009" calcext:value-type="string">
            <text:p>4.1.1.01.009</text:p>
          </table:table-cell>
          <table:table-cell table:style-name="ce16" table:formula="of:=VLOOKUP([.E152];[$'Plano Completo'.$B$2:$'Plano Completo'.$C$401];2;0)" office:value-type="string" office:string-value="Rescisoes Trabalhistas" calcext:value-type="string">
            <text:p>Rescisoes Trabalhistas</text:p>
          </table:table-cell>
          <table:table-cell table:formula="of:=VLOOKUP([.E152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152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152];[$'Account Type'.$A$2:$'Account Type'.$F$19];6;0)" office:value-type="float" office:value="0" calcext:value-type="float">
            <text:p>0</text:p>
          </table:table-cell>
          <table:table-cell table:style-name="ce20" table:formula="of:=VLOOKUP([.E152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52];8)" office:value-type="string" office:string-value="4.1.1.01" calcext:value-type="string">
            <text:p>4.1.1.01</text:p>
          </table:table-cell>
          <table:table-cell table:style-name="ce21" table:formula="of:=VLOOKUP([.K152];[$Grupos.$B$2:$Grupos.$E$89];2;0)" office:value-type="string" office:string-value="phar_gp_4_1_1_01" calcext:value-type="string">
            <text:p>phar_gp_4_1_1_01</text:p>
          </table:table-cell>
          <table:table-cell table:number-columns-repeated="1011"/>
        </table:table-row>
        <table:table-row table:style-name="ro1">
          <table:table-cell table:style-name="ce17" table:formula="of:=CONCATENATE([.B153];[.C153])" office:value-type="string" office:string-value="ttrx_phr4_1_1_01_010" calcext:value-type="string">
            <text:p>ttrx_phr4_1_1_01_010</text:p>
          </table:table-cell>
          <table:table-cell office:value-type="string" calcext:value-type="string">
            <text:p>ttrx_phr</text:p>
          </table:table-cell>
          <table:table-cell table:style-name="ce17" table:formula="of:=SUBSTITUTE([.E153];&quot;.&quot;;&quot;_&quot;)" office:value-type="string" office:string-value="4_1_1_01_010" calcext:value-type="string">
            <text:p>4_1_1_01_010</text:p>
          </table:table-cell>
          <table:table-cell table:style-name="ce19" table:formula="of:=[.D152]+2" office:value-type="float" office:value="303" calcext:value-type="float">
            <text:p>303</text:p>
          </table:table-cell>
          <table:table-cell table:style-name="ce16" table:formula="of:=[$'Contas Limpas'.B152]" office:value-type="string" office:string-value="4.1.1.01.010" calcext:value-type="string">
            <text:p>4.1.1.01.010</text:p>
          </table:table-cell>
          <table:table-cell table:style-name="ce16" table:formula="of:=VLOOKUP([.E153];[$'Plano Completo'.$B$2:$'Plano Completo'.$C$401];2;0)" office:value-type="string" office:string-value="Ajuda De Custos" calcext:value-type="string">
            <text:p>Ajuda De Custos</text:p>
          </table:table-cell>
          <table:table-cell table:formula="of:=VLOOKUP([.E153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153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153];[$'Account Type'.$A$2:$'Account Type'.$F$19];6;0)" office:value-type="float" office:value="0" calcext:value-type="float">
            <text:p>0</text:p>
          </table:table-cell>
          <table:table-cell table:style-name="ce20" table:formula="of:=VLOOKUP([.E153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53];8)" office:value-type="string" office:string-value="4.1.1.01" calcext:value-type="string">
            <text:p>4.1.1.01</text:p>
          </table:table-cell>
          <table:table-cell table:style-name="ce21" table:formula="of:=VLOOKUP([.K153];[$Grupos.$B$2:$Grupos.$E$89];2;0)" office:value-type="string" office:string-value="phar_gp_4_1_1_01" calcext:value-type="string">
            <text:p>phar_gp_4_1_1_01</text:p>
          </table:table-cell>
          <table:table-cell table:number-columns-repeated="1011"/>
        </table:table-row>
        <table:table-row table:style-name="ro1">
          <table:table-cell table:style-name="ce17" table:formula="of:=CONCATENATE([.B154];[.C154])" office:value-type="string" office:string-value="ttrx_phr4_1_1_01_011" calcext:value-type="string">
            <text:p>ttrx_phr4_1_1_01_011</text:p>
          </table:table-cell>
          <table:table-cell office:value-type="string" calcext:value-type="string">
            <text:p>ttrx_phr</text:p>
          </table:table-cell>
          <table:table-cell table:style-name="ce17" table:formula="of:=SUBSTITUTE([.E154];&quot;.&quot;;&quot;_&quot;)" office:value-type="string" office:string-value="4_1_1_01_011" calcext:value-type="string">
            <text:p>4_1_1_01_011</text:p>
          </table:table-cell>
          <table:table-cell table:style-name="ce19" table:formula="of:=[.D153]+2" office:value-type="float" office:value="305" calcext:value-type="float">
            <text:p>305</text:p>
          </table:table-cell>
          <table:table-cell table:style-name="ce16" table:formula="of:=[$'Contas Limpas'.B153]" office:value-type="string" office:string-value="4.1.1.01.011" calcext:value-type="string">
            <text:p>4.1.1.01.011</text:p>
          </table:table-cell>
          <table:table-cell table:style-name="ce16" table:formula="of:=VLOOKUP([.E154];[$'Plano Completo'.$B$2:$'Plano Completo'.$C$401];2;0)" office:value-type="string" office:string-value="Vale Refeicao" calcext:value-type="string">
            <text:p>Vale Refeicao</text:p>
          </table:table-cell>
          <table:table-cell table:formula="of:=VLOOKUP([.E154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154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154];[$'Account Type'.$A$2:$'Account Type'.$F$19];6;0)" office:value-type="float" office:value="0" calcext:value-type="float">
            <text:p>0</text:p>
          </table:table-cell>
          <table:table-cell table:style-name="ce20" table:formula="of:=VLOOKUP([.E154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54];8)" office:value-type="string" office:string-value="4.1.1.01" calcext:value-type="string">
            <text:p>4.1.1.01</text:p>
          </table:table-cell>
          <table:table-cell table:style-name="ce21" table:formula="of:=VLOOKUP([.K154];[$Grupos.$B$2:$Grupos.$E$89];2;0)" office:value-type="string" office:string-value="phar_gp_4_1_1_01" calcext:value-type="string">
            <text:p>phar_gp_4_1_1_01</text:p>
          </table:table-cell>
          <table:table-cell table:number-columns-repeated="1011"/>
        </table:table-row>
        <table:table-row table:style-name="ro1">
          <table:table-cell table:style-name="ce17" table:formula="of:=CONCATENATE([.B155];[.C155])" office:value-type="string" office:string-value="ttrx_phr4_1_1_01_012" calcext:value-type="string">
            <text:p>ttrx_phr4_1_1_01_012</text:p>
          </table:table-cell>
          <table:table-cell office:value-type="string" calcext:value-type="string">
            <text:p>ttrx_phr</text:p>
          </table:table-cell>
          <table:table-cell table:style-name="ce17" table:formula="of:=SUBSTITUTE([.E155];&quot;.&quot;;&quot;_&quot;)" office:value-type="string" office:string-value="4_1_1_01_012" calcext:value-type="string">
            <text:p>4_1_1_01_012</text:p>
          </table:table-cell>
          <table:table-cell table:style-name="ce19" table:formula="of:=[.D154]+2" office:value-type="float" office:value="307" calcext:value-type="float">
            <text:p>307</text:p>
          </table:table-cell>
          <table:table-cell table:style-name="ce16" table:formula="of:=[$'Contas Limpas'.B154]" office:value-type="string" office:string-value="4.1.1.01.012" calcext:value-type="string">
            <text:p>4.1.1.01.012</text:p>
          </table:table-cell>
          <table:table-cell table:style-name="ce16" table:formula="of:=VLOOKUP([.E155];[$'Plano Completo'.$B$2:$'Plano Completo'.$C$401];2;0)" office:value-type="string" office:string-value="Vale Transporte" calcext:value-type="string">
            <text:p>Vale Transporte</text:p>
          </table:table-cell>
          <table:table-cell table:formula="of:=VLOOKUP([.E155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155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155];[$'Account Type'.$A$2:$'Account Type'.$F$19];6;0)" office:value-type="float" office:value="0" calcext:value-type="float">
            <text:p>0</text:p>
          </table:table-cell>
          <table:table-cell table:style-name="ce20" table:formula="of:=VLOOKUP([.E155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55];8)" office:value-type="string" office:string-value="4.1.1.01" calcext:value-type="string">
            <text:p>4.1.1.01</text:p>
          </table:table-cell>
          <table:table-cell table:style-name="ce21" table:formula="of:=VLOOKUP([.K155];[$Grupos.$B$2:$Grupos.$E$89];2;0)" office:value-type="string" office:string-value="phar_gp_4_1_1_01" calcext:value-type="string">
            <text:p>phar_gp_4_1_1_01</text:p>
          </table:table-cell>
          <table:table-cell table:number-columns-repeated="1011"/>
        </table:table-row>
        <table:table-row table:style-name="ro1">
          <table:table-cell table:style-name="ce17" table:formula="of:=CONCATENATE([.B156];[.C156])" office:value-type="string" office:string-value="ttrx_phr4_1_1_01_013" calcext:value-type="string">
            <text:p>ttrx_phr4_1_1_01_013</text:p>
          </table:table-cell>
          <table:table-cell office:value-type="string" calcext:value-type="string">
            <text:p>ttrx_phr</text:p>
          </table:table-cell>
          <table:table-cell table:style-name="ce17" table:formula="of:=SUBSTITUTE([.E156];&quot;.&quot;;&quot;_&quot;)" office:value-type="string" office:string-value="4_1_1_01_013" calcext:value-type="string">
            <text:p>4_1_1_01_013</text:p>
          </table:table-cell>
          <table:table-cell table:style-name="ce19" table:formula="of:=[.D155]+2" office:value-type="float" office:value="309" calcext:value-type="float">
            <text:p>309</text:p>
          </table:table-cell>
          <table:table-cell table:style-name="ce16" table:formula="of:=[$'Contas Limpas'.B155]" office:value-type="string" office:string-value="4.1.1.01.013" calcext:value-type="string">
            <text:p>4.1.1.01.013</text:p>
          </table:table-cell>
          <table:table-cell table:style-name="ce16" table:formula="of:=VLOOKUP([.E156];[$'Plano Completo'.$B$2:$'Plano Completo'.$C$401];2;0)" office:value-type="string" office:string-value="Uniformes" calcext:value-type="string">
            <text:p>Uniformes</text:p>
          </table:table-cell>
          <table:table-cell table:formula="of:=VLOOKUP([.E156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156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156];[$'Account Type'.$A$2:$'Account Type'.$F$19];6;0)" office:value-type="float" office:value="0" calcext:value-type="float">
            <text:p>0</text:p>
          </table:table-cell>
          <table:table-cell table:style-name="ce20" table:formula="of:=VLOOKUP([.E156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56];8)" office:value-type="string" office:string-value="4.1.1.01" calcext:value-type="string">
            <text:p>4.1.1.01</text:p>
          </table:table-cell>
          <table:table-cell table:style-name="ce21" table:formula="of:=VLOOKUP([.K156];[$Grupos.$B$2:$Grupos.$E$89];2;0)" office:value-type="string" office:string-value="phar_gp_4_1_1_01" calcext:value-type="string">
            <text:p>phar_gp_4_1_1_01</text:p>
          </table:table-cell>
          <table:table-cell table:number-columns-repeated="1011"/>
        </table:table-row>
        <table:table-row table:style-name="ro1">
          <table:table-cell table:style-name="ce17" table:formula="of:=CONCATENATE([.B157];[.C157])" office:value-type="string" office:string-value="ttrx_phr4_1_1_01_014" calcext:value-type="string">
            <text:p>ttrx_phr4_1_1_01_014</text:p>
          </table:table-cell>
          <table:table-cell office:value-type="string" calcext:value-type="string">
            <text:p>ttrx_phr</text:p>
          </table:table-cell>
          <table:table-cell table:style-name="ce17" table:formula="of:=SUBSTITUTE([.E157];&quot;.&quot;;&quot;_&quot;)" office:value-type="string" office:string-value="4_1_1_01_014" calcext:value-type="string">
            <text:p>4_1_1_01_014</text:p>
          </table:table-cell>
          <table:table-cell table:style-name="ce19" table:formula="of:=[.D156]+2" office:value-type="float" office:value="311" calcext:value-type="float">
            <text:p>311</text:p>
          </table:table-cell>
          <table:table-cell table:style-name="ce16" table:formula="of:=[$'Contas Limpas'.B156]" office:value-type="string" office:string-value="4.1.1.01.014" calcext:value-type="string">
            <text:p>4.1.1.01.014</text:p>
          </table:table-cell>
          <table:table-cell table:style-name="ce16" table:formula="of:=VLOOKUP([.E157];[$'Plano Completo'.$B$2:$'Plano Completo'.$C$401];2;0)" office:value-type="string" office:string-value="Assistencia Medica" calcext:value-type="string">
            <text:p>Assistencia Medica</text:p>
          </table:table-cell>
          <table:table-cell table:formula="of:=VLOOKUP([.E157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157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157];[$'Account Type'.$A$2:$'Account Type'.$F$19];6;0)" office:value-type="float" office:value="0" calcext:value-type="float">
            <text:p>0</text:p>
          </table:table-cell>
          <table:table-cell table:style-name="ce20" table:formula="of:=VLOOKUP([.E157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57];8)" office:value-type="string" office:string-value="4.1.1.01" calcext:value-type="string">
            <text:p>4.1.1.01</text:p>
          </table:table-cell>
          <table:table-cell table:style-name="ce21" table:formula="of:=VLOOKUP([.K157];[$Grupos.$B$2:$Grupos.$E$89];2;0)" office:value-type="string" office:string-value="phar_gp_4_1_1_01" calcext:value-type="string">
            <text:p>phar_gp_4_1_1_01</text:p>
          </table:table-cell>
          <table:table-cell table:number-columns-repeated="1011"/>
        </table:table-row>
        <table:table-row table:style-name="ro1">
          <table:table-cell table:style-name="ce17" table:formula="of:=CONCATENATE([.B158];[.C158])" office:value-type="string" office:string-value="ttrx_phr4_1_1_01_015" calcext:value-type="string">
            <text:p>ttrx_phr4_1_1_01_015</text:p>
          </table:table-cell>
          <table:table-cell office:value-type="string" calcext:value-type="string">
            <text:p>ttrx_phr</text:p>
          </table:table-cell>
          <table:table-cell table:style-name="ce17" table:formula="of:=SUBSTITUTE([.E158];&quot;.&quot;;&quot;_&quot;)" office:value-type="string" office:string-value="4_1_1_01_015" calcext:value-type="string">
            <text:p>4_1_1_01_015</text:p>
          </table:table-cell>
          <table:table-cell table:style-name="ce19" table:formula="of:=[.D157]+2" office:value-type="float" office:value="313" calcext:value-type="float">
            <text:p>313</text:p>
          </table:table-cell>
          <table:table-cell table:style-name="ce16" table:formula="of:=[$'Contas Limpas'.B157]" office:value-type="string" office:string-value="4.1.1.01.015" calcext:value-type="string">
            <text:p>4.1.1.01.015</text:p>
          </table:table-cell>
          <table:table-cell table:style-name="ce16" table:formula="of:=VLOOKUP([.E158];[$'Plano Completo'.$B$2:$'Plano Completo'.$C$401];2;0)" office:value-type="string" office:string-value="Assistencia Odontologica" calcext:value-type="string">
            <text:p>Assistencia Odontologica</text:p>
          </table:table-cell>
          <table:table-cell table:formula="of:=VLOOKUP([.E158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158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158];[$'Account Type'.$A$2:$'Account Type'.$F$19];6;0)" office:value-type="float" office:value="0" calcext:value-type="float">
            <text:p>0</text:p>
          </table:table-cell>
          <table:table-cell table:style-name="ce20" table:formula="of:=VLOOKUP([.E158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58];8)" office:value-type="string" office:string-value="4.1.1.01" calcext:value-type="string">
            <text:p>4.1.1.01</text:p>
          </table:table-cell>
          <table:table-cell table:style-name="ce21" table:formula="of:=VLOOKUP([.K158];[$Grupos.$B$2:$Grupos.$E$89];2;0)" office:value-type="string" office:string-value="phar_gp_4_1_1_01" calcext:value-type="string">
            <text:p>phar_gp_4_1_1_01</text:p>
          </table:table-cell>
          <table:table-cell table:number-columns-repeated="1011"/>
        </table:table-row>
        <table:table-row table:style-name="ro1">
          <table:table-cell table:style-name="ce17" table:formula="of:=CONCATENATE([.B159];[.C159])" office:value-type="string" office:string-value="ttrx_phr4_1_1_01_016" calcext:value-type="string">
            <text:p>ttrx_phr4_1_1_01_016</text:p>
          </table:table-cell>
          <table:table-cell office:value-type="string" calcext:value-type="string">
            <text:p>ttrx_phr</text:p>
          </table:table-cell>
          <table:table-cell table:style-name="ce17" table:formula="of:=SUBSTITUTE([.E159];&quot;.&quot;;&quot;_&quot;)" office:value-type="string" office:string-value="4_1_1_01_016" calcext:value-type="string">
            <text:p>4_1_1_01_016</text:p>
          </table:table-cell>
          <table:table-cell table:style-name="ce19" table:formula="of:=[.D158]+2" office:value-type="float" office:value="315" calcext:value-type="float">
            <text:p>315</text:p>
          </table:table-cell>
          <table:table-cell table:style-name="ce16" table:formula="of:=[$'Contas Limpas'.B158]" office:value-type="string" office:string-value="4.1.1.01.016" calcext:value-type="string">
            <text:p>4.1.1.01.016</text:p>
          </table:table-cell>
          <table:table-cell table:style-name="ce16" table:formula="of:=VLOOKUP([.E159];[$'Plano Completo'.$B$2:$'Plano Completo'.$C$401];2;0)" office:value-type="string" office:string-value="Despesas C/ Pcmso" calcext:value-type="string">
            <text:p>Despesas C/ Pcmso</text:p>
          </table:table-cell>
          <table:table-cell table:formula="of:=VLOOKUP([.E159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159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159];[$'Account Type'.$A$2:$'Account Type'.$F$19];6;0)" office:value-type="float" office:value="0" calcext:value-type="float">
            <text:p>0</text:p>
          </table:table-cell>
          <table:table-cell table:style-name="ce20" table:formula="of:=VLOOKUP([.E159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59];8)" office:value-type="string" office:string-value="4.1.1.01" calcext:value-type="string">
            <text:p>4.1.1.01</text:p>
          </table:table-cell>
          <table:table-cell table:style-name="ce21" table:formula="of:=VLOOKUP([.K159];[$Grupos.$B$2:$Grupos.$E$89];2;0)" office:value-type="string" office:string-value="phar_gp_4_1_1_01" calcext:value-type="string">
            <text:p>phar_gp_4_1_1_01</text:p>
          </table:table-cell>
          <table:table-cell table:number-columns-repeated="1011"/>
        </table:table-row>
        <table:table-row table:style-name="ro1">
          <table:table-cell table:style-name="ce17" table:formula="of:=CONCATENATE([.B160];[.C160])" office:value-type="string" office:string-value="ttrx_phr4_1_1_01_017" calcext:value-type="string">
            <text:p>ttrx_phr4_1_1_01_017</text:p>
          </table:table-cell>
          <table:table-cell office:value-type="string" calcext:value-type="string">
            <text:p>ttrx_phr</text:p>
          </table:table-cell>
          <table:table-cell table:style-name="ce17" table:formula="of:=SUBSTITUTE([.E160];&quot;.&quot;;&quot;_&quot;)" office:value-type="string" office:string-value="4_1_1_01_017" calcext:value-type="string">
            <text:p>4_1_1_01_017</text:p>
          </table:table-cell>
          <table:table-cell table:style-name="ce19" table:formula="of:=[.D159]+2" office:value-type="float" office:value="317" calcext:value-type="float">
            <text:p>317</text:p>
          </table:table-cell>
          <table:table-cell table:style-name="ce16" table:formula="of:=[$'Contas Limpas'.B159]" office:value-type="string" office:string-value="4.1.1.01.017" calcext:value-type="string">
            <text:p>4.1.1.01.017</text:p>
          </table:table-cell>
          <table:table-cell table:style-name="ce16" table:formula="of:=VLOOKUP([.E160];[$'Plano Completo'.$B$2:$'Plano Completo'.$C$401];2;0)" office:value-type="string" office:string-value="Inss" calcext:value-type="string">
            <text:p>Inss</text:p>
          </table:table-cell>
          <table:table-cell table:formula="of:=VLOOKUP([.E160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160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160];[$'Account Type'.$A$2:$'Account Type'.$F$19];6;0)" office:value-type="float" office:value="0" calcext:value-type="float">
            <text:p>0</text:p>
          </table:table-cell>
          <table:table-cell table:style-name="ce20" table:formula="of:=VLOOKUP([.E160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60];8)" office:value-type="string" office:string-value="4.1.1.01" calcext:value-type="string">
            <text:p>4.1.1.01</text:p>
          </table:table-cell>
          <table:table-cell table:style-name="ce21" table:formula="of:=VLOOKUP([.K160];[$Grupos.$B$2:$Grupos.$E$89];2;0)" office:value-type="string" office:string-value="phar_gp_4_1_1_01" calcext:value-type="string">
            <text:p>phar_gp_4_1_1_01</text:p>
          </table:table-cell>
          <table:table-cell table:number-columns-repeated="1011"/>
        </table:table-row>
        <table:table-row table:style-name="ro1">
          <table:table-cell table:style-name="ce17" table:formula="of:=CONCATENATE([.B161];[.C161])" office:value-type="string" office:string-value="ttrx_phr4_1_1_01_018" calcext:value-type="string">
            <text:p>ttrx_phr4_1_1_01_018</text:p>
          </table:table-cell>
          <table:table-cell office:value-type="string" calcext:value-type="string">
            <text:p>ttrx_phr</text:p>
          </table:table-cell>
          <table:table-cell table:style-name="ce17" table:formula="of:=SUBSTITUTE([.E161];&quot;.&quot;;&quot;_&quot;)" office:value-type="string" office:string-value="4_1_1_01_018" calcext:value-type="string">
            <text:p>4_1_1_01_018</text:p>
          </table:table-cell>
          <table:table-cell table:style-name="ce19" table:formula="of:=[.D160]+2" office:value-type="float" office:value="319" calcext:value-type="float">
            <text:p>319</text:p>
          </table:table-cell>
          <table:table-cell table:style-name="ce16" table:formula="of:=[$'Contas Limpas'.B160]" office:value-type="string" office:string-value="4.1.1.01.018" calcext:value-type="string">
            <text:p>4.1.1.01.018</text:p>
          </table:table-cell>
          <table:table-cell table:style-name="ce16" table:formula="of:=VLOOKUP([.E161];[$'Plano Completo'.$B$2:$'Plano Completo'.$C$401];2;0)" office:value-type="string" office:string-value="Fgts S/ Salarios" calcext:value-type="string">
            <text:p>Fgts S/ Salarios</text:p>
          </table:table-cell>
          <table:table-cell table:formula="of:=VLOOKUP([.E161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161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161];[$'Account Type'.$A$2:$'Account Type'.$F$19];6;0)" office:value-type="float" office:value="0" calcext:value-type="float">
            <text:p>0</text:p>
          </table:table-cell>
          <table:table-cell table:style-name="ce20" table:formula="of:=VLOOKUP([.E161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61];8)" office:value-type="string" office:string-value="4.1.1.01" calcext:value-type="string">
            <text:p>4.1.1.01</text:p>
          </table:table-cell>
          <table:table-cell table:style-name="ce21" table:formula="of:=VLOOKUP([.K161];[$Grupos.$B$2:$Grupos.$E$89];2;0)" office:value-type="string" office:string-value="phar_gp_4_1_1_01" calcext:value-type="string">
            <text:p>phar_gp_4_1_1_01</text:p>
          </table:table-cell>
          <table:table-cell table:number-columns-repeated="1011"/>
        </table:table-row>
        <table:table-row table:style-name="ro1">
          <table:table-cell table:style-name="ce17" table:formula="of:=CONCATENATE([.B162];[.C162])" office:value-type="string" office:string-value="ttrx_phr4_1_1_01_019" calcext:value-type="string">
            <text:p>ttrx_phr4_1_1_01_019</text:p>
          </table:table-cell>
          <table:table-cell office:value-type="string" calcext:value-type="string">
            <text:p>ttrx_phr</text:p>
          </table:table-cell>
          <table:table-cell table:style-name="ce17" table:formula="of:=SUBSTITUTE([.E162];&quot;.&quot;;&quot;_&quot;)" office:value-type="string" office:string-value="4_1_1_01_019" calcext:value-type="string">
            <text:p>4_1_1_01_019</text:p>
          </table:table-cell>
          <table:table-cell table:style-name="ce19" table:formula="of:=[.D161]+2" office:value-type="float" office:value="321" calcext:value-type="float">
            <text:p>321</text:p>
          </table:table-cell>
          <table:table-cell table:style-name="ce16" table:formula="of:=[$'Contas Limpas'.B161]" office:value-type="string" office:string-value="4.1.1.01.019" calcext:value-type="string">
            <text:p>4.1.1.01.019</text:p>
          </table:table-cell>
          <table:table-cell table:style-name="ce16" table:formula="of:=VLOOKUP([.E162];[$'Plano Completo'.$B$2:$'Plano Completo'.$C$401];2;0)" office:value-type="string" office:string-value="Horas Extras" calcext:value-type="string">
            <text:p>Horas Extras</text:p>
          </table:table-cell>
          <table:table-cell table:formula="of:=VLOOKUP([.E162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162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162];[$'Account Type'.$A$2:$'Account Type'.$F$19];6;0)" office:value-type="float" office:value="0" calcext:value-type="float">
            <text:p>0</text:p>
          </table:table-cell>
          <table:table-cell table:style-name="ce20" table:formula="of:=VLOOKUP([.E162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62];8)" office:value-type="string" office:string-value="4.1.1.01" calcext:value-type="string">
            <text:p>4.1.1.01</text:p>
          </table:table-cell>
          <table:table-cell table:style-name="ce21" table:formula="of:=VLOOKUP([.K162];[$Grupos.$B$2:$Grupos.$E$89];2;0)" office:value-type="string" office:string-value="phar_gp_4_1_1_01" calcext:value-type="string">
            <text:p>phar_gp_4_1_1_01</text:p>
          </table:table-cell>
          <table:table-cell table:number-columns-repeated="1011"/>
        </table:table-row>
        <table:table-row table:style-name="ro1">
          <table:table-cell table:style-name="ce17" table:formula="of:=CONCATENATE([.B163];[.C163])" office:value-type="string" office:string-value="ttrx_phr4_1_1_02_001" calcext:value-type="string">
            <text:p>ttrx_phr4_1_1_02_001</text:p>
          </table:table-cell>
          <table:table-cell office:value-type="string" calcext:value-type="string">
            <text:p>ttrx_phr</text:p>
          </table:table-cell>
          <table:table-cell table:style-name="ce17" table:formula="of:=SUBSTITUTE([.E163];&quot;.&quot;;&quot;_&quot;)" office:value-type="string" office:string-value="4_1_1_02_001" calcext:value-type="string">
            <text:p>4_1_1_02_001</text:p>
          </table:table-cell>
          <table:table-cell table:style-name="ce19" table:formula="of:=[.D162]+2" office:value-type="float" office:value="323" calcext:value-type="float">
            <text:p>323</text:p>
          </table:table-cell>
          <table:table-cell table:style-name="ce16" table:formula="of:=[$'Contas Limpas'.B162]" office:value-type="string" office:string-value="4.1.1.02.001" calcext:value-type="string">
            <text:p>4.1.1.02.001</text:p>
          </table:table-cell>
          <table:table-cell table:style-name="ce16" table:formula="of:=VLOOKUP([.E163];[$'Plano Completo'.$B$2:$'Plano Completo'.$C$401];2;0)" office:value-type="string" office:string-value="Despesas C/ Cartorios" calcext:value-type="string">
            <text:p>Despesas C/ Cartorios</text:p>
          </table:table-cell>
          <table:table-cell table:formula="of:=VLOOKUP([.E163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163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163];[$'Account Type'.$A$2:$'Account Type'.$F$19];6;0)" office:value-type="float" office:value="0" calcext:value-type="float">
            <text:p>0</text:p>
          </table:table-cell>
          <table:table-cell table:style-name="ce20" table:formula="of:=VLOOKUP([.E163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63];8)" office:value-type="string" office:string-value="4.1.1.02" calcext:value-type="string">
            <text:p>4.1.1.02</text:p>
          </table:table-cell>
          <table:table-cell table:style-name="ce21" table:formula="of:=VLOOKUP([.K163];[$Grupos.$B$2:$Grupos.$E$89];2;0)" office:value-type="string" office:string-value="phar_gp_4_1_1_02" calcext:value-type="string">
            <text:p>phar_gp_4_1_1_02</text:p>
          </table:table-cell>
          <table:table-cell table:number-columns-repeated="1011"/>
        </table:table-row>
        <table:table-row table:style-name="ro1">
          <table:table-cell table:style-name="ce17" table:formula="of:=CONCATENATE([.B164];[.C164])" office:value-type="string" office:string-value="ttrx_phr4_1_1_02_002" calcext:value-type="string">
            <text:p>ttrx_phr4_1_1_02_002</text:p>
          </table:table-cell>
          <table:table-cell office:value-type="string" calcext:value-type="string">
            <text:p>ttrx_phr</text:p>
          </table:table-cell>
          <table:table-cell table:style-name="ce17" table:formula="of:=SUBSTITUTE([.E164];&quot;.&quot;;&quot;_&quot;)" office:value-type="string" office:string-value="4_1_1_02_002" calcext:value-type="string">
            <text:p>4_1_1_02_002</text:p>
          </table:table-cell>
          <table:table-cell table:style-name="ce19" table:formula="of:=[.D163]+2" office:value-type="float" office:value="325" calcext:value-type="float">
            <text:p>325</text:p>
          </table:table-cell>
          <table:table-cell table:style-name="ce16" table:formula="of:=[$'Contas Limpas'.B163]" office:value-type="string" office:string-value="4.1.1.02.002" calcext:value-type="string">
            <text:p>4.1.1.02.002</text:p>
          </table:table-cell>
          <table:table-cell table:style-name="ce16" table:formula="of:=VLOOKUP([.E164];[$'Plano Completo'.$B$2:$'Plano Completo'.$C$401];2;0)" office:value-type="string" office:string-value="Estacionamento" calcext:value-type="string">
            <text:p>Estacionamento</text:p>
          </table:table-cell>
          <table:table-cell table:formula="of:=VLOOKUP([.E164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164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164];[$'Account Type'.$A$2:$'Account Type'.$F$19];6;0)" office:value-type="float" office:value="0" calcext:value-type="float">
            <text:p>0</text:p>
          </table:table-cell>
          <table:table-cell table:style-name="ce20" table:formula="of:=VLOOKUP([.E164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64];8)" office:value-type="string" office:string-value="4.1.1.02" calcext:value-type="string">
            <text:p>4.1.1.02</text:p>
          </table:table-cell>
          <table:table-cell table:style-name="ce21" table:formula="of:=VLOOKUP([.K164];[$Grupos.$B$2:$Grupos.$E$89];2;0)" office:value-type="string" office:string-value="phar_gp_4_1_1_02" calcext:value-type="string">
            <text:p>phar_gp_4_1_1_02</text:p>
          </table:table-cell>
          <table:table-cell table:number-columns-repeated="1011"/>
        </table:table-row>
        <table:table-row table:style-name="ro1">
          <table:table-cell table:style-name="ce17" table:formula="of:=CONCATENATE([.B165];[.C165])" office:value-type="string" office:string-value="ttrx_phr4_1_1_02_003" calcext:value-type="string">
            <text:p>ttrx_phr4_1_1_02_003</text:p>
          </table:table-cell>
          <table:table-cell office:value-type="string" calcext:value-type="string">
            <text:p>ttrx_phr</text:p>
          </table:table-cell>
          <table:table-cell table:style-name="ce17" table:formula="of:=SUBSTITUTE([.E165];&quot;.&quot;;&quot;_&quot;)" office:value-type="string" office:string-value="4_1_1_02_003" calcext:value-type="string">
            <text:p>4_1_1_02_003</text:p>
          </table:table-cell>
          <table:table-cell table:style-name="ce19" table:formula="of:=[.D164]+2" office:value-type="float" office:value="327" calcext:value-type="float">
            <text:p>327</text:p>
          </table:table-cell>
          <table:table-cell table:style-name="ce16" table:formula="of:=[$'Contas Limpas'.B164]" office:value-type="string" office:string-value="4.1.1.02.003" calcext:value-type="string">
            <text:p>4.1.1.02.003</text:p>
          </table:table-cell>
          <table:table-cell table:style-name="ce16" table:formula="of:=VLOOKUP([.E165];[$'Plano Completo'.$B$2:$'Plano Completo'.$C$401];2;0)" office:value-type="string" office:string-value="Combustível" calcext:value-type="string">
            <text:p>Combustível</text:p>
          </table:table-cell>
          <table:table-cell table:formula="of:=VLOOKUP([.E165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165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165];[$'Account Type'.$A$2:$'Account Type'.$F$19];6;0)" office:value-type="float" office:value="0" calcext:value-type="float">
            <text:p>0</text:p>
          </table:table-cell>
          <table:table-cell table:style-name="ce20" table:formula="of:=VLOOKUP([.E165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65];8)" office:value-type="string" office:string-value="4.1.1.02" calcext:value-type="string">
            <text:p>4.1.1.02</text:p>
          </table:table-cell>
          <table:table-cell table:style-name="ce21" table:formula="of:=VLOOKUP([.K165];[$Grupos.$B$2:$Grupos.$E$89];2;0)" office:value-type="string" office:string-value="phar_gp_4_1_1_02" calcext:value-type="string">
            <text:p>phar_gp_4_1_1_02</text:p>
          </table:table-cell>
          <table:table-cell table:number-columns-repeated="1011"/>
        </table:table-row>
        <table:table-row table:style-name="ro1">
          <table:table-cell table:style-name="ce17" table:formula="of:=CONCATENATE([.B166];[.C166])" office:value-type="string" office:string-value="ttrx_phr4_1_1_02_004" calcext:value-type="string">
            <text:p>ttrx_phr4_1_1_02_004</text:p>
          </table:table-cell>
          <table:table-cell office:value-type="string" calcext:value-type="string">
            <text:p>ttrx_phr</text:p>
          </table:table-cell>
          <table:table-cell table:style-name="ce17" table:formula="of:=SUBSTITUTE([.E166];&quot;.&quot;;&quot;_&quot;)" office:value-type="string" office:string-value="4_1_1_02_004" calcext:value-type="string">
            <text:p>4_1_1_02_004</text:p>
          </table:table-cell>
          <table:table-cell table:style-name="ce19" table:formula="of:=[.D165]+2" office:value-type="float" office:value="329" calcext:value-type="float">
            <text:p>329</text:p>
          </table:table-cell>
          <table:table-cell table:style-name="ce16" table:formula="of:=[$'Contas Limpas'.B165]" office:value-type="string" office:string-value="4.1.1.02.004" calcext:value-type="string">
            <text:p>4.1.1.02.004</text:p>
          </table:table-cell>
          <table:table-cell table:style-name="ce16" table:formula="of:=VLOOKUP([.E166];[$'Plano Completo'.$B$2:$'Plano Completo'.$C$401];2;0)" office:value-type="string" office:string-value="Coffe Break / Cafe / Almoço" calcext:value-type="string">
            <text:p>Coffe Break / Cafe / Almoço</text:p>
          </table:table-cell>
          <table:table-cell table:formula="of:=VLOOKUP([.E166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166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166];[$'Account Type'.$A$2:$'Account Type'.$F$19];6;0)" office:value-type="float" office:value="0" calcext:value-type="float">
            <text:p>0</text:p>
          </table:table-cell>
          <table:table-cell table:style-name="ce20" table:formula="of:=VLOOKUP([.E166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66];8)" office:value-type="string" office:string-value="4.1.1.02" calcext:value-type="string">
            <text:p>4.1.1.02</text:p>
          </table:table-cell>
          <table:table-cell table:style-name="ce21" table:formula="of:=VLOOKUP([.K166];[$Grupos.$B$2:$Grupos.$E$89];2;0)" office:value-type="string" office:string-value="phar_gp_4_1_1_02" calcext:value-type="string">
            <text:p>phar_gp_4_1_1_02</text:p>
          </table:table-cell>
          <table:table-cell table:number-columns-repeated="1011"/>
        </table:table-row>
        <table:table-row table:style-name="ro1">
          <table:table-cell table:style-name="ce17" table:formula="of:=CONCATENATE([.B167];[.C167])" office:value-type="string" office:string-value="ttrx_phr4_1_1_02_005" calcext:value-type="string">
            <text:p>ttrx_phr4_1_1_02_005</text:p>
          </table:table-cell>
          <table:table-cell office:value-type="string" calcext:value-type="string">
            <text:p>ttrx_phr</text:p>
          </table:table-cell>
          <table:table-cell table:style-name="ce17" table:formula="of:=SUBSTITUTE([.E167];&quot;.&quot;;&quot;_&quot;)" office:value-type="string" office:string-value="4_1_1_02_005" calcext:value-type="string">
            <text:p>4_1_1_02_005</text:p>
          </table:table-cell>
          <table:table-cell table:style-name="ce19" table:formula="of:=[.D166]+2" office:value-type="float" office:value="331" calcext:value-type="float">
            <text:p>331</text:p>
          </table:table-cell>
          <table:table-cell table:style-name="ce16" table:formula="of:=[$'Contas Limpas'.B166]" office:value-type="string" office:string-value="4.1.1.02.005" calcext:value-type="string">
            <text:p>4.1.1.02.005</text:p>
          </table:table-cell>
          <table:table-cell table:style-name="ce16" table:formula="of:=VLOOKUP([.E167];[$'Plano Completo'.$B$2:$'Plano Completo'.$C$401];2;0)" office:value-type="string" office:string-value="Táxi / Ulber / 99" calcext:value-type="string">
            <text:p>Táxi / Ulber / 99</text:p>
          </table:table-cell>
          <table:table-cell table:formula="of:=VLOOKUP([.E167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167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167];[$'Account Type'.$A$2:$'Account Type'.$F$19];6;0)" office:value-type="float" office:value="0" calcext:value-type="float">
            <text:p>0</text:p>
          </table:table-cell>
          <table:table-cell table:style-name="ce20" table:formula="of:=VLOOKUP([.E167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67];8)" office:value-type="string" office:string-value="4.1.1.02" calcext:value-type="string">
            <text:p>4.1.1.02</text:p>
          </table:table-cell>
          <table:table-cell table:style-name="ce21" table:formula="of:=VLOOKUP([.K167];[$Grupos.$B$2:$Grupos.$E$89];2;0)" office:value-type="string" office:string-value="phar_gp_4_1_1_02" calcext:value-type="string">
            <text:p>phar_gp_4_1_1_02</text:p>
          </table:table-cell>
          <table:table-cell table:number-columns-repeated="1011"/>
        </table:table-row>
        <table:table-row table:style-name="ro1">
          <table:table-cell table:style-name="ce17" table:formula="of:=CONCATENATE([.B168];[.C168])" office:value-type="string" office:string-value="ttrx_phr4_1_1_03_001" calcext:value-type="string">
            <text:p>ttrx_phr4_1_1_03_001</text:p>
          </table:table-cell>
          <table:table-cell office:value-type="string" calcext:value-type="string">
            <text:p>ttrx_phr</text:p>
          </table:table-cell>
          <table:table-cell table:style-name="ce17" table:formula="of:=SUBSTITUTE([.E168];&quot;.&quot;;&quot;_&quot;)" office:value-type="string" office:string-value="4_1_1_03_001" calcext:value-type="string">
            <text:p>4_1_1_03_001</text:p>
          </table:table-cell>
          <table:table-cell table:style-name="ce19" table:formula="of:=[.D167]+2" office:value-type="float" office:value="333" calcext:value-type="float">
            <text:p>333</text:p>
          </table:table-cell>
          <table:table-cell table:style-name="ce16" table:formula="of:=[$'Contas Limpas'.B167]" office:value-type="string" office:string-value="4.1.1.03.001" calcext:value-type="string">
            <text:p>4.1.1.03.001</text:p>
          </table:table-cell>
          <table:table-cell table:style-name="ce16" table:formula="of:=VLOOKUP([.E168];[$'Plano Completo'.$B$2:$'Plano Completo'.$C$401];2;0)" office:value-type="string" office:string-value="Telefonia Fixa" calcext:value-type="string">
            <text:p>Telefonia Fixa</text:p>
          </table:table-cell>
          <table:table-cell table:formula="of:=VLOOKUP([.E168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168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168];[$'Account Type'.$A$2:$'Account Type'.$F$19];6;0)" office:value-type="float" office:value="0" calcext:value-type="float">
            <text:p>0</text:p>
          </table:table-cell>
          <table:table-cell table:style-name="ce20" table:formula="of:=VLOOKUP([.E168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68];8)" office:value-type="string" office:string-value="4.1.1.03" calcext:value-type="string">
            <text:p>4.1.1.03</text:p>
          </table:table-cell>
          <table:table-cell table:style-name="ce21" table:formula="of:=VLOOKUP([.K168];[$Grupos.$B$2:$Grupos.$E$89];2;0)" office:value-type="string" office:string-value="phar_gp_4_1_1_03" calcext:value-type="string">
            <text:p>phar_gp_4_1_1_03</text:p>
          </table:table-cell>
          <table:table-cell table:number-columns-repeated="1011"/>
        </table:table-row>
        <table:table-row table:style-name="ro1">
          <table:table-cell table:style-name="ce17" table:formula="of:=CONCATENATE([.B169];[.C169])" office:value-type="string" office:string-value="ttrx_phr4_1_1_03_002" calcext:value-type="string">
            <text:p>ttrx_phr4_1_1_03_002</text:p>
          </table:table-cell>
          <table:table-cell office:value-type="string" calcext:value-type="string">
            <text:p>ttrx_phr</text:p>
          </table:table-cell>
          <table:table-cell table:style-name="ce17" table:formula="of:=SUBSTITUTE([.E169];&quot;.&quot;;&quot;_&quot;)" office:value-type="string" office:string-value="4_1_1_03_002" calcext:value-type="string">
            <text:p>4_1_1_03_002</text:p>
          </table:table-cell>
          <table:table-cell table:style-name="ce19" table:formula="of:=[.D168]+2" office:value-type="float" office:value="335" calcext:value-type="float">
            <text:p>335</text:p>
          </table:table-cell>
          <table:table-cell table:style-name="ce16" table:formula="of:=[$'Contas Limpas'.B168]" office:value-type="string" office:string-value="4.1.1.03.002" calcext:value-type="string">
            <text:p>4.1.1.03.002</text:p>
          </table:table-cell>
          <table:table-cell table:style-name="ce16" table:formula="of:=VLOOKUP([.E169];[$'Plano Completo'.$B$2:$'Plano Completo'.$C$401];2;0)" office:value-type="string" office:string-value="Telefonia Movel" calcext:value-type="string">
            <text:p>Telefonia Movel</text:p>
          </table:table-cell>
          <table:table-cell table:formula="of:=VLOOKUP([.E169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169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169];[$'Account Type'.$A$2:$'Account Type'.$F$19];6;0)" office:value-type="float" office:value="0" calcext:value-type="float">
            <text:p>0</text:p>
          </table:table-cell>
          <table:table-cell table:style-name="ce20" table:formula="of:=VLOOKUP([.E169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69];8)" office:value-type="string" office:string-value="4.1.1.03" calcext:value-type="string">
            <text:p>4.1.1.03</text:p>
          </table:table-cell>
          <table:table-cell table:style-name="ce21" table:formula="of:=VLOOKUP([.K169];[$Grupos.$B$2:$Grupos.$E$89];2;0)" office:value-type="string" office:string-value="phar_gp_4_1_1_03" calcext:value-type="string">
            <text:p>phar_gp_4_1_1_03</text:p>
          </table:table-cell>
          <table:table-cell table:number-columns-repeated="1011"/>
        </table:table-row>
        <table:table-row table:style-name="ro1">
          <table:table-cell table:style-name="ce17" table:formula="of:=CONCATENATE([.B170];[.C170])" office:value-type="string" office:string-value="ttrx_phr4_1_1_03_003" calcext:value-type="string">
            <text:p>ttrx_phr4_1_1_03_003</text:p>
          </table:table-cell>
          <table:table-cell office:value-type="string" calcext:value-type="string">
            <text:p>ttrx_phr</text:p>
          </table:table-cell>
          <table:table-cell table:style-name="ce17" table:formula="of:=SUBSTITUTE([.E170];&quot;.&quot;;&quot;_&quot;)" office:value-type="string" office:string-value="4_1_1_03_003" calcext:value-type="string">
            <text:p>4_1_1_03_003</text:p>
          </table:table-cell>
          <table:table-cell table:style-name="ce19" table:formula="of:=[.D169]+2" office:value-type="float" office:value="337" calcext:value-type="float">
            <text:p>337</text:p>
          </table:table-cell>
          <table:table-cell table:style-name="ce16" table:formula="of:=[$'Contas Limpas'.B169]" office:value-type="string" office:string-value="4.1.1.03.003" calcext:value-type="string">
            <text:p>4.1.1.03.003</text:p>
          </table:table-cell>
          <table:table-cell table:style-name="ce16" table:formula="of:=VLOOKUP([.E170];[$'Plano Completo'.$B$2:$'Plano Completo'.$C$401];2;0)" office:value-type="string" office:string-value="Desp. C/ Internet" calcext:value-type="string">
            <text:p>Desp. C/ Internet</text:p>
          </table:table-cell>
          <table:table-cell table:formula="of:=VLOOKUP([.E170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170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170];[$'Account Type'.$A$2:$'Account Type'.$F$19];6;0)" office:value-type="float" office:value="0" calcext:value-type="float">
            <text:p>0</text:p>
          </table:table-cell>
          <table:table-cell table:style-name="ce20" table:formula="of:=VLOOKUP([.E170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70];8)" office:value-type="string" office:string-value="4.1.1.03" calcext:value-type="string">
            <text:p>4.1.1.03</text:p>
          </table:table-cell>
          <table:table-cell table:style-name="ce21" table:formula="of:=VLOOKUP([.K170];[$Grupos.$B$2:$Grupos.$E$89];2;0)" office:value-type="string" office:string-value="phar_gp_4_1_1_03" calcext:value-type="string">
            <text:p>phar_gp_4_1_1_03</text:p>
          </table:table-cell>
          <table:table-cell table:number-columns-repeated="1011"/>
        </table:table-row>
        <table:table-row table:style-name="ro1">
          <table:table-cell table:style-name="ce17" table:formula="of:=CONCATENATE([.B171];[.C171])" office:value-type="string" office:string-value="ttrx_phr4_1_1_04_001" calcext:value-type="string">
            <text:p>ttrx_phr4_1_1_04_001</text:p>
          </table:table-cell>
          <table:table-cell office:value-type="string" calcext:value-type="string">
            <text:p>ttrx_phr</text:p>
          </table:table-cell>
          <table:table-cell table:style-name="ce17" table:formula="of:=SUBSTITUTE([.E171];&quot;.&quot;;&quot;_&quot;)" office:value-type="string" office:string-value="4_1_1_04_001" calcext:value-type="string">
            <text:p>4_1_1_04_001</text:p>
          </table:table-cell>
          <table:table-cell table:style-name="ce19" table:formula="of:=[.D170]+2" office:value-type="float" office:value="339" calcext:value-type="float">
            <text:p>339</text:p>
          </table:table-cell>
          <table:table-cell table:style-name="ce16" table:formula="of:=[$'Contas Limpas'.B170]" office:value-type="string" office:string-value="4.1.1.04.001" calcext:value-type="string">
            <text:p>4.1.1.04.001</text:p>
          </table:table-cell>
          <table:table-cell table:style-name="ce16" table:formula="of:=VLOOKUP([.E171];[$'Plano Completo'.$B$2:$'Plano Completo'.$C$401];2;0)" office:value-type="string" office:string-value="Agua / Esgoto" calcext:value-type="string">
            <text:p>Agua / Esgoto</text:p>
          </table:table-cell>
          <table:table-cell table:formula="of:=VLOOKUP([.E171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171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171];[$'Account Type'.$A$2:$'Account Type'.$F$19];6;0)" office:value-type="float" office:value="0" calcext:value-type="float">
            <text:p>0</text:p>
          </table:table-cell>
          <table:table-cell table:style-name="ce20" table:formula="of:=VLOOKUP([.E171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71];8)" office:value-type="string" office:string-value="4.1.1.04" calcext:value-type="string">
            <text:p>4.1.1.04</text:p>
          </table:table-cell>
          <table:table-cell table:style-name="ce21" table:formula="of:=VLOOKUP([.K171];[$Grupos.$B$2:$Grupos.$E$89];2;0)" office:value-type="string" office:string-value="phar_gp_4_1_1_04" calcext:value-type="string">
            <text:p>phar_gp_4_1_1_04</text:p>
          </table:table-cell>
          <table:table-cell table:number-columns-repeated="1011"/>
        </table:table-row>
        <table:table-row table:style-name="ro1">
          <table:table-cell table:style-name="ce17" table:formula="of:=CONCATENATE([.B172];[.C172])" office:value-type="string" office:string-value="ttrx_phr4_1_1_04_002" calcext:value-type="string">
            <text:p>ttrx_phr4_1_1_04_002</text:p>
          </table:table-cell>
          <table:table-cell office:value-type="string" calcext:value-type="string">
            <text:p>ttrx_phr</text:p>
          </table:table-cell>
          <table:table-cell table:style-name="ce17" table:formula="of:=SUBSTITUTE([.E172];&quot;.&quot;;&quot;_&quot;)" office:value-type="string" office:string-value="4_1_1_04_002" calcext:value-type="string">
            <text:p>4_1_1_04_002</text:p>
          </table:table-cell>
          <table:table-cell table:style-name="ce19" table:formula="of:=[.D171]+2" office:value-type="float" office:value="341" calcext:value-type="float">
            <text:p>341</text:p>
          </table:table-cell>
          <table:table-cell table:style-name="ce16" table:formula="of:=[$'Contas Limpas'.B171]" office:value-type="string" office:string-value="4.1.1.04.002" calcext:value-type="string">
            <text:p>4.1.1.04.002</text:p>
          </table:table-cell>
          <table:table-cell table:style-name="ce16" table:formula="of:=VLOOKUP([.E172];[$'Plano Completo'.$B$2:$'Plano Completo'.$C$401];2;0)" office:value-type="string" office:string-value="Energia Eletrica" calcext:value-type="string">
            <text:p>Energia Eletrica</text:p>
          </table:table-cell>
          <table:table-cell table:formula="of:=VLOOKUP([.E172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172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172];[$'Account Type'.$A$2:$'Account Type'.$F$19];6;0)" office:value-type="float" office:value="0" calcext:value-type="float">
            <text:p>0</text:p>
          </table:table-cell>
          <table:table-cell table:style-name="ce20" table:formula="of:=VLOOKUP([.E172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72];8)" office:value-type="string" office:string-value="4.1.1.04" calcext:value-type="string">
            <text:p>4.1.1.04</text:p>
          </table:table-cell>
          <table:table-cell table:style-name="ce21" table:formula="of:=VLOOKUP([.K172];[$Grupos.$B$2:$Grupos.$E$89];2;0)" office:value-type="string" office:string-value="phar_gp_4_1_1_04" calcext:value-type="string">
            <text:p>phar_gp_4_1_1_04</text:p>
          </table:table-cell>
          <table:table-cell table:number-columns-repeated="1011"/>
        </table:table-row>
        <table:table-row table:style-name="ro1">
          <table:table-cell table:style-name="ce17" table:formula="of:=CONCATENATE([.B173];[.C173])" office:value-type="string" office:string-value="ttrx_phr4_1_1_04_003" calcext:value-type="string">
            <text:p>ttrx_phr4_1_1_04_003</text:p>
          </table:table-cell>
          <table:table-cell office:value-type="string" calcext:value-type="string">
            <text:p>ttrx_phr</text:p>
          </table:table-cell>
          <table:table-cell table:style-name="ce17" table:formula="of:=SUBSTITUTE([.E173];&quot;.&quot;;&quot;_&quot;)" office:value-type="string" office:string-value="4_1_1_04_003" calcext:value-type="string">
            <text:p>4_1_1_04_003</text:p>
          </table:table-cell>
          <table:table-cell table:style-name="ce19" table:formula="of:=[.D172]+2" office:value-type="float" office:value="343" calcext:value-type="float">
            <text:p>343</text:p>
          </table:table-cell>
          <table:table-cell table:style-name="ce16" table:formula="of:=[$'Contas Limpas'.B172]" office:value-type="string" office:string-value="4.1.1.04.003" calcext:value-type="string">
            <text:p>4.1.1.04.003</text:p>
          </table:table-cell>
          <table:table-cell table:style-name="ce16" table:formula="of:=VLOOKUP([.E173];[$'Plano Completo'.$B$2:$'Plano Completo'.$C$401];2;0)" office:value-type="string" office:string-value="Alugueis" calcext:value-type="string">
            <text:p>Alugueis</text:p>
          </table:table-cell>
          <table:table-cell table:formula="of:=VLOOKUP([.E173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173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173];[$'Account Type'.$A$2:$'Account Type'.$F$19];6;0)" office:value-type="float" office:value="0" calcext:value-type="float">
            <text:p>0</text:p>
          </table:table-cell>
          <table:table-cell table:style-name="ce20" table:formula="of:=VLOOKUP([.E173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73];8)" office:value-type="string" office:string-value="4.1.1.04" calcext:value-type="string">
            <text:p>4.1.1.04</text:p>
          </table:table-cell>
          <table:table-cell table:style-name="ce21" table:formula="of:=VLOOKUP([.K173];[$Grupos.$B$2:$Grupos.$E$89];2;0)" office:value-type="string" office:string-value="phar_gp_4_1_1_04" calcext:value-type="string">
            <text:p>phar_gp_4_1_1_04</text:p>
          </table:table-cell>
          <table:table-cell table:number-columns-repeated="1011"/>
        </table:table-row>
        <table:table-row table:style-name="ro1">
          <table:table-cell table:style-name="ce17" table:formula="of:=CONCATENATE([.B174];[.C174])" office:value-type="string" office:string-value="ttrx_phr4_1_1_04_004" calcext:value-type="string">
            <text:p>ttrx_phr4_1_1_04_004</text:p>
          </table:table-cell>
          <table:table-cell office:value-type="string" calcext:value-type="string">
            <text:p>ttrx_phr</text:p>
          </table:table-cell>
          <table:table-cell table:style-name="ce17" table:formula="of:=SUBSTITUTE([.E174];&quot;.&quot;;&quot;_&quot;)" office:value-type="string" office:string-value="4_1_1_04_004" calcext:value-type="string">
            <text:p>4_1_1_04_004</text:p>
          </table:table-cell>
          <table:table-cell table:style-name="ce19" table:formula="of:=[.D173]+2" office:value-type="float" office:value="345" calcext:value-type="float">
            <text:p>345</text:p>
          </table:table-cell>
          <table:table-cell table:style-name="ce16" table:formula="of:=[$'Contas Limpas'.B173]" office:value-type="string" office:string-value="4.1.1.04.004" calcext:value-type="string">
            <text:p>4.1.1.04.004</text:p>
          </table:table-cell>
          <table:table-cell table:style-name="ce16" table:formula="of:=VLOOKUP([.E174];[$'Plano Completo'.$B$2:$'Plano Completo'.$C$401];2;0)" office:value-type="string" office:string-value="Condominio" calcext:value-type="string">
            <text:p>Condominio</text:p>
          </table:table-cell>
          <table:table-cell table:formula="of:=VLOOKUP([.E174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174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174];[$'Account Type'.$A$2:$'Account Type'.$F$19];6;0)" office:value-type="float" office:value="0" calcext:value-type="float">
            <text:p>0</text:p>
          </table:table-cell>
          <table:table-cell table:style-name="ce20" table:formula="of:=VLOOKUP([.E174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74];8)" office:value-type="string" office:string-value="4.1.1.04" calcext:value-type="string">
            <text:p>4.1.1.04</text:p>
          </table:table-cell>
          <table:table-cell table:style-name="ce21" table:formula="of:=VLOOKUP([.K174];[$Grupos.$B$2:$Grupos.$E$89];2;0)" office:value-type="string" office:string-value="phar_gp_4_1_1_04" calcext:value-type="string">
            <text:p>phar_gp_4_1_1_04</text:p>
          </table:table-cell>
          <table:table-cell table:number-columns-repeated="1011"/>
        </table:table-row>
        <table:table-row table:style-name="ro1">
          <table:table-cell table:style-name="ce17" table:formula="of:=CONCATENATE([.B175];[.C175])" office:value-type="string" office:string-value="ttrx_phr4_1_1_04_005" calcext:value-type="string">
            <text:p>ttrx_phr4_1_1_04_005</text:p>
          </table:table-cell>
          <table:table-cell office:value-type="string" calcext:value-type="string">
            <text:p>ttrx_phr</text:p>
          </table:table-cell>
          <table:table-cell table:style-name="ce17" table:formula="of:=SUBSTITUTE([.E175];&quot;.&quot;;&quot;_&quot;)" office:value-type="string" office:string-value="4_1_1_04_005" calcext:value-type="string">
            <text:p>4_1_1_04_005</text:p>
          </table:table-cell>
          <table:table-cell table:style-name="ce19" table:formula="of:=[.D174]+2" office:value-type="float" office:value="347" calcext:value-type="float">
            <text:p>347</text:p>
          </table:table-cell>
          <table:table-cell table:style-name="ce16" table:formula="of:=[$'Contas Limpas'.B174]" office:value-type="string" office:string-value="4.1.1.04.005" calcext:value-type="string">
            <text:p>4.1.1.04.005</text:p>
          </table:table-cell>
          <table:table-cell table:style-name="ce16" table:formula="of:=VLOOKUP([.E175];[$'Plano Completo'.$B$2:$'Plano Completo'.$C$401];2;0)" office:value-type="string" office:string-value="Manutencao / Reparos / Conservação Predial" calcext:value-type="string">
            <text:p>Manutencao / Reparos / Conservação Predial</text:p>
          </table:table-cell>
          <table:table-cell table:formula="of:=VLOOKUP([.E175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175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175];[$'Account Type'.$A$2:$'Account Type'.$F$19];6;0)" office:value-type="float" office:value="0" calcext:value-type="float">
            <text:p>0</text:p>
          </table:table-cell>
          <table:table-cell table:style-name="ce20" table:formula="of:=VLOOKUP([.E175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75];8)" office:value-type="string" office:string-value="4.1.1.04" calcext:value-type="string">
            <text:p>4.1.1.04</text:p>
          </table:table-cell>
          <table:table-cell table:style-name="ce21" table:formula="of:=VLOOKUP([.K175];[$Grupos.$B$2:$Grupos.$E$89];2;0)" office:value-type="string" office:string-value="phar_gp_4_1_1_04" calcext:value-type="string">
            <text:p>phar_gp_4_1_1_04</text:p>
          </table:table-cell>
          <table:table-cell table:number-columns-repeated="1011"/>
        </table:table-row>
        <table:table-row table:style-name="ro1">
          <table:table-cell table:style-name="ce17" table:formula="of:=CONCATENATE([.B176];[.C176])" office:value-type="string" office:string-value="ttrx_phr4_1_1_04_006" calcext:value-type="string">
            <text:p>ttrx_phr4_1_1_04_006</text:p>
          </table:table-cell>
          <table:table-cell office:value-type="string" calcext:value-type="string">
            <text:p>ttrx_phr</text:p>
          </table:table-cell>
          <table:table-cell table:style-name="ce17" table:formula="of:=SUBSTITUTE([.E176];&quot;.&quot;;&quot;_&quot;)" office:value-type="string" office:string-value="4_1_1_04_006" calcext:value-type="string">
            <text:p>4_1_1_04_006</text:p>
          </table:table-cell>
          <table:table-cell table:style-name="ce19" table:formula="of:=[.D175]+2" office:value-type="float" office:value="349" calcext:value-type="float">
            <text:p>349</text:p>
          </table:table-cell>
          <table:table-cell table:style-name="ce16" table:formula="of:=[$'Contas Limpas'.B175]" office:value-type="string" office:string-value="4.1.1.04.006" calcext:value-type="string">
            <text:p>4.1.1.04.006</text:p>
          </table:table-cell>
          <table:table-cell table:style-name="ce16" table:formula="of:=VLOOKUP([.E176];[$'Plano Completo'.$B$2:$'Plano Completo'.$C$401];2;0)" office:value-type="string" office:string-value="IPTU" calcext:value-type="string">
            <text:p>IPTU</text:p>
          </table:table-cell>
          <table:table-cell table:formula="of:=VLOOKUP([.E176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176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176];[$'Account Type'.$A$2:$'Account Type'.$F$19];6;0)" office:value-type="float" office:value="0" calcext:value-type="float">
            <text:p>0</text:p>
          </table:table-cell>
          <table:table-cell table:style-name="ce20" table:formula="of:=VLOOKUP([.E176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76];8)" office:value-type="string" office:string-value="4.1.1.04" calcext:value-type="string">
            <text:p>4.1.1.04</text:p>
          </table:table-cell>
          <table:table-cell table:style-name="ce21" table:formula="of:=VLOOKUP([.K176];[$Grupos.$B$2:$Grupos.$E$89];2;0)" office:value-type="string" office:string-value="phar_gp_4_1_1_04" calcext:value-type="string">
            <text:p>phar_gp_4_1_1_04</text:p>
          </table:table-cell>
          <table:table-cell table:number-columns-repeated="1011"/>
        </table:table-row>
        <table:table-row table:style-name="ro1">
          <table:table-cell table:style-name="ce17" table:formula="of:=CONCATENATE([.B177];[.C177])" office:value-type="string" office:string-value="ttrx_phr4_1_1_04_007" calcext:value-type="string">
            <text:p>ttrx_phr4_1_1_04_007</text:p>
          </table:table-cell>
          <table:table-cell office:value-type="string" calcext:value-type="string">
            <text:p>ttrx_phr</text:p>
          </table:table-cell>
          <table:table-cell table:style-name="ce17" table:formula="of:=SUBSTITUTE([.E177];&quot;.&quot;;&quot;_&quot;)" office:value-type="string" office:string-value="4_1_1_04_007" calcext:value-type="string">
            <text:p>4_1_1_04_007</text:p>
          </table:table-cell>
          <table:table-cell table:style-name="ce19" table:formula="of:=[.D176]+2" office:value-type="float" office:value="351" calcext:value-type="float">
            <text:p>351</text:p>
          </table:table-cell>
          <table:table-cell table:style-name="ce16" table:formula="of:=[$'Contas Limpas'.B176]" office:value-type="string" office:string-value="4.1.1.04.007" calcext:value-type="string">
            <text:p>4.1.1.04.007</text:p>
          </table:table-cell>
          <table:table-cell table:style-name="ce16" table:formula="of:=VLOOKUP([.E177];[$'Plano Completo'.$B$2:$'Plano Completo'.$C$401];2;0)" office:value-type="string" office:string-value="Limpeza Escritório" calcext:value-type="string">
            <text:p>Limpeza Escritório</text:p>
          </table:table-cell>
          <table:table-cell table:formula="of:=VLOOKUP([.E177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177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177];[$'Account Type'.$A$2:$'Account Type'.$F$19];6;0)" office:value-type="float" office:value="0" calcext:value-type="float">
            <text:p>0</text:p>
          </table:table-cell>
          <table:table-cell table:style-name="ce20" table:formula="of:=VLOOKUP([.E177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77];8)" office:value-type="string" office:string-value="4.1.1.04" calcext:value-type="string">
            <text:p>4.1.1.04</text:p>
          </table:table-cell>
          <table:table-cell table:style-name="ce21" table:formula="of:=VLOOKUP([.K177];[$Grupos.$B$2:$Grupos.$E$89];2;0)" office:value-type="string" office:string-value="phar_gp_4_1_1_04" calcext:value-type="string">
            <text:p>phar_gp_4_1_1_04</text:p>
          </table:table-cell>
          <table:table-cell table:number-columns-repeated="1011"/>
        </table:table-row>
        <table:table-row table:style-name="ro1">
          <table:table-cell table:style-name="ce17" table:formula="of:=CONCATENATE([.B178];[.C178])" office:value-type="string" office:string-value="ttrx_phr4_1_1_05_001" calcext:value-type="string">
            <text:p>ttrx_phr4_1_1_05_001</text:p>
          </table:table-cell>
          <table:table-cell office:value-type="string" calcext:value-type="string">
            <text:p>ttrx_phr</text:p>
          </table:table-cell>
          <table:table-cell table:style-name="ce17" table:formula="of:=SUBSTITUTE([.E178];&quot;.&quot;;&quot;_&quot;)" office:value-type="string" office:string-value="4_1_1_05_001" calcext:value-type="string">
            <text:p>4_1_1_05_001</text:p>
          </table:table-cell>
          <table:table-cell table:style-name="ce19" table:formula="of:=[.D177]+2" office:value-type="float" office:value="353" calcext:value-type="float">
            <text:p>353</text:p>
          </table:table-cell>
          <table:table-cell table:style-name="ce16" table:formula="of:=[$'Contas Limpas'.B177]" office:value-type="string" office:string-value="4.1.1.05.001" calcext:value-type="string">
            <text:p>4.1.1.05.001</text:p>
          </table:table-cell>
          <table:table-cell table:style-name="ce16" table:formula="of:=VLOOKUP([.E178];[$'Plano Completo'.$B$2:$'Plano Completo'.$C$401];2;0)" office:value-type="string" office:string-value="Material De Escritorio" calcext:value-type="string">
            <text:p>Material De Escritorio</text:p>
          </table:table-cell>
          <table:table-cell table:formula="of:=VLOOKUP([.E178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178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178];[$'Account Type'.$A$2:$'Account Type'.$F$19];6;0)" office:value-type="float" office:value="0" calcext:value-type="float">
            <text:p>0</text:p>
          </table:table-cell>
          <table:table-cell table:style-name="ce20" table:formula="of:=VLOOKUP([.E178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78];8)" office:value-type="string" office:string-value="4.1.1.05" calcext:value-type="string">
            <text:p>4.1.1.05</text:p>
          </table:table-cell>
          <table:table-cell table:style-name="ce21" table:formula="of:=VLOOKUP([.K178];[$Grupos.$B$2:$Grupos.$E$89];2;0)" office:value-type="string" office:string-value="phar_gp_4_1_1_05" calcext:value-type="string">
            <text:p>phar_gp_4_1_1_05</text:p>
          </table:table-cell>
          <table:table-cell table:number-columns-repeated="1011"/>
        </table:table-row>
        <table:table-row table:style-name="ro1">
          <table:table-cell table:style-name="ce17" table:formula="of:=CONCATENATE([.B179];[.C179])" office:value-type="string" office:string-value="ttrx_phr4_1_1_05_002" calcext:value-type="string">
            <text:p>ttrx_phr4_1_1_05_002</text:p>
          </table:table-cell>
          <table:table-cell office:value-type="string" calcext:value-type="string">
            <text:p>ttrx_phr</text:p>
          </table:table-cell>
          <table:table-cell table:style-name="ce17" table:formula="of:=SUBSTITUTE([.E179];&quot;.&quot;;&quot;_&quot;)" office:value-type="string" office:string-value="4_1_1_05_002" calcext:value-type="string">
            <text:p>4_1_1_05_002</text:p>
          </table:table-cell>
          <table:table-cell table:style-name="ce19" table:formula="of:=[.D178]+2" office:value-type="float" office:value="355" calcext:value-type="float">
            <text:p>355</text:p>
          </table:table-cell>
          <table:table-cell table:style-name="ce16" table:formula="of:=[$'Contas Limpas'.B178]" office:value-type="string" office:string-value="4.1.1.05.002" calcext:value-type="string">
            <text:p>4.1.1.05.002</text:p>
          </table:table-cell>
          <table:table-cell table:style-name="ce16" table:formula="of:=VLOOKUP([.E179];[$'Plano Completo'.$B$2:$'Plano Completo'.$C$401];2;0)" office:value-type="string" office:string-value="Material De Higiene E Limpeza" calcext:value-type="string">
            <text:p>Material De Higiene E Limpeza</text:p>
          </table:table-cell>
          <table:table-cell table:formula="of:=VLOOKUP([.E179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179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179];[$'Account Type'.$A$2:$'Account Type'.$F$19];6;0)" office:value-type="float" office:value="0" calcext:value-type="float">
            <text:p>0</text:p>
          </table:table-cell>
          <table:table-cell table:style-name="ce20" table:formula="of:=VLOOKUP([.E179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79];8)" office:value-type="string" office:string-value="4.1.1.05" calcext:value-type="string">
            <text:p>4.1.1.05</text:p>
          </table:table-cell>
          <table:table-cell table:style-name="ce21" table:formula="of:=VLOOKUP([.K179];[$Grupos.$B$2:$Grupos.$E$89];2;0)" office:value-type="string" office:string-value="phar_gp_4_1_1_05" calcext:value-type="string">
            <text:p>phar_gp_4_1_1_05</text:p>
          </table:table-cell>
          <table:table-cell table:number-columns-repeated="1011"/>
        </table:table-row>
        <table:table-row table:style-name="ro1">
          <table:table-cell table:style-name="ce17" table:formula="of:=CONCATENATE([.B180];[.C180])" office:value-type="string" office:string-value="ttrx_phr4_1_1_05_003" calcext:value-type="string">
            <text:p>ttrx_phr4_1_1_05_003</text:p>
          </table:table-cell>
          <table:table-cell office:value-type="string" calcext:value-type="string">
            <text:p>ttrx_phr</text:p>
          </table:table-cell>
          <table:table-cell table:style-name="ce17" table:formula="of:=SUBSTITUTE([.E180];&quot;.&quot;;&quot;_&quot;)" office:value-type="string" office:string-value="4_1_1_05_003" calcext:value-type="string">
            <text:p>4_1_1_05_003</text:p>
          </table:table-cell>
          <table:table-cell table:style-name="ce19" table:formula="of:=[.D179]+2" office:value-type="float" office:value="357" calcext:value-type="float">
            <text:p>357</text:p>
          </table:table-cell>
          <table:table-cell table:style-name="ce16" table:formula="of:=[$'Contas Limpas'.B179]" office:value-type="string" office:string-value="4.1.1.05.003" calcext:value-type="string">
            <text:p>4.1.1.05.003</text:p>
          </table:table-cell>
          <table:table-cell table:style-name="ce16" table:formula="of:=VLOOKUP([.E180];[$'Plano Completo'.$B$2:$'Plano Completo'.$C$401];2;0)" office:value-type="string" office:string-value="Suprimentos De Informatica" calcext:value-type="string">
            <text:p>Suprimentos De Informatica</text:p>
          </table:table-cell>
          <table:table-cell table:formula="of:=VLOOKUP([.E180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180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180];[$'Account Type'.$A$2:$'Account Type'.$F$19];6;0)" office:value-type="float" office:value="0" calcext:value-type="float">
            <text:p>0</text:p>
          </table:table-cell>
          <table:table-cell table:style-name="ce20" table:formula="of:=VLOOKUP([.E180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80];8)" office:value-type="string" office:string-value="4.1.1.05" calcext:value-type="string">
            <text:p>4.1.1.05</text:p>
          </table:table-cell>
          <table:table-cell table:style-name="ce21" table:formula="of:=VLOOKUP([.K180];[$Grupos.$B$2:$Grupos.$E$89];2;0)" office:value-type="string" office:string-value="phar_gp_4_1_1_05" calcext:value-type="string">
            <text:p>phar_gp_4_1_1_05</text:p>
          </table:table-cell>
          <table:table-cell table:number-columns-repeated="1011"/>
        </table:table-row>
        <table:table-row table:style-name="ro1">
          <table:table-cell table:style-name="ce17" table:formula="of:=CONCATENATE([.B181];[.C181])" office:value-type="string" office:string-value="ttrx_phr4_1_1_05_004" calcext:value-type="string">
            <text:p>ttrx_phr4_1_1_05_004</text:p>
          </table:table-cell>
          <table:table-cell office:value-type="string" calcext:value-type="string">
            <text:p>ttrx_phr</text:p>
          </table:table-cell>
          <table:table-cell table:style-name="ce17" table:formula="of:=SUBSTITUTE([.E181];&quot;.&quot;;&quot;_&quot;)" office:value-type="string" office:string-value="4_1_1_05_004" calcext:value-type="string">
            <text:p>4_1_1_05_004</text:p>
          </table:table-cell>
          <table:table-cell table:style-name="ce19" table:formula="of:=[.D180]+2" office:value-type="float" office:value="359" calcext:value-type="float">
            <text:p>359</text:p>
          </table:table-cell>
          <table:table-cell table:style-name="ce16" table:formula="of:=[$'Contas Limpas'.B180]" office:value-type="string" office:string-value="4.1.1.05.004" calcext:value-type="string">
            <text:p>4.1.1.05.004</text:p>
          </table:table-cell>
          <table:table-cell table:style-name="ce16" table:formula="of:=VLOOKUP([.E181];[$'Plano Completo'.$B$2:$'Plano Completo'.$C$401];2;0)" office:value-type="string" office:string-value="Despesas C/ Copa &amp; Cozinha" calcext:value-type="string">
            <text:p>Despesas C/ Copa &amp; Cozinha</text:p>
          </table:table-cell>
          <table:table-cell table:formula="of:=VLOOKUP([.E181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181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181];[$'Account Type'.$A$2:$'Account Type'.$F$19];6;0)" office:value-type="float" office:value="0" calcext:value-type="float">
            <text:p>0</text:p>
          </table:table-cell>
          <table:table-cell table:style-name="ce20" table:formula="of:=VLOOKUP([.E181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81];8)" office:value-type="string" office:string-value="4.1.1.05" calcext:value-type="string">
            <text:p>4.1.1.05</text:p>
          </table:table-cell>
          <table:table-cell table:style-name="ce21" table:formula="of:=VLOOKUP([.K181];[$Grupos.$B$2:$Grupos.$E$89];2;0)" office:value-type="string" office:string-value="phar_gp_4_1_1_05" calcext:value-type="string">
            <text:p>phar_gp_4_1_1_05</text:p>
          </table:table-cell>
          <table:table-cell table:number-columns-repeated="1011"/>
        </table:table-row>
        <table:table-row table:style-name="ro1">
          <table:table-cell table:style-name="ce17" table:formula="of:=CONCATENATE([.B182];[.C182])" office:value-type="string" office:string-value="ttrx_phr4_1_1_06_001" calcext:value-type="string">
            <text:p>ttrx_phr4_1_1_06_001</text:p>
          </table:table-cell>
          <table:table-cell office:value-type="string" calcext:value-type="string">
            <text:p>ttrx_phr</text:p>
          </table:table-cell>
          <table:table-cell table:style-name="ce17" table:formula="of:=SUBSTITUTE([.E182];&quot;.&quot;;&quot;_&quot;)" office:value-type="string" office:string-value="4_1_1_06_001" calcext:value-type="string">
            <text:p>4_1_1_06_001</text:p>
          </table:table-cell>
          <table:table-cell table:style-name="ce19" table:formula="of:=[.D181]+2" office:value-type="float" office:value="361" calcext:value-type="float">
            <text:p>361</text:p>
          </table:table-cell>
          <table:table-cell table:style-name="ce16" table:formula="of:=[$'Contas Limpas'.B181]" office:value-type="string" office:string-value="4.1.1.06.001" calcext:value-type="string">
            <text:p>4.1.1.06.001</text:p>
          </table:table-cell>
          <table:table-cell table:style-name="ce16" table:formula="of:=VLOOKUP([.E182];[$'Plano Completo'.$B$2:$'Plano Completo'.$C$401];2;0)" office:value-type="string" office:string-value="Correios / Malotes / Aereo" calcext:value-type="string">
            <text:p>Correios / Malotes / Aereo</text:p>
          </table:table-cell>
          <table:table-cell table:formula="of:=VLOOKUP([.E182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182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182];[$'Account Type'.$A$2:$'Account Type'.$F$19];6;0)" office:value-type="float" office:value="0" calcext:value-type="float">
            <text:p>0</text:p>
          </table:table-cell>
          <table:table-cell table:style-name="ce20" table:formula="of:=VLOOKUP([.E182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82];8)" office:value-type="string" office:string-value="4.1.1.06" calcext:value-type="string">
            <text:p>4.1.1.06</text:p>
          </table:table-cell>
          <table:table-cell table:style-name="ce21" table:formula="of:=VLOOKUP([.K182];[$Grupos.$B$2:$Grupos.$E$89];2;0)" office:value-type="string" office:string-value="phar_gp_4_1_1_06" calcext:value-type="string">
            <text:p>phar_gp_4_1_1_06</text:p>
          </table:table-cell>
          <table:table-cell table:number-columns-repeated="1011"/>
        </table:table-row>
        <table:table-row table:style-name="ro1">
          <table:table-cell table:style-name="ce17" table:formula="of:=CONCATENATE([.B183];[.C183])" office:value-type="string" office:string-value="ttrx_phr4_1_1_06_002" calcext:value-type="string">
            <text:p>ttrx_phr4_1_1_06_002</text:p>
          </table:table-cell>
          <table:table-cell office:value-type="string" calcext:value-type="string">
            <text:p>ttrx_phr</text:p>
          </table:table-cell>
          <table:table-cell table:style-name="ce17" table:formula="of:=SUBSTITUTE([.E183];&quot;.&quot;;&quot;_&quot;)" office:value-type="string" office:string-value="4_1_1_06_002" calcext:value-type="string">
            <text:p>4_1_1_06_002</text:p>
          </table:table-cell>
          <table:table-cell table:style-name="ce19" table:formula="of:=[.D182]+2" office:value-type="float" office:value="363" calcext:value-type="float">
            <text:p>363</text:p>
          </table:table-cell>
          <table:table-cell table:style-name="ce16" table:formula="of:=[$'Contas Limpas'.B182]" office:value-type="string" office:string-value="4.1.1.06.002" calcext:value-type="string">
            <text:p>4.1.1.06.002</text:p>
          </table:table-cell>
          <table:table-cell table:style-name="ce16" table:formula="of:=VLOOKUP([.E183];[$'Plano Completo'.$B$2:$'Plano Completo'.$C$401];2;0)" office:value-type="string" office:string-value="Fretes E Carretos" calcext:value-type="string">
            <text:p>Fretes E Carretos</text:p>
          </table:table-cell>
          <table:table-cell table:formula="of:=VLOOKUP([.E183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183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183];[$'Account Type'.$A$2:$'Account Type'.$F$19];6;0)" office:value-type="float" office:value="0" calcext:value-type="float">
            <text:p>0</text:p>
          </table:table-cell>
          <table:table-cell table:style-name="ce20" table:formula="of:=VLOOKUP([.E183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83];8)" office:value-type="string" office:string-value="4.1.1.06" calcext:value-type="string">
            <text:p>4.1.1.06</text:p>
          </table:table-cell>
          <table:table-cell table:style-name="ce21" table:formula="of:=VLOOKUP([.K183];[$Grupos.$B$2:$Grupos.$E$89];2;0)" office:value-type="string" office:string-value="phar_gp_4_1_1_06" calcext:value-type="string">
            <text:p>phar_gp_4_1_1_06</text:p>
          </table:table-cell>
          <table:table-cell table:number-columns-repeated="1011"/>
        </table:table-row>
        <table:table-row table:style-name="ro1">
          <table:table-cell table:style-name="ce17" table:formula="of:=CONCATENATE([.B184];[.C184])" office:value-type="string" office:string-value="ttrx_phr4_1_1_06_003" calcext:value-type="string">
            <text:p>ttrx_phr4_1_1_06_003</text:p>
          </table:table-cell>
          <table:table-cell office:value-type="string" calcext:value-type="string">
            <text:p>ttrx_phr</text:p>
          </table:table-cell>
          <table:table-cell table:style-name="ce17" table:formula="of:=SUBSTITUTE([.E184];&quot;.&quot;;&quot;_&quot;)" office:value-type="string" office:string-value="4_1_1_06_003" calcext:value-type="string">
            <text:p>4_1_1_06_003</text:p>
          </table:table-cell>
          <table:table-cell table:style-name="ce19" table:formula="of:=[.D183]+2" office:value-type="float" office:value="365" calcext:value-type="float">
            <text:p>365</text:p>
          </table:table-cell>
          <table:table-cell table:style-name="ce16" table:formula="of:=[$'Contas Limpas'.B183]" office:value-type="string" office:string-value="4.1.1.06.003" calcext:value-type="string">
            <text:p>4.1.1.06.003</text:p>
          </table:table-cell>
          <table:table-cell table:style-name="ce16" table:formula="of:=VLOOKUP([.E184];[$'Plano Completo'.$B$2:$'Plano Completo'.$C$401];2;0)" office:value-type="string" office:string-value="Servicos De Motoboy" calcext:value-type="string">
            <text:p>Servicos De Motoboy</text:p>
          </table:table-cell>
          <table:table-cell table:formula="of:=VLOOKUP([.E184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184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184];[$'Account Type'.$A$2:$'Account Type'.$F$19];6;0)" office:value-type="float" office:value="0" calcext:value-type="float">
            <text:p>0</text:p>
          </table:table-cell>
          <table:table-cell table:style-name="ce20" table:formula="of:=VLOOKUP([.E184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84];8)" office:value-type="string" office:string-value="4.1.1.06" calcext:value-type="string">
            <text:p>4.1.1.06</text:p>
          </table:table-cell>
          <table:table-cell table:style-name="ce21" table:formula="of:=VLOOKUP([.K184];[$Grupos.$B$2:$Grupos.$E$89];2;0)" office:value-type="string" office:string-value="phar_gp_4_1_1_06" calcext:value-type="string">
            <text:p>phar_gp_4_1_1_06</text:p>
          </table:table-cell>
          <table:table-cell table:number-columns-repeated="1011"/>
        </table:table-row>
        <table:table-row table:style-name="ro1">
          <table:table-cell table:style-name="ce17" table:formula="of:=CONCATENATE([.B185];[.C185])" office:value-type="string" office:string-value="ttrx_phr4_1_1_07_001" calcext:value-type="string">
            <text:p>ttrx_phr4_1_1_07_001</text:p>
          </table:table-cell>
          <table:table-cell office:value-type="string" calcext:value-type="string">
            <text:p>ttrx_phr</text:p>
          </table:table-cell>
          <table:table-cell table:style-name="ce17" table:formula="of:=SUBSTITUTE([.E185];&quot;.&quot;;&quot;_&quot;)" office:value-type="string" office:string-value="4_1_1_07_001" calcext:value-type="string">
            <text:p>4_1_1_07_001</text:p>
          </table:table-cell>
          <table:table-cell table:style-name="ce19" table:formula="of:=[.D184]+2" office:value-type="float" office:value="367" calcext:value-type="float">
            <text:p>367</text:p>
          </table:table-cell>
          <table:table-cell table:style-name="ce16" table:formula="of:=[$'Contas Limpas'.B184]" office:value-type="string" office:string-value="4.1.1.07.001" calcext:value-type="string">
            <text:p>4.1.1.07.001</text:p>
          </table:table-cell>
          <table:table-cell table:style-name="ce16" table:formula="of:=VLOOKUP([.E185];[$'Plano Completo'.$B$2:$'Plano Completo'.$C$401];2;0)" office:value-type="string" office:string-value="Brindes" calcext:value-type="string">
            <text:p>Brindes</text:p>
          </table:table-cell>
          <table:table-cell table:formula="of:=VLOOKUP([.E185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185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185];[$'Account Type'.$A$2:$'Account Type'.$F$19];6;0)" office:value-type="float" office:value="0" calcext:value-type="float">
            <text:p>0</text:p>
          </table:table-cell>
          <table:table-cell table:style-name="ce20" table:formula="of:=VLOOKUP([.E185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85];8)" office:value-type="string" office:string-value="4.1.1.07" calcext:value-type="string">
            <text:p>4.1.1.07</text:p>
          </table:table-cell>
          <table:table-cell table:style-name="ce21" table:formula="of:=VLOOKUP([.K185];[$Grupos.$B$2:$Grupos.$E$89];2;0)" office:value-type="string" office:string-value="phar_gp_4_1_1_07" calcext:value-type="string">
            <text:p>phar_gp_4_1_1_07</text:p>
          </table:table-cell>
          <table:table-cell table:number-columns-repeated="1011"/>
        </table:table-row>
        <table:table-row table:style-name="ro1">
          <table:table-cell table:style-name="ce17" table:formula="of:=CONCATENATE([.B186];[.C186])" office:value-type="string" office:string-value="ttrx_phr4_1_1_07_002" calcext:value-type="string">
            <text:p>ttrx_phr4_1_1_07_002</text:p>
          </table:table-cell>
          <table:table-cell office:value-type="string" calcext:value-type="string">
            <text:p>ttrx_phr</text:p>
          </table:table-cell>
          <table:table-cell table:style-name="ce17" table:formula="of:=SUBSTITUTE([.E186];&quot;.&quot;;&quot;_&quot;)" office:value-type="string" office:string-value="4_1_1_07_002" calcext:value-type="string">
            <text:p>4_1_1_07_002</text:p>
          </table:table-cell>
          <table:table-cell table:style-name="ce19" table:formula="of:=[.D185]+2" office:value-type="float" office:value="369" calcext:value-type="float">
            <text:p>369</text:p>
          </table:table-cell>
          <table:table-cell table:style-name="ce16" table:formula="of:=[$'Contas Limpas'.B185]" office:value-type="string" office:string-value="4.1.1.07.002" calcext:value-type="string">
            <text:p>4.1.1.07.002</text:p>
          </table:table-cell>
          <table:table-cell table:style-name="ce16" table:formula="of:=VLOOKUP([.E186];[$'Plano Completo'.$B$2:$'Plano Completo'.$C$401];2;0)" office:value-type="string" office:string-value="Bonificacoes" calcext:value-type="string">
            <text:p>Bonificacoes</text:p>
          </table:table-cell>
          <table:table-cell table:formula="of:=VLOOKUP([.E186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186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186];[$'Account Type'.$A$2:$'Account Type'.$F$19];6;0)" office:value-type="float" office:value="0" calcext:value-type="float">
            <text:p>0</text:p>
          </table:table-cell>
          <table:table-cell table:style-name="ce20" table:formula="of:=VLOOKUP([.E186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86];8)" office:value-type="string" office:string-value="4.1.1.07" calcext:value-type="string">
            <text:p>4.1.1.07</text:p>
          </table:table-cell>
          <table:table-cell table:style-name="ce21" table:formula="of:=VLOOKUP([.K186];[$Grupos.$B$2:$Grupos.$E$89];2;0)" office:value-type="string" office:string-value="phar_gp_4_1_1_07" calcext:value-type="string">
            <text:p>phar_gp_4_1_1_07</text:p>
          </table:table-cell>
          <table:table-cell table:number-columns-repeated="1011"/>
        </table:table-row>
        <table:table-row table:style-name="ro1">
          <table:table-cell table:style-name="ce17" table:formula="of:=CONCATENATE([.B187];[.C187])" office:value-type="string" office:string-value="ttrx_phr4_1_1_07_003" calcext:value-type="string">
            <text:p>ttrx_phr4_1_1_07_003</text:p>
          </table:table-cell>
          <table:table-cell office:value-type="string" calcext:value-type="string">
            <text:p>ttrx_phr</text:p>
          </table:table-cell>
          <table:table-cell table:style-name="ce17" table:formula="of:=SUBSTITUTE([.E187];&quot;.&quot;;&quot;_&quot;)" office:value-type="string" office:string-value="4_1_1_07_003" calcext:value-type="string">
            <text:p>4_1_1_07_003</text:p>
          </table:table-cell>
          <table:table-cell table:style-name="ce19" table:formula="of:=[.D186]+2" office:value-type="float" office:value="371" calcext:value-type="float">
            <text:p>371</text:p>
          </table:table-cell>
          <table:table-cell table:style-name="ce16" table:formula="of:=[$'Contas Limpas'.B186]" office:value-type="string" office:string-value="4.1.1.07.003" calcext:value-type="string">
            <text:p>4.1.1.07.003</text:p>
          </table:table-cell>
          <table:table-cell table:style-name="ce16" table:formula="of:=VLOOKUP([.E187];[$'Plano Completo'.$B$2:$'Plano Completo'.$C$401];2;0)" office:value-type="string" office:string-value="Criacao De Materiais / Midias" calcext:value-type="string">
            <text:p>Criacao De Materiais / Midias</text:p>
          </table:table-cell>
          <table:table-cell table:formula="of:=VLOOKUP([.E187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187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187];[$'Account Type'.$A$2:$'Account Type'.$F$19];6;0)" office:value-type="float" office:value="0" calcext:value-type="float">
            <text:p>0</text:p>
          </table:table-cell>
          <table:table-cell table:style-name="ce20" table:formula="of:=VLOOKUP([.E187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87];8)" office:value-type="string" office:string-value="4.1.1.07" calcext:value-type="string">
            <text:p>4.1.1.07</text:p>
          </table:table-cell>
          <table:table-cell table:style-name="ce21" table:formula="of:=VLOOKUP([.K187];[$Grupos.$B$2:$Grupos.$E$89];2;0)" office:value-type="string" office:string-value="phar_gp_4_1_1_07" calcext:value-type="string">
            <text:p>phar_gp_4_1_1_07</text:p>
          </table:table-cell>
          <table:table-cell table:number-columns-repeated="1011"/>
        </table:table-row>
        <table:table-row table:style-name="ro1">
          <table:table-cell table:style-name="ce17" table:formula="of:=CONCATENATE([.B188];[.C188])" office:value-type="string" office:string-value="ttrx_phr4_1_1_07_004" calcext:value-type="string">
            <text:p>ttrx_phr4_1_1_07_004</text:p>
          </table:table-cell>
          <table:table-cell office:value-type="string" calcext:value-type="string">
            <text:p>ttrx_phr</text:p>
          </table:table-cell>
          <table:table-cell table:style-name="ce17" table:formula="of:=SUBSTITUTE([.E188];&quot;.&quot;;&quot;_&quot;)" office:value-type="string" office:string-value="4_1_1_07_004" calcext:value-type="string">
            <text:p>4_1_1_07_004</text:p>
          </table:table-cell>
          <table:table-cell table:style-name="ce19" table:formula="of:=[.D187]+2" office:value-type="float" office:value="373" calcext:value-type="float">
            <text:p>373</text:p>
          </table:table-cell>
          <table:table-cell table:style-name="ce16" table:formula="of:=[$'Contas Limpas'.B187]" office:value-type="string" office:string-value="4.1.1.07.004" calcext:value-type="string">
            <text:p>4.1.1.07.004</text:p>
          </table:table-cell>
          <table:table-cell table:style-name="ce16" table:formula="of:=VLOOKUP([.E188];[$'Plano Completo'.$B$2:$'Plano Completo'.$C$401];2;0)" office:value-type="string" office:string-value="Patrocinio" calcext:value-type="string">
            <text:p>Patrocinio</text:p>
          </table:table-cell>
          <table:table-cell table:formula="of:=VLOOKUP([.E188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188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188];[$'Account Type'.$A$2:$'Account Type'.$F$19];6;0)" office:value-type="float" office:value="0" calcext:value-type="float">
            <text:p>0</text:p>
          </table:table-cell>
          <table:table-cell table:style-name="ce20" table:formula="of:=VLOOKUP([.E188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88];8)" office:value-type="string" office:string-value="4.1.1.07" calcext:value-type="string">
            <text:p>4.1.1.07</text:p>
          </table:table-cell>
          <table:table-cell table:style-name="ce21" table:formula="of:=VLOOKUP([.K188];[$Grupos.$B$2:$Grupos.$E$89];2;0)" office:value-type="string" office:string-value="phar_gp_4_1_1_07" calcext:value-type="string">
            <text:p>phar_gp_4_1_1_07</text:p>
          </table:table-cell>
          <table:table-cell table:number-columns-repeated="1011"/>
        </table:table-row>
        <table:table-row table:style-name="ro1">
          <table:table-cell table:style-name="ce17" table:formula="of:=CONCATENATE([.B189];[.C189])" office:value-type="string" office:string-value="ttrx_phr4_1_1_07_005" calcext:value-type="string">
            <text:p>ttrx_phr4_1_1_07_005</text:p>
          </table:table-cell>
          <table:table-cell office:value-type="string" calcext:value-type="string">
            <text:p>ttrx_phr</text:p>
          </table:table-cell>
          <table:table-cell table:style-name="ce17" table:formula="of:=SUBSTITUTE([.E189];&quot;.&quot;;&quot;_&quot;)" office:value-type="string" office:string-value="4_1_1_07_005" calcext:value-type="string">
            <text:p>4_1_1_07_005</text:p>
          </table:table-cell>
          <table:table-cell table:style-name="ce19" table:formula="of:=[.D188]+2" office:value-type="float" office:value="375" calcext:value-type="float">
            <text:p>375</text:p>
          </table:table-cell>
          <table:table-cell table:style-name="ce16" table:formula="of:=[$'Contas Limpas'.B188]" office:value-type="string" office:string-value="4.1.1.07.005" calcext:value-type="string">
            <text:p>4.1.1.07.005</text:p>
          </table:table-cell>
          <table:table-cell table:style-name="ce16" table:formula="of:=VLOOKUP([.E189];[$'Plano Completo'.$B$2:$'Plano Completo'.$C$401];2;0)" office:value-type="string" office:string-value="Gerenciamento De Midia Social" calcext:value-type="string">
            <text:p>Gerenciamento De Midia Social</text:p>
          </table:table-cell>
          <table:table-cell table:formula="of:=VLOOKUP([.E189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189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189];[$'Account Type'.$A$2:$'Account Type'.$F$19];6;0)" office:value-type="float" office:value="0" calcext:value-type="float">
            <text:p>0</text:p>
          </table:table-cell>
          <table:table-cell table:style-name="ce20" table:formula="of:=VLOOKUP([.E189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89];8)" office:value-type="string" office:string-value="4.1.1.07" calcext:value-type="string">
            <text:p>4.1.1.07</text:p>
          </table:table-cell>
          <table:table-cell table:style-name="ce21" table:formula="of:=VLOOKUP([.K189];[$Grupos.$B$2:$Grupos.$E$89];2;0)" office:value-type="string" office:string-value="phar_gp_4_1_1_07" calcext:value-type="string">
            <text:p>phar_gp_4_1_1_07</text:p>
          </table:table-cell>
          <table:table-cell table:number-columns-repeated="1011"/>
        </table:table-row>
        <table:table-row table:style-name="ro1">
          <table:table-cell table:style-name="ce17" table:formula="of:=CONCATENATE([.B190];[.C190])" office:value-type="string" office:string-value="ttrx_phr4_1_1_07_006" calcext:value-type="string">
            <text:p>ttrx_phr4_1_1_07_006</text:p>
          </table:table-cell>
          <table:table-cell office:value-type="string" calcext:value-type="string">
            <text:p>ttrx_phr</text:p>
          </table:table-cell>
          <table:table-cell table:style-name="ce17" table:formula="of:=SUBSTITUTE([.E190];&quot;.&quot;;&quot;_&quot;)" office:value-type="string" office:string-value="4_1_1_07_006" calcext:value-type="string">
            <text:p>4_1_1_07_006</text:p>
          </table:table-cell>
          <table:table-cell table:style-name="ce19" table:formula="of:=[.D189]+2" office:value-type="float" office:value="377" calcext:value-type="float">
            <text:p>377</text:p>
          </table:table-cell>
          <table:table-cell table:style-name="ce16" table:formula="of:=[$'Contas Limpas'.B189]" office:value-type="string" office:string-value="4.1.1.07.006" calcext:value-type="string">
            <text:p>4.1.1.07.006</text:p>
          </table:table-cell>
          <table:table-cell table:style-name="ce16" table:formula="of:=VLOOKUP([.E190];[$'Plano Completo'.$B$2:$'Plano Completo'.$C$401];2;0)" office:value-type="string" office:string-value="Outras Despesas De Marketing" calcext:value-type="string">
            <text:p>Outras Despesas De Marketing</text:p>
          </table:table-cell>
          <table:table-cell table:formula="of:=VLOOKUP([.E190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190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190];[$'Account Type'.$A$2:$'Account Type'.$F$19];6;0)" office:value-type="float" office:value="0" calcext:value-type="float">
            <text:p>0</text:p>
          </table:table-cell>
          <table:table-cell table:style-name="ce20" table:formula="of:=VLOOKUP([.E190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90];8)" office:value-type="string" office:string-value="4.1.1.07" calcext:value-type="string">
            <text:p>4.1.1.07</text:p>
          </table:table-cell>
          <table:table-cell table:style-name="ce21" table:formula="of:=VLOOKUP([.K190];[$Grupos.$B$2:$Grupos.$E$89];2;0)" office:value-type="string" office:string-value="phar_gp_4_1_1_07" calcext:value-type="string">
            <text:p>phar_gp_4_1_1_07</text:p>
          </table:table-cell>
          <table:table-cell table:number-columns-repeated="1011"/>
        </table:table-row>
        <table:table-row table:style-name="ro1">
          <table:table-cell table:style-name="ce17" table:formula="of:=CONCATENATE([.B191];[.C191])" office:value-type="string" office:string-value="ttrx_phr4_1_1_07_007" calcext:value-type="string">
            <text:p>ttrx_phr4_1_1_07_007</text:p>
          </table:table-cell>
          <table:table-cell office:value-type="string" calcext:value-type="string">
            <text:p>ttrx_phr</text:p>
          </table:table-cell>
          <table:table-cell table:style-name="ce17" table:formula="of:=SUBSTITUTE([.E191];&quot;.&quot;;&quot;_&quot;)" office:value-type="string" office:string-value="4_1_1_07_007" calcext:value-type="string">
            <text:p>4_1_1_07_007</text:p>
          </table:table-cell>
          <table:table-cell table:style-name="ce19" table:formula="of:=[.D190]+2" office:value-type="float" office:value="379" calcext:value-type="float">
            <text:p>379</text:p>
          </table:table-cell>
          <table:table-cell table:style-name="ce16" table:formula="of:=[$'Contas Limpas'.B190]" office:value-type="string" office:string-value="4.1.1.07.007" calcext:value-type="string">
            <text:p>4.1.1.07.007</text:p>
          </table:table-cell>
          <table:table-cell table:style-name="ce16" table:formula="of:=VLOOKUP([.E191];[$'Plano Completo'.$B$2:$'Plano Completo'.$C$401];2;0)" office:value-type="string" office:string-value="Grafica" calcext:value-type="string">
            <text:p>Grafica</text:p>
          </table:table-cell>
          <table:table-cell table:formula="of:=VLOOKUP([.E191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191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191];[$'Account Type'.$A$2:$'Account Type'.$F$19];6;0)" office:value-type="float" office:value="0" calcext:value-type="float">
            <text:p>0</text:p>
          </table:table-cell>
          <table:table-cell table:style-name="ce20" table:formula="of:=VLOOKUP([.E191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91];8)" office:value-type="string" office:string-value="4.1.1.07" calcext:value-type="string">
            <text:p>4.1.1.07</text:p>
          </table:table-cell>
          <table:table-cell table:style-name="ce21" table:formula="of:=VLOOKUP([.K191];[$Grupos.$B$2:$Grupos.$E$89];2;0)" office:value-type="string" office:string-value="phar_gp_4_1_1_07" calcext:value-type="string">
            <text:p>phar_gp_4_1_1_07</text:p>
          </table:table-cell>
          <table:table-cell table:number-columns-repeated="1011"/>
        </table:table-row>
        <table:table-row table:style-name="ro1">
          <table:table-cell table:style-name="ce17" table:formula="of:=CONCATENATE([.B192];[.C192])" office:value-type="string" office:string-value="ttrx_phr4_1_1_08_001" calcext:value-type="string">
            <text:p>ttrx_phr4_1_1_08_001</text:p>
          </table:table-cell>
          <table:table-cell office:value-type="string" calcext:value-type="string">
            <text:p>ttrx_phr</text:p>
          </table:table-cell>
          <table:table-cell table:style-name="ce17" table:formula="of:=SUBSTITUTE([.E192];&quot;.&quot;;&quot;_&quot;)" office:value-type="string" office:string-value="4_1_1_08_001" calcext:value-type="string">
            <text:p>4_1_1_08_001</text:p>
          </table:table-cell>
          <table:table-cell table:style-name="ce19" table:formula="of:=[.D191]+2" office:value-type="float" office:value="381" calcext:value-type="float">
            <text:p>381</text:p>
          </table:table-cell>
          <table:table-cell table:style-name="ce16" table:formula="of:=[$'Contas Limpas'.B191]" office:value-type="string" office:string-value="4.1.1.08.001" calcext:value-type="string">
            <text:p>4.1.1.08.001</text:p>
          </table:table-cell>
          <table:table-cell table:style-name="ce16" table:formula="of:=VLOOKUP([.E192];[$'Plano Completo'.$B$2:$'Plano Completo'.$C$401];2;0)" office:value-type="string" office:string-value="Patrocinio Evento" calcext:value-type="string">
            <text:p>Patrocinio Evento</text:p>
          </table:table-cell>
          <table:table-cell table:formula="of:=VLOOKUP([.E192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192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192];[$'Account Type'.$A$2:$'Account Type'.$F$19];6;0)" office:value-type="float" office:value="0" calcext:value-type="float">
            <text:p>0</text:p>
          </table:table-cell>
          <table:table-cell table:style-name="ce20" table:formula="of:=VLOOKUP([.E192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92];8)" office:value-type="string" office:string-value="4.1.1.08" calcext:value-type="string">
            <text:p>4.1.1.08</text:p>
          </table:table-cell>
          <table:table-cell table:style-name="ce21" table:formula="of:=VLOOKUP([.K192];[$Grupos.$B$2:$Grupos.$E$89];2;0)" office:value-type="string" office:string-value="phar_gp_4_1_1_08" calcext:value-type="string">
            <text:p>phar_gp_4_1_1_08</text:p>
          </table:table-cell>
          <table:table-cell table:number-columns-repeated="1011"/>
        </table:table-row>
        <table:table-row table:style-name="ro1">
          <table:table-cell table:style-name="ce17" table:formula="of:=CONCATENATE([.B193];[.C193])" office:value-type="string" office:string-value="ttrx_phr4_1_1_08_002" calcext:value-type="string">
            <text:p>ttrx_phr4_1_1_08_002</text:p>
          </table:table-cell>
          <table:table-cell office:value-type="string" calcext:value-type="string">
            <text:p>ttrx_phr</text:p>
          </table:table-cell>
          <table:table-cell table:style-name="ce17" table:formula="of:=SUBSTITUTE([.E193];&quot;.&quot;;&quot;_&quot;)" office:value-type="string" office:string-value="4_1_1_08_002" calcext:value-type="string">
            <text:p>4_1_1_08_002</text:p>
          </table:table-cell>
          <table:table-cell table:style-name="ce19" table:formula="of:=[.D192]+2" office:value-type="float" office:value="383" calcext:value-type="float">
            <text:p>383</text:p>
          </table:table-cell>
          <table:table-cell table:style-name="ce16" table:formula="of:=[$'Contas Limpas'.B192]" office:value-type="string" office:string-value="4.1.1.08.002" calcext:value-type="string">
            <text:p>4.1.1.08.002</text:p>
          </table:table-cell>
          <table:table-cell table:style-name="ce16" table:formula="of:=VLOOKUP([.E193];[$'Plano Completo'.$B$2:$'Plano Completo'.$C$401];2;0)" office:value-type="string" office:string-value="Stand Evento" calcext:value-type="string">
            <text:p>Stand Evento</text:p>
          </table:table-cell>
          <table:table-cell table:formula="of:=VLOOKUP([.E193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193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193];[$'Account Type'.$A$2:$'Account Type'.$F$19];6;0)" office:value-type="float" office:value="0" calcext:value-type="float">
            <text:p>0</text:p>
          </table:table-cell>
          <table:table-cell table:style-name="ce20" table:formula="of:=VLOOKUP([.E193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93];8)" office:value-type="string" office:string-value="4.1.1.08" calcext:value-type="string">
            <text:p>4.1.1.08</text:p>
          </table:table-cell>
          <table:table-cell table:style-name="ce21" table:formula="of:=VLOOKUP([.K193];[$Grupos.$B$2:$Grupos.$E$89];2;0)" office:value-type="string" office:string-value="phar_gp_4_1_1_08" calcext:value-type="string">
            <text:p>phar_gp_4_1_1_08</text:p>
          </table:table-cell>
          <table:table-cell table:number-columns-repeated="1011"/>
        </table:table-row>
        <table:table-row table:style-name="ro1">
          <table:table-cell table:style-name="ce17" table:formula="of:=CONCATENATE([.B194];[.C194])" office:value-type="string" office:string-value="ttrx_phr4_1_1_08_003" calcext:value-type="string">
            <text:p>ttrx_phr4_1_1_08_003</text:p>
          </table:table-cell>
          <table:table-cell office:value-type="string" calcext:value-type="string">
            <text:p>ttrx_phr</text:p>
          </table:table-cell>
          <table:table-cell table:style-name="ce17" table:formula="of:=SUBSTITUTE([.E194];&quot;.&quot;;&quot;_&quot;)" office:value-type="string" office:string-value="4_1_1_08_003" calcext:value-type="string">
            <text:p>4_1_1_08_003</text:p>
          </table:table-cell>
          <table:table-cell table:style-name="ce19" table:formula="of:=[.D193]+2" office:value-type="float" office:value="385" calcext:value-type="float">
            <text:p>385</text:p>
          </table:table-cell>
          <table:table-cell table:style-name="ce16" table:formula="of:=[$'Contas Limpas'.B193]" office:value-type="string" office:string-value="4.1.1.08.003" calcext:value-type="string">
            <text:p>4.1.1.08.003</text:p>
          </table:table-cell>
          <table:table-cell table:style-name="ce16" table:formula="of:=VLOOKUP([.E194];[$'Plano Completo'.$B$2:$'Plano Completo'.$C$401];2;0)" office:value-type="string" office:string-value="Banner Evento" calcext:value-type="string">
            <text:p>Banner Evento</text:p>
          </table:table-cell>
          <table:table-cell table:formula="of:=VLOOKUP([.E194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194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194];[$'Account Type'.$A$2:$'Account Type'.$F$19];6;0)" office:value-type="float" office:value="0" calcext:value-type="float">
            <text:p>0</text:p>
          </table:table-cell>
          <table:table-cell table:style-name="ce20" table:formula="of:=VLOOKUP([.E194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94];8)" office:value-type="string" office:string-value="4.1.1.08" calcext:value-type="string">
            <text:p>4.1.1.08</text:p>
          </table:table-cell>
          <table:table-cell table:style-name="ce21" table:formula="of:=VLOOKUP([.K194];[$Grupos.$B$2:$Grupos.$E$89];2;0)" office:value-type="string" office:string-value="phar_gp_4_1_1_08" calcext:value-type="string">
            <text:p>phar_gp_4_1_1_08</text:p>
          </table:table-cell>
          <table:table-cell table:number-columns-repeated="1011"/>
        </table:table-row>
        <table:table-row table:style-name="ro1">
          <table:table-cell table:style-name="ce17" table:formula="of:=CONCATENATE([.B195];[.C195])" office:value-type="string" office:string-value="ttrx_phr4_1_1_08_004" calcext:value-type="string">
            <text:p>ttrx_phr4_1_1_08_004</text:p>
          </table:table-cell>
          <table:table-cell office:value-type="string" calcext:value-type="string">
            <text:p>ttrx_phr</text:p>
          </table:table-cell>
          <table:table-cell table:style-name="ce17" table:formula="of:=SUBSTITUTE([.E195];&quot;.&quot;;&quot;_&quot;)" office:value-type="string" office:string-value="4_1_1_08_004" calcext:value-type="string">
            <text:p>4_1_1_08_004</text:p>
          </table:table-cell>
          <table:table-cell table:style-name="ce19" table:formula="of:=[.D194]+2" office:value-type="float" office:value="387" calcext:value-type="float">
            <text:p>387</text:p>
          </table:table-cell>
          <table:table-cell table:style-name="ce16" table:formula="of:=[$'Contas Limpas'.B194]" office:value-type="string" office:string-value="4.1.1.08.004" calcext:value-type="string">
            <text:p>4.1.1.08.004</text:p>
          </table:table-cell>
          <table:table-cell table:style-name="ce16" table:formula="of:=VLOOKUP([.E195];[$'Plano Completo'.$B$2:$'Plano Completo'.$C$401];2;0)" office:value-type="string" office:string-value="Coffe Break Evento" calcext:value-type="string">
            <text:p>Coffe Break Evento</text:p>
          </table:table-cell>
          <table:table-cell table:formula="of:=VLOOKUP([.E195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195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195];[$'Account Type'.$A$2:$'Account Type'.$F$19];6;0)" office:value-type="float" office:value="0" calcext:value-type="float">
            <text:p>0</text:p>
          </table:table-cell>
          <table:table-cell table:style-name="ce20" table:formula="of:=VLOOKUP([.E195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95];8)" office:value-type="string" office:string-value="4.1.1.08" calcext:value-type="string">
            <text:p>4.1.1.08</text:p>
          </table:table-cell>
          <table:table-cell table:style-name="ce21" table:formula="of:=VLOOKUP([.K195];[$Grupos.$B$2:$Grupos.$E$89];2;0)" office:value-type="string" office:string-value="phar_gp_4_1_1_08" calcext:value-type="string">
            <text:p>phar_gp_4_1_1_08</text:p>
          </table:table-cell>
          <table:table-cell table:number-columns-repeated="1011"/>
        </table:table-row>
        <table:table-row table:style-name="ro1">
          <table:table-cell table:style-name="ce17" table:formula="of:=CONCATENATE([.B196];[.C196])" office:value-type="string" office:string-value="ttrx_phr4_1_1_08_005" calcext:value-type="string">
            <text:p>ttrx_phr4_1_1_08_005</text:p>
          </table:table-cell>
          <table:table-cell office:value-type="string" calcext:value-type="string">
            <text:p>ttrx_phr</text:p>
          </table:table-cell>
          <table:table-cell table:style-name="ce17" table:formula="of:=SUBSTITUTE([.E196];&quot;.&quot;;&quot;_&quot;)" office:value-type="string" office:string-value="4_1_1_08_005" calcext:value-type="string">
            <text:p>4_1_1_08_005</text:p>
          </table:table-cell>
          <table:table-cell table:style-name="ce19" table:formula="of:=[.D195]+2" office:value-type="float" office:value="389" calcext:value-type="float">
            <text:p>389</text:p>
          </table:table-cell>
          <table:table-cell table:style-name="ce16" table:formula="of:=[$'Contas Limpas'.B195]" office:value-type="string" office:string-value="4.1.1.08.005" calcext:value-type="string">
            <text:p>4.1.1.08.005</text:p>
          </table:table-cell>
          <table:table-cell table:style-name="ce16" table:formula="of:=VLOOKUP([.E196];[$'Plano Completo'.$B$2:$'Plano Completo'.$C$401];2;0)" office:value-type="string" office:string-value="Brindes Evento" calcext:value-type="string">
            <text:p>Brindes Evento</text:p>
          </table:table-cell>
          <table:table-cell table:formula="of:=VLOOKUP([.E196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196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196];[$'Account Type'.$A$2:$'Account Type'.$F$19];6;0)" office:value-type="float" office:value="0" calcext:value-type="float">
            <text:p>0</text:p>
          </table:table-cell>
          <table:table-cell table:style-name="ce20" table:formula="of:=VLOOKUP([.E196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96];8)" office:value-type="string" office:string-value="4.1.1.08" calcext:value-type="string">
            <text:p>4.1.1.08</text:p>
          </table:table-cell>
          <table:table-cell table:style-name="ce21" table:formula="of:=VLOOKUP([.K196];[$Grupos.$B$2:$Grupos.$E$89];2;0)" office:value-type="string" office:string-value="phar_gp_4_1_1_08" calcext:value-type="string">
            <text:p>phar_gp_4_1_1_08</text:p>
          </table:table-cell>
          <table:table-cell table:number-columns-repeated="1011"/>
        </table:table-row>
        <table:table-row table:style-name="ro1">
          <table:table-cell table:style-name="ce17" table:formula="of:=CONCATENATE([.B197];[.C197])" office:value-type="string" office:string-value="ttrx_phr4_1_1_08_006" calcext:value-type="string">
            <text:p>ttrx_phr4_1_1_08_006</text:p>
          </table:table-cell>
          <table:table-cell office:value-type="string" calcext:value-type="string">
            <text:p>ttrx_phr</text:p>
          </table:table-cell>
          <table:table-cell table:style-name="ce17" table:formula="of:=SUBSTITUTE([.E197];&quot;.&quot;;&quot;_&quot;)" office:value-type="string" office:string-value="4_1_1_08_006" calcext:value-type="string">
            <text:p>4_1_1_08_006</text:p>
          </table:table-cell>
          <table:table-cell table:style-name="ce19" table:formula="of:=[.D196]+2" office:value-type="float" office:value="391" calcext:value-type="float">
            <text:p>391</text:p>
          </table:table-cell>
          <table:table-cell table:style-name="ce16" table:formula="of:=[$'Contas Limpas'.B196]" office:value-type="string" office:string-value="4.1.1.08.006" calcext:value-type="string">
            <text:p>4.1.1.08.006</text:p>
          </table:table-cell>
          <table:table-cell table:style-name="ce16" table:formula="of:=VLOOKUP([.E197];[$'Plano Completo'.$B$2:$'Plano Completo'.$C$401];2;0)" office:value-type="string" office:string-value="Grafica Evento" calcext:value-type="string">
            <text:p>Grafica Evento</text:p>
          </table:table-cell>
          <table:table-cell table:formula="of:=VLOOKUP([.E197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197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197];[$'Account Type'.$A$2:$'Account Type'.$F$19];6;0)" office:value-type="float" office:value="0" calcext:value-type="float">
            <text:p>0</text:p>
          </table:table-cell>
          <table:table-cell table:style-name="ce20" table:formula="of:=VLOOKUP([.E197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97];8)" office:value-type="string" office:string-value="4.1.1.08" calcext:value-type="string">
            <text:p>4.1.1.08</text:p>
          </table:table-cell>
          <table:table-cell table:style-name="ce21" table:formula="of:=VLOOKUP([.K197];[$Grupos.$B$2:$Grupos.$E$89];2;0)" office:value-type="string" office:string-value="phar_gp_4_1_1_08" calcext:value-type="string">
            <text:p>phar_gp_4_1_1_08</text:p>
          </table:table-cell>
          <table:table-cell table:number-columns-repeated="1011"/>
        </table:table-row>
        <table:table-row table:style-name="ro1">
          <table:table-cell table:style-name="ce17" table:formula="of:=CONCATENATE([.B198];[.C198])" office:value-type="string" office:string-value="ttrx_phr4_1_1_08_007" calcext:value-type="string">
            <text:p>ttrx_phr4_1_1_08_007</text:p>
          </table:table-cell>
          <table:table-cell office:value-type="string" calcext:value-type="string">
            <text:p>ttrx_phr</text:p>
          </table:table-cell>
          <table:table-cell table:style-name="ce17" table:formula="of:=SUBSTITUTE([.E198];&quot;.&quot;;&quot;_&quot;)" office:value-type="string" office:string-value="4_1_1_08_007" calcext:value-type="string">
            <text:p>4_1_1_08_007</text:p>
          </table:table-cell>
          <table:table-cell table:style-name="ce19" table:formula="of:=[.D197]+2" office:value-type="float" office:value="393" calcext:value-type="float">
            <text:p>393</text:p>
          </table:table-cell>
          <table:table-cell table:style-name="ce16" table:formula="of:=[$'Contas Limpas'.B197]" office:value-type="string" office:string-value="4.1.1.08.007" calcext:value-type="string">
            <text:p>4.1.1.08.007</text:p>
          </table:table-cell>
          <table:table-cell table:style-name="ce16" table:formula="of:=VLOOKUP([.E198];[$'Plano Completo'.$B$2:$'Plano Completo'.$C$401];2;0)" office:value-type="string" office:string-value="Segurança Evento" calcext:value-type="string">
            <text:p>Segurança Evento</text:p>
          </table:table-cell>
          <table:table-cell table:formula="of:=VLOOKUP([.E198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198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198];[$'Account Type'.$A$2:$'Account Type'.$F$19];6;0)" office:value-type="float" office:value="0" calcext:value-type="float">
            <text:p>0</text:p>
          </table:table-cell>
          <table:table-cell table:style-name="ce20" table:formula="of:=VLOOKUP([.E198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98];8)" office:value-type="string" office:string-value="4.1.1.08" calcext:value-type="string">
            <text:p>4.1.1.08</text:p>
          </table:table-cell>
          <table:table-cell table:style-name="ce21" table:formula="of:=VLOOKUP([.K198];[$Grupos.$B$2:$Grupos.$E$89];2;0)" office:value-type="string" office:string-value="phar_gp_4_1_1_08" calcext:value-type="string">
            <text:p>phar_gp_4_1_1_08</text:p>
          </table:table-cell>
          <table:table-cell table:number-columns-repeated="1011"/>
        </table:table-row>
        <table:table-row table:style-name="ro1">
          <table:table-cell table:style-name="ce17" table:formula="of:=CONCATENATE([.B199];[.C199])" office:value-type="string" office:string-value="ttrx_phr4_1_1_08_008" calcext:value-type="string">
            <text:p>ttrx_phr4_1_1_08_008</text:p>
          </table:table-cell>
          <table:table-cell office:value-type="string" calcext:value-type="string">
            <text:p>ttrx_phr</text:p>
          </table:table-cell>
          <table:table-cell table:style-name="ce17" table:formula="of:=SUBSTITUTE([.E199];&quot;.&quot;;&quot;_&quot;)" office:value-type="string" office:string-value="4_1_1_08_008" calcext:value-type="string">
            <text:p>4_1_1_08_008</text:p>
          </table:table-cell>
          <table:table-cell table:style-name="ce19" table:formula="of:=[.D198]+2" office:value-type="float" office:value="395" calcext:value-type="float">
            <text:p>395</text:p>
          </table:table-cell>
          <table:table-cell table:style-name="ce16" table:formula="of:=[$'Contas Limpas'.B198]" office:value-type="string" office:string-value="4.1.1.08.008" calcext:value-type="string">
            <text:p>4.1.1.08.008</text:p>
          </table:table-cell>
          <table:table-cell table:style-name="ce16" table:formula="of:=VLOOKUP([.E199];[$'Plano Completo'.$B$2:$'Plano Completo'.$C$401];2;0)" office:value-type="string" office:string-value="Modelos Evento" calcext:value-type="string">
            <text:p>Modelos Evento</text:p>
          </table:table-cell>
          <table:table-cell table:formula="of:=VLOOKUP([.E199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199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199];[$'Account Type'.$A$2:$'Account Type'.$F$19];6;0)" office:value-type="float" office:value="0" calcext:value-type="float">
            <text:p>0</text:p>
          </table:table-cell>
          <table:table-cell table:style-name="ce20" table:formula="of:=VLOOKUP([.E199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199];8)" office:value-type="string" office:string-value="4.1.1.08" calcext:value-type="string">
            <text:p>4.1.1.08</text:p>
          </table:table-cell>
          <table:table-cell table:style-name="ce21" table:formula="of:=VLOOKUP([.K199];[$Grupos.$B$2:$Grupos.$E$89];2;0)" office:value-type="string" office:string-value="phar_gp_4_1_1_08" calcext:value-type="string">
            <text:p>phar_gp_4_1_1_08</text:p>
          </table:table-cell>
          <table:table-cell table:number-columns-repeated="1011"/>
        </table:table-row>
        <table:table-row table:style-name="ro1">
          <table:table-cell table:style-name="ce17" table:formula="of:=CONCATENATE([.B200];[.C200])" office:value-type="string" office:string-value="ttrx_phr4_1_1_08_009" calcext:value-type="string">
            <text:p>ttrx_phr4_1_1_08_009</text:p>
          </table:table-cell>
          <table:table-cell office:value-type="string" calcext:value-type="string">
            <text:p>ttrx_phr</text:p>
          </table:table-cell>
          <table:table-cell table:style-name="ce17" table:formula="of:=SUBSTITUTE([.E200];&quot;.&quot;;&quot;_&quot;)" office:value-type="string" office:string-value="4_1_1_08_009" calcext:value-type="string">
            <text:p>4_1_1_08_009</text:p>
          </table:table-cell>
          <table:table-cell table:style-name="ce19" table:formula="of:=[.D199]+2" office:value-type="float" office:value="397" calcext:value-type="float">
            <text:p>397</text:p>
          </table:table-cell>
          <table:table-cell table:style-name="ce16" table:formula="of:=[$'Contas Limpas'.B199]" office:value-type="string" office:string-value="4.1.1.08.009" calcext:value-type="string">
            <text:p>4.1.1.08.009</text:p>
          </table:table-cell>
          <table:table-cell table:style-name="ce16" table:formula="of:=VLOOKUP([.E200];[$'Plano Completo'.$B$2:$'Plano Completo'.$C$401];2;0)" office:value-type="string" office:string-value="Garçon Evento" calcext:value-type="string">
            <text:p>Garçon Evento</text:p>
          </table:table-cell>
          <table:table-cell table:formula="of:=VLOOKUP([.E200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200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200];[$'Account Type'.$A$2:$'Account Type'.$F$19];6;0)" office:value-type="float" office:value="0" calcext:value-type="float">
            <text:p>0</text:p>
          </table:table-cell>
          <table:table-cell table:style-name="ce20" table:formula="of:=VLOOKUP([.E200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200];8)" office:value-type="string" office:string-value="4.1.1.08" calcext:value-type="string">
            <text:p>4.1.1.08</text:p>
          </table:table-cell>
          <table:table-cell table:style-name="ce21" table:formula="of:=VLOOKUP([.K200];[$Grupos.$B$2:$Grupos.$E$89];2;0)" office:value-type="string" office:string-value="phar_gp_4_1_1_08" calcext:value-type="string">
            <text:p>phar_gp_4_1_1_08</text:p>
          </table:table-cell>
          <table:table-cell table:number-columns-repeated="1011"/>
        </table:table-row>
        <table:table-row table:style-name="ro1">
          <table:table-cell table:style-name="ce17" table:formula="of:=CONCATENATE([.B201];[.C201])" office:value-type="string" office:string-value="ttrx_phr4_1_1_08_010" calcext:value-type="string">
            <text:p>ttrx_phr4_1_1_08_010</text:p>
          </table:table-cell>
          <table:table-cell office:value-type="string" calcext:value-type="string">
            <text:p>ttrx_phr</text:p>
          </table:table-cell>
          <table:table-cell table:style-name="ce17" table:formula="of:=SUBSTITUTE([.E201];&quot;.&quot;;&quot;_&quot;)" office:value-type="string" office:string-value="4_1_1_08_010" calcext:value-type="string">
            <text:p>4_1_1_08_010</text:p>
          </table:table-cell>
          <table:table-cell table:style-name="ce19" table:formula="of:=[.D200]+2" office:value-type="float" office:value="399" calcext:value-type="float">
            <text:p>399</text:p>
          </table:table-cell>
          <table:table-cell table:style-name="ce16" table:formula="of:=[$'Contas Limpas'.B200]" office:value-type="string" office:string-value="4.1.1.08.010" calcext:value-type="string">
            <text:p>4.1.1.08.010</text:p>
          </table:table-cell>
          <table:table-cell table:style-name="ce16" table:formula="of:=VLOOKUP([.E201];[$'Plano Completo'.$B$2:$'Plano Completo'.$C$401];2;0)" office:value-type="string" office:string-value="Aluguel De Equipamentos Evento" calcext:value-type="string">
            <text:p>Aluguel De Equipamentos Evento</text:p>
          </table:table-cell>
          <table:table-cell table:formula="of:=VLOOKUP([.E201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201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201];[$'Account Type'.$A$2:$'Account Type'.$F$19];6;0)" office:value-type="float" office:value="0" calcext:value-type="float">
            <text:p>0</text:p>
          </table:table-cell>
          <table:table-cell table:style-name="ce20" table:formula="of:=VLOOKUP([.E201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201];8)" office:value-type="string" office:string-value="4.1.1.08" calcext:value-type="string">
            <text:p>4.1.1.08</text:p>
          </table:table-cell>
          <table:table-cell table:style-name="ce21" table:formula="of:=VLOOKUP([.K201];[$Grupos.$B$2:$Grupos.$E$89];2;0)" office:value-type="string" office:string-value="phar_gp_4_1_1_08" calcext:value-type="string">
            <text:p>phar_gp_4_1_1_08</text:p>
          </table:table-cell>
          <table:table-cell table:number-columns-repeated="1011"/>
        </table:table-row>
        <table:table-row table:style-name="ro1">
          <table:table-cell table:style-name="ce17" table:formula="of:=CONCATENATE([.B202];[.C202])" office:value-type="string" office:string-value="ttrx_phr4_1_1_08_011" calcext:value-type="string">
            <text:p>ttrx_phr4_1_1_08_011</text:p>
          </table:table-cell>
          <table:table-cell office:value-type="string" calcext:value-type="string">
            <text:p>ttrx_phr</text:p>
          </table:table-cell>
          <table:table-cell table:style-name="ce17" table:formula="of:=SUBSTITUTE([.E202];&quot;.&quot;;&quot;_&quot;)" office:value-type="string" office:string-value="4_1_1_08_011" calcext:value-type="string">
            <text:p>4_1_1_08_011</text:p>
          </table:table-cell>
          <table:table-cell table:style-name="ce19" table:formula="of:=[.D201]+2" office:value-type="float" office:value="401" calcext:value-type="float">
            <text:p>401</text:p>
          </table:table-cell>
          <table:table-cell table:style-name="ce16" table:formula="of:=[$'Contas Limpas'.B201]" office:value-type="string" office:string-value="4.1.1.08.011" calcext:value-type="string">
            <text:p>4.1.1.08.011</text:p>
          </table:table-cell>
          <table:table-cell table:style-name="ce16" table:formula="of:=VLOOKUP([.E202];[$'Plano Completo'.$B$2:$'Plano Completo'.$C$401];2;0)" office:value-type="string" office:string-value="Passagem Aerea Evento" calcext:value-type="string">
            <text:p>Passagem Aerea Evento</text:p>
          </table:table-cell>
          <table:table-cell table:formula="of:=VLOOKUP([.E202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202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202];[$'Account Type'.$A$2:$'Account Type'.$F$19];6;0)" office:value-type="float" office:value="0" calcext:value-type="float">
            <text:p>0</text:p>
          </table:table-cell>
          <table:table-cell table:style-name="ce20" table:formula="of:=VLOOKUP([.E202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202];8)" office:value-type="string" office:string-value="4.1.1.08" calcext:value-type="string">
            <text:p>4.1.1.08</text:p>
          </table:table-cell>
          <table:table-cell table:style-name="ce21" table:formula="of:=VLOOKUP([.K202];[$Grupos.$B$2:$Grupos.$E$89];2;0)" office:value-type="string" office:string-value="phar_gp_4_1_1_08" calcext:value-type="string">
            <text:p>phar_gp_4_1_1_08</text:p>
          </table:table-cell>
          <table:table-cell table:number-columns-repeated="1011"/>
        </table:table-row>
        <table:table-row table:style-name="ro1">
          <table:table-cell table:style-name="ce17" table:formula="of:=CONCATENATE([.B203];[.C203])" office:value-type="string" office:string-value="ttrx_phr4_1_1_08_012" calcext:value-type="string">
            <text:p>ttrx_phr4_1_1_08_012</text:p>
          </table:table-cell>
          <table:table-cell office:value-type="string" calcext:value-type="string">
            <text:p>ttrx_phr</text:p>
          </table:table-cell>
          <table:table-cell table:style-name="ce17" table:formula="of:=SUBSTITUTE([.E203];&quot;.&quot;;&quot;_&quot;)" office:value-type="string" office:string-value="4_1_1_08_012" calcext:value-type="string">
            <text:p>4_1_1_08_012</text:p>
          </table:table-cell>
          <table:table-cell table:style-name="ce19" table:formula="of:=[.D202]+2" office:value-type="float" office:value="403" calcext:value-type="float">
            <text:p>403</text:p>
          </table:table-cell>
          <table:table-cell table:style-name="ce16" table:formula="of:=[$'Contas Limpas'.B202]" office:value-type="string" office:string-value="4.1.1.08.012" calcext:value-type="string">
            <text:p>4.1.1.08.012</text:p>
          </table:table-cell>
          <table:table-cell table:style-name="ce16" table:formula="of:=VLOOKUP([.E203];[$'Plano Completo'.$B$2:$'Plano Completo'.$C$401];2;0)" office:value-type="string" office:string-value="Estadia Evento" calcext:value-type="string">
            <text:p>Estadia Evento</text:p>
          </table:table-cell>
          <table:table-cell table:formula="of:=VLOOKUP([.E203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203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203];[$'Account Type'.$A$2:$'Account Type'.$F$19];6;0)" office:value-type="float" office:value="0" calcext:value-type="float">
            <text:p>0</text:p>
          </table:table-cell>
          <table:table-cell table:style-name="ce20" table:formula="of:=VLOOKUP([.E203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203];8)" office:value-type="string" office:string-value="4.1.1.08" calcext:value-type="string">
            <text:p>4.1.1.08</text:p>
          </table:table-cell>
          <table:table-cell table:style-name="ce21" table:formula="of:=VLOOKUP([.K203];[$Grupos.$B$2:$Grupos.$E$89];2;0)" office:value-type="string" office:string-value="phar_gp_4_1_1_08" calcext:value-type="string">
            <text:p>phar_gp_4_1_1_08</text:p>
          </table:table-cell>
          <table:table-cell table:number-columns-repeated="1011"/>
        </table:table-row>
        <table:table-row table:style-name="ro1">
          <table:table-cell table:style-name="ce17" table:formula="of:=CONCATENATE([.B204];[.C204])" office:value-type="string" office:string-value="ttrx_phr4_1_1_08_013" calcext:value-type="string">
            <text:p>ttrx_phr4_1_1_08_013</text:p>
          </table:table-cell>
          <table:table-cell office:value-type="string" calcext:value-type="string">
            <text:p>ttrx_phr</text:p>
          </table:table-cell>
          <table:table-cell table:style-name="ce17" table:formula="of:=SUBSTITUTE([.E204];&quot;.&quot;;&quot;_&quot;)" office:value-type="string" office:string-value="4_1_1_08_013" calcext:value-type="string">
            <text:p>4_1_1_08_013</text:p>
          </table:table-cell>
          <table:table-cell table:style-name="ce19" table:formula="of:=[.D203]+2" office:value-type="float" office:value="405" calcext:value-type="float">
            <text:p>405</text:p>
          </table:table-cell>
          <table:table-cell table:style-name="ce16" table:formula="of:=[$'Contas Limpas'.B203]" office:value-type="string" office:string-value="4.1.1.08.013" calcext:value-type="string">
            <text:p>4.1.1.08.013</text:p>
          </table:table-cell>
          <table:table-cell table:style-name="ce16" table:formula="of:=VLOOKUP([.E204];[$'Plano Completo'.$B$2:$'Plano Completo'.$C$401];2;0)" office:value-type="string" office:string-value="Transporte Evento" calcext:value-type="string">
            <text:p>Transporte Evento</text:p>
          </table:table-cell>
          <table:table-cell table:formula="of:=VLOOKUP([.E204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204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204];[$'Account Type'.$A$2:$'Account Type'.$F$19];6;0)" office:value-type="float" office:value="0" calcext:value-type="float">
            <text:p>0</text:p>
          </table:table-cell>
          <table:table-cell table:style-name="ce20" table:formula="of:=VLOOKUP([.E204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204];8)" office:value-type="string" office:string-value="4.1.1.08" calcext:value-type="string">
            <text:p>4.1.1.08</text:p>
          </table:table-cell>
          <table:table-cell table:style-name="ce21" table:formula="of:=VLOOKUP([.K204];[$Grupos.$B$2:$Grupos.$E$89];2;0)" office:value-type="string" office:string-value="phar_gp_4_1_1_08" calcext:value-type="string">
            <text:p>phar_gp_4_1_1_08</text:p>
          </table:table-cell>
          <table:table-cell table:number-columns-repeated="1011"/>
        </table:table-row>
        <table:table-row table:style-name="ro1">
          <table:table-cell table:style-name="ce17" table:formula="of:=CONCATENATE([.B205];[.C205])" office:value-type="string" office:string-value="ttrx_phr4_1_1_08_014" calcext:value-type="string">
            <text:p>ttrx_phr4_1_1_08_014</text:p>
          </table:table-cell>
          <table:table-cell office:value-type="string" calcext:value-type="string">
            <text:p>ttrx_phr</text:p>
          </table:table-cell>
          <table:table-cell table:style-name="ce17" table:formula="of:=SUBSTITUTE([.E205];&quot;.&quot;;&quot;_&quot;)" office:value-type="string" office:string-value="4_1_1_08_014" calcext:value-type="string">
            <text:p>4_1_1_08_014</text:p>
          </table:table-cell>
          <table:table-cell table:style-name="ce19" table:formula="of:=[.D204]+2" office:value-type="float" office:value="407" calcext:value-type="float">
            <text:p>407</text:p>
          </table:table-cell>
          <table:table-cell table:style-name="ce16" table:formula="of:=[$'Contas Limpas'.B204]" office:value-type="string" office:string-value="4.1.1.08.014" calcext:value-type="string">
            <text:p>4.1.1.08.014</text:p>
          </table:table-cell>
          <table:table-cell table:style-name="ce16" table:formula="of:=VLOOKUP([.E205];[$'Plano Completo'.$B$2:$'Plano Completo'.$C$401];2;0)" office:value-type="string" office:string-value="Premio Evento" calcext:value-type="string">
            <text:p>Premio Evento</text:p>
          </table:table-cell>
          <table:table-cell table:formula="of:=VLOOKUP([.E205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205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205];[$'Account Type'.$A$2:$'Account Type'.$F$19];6;0)" office:value-type="float" office:value="0" calcext:value-type="float">
            <text:p>0</text:p>
          </table:table-cell>
          <table:table-cell table:style-name="ce20" table:formula="of:=VLOOKUP([.E205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205];8)" office:value-type="string" office:string-value="4.1.1.08" calcext:value-type="string">
            <text:p>4.1.1.08</text:p>
          </table:table-cell>
          <table:table-cell table:style-name="ce21" table:formula="of:=VLOOKUP([.K205];[$Grupos.$B$2:$Grupos.$E$89];2;0)" office:value-type="string" office:string-value="phar_gp_4_1_1_08" calcext:value-type="string">
            <text:p>phar_gp_4_1_1_08</text:p>
          </table:table-cell>
          <table:table-cell table:number-columns-repeated="1011"/>
        </table:table-row>
        <table:table-row table:style-name="ro1">
          <table:table-cell table:style-name="ce17" table:formula="of:=CONCATENATE([.B206];[.C206])" office:value-type="string" office:string-value="ttrx_phr4_1_1_08_015" calcext:value-type="string">
            <text:p>ttrx_phr4_1_1_08_015</text:p>
          </table:table-cell>
          <table:table-cell office:value-type="string" calcext:value-type="string">
            <text:p>ttrx_phr</text:p>
          </table:table-cell>
          <table:table-cell table:style-name="ce17" table:formula="of:=SUBSTITUTE([.E206];&quot;.&quot;;&quot;_&quot;)" office:value-type="string" office:string-value="4_1_1_08_015" calcext:value-type="string">
            <text:p>4_1_1_08_015</text:p>
          </table:table-cell>
          <table:table-cell table:style-name="ce19" table:formula="of:=[.D205]+2" office:value-type="float" office:value="409" calcext:value-type="float">
            <text:p>409</text:p>
          </table:table-cell>
          <table:table-cell table:style-name="ce16" table:formula="of:=[$'Contas Limpas'.B205]" office:value-type="string" office:string-value="4.1.1.08.015" calcext:value-type="string">
            <text:p>4.1.1.08.015</text:p>
          </table:table-cell>
          <table:table-cell table:style-name="ce16" table:formula="of:=VLOOKUP([.E206];[$'Plano Completo'.$B$2:$'Plano Completo'.$C$401];2;0)" office:value-type="string" office:string-value="Producao De Evento" calcext:value-type="string">
            <text:p>Producao De Evento</text:p>
          </table:table-cell>
          <table:table-cell table:formula="of:=VLOOKUP([.E206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206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206];[$'Account Type'.$A$2:$'Account Type'.$F$19];6;0)" office:value-type="float" office:value="0" calcext:value-type="float">
            <text:p>0</text:p>
          </table:table-cell>
          <table:table-cell table:style-name="ce20" table:formula="of:=VLOOKUP([.E206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206];8)" office:value-type="string" office:string-value="4.1.1.08" calcext:value-type="string">
            <text:p>4.1.1.08</text:p>
          </table:table-cell>
          <table:table-cell table:style-name="ce21" table:formula="of:=VLOOKUP([.K206];[$Grupos.$B$2:$Grupos.$E$89];2;0)" office:value-type="string" office:string-value="phar_gp_4_1_1_08" calcext:value-type="string">
            <text:p>phar_gp_4_1_1_08</text:p>
          </table:table-cell>
          <table:table-cell table:number-columns-repeated="1011"/>
        </table:table-row>
        <table:table-row table:style-name="ro1">
          <table:table-cell table:style-name="ce17" table:formula="of:=CONCATENATE([.B207];[.C207])" office:value-type="string" office:string-value="ttrx_phr4_1_1_09_001" calcext:value-type="string">
            <text:p>ttrx_phr4_1_1_09_001</text:p>
          </table:table-cell>
          <table:table-cell office:value-type="string" calcext:value-type="string">
            <text:p>ttrx_phr</text:p>
          </table:table-cell>
          <table:table-cell table:style-name="ce17" table:formula="of:=SUBSTITUTE([.E207];&quot;.&quot;;&quot;_&quot;)" office:value-type="string" office:string-value="4_1_1_09_001" calcext:value-type="string">
            <text:p>4_1_1_09_001</text:p>
          </table:table-cell>
          <table:table-cell table:style-name="ce19" table:formula="of:=[.D206]+2" office:value-type="float" office:value="411" calcext:value-type="float">
            <text:p>411</text:p>
          </table:table-cell>
          <table:table-cell table:style-name="ce16" table:formula="of:=[$'Contas Limpas'.B206]" office:value-type="string" office:string-value="4.1.1.09.001" calcext:value-type="string">
            <text:p>4.1.1.09.001</text:p>
          </table:table-cell>
          <table:table-cell table:style-name="ce16" table:formula="of:=VLOOKUP([.E207];[$'Plano Completo'.$B$2:$'Plano Completo'.$C$401];2;0)" office:value-type="string" office:string-value="Locacao De Veiculos Viagem" calcext:value-type="string">
            <text:p>Locacao De Veiculos Viagem</text:p>
          </table:table-cell>
          <table:table-cell table:formula="of:=VLOOKUP([.E207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207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207];[$'Account Type'.$A$2:$'Account Type'.$F$19];6;0)" office:value-type="float" office:value="0" calcext:value-type="float">
            <text:p>0</text:p>
          </table:table-cell>
          <table:table-cell table:style-name="ce20" table:formula="of:=VLOOKUP([.E207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207];8)" office:value-type="string" office:string-value="4.1.1.09" calcext:value-type="string">
            <text:p>4.1.1.09</text:p>
          </table:table-cell>
          <table:table-cell table:style-name="ce21" table:formula="of:=VLOOKUP([.K207];[$Grupos.$B$2:$Grupos.$E$89];2;0)" office:value-type="string" office:string-value="phar_gp_4_1_1_09" calcext:value-type="string">
            <text:p>phar_gp_4_1_1_09</text:p>
          </table:table-cell>
          <table:table-cell table:number-columns-repeated="1011"/>
        </table:table-row>
        <table:table-row table:style-name="ro1">
          <table:table-cell table:style-name="ce17" table:formula="of:=CONCATENATE([.B208];[.C208])" office:value-type="string" office:string-value="ttrx_phr4_1_1_09_002" calcext:value-type="string">
            <text:p>ttrx_phr4_1_1_09_002</text:p>
          </table:table-cell>
          <table:table-cell office:value-type="string" calcext:value-type="string">
            <text:p>ttrx_phr</text:p>
          </table:table-cell>
          <table:table-cell table:style-name="ce17" table:formula="of:=SUBSTITUTE([.E208];&quot;.&quot;;&quot;_&quot;)" office:value-type="string" office:string-value="4_1_1_09_002" calcext:value-type="string">
            <text:p>4_1_1_09_002</text:p>
          </table:table-cell>
          <table:table-cell table:style-name="ce19" table:formula="of:=[.D207]+2" office:value-type="float" office:value="413" calcext:value-type="float">
            <text:p>413</text:p>
          </table:table-cell>
          <table:table-cell table:style-name="ce16" table:formula="of:=[$'Contas Limpas'.B207]" office:value-type="string" office:string-value="4.1.1.09.002" calcext:value-type="string">
            <text:p>4.1.1.09.002</text:p>
          </table:table-cell>
          <table:table-cell table:style-name="ce16" table:formula="of:=VLOOKUP([.E208];[$'Plano Completo'.$B$2:$'Plano Completo'.$C$401];2;0)" office:value-type="string" office:string-value="Hospedagem Viagem" calcext:value-type="string">
            <text:p>Hospedagem Viagem</text:p>
          </table:table-cell>
          <table:table-cell table:formula="of:=VLOOKUP([.E208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208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208];[$'Account Type'.$A$2:$'Account Type'.$F$19];6;0)" office:value-type="float" office:value="0" calcext:value-type="float">
            <text:p>0</text:p>
          </table:table-cell>
          <table:table-cell table:style-name="ce20" table:formula="of:=VLOOKUP([.E208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208];8)" office:value-type="string" office:string-value="4.1.1.09" calcext:value-type="string">
            <text:p>4.1.1.09</text:p>
          </table:table-cell>
          <table:table-cell table:style-name="ce21" table:formula="of:=VLOOKUP([.K208];[$Grupos.$B$2:$Grupos.$E$89];2;0)" office:value-type="string" office:string-value="phar_gp_4_1_1_09" calcext:value-type="string">
            <text:p>phar_gp_4_1_1_09</text:p>
          </table:table-cell>
          <table:table-cell table:number-columns-repeated="1011"/>
        </table:table-row>
        <table:table-row table:style-name="ro1">
          <table:table-cell table:style-name="ce17" table:formula="of:=CONCATENATE([.B209];[.C209])" office:value-type="string" office:string-value="ttrx_phr4_1_1_09_003" calcext:value-type="string">
            <text:p>ttrx_phr4_1_1_09_003</text:p>
          </table:table-cell>
          <table:table-cell office:value-type="string" calcext:value-type="string">
            <text:p>ttrx_phr</text:p>
          </table:table-cell>
          <table:table-cell table:style-name="ce17" table:formula="of:=SUBSTITUTE([.E209];&quot;.&quot;;&quot;_&quot;)" office:value-type="string" office:string-value="4_1_1_09_003" calcext:value-type="string">
            <text:p>4_1_1_09_003</text:p>
          </table:table-cell>
          <table:table-cell table:style-name="ce19" table:formula="of:=[.D208]+2" office:value-type="float" office:value="415" calcext:value-type="float">
            <text:p>415</text:p>
          </table:table-cell>
          <table:table-cell table:style-name="ce16" table:formula="of:=[$'Contas Limpas'.B208]" office:value-type="string" office:string-value="4.1.1.09.003" calcext:value-type="string">
            <text:p>4.1.1.09.003</text:p>
          </table:table-cell>
          <table:table-cell table:style-name="ce16" table:formula="of:=VLOOKUP([.E209];[$'Plano Completo'.$B$2:$'Plano Completo'.$C$401];2;0)" office:value-type="string" office:string-value="Passagens Viagem" calcext:value-type="string">
            <text:p>Passagens Viagem</text:p>
          </table:table-cell>
          <table:table-cell table:formula="of:=VLOOKUP([.E209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209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209];[$'Account Type'.$A$2:$'Account Type'.$F$19];6;0)" office:value-type="float" office:value="0" calcext:value-type="float">
            <text:p>0</text:p>
          </table:table-cell>
          <table:table-cell table:style-name="ce20" table:formula="of:=VLOOKUP([.E209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209];8)" office:value-type="string" office:string-value="4.1.1.09" calcext:value-type="string">
            <text:p>4.1.1.09</text:p>
          </table:table-cell>
          <table:table-cell table:style-name="ce21" table:formula="of:=VLOOKUP([.K209];[$Grupos.$B$2:$Grupos.$E$89];2;0)" office:value-type="string" office:string-value="phar_gp_4_1_1_09" calcext:value-type="string">
            <text:p>phar_gp_4_1_1_09</text:p>
          </table:table-cell>
          <table:table-cell table:number-columns-repeated="1011"/>
        </table:table-row>
        <table:table-row table:style-name="ro1">
          <table:table-cell table:style-name="ce17" table:formula="of:=CONCATENATE([.B210];[.C210])" office:value-type="string" office:string-value="ttrx_phr4_1_1_09_004" calcext:value-type="string">
            <text:p>ttrx_phr4_1_1_09_004</text:p>
          </table:table-cell>
          <table:table-cell office:value-type="string" calcext:value-type="string">
            <text:p>ttrx_phr</text:p>
          </table:table-cell>
          <table:table-cell table:style-name="ce17" table:formula="of:=SUBSTITUTE([.E210];&quot;.&quot;;&quot;_&quot;)" office:value-type="string" office:string-value="4_1_1_09_004" calcext:value-type="string">
            <text:p>4_1_1_09_004</text:p>
          </table:table-cell>
          <table:table-cell table:style-name="ce19" table:formula="of:=[.D209]+2" office:value-type="float" office:value="417" calcext:value-type="float">
            <text:p>417</text:p>
          </table:table-cell>
          <table:table-cell table:style-name="ce16" table:formula="of:=[$'Contas Limpas'.B209]" office:value-type="string" office:string-value="4.1.1.09.004" calcext:value-type="string">
            <text:p>4.1.1.09.004</text:p>
          </table:table-cell>
          <table:table-cell table:style-name="ce16" table:formula="of:=VLOOKUP([.E210];[$'Plano Completo'.$B$2:$'Plano Completo'.$C$401];2;0)" office:value-type="string" office:string-value="Pedagios Viagem" calcext:value-type="string">
            <text:p>Pedagios Viagem</text:p>
          </table:table-cell>
          <table:table-cell table:formula="of:=VLOOKUP([.E210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210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210];[$'Account Type'.$A$2:$'Account Type'.$F$19];6;0)" office:value-type="float" office:value="0" calcext:value-type="float">
            <text:p>0</text:p>
          </table:table-cell>
          <table:table-cell table:style-name="ce20" table:formula="of:=VLOOKUP([.E210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210];8)" office:value-type="string" office:string-value="4.1.1.09" calcext:value-type="string">
            <text:p>4.1.1.09</text:p>
          </table:table-cell>
          <table:table-cell table:style-name="ce21" table:formula="of:=VLOOKUP([.K210];[$Grupos.$B$2:$Grupos.$E$89];2;0)" office:value-type="string" office:string-value="phar_gp_4_1_1_09" calcext:value-type="string">
            <text:p>phar_gp_4_1_1_09</text:p>
          </table:table-cell>
          <table:table-cell table:number-columns-repeated="1011"/>
        </table:table-row>
        <table:table-row table:style-name="ro1">
          <table:table-cell table:style-name="ce17" table:formula="of:=CONCATENATE([.B211];[.C211])" office:value-type="string" office:string-value="ttrx_phr4_1_1_09_005" calcext:value-type="string">
            <text:p>ttrx_phr4_1_1_09_005</text:p>
          </table:table-cell>
          <table:table-cell office:value-type="string" calcext:value-type="string">
            <text:p>ttrx_phr</text:p>
          </table:table-cell>
          <table:table-cell table:style-name="ce17" table:formula="of:=SUBSTITUTE([.E211];&quot;.&quot;;&quot;_&quot;)" office:value-type="string" office:string-value="4_1_1_09_005" calcext:value-type="string">
            <text:p>4_1_1_09_005</text:p>
          </table:table-cell>
          <table:table-cell table:style-name="ce19" table:formula="of:=[.D210]+2" office:value-type="float" office:value="419" calcext:value-type="float">
            <text:p>419</text:p>
          </table:table-cell>
          <table:table-cell table:style-name="ce16" table:formula="of:=[$'Contas Limpas'.B210]" office:value-type="string" office:string-value="4.1.1.09.005" calcext:value-type="string">
            <text:p>4.1.1.09.005</text:p>
          </table:table-cell>
          <table:table-cell table:style-name="ce16" table:formula="of:=VLOOKUP([.E211];[$'Plano Completo'.$B$2:$'Plano Completo'.$C$401];2;0)" office:value-type="string" office:string-value="Lanches / Refeicoes Viagem" calcext:value-type="string">
            <text:p>Lanches / Refeicoes Viagem</text:p>
          </table:table-cell>
          <table:table-cell table:formula="of:=VLOOKUP([.E211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211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211];[$'Account Type'.$A$2:$'Account Type'.$F$19];6;0)" office:value-type="float" office:value="0" calcext:value-type="float">
            <text:p>0</text:p>
          </table:table-cell>
          <table:table-cell table:style-name="ce20" table:formula="of:=VLOOKUP([.E211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211];8)" office:value-type="string" office:string-value="4.1.1.09" calcext:value-type="string">
            <text:p>4.1.1.09</text:p>
          </table:table-cell>
          <table:table-cell table:style-name="ce21" table:formula="of:=VLOOKUP([.K211];[$Grupos.$B$2:$Grupos.$E$89];2;0)" office:value-type="string" office:string-value="phar_gp_4_1_1_09" calcext:value-type="string">
            <text:p>phar_gp_4_1_1_09</text:p>
          </table:table-cell>
          <table:table-cell table:number-columns-repeated="1011"/>
        </table:table-row>
        <table:table-row table:style-name="ro1">
          <table:table-cell table:style-name="ce17" table:formula="of:=CONCATENATE([.B212];[.C212])" office:value-type="string" office:string-value="ttrx_phr4_1_1_09_006" calcext:value-type="string">
            <text:p>ttrx_phr4_1_1_09_006</text:p>
          </table:table-cell>
          <table:table-cell office:value-type="string" calcext:value-type="string">
            <text:p>ttrx_phr</text:p>
          </table:table-cell>
          <table:table-cell table:style-name="ce17" table:formula="of:=SUBSTITUTE([.E212];&quot;.&quot;;&quot;_&quot;)" office:value-type="string" office:string-value="4_1_1_09_006" calcext:value-type="string">
            <text:p>4_1_1_09_006</text:p>
          </table:table-cell>
          <table:table-cell table:style-name="ce19" table:formula="of:=[.D211]+2" office:value-type="float" office:value="421" calcext:value-type="float">
            <text:p>421</text:p>
          </table:table-cell>
          <table:table-cell table:style-name="ce16" table:formula="of:=[$'Contas Limpas'.B211]" office:value-type="string" office:string-value="4.1.1.09.006" calcext:value-type="string">
            <text:p>4.1.1.09.006</text:p>
          </table:table-cell>
          <table:table-cell table:style-name="ce16" table:formula="of:=VLOOKUP([.E212];[$'Plano Completo'.$B$2:$'Plano Completo'.$C$401];2;0)" office:value-type="string" office:string-value="Taxi Viagem" calcext:value-type="string">
            <text:p>Taxi Viagem</text:p>
          </table:table-cell>
          <table:table-cell table:formula="of:=VLOOKUP([.E212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212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212];[$'Account Type'.$A$2:$'Account Type'.$F$19];6;0)" office:value-type="float" office:value="0" calcext:value-type="float">
            <text:p>0</text:p>
          </table:table-cell>
          <table:table-cell table:style-name="ce20" table:formula="of:=VLOOKUP([.E212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212];8)" office:value-type="string" office:string-value="4.1.1.09" calcext:value-type="string">
            <text:p>4.1.1.09</text:p>
          </table:table-cell>
          <table:table-cell table:style-name="ce21" table:formula="of:=VLOOKUP([.K212];[$Grupos.$B$2:$Grupos.$E$89];2;0)" office:value-type="string" office:string-value="phar_gp_4_1_1_09" calcext:value-type="string">
            <text:p>phar_gp_4_1_1_09</text:p>
          </table:table-cell>
          <table:table-cell table:number-columns-repeated="1011"/>
        </table:table-row>
        <table:table-row table:style-name="ro1">
          <table:table-cell table:style-name="ce17" table:formula="of:=CONCATENATE([.B213];[.C213])" office:value-type="string" office:string-value="ttrx_phr4_1_1_09_007" calcext:value-type="string">
            <text:p>ttrx_phr4_1_1_09_007</text:p>
          </table:table-cell>
          <table:table-cell office:value-type="string" calcext:value-type="string">
            <text:p>ttrx_phr</text:p>
          </table:table-cell>
          <table:table-cell table:style-name="ce17" table:formula="of:=SUBSTITUTE([.E213];&quot;.&quot;;&quot;_&quot;)" office:value-type="string" office:string-value="4_1_1_09_007" calcext:value-type="string">
            <text:p>4_1_1_09_007</text:p>
          </table:table-cell>
          <table:table-cell table:style-name="ce19" table:formula="of:=[.D212]+2" office:value-type="float" office:value="423" calcext:value-type="float">
            <text:p>423</text:p>
          </table:table-cell>
          <table:table-cell table:style-name="ce16" table:formula="of:=[$'Contas Limpas'.B212]" office:value-type="string" office:string-value="4.1.1.09.007" calcext:value-type="string">
            <text:p>4.1.1.09.007</text:p>
          </table:table-cell>
          <table:table-cell table:style-name="ce16" table:formula="of:=VLOOKUP([.E213];[$'Plano Completo'.$B$2:$'Plano Completo'.$C$401];2;0)" office:value-type="string" office:string-value="Locomoção Viagem" calcext:value-type="string">
            <text:p>Locomoção Viagem</text:p>
          </table:table-cell>
          <table:table-cell table:formula="of:=VLOOKUP([.E213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213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213];[$'Account Type'.$A$2:$'Account Type'.$F$19];6;0)" office:value-type="float" office:value="0" calcext:value-type="float">
            <text:p>0</text:p>
          </table:table-cell>
          <table:table-cell table:style-name="ce20" table:formula="of:=VLOOKUP([.E213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213];8)" office:value-type="string" office:string-value="4.1.1.09" calcext:value-type="string">
            <text:p>4.1.1.09</text:p>
          </table:table-cell>
          <table:table-cell table:style-name="ce21" table:formula="of:=VLOOKUP([.K213];[$Grupos.$B$2:$Grupos.$E$89];2;0)" office:value-type="string" office:string-value="phar_gp_4_1_1_09" calcext:value-type="string">
            <text:p>phar_gp_4_1_1_09</text:p>
          </table:table-cell>
          <table:table-cell table:number-columns-repeated="1011"/>
        </table:table-row>
        <table:table-row table:style-name="ro1">
          <table:table-cell table:style-name="ce17" table:formula="of:=CONCATENATE([.B214];[.C214])" office:value-type="string" office:string-value="ttrx_phr4_1_1_09_008" calcext:value-type="string">
            <text:p>ttrx_phr4_1_1_09_008</text:p>
          </table:table-cell>
          <table:table-cell office:value-type="string" calcext:value-type="string">
            <text:p>ttrx_phr</text:p>
          </table:table-cell>
          <table:table-cell table:style-name="ce17" table:formula="of:=SUBSTITUTE([.E214];&quot;.&quot;;&quot;_&quot;)" office:value-type="string" office:string-value="4_1_1_09_008" calcext:value-type="string">
            <text:p>4_1_1_09_008</text:p>
          </table:table-cell>
          <table:table-cell table:style-name="ce19" table:formula="of:=[.D213]+2" office:value-type="float" office:value="425" calcext:value-type="float">
            <text:p>425</text:p>
          </table:table-cell>
          <table:table-cell table:style-name="ce16" table:formula="of:=[$'Contas Limpas'.B213]" office:value-type="string" office:string-value="4.1.1.09.008" calcext:value-type="string">
            <text:p>4.1.1.09.008</text:p>
          </table:table-cell>
          <table:table-cell table:style-name="ce16" table:formula="of:=VLOOKUP([.E214];[$'Plano Completo'.$B$2:$'Plano Completo'.$C$401];2;0)" office:value-type="string" office:string-value="Reembolso De Combustivel Viagem" calcext:value-type="string">
            <text:p>Reembolso De Combustivel Viagem</text:p>
          </table:table-cell>
          <table:table-cell table:formula="of:=VLOOKUP([.E214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214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214];[$'Account Type'.$A$2:$'Account Type'.$F$19];6;0)" office:value-type="float" office:value="0" calcext:value-type="float">
            <text:p>0</text:p>
          </table:table-cell>
          <table:table-cell table:style-name="ce20" table:formula="of:=VLOOKUP([.E214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214];8)" office:value-type="string" office:string-value="4.1.1.09" calcext:value-type="string">
            <text:p>4.1.1.09</text:p>
          </table:table-cell>
          <table:table-cell table:style-name="ce21" table:formula="of:=VLOOKUP([.K214];[$Grupos.$B$2:$Grupos.$E$89];2;0)" office:value-type="string" office:string-value="phar_gp_4_1_1_09" calcext:value-type="string">
            <text:p>phar_gp_4_1_1_09</text:p>
          </table:table-cell>
          <table:table-cell table:number-columns-repeated="1011"/>
        </table:table-row>
        <table:table-row table:style-name="ro1">
          <table:table-cell table:style-name="ce17" table:formula="of:=CONCATENATE([.B215];[.C215])" office:value-type="string" office:string-value="ttrx_phr4_1_1_09_009" calcext:value-type="string">
            <text:p>ttrx_phr4_1_1_09_009</text:p>
          </table:table-cell>
          <table:table-cell office:value-type="string" calcext:value-type="string">
            <text:p>ttrx_phr</text:p>
          </table:table-cell>
          <table:table-cell table:style-name="ce17" table:formula="of:=SUBSTITUTE([.E215];&quot;.&quot;;&quot;_&quot;)" office:value-type="string" office:string-value="4_1_1_09_009" calcext:value-type="string">
            <text:p>4_1_1_09_009</text:p>
          </table:table-cell>
          <table:table-cell table:style-name="ce19" table:formula="of:=[.D214]+2" office:value-type="float" office:value="427" calcext:value-type="float">
            <text:p>427</text:p>
          </table:table-cell>
          <table:table-cell table:style-name="ce16" table:formula="of:=[$'Contas Limpas'.B214]" office:value-type="string" office:string-value="4.1.1.09.009" calcext:value-type="string">
            <text:p>4.1.1.09.009</text:p>
          </table:table-cell>
          <table:table-cell table:style-name="ce16" table:formula="of:=VLOOKUP([.E215];[$'Plano Completo'.$B$2:$'Plano Completo'.$C$401];2;0)" office:value-type="string" office:string-value="Viagens E Estadias Viagem" calcext:value-type="string">
            <text:p>Viagens E Estadias Viagem</text:p>
          </table:table-cell>
          <table:table-cell table:formula="of:=VLOOKUP([.E215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215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215];[$'Account Type'.$A$2:$'Account Type'.$F$19];6;0)" office:value-type="float" office:value="0" calcext:value-type="float">
            <text:p>0</text:p>
          </table:table-cell>
          <table:table-cell table:style-name="ce20" table:formula="of:=VLOOKUP([.E215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215];8)" office:value-type="string" office:string-value="4.1.1.09" calcext:value-type="string">
            <text:p>4.1.1.09</text:p>
          </table:table-cell>
          <table:table-cell table:style-name="ce21" table:formula="of:=VLOOKUP([.K215];[$Grupos.$B$2:$Grupos.$E$89];2;0)" office:value-type="string" office:string-value="phar_gp_4_1_1_09" calcext:value-type="string">
            <text:p>phar_gp_4_1_1_09</text:p>
          </table:table-cell>
          <table:table-cell table:number-columns-repeated="1011"/>
        </table:table-row>
        <table:table-row table:style-name="ro1">
          <table:table-cell table:style-name="ce17" table:formula="of:=CONCATENATE([.B216];[.C216])" office:value-type="string" office:string-value="ttrx_phr4_1_1_09_010" calcext:value-type="string">
            <text:p>ttrx_phr4_1_1_09_010</text:p>
          </table:table-cell>
          <table:table-cell office:value-type="string" calcext:value-type="string">
            <text:p>ttrx_phr</text:p>
          </table:table-cell>
          <table:table-cell table:style-name="ce17" table:formula="of:=SUBSTITUTE([.E216];&quot;.&quot;;&quot;_&quot;)" office:value-type="string" office:string-value="4_1_1_09_010" calcext:value-type="string">
            <text:p>4_1_1_09_010</text:p>
          </table:table-cell>
          <table:table-cell table:style-name="ce19" table:formula="of:=[.D215]+2" office:value-type="float" office:value="429" calcext:value-type="float">
            <text:p>429</text:p>
          </table:table-cell>
          <table:table-cell table:style-name="ce16" table:formula="of:=[$'Contas Limpas'.B215]" office:value-type="string" office:string-value="4.1.1.09.010" calcext:value-type="string">
            <text:p>4.1.1.09.010</text:p>
          </table:table-cell>
          <table:table-cell table:style-name="ce16" table:formula="of:=VLOOKUP([.E216];[$'Plano Completo'.$B$2:$'Plano Completo'.$C$401];2;0)" office:value-type="string" office:string-value="Estacionamento Viagem" calcext:value-type="string">
            <text:p>Estacionamento Viagem</text:p>
          </table:table-cell>
          <table:table-cell table:formula="of:=VLOOKUP([.E216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216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216];[$'Account Type'.$A$2:$'Account Type'.$F$19];6;0)" office:value-type="float" office:value="0" calcext:value-type="float">
            <text:p>0</text:p>
          </table:table-cell>
          <table:table-cell table:style-name="ce20" table:formula="of:=VLOOKUP([.E216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216];8)" office:value-type="string" office:string-value="4.1.1.09" calcext:value-type="string">
            <text:p>4.1.1.09</text:p>
          </table:table-cell>
          <table:table-cell table:style-name="ce21" table:formula="of:=VLOOKUP([.K216];[$Grupos.$B$2:$Grupos.$E$89];2;0)" office:value-type="string" office:string-value="phar_gp_4_1_1_09" calcext:value-type="string">
            <text:p>phar_gp_4_1_1_09</text:p>
          </table:table-cell>
          <table:table-cell table:number-columns-repeated="1011"/>
        </table:table-row>
        <table:table-row table:style-name="ro1">
          <table:table-cell table:style-name="ce17" table:formula="of:=CONCATENATE([.B217];[.C217])" office:value-type="string" office:string-value="ttrx_phr4_1_1_10_001" calcext:value-type="string">
            <text:p>ttrx_phr4_1_1_10_001</text:p>
          </table:table-cell>
          <table:table-cell office:value-type="string" calcext:value-type="string">
            <text:p>ttrx_phr</text:p>
          </table:table-cell>
          <table:table-cell table:style-name="ce17" table:formula="of:=SUBSTITUTE([.E217];&quot;.&quot;;&quot;_&quot;)" office:value-type="string" office:string-value="4_1_1_10_001" calcext:value-type="string">
            <text:p>4_1_1_10_001</text:p>
          </table:table-cell>
          <table:table-cell table:style-name="ce19" table:formula="of:=[.D216]+2" office:value-type="float" office:value="431" calcext:value-type="float">
            <text:p>431</text:p>
          </table:table-cell>
          <table:table-cell table:style-name="ce16" table:formula="of:=[$'Contas Limpas'.B216]" office:value-type="string" office:string-value="4.1.1.10.001" calcext:value-type="string">
            <text:p>4.1.1.10.001</text:p>
          </table:table-cell>
          <table:table-cell table:style-name="ce16" table:formula="of:=VLOOKUP([.E217];[$'Plano Completo'.$B$2:$'Plano Completo'.$C$401];2;0)" office:value-type="string" office:string-value="Despesas C/ Depreciacoes" calcext:value-type="string">
            <text:p>Despesas C/ Depreciacoes</text:p>
          </table:table-cell>
          <table:table-cell table:formula="of:=VLOOKUP([.E217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217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217];[$'Account Type'.$A$2:$'Account Type'.$F$19];6;0)" office:value-type="float" office:value="0" calcext:value-type="float">
            <text:p>0</text:p>
          </table:table-cell>
          <table:table-cell table:style-name="ce20" table:formula="of:=VLOOKUP([.E217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217];8)" office:value-type="string" office:string-value="4.1.1.10" calcext:value-type="string">
            <text:p>4.1.1.10</text:p>
          </table:table-cell>
          <table:table-cell table:style-name="ce21" table:formula="of:=VLOOKUP([.K217];[$Grupos.$B$2:$Grupos.$E$89];2;0)" office:value-type="string" office:string-value="phar_gp_4_1_1_10" calcext:value-type="string">
            <text:p>phar_gp_4_1_1_10</text:p>
          </table:table-cell>
          <table:table-cell table:number-columns-repeated="1011"/>
        </table:table-row>
        <table:table-row table:style-name="ro1">
          <table:table-cell table:style-name="ce17" table:formula="of:=CONCATENATE([.B218];[.C218])" office:value-type="string" office:string-value="ttrx_phr4_1_1_10_002" calcext:value-type="string">
            <text:p>ttrx_phr4_1_1_10_002</text:p>
          </table:table-cell>
          <table:table-cell office:value-type="string" calcext:value-type="string">
            <text:p>ttrx_phr</text:p>
          </table:table-cell>
          <table:table-cell table:style-name="ce17" table:formula="of:=SUBSTITUTE([.E218];&quot;.&quot;;&quot;_&quot;)" office:value-type="string" office:string-value="4_1_1_10_002" calcext:value-type="string">
            <text:p>4_1_1_10_002</text:p>
          </table:table-cell>
          <table:table-cell table:style-name="ce19" table:formula="of:=[.D217]+2" office:value-type="float" office:value="433" calcext:value-type="float">
            <text:p>433</text:p>
          </table:table-cell>
          <table:table-cell table:style-name="ce16" table:formula="of:=[$'Contas Limpas'.B217]" office:value-type="string" office:string-value="4.1.1.10.002" calcext:value-type="string">
            <text:p>4.1.1.10.002</text:p>
          </table:table-cell>
          <table:table-cell table:style-name="ce16" table:formula="of:=VLOOKUP([.E218];[$'Plano Completo'.$B$2:$'Plano Completo'.$C$401];2;0)" office:value-type="string" office:string-value="Despesas C/ Amortizacoes" calcext:value-type="string">
            <text:p>Despesas C/ Amortizacoes</text:p>
          </table:table-cell>
          <table:table-cell table:formula="of:=VLOOKUP([.E218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218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218];[$'Account Type'.$A$2:$'Account Type'.$F$19];6;0)" office:value-type="float" office:value="0" calcext:value-type="float">
            <text:p>0</text:p>
          </table:table-cell>
          <table:table-cell table:style-name="ce20" table:formula="of:=VLOOKUP([.E218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218];8)" office:value-type="string" office:string-value="4.1.1.10" calcext:value-type="string">
            <text:p>4.1.1.10</text:p>
          </table:table-cell>
          <table:table-cell table:style-name="ce21" table:formula="of:=VLOOKUP([.K218];[$Grupos.$B$2:$Grupos.$E$89];2;0)" office:value-type="string" office:string-value="phar_gp_4_1_1_10" calcext:value-type="string">
            <text:p>phar_gp_4_1_1_10</text:p>
          </table:table-cell>
          <table:table-cell table:number-columns-repeated="1011"/>
        </table:table-row>
        <table:table-row table:style-name="ro1">
          <table:table-cell table:style-name="ce17" table:formula="of:=CONCATENATE([.B219];[.C219])" office:value-type="string" office:string-value="ttrx_phr4_1_1_11_001" calcext:value-type="string">
            <text:p>ttrx_phr4_1_1_11_001</text:p>
          </table:table-cell>
          <table:table-cell office:value-type="string" calcext:value-type="string">
            <text:p>ttrx_phr</text:p>
          </table:table-cell>
          <table:table-cell table:style-name="ce17" table:formula="of:=SUBSTITUTE([.E219];&quot;.&quot;;&quot;_&quot;)" office:value-type="string" office:string-value="4_1_1_11_001" calcext:value-type="string">
            <text:p>4_1_1_11_001</text:p>
          </table:table-cell>
          <table:table-cell table:style-name="ce19" table:formula="of:=[.D218]+2" office:value-type="float" office:value="435" calcext:value-type="float">
            <text:p>435</text:p>
          </table:table-cell>
          <table:table-cell table:style-name="ce16" table:formula="of:=[$'Contas Limpas'.B218]" office:value-type="string" office:string-value="4.1.1.11.001" calcext:value-type="string">
            <text:p>4.1.1.11.001</text:p>
          </table:table-cell>
          <table:table-cell table:style-name="ce16" table:formula="of:=VLOOKUP([.E219];[$'Plano Completo'.$B$2:$'Plano Completo'.$C$401];2;0)" office:value-type="string" office:string-value="Assessoria Contabil" calcext:value-type="string">
            <text:p>Assessoria Contabil</text:p>
          </table:table-cell>
          <table:table-cell table:formula="of:=VLOOKUP([.E219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219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219];[$'Account Type'.$A$2:$'Account Type'.$F$19];6;0)" office:value-type="float" office:value="0" calcext:value-type="float">
            <text:p>0</text:p>
          </table:table-cell>
          <table:table-cell table:style-name="ce20" table:formula="of:=VLOOKUP([.E219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219];8)" office:value-type="string" office:string-value="4.1.1.11" calcext:value-type="string">
            <text:p>4.1.1.11</text:p>
          </table:table-cell>
          <table:table-cell table:style-name="ce21" table:formula="of:=VLOOKUP([.K219];[$Grupos.$B$2:$Grupos.$E$89];2;0)" office:value-type="string" office:string-value="phar_gp_4_1_1_11" calcext:value-type="string">
            <text:p>phar_gp_4_1_1_11</text:p>
          </table:table-cell>
          <table:table-cell table:number-columns-repeated="1011"/>
        </table:table-row>
        <table:table-row table:style-name="ro1">
          <table:table-cell table:style-name="ce17" table:formula="of:=CONCATENATE([.B220];[.C220])" office:value-type="string" office:string-value="ttrx_phr4_1_1_11_002" calcext:value-type="string">
            <text:p>ttrx_phr4_1_1_11_002</text:p>
          </table:table-cell>
          <table:table-cell office:value-type="string" calcext:value-type="string">
            <text:p>ttrx_phr</text:p>
          </table:table-cell>
          <table:table-cell table:style-name="ce17" table:formula="of:=SUBSTITUTE([.E220];&quot;.&quot;;&quot;_&quot;)" office:value-type="string" office:string-value="4_1_1_11_002" calcext:value-type="string">
            <text:p>4_1_1_11_002</text:p>
          </table:table-cell>
          <table:table-cell table:style-name="ce19" table:formula="of:=[.D219]+2" office:value-type="float" office:value="437" calcext:value-type="float">
            <text:p>437</text:p>
          </table:table-cell>
          <table:table-cell table:style-name="ce16" table:formula="of:=[$'Contas Limpas'.B219]" office:value-type="string" office:string-value="4.1.1.11.002" calcext:value-type="string">
            <text:p>4.1.1.11.002</text:p>
          </table:table-cell>
          <table:table-cell table:style-name="ce16" table:formula="of:=VLOOKUP([.E220];[$'Plano Completo'.$B$2:$'Plano Completo'.$C$401];2;0)" office:value-type="string" office:string-value="Assessoria Juridica" calcext:value-type="string">
            <text:p>Assessoria Juridica</text:p>
          </table:table-cell>
          <table:table-cell table:formula="of:=VLOOKUP([.E220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220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220];[$'Account Type'.$A$2:$'Account Type'.$F$19];6;0)" office:value-type="float" office:value="0" calcext:value-type="float">
            <text:p>0</text:p>
          </table:table-cell>
          <table:table-cell table:style-name="ce20" table:formula="of:=VLOOKUP([.E220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220];8)" office:value-type="string" office:string-value="4.1.1.11" calcext:value-type="string">
            <text:p>4.1.1.11</text:p>
          </table:table-cell>
          <table:table-cell table:style-name="ce21" table:formula="of:=VLOOKUP([.K220];[$Grupos.$B$2:$Grupos.$E$89];2;0)" office:value-type="string" office:string-value="phar_gp_4_1_1_11" calcext:value-type="string">
            <text:p>phar_gp_4_1_1_11</text:p>
          </table:table-cell>
          <table:table-cell table:number-columns-repeated="1011"/>
        </table:table-row>
        <table:table-row table:style-name="ro1">
          <table:table-cell table:style-name="ce17" table:formula="of:=CONCATENATE([.B221];[.C221])" office:value-type="string" office:string-value="ttrx_phr4_1_1_11_003" calcext:value-type="string">
            <text:p>ttrx_phr4_1_1_11_003</text:p>
          </table:table-cell>
          <table:table-cell office:value-type="string" calcext:value-type="string">
            <text:p>ttrx_phr</text:p>
          </table:table-cell>
          <table:table-cell table:style-name="ce17" table:formula="of:=SUBSTITUTE([.E221];&quot;.&quot;;&quot;_&quot;)" office:value-type="string" office:string-value="4_1_1_11_003" calcext:value-type="string">
            <text:p>4_1_1_11_003</text:p>
          </table:table-cell>
          <table:table-cell table:style-name="ce19" table:formula="of:=[.D220]+2" office:value-type="float" office:value="439" calcext:value-type="float">
            <text:p>439</text:p>
          </table:table-cell>
          <table:table-cell table:style-name="ce16" table:formula="of:=[$'Contas Limpas'.B220]" office:value-type="string" office:string-value="4.1.1.11.003" calcext:value-type="string">
            <text:p>4.1.1.11.003</text:p>
          </table:table-cell>
          <table:table-cell table:style-name="ce16" table:formula="of:=VLOOKUP([.E221];[$'Plano Completo'.$B$2:$'Plano Completo'.$C$401];2;0)" office:value-type="string" office:string-value="Consultorias" calcext:value-type="string">
            <text:p>Consultorias</text:p>
          </table:table-cell>
          <table:table-cell table:formula="of:=VLOOKUP([.E221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221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221];[$'Account Type'.$A$2:$'Account Type'.$F$19];6;0)" office:value-type="float" office:value="0" calcext:value-type="float">
            <text:p>0</text:p>
          </table:table-cell>
          <table:table-cell table:style-name="ce20" table:formula="of:=VLOOKUP([.E221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221];8)" office:value-type="string" office:string-value="4.1.1.11" calcext:value-type="string">
            <text:p>4.1.1.11</text:p>
          </table:table-cell>
          <table:table-cell table:style-name="ce21" table:formula="of:=VLOOKUP([.K221];[$Grupos.$B$2:$Grupos.$E$89];2;0)" office:value-type="string" office:string-value="phar_gp_4_1_1_11" calcext:value-type="string">
            <text:p>phar_gp_4_1_1_11</text:p>
          </table:table-cell>
          <table:table-cell table:number-columns-repeated="1011"/>
        </table:table-row>
        <table:table-row table:style-name="ro1">
          <table:table-cell table:style-name="ce17" table:formula="of:=CONCATENATE([.B222];[.C222])" office:value-type="string" office:string-value="ttrx_phr4_1_1_11_004" calcext:value-type="string">
            <text:p>ttrx_phr4_1_1_11_004</text:p>
          </table:table-cell>
          <table:table-cell office:value-type="string" calcext:value-type="string">
            <text:p>ttrx_phr</text:p>
          </table:table-cell>
          <table:table-cell table:style-name="ce17" table:formula="of:=SUBSTITUTE([.E222];&quot;.&quot;;&quot;_&quot;)" office:value-type="string" office:string-value="4_1_1_11_004" calcext:value-type="string">
            <text:p>4_1_1_11_004</text:p>
          </table:table-cell>
          <table:table-cell table:style-name="ce19" table:formula="of:=[.D221]+2" office:value-type="float" office:value="441" calcext:value-type="float">
            <text:p>441</text:p>
          </table:table-cell>
          <table:table-cell table:style-name="ce16" table:formula="of:=[$'Contas Limpas'.B221]" office:value-type="string" office:string-value="4.1.1.11.004" calcext:value-type="string">
            <text:p>4.1.1.11.004</text:p>
          </table:table-cell>
          <table:table-cell table:style-name="ce16" table:formula="of:=VLOOKUP([.E222];[$'Plano Completo'.$B$2:$'Plano Completo'.$C$401];2;0)" office:value-type="string" office:string-value="Servicos de Limpeza" calcext:value-type="string">
            <text:p>Servicos de Limpeza</text:p>
          </table:table-cell>
          <table:table-cell table:formula="of:=VLOOKUP([.E222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222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222];[$'Account Type'.$A$2:$'Account Type'.$F$19];6;0)" office:value-type="float" office:value="0" calcext:value-type="float">
            <text:p>0</text:p>
          </table:table-cell>
          <table:table-cell table:style-name="ce20" table:formula="of:=VLOOKUP([.E222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222];8)" office:value-type="string" office:string-value="4.1.1.11" calcext:value-type="string">
            <text:p>4.1.1.11</text:p>
          </table:table-cell>
          <table:table-cell table:style-name="ce21" table:formula="of:=VLOOKUP([.K222];[$Grupos.$B$2:$Grupos.$E$89];2;0)" office:value-type="string" office:string-value="phar_gp_4_1_1_11" calcext:value-type="string">
            <text:p>phar_gp_4_1_1_11</text:p>
          </table:table-cell>
          <table:table-cell table:number-columns-repeated="1011"/>
        </table:table-row>
        <table:table-row table:style-name="ro1">
          <table:table-cell table:style-name="ce17" table:formula="of:=CONCATENATE([.B223];[.C223])" office:value-type="string" office:string-value="ttrx_phr4_1_1_11_005" calcext:value-type="string">
            <text:p>ttrx_phr4_1_1_11_005</text:p>
          </table:table-cell>
          <table:table-cell office:value-type="string" calcext:value-type="string">
            <text:p>ttrx_phr</text:p>
          </table:table-cell>
          <table:table-cell table:style-name="ce17" table:formula="of:=SUBSTITUTE([.E223];&quot;.&quot;;&quot;_&quot;)" office:value-type="string" office:string-value="4_1_1_11_005" calcext:value-type="string">
            <text:p>4_1_1_11_005</text:p>
          </table:table-cell>
          <table:table-cell table:style-name="ce19" table:formula="of:=[.D222]+2" office:value-type="float" office:value="443" calcext:value-type="float">
            <text:p>443</text:p>
          </table:table-cell>
          <table:table-cell table:style-name="ce16" table:formula="of:=[$'Contas Limpas'.B222]" office:value-type="string" office:string-value="4.1.1.11.005" calcext:value-type="string">
            <text:p>4.1.1.11.005</text:p>
          </table:table-cell>
          <table:table-cell table:style-name="ce16" table:formula="of:=VLOOKUP([.E223];[$'Plano Completo'.$B$2:$'Plano Completo'.$C$401];2;0)" office:value-type="string" office:string-value="Servicos de Vigilancia" calcext:value-type="string">
            <text:p>Servicos de Vigilancia</text:p>
          </table:table-cell>
          <table:table-cell table:formula="of:=VLOOKUP([.E223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223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223];[$'Account Type'.$A$2:$'Account Type'.$F$19];6;0)" office:value-type="float" office:value="0" calcext:value-type="float">
            <text:p>0</text:p>
          </table:table-cell>
          <table:table-cell table:style-name="ce20" table:formula="of:=VLOOKUP([.E223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223];8)" office:value-type="string" office:string-value="4.1.1.11" calcext:value-type="string">
            <text:p>4.1.1.11</text:p>
          </table:table-cell>
          <table:table-cell table:style-name="ce21" table:formula="of:=VLOOKUP([.K223];[$Grupos.$B$2:$Grupos.$E$89];2;0)" office:value-type="string" office:string-value="phar_gp_4_1_1_11" calcext:value-type="string">
            <text:p>phar_gp_4_1_1_11</text:p>
          </table:table-cell>
          <table:table-cell table:number-columns-repeated="1011"/>
        </table:table-row>
        <table:table-row table:style-name="ro1">
          <table:table-cell table:style-name="ce17" table:formula="of:=CONCATENATE([.B224];[.C224])" office:value-type="string" office:string-value="ttrx_phr4_1_1_11_006" calcext:value-type="string">
            <text:p>ttrx_phr4_1_1_11_006</text:p>
          </table:table-cell>
          <table:table-cell office:value-type="string" calcext:value-type="string">
            <text:p>ttrx_phr</text:p>
          </table:table-cell>
          <table:table-cell table:style-name="ce17" table:formula="of:=SUBSTITUTE([.E224];&quot;.&quot;;&quot;_&quot;)" office:value-type="string" office:string-value="4_1_1_11_006" calcext:value-type="string">
            <text:p>4_1_1_11_006</text:p>
          </table:table-cell>
          <table:table-cell table:style-name="ce19" table:formula="of:=[.D223]+2" office:value-type="float" office:value="445" calcext:value-type="float">
            <text:p>445</text:p>
          </table:table-cell>
          <table:table-cell table:style-name="ce16" table:formula="of:=[$'Contas Limpas'.B223]" office:value-type="string" office:string-value="4.1.1.11.006" calcext:value-type="string">
            <text:p>4.1.1.11.006</text:p>
          </table:table-cell>
          <table:table-cell table:style-name="ce16" table:formula="of:=VLOOKUP([.E224];[$'Plano Completo'.$B$2:$'Plano Completo'.$C$401];2;0)" office:value-type="string" office:string-value="Servicos de Informatica" calcext:value-type="string">
            <text:p>Servicos de Informatica</text:p>
          </table:table-cell>
          <table:table-cell table:formula="of:=VLOOKUP([.E224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224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224];[$'Account Type'.$A$2:$'Account Type'.$F$19];6;0)" office:value-type="float" office:value="0" calcext:value-type="float">
            <text:p>0</text:p>
          </table:table-cell>
          <table:table-cell table:style-name="ce20" table:formula="of:=VLOOKUP([.E224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224];8)" office:value-type="string" office:string-value="4.1.1.11" calcext:value-type="string">
            <text:p>4.1.1.11</text:p>
          </table:table-cell>
          <table:table-cell table:style-name="ce21" table:formula="of:=VLOOKUP([.K224];[$Grupos.$B$2:$Grupos.$E$89];2;0)" office:value-type="string" office:string-value="phar_gp_4_1_1_11" calcext:value-type="string">
            <text:p>phar_gp_4_1_1_11</text:p>
          </table:table-cell>
          <table:table-cell table:number-columns-repeated="1011"/>
        </table:table-row>
        <table:table-row table:style-name="ro1">
          <table:table-cell table:style-name="ce17" table:formula="of:=CONCATENATE([.B225];[.C225])" office:value-type="string" office:string-value="ttrx_phr4_1_1_11_007" calcext:value-type="string">
            <text:p>ttrx_phr4_1_1_11_007</text:p>
          </table:table-cell>
          <table:table-cell office:value-type="string" calcext:value-type="string">
            <text:p>ttrx_phr</text:p>
          </table:table-cell>
          <table:table-cell table:style-name="ce17" table:formula="of:=SUBSTITUTE([.E225];&quot;.&quot;;&quot;_&quot;)" office:value-type="string" office:string-value="4_1_1_11_007" calcext:value-type="string">
            <text:p>4_1_1_11_007</text:p>
          </table:table-cell>
          <table:table-cell table:style-name="ce19" table:formula="of:=[.D224]+2" office:value-type="float" office:value="447" calcext:value-type="float">
            <text:p>447</text:p>
          </table:table-cell>
          <table:table-cell table:style-name="ce16" table:formula="of:=[$'Contas Limpas'.B224]" office:value-type="string" office:string-value="4.1.1.11.007" calcext:value-type="string">
            <text:p>4.1.1.11.007</text:p>
          </table:table-cell>
          <table:table-cell table:style-name="ce16" table:formula="of:=VLOOKUP([.E225];[$'Plano Completo'.$B$2:$'Plano Completo'.$C$401];2;0)" office:value-type="string" office:string-value="Serviço de Chaveiro" calcext:value-type="string">
            <text:p>Serviço de Chaveiro</text:p>
          </table:table-cell>
          <table:table-cell table:formula="of:=VLOOKUP([.E225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225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225];[$'Account Type'.$A$2:$'Account Type'.$F$19];6;0)" office:value-type="float" office:value="0" calcext:value-type="float">
            <text:p>0</text:p>
          </table:table-cell>
          <table:table-cell table:style-name="ce20" table:formula="of:=VLOOKUP([.E225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225];8)" office:value-type="string" office:string-value="4.1.1.11" calcext:value-type="string">
            <text:p>4.1.1.11</text:p>
          </table:table-cell>
          <table:table-cell table:style-name="ce21" table:formula="of:=VLOOKUP([.K225];[$Grupos.$B$2:$Grupos.$E$89];2;0)" office:value-type="string" office:string-value="phar_gp_4_1_1_11" calcext:value-type="string">
            <text:p>phar_gp_4_1_1_11</text:p>
          </table:table-cell>
          <table:table-cell table:number-columns-repeated="1011"/>
        </table:table-row>
        <table:table-row table:style-name="ro1">
          <table:table-cell table:style-name="ce17" table:formula="of:=CONCATENATE([.B226];[.C226])" office:value-type="string" office:string-value="ttrx_phr4_1_1_12_001" calcext:value-type="string">
            <text:p>ttrx_phr4_1_1_12_001</text:p>
          </table:table-cell>
          <table:table-cell office:value-type="string" calcext:value-type="string">
            <text:p>ttrx_phr</text:p>
          </table:table-cell>
          <table:table-cell table:style-name="ce17" table:formula="of:=SUBSTITUTE([.E226];&quot;.&quot;;&quot;_&quot;)" office:value-type="string" office:string-value="4_1_1_12_001" calcext:value-type="string">
            <text:p>4_1_1_12_001</text:p>
          </table:table-cell>
          <table:table-cell table:style-name="ce19" table:formula="of:=[.D225]+2" office:value-type="float" office:value="449" calcext:value-type="float">
            <text:p>449</text:p>
          </table:table-cell>
          <table:table-cell table:style-name="ce16" table:formula="of:=[$'Contas Limpas'.B225]" office:value-type="string" office:string-value="4.1.1.12.001" calcext:value-type="string">
            <text:p>4.1.1.12.001</text:p>
          </table:table-cell>
          <table:table-cell table:style-name="ce16" table:formula="of:=VLOOKUP([.E226];[$'Plano Completo'.$B$2:$'Plano Completo'.$C$401];2;0)" office:value-type="string" office:string-value="Associacao De Classes" calcext:value-type="string">
            <text:p>Associacao De Classes</text:p>
          </table:table-cell>
          <table:table-cell table:formula="of:=VLOOKUP([.E226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226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226];[$'Account Type'.$A$2:$'Account Type'.$F$19];6;0)" office:value-type="float" office:value="0" calcext:value-type="float">
            <text:p>0</text:p>
          </table:table-cell>
          <table:table-cell table:style-name="ce20" table:formula="of:=VLOOKUP([.E226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226];8)" office:value-type="string" office:string-value="4.1.1.12" calcext:value-type="string">
            <text:p>4.1.1.12</text:p>
          </table:table-cell>
          <table:table-cell table:style-name="ce21" table:formula="of:=VLOOKUP([.K226];[$Grupos.$B$2:$Grupos.$E$89];2;0)" office:value-type="string" office:string-value="phar_gp_4_1_1_12" calcext:value-type="string">
            <text:p>phar_gp_4_1_1_12</text:p>
          </table:table-cell>
          <table:table-cell table:number-columns-repeated="1011"/>
        </table:table-row>
        <table:table-row table:style-name="ro1">
          <table:table-cell table:style-name="ce17" table:formula="of:=CONCATENATE([.B227];[.C227])" office:value-type="string" office:string-value="ttrx_phr4_1_1_12_002" calcext:value-type="string">
            <text:p>ttrx_phr4_1_1_12_002</text:p>
          </table:table-cell>
          <table:table-cell office:value-type="string" calcext:value-type="string">
            <text:p>ttrx_phr</text:p>
          </table:table-cell>
          <table:table-cell table:style-name="ce17" table:formula="of:=SUBSTITUTE([.E227];&quot;.&quot;;&quot;_&quot;)" office:value-type="string" office:string-value="4_1_1_12_002" calcext:value-type="string">
            <text:p>4_1_1_12_002</text:p>
          </table:table-cell>
          <table:table-cell table:style-name="ce19" table:formula="of:=[.D226]+2" office:value-type="float" office:value="451" calcext:value-type="float">
            <text:p>451</text:p>
          </table:table-cell>
          <table:table-cell table:style-name="ce16" table:formula="of:=[$'Contas Limpas'.B226]" office:value-type="string" office:string-value="4.1.1.12.002" calcext:value-type="string">
            <text:p>4.1.1.12.002</text:p>
          </table:table-cell>
          <table:table-cell table:style-name="ce16" table:formula="of:=VLOOKUP([.E227];[$'Plano Completo'.$B$2:$'Plano Completo'.$C$401];2;0)" office:value-type="string" office:string-value="Taxas Federais" calcext:value-type="string">
            <text:p>Taxas Federais</text:p>
          </table:table-cell>
          <table:table-cell table:formula="of:=VLOOKUP([.E227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227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227];[$'Account Type'.$A$2:$'Account Type'.$F$19];6;0)" office:value-type="float" office:value="0" calcext:value-type="float">
            <text:p>0</text:p>
          </table:table-cell>
          <table:table-cell table:style-name="ce20" table:formula="of:=VLOOKUP([.E227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227];8)" office:value-type="string" office:string-value="4.1.1.12" calcext:value-type="string">
            <text:p>4.1.1.12</text:p>
          </table:table-cell>
          <table:table-cell table:style-name="ce21" table:formula="of:=VLOOKUP([.K227];[$Grupos.$B$2:$Grupos.$E$89];2;0)" office:value-type="string" office:string-value="phar_gp_4_1_1_12" calcext:value-type="string">
            <text:p>phar_gp_4_1_1_12</text:p>
          </table:table-cell>
          <table:table-cell table:number-columns-repeated="1011"/>
        </table:table-row>
        <table:table-row table:style-name="ro1">
          <table:table-cell table:style-name="ce17" table:formula="of:=CONCATENATE([.B228];[.C228])" office:value-type="string" office:string-value="ttrx_phr4_1_1_12_003" calcext:value-type="string">
            <text:p>ttrx_phr4_1_1_12_003</text:p>
          </table:table-cell>
          <table:table-cell office:value-type="string" calcext:value-type="string">
            <text:p>ttrx_phr</text:p>
          </table:table-cell>
          <table:table-cell table:style-name="ce17" table:formula="of:=SUBSTITUTE([.E228];&quot;.&quot;;&quot;_&quot;)" office:value-type="string" office:string-value="4_1_1_12_003" calcext:value-type="string">
            <text:p>4_1_1_12_003</text:p>
          </table:table-cell>
          <table:table-cell table:style-name="ce19" table:formula="of:=[.D227]+2" office:value-type="float" office:value="453" calcext:value-type="float">
            <text:p>453</text:p>
          </table:table-cell>
          <table:table-cell table:style-name="ce16" table:formula="of:=[$'Contas Limpas'.B227]" office:value-type="string" office:string-value="4.1.1.12.003" calcext:value-type="string">
            <text:p>4.1.1.12.003</text:p>
          </table:table-cell>
          <table:table-cell table:style-name="ce16" table:formula="of:=VLOOKUP([.E228];[$'Plano Completo'.$B$2:$'Plano Completo'.$C$401];2;0)" office:value-type="string" office:string-value="Taxas Estaduais" calcext:value-type="string">
            <text:p>Taxas Estaduais</text:p>
          </table:table-cell>
          <table:table-cell table:formula="of:=VLOOKUP([.E228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228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228];[$'Account Type'.$A$2:$'Account Type'.$F$19];6;0)" office:value-type="float" office:value="0" calcext:value-type="float">
            <text:p>0</text:p>
          </table:table-cell>
          <table:table-cell table:style-name="ce20" table:formula="of:=VLOOKUP([.E228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228];8)" office:value-type="string" office:string-value="4.1.1.12" calcext:value-type="string">
            <text:p>4.1.1.12</text:p>
          </table:table-cell>
          <table:table-cell table:style-name="ce21" table:formula="of:=VLOOKUP([.K228];[$Grupos.$B$2:$Grupos.$E$89];2;0)" office:value-type="string" office:string-value="phar_gp_4_1_1_12" calcext:value-type="string">
            <text:p>phar_gp_4_1_1_12</text:p>
          </table:table-cell>
          <table:table-cell table:number-columns-repeated="1011"/>
        </table:table-row>
        <table:table-row table:style-name="ro1">
          <table:table-cell table:style-name="ce17" table:formula="of:=CONCATENATE([.B229];[.C229])" office:value-type="string" office:string-value="ttrx_phr4_1_1_12_004" calcext:value-type="string">
            <text:p>ttrx_phr4_1_1_12_004</text:p>
          </table:table-cell>
          <table:table-cell office:value-type="string" calcext:value-type="string">
            <text:p>ttrx_phr</text:p>
          </table:table-cell>
          <table:table-cell table:style-name="ce17" table:formula="of:=SUBSTITUTE([.E229];&quot;.&quot;;&quot;_&quot;)" office:value-type="string" office:string-value="4_1_1_12_004" calcext:value-type="string">
            <text:p>4_1_1_12_004</text:p>
          </table:table-cell>
          <table:table-cell table:style-name="ce19" table:formula="of:=[.D228]+2" office:value-type="float" office:value="455" calcext:value-type="float">
            <text:p>455</text:p>
          </table:table-cell>
          <table:table-cell table:style-name="ce16" table:formula="of:=[$'Contas Limpas'.B228]" office:value-type="string" office:string-value="4.1.1.12.004" calcext:value-type="string">
            <text:p>4.1.1.12.004</text:p>
          </table:table-cell>
          <table:table-cell table:style-name="ce16" table:formula="of:=VLOOKUP([.E229];[$'Plano Completo'.$B$2:$'Plano Completo'.$C$401];2;0)" office:value-type="string" office:string-value="Taxas Municipais" calcext:value-type="string">
            <text:p>Taxas Municipais</text:p>
          </table:table-cell>
          <table:table-cell table:formula="of:=VLOOKUP([.E229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229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229];[$'Account Type'.$A$2:$'Account Type'.$F$19];6;0)" office:value-type="float" office:value="0" calcext:value-type="float">
            <text:p>0</text:p>
          </table:table-cell>
          <table:table-cell table:style-name="ce20" table:formula="of:=VLOOKUP([.E229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229];8)" office:value-type="string" office:string-value="4.1.1.12" calcext:value-type="string">
            <text:p>4.1.1.12</text:p>
          </table:table-cell>
          <table:table-cell table:style-name="ce21" table:formula="of:=VLOOKUP([.K229];[$Grupos.$B$2:$Grupos.$E$89];2;0)" office:value-type="string" office:string-value="phar_gp_4_1_1_12" calcext:value-type="string">
            <text:p>phar_gp_4_1_1_12</text:p>
          </table:table-cell>
          <table:table-cell table:number-columns-repeated="1011"/>
        </table:table-row>
        <table:table-row table:style-name="ro1">
          <table:table-cell table:style-name="ce17" table:formula="of:=CONCATENATE([.B230];[.C230])" office:value-type="string" office:string-value="ttrx_phr4_1_1_12_005" calcext:value-type="string">
            <text:p>ttrx_phr4_1_1_12_005</text:p>
          </table:table-cell>
          <table:table-cell office:value-type="string" calcext:value-type="string">
            <text:p>ttrx_phr</text:p>
          </table:table-cell>
          <table:table-cell table:style-name="ce17" table:formula="of:=SUBSTITUTE([.E230];&quot;.&quot;;&quot;_&quot;)" office:value-type="string" office:string-value="4_1_1_12_005" calcext:value-type="string">
            <text:p>4_1_1_12_005</text:p>
          </table:table-cell>
          <table:table-cell table:style-name="ce19" table:formula="of:=[.D229]+2" office:value-type="float" office:value="457" calcext:value-type="float">
            <text:p>457</text:p>
          </table:table-cell>
          <table:table-cell table:style-name="ce16" table:formula="of:=[$'Contas Limpas'.B229]" office:value-type="string" office:string-value="4.1.1.12.005" calcext:value-type="string">
            <text:p>4.1.1.12.005</text:p>
          </table:table-cell>
          <table:table-cell table:style-name="ce16" table:formula="of:=VLOOKUP([.E230];[$'Plano Completo'.$B$2:$'Plano Completo'.$C$401];2;0)" office:value-type="string" office:string-value="Taxas Sindicais" calcext:value-type="string">
            <text:p>Taxas Sindicais</text:p>
          </table:table-cell>
          <table:table-cell table:formula="of:=VLOOKUP([.E230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230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230];[$'Account Type'.$A$2:$'Account Type'.$F$19];6;0)" office:value-type="float" office:value="0" calcext:value-type="float">
            <text:p>0</text:p>
          </table:table-cell>
          <table:table-cell table:style-name="ce20" table:formula="of:=VLOOKUP([.E230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230];8)" office:value-type="string" office:string-value="4.1.1.12" calcext:value-type="string">
            <text:p>4.1.1.12</text:p>
          </table:table-cell>
          <table:table-cell table:style-name="ce21" table:formula="of:=VLOOKUP([.K230];[$Grupos.$B$2:$Grupos.$E$89];2;0)" office:value-type="string" office:string-value="phar_gp_4_1_1_12" calcext:value-type="string">
            <text:p>phar_gp_4_1_1_12</text:p>
          </table:table-cell>
          <table:table-cell table:number-columns-repeated="1011"/>
        </table:table-row>
        <table:table-row table:style-name="ro1">
          <table:table-cell table:style-name="ce17" table:formula="of:=CONCATENATE([.B231];[.C231])" office:value-type="string" office:string-value="ttrx_phr4_1_1_13_001" calcext:value-type="string">
            <text:p>ttrx_phr4_1_1_13_001</text:p>
          </table:table-cell>
          <table:table-cell office:value-type="string" calcext:value-type="string">
            <text:p>ttrx_phr</text:p>
          </table:table-cell>
          <table:table-cell table:style-name="ce17" table:formula="of:=SUBSTITUTE([.E231];&quot;.&quot;;&quot;_&quot;)" office:value-type="string" office:string-value="4_1_1_13_001" calcext:value-type="string">
            <text:p>4_1_1_13_001</text:p>
          </table:table-cell>
          <table:table-cell table:style-name="ce19" table:formula="of:=[.D230]+2" office:value-type="float" office:value="459" calcext:value-type="float">
            <text:p>459</text:p>
          </table:table-cell>
          <table:table-cell table:style-name="ce16" table:formula="of:=[$'Contas Limpas'.B230]" office:value-type="string" office:string-value="4.1.1.13.001" calcext:value-type="string">
            <text:p>4.1.1.13.001</text:p>
          </table:table-cell>
          <table:table-cell table:style-name="ce16" table:formula="of:=VLOOKUP([.E231];[$'Plano Completo'.$B$2:$'Plano Completo'.$C$401];2;0)" office:value-type="string" office:string-value="Festas Aniversário" calcext:value-type="string">
            <text:p>Festas Aniversário</text:p>
          </table:table-cell>
          <table:table-cell table:formula="of:=VLOOKUP([.E231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231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231];[$'Account Type'.$A$2:$'Account Type'.$F$19];6;0)" office:value-type="float" office:value="0" calcext:value-type="float">
            <text:p>0</text:p>
          </table:table-cell>
          <table:table-cell table:style-name="ce20" table:formula="of:=VLOOKUP([.E231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231];8)" office:value-type="string" office:string-value="4.1.1.13" calcext:value-type="string">
            <text:p>4.1.1.13</text:p>
          </table:table-cell>
          <table:table-cell table:style-name="ce21" table:formula="of:=VLOOKUP([.K231];[$Grupos.$B$2:$Grupos.$E$89];2;0)" office:value-type="string" office:string-value="phar_gp_4_1_1_13" calcext:value-type="string">
            <text:p>phar_gp_4_1_1_13</text:p>
          </table:table-cell>
          <table:table-cell table:number-columns-repeated="1011"/>
        </table:table-row>
        <table:table-row table:style-name="ro1">
          <table:table-cell table:style-name="ce17" table:formula="of:=CONCATENATE([.B232];[.C232])" office:value-type="string" office:string-value="ttrx_phr4_1_1_13_002" calcext:value-type="string">
            <text:p>ttrx_phr4_1_1_13_002</text:p>
          </table:table-cell>
          <table:table-cell office:value-type="string" calcext:value-type="string">
            <text:p>ttrx_phr</text:p>
          </table:table-cell>
          <table:table-cell table:style-name="ce17" table:formula="of:=SUBSTITUTE([.E232];&quot;.&quot;;&quot;_&quot;)" office:value-type="string" office:string-value="4_1_1_13_002" calcext:value-type="string">
            <text:p>4_1_1_13_002</text:p>
          </table:table-cell>
          <table:table-cell table:style-name="ce19" table:formula="of:=[.D231]+2" office:value-type="float" office:value="461" calcext:value-type="float">
            <text:p>461</text:p>
          </table:table-cell>
          <table:table-cell table:style-name="ce16" table:formula="of:=[$'Contas Limpas'.B231]" office:value-type="string" office:string-value="4.1.1.13.002" calcext:value-type="string">
            <text:p>4.1.1.13.002</text:p>
          </table:table-cell>
          <table:table-cell table:style-name="ce16" table:formula="of:=VLOOKUP([.E232];[$'Plano Completo'.$B$2:$'Plano Completo'.$C$401];2;0)" office:value-type="string" office:string-value="Farmácia / Remédio" calcext:value-type="string">
            <text:p>Farmácia / Remédio</text:p>
          </table:table-cell>
          <table:table-cell table:formula="of:=VLOOKUP([.E232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232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232];[$'Account Type'.$A$2:$'Account Type'.$F$19];6;0)" office:value-type="float" office:value="0" calcext:value-type="float">
            <text:p>0</text:p>
          </table:table-cell>
          <table:table-cell table:style-name="ce20" table:formula="of:=VLOOKUP([.E232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232];8)" office:value-type="string" office:string-value="4.1.1.13" calcext:value-type="string">
            <text:p>4.1.1.13</text:p>
          </table:table-cell>
          <table:table-cell table:style-name="ce21" table:formula="of:=VLOOKUP([.K232];[$Grupos.$B$2:$Grupos.$E$89];2;0)" office:value-type="string" office:string-value="phar_gp_4_1_1_13" calcext:value-type="string">
            <text:p>phar_gp_4_1_1_13</text:p>
          </table:table-cell>
          <table:table-cell table:number-columns-repeated="1011"/>
        </table:table-row>
        <table:table-row table:style-name="ro1">
          <table:table-cell table:style-name="ce17" table:formula="of:=CONCATENATE([.B233];[.C233])" office:value-type="string" office:string-value="ttrx_phr4_1_2_01_001" calcext:value-type="string">
            <text:p>ttrx_phr4_1_2_01_001</text:p>
          </table:table-cell>
          <table:table-cell office:value-type="string" calcext:value-type="string">
            <text:p>ttrx_phr</text:p>
          </table:table-cell>
          <table:table-cell table:style-name="ce17" table:formula="of:=SUBSTITUTE([.E233];&quot;.&quot;;&quot;_&quot;)" office:value-type="string" office:string-value="4_1_2_01_001" calcext:value-type="string">
            <text:p>4_1_2_01_001</text:p>
          </table:table-cell>
          <table:table-cell table:style-name="ce19" table:formula="of:=[.D232]+2" office:value-type="float" office:value="463" calcext:value-type="float">
            <text:p>463</text:p>
          </table:table-cell>
          <table:table-cell table:style-name="ce16" table:formula="of:=[$'Contas Limpas'.B232]" office:value-type="string" office:string-value="4.1.2.01.001" calcext:value-type="string">
            <text:p>4.1.2.01.001</text:p>
          </table:table-cell>
          <table:table-cell table:style-name="ce16" table:formula="of:=VLOOKUP([.E233];[$'Plano Completo'.$B$2:$'Plano Completo'.$C$401];2;0)" office:value-type="string" office:string-value="Despesas / Taxas Bancarias" calcext:value-type="string">
            <text:p>Despesas / Taxas Bancarias</text:p>
          </table:table-cell>
          <table:table-cell table:formula="of:=VLOOKUP([.E233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233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233];[$'Account Type'.$A$2:$'Account Type'.$F$19];6;0)" office:value-type="float" office:value="0" calcext:value-type="float">
            <text:p>0</text:p>
          </table:table-cell>
          <table:table-cell table:style-name="ce20" table:formula="of:=VLOOKUP([.E233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233];8)" office:value-type="string" office:string-value="4.1.2.01" calcext:value-type="string">
            <text:p>4.1.2.01</text:p>
          </table:table-cell>
          <table:table-cell table:style-name="ce21" table:formula="of:=VLOOKUP([.K233];[$Grupos.$B$2:$Grupos.$E$89];2;0)" office:value-type="string" office:string-value="phar_gp_4_1_2_01" calcext:value-type="string">
            <text:p>phar_gp_4_1_2_01</text:p>
          </table:table-cell>
          <table:table-cell table:number-columns-repeated="1011"/>
        </table:table-row>
        <table:table-row table:style-name="ro1">
          <table:table-cell table:style-name="ce17" table:formula="of:=CONCATENATE([.B234];[.C234])" office:value-type="string" office:string-value="ttrx_phr4_1_2_01_002" calcext:value-type="string">
            <text:p>ttrx_phr4_1_2_01_002</text:p>
          </table:table-cell>
          <table:table-cell office:value-type="string" calcext:value-type="string">
            <text:p>ttrx_phr</text:p>
          </table:table-cell>
          <table:table-cell table:style-name="ce17" table:formula="of:=SUBSTITUTE([.E234];&quot;.&quot;;&quot;_&quot;)" office:value-type="string" office:string-value="4_1_2_01_002" calcext:value-type="string">
            <text:p>4_1_2_01_002</text:p>
          </table:table-cell>
          <table:table-cell table:style-name="ce19" table:formula="of:=[.D233]+2" office:value-type="float" office:value="465" calcext:value-type="float">
            <text:p>465</text:p>
          </table:table-cell>
          <table:table-cell table:style-name="ce16" table:formula="of:=[$'Contas Limpas'.B233]" office:value-type="string" office:string-value="4.1.2.01.002" calcext:value-type="string">
            <text:p>4.1.2.01.002</text:p>
          </table:table-cell>
          <table:table-cell table:style-name="ce16" table:formula="of:=VLOOKUP([.E234];[$'Plano Completo'.$B$2:$'Plano Completo'.$C$401];2;0)" office:value-type="string" office:string-value="IOF / IOC" calcext:value-type="string">
            <text:p>IOF / IOC</text:p>
          </table:table-cell>
          <table:table-cell table:formula="of:=VLOOKUP([.E234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234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234];[$'Account Type'.$A$2:$'Account Type'.$F$19];6;0)" office:value-type="float" office:value="0" calcext:value-type="float">
            <text:p>0</text:p>
          </table:table-cell>
          <table:table-cell table:style-name="ce20" table:formula="of:=VLOOKUP([.E234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234];8)" office:value-type="string" office:string-value="4.1.2.01" calcext:value-type="string">
            <text:p>4.1.2.01</text:p>
          </table:table-cell>
          <table:table-cell table:style-name="ce21" table:formula="of:=VLOOKUP([.K234];[$Grupos.$B$2:$Grupos.$E$89];2;0)" office:value-type="string" office:string-value="phar_gp_4_1_2_01" calcext:value-type="string">
            <text:p>phar_gp_4_1_2_01</text:p>
          </table:table-cell>
          <table:table-cell table:number-columns-repeated="1011"/>
        </table:table-row>
        <table:table-row table:style-name="ro1">
          <table:table-cell table:style-name="ce17" table:formula="of:=CONCATENATE([.B235];[.C235])" office:value-type="string" office:string-value="ttrx_phr4_1_2_01_003" calcext:value-type="string">
            <text:p>ttrx_phr4_1_2_01_003</text:p>
          </table:table-cell>
          <table:table-cell office:value-type="string" calcext:value-type="string">
            <text:p>ttrx_phr</text:p>
          </table:table-cell>
          <table:table-cell table:style-name="ce17" table:formula="of:=SUBSTITUTE([.E235];&quot;.&quot;;&quot;_&quot;)" office:value-type="string" office:string-value="4_1_2_01_003" calcext:value-type="string">
            <text:p>4_1_2_01_003</text:p>
          </table:table-cell>
          <table:table-cell table:style-name="ce19" table:formula="of:=[.D234]+2" office:value-type="float" office:value="467" calcext:value-type="float">
            <text:p>467</text:p>
          </table:table-cell>
          <table:table-cell table:style-name="ce16" table:formula="of:=[$'Contas Limpas'.B234]" office:value-type="string" office:string-value="4.1.2.01.003" calcext:value-type="string">
            <text:p>4.1.2.01.003</text:p>
          </table:table-cell>
          <table:table-cell table:style-name="ce16" table:formula="of:=VLOOKUP([.E235];[$'Plano Completo'.$B$2:$'Plano Completo'.$C$401];2;0)" office:value-type="string" office:string-value="Juros Passivos" calcext:value-type="string">
            <text:p>Juros Passivos</text:p>
          </table:table-cell>
          <table:table-cell table:formula="of:=VLOOKUP([.E235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235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235];[$'Account Type'.$A$2:$'Account Type'.$F$19];6;0)" office:value-type="float" office:value="0" calcext:value-type="float">
            <text:p>0</text:p>
          </table:table-cell>
          <table:table-cell table:style-name="ce20" table:formula="of:=VLOOKUP([.E235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235];8)" office:value-type="string" office:string-value="4.1.2.01" calcext:value-type="string">
            <text:p>4.1.2.01</text:p>
          </table:table-cell>
          <table:table-cell table:style-name="ce21" table:formula="of:=VLOOKUP([.K235];[$Grupos.$B$2:$Grupos.$E$89];2;0)" office:value-type="string" office:string-value="phar_gp_4_1_2_01" calcext:value-type="string">
            <text:p>phar_gp_4_1_2_01</text:p>
          </table:table-cell>
          <table:table-cell table:number-columns-repeated="1011"/>
        </table:table-row>
        <table:table-row table:style-name="ro1">
          <table:table-cell table:style-name="ce17" table:formula="of:=CONCATENATE([.B236];[.C236])" office:value-type="string" office:string-value="ttrx_phr4_1_2_01_004" calcext:value-type="string">
            <text:p>ttrx_phr4_1_2_01_004</text:p>
          </table:table-cell>
          <table:table-cell office:value-type="string" calcext:value-type="string">
            <text:p>ttrx_phr</text:p>
          </table:table-cell>
          <table:table-cell table:style-name="ce17" table:formula="of:=SUBSTITUTE([.E236];&quot;.&quot;;&quot;_&quot;)" office:value-type="string" office:string-value="4_1_2_01_004" calcext:value-type="string">
            <text:p>4_1_2_01_004</text:p>
          </table:table-cell>
          <table:table-cell table:style-name="ce19" table:formula="of:=[.D235]+2" office:value-type="float" office:value="469" calcext:value-type="float">
            <text:p>469</text:p>
          </table:table-cell>
          <table:table-cell table:style-name="ce16" table:formula="of:=[$'Contas Limpas'.B235]" office:value-type="string" office:string-value="4.1.2.01.004" calcext:value-type="string">
            <text:p>4.1.2.01.004</text:p>
          </table:table-cell>
          <table:table-cell table:style-name="ce16" table:formula="of:=VLOOKUP([.E236];[$'Plano Completo'.$B$2:$'Plano Completo'.$C$401];2;0)" office:value-type="string" office:string-value="Desconto Concedidos" calcext:value-type="string">
            <text:p>Desconto Concedidos</text:p>
          </table:table-cell>
          <table:table-cell table:formula="of:=VLOOKUP([.E236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236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236];[$'Account Type'.$A$2:$'Account Type'.$F$19];6;0)" office:value-type="float" office:value="0" calcext:value-type="float">
            <text:p>0</text:p>
          </table:table-cell>
          <table:table-cell table:style-name="ce20" table:formula="of:=VLOOKUP([.E236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236];8)" office:value-type="string" office:string-value="4.1.2.01" calcext:value-type="string">
            <text:p>4.1.2.01</text:p>
          </table:table-cell>
          <table:table-cell table:style-name="ce21" table:formula="of:=VLOOKUP([.K236];[$Grupos.$B$2:$Grupos.$E$89];2;0)" office:value-type="string" office:string-value="phar_gp_4_1_2_01" calcext:value-type="string">
            <text:p>phar_gp_4_1_2_01</text:p>
          </table:table-cell>
          <table:table-cell table:number-columns-repeated="1011"/>
        </table:table-row>
        <table:table-row table:style-name="ro1">
          <table:table-cell table:style-name="ce17" table:formula="of:=CONCATENATE([.B237];[.C237])" office:value-type="string" office:string-value="ttrx_phr4_1_2_01_005" calcext:value-type="string">
            <text:p>ttrx_phr4_1_2_01_005</text:p>
          </table:table-cell>
          <table:table-cell office:value-type="string" calcext:value-type="string">
            <text:p>ttrx_phr</text:p>
          </table:table-cell>
          <table:table-cell table:style-name="ce17" table:formula="of:=SUBSTITUTE([.E237];&quot;.&quot;;&quot;_&quot;)" office:value-type="string" office:string-value="4_1_2_01_005" calcext:value-type="string">
            <text:p>4_1_2_01_005</text:p>
          </table:table-cell>
          <table:table-cell table:style-name="ce19" table:formula="of:=[.D236]+2" office:value-type="float" office:value="471" calcext:value-type="float">
            <text:p>471</text:p>
          </table:table-cell>
          <table:table-cell table:style-name="ce16" table:formula="of:=[$'Contas Limpas'.B236]" office:value-type="string" office:string-value="4.1.2.01.005" calcext:value-type="string">
            <text:p>4.1.2.01.005</text:p>
          </table:table-cell>
          <table:table-cell table:style-name="ce16" table:formula="of:=VLOOKUP([.E237];[$'Plano Completo'.$B$2:$'Plano Completo'.$C$401];2;0)" office:value-type="string" office:string-value="Tarifas De Cambio" calcext:value-type="string">
            <text:p>Tarifas De Cambio</text:p>
          </table:table-cell>
          <table:table-cell table:formula="of:=VLOOKUP([.E237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237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237];[$'Account Type'.$A$2:$'Account Type'.$F$19];6;0)" office:value-type="float" office:value="0" calcext:value-type="float">
            <text:p>0</text:p>
          </table:table-cell>
          <table:table-cell table:style-name="ce20" table:formula="of:=VLOOKUP([.E237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237];8)" office:value-type="string" office:string-value="4.1.2.01" calcext:value-type="string">
            <text:p>4.1.2.01</text:p>
          </table:table-cell>
          <table:table-cell table:style-name="ce21" table:formula="of:=VLOOKUP([.K237];[$Grupos.$B$2:$Grupos.$E$89];2;0)" office:value-type="string" office:string-value="phar_gp_4_1_2_01" calcext:value-type="string">
            <text:p>phar_gp_4_1_2_01</text:p>
          </table:table-cell>
          <table:table-cell table:number-columns-repeated="1011"/>
        </table:table-row>
        <table:table-row table:style-name="ro1">
          <table:table-cell table:style-name="ce17" table:formula="of:=CONCATENATE([.B238];[.C238])" office:value-type="string" office:string-value="ttrx_phr4_1_2_02_001" calcext:value-type="string">
            <text:p>ttrx_phr4_1_2_02_001</text:p>
          </table:table-cell>
          <table:table-cell office:value-type="string" calcext:value-type="string">
            <text:p>ttrx_phr</text:p>
          </table:table-cell>
          <table:table-cell table:style-name="ce17" table:formula="of:=SUBSTITUTE([.E238];&quot;.&quot;;&quot;_&quot;)" office:value-type="string" office:string-value="4_1_2_02_001" calcext:value-type="string">
            <text:p>4_1_2_02_001</text:p>
          </table:table-cell>
          <table:table-cell table:style-name="ce19" table:formula="of:=[.D237]+2" office:value-type="float" office:value="473" calcext:value-type="float">
            <text:p>473</text:p>
          </table:table-cell>
          <table:table-cell table:style-name="ce16" table:formula="of:=[$'Contas Limpas'.B237]" office:value-type="string" office:string-value="4.1.2.02.001" calcext:value-type="string">
            <text:p>4.1.2.02.001</text:p>
          </table:table-cell>
          <table:table-cell table:style-name="ce16" table:formula="of:=VLOOKUP([.E238];[$'Plano Completo'.$B$2:$'Plano Completo'.$C$401];2;0)" office:value-type="string" office:string-value="Variacao Cambial Passiva Realizada" calcext:value-type="string">
            <text:p>Variacao Cambial Passiva Realizada</text:p>
          </table:table-cell>
          <table:table-cell table:formula="of:=VLOOKUP([.E238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238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238];[$'Account Type'.$A$2:$'Account Type'.$F$19];6;0)" office:value-type="float" office:value="0" calcext:value-type="float">
            <text:p>0</text:p>
          </table:table-cell>
          <table:table-cell table:style-name="ce20" table:formula="of:=VLOOKUP([.E238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238];8)" office:value-type="string" office:string-value="4.1.2.02" calcext:value-type="string">
            <text:p>4.1.2.02</text:p>
          </table:table-cell>
          <table:table-cell table:style-name="ce21" table:formula="of:=VLOOKUP([.K238];[$Grupos.$B$2:$Grupos.$E$89];2;0)" office:value-type="string" office:string-value="phar_gp_4_1_2_02" calcext:value-type="string">
            <text:p>phar_gp_4_1_2_02</text:p>
          </table:table-cell>
          <table:table-cell table:number-columns-repeated="1011"/>
        </table:table-row>
        <table:table-row table:style-name="ro1">
          <table:table-cell table:style-name="ce17" table:formula="of:=CONCATENATE([.B239];[.C239])" office:value-type="string" office:string-value="ttrx_phr4_1_2_02_002" calcext:value-type="string">
            <text:p>ttrx_phr4_1_2_02_002</text:p>
          </table:table-cell>
          <table:table-cell office:value-type="string" calcext:value-type="string">
            <text:p>ttrx_phr</text:p>
          </table:table-cell>
          <table:table-cell table:style-name="ce17" table:formula="of:=SUBSTITUTE([.E239];&quot;.&quot;;&quot;_&quot;)" office:value-type="string" office:string-value="4_1_2_02_002" calcext:value-type="string">
            <text:p>4_1_2_02_002</text:p>
          </table:table-cell>
          <table:table-cell table:style-name="ce19" table:formula="of:=[.D238]+2" office:value-type="float" office:value="475" calcext:value-type="float">
            <text:p>475</text:p>
          </table:table-cell>
          <table:table-cell table:style-name="ce16" table:formula="of:=[$'Contas Limpas'.B238]" office:value-type="string" office:string-value="4.1.2.02.002" calcext:value-type="string">
            <text:p>4.1.2.02.002</text:p>
          </table:table-cell>
          <table:table-cell table:style-name="ce16" table:formula="of:=VLOOKUP([.E239];[$'Plano Completo'.$B$2:$'Plano Completo'.$C$401];2;0)" office:value-type="string" office:string-value="Variacao Cambial Passiva Nao Realizada" calcext:value-type="string">
            <text:p>Variacao Cambial Passiva Nao Realizada</text:p>
          </table:table-cell>
          <table:table-cell table:formula="of:=VLOOKUP([.E239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239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239];[$'Account Type'.$A$2:$'Account Type'.$F$19];6;0)" office:value-type="float" office:value="0" calcext:value-type="float">
            <text:p>0</text:p>
          </table:table-cell>
          <table:table-cell table:style-name="ce20" table:formula="of:=VLOOKUP([.E239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239];8)" office:value-type="string" office:string-value="4.1.2.02" calcext:value-type="string">
            <text:p>4.1.2.02</text:p>
          </table:table-cell>
          <table:table-cell table:style-name="ce21" table:formula="of:=VLOOKUP([.K239];[$Grupos.$B$2:$Grupos.$E$89];2;0)" office:value-type="string" office:string-value="phar_gp_4_1_2_02" calcext:value-type="string">
            <text:p>phar_gp_4_1_2_02</text:p>
          </table:table-cell>
          <table:table-cell table:number-columns-repeated="1011"/>
        </table:table-row>
        <table:table-row table:style-name="ro1">
          <table:table-cell table:style-name="ce17" table:formula="of:=CONCATENATE([.B240];[.C240])" office:value-type="string" office:string-value="ttrx_phr4_2_1_01_001" calcext:value-type="string">
            <text:p>ttrx_phr4_2_1_01_001</text:p>
          </table:table-cell>
          <table:table-cell office:value-type="string" calcext:value-type="string">
            <text:p>ttrx_phr</text:p>
          </table:table-cell>
          <table:table-cell table:style-name="ce17" table:formula="of:=SUBSTITUTE([.E240];&quot;.&quot;;&quot;_&quot;)" office:value-type="string" office:string-value="4_2_1_01_001" calcext:value-type="string">
            <text:p>4_2_1_01_001</text:p>
          </table:table-cell>
          <table:table-cell table:style-name="ce19" table:formula="of:=[.D239]+2" office:value-type="float" office:value="477" calcext:value-type="float">
            <text:p>477</text:p>
          </table:table-cell>
          <table:table-cell table:style-name="ce16" table:formula="of:=[$'Contas Limpas'.B239]" office:value-type="string" office:string-value="4.2.1.01.001" calcext:value-type="string">
            <text:p>4.2.1.01.001</text:p>
          </table:table-cell>
          <table:table-cell table:style-name="ce16" table:formula="of:=VLOOKUP([.E240];[$'Plano Completo'.$B$2:$'Plano Completo'.$C$401];2;0)" office:value-type="string" office:string-value="Multas Federais" calcext:value-type="string">
            <text:p>Multas Federais</text:p>
          </table:table-cell>
          <table:table-cell table:formula="of:=VLOOKUP([.E240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240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240];[$'Account Type'.$A$2:$'Account Type'.$F$19];6;0)" office:value-type="float" office:value="0" calcext:value-type="float">
            <text:p>0</text:p>
          </table:table-cell>
          <table:table-cell table:style-name="ce20" table:formula="of:=VLOOKUP([.E240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240];8)" office:value-type="string" office:string-value="4.2.1.01" calcext:value-type="string">
            <text:p>4.2.1.01</text:p>
          </table:table-cell>
          <table:table-cell table:style-name="ce21" table:formula="of:=VLOOKUP([.K240];[$Grupos.$B$2:$Grupos.$E$89];2;0)" office:value-type="string" office:string-value="phar_gp_4_2_1_01" calcext:value-type="string">
            <text:p>phar_gp_4_2_1_01</text:p>
          </table:table-cell>
          <table:table-cell table:number-columns-repeated="1011"/>
        </table:table-row>
        <table:table-row table:style-name="ro1">
          <table:table-cell table:style-name="ce17" table:formula="of:=CONCATENATE([.B241];[.C241])" office:value-type="string" office:string-value="ttrx_phr4_2_1_01_002" calcext:value-type="string">
            <text:p>ttrx_phr4_2_1_01_002</text:p>
          </table:table-cell>
          <table:table-cell office:value-type="string" calcext:value-type="string">
            <text:p>ttrx_phr</text:p>
          </table:table-cell>
          <table:table-cell table:style-name="ce17" table:formula="of:=SUBSTITUTE([.E241];&quot;.&quot;;&quot;_&quot;)" office:value-type="string" office:string-value="4_2_1_01_002" calcext:value-type="string">
            <text:p>4_2_1_01_002</text:p>
          </table:table-cell>
          <table:table-cell table:style-name="ce19" table:formula="of:=[.D240]+2" office:value-type="float" office:value="479" calcext:value-type="float">
            <text:p>479</text:p>
          </table:table-cell>
          <table:table-cell table:style-name="ce16" table:formula="of:=[$'Contas Limpas'.B240]" office:value-type="string" office:string-value="4.2.1.01.002" calcext:value-type="string">
            <text:p>4.2.1.01.002</text:p>
          </table:table-cell>
          <table:table-cell table:style-name="ce16" table:formula="of:=VLOOKUP([.E241];[$'Plano Completo'.$B$2:$'Plano Completo'.$C$401];2;0)" office:value-type="string" office:string-value="Multas Estaduais" calcext:value-type="string">
            <text:p>Multas Estaduais</text:p>
          </table:table-cell>
          <table:table-cell table:formula="of:=VLOOKUP([.E241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241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241];[$'Account Type'.$A$2:$'Account Type'.$F$19];6;0)" office:value-type="float" office:value="0" calcext:value-type="float">
            <text:p>0</text:p>
          </table:table-cell>
          <table:table-cell table:style-name="ce20" table:formula="of:=VLOOKUP([.E241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241];8)" office:value-type="string" office:string-value="4.2.1.01" calcext:value-type="string">
            <text:p>4.2.1.01</text:p>
          </table:table-cell>
          <table:table-cell table:style-name="ce21" table:formula="of:=VLOOKUP([.K241];[$Grupos.$B$2:$Grupos.$E$89];2;0)" office:value-type="string" office:string-value="phar_gp_4_2_1_01" calcext:value-type="string">
            <text:p>phar_gp_4_2_1_01</text:p>
          </table:table-cell>
          <table:table-cell table:number-columns-repeated="1011"/>
        </table:table-row>
        <table:table-row table:style-name="ro1">
          <table:table-cell table:style-name="ce17" table:formula="of:=CONCATENATE([.B242];[.C242])" office:value-type="string" office:string-value="ttrx_phr4_2_1_01_003" calcext:value-type="string">
            <text:p>ttrx_phr4_2_1_01_003</text:p>
          </table:table-cell>
          <table:table-cell office:value-type="string" calcext:value-type="string">
            <text:p>ttrx_phr</text:p>
          </table:table-cell>
          <table:table-cell table:style-name="ce17" table:formula="of:=SUBSTITUTE([.E242];&quot;.&quot;;&quot;_&quot;)" office:value-type="string" office:string-value="4_2_1_01_003" calcext:value-type="string">
            <text:p>4_2_1_01_003</text:p>
          </table:table-cell>
          <table:table-cell table:style-name="ce19" table:formula="of:=[.D241]+2" office:value-type="float" office:value="481" calcext:value-type="float">
            <text:p>481</text:p>
          </table:table-cell>
          <table:table-cell table:style-name="ce16" table:formula="of:=[$'Contas Limpas'.B241]" office:value-type="string" office:string-value="4.2.1.01.003" calcext:value-type="string">
            <text:p>4.2.1.01.003</text:p>
          </table:table-cell>
          <table:table-cell table:style-name="ce16" table:formula="of:=VLOOKUP([.E242];[$'Plano Completo'.$B$2:$'Plano Completo'.$C$401];2;0)" office:value-type="string" office:string-value="Multas Municipais" calcext:value-type="string">
            <text:p>Multas Municipais</text:p>
          </table:table-cell>
          <table:table-cell table:formula="of:=VLOOKUP([.E242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242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242];[$'Account Type'.$A$2:$'Account Type'.$F$19];6;0)" office:value-type="float" office:value="0" calcext:value-type="float">
            <text:p>0</text:p>
          </table:table-cell>
          <table:table-cell table:style-name="ce20" table:formula="of:=VLOOKUP([.E242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242];8)" office:value-type="string" office:string-value="4.2.1.01" calcext:value-type="string">
            <text:p>4.2.1.01</text:p>
          </table:table-cell>
          <table:table-cell table:style-name="ce21" table:formula="of:=VLOOKUP([.K242];[$Grupos.$B$2:$Grupos.$E$89];2;0)" office:value-type="string" office:string-value="phar_gp_4_2_1_01" calcext:value-type="string">
            <text:p>phar_gp_4_2_1_01</text:p>
          </table:table-cell>
          <table:table-cell table:number-columns-repeated="1011"/>
        </table:table-row>
        <table:table-row table:style-name="ro1">
          <table:table-cell table:style-name="ce17" table:formula="of:=CONCATENATE([.B243];[.C243])" office:value-type="string" office:string-value="ttrx_phr4_2_1_01_004" calcext:value-type="string">
            <text:p>ttrx_phr4_2_1_01_004</text:p>
          </table:table-cell>
          <table:table-cell office:value-type="string" calcext:value-type="string">
            <text:p>ttrx_phr</text:p>
          </table:table-cell>
          <table:table-cell table:style-name="ce17" table:formula="of:=SUBSTITUTE([.E243];&quot;.&quot;;&quot;_&quot;)" office:value-type="string" office:string-value="4_2_1_01_004" calcext:value-type="string">
            <text:p>4_2_1_01_004</text:p>
          </table:table-cell>
          <table:table-cell table:style-name="ce19" table:formula="of:=[.D242]+2" office:value-type="float" office:value="483" calcext:value-type="float">
            <text:p>483</text:p>
          </table:table-cell>
          <table:table-cell table:style-name="ce16" table:formula="of:=[$'Contas Limpas'.B242]" office:value-type="string" office:string-value="4.2.1.01.004" calcext:value-type="string">
            <text:p>4.2.1.01.004</text:p>
          </table:table-cell>
          <table:table-cell table:style-name="ce16" table:formula="of:=VLOOKUP([.E243];[$'Plano Completo'.$B$2:$'Plano Completo'.$C$401];2;0)" office:value-type="string" office:string-value="Multas De Transito" calcext:value-type="string">
            <text:p>Multas De Transito</text:p>
          </table:table-cell>
          <table:table-cell table:formula="of:=VLOOKUP([.E243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243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243];[$'Account Type'.$A$2:$'Account Type'.$F$19];6;0)" office:value-type="float" office:value="0" calcext:value-type="float">
            <text:p>0</text:p>
          </table:table-cell>
          <table:table-cell table:style-name="ce20" table:formula="of:=VLOOKUP([.E243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243];8)" office:value-type="string" office:string-value="4.2.1.01" calcext:value-type="string">
            <text:p>4.2.1.01</text:p>
          </table:table-cell>
          <table:table-cell table:style-name="ce21" table:formula="of:=VLOOKUP([.K243];[$Grupos.$B$2:$Grupos.$E$89];2;0)" office:value-type="string" office:string-value="phar_gp_4_2_1_01" calcext:value-type="string">
            <text:p>phar_gp_4_2_1_01</text:p>
          </table:table-cell>
          <table:table-cell table:number-columns-repeated="1011"/>
        </table:table-row>
        <table:table-row table:style-name="ro1">
          <table:table-cell table:style-name="ce17" table:formula="of:=CONCATENATE([.B244];[.C244])" office:value-type="string" office:string-value="ttrx_phr4_2_1_02_001" calcext:value-type="string">
            <text:p>ttrx_phr4_2_1_02_001</text:p>
          </table:table-cell>
          <table:table-cell office:value-type="string" calcext:value-type="string">
            <text:p>ttrx_phr</text:p>
          </table:table-cell>
          <table:table-cell table:style-name="ce17" table:formula="of:=SUBSTITUTE([.E244];&quot;.&quot;;&quot;_&quot;)" office:value-type="string" office:string-value="4_2_1_02_001" calcext:value-type="string">
            <text:p>4_2_1_02_001</text:p>
          </table:table-cell>
          <table:table-cell table:style-name="ce19" table:formula="of:=[.D243]+2" office:value-type="float" office:value="485" calcext:value-type="float">
            <text:p>485</text:p>
          </table:table-cell>
          <table:table-cell table:style-name="ce16" table:formula="of:=[$'Contas Limpas'.B243]" office:value-type="string" office:string-value="4.2.1.02.001" calcext:value-type="string">
            <text:p>4.2.1.02.001</text:p>
          </table:table-cell>
          <table:table-cell table:style-name="ce16" table:formula="of:=VLOOKUP([.E244];[$'Plano Completo'.$B$2:$'Plano Completo'.$C$401];2;0)" office:value-type="string" office:string-value="Doacoes" calcext:value-type="string">
            <text:p>Doacoes</text:p>
          </table:table-cell>
          <table:table-cell table:formula="of:=VLOOKUP([.E244];[$'Plano Completo'.$B$2:$'Plano Completo'.$D$401];3;0)" office:value-type="string" office:string-value="Despesas" calcext:value-type="string">
            <text:p>Despesas</text:p>
          </table:table-cell>
          <table:table-cell table:style-name="ce20" table:formula="of:=VLOOKUP([.G244];[$'Account Type'.$A$2:$'Account Type'.$F$19];5;0)" office:value-type="string" office:string-value="account.data_account_type_expenses" calcext:value-type="string">
            <text:p>account.data_account_type_expenses</text:p>
          </table:table-cell>
          <table:table-cell table:style-name="ce20" table:formula="of:=VLOOKUP([.G244];[$'Account Type'.$A$2:$'Account Type'.$F$19];6;0)" office:value-type="float" office:value="0" calcext:value-type="float">
            <text:p>0</text:p>
          </table:table-cell>
          <table:table-cell table:style-name="ce20" table:formula="of:=VLOOKUP([.E244];[$'Plano Completo'.$B$2:$'Plano Completo'.$F$401];4;0)" office:value-type="string" office:string-value="expense" calcext:value-type="string">
            <text:p>expense</text:p>
          </table:table-cell>
          <table:table-cell table:style-name="ce20" table:formula="of:=LEFT([.E244];8)" office:value-type="string" office:string-value="4.2.1.02" calcext:value-type="string">
            <text:p>4.2.1.02</text:p>
          </table:table-cell>
          <table:table-cell table:style-name="ce21" table:formula="of:=VLOOKUP([.K244];[$Grupos.$B$2:$Grupos.$E$89];2;0)" office:value-type="string" office:string-value="phar_gp_4_2_1_02" calcext:value-type="string">
            <text:p>phar_gp_4_2_1_02</text:p>
          </table:table-cell>
          <table:table-cell table:number-columns-repeated="1011"/>
        </table:table-row>
        <table:table-row table:style-name="ro1">
          <table:table-cell table:style-name="ce17" table:formula="of:=CONCATENATE([.B245];[.C245])" office:value-type="string" office:string-value="ttrx_phr5_1_1_01_001" calcext:value-type="string">
            <text:p>ttrx_phr5_1_1_01_001</text:p>
          </table:table-cell>
          <table:table-cell office:value-type="string" calcext:value-type="string">
            <text:p>ttrx_phr</text:p>
          </table:table-cell>
          <table:table-cell table:style-name="ce17" table:formula="of:=SUBSTITUTE([.E245];&quot;.&quot;;&quot;_&quot;)" office:value-type="string" office:string-value="5_1_1_01_001" calcext:value-type="string">
            <text:p>5_1_1_01_001</text:p>
          </table:table-cell>
          <table:table-cell table:style-name="ce19" table:formula="of:=[.D244]+2" office:value-type="float" office:value="487" calcext:value-type="float">
            <text:p>487</text:p>
          </table:table-cell>
          <table:table-cell table:style-name="ce16" table:formula="of:=[$'Contas Limpas'.B244]" office:value-type="string" office:string-value="5.1.1.01.001" calcext:value-type="string">
            <text:p>5.1.1.01.001</text:p>
          </table:table-cell>
          <table:table-cell table:style-name="ce16" table:formula="of:=VLOOKUP([.E245];[$'Plano Completo'.$B$2:$'Plano Completo'.$C$401];2;0)" office:value-type="string" office:string-value="Apuração Do Resultado" calcext:value-type="string">
            <text:p>Apuração Do Resultado</text:p>
          </table:table-cell>
          <table:table-cell table:formula="of:=VLOOKUP([.E245];[$'Plano Completo'.$B$2:$'Plano Completo'.$D$401];3;0)" office:value-type="string" office:string-value="Lucro do Ano em Curso" calcext:value-type="string">
            <text:p>Lucro do Ano em Curso</text:p>
          </table:table-cell>
          <table:table-cell table:style-name="ce20" table:formula="of:=VLOOKUP([.G245];[$'Account Type'.$A$2:$'Account Type'.$F$19];5;0)" office:value-type="string" office:string-value="account.data_unaffected_earnings" calcext:value-type="string">
            <text:p>account.data_unaffected_earnings</text:p>
          </table:table-cell>
          <table:table-cell table:style-name="ce20" table:formula="of:=VLOOKUP([.G245];[$'Account Type'.$A$2:$'Account Type'.$F$19];6;0)" office:value-type="float" office:value="0" calcext:value-type="float">
            <text:p>0</text:p>
          </table:table-cell>
          <table:table-cell table:style-name="ce20" table:formula="of:=VLOOKUP([.E245];[$'Plano Completo'.$B$2:$'Plano Completo'.$F$401];4;0)" office:value-type="float" office:value="0" calcext:value-type="float">
            <text:p/>
          </table:table-cell>
          <table:table-cell table:style-name="ce20" table:formula="of:=LEFT([.E245];8)" office:value-type="string" office:string-value="5.1.1.01" calcext:value-type="string">
            <text:p>5.1.1.01</text:p>
          </table:table-cell>
          <table:table-cell table:style-name="ce21" table:formula="of:=VLOOKUP([.K245];[$Grupos.$B$2:$Grupos.$E$89];2;0)" office:value-type="string" office:string-value="phar_gp_5_1_1_01" calcext:value-type="string">
            <text:p>phar_gp_5_1_1_01</text:p>
          </table:table-cell>
          <table:table-cell table:number-columns-repeated="1011"/>
        </table:table-row>
        <table:table-row table:style-name="ro1">
          <table:table-cell table:style-name="ce17"/>
          <table:table-cell/>
          <table:table-cell table:style-name="ce17"/>
          <table:table-cell table:style-name="ce19"/>
          <table:table-cell table:style-name="ce16" table:number-columns-repeated="2"/>
          <table:table-cell/>
          <table:table-cell table:style-name="ce20" table:number-columns-repeated="4"/>
          <table:table-cell table:style-name="ce21"/>
          <table:table-cell table:number-columns-repeated="1011"/>
        </table:table-row>
        <table:table-row table:style-name="ro1" table:number-rows-repeated="104832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ccount Type" table:style-name="ta1">
        <office:forms form:automatic-focus="false" form:apply-design-mode="false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radução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 Adjusted</text:p>
          </table:table-cell>
          <table:table-cell table:style-name="ce16" office:value-type="string" calcext:value-type="string">
            <text:p>reconcile</text:p>
          </table:table-cell>
        </table:table-row>
        <table:table-row table:style-name="ro1">
          <table:table-cell office:value-type="string" calcext:value-type="string">
            <text:p>Contas a Receber</text:p>
          </table:table-cell>
          <table:table-cell office:value-type="string" calcext:value-type="string">
            <text:p>receivable</text:p>
          </table:table-cell>
          <table:table-cell office:value-type="string" calcext:value-type="string">
            <text:p>Receivable</text:p>
          </table:table-cell>
          <table:table-cell office:value-type="string" calcext:value-type="string">
            <text:p>data_account_type_receivable</text:p>
          </table:table-cell>
          <table:table-cell table:formula="of:=CONCATENATE(&quot;account.&quot;;[.D2])" office:value-type="string" office:string-value="account.data_account_type_receivable" calcext:value-type="string">
            <text:p>account.data_account_type_receivable</text:p>
          </table:table-cell>
          <table:table-cell table:style-name="ce23" office:value-type="boolean" office:boolean-value="true" calcext:value-type="boolean">
            <text:p>VERDADEIRO</text:p>
          </table:table-cell>
        </table:table-row>
        <table:table-row table:style-name="ro1">
          <table:table-cell office:value-type="string" calcext:value-type="string">
            <text:p>Conta a Pagar</text:p>
          </table:table-cell>
          <table:table-cell office:value-type="string" calcext:value-type="string">
            <text:p>payable</text:p>
          </table:table-cell>
          <table:table-cell office:value-type="string" calcext:value-type="string">
            <text:p>Payable</text:p>
          </table:table-cell>
          <table:table-cell office:value-type="string" calcext:value-type="string">
            <text:p>data_account_type_payable</text:p>
          </table:table-cell>
          <table:table-cell table:formula="of:=CONCATENATE(&quot;account.&quot;;[.D3])" office:value-type="string" office:string-value="account.data_account_type_payable" calcext:value-type="string">
            <text:p>account.data_account_type_payabl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co e Caixa</text:p>
          </table:table-cell>
          <table:table-cell office:value-type="string" calcext:value-type="string">
            <text:p>liquidity</text:p>
          </table:table-cell>
          <table:table-cell office:value-type="string" calcext:value-type="string">
            <text:p>Bank and Cash</text:p>
          </table:table-cell>
          <table:table-cell office:value-type="string" calcext:value-type="string">
            <text:p>data_account_type_liquidity</text:p>
          </table:table-cell>
          <table:table-cell table:formula="of:=CONCATENATE(&quot;account.&quot;;[.D4])" office:value-type="string" office:string-value="account.data_account_type_liquidity" calcext:value-type="string">
            <text:p>account.data_account_type_liquidity</text:p>
          </table:table-cell>
          <table:table-cell table:style-name="ce23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Cartão de Crédito</text:p>
          </table:table-cell>
          <table:table-cell office:value-type="string" calcext:value-type="string">
            <text:p>liquidity</text:p>
          </table:table-cell>
          <table:table-cell office:value-type="string" calcext:value-type="string">
            <text:p>Credit Card</text:p>
          </table:table-cell>
          <table:table-cell office:value-type="string" calcext:value-type="string">
            <text:p>data_account_type_credit_card</text:p>
          </table:table-cell>
          <table:table-cell table:formula="of:=CONCATENATE(&quot;account.&quot;;[.D5])" office:value-type="string" office:string-value="account.data_account_type_credit_card" calcext:value-type="string">
            <text:p>account.data_account_type_credit_c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ivos Circulant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urrent Assets</text:p>
          </table:table-cell>
          <table:table-cell office:value-type="string" calcext:value-type="string">
            <text:p>data_account_type_current_assets</text:p>
          </table:table-cell>
          <table:table-cell table:formula="of:=CONCATENATE(&quot;account.&quot;;[.D6])" office:value-type="string" office:string-value="account.data_account_type_current_assets" calcext:value-type="string">
            <text:p>account.data_account_type_current_asse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ivo Não Circulant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-current Assets</text:p>
          </table:table-cell>
          <table:table-cell office:value-type="string" calcext:value-type="string">
            <text:p>data_account_type_non_current_assets</text:p>
          </table:table-cell>
          <table:table-cell table:formula="of:=CONCATENATE(&quot;account.&quot;;[.D7])" office:value-type="string" office:string-value="account.data_account_type_non_current_assets" calcext:value-type="string">
            <text:p>account.data_account_type_non_current_asse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iantamento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repayments</text:p>
          </table:table-cell>
          <table:table-cell office:value-type="string" calcext:value-type="string">
            <text:p>data_account_type_prepayments</text:p>
          </table:table-cell>
          <table:table-cell table:formula="of:=CONCATENATE(&quot;account.&quot;;[.D8])" office:value-type="string" office:string-value="account.data_account_type_prepayments" calcext:value-type="string">
            <text:p>account.data_account_type_prepayment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ivos Permanent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ixed Assets</text:p>
          </table:table-cell>
          <table:table-cell office:value-type="string" calcext:value-type="string">
            <text:p>data_account_type_fixed_assets</text:p>
          </table:table-cell>
          <table:table-cell table:formula="of:=CONCATENATE(&quot;account.&quot;;[.D9])" office:value-type="string" office:string-value="account.data_account_type_fixed_assets" calcext:value-type="string">
            <text:p>account.data_account_type_fixed_asse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ivo Circulant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urrent Liabilities</text:p>
          </table:table-cell>
          <table:table-cell office:value-type="string" calcext:value-type="string">
            <text:p>data_account_type_current_liabilities</text:p>
          </table:table-cell>
          <table:table-cell table:formula="of:=CONCATENATE(&quot;account.&quot;;[.D10])" office:value-type="string" office:string-value="account.data_account_type_current_liabilities" calcext:value-type="string">
            <text:p>account.data_account_type_current_liabiliti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ssivo Não Circulant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Non-current Liabilities</text:p>
          </table:table-cell>
          <table:table-cell office:value-type="string" calcext:value-type="string">
            <text:p>data_account_type_non_current_liabilities</text:p>
          </table:table-cell>
          <table:table-cell table:formula="of:=CONCATENATE(&quot;account.&quot;;[.D11])" office:value-type="string" office:string-value="account.data_account_type_non_current_liabilities" calcext:value-type="string">
            <text:p>account.data_account_type_non_current_liabiliti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rimônio Líquido</text:p>
          </table:table-cell>
          <table:table-cell office:value-type="string" calcext:value-type="string">
            <text:p>equity</text:p>
          </table:table-cell>
          <table:table-cell office:value-type="string" calcext:value-type="string">
            <text:p>Equity</text:p>
          </table:table-cell>
          <table:table-cell office:value-type="string" calcext:value-type="string">
            <text:p>data_account_type_equity</text:p>
          </table:table-cell>
          <table:table-cell table:formula="of:=CONCATENATE(&quot;account.&quot;;[.D12])" office:value-type="string" office:string-value="account.data_account_type_equity" calcext:value-type="string">
            <text:p>account.data_account_type_equit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cro do Ano em Curso</text:p>
          </table:table-cell>
          <table:table-cell office:value-type="string" calcext:value-type="string">
            <text:p>equity</text:p>
          </table:table-cell>
          <table:table-cell office:value-type="string" calcext:value-type="string">
            <text:p>Current Year Earnings</text:p>
          </table:table-cell>
          <table:table-cell office:value-type="string" calcext:value-type="string">
            <text:p>data_unaffected_earnings</text:p>
          </table:table-cell>
          <table:table-cell table:formula="of:=CONCATENATE(&quot;account.&quot;;[.D13])" office:value-type="string" office:string-value="account.data_unaffected_earnings" calcext:value-type="string">
            <text:p>account.data_unaffected_earning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eit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data_account_type_revenue</text:p>
          </table:table-cell>
          <table:table-cell table:formula="of:=CONCATENATE(&quot;account.&quot;;[.D14])" office:value-type="string" office:string-value="account.data_account_type_revenue" calcext:value-type="string">
            <text:p>account.data_account_type_revenu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utras Receita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 Income</text:p>
          </table:table-cell>
          <table:table-cell office:value-type="string" calcext:value-type="string">
            <text:p>data_account_type_other_income</text:p>
          </table:table-cell>
          <table:table-cell table:formula="of:=CONCATENATE(&quot;account.&quot;;[.D15])" office:value-type="string" office:string-value="account.data_account_type_other_income" calcext:value-type="string">
            <text:p>account.data_account_type_other_incom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pesa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data_account_type_expenses</text:p>
          </table:table-cell>
          <table:table-cell table:formula="of:=CONCATENATE(&quot;account.&quot;;[.D16])" office:value-type="string" office:string-value="account.data_account_type_expenses" calcext:value-type="string">
            <text:p>account.data_account_type_expense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preciaçã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Depreciation</text:p>
          </table:table-cell>
          <table:table-cell office:value-type="string" calcext:value-type="string">
            <text:p>data_account_type_depreciation</text:p>
          </table:table-cell>
          <table:table-cell table:formula="of:=CONCATENATE(&quot;account.&quot;;[.D17])" office:value-type="string" office:string-value="account.data_account_type_depreciation" calcext:value-type="string">
            <text:p>account.data_account_type_depreci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sto de Receita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st of Revenue</text:p>
          </table:table-cell>
          <table:table-cell office:value-type="string" calcext:value-type="string">
            <text:p>data_account_type_direct_costs</text:p>
          </table:table-cell>
          <table:table-cell table:formula="of:=CONCATENATE(&quot;account.&quot;;[.D18])" office:value-type="string" office:string-value="account.data_account_type_direct_costs" calcext:value-type="string">
            <text:p>account.data_account_type_direct_cost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a do Balanç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ff-Balance Sheet</text:p>
          </table:table-cell>
          <table:table-cell office:value-type="string" calcext:value-type="string">
            <text:p>data_account_off_sheet</text:p>
          </table:table-cell>
          <table:table-cell table:formula="of:=CONCATENATE(&quot;account.&quot;;[.D19])" office:value-type="string" office:string-value="account.data_account_off_sheet" calcext:value-type="string">
            <text:p>account.data_account_off_sheet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5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0" loext:min-decimal-places="0" number:min-integer-digits="3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fo:padding="0.71mm" style:rotation-align="none"/>
      <style:text-properties style:font-name="Arial" fo:font-family="Arial" style:font-name-asian="Noto Sans CJK SC" style:font-family-asian="'Noto Sans CJK SC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mm" fo:margin-bottom="2.54mm" fo:margin-left="7.62mm" fo:margin-right="7.62mm" style:print-page-order="ltr" style:scale-to="100%" style:table-centering="horizontal" style:writing-mode="lr-tb"/>
      <style:header-style>
        <style:header-footer-properties fo:min-height="7.5mm" fo:margin-left="11.38mm" fo:margin-right="11.38mm" fo:margin-bottom="9.42mm"/>
      </style:header-style>
      <style:footer-style>
        <style:header-footer-properties fo:min-height="7.5mm" fo:margin-left="11.38mm" fo:margin-right="11.38mm" fo:margin-top="3.33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4">00/00/0000</text:date>, <text:time style:data-style-name="N2" text:time-value="11:38:23.14140614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0-14T19:43:26.910870921</dc:date>
    <meta:editing-duration>PT9H6M38S</meta:editing-duration>
    <meta:editing-cycles>57</meta:editing-cycles>
    <meta:generator>LibreOffice/6.0.7.3$Linux_X86_64 LibreOffice_project/00m0$Build-3</meta:generator>
    <meta:document-statistic meta:table-count="6" meta:cell-count="6012" meta:object-count="0"/>
  </office:meta>
</office:document-meta>
</file>